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58.242cm" style:page-number="auto" table:align="left"/>
    </style:style>
    <style:style style:name="TBL_5f_0_5f_0.A" style:display-name="TBL_0_0.A" style:family="table-column">
      <style:table-column-properties style:column-width="3.494cm"/>
    </style:style>
    <style:style style:name="TBL_5f_0_5f_0.B" style:display-name="TBL_0_0.B" style:family="table-column">
      <style:table-column-properties style:column-width="8.802cm"/>
    </style:style>
    <style:style style:name="TBL_5f_0_5f_0.C" style:display-name="TBL_0_0.C" style:family="table-column">
      <style:table-column-properties style:column-width="9.031cm"/>
    </style:style>
    <style:style style:name="TBL_5f_0_5f_0.D" style:display-name="TBL_0_0.D" style:family="table-column">
      <style:table-column-properties style:column-width="13.342cm"/>
    </style:style>
    <style:style style:name="TBL_5f_0_5f_0.E" style:display-name="TBL_0_0.E" style:family="table-column">
      <style:table-column-properties style:column-width="1.607cm"/>
    </style:style>
    <style:style style:name="TBL_5f_0_5f_0.F" style:display-name="TBL_0_0.F" style:family="table-column">
      <style:table-column-properties style:column-width="2.32cm"/>
    </style:style>
    <style:style style:name="TBL_5f_0_5f_0.G" style:display-name="TBL_0_0.G" style:family="table-column">
      <style:table-column-properties style:column-width="2.193cm"/>
    </style:style>
    <style:style style:name="TBL_5f_0_5f_0.H" style:display-name="TBL_0_0.H" style:family="table-column">
      <style:table-column-properties style:column-width="1.427cm"/>
    </style:style>
    <style:style style:name="TBL_5f_0_5f_0.I" style:display-name="TBL_0_0.I" style:family="table-column">
      <style:table-column-properties style:column-width="1.785cm"/>
    </style:style>
    <style:style style:name="TBL_5f_0_5f_0.J" style:display-name="TBL_0_0.J" style:family="table-column">
      <style:table-column-properties style:column-width="1.683cm"/>
    </style:style>
    <style:style style:name="TBL_5f_0_5f_0.L" style:display-name="TBL_0_0.L" style:family="table-column">
      <style:table-column-properties style:column-width="1.554cm"/>
    </style:style>
    <style:style style:name="TBL_5f_0_5f_0.O" style:display-name="TBL_0_0.O" style:family="table-column">
      <style:table-column-properties style:column-width="1.58cm"/>
    </style:style>
    <style:style style:name="TBL_5f_0_5f_0.P" style:display-name="TBL_0_0.P" style:family="table-column">
      <style:table-column-properties style:column-width="1.658cm"/>
    </style:style>
    <style:style style:name="TBL_5f_0_5f_0.Q" style:display-name="TBL_0_0.Q" style:family="table-column">
      <style:table-column-properties style:column-width="1.402cm"/>
    </style:style>
    <style:style style:name="TBL_5f_0_5f_0.R" style:display-name="TBL_0_0.R" style:family="table-column">
      <style:table-column-properties style:column-width="1.52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middle" fo:padding="0cm" fo:border="none" fo:wrap-option="wrap" style:shrink-to-fit="false"/>
    </style:style>
    <style:style style:name="TBL_5f_0_5f_0.2" style:display-name="TBL_0_0.2" style:family="table-row">
      <style:table-row-properties style:row-height="0.457cm" style:use-optimal-row-height="false"/>
    </style:style>
    <style:style style:name="TBL_5f_0_5f_0.A2" style:display-name="TBL_0_0.A2" style:family="table-cell">
      <style:table-cell-properties style:vertical-align="middle" fo:padding-left="0.071cm" fo:padding-right="0cm" fo:padding-top="0cm" fo:padding-bottom="0cm" fo:border="0.5pt solid #000000" fo:wrap-option="wrap" style:shrink-to-fit="false"/>
    </style:style>
    <style:style style:name="TBL_5f_0_5f_0.B2" style:display-name="TBL_0_0.B2" style:family="table-cell">
      <style:table-cell-properties style:vertical-align="middle" fo:padding-left="0.071cm" fo:padding-right="0cm" fo:padding-top="0cm" fo:padding-bottom="0cm" fo:border-left="none" fo:border-right="0.5pt solid #000000" fo:border-top="0.5pt solid #000000" fo:border-bottom="0.5pt solid #000000" fo:wrap-option="wrap" style:shrink-to-fit="false"/>
    </style:style>
    <style:style style:name="TBL_5f_0_5f_0.E2" style:display-name="TBL_0_0.E2" style:family="table-cell">
      <style:table-cell-properties style:vertical-align="middle" fo:padding="0cm" fo:border-left="none" fo:border-right="0.5pt solid #000000" fo:border-top="0.5pt solid #000000" fo:border-bottom="none" fo:wrap-option="wrap" style:shrink-to-fit="false"/>
    </style:style>
    <style:style style:name="TBL_5f_0_5f_0.R2" style:display-name="TBL_0_0.R2" style:family="table-cell">
      <style:table-cell-properties style:vertical-align="middle" fo:padding="0cm" fo:border-left="none" fo:border-right="0.5pt solid #000000" fo:border-top="0.5pt solid #000000" fo:border-bottom="0.5pt solid #000000" fo:wrap-option="wrap" style:shrink-to-fit="false"/>
    </style:style>
    <style:style style:name="TBL_5f_0_5f_0.3" style:display-name="TBL_0_0.3" style:family="table-row">
      <style:table-row-properties style:row-height="0.406cm" style:use-optimal-row-height="false"/>
    </style:style>
    <style:style style:name="TBL_5f_0_5f_0.4" style:display-name="TBL_0_0.4" style:family="table-row">
      <style:table-row-properties style:row-height="1.143cm" style:use-optimal-row-height="false"/>
    </style:style>
    <style:style style:name="TBL_5f_0_5f_0.A5" style:display-name="TBL_0_0.A5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0.B5" style:display-name="TBL_0_0.B5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0.E5" style:display-name="TBL_0_0.E5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" style:display-name="TBL_0_1" style:family="table" style:master-page-name="master_5f_0">
      <style:table-properties style:width="58.242cm" style:page-number="auto" fo:break-before="page" table:align="left"/>
    </style:style>
    <style:style style:name="TBL_5f_0_5f_1.A" style:display-name="TBL_0_1.A" style:family="table-column">
      <style:table-column-properties style:column-width="3.494cm"/>
    </style:style>
    <style:style style:name="TBL_5f_0_5f_1.B" style:display-name="TBL_0_1.B" style:family="table-column">
      <style:table-column-properties style:column-width="8.802cm"/>
    </style:style>
    <style:style style:name="TBL_5f_0_5f_1.C" style:display-name="TBL_0_1.C" style:family="table-column">
      <style:table-column-properties style:column-width="9.031cm"/>
    </style:style>
    <style:style style:name="TBL_5f_0_5f_1.D" style:display-name="TBL_0_1.D" style:family="table-column">
      <style:table-column-properties style:column-width="13.342cm"/>
    </style:style>
    <style:style style:name="TBL_5f_0_5f_1.E" style:display-name="TBL_0_1.E" style:family="table-column">
      <style:table-column-properties style:column-width="1.607cm"/>
    </style:style>
    <style:style style:name="TBL_5f_0_5f_1.F" style:display-name="TBL_0_1.F" style:family="table-column">
      <style:table-column-properties style:column-width="2.32cm"/>
    </style:style>
    <style:style style:name="TBL_5f_0_5f_1.G" style:display-name="TBL_0_1.G" style:family="table-column">
      <style:table-column-properties style:column-width="2.193cm"/>
    </style:style>
    <style:style style:name="TBL_5f_0_5f_1.H" style:display-name="TBL_0_1.H" style:family="table-column">
      <style:table-column-properties style:column-width="1.427cm"/>
    </style:style>
    <style:style style:name="TBL_5f_0_5f_1.I" style:display-name="TBL_0_1.I" style:family="table-column">
      <style:table-column-properties style:column-width="1.785cm"/>
    </style:style>
    <style:style style:name="TBL_5f_0_5f_1.J" style:display-name="TBL_0_1.J" style:family="table-column">
      <style:table-column-properties style:column-width="1.683cm"/>
    </style:style>
    <style:style style:name="TBL_5f_0_5f_1.L" style:display-name="TBL_0_1.L" style:family="table-column">
      <style:table-column-properties style:column-width="1.554cm"/>
    </style:style>
    <style:style style:name="TBL_5f_0_5f_1.O" style:display-name="TBL_0_1.O" style:family="table-column">
      <style:table-column-properties style:column-width="1.58cm"/>
    </style:style>
    <style:style style:name="TBL_5f_0_5f_1.P" style:display-name="TBL_0_1.P" style:family="table-column">
      <style:table-column-properties style:column-width="1.658cm"/>
    </style:style>
    <style:style style:name="TBL_5f_0_5f_1.Q" style:display-name="TBL_0_1.Q" style:family="table-column">
      <style:table-column-properties style:column-width="1.402cm"/>
    </style:style>
    <style:style style:name="TBL_5f_0_5f_1.R" style:display-name="TBL_0_1.R" style:family="table-column">
      <style:table-column-properties style:column-width="1.52cm"/>
    </style:style>
    <style:style style:name="TBL_5f_0_5f_1.1" style:display-name="TBL_0_1.1" style:family="table-row">
      <style:table-row-properties style:row-height="0.457cm" style:use-optimal-row-height="false"/>
    </style:style>
    <style:style style:name="TBL_5f_0_5f_1.A1" style:display-name="TBL_0_1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.B1" style:display-name="TBL_0_1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.E1" style:display-name="TBL_0_1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" style:display-name="TBL_0_2" style:family="table" style:master-page-name="master_5f_0">
      <style:table-properties style:width="58.242cm" style:page-number="auto" fo:break-before="page" table:align="left"/>
    </style:style>
    <style:style style:name="TBL_5f_0_5f_2.A" style:display-name="TBL_0_2.A" style:family="table-column">
      <style:table-column-properties style:column-width="3.494cm"/>
    </style:style>
    <style:style style:name="TBL_5f_0_5f_2.B" style:display-name="TBL_0_2.B" style:family="table-column">
      <style:table-column-properties style:column-width="8.802cm"/>
    </style:style>
    <style:style style:name="TBL_5f_0_5f_2.C" style:display-name="TBL_0_2.C" style:family="table-column">
      <style:table-column-properties style:column-width="9.031cm"/>
    </style:style>
    <style:style style:name="TBL_5f_0_5f_2.D" style:display-name="TBL_0_2.D" style:family="table-column">
      <style:table-column-properties style:column-width="13.342cm"/>
    </style:style>
    <style:style style:name="TBL_5f_0_5f_2.E" style:display-name="TBL_0_2.E" style:family="table-column">
      <style:table-column-properties style:column-width="1.607cm"/>
    </style:style>
    <style:style style:name="TBL_5f_0_5f_2.F" style:display-name="TBL_0_2.F" style:family="table-column">
      <style:table-column-properties style:column-width="2.32cm"/>
    </style:style>
    <style:style style:name="TBL_5f_0_5f_2.G" style:display-name="TBL_0_2.G" style:family="table-column">
      <style:table-column-properties style:column-width="2.193cm"/>
    </style:style>
    <style:style style:name="TBL_5f_0_5f_2.H" style:display-name="TBL_0_2.H" style:family="table-column">
      <style:table-column-properties style:column-width="1.427cm"/>
    </style:style>
    <style:style style:name="TBL_5f_0_5f_2.I" style:display-name="TBL_0_2.I" style:family="table-column">
      <style:table-column-properties style:column-width="1.785cm"/>
    </style:style>
    <style:style style:name="TBL_5f_0_5f_2.J" style:display-name="TBL_0_2.J" style:family="table-column">
      <style:table-column-properties style:column-width="1.683cm"/>
    </style:style>
    <style:style style:name="TBL_5f_0_5f_2.L" style:display-name="TBL_0_2.L" style:family="table-column">
      <style:table-column-properties style:column-width="1.554cm"/>
    </style:style>
    <style:style style:name="TBL_5f_0_5f_2.O" style:display-name="TBL_0_2.O" style:family="table-column">
      <style:table-column-properties style:column-width="1.58cm"/>
    </style:style>
    <style:style style:name="TBL_5f_0_5f_2.P" style:display-name="TBL_0_2.P" style:family="table-column">
      <style:table-column-properties style:column-width="1.658cm"/>
    </style:style>
    <style:style style:name="TBL_5f_0_5f_2.Q" style:display-name="TBL_0_2.Q" style:family="table-column">
      <style:table-column-properties style:column-width="1.402cm"/>
    </style:style>
    <style:style style:name="TBL_5f_0_5f_2.R" style:display-name="TBL_0_2.R" style:family="table-column">
      <style:table-column-properties style:column-width="1.52cm"/>
    </style:style>
    <style:style style:name="TBL_5f_0_5f_2.1" style:display-name="TBL_0_2.1" style:family="table-row">
      <style:table-row-properties style:row-height="0.457cm" style:use-optimal-row-height="false"/>
    </style:style>
    <style:style style:name="TBL_5f_0_5f_2.A1" style:display-name="TBL_0_2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2.B1" style:display-name="TBL_0_2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.E1" style:display-name="TBL_0_2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3" style:display-name="TBL_0_3" style:family="table" style:master-page-name="master_5f_0">
      <style:table-properties style:width="58.242cm" style:page-number="auto" fo:break-before="page" table:align="left"/>
    </style:style>
    <style:style style:name="TBL_5f_0_5f_3.A" style:display-name="TBL_0_3.A" style:family="table-column">
      <style:table-column-properties style:column-width="3.494cm"/>
    </style:style>
    <style:style style:name="TBL_5f_0_5f_3.B" style:display-name="TBL_0_3.B" style:family="table-column">
      <style:table-column-properties style:column-width="8.802cm"/>
    </style:style>
    <style:style style:name="TBL_5f_0_5f_3.C" style:display-name="TBL_0_3.C" style:family="table-column">
      <style:table-column-properties style:column-width="9.031cm"/>
    </style:style>
    <style:style style:name="TBL_5f_0_5f_3.D" style:display-name="TBL_0_3.D" style:family="table-column">
      <style:table-column-properties style:column-width="13.342cm"/>
    </style:style>
    <style:style style:name="TBL_5f_0_5f_3.E" style:display-name="TBL_0_3.E" style:family="table-column">
      <style:table-column-properties style:column-width="1.607cm"/>
    </style:style>
    <style:style style:name="TBL_5f_0_5f_3.F" style:display-name="TBL_0_3.F" style:family="table-column">
      <style:table-column-properties style:column-width="2.32cm"/>
    </style:style>
    <style:style style:name="TBL_5f_0_5f_3.G" style:display-name="TBL_0_3.G" style:family="table-column">
      <style:table-column-properties style:column-width="2.193cm"/>
    </style:style>
    <style:style style:name="TBL_5f_0_5f_3.H" style:display-name="TBL_0_3.H" style:family="table-column">
      <style:table-column-properties style:column-width="1.427cm"/>
    </style:style>
    <style:style style:name="TBL_5f_0_5f_3.I" style:display-name="TBL_0_3.I" style:family="table-column">
      <style:table-column-properties style:column-width="1.785cm"/>
    </style:style>
    <style:style style:name="TBL_5f_0_5f_3.J" style:display-name="TBL_0_3.J" style:family="table-column">
      <style:table-column-properties style:column-width="1.683cm"/>
    </style:style>
    <style:style style:name="TBL_5f_0_5f_3.L" style:display-name="TBL_0_3.L" style:family="table-column">
      <style:table-column-properties style:column-width="1.554cm"/>
    </style:style>
    <style:style style:name="TBL_5f_0_5f_3.O" style:display-name="TBL_0_3.O" style:family="table-column">
      <style:table-column-properties style:column-width="1.58cm"/>
    </style:style>
    <style:style style:name="TBL_5f_0_5f_3.P" style:display-name="TBL_0_3.P" style:family="table-column">
      <style:table-column-properties style:column-width="1.658cm"/>
    </style:style>
    <style:style style:name="TBL_5f_0_5f_3.Q" style:display-name="TBL_0_3.Q" style:family="table-column">
      <style:table-column-properties style:column-width="1.402cm"/>
    </style:style>
    <style:style style:name="TBL_5f_0_5f_3.R" style:display-name="TBL_0_3.R" style:family="table-column">
      <style:table-column-properties style:column-width="1.52cm"/>
    </style:style>
    <style:style style:name="TBL_5f_0_5f_3.1" style:display-name="TBL_0_3.1" style:family="table-row">
      <style:table-row-properties style:row-height="0.457cm" style:use-optimal-row-height="false"/>
    </style:style>
    <style:style style:name="TBL_5f_0_5f_3.A1" style:display-name="TBL_0_3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3.B1" style:display-name="TBL_0_3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3.E1" style:display-name="TBL_0_3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4" style:display-name="TBL_0_4" style:family="table" style:master-page-name="master_5f_0">
      <style:table-properties style:width="58.242cm" style:page-number="auto" fo:break-before="page" table:align="left"/>
    </style:style>
    <style:style style:name="TBL_5f_0_5f_4.A" style:display-name="TBL_0_4.A" style:family="table-column">
      <style:table-column-properties style:column-width="3.494cm"/>
    </style:style>
    <style:style style:name="TBL_5f_0_5f_4.B" style:display-name="TBL_0_4.B" style:family="table-column">
      <style:table-column-properties style:column-width="8.802cm"/>
    </style:style>
    <style:style style:name="TBL_5f_0_5f_4.C" style:display-name="TBL_0_4.C" style:family="table-column">
      <style:table-column-properties style:column-width="9.031cm"/>
    </style:style>
    <style:style style:name="TBL_5f_0_5f_4.D" style:display-name="TBL_0_4.D" style:family="table-column">
      <style:table-column-properties style:column-width="13.342cm"/>
    </style:style>
    <style:style style:name="TBL_5f_0_5f_4.E" style:display-name="TBL_0_4.E" style:family="table-column">
      <style:table-column-properties style:column-width="1.607cm"/>
    </style:style>
    <style:style style:name="TBL_5f_0_5f_4.F" style:display-name="TBL_0_4.F" style:family="table-column">
      <style:table-column-properties style:column-width="2.32cm"/>
    </style:style>
    <style:style style:name="TBL_5f_0_5f_4.G" style:display-name="TBL_0_4.G" style:family="table-column">
      <style:table-column-properties style:column-width="2.193cm"/>
    </style:style>
    <style:style style:name="TBL_5f_0_5f_4.H" style:display-name="TBL_0_4.H" style:family="table-column">
      <style:table-column-properties style:column-width="1.427cm"/>
    </style:style>
    <style:style style:name="TBL_5f_0_5f_4.I" style:display-name="TBL_0_4.I" style:family="table-column">
      <style:table-column-properties style:column-width="1.785cm"/>
    </style:style>
    <style:style style:name="TBL_5f_0_5f_4.J" style:display-name="TBL_0_4.J" style:family="table-column">
      <style:table-column-properties style:column-width="1.683cm"/>
    </style:style>
    <style:style style:name="TBL_5f_0_5f_4.L" style:display-name="TBL_0_4.L" style:family="table-column">
      <style:table-column-properties style:column-width="1.554cm"/>
    </style:style>
    <style:style style:name="TBL_5f_0_5f_4.O" style:display-name="TBL_0_4.O" style:family="table-column">
      <style:table-column-properties style:column-width="1.58cm"/>
    </style:style>
    <style:style style:name="TBL_5f_0_5f_4.P" style:display-name="TBL_0_4.P" style:family="table-column">
      <style:table-column-properties style:column-width="1.658cm"/>
    </style:style>
    <style:style style:name="TBL_5f_0_5f_4.Q" style:display-name="TBL_0_4.Q" style:family="table-column">
      <style:table-column-properties style:column-width="1.402cm"/>
    </style:style>
    <style:style style:name="TBL_5f_0_5f_4.R" style:display-name="TBL_0_4.R" style:family="table-column">
      <style:table-column-properties style:column-width="1.52cm"/>
    </style:style>
    <style:style style:name="TBL_5f_0_5f_4.1" style:display-name="TBL_0_4.1" style:family="table-row">
      <style:table-row-properties style:row-height="0.457cm" style:use-optimal-row-height="false"/>
    </style:style>
    <style:style style:name="TBL_5f_0_5f_4.A1" style:display-name="TBL_0_4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4.B1" style:display-name="TBL_0_4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4.E1" style:display-name="TBL_0_4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5" style:display-name="TBL_0_5" style:family="table" style:master-page-name="master_5f_0">
      <style:table-properties style:width="58.242cm" style:page-number="auto" fo:break-before="page" table:align="left"/>
    </style:style>
    <style:style style:name="TBL_5f_0_5f_5.A" style:display-name="TBL_0_5.A" style:family="table-column">
      <style:table-column-properties style:column-width="3.494cm"/>
    </style:style>
    <style:style style:name="TBL_5f_0_5f_5.B" style:display-name="TBL_0_5.B" style:family="table-column">
      <style:table-column-properties style:column-width="8.802cm"/>
    </style:style>
    <style:style style:name="TBL_5f_0_5f_5.C" style:display-name="TBL_0_5.C" style:family="table-column">
      <style:table-column-properties style:column-width="9.031cm"/>
    </style:style>
    <style:style style:name="TBL_5f_0_5f_5.D" style:display-name="TBL_0_5.D" style:family="table-column">
      <style:table-column-properties style:column-width="13.342cm"/>
    </style:style>
    <style:style style:name="TBL_5f_0_5f_5.E" style:display-name="TBL_0_5.E" style:family="table-column">
      <style:table-column-properties style:column-width="1.607cm"/>
    </style:style>
    <style:style style:name="TBL_5f_0_5f_5.F" style:display-name="TBL_0_5.F" style:family="table-column">
      <style:table-column-properties style:column-width="2.32cm"/>
    </style:style>
    <style:style style:name="TBL_5f_0_5f_5.G" style:display-name="TBL_0_5.G" style:family="table-column">
      <style:table-column-properties style:column-width="2.193cm"/>
    </style:style>
    <style:style style:name="TBL_5f_0_5f_5.H" style:display-name="TBL_0_5.H" style:family="table-column">
      <style:table-column-properties style:column-width="1.427cm"/>
    </style:style>
    <style:style style:name="TBL_5f_0_5f_5.I" style:display-name="TBL_0_5.I" style:family="table-column">
      <style:table-column-properties style:column-width="1.785cm"/>
    </style:style>
    <style:style style:name="TBL_5f_0_5f_5.J" style:display-name="TBL_0_5.J" style:family="table-column">
      <style:table-column-properties style:column-width="1.683cm"/>
    </style:style>
    <style:style style:name="TBL_5f_0_5f_5.L" style:display-name="TBL_0_5.L" style:family="table-column">
      <style:table-column-properties style:column-width="1.554cm"/>
    </style:style>
    <style:style style:name="TBL_5f_0_5f_5.O" style:display-name="TBL_0_5.O" style:family="table-column">
      <style:table-column-properties style:column-width="1.58cm"/>
    </style:style>
    <style:style style:name="TBL_5f_0_5f_5.P" style:display-name="TBL_0_5.P" style:family="table-column">
      <style:table-column-properties style:column-width="1.658cm"/>
    </style:style>
    <style:style style:name="TBL_5f_0_5f_5.Q" style:display-name="TBL_0_5.Q" style:family="table-column">
      <style:table-column-properties style:column-width="1.402cm"/>
    </style:style>
    <style:style style:name="TBL_5f_0_5f_5.R" style:display-name="TBL_0_5.R" style:family="table-column">
      <style:table-column-properties style:column-width="1.52cm"/>
    </style:style>
    <style:style style:name="TBL_5f_0_5f_5.1" style:display-name="TBL_0_5.1" style:family="table-row">
      <style:table-row-properties style:row-height="0.457cm" style:use-optimal-row-height="false"/>
    </style:style>
    <style:style style:name="TBL_5f_0_5f_5.A1" style:display-name="TBL_0_5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5.B1" style:display-name="TBL_0_5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5.E1" style:display-name="TBL_0_5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6" style:display-name="TBL_0_6" style:family="table" style:master-page-name="master_5f_0">
      <style:table-properties style:width="58.242cm" style:page-number="auto" fo:break-before="page" table:align="left"/>
    </style:style>
    <style:style style:name="TBL_5f_0_5f_6.A" style:display-name="TBL_0_6.A" style:family="table-column">
      <style:table-column-properties style:column-width="3.494cm"/>
    </style:style>
    <style:style style:name="TBL_5f_0_5f_6.B" style:display-name="TBL_0_6.B" style:family="table-column">
      <style:table-column-properties style:column-width="8.802cm"/>
    </style:style>
    <style:style style:name="TBL_5f_0_5f_6.C" style:display-name="TBL_0_6.C" style:family="table-column">
      <style:table-column-properties style:column-width="9.031cm"/>
    </style:style>
    <style:style style:name="TBL_5f_0_5f_6.D" style:display-name="TBL_0_6.D" style:family="table-column">
      <style:table-column-properties style:column-width="13.342cm"/>
    </style:style>
    <style:style style:name="TBL_5f_0_5f_6.E" style:display-name="TBL_0_6.E" style:family="table-column">
      <style:table-column-properties style:column-width="1.607cm"/>
    </style:style>
    <style:style style:name="TBL_5f_0_5f_6.F" style:display-name="TBL_0_6.F" style:family="table-column">
      <style:table-column-properties style:column-width="2.32cm"/>
    </style:style>
    <style:style style:name="TBL_5f_0_5f_6.G" style:display-name="TBL_0_6.G" style:family="table-column">
      <style:table-column-properties style:column-width="2.193cm"/>
    </style:style>
    <style:style style:name="TBL_5f_0_5f_6.H" style:display-name="TBL_0_6.H" style:family="table-column">
      <style:table-column-properties style:column-width="1.427cm"/>
    </style:style>
    <style:style style:name="TBL_5f_0_5f_6.I" style:display-name="TBL_0_6.I" style:family="table-column">
      <style:table-column-properties style:column-width="1.785cm"/>
    </style:style>
    <style:style style:name="TBL_5f_0_5f_6.J" style:display-name="TBL_0_6.J" style:family="table-column">
      <style:table-column-properties style:column-width="1.683cm"/>
    </style:style>
    <style:style style:name="TBL_5f_0_5f_6.L" style:display-name="TBL_0_6.L" style:family="table-column">
      <style:table-column-properties style:column-width="1.554cm"/>
    </style:style>
    <style:style style:name="TBL_5f_0_5f_6.O" style:display-name="TBL_0_6.O" style:family="table-column">
      <style:table-column-properties style:column-width="1.58cm"/>
    </style:style>
    <style:style style:name="TBL_5f_0_5f_6.P" style:display-name="TBL_0_6.P" style:family="table-column">
      <style:table-column-properties style:column-width="1.658cm"/>
    </style:style>
    <style:style style:name="TBL_5f_0_5f_6.Q" style:display-name="TBL_0_6.Q" style:family="table-column">
      <style:table-column-properties style:column-width="1.402cm"/>
    </style:style>
    <style:style style:name="TBL_5f_0_5f_6.R" style:display-name="TBL_0_6.R" style:family="table-column">
      <style:table-column-properties style:column-width="1.52cm"/>
    </style:style>
    <style:style style:name="TBL_5f_0_5f_6.1" style:display-name="TBL_0_6.1" style:family="table-row">
      <style:table-row-properties style:row-height="0.457cm" style:use-optimal-row-height="false"/>
    </style:style>
    <style:style style:name="TBL_5f_0_5f_6.A1" style:display-name="TBL_0_6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6.B1" style:display-name="TBL_0_6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6.E1" style:display-name="TBL_0_6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7" style:display-name="TBL_0_7" style:family="table" style:master-page-name="master_5f_0">
      <style:table-properties style:width="58.242cm" style:page-number="auto" fo:break-before="page" table:align="left"/>
    </style:style>
    <style:style style:name="TBL_5f_0_5f_7.A" style:display-name="TBL_0_7.A" style:family="table-column">
      <style:table-column-properties style:column-width="3.494cm"/>
    </style:style>
    <style:style style:name="TBL_5f_0_5f_7.B" style:display-name="TBL_0_7.B" style:family="table-column">
      <style:table-column-properties style:column-width="8.802cm"/>
    </style:style>
    <style:style style:name="TBL_5f_0_5f_7.C" style:display-name="TBL_0_7.C" style:family="table-column">
      <style:table-column-properties style:column-width="9.031cm"/>
    </style:style>
    <style:style style:name="TBL_5f_0_5f_7.D" style:display-name="TBL_0_7.D" style:family="table-column">
      <style:table-column-properties style:column-width="13.342cm"/>
    </style:style>
    <style:style style:name="TBL_5f_0_5f_7.E" style:display-name="TBL_0_7.E" style:family="table-column">
      <style:table-column-properties style:column-width="1.607cm"/>
    </style:style>
    <style:style style:name="TBL_5f_0_5f_7.F" style:display-name="TBL_0_7.F" style:family="table-column">
      <style:table-column-properties style:column-width="2.32cm"/>
    </style:style>
    <style:style style:name="TBL_5f_0_5f_7.G" style:display-name="TBL_0_7.G" style:family="table-column">
      <style:table-column-properties style:column-width="2.193cm"/>
    </style:style>
    <style:style style:name="TBL_5f_0_5f_7.H" style:display-name="TBL_0_7.H" style:family="table-column">
      <style:table-column-properties style:column-width="1.427cm"/>
    </style:style>
    <style:style style:name="TBL_5f_0_5f_7.I" style:display-name="TBL_0_7.I" style:family="table-column">
      <style:table-column-properties style:column-width="1.785cm"/>
    </style:style>
    <style:style style:name="TBL_5f_0_5f_7.J" style:display-name="TBL_0_7.J" style:family="table-column">
      <style:table-column-properties style:column-width="1.683cm"/>
    </style:style>
    <style:style style:name="TBL_5f_0_5f_7.L" style:display-name="TBL_0_7.L" style:family="table-column">
      <style:table-column-properties style:column-width="1.554cm"/>
    </style:style>
    <style:style style:name="TBL_5f_0_5f_7.O" style:display-name="TBL_0_7.O" style:family="table-column">
      <style:table-column-properties style:column-width="1.58cm"/>
    </style:style>
    <style:style style:name="TBL_5f_0_5f_7.P" style:display-name="TBL_0_7.P" style:family="table-column">
      <style:table-column-properties style:column-width="1.658cm"/>
    </style:style>
    <style:style style:name="TBL_5f_0_5f_7.Q" style:display-name="TBL_0_7.Q" style:family="table-column">
      <style:table-column-properties style:column-width="1.402cm"/>
    </style:style>
    <style:style style:name="TBL_5f_0_5f_7.R" style:display-name="TBL_0_7.R" style:family="table-column">
      <style:table-column-properties style:column-width="1.52cm"/>
    </style:style>
    <style:style style:name="TBL_5f_0_5f_7.1" style:display-name="TBL_0_7.1" style:family="table-row">
      <style:table-row-properties style:row-height="0.457cm" style:use-optimal-row-height="false"/>
    </style:style>
    <style:style style:name="TBL_5f_0_5f_7.A1" style:display-name="TBL_0_7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7.B1" style:display-name="TBL_0_7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7.E1" style:display-name="TBL_0_7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8" style:display-name="TBL_0_8" style:family="table" style:master-page-name="master_5f_0">
      <style:table-properties style:width="58.242cm" style:page-number="auto" fo:break-before="page" table:align="left"/>
    </style:style>
    <style:style style:name="TBL_5f_0_5f_8.A" style:display-name="TBL_0_8.A" style:family="table-column">
      <style:table-column-properties style:column-width="3.494cm"/>
    </style:style>
    <style:style style:name="TBL_5f_0_5f_8.B" style:display-name="TBL_0_8.B" style:family="table-column">
      <style:table-column-properties style:column-width="8.802cm"/>
    </style:style>
    <style:style style:name="TBL_5f_0_5f_8.C" style:display-name="TBL_0_8.C" style:family="table-column">
      <style:table-column-properties style:column-width="9.031cm"/>
    </style:style>
    <style:style style:name="TBL_5f_0_5f_8.D" style:display-name="TBL_0_8.D" style:family="table-column">
      <style:table-column-properties style:column-width="13.342cm"/>
    </style:style>
    <style:style style:name="TBL_5f_0_5f_8.E" style:display-name="TBL_0_8.E" style:family="table-column">
      <style:table-column-properties style:column-width="1.607cm"/>
    </style:style>
    <style:style style:name="TBL_5f_0_5f_8.F" style:display-name="TBL_0_8.F" style:family="table-column">
      <style:table-column-properties style:column-width="2.32cm"/>
    </style:style>
    <style:style style:name="TBL_5f_0_5f_8.G" style:display-name="TBL_0_8.G" style:family="table-column">
      <style:table-column-properties style:column-width="2.193cm"/>
    </style:style>
    <style:style style:name="TBL_5f_0_5f_8.H" style:display-name="TBL_0_8.H" style:family="table-column">
      <style:table-column-properties style:column-width="1.427cm"/>
    </style:style>
    <style:style style:name="TBL_5f_0_5f_8.I" style:display-name="TBL_0_8.I" style:family="table-column">
      <style:table-column-properties style:column-width="1.785cm"/>
    </style:style>
    <style:style style:name="TBL_5f_0_5f_8.J" style:display-name="TBL_0_8.J" style:family="table-column">
      <style:table-column-properties style:column-width="1.683cm"/>
    </style:style>
    <style:style style:name="TBL_5f_0_5f_8.L" style:display-name="TBL_0_8.L" style:family="table-column">
      <style:table-column-properties style:column-width="1.554cm"/>
    </style:style>
    <style:style style:name="TBL_5f_0_5f_8.O" style:display-name="TBL_0_8.O" style:family="table-column">
      <style:table-column-properties style:column-width="1.58cm"/>
    </style:style>
    <style:style style:name="TBL_5f_0_5f_8.P" style:display-name="TBL_0_8.P" style:family="table-column">
      <style:table-column-properties style:column-width="1.658cm"/>
    </style:style>
    <style:style style:name="TBL_5f_0_5f_8.Q" style:display-name="TBL_0_8.Q" style:family="table-column">
      <style:table-column-properties style:column-width="1.402cm"/>
    </style:style>
    <style:style style:name="TBL_5f_0_5f_8.R" style:display-name="TBL_0_8.R" style:family="table-column">
      <style:table-column-properties style:column-width="1.52cm"/>
    </style:style>
    <style:style style:name="TBL_5f_0_5f_8.1" style:display-name="TBL_0_8.1" style:family="table-row">
      <style:table-row-properties style:row-height="0.457cm" style:use-optimal-row-height="false"/>
    </style:style>
    <style:style style:name="TBL_5f_0_5f_8.A1" style:display-name="TBL_0_8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8.B1" style:display-name="TBL_0_8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8.E1" style:display-name="TBL_0_8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9" style:display-name="TBL_0_9" style:family="table" style:master-page-name="master_5f_0">
      <style:table-properties style:width="58.242cm" style:page-number="auto" fo:break-before="page" table:align="left"/>
    </style:style>
    <style:style style:name="TBL_5f_0_5f_9.A" style:display-name="TBL_0_9.A" style:family="table-column">
      <style:table-column-properties style:column-width="3.494cm"/>
    </style:style>
    <style:style style:name="TBL_5f_0_5f_9.B" style:display-name="TBL_0_9.B" style:family="table-column">
      <style:table-column-properties style:column-width="8.802cm"/>
    </style:style>
    <style:style style:name="TBL_5f_0_5f_9.C" style:display-name="TBL_0_9.C" style:family="table-column">
      <style:table-column-properties style:column-width="9.031cm"/>
    </style:style>
    <style:style style:name="TBL_5f_0_5f_9.D" style:display-name="TBL_0_9.D" style:family="table-column">
      <style:table-column-properties style:column-width="13.342cm"/>
    </style:style>
    <style:style style:name="TBL_5f_0_5f_9.E" style:display-name="TBL_0_9.E" style:family="table-column">
      <style:table-column-properties style:column-width="1.607cm"/>
    </style:style>
    <style:style style:name="TBL_5f_0_5f_9.F" style:display-name="TBL_0_9.F" style:family="table-column">
      <style:table-column-properties style:column-width="2.32cm"/>
    </style:style>
    <style:style style:name="TBL_5f_0_5f_9.G" style:display-name="TBL_0_9.G" style:family="table-column">
      <style:table-column-properties style:column-width="2.193cm"/>
    </style:style>
    <style:style style:name="TBL_5f_0_5f_9.H" style:display-name="TBL_0_9.H" style:family="table-column">
      <style:table-column-properties style:column-width="1.427cm"/>
    </style:style>
    <style:style style:name="TBL_5f_0_5f_9.I" style:display-name="TBL_0_9.I" style:family="table-column">
      <style:table-column-properties style:column-width="1.785cm"/>
    </style:style>
    <style:style style:name="TBL_5f_0_5f_9.J" style:display-name="TBL_0_9.J" style:family="table-column">
      <style:table-column-properties style:column-width="1.683cm"/>
    </style:style>
    <style:style style:name="TBL_5f_0_5f_9.L" style:display-name="TBL_0_9.L" style:family="table-column">
      <style:table-column-properties style:column-width="1.554cm"/>
    </style:style>
    <style:style style:name="TBL_5f_0_5f_9.O" style:display-name="TBL_0_9.O" style:family="table-column">
      <style:table-column-properties style:column-width="1.58cm"/>
    </style:style>
    <style:style style:name="TBL_5f_0_5f_9.P" style:display-name="TBL_0_9.P" style:family="table-column">
      <style:table-column-properties style:column-width="1.658cm"/>
    </style:style>
    <style:style style:name="TBL_5f_0_5f_9.Q" style:display-name="TBL_0_9.Q" style:family="table-column">
      <style:table-column-properties style:column-width="1.402cm"/>
    </style:style>
    <style:style style:name="TBL_5f_0_5f_9.R" style:display-name="TBL_0_9.R" style:family="table-column">
      <style:table-column-properties style:column-width="1.52cm"/>
    </style:style>
    <style:style style:name="TBL_5f_0_5f_9.1" style:display-name="TBL_0_9.1" style:family="table-row">
      <style:table-row-properties style:row-height="0.457cm" style:use-optimal-row-height="false"/>
    </style:style>
    <style:style style:name="TBL_5f_0_5f_9.A1" style:display-name="TBL_0_9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9.B1" style:display-name="TBL_0_9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9.E1" style:display-name="TBL_0_9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0" style:display-name="TBL_0_10" style:family="table" style:master-page-name="master_5f_0">
      <style:table-properties style:width="58.242cm" style:page-number="auto" fo:break-before="page" table:align="left"/>
    </style:style>
    <style:style style:name="TBL_5f_0_5f_10.A" style:display-name="TBL_0_10.A" style:family="table-column">
      <style:table-column-properties style:column-width="3.494cm"/>
    </style:style>
    <style:style style:name="TBL_5f_0_5f_10.B" style:display-name="TBL_0_10.B" style:family="table-column">
      <style:table-column-properties style:column-width="8.802cm"/>
    </style:style>
    <style:style style:name="TBL_5f_0_5f_10.C" style:display-name="TBL_0_10.C" style:family="table-column">
      <style:table-column-properties style:column-width="9.031cm"/>
    </style:style>
    <style:style style:name="TBL_5f_0_5f_10.D" style:display-name="TBL_0_10.D" style:family="table-column">
      <style:table-column-properties style:column-width="13.342cm"/>
    </style:style>
    <style:style style:name="TBL_5f_0_5f_10.E" style:display-name="TBL_0_10.E" style:family="table-column">
      <style:table-column-properties style:column-width="1.607cm"/>
    </style:style>
    <style:style style:name="TBL_5f_0_5f_10.F" style:display-name="TBL_0_10.F" style:family="table-column">
      <style:table-column-properties style:column-width="2.32cm"/>
    </style:style>
    <style:style style:name="TBL_5f_0_5f_10.G" style:display-name="TBL_0_10.G" style:family="table-column">
      <style:table-column-properties style:column-width="2.193cm"/>
    </style:style>
    <style:style style:name="TBL_5f_0_5f_10.H" style:display-name="TBL_0_10.H" style:family="table-column">
      <style:table-column-properties style:column-width="1.427cm"/>
    </style:style>
    <style:style style:name="TBL_5f_0_5f_10.I" style:display-name="TBL_0_10.I" style:family="table-column">
      <style:table-column-properties style:column-width="1.785cm"/>
    </style:style>
    <style:style style:name="TBL_5f_0_5f_10.J" style:display-name="TBL_0_10.J" style:family="table-column">
      <style:table-column-properties style:column-width="1.683cm"/>
    </style:style>
    <style:style style:name="TBL_5f_0_5f_10.L" style:display-name="TBL_0_10.L" style:family="table-column">
      <style:table-column-properties style:column-width="1.554cm"/>
    </style:style>
    <style:style style:name="TBL_5f_0_5f_10.O" style:display-name="TBL_0_10.O" style:family="table-column">
      <style:table-column-properties style:column-width="1.58cm"/>
    </style:style>
    <style:style style:name="TBL_5f_0_5f_10.P" style:display-name="TBL_0_10.P" style:family="table-column">
      <style:table-column-properties style:column-width="1.658cm"/>
    </style:style>
    <style:style style:name="TBL_5f_0_5f_10.Q" style:display-name="TBL_0_10.Q" style:family="table-column">
      <style:table-column-properties style:column-width="1.402cm"/>
    </style:style>
    <style:style style:name="TBL_5f_0_5f_10.R" style:display-name="TBL_0_10.R" style:family="table-column">
      <style:table-column-properties style:column-width="1.52cm"/>
    </style:style>
    <style:style style:name="TBL_5f_0_5f_10.1" style:display-name="TBL_0_10.1" style:family="table-row">
      <style:table-row-properties style:row-height="0.457cm" style:use-optimal-row-height="false"/>
    </style:style>
    <style:style style:name="TBL_5f_0_5f_10.A1" style:display-name="TBL_0_10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0.B1" style:display-name="TBL_0_10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0.E1" style:display-name="TBL_0_10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1" style:display-name="TBL_0_11" style:family="table" style:master-page-name="master_5f_0">
      <style:table-properties style:width="58.242cm" style:page-number="auto" fo:break-before="page" table:align="left"/>
    </style:style>
    <style:style style:name="TBL_5f_0_5f_11.A" style:display-name="TBL_0_11.A" style:family="table-column">
      <style:table-column-properties style:column-width="3.494cm"/>
    </style:style>
    <style:style style:name="TBL_5f_0_5f_11.B" style:display-name="TBL_0_11.B" style:family="table-column">
      <style:table-column-properties style:column-width="8.802cm"/>
    </style:style>
    <style:style style:name="TBL_5f_0_5f_11.C" style:display-name="TBL_0_11.C" style:family="table-column">
      <style:table-column-properties style:column-width="9.031cm"/>
    </style:style>
    <style:style style:name="TBL_5f_0_5f_11.D" style:display-name="TBL_0_11.D" style:family="table-column">
      <style:table-column-properties style:column-width="13.342cm"/>
    </style:style>
    <style:style style:name="TBL_5f_0_5f_11.E" style:display-name="TBL_0_11.E" style:family="table-column">
      <style:table-column-properties style:column-width="1.607cm"/>
    </style:style>
    <style:style style:name="TBL_5f_0_5f_11.F" style:display-name="TBL_0_11.F" style:family="table-column">
      <style:table-column-properties style:column-width="2.32cm"/>
    </style:style>
    <style:style style:name="TBL_5f_0_5f_11.G" style:display-name="TBL_0_11.G" style:family="table-column">
      <style:table-column-properties style:column-width="2.193cm"/>
    </style:style>
    <style:style style:name="TBL_5f_0_5f_11.H" style:display-name="TBL_0_11.H" style:family="table-column">
      <style:table-column-properties style:column-width="1.427cm"/>
    </style:style>
    <style:style style:name="TBL_5f_0_5f_11.I" style:display-name="TBL_0_11.I" style:family="table-column">
      <style:table-column-properties style:column-width="1.785cm"/>
    </style:style>
    <style:style style:name="TBL_5f_0_5f_11.J" style:display-name="TBL_0_11.J" style:family="table-column">
      <style:table-column-properties style:column-width="1.683cm"/>
    </style:style>
    <style:style style:name="TBL_5f_0_5f_11.L" style:display-name="TBL_0_11.L" style:family="table-column">
      <style:table-column-properties style:column-width="1.554cm"/>
    </style:style>
    <style:style style:name="TBL_5f_0_5f_11.O" style:display-name="TBL_0_11.O" style:family="table-column">
      <style:table-column-properties style:column-width="1.58cm"/>
    </style:style>
    <style:style style:name="TBL_5f_0_5f_11.P" style:display-name="TBL_0_11.P" style:family="table-column">
      <style:table-column-properties style:column-width="1.658cm"/>
    </style:style>
    <style:style style:name="TBL_5f_0_5f_11.Q" style:display-name="TBL_0_11.Q" style:family="table-column">
      <style:table-column-properties style:column-width="1.402cm"/>
    </style:style>
    <style:style style:name="TBL_5f_0_5f_11.R" style:display-name="TBL_0_11.R" style:family="table-column">
      <style:table-column-properties style:column-width="1.52cm"/>
    </style:style>
    <style:style style:name="TBL_5f_0_5f_11.1" style:display-name="TBL_0_11.1" style:family="table-row">
      <style:table-row-properties style:row-height="0.457cm" style:use-optimal-row-height="false"/>
    </style:style>
    <style:style style:name="TBL_5f_0_5f_11.A1" style:display-name="TBL_0_11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1.B1" style:display-name="TBL_0_11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1.E1" style:display-name="TBL_0_11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2" style:display-name="TBL_0_12" style:family="table" style:master-page-name="master_5f_0">
      <style:table-properties style:width="58.242cm" style:page-number="auto" fo:break-before="page" table:align="left"/>
    </style:style>
    <style:style style:name="TBL_5f_0_5f_12.A" style:display-name="TBL_0_12.A" style:family="table-column">
      <style:table-column-properties style:column-width="3.494cm"/>
    </style:style>
    <style:style style:name="TBL_5f_0_5f_12.B" style:display-name="TBL_0_12.B" style:family="table-column">
      <style:table-column-properties style:column-width="8.802cm"/>
    </style:style>
    <style:style style:name="TBL_5f_0_5f_12.C" style:display-name="TBL_0_12.C" style:family="table-column">
      <style:table-column-properties style:column-width="9.031cm"/>
    </style:style>
    <style:style style:name="TBL_5f_0_5f_12.D" style:display-name="TBL_0_12.D" style:family="table-column">
      <style:table-column-properties style:column-width="13.342cm"/>
    </style:style>
    <style:style style:name="TBL_5f_0_5f_12.E" style:display-name="TBL_0_12.E" style:family="table-column">
      <style:table-column-properties style:column-width="1.607cm"/>
    </style:style>
    <style:style style:name="TBL_5f_0_5f_12.F" style:display-name="TBL_0_12.F" style:family="table-column">
      <style:table-column-properties style:column-width="2.32cm"/>
    </style:style>
    <style:style style:name="TBL_5f_0_5f_12.G" style:display-name="TBL_0_12.G" style:family="table-column">
      <style:table-column-properties style:column-width="2.193cm"/>
    </style:style>
    <style:style style:name="TBL_5f_0_5f_12.H" style:display-name="TBL_0_12.H" style:family="table-column">
      <style:table-column-properties style:column-width="1.427cm"/>
    </style:style>
    <style:style style:name="TBL_5f_0_5f_12.I" style:display-name="TBL_0_12.I" style:family="table-column">
      <style:table-column-properties style:column-width="1.785cm"/>
    </style:style>
    <style:style style:name="TBL_5f_0_5f_12.J" style:display-name="TBL_0_12.J" style:family="table-column">
      <style:table-column-properties style:column-width="1.683cm"/>
    </style:style>
    <style:style style:name="TBL_5f_0_5f_12.L" style:display-name="TBL_0_12.L" style:family="table-column">
      <style:table-column-properties style:column-width="1.554cm"/>
    </style:style>
    <style:style style:name="TBL_5f_0_5f_12.O" style:display-name="TBL_0_12.O" style:family="table-column">
      <style:table-column-properties style:column-width="1.58cm"/>
    </style:style>
    <style:style style:name="TBL_5f_0_5f_12.P" style:display-name="TBL_0_12.P" style:family="table-column">
      <style:table-column-properties style:column-width="1.658cm"/>
    </style:style>
    <style:style style:name="TBL_5f_0_5f_12.Q" style:display-name="TBL_0_12.Q" style:family="table-column">
      <style:table-column-properties style:column-width="1.402cm"/>
    </style:style>
    <style:style style:name="TBL_5f_0_5f_12.R" style:display-name="TBL_0_12.R" style:family="table-column">
      <style:table-column-properties style:column-width="1.52cm"/>
    </style:style>
    <style:style style:name="TBL_5f_0_5f_12.1" style:display-name="TBL_0_12.1" style:family="table-row">
      <style:table-row-properties style:row-height="0.457cm" style:use-optimal-row-height="false"/>
    </style:style>
    <style:style style:name="TBL_5f_0_5f_12.A1" style:display-name="TBL_0_12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2.B1" style:display-name="TBL_0_12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2.E1" style:display-name="TBL_0_12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3" style:display-name="TBL_0_13" style:family="table" style:master-page-name="master_5f_0">
      <style:table-properties style:width="58.242cm" style:page-number="auto" fo:break-before="page" table:align="left"/>
    </style:style>
    <style:style style:name="TBL_5f_0_5f_13.A" style:display-name="TBL_0_13.A" style:family="table-column">
      <style:table-column-properties style:column-width="3.494cm"/>
    </style:style>
    <style:style style:name="TBL_5f_0_5f_13.B" style:display-name="TBL_0_13.B" style:family="table-column">
      <style:table-column-properties style:column-width="8.802cm"/>
    </style:style>
    <style:style style:name="TBL_5f_0_5f_13.C" style:display-name="TBL_0_13.C" style:family="table-column">
      <style:table-column-properties style:column-width="9.031cm"/>
    </style:style>
    <style:style style:name="TBL_5f_0_5f_13.D" style:display-name="TBL_0_13.D" style:family="table-column">
      <style:table-column-properties style:column-width="13.342cm"/>
    </style:style>
    <style:style style:name="TBL_5f_0_5f_13.E" style:display-name="TBL_0_13.E" style:family="table-column">
      <style:table-column-properties style:column-width="1.607cm"/>
    </style:style>
    <style:style style:name="TBL_5f_0_5f_13.F" style:display-name="TBL_0_13.F" style:family="table-column">
      <style:table-column-properties style:column-width="2.32cm"/>
    </style:style>
    <style:style style:name="TBL_5f_0_5f_13.G" style:display-name="TBL_0_13.G" style:family="table-column">
      <style:table-column-properties style:column-width="2.193cm"/>
    </style:style>
    <style:style style:name="TBL_5f_0_5f_13.H" style:display-name="TBL_0_13.H" style:family="table-column">
      <style:table-column-properties style:column-width="1.427cm"/>
    </style:style>
    <style:style style:name="TBL_5f_0_5f_13.I" style:display-name="TBL_0_13.I" style:family="table-column">
      <style:table-column-properties style:column-width="1.785cm"/>
    </style:style>
    <style:style style:name="TBL_5f_0_5f_13.J" style:display-name="TBL_0_13.J" style:family="table-column">
      <style:table-column-properties style:column-width="1.683cm"/>
    </style:style>
    <style:style style:name="TBL_5f_0_5f_13.L" style:display-name="TBL_0_13.L" style:family="table-column">
      <style:table-column-properties style:column-width="1.554cm"/>
    </style:style>
    <style:style style:name="TBL_5f_0_5f_13.O" style:display-name="TBL_0_13.O" style:family="table-column">
      <style:table-column-properties style:column-width="1.58cm"/>
    </style:style>
    <style:style style:name="TBL_5f_0_5f_13.P" style:display-name="TBL_0_13.P" style:family="table-column">
      <style:table-column-properties style:column-width="1.658cm"/>
    </style:style>
    <style:style style:name="TBL_5f_0_5f_13.Q" style:display-name="TBL_0_13.Q" style:family="table-column">
      <style:table-column-properties style:column-width="1.402cm"/>
    </style:style>
    <style:style style:name="TBL_5f_0_5f_13.R" style:display-name="TBL_0_13.R" style:family="table-column">
      <style:table-column-properties style:column-width="1.52cm"/>
    </style:style>
    <style:style style:name="TBL_5f_0_5f_13.1" style:display-name="TBL_0_13.1" style:family="table-row">
      <style:table-row-properties style:row-height="0.457cm" style:use-optimal-row-height="false"/>
    </style:style>
    <style:style style:name="TBL_5f_0_5f_13.A1" style:display-name="TBL_0_13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3.B1" style:display-name="TBL_0_13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3.E1" style:display-name="TBL_0_13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4" style:display-name="TBL_0_14" style:family="table" style:master-page-name="master_5f_0">
      <style:table-properties style:width="58.242cm" style:page-number="auto" fo:break-before="page" table:align="left"/>
    </style:style>
    <style:style style:name="TBL_5f_0_5f_14.A" style:display-name="TBL_0_14.A" style:family="table-column">
      <style:table-column-properties style:column-width="3.494cm"/>
    </style:style>
    <style:style style:name="TBL_5f_0_5f_14.B" style:display-name="TBL_0_14.B" style:family="table-column">
      <style:table-column-properties style:column-width="8.802cm"/>
    </style:style>
    <style:style style:name="TBL_5f_0_5f_14.C" style:display-name="TBL_0_14.C" style:family="table-column">
      <style:table-column-properties style:column-width="9.031cm"/>
    </style:style>
    <style:style style:name="TBL_5f_0_5f_14.D" style:display-name="TBL_0_14.D" style:family="table-column">
      <style:table-column-properties style:column-width="13.342cm"/>
    </style:style>
    <style:style style:name="TBL_5f_0_5f_14.E" style:display-name="TBL_0_14.E" style:family="table-column">
      <style:table-column-properties style:column-width="1.607cm"/>
    </style:style>
    <style:style style:name="TBL_5f_0_5f_14.F" style:display-name="TBL_0_14.F" style:family="table-column">
      <style:table-column-properties style:column-width="2.32cm"/>
    </style:style>
    <style:style style:name="TBL_5f_0_5f_14.G" style:display-name="TBL_0_14.G" style:family="table-column">
      <style:table-column-properties style:column-width="2.193cm"/>
    </style:style>
    <style:style style:name="TBL_5f_0_5f_14.H" style:display-name="TBL_0_14.H" style:family="table-column">
      <style:table-column-properties style:column-width="1.427cm"/>
    </style:style>
    <style:style style:name="TBL_5f_0_5f_14.I" style:display-name="TBL_0_14.I" style:family="table-column">
      <style:table-column-properties style:column-width="1.785cm"/>
    </style:style>
    <style:style style:name="TBL_5f_0_5f_14.J" style:display-name="TBL_0_14.J" style:family="table-column">
      <style:table-column-properties style:column-width="1.683cm"/>
    </style:style>
    <style:style style:name="TBL_5f_0_5f_14.L" style:display-name="TBL_0_14.L" style:family="table-column">
      <style:table-column-properties style:column-width="1.554cm"/>
    </style:style>
    <style:style style:name="TBL_5f_0_5f_14.O" style:display-name="TBL_0_14.O" style:family="table-column">
      <style:table-column-properties style:column-width="1.58cm"/>
    </style:style>
    <style:style style:name="TBL_5f_0_5f_14.P" style:display-name="TBL_0_14.P" style:family="table-column">
      <style:table-column-properties style:column-width="1.658cm"/>
    </style:style>
    <style:style style:name="TBL_5f_0_5f_14.Q" style:display-name="TBL_0_14.Q" style:family="table-column">
      <style:table-column-properties style:column-width="1.402cm"/>
    </style:style>
    <style:style style:name="TBL_5f_0_5f_14.R" style:display-name="TBL_0_14.R" style:family="table-column">
      <style:table-column-properties style:column-width="1.52cm"/>
    </style:style>
    <style:style style:name="TBL_5f_0_5f_14.1" style:display-name="TBL_0_14.1" style:family="table-row">
      <style:table-row-properties style:row-height="0.457cm" style:use-optimal-row-height="false"/>
    </style:style>
    <style:style style:name="TBL_5f_0_5f_14.A1" style:display-name="TBL_0_14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4.B1" style:display-name="TBL_0_14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4.E1" style:display-name="TBL_0_14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5" style:display-name="TBL_0_15" style:family="table" style:master-page-name="master_5f_0">
      <style:table-properties style:width="58.242cm" style:page-number="auto" fo:break-before="page" table:align="left"/>
    </style:style>
    <style:style style:name="TBL_5f_0_5f_15.A" style:display-name="TBL_0_15.A" style:family="table-column">
      <style:table-column-properties style:column-width="3.494cm"/>
    </style:style>
    <style:style style:name="TBL_5f_0_5f_15.B" style:display-name="TBL_0_15.B" style:family="table-column">
      <style:table-column-properties style:column-width="8.802cm"/>
    </style:style>
    <style:style style:name="TBL_5f_0_5f_15.C" style:display-name="TBL_0_15.C" style:family="table-column">
      <style:table-column-properties style:column-width="9.031cm"/>
    </style:style>
    <style:style style:name="TBL_5f_0_5f_15.D" style:display-name="TBL_0_15.D" style:family="table-column">
      <style:table-column-properties style:column-width="13.342cm"/>
    </style:style>
    <style:style style:name="TBL_5f_0_5f_15.E" style:display-name="TBL_0_15.E" style:family="table-column">
      <style:table-column-properties style:column-width="1.607cm"/>
    </style:style>
    <style:style style:name="TBL_5f_0_5f_15.F" style:display-name="TBL_0_15.F" style:family="table-column">
      <style:table-column-properties style:column-width="2.32cm"/>
    </style:style>
    <style:style style:name="TBL_5f_0_5f_15.G" style:display-name="TBL_0_15.G" style:family="table-column">
      <style:table-column-properties style:column-width="2.193cm"/>
    </style:style>
    <style:style style:name="TBL_5f_0_5f_15.H" style:display-name="TBL_0_15.H" style:family="table-column">
      <style:table-column-properties style:column-width="1.427cm"/>
    </style:style>
    <style:style style:name="TBL_5f_0_5f_15.I" style:display-name="TBL_0_15.I" style:family="table-column">
      <style:table-column-properties style:column-width="1.785cm"/>
    </style:style>
    <style:style style:name="TBL_5f_0_5f_15.J" style:display-name="TBL_0_15.J" style:family="table-column">
      <style:table-column-properties style:column-width="1.683cm"/>
    </style:style>
    <style:style style:name="TBL_5f_0_5f_15.L" style:display-name="TBL_0_15.L" style:family="table-column">
      <style:table-column-properties style:column-width="1.554cm"/>
    </style:style>
    <style:style style:name="TBL_5f_0_5f_15.O" style:display-name="TBL_0_15.O" style:family="table-column">
      <style:table-column-properties style:column-width="1.58cm"/>
    </style:style>
    <style:style style:name="TBL_5f_0_5f_15.P" style:display-name="TBL_0_15.P" style:family="table-column">
      <style:table-column-properties style:column-width="1.658cm"/>
    </style:style>
    <style:style style:name="TBL_5f_0_5f_15.Q" style:display-name="TBL_0_15.Q" style:family="table-column">
      <style:table-column-properties style:column-width="1.402cm"/>
    </style:style>
    <style:style style:name="TBL_5f_0_5f_15.R" style:display-name="TBL_0_15.R" style:family="table-column">
      <style:table-column-properties style:column-width="1.52cm"/>
    </style:style>
    <style:style style:name="TBL_5f_0_5f_15.1" style:display-name="TBL_0_15.1" style:family="table-row">
      <style:table-row-properties style:row-height="0.457cm" style:use-optimal-row-height="false"/>
    </style:style>
    <style:style style:name="TBL_5f_0_5f_15.A1" style:display-name="TBL_0_15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5.B1" style:display-name="TBL_0_15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5.E1" style:display-name="TBL_0_15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6" style:display-name="TBL_0_16" style:family="table" style:master-page-name="master_5f_0">
      <style:table-properties style:width="58.242cm" style:page-number="auto" fo:break-before="page" table:align="left"/>
    </style:style>
    <style:style style:name="TBL_5f_0_5f_16.A" style:display-name="TBL_0_16.A" style:family="table-column">
      <style:table-column-properties style:column-width="3.494cm"/>
    </style:style>
    <style:style style:name="TBL_5f_0_5f_16.B" style:display-name="TBL_0_16.B" style:family="table-column">
      <style:table-column-properties style:column-width="8.802cm"/>
    </style:style>
    <style:style style:name="TBL_5f_0_5f_16.C" style:display-name="TBL_0_16.C" style:family="table-column">
      <style:table-column-properties style:column-width="9.031cm"/>
    </style:style>
    <style:style style:name="TBL_5f_0_5f_16.D" style:display-name="TBL_0_16.D" style:family="table-column">
      <style:table-column-properties style:column-width="13.342cm"/>
    </style:style>
    <style:style style:name="TBL_5f_0_5f_16.E" style:display-name="TBL_0_16.E" style:family="table-column">
      <style:table-column-properties style:column-width="1.607cm"/>
    </style:style>
    <style:style style:name="TBL_5f_0_5f_16.F" style:display-name="TBL_0_16.F" style:family="table-column">
      <style:table-column-properties style:column-width="2.32cm"/>
    </style:style>
    <style:style style:name="TBL_5f_0_5f_16.G" style:display-name="TBL_0_16.G" style:family="table-column">
      <style:table-column-properties style:column-width="2.193cm"/>
    </style:style>
    <style:style style:name="TBL_5f_0_5f_16.H" style:display-name="TBL_0_16.H" style:family="table-column">
      <style:table-column-properties style:column-width="1.427cm"/>
    </style:style>
    <style:style style:name="TBL_5f_0_5f_16.I" style:display-name="TBL_0_16.I" style:family="table-column">
      <style:table-column-properties style:column-width="1.785cm"/>
    </style:style>
    <style:style style:name="TBL_5f_0_5f_16.J" style:display-name="TBL_0_16.J" style:family="table-column">
      <style:table-column-properties style:column-width="1.683cm"/>
    </style:style>
    <style:style style:name="TBL_5f_0_5f_16.L" style:display-name="TBL_0_16.L" style:family="table-column">
      <style:table-column-properties style:column-width="1.554cm"/>
    </style:style>
    <style:style style:name="TBL_5f_0_5f_16.O" style:display-name="TBL_0_16.O" style:family="table-column">
      <style:table-column-properties style:column-width="1.58cm"/>
    </style:style>
    <style:style style:name="TBL_5f_0_5f_16.P" style:display-name="TBL_0_16.P" style:family="table-column">
      <style:table-column-properties style:column-width="1.658cm"/>
    </style:style>
    <style:style style:name="TBL_5f_0_5f_16.Q" style:display-name="TBL_0_16.Q" style:family="table-column">
      <style:table-column-properties style:column-width="1.402cm"/>
    </style:style>
    <style:style style:name="TBL_5f_0_5f_16.R" style:display-name="TBL_0_16.R" style:family="table-column">
      <style:table-column-properties style:column-width="1.52cm"/>
    </style:style>
    <style:style style:name="TBL_5f_0_5f_16.1" style:display-name="TBL_0_16.1" style:family="table-row">
      <style:table-row-properties style:row-height="0.457cm" style:use-optimal-row-height="false"/>
    </style:style>
    <style:style style:name="TBL_5f_0_5f_16.A1" style:display-name="TBL_0_16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6.B1" style:display-name="TBL_0_16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6.E1" style:display-name="TBL_0_16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7" style:display-name="TBL_0_17" style:family="table" style:master-page-name="master_5f_0">
      <style:table-properties style:width="58.242cm" style:page-number="auto" fo:break-before="page" table:align="left"/>
    </style:style>
    <style:style style:name="TBL_5f_0_5f_17.A" style:display-name="TBL_0_17.A" style:family="table-column">
      <style:table-column-properties style:column-width="3.494cm"/>
    </style:style>
    <style:style style:name="TBL_5f_0_5f_17.B" style:display-name="TBL_0_17.B" style:family="table-column">
      <style:table-column-properties style:column-width="8.802cm"/>
    </style:style>
    <style:style style:name="TBL_5f_0_5f_17.C" style:display-name="TBL_0_17.C" style:family="table-column">
      <style:table-column-properties style:column-width="9.031cm"/>
    </style:style>
    <style:style style:name="TBL_5f_0_5f_17.D" style:display-name="TBL_0_17.D" style:family="table-column">
      <style:table-column-properties style:column-width="13.342cm"/>
    </style:style>
    <style:style style:name="TBL_5f_0_5f_17.E" style:display-name="TBL_0_17.E" style:family="table-column">
      <style:table-column-properties style:column-width="1.607cm"/>
    </style:style>
    <style:style style:name="TBL_5f_0_5f_17.F" style:display-name="TBL_0_17.F" style:family="table-column">
      <style:table-column-properties style:column-width="2.32cm"/>
    </style:style>
    <style:style style:name="TBL_5f_0_5f_17.G" style:display-name="TBL_0_17.G" style:family="table-column">
      <style:table-column-properties style:column-width="2.193cm"/>
    </style:style>
    <style:style style:name="TBL_5f_0_5f_17.H" style:display-name="TBL_0_17.H" style:family="table-column">
      <style:table-column-properties style:column-width="1.427cm"/>
    </style:style>
    <style:style style:name="TBL_5f_0_5f_17.I" style:display-name="TBL_0_17.I" style:family="table-column">
      <style:table-column-properties style:column-width="1.785cm"/>
    </style:style>
    <style:style style:name="TBL_5f_0_5f_17.J" style:display-name="TBL_0_17.J" style:family="table-column">
      <style:table-column-properties style:column-width="1.683cm"/>
    </style:style>
    <style:style style:name="TBL_5f_0_5f_17.L" style:display-name="TBL_0_17.L" style:family="table-column">
      <style:table-column-properties style:column-width="1.554cm"/>
    </style:style>
    <style:style style:name="TBL_5f_0_5f_17.O" style:display-name="TBL_0_17.O" style:family="table-column">
      <style:table-column-properties style:column-width="1.58cm"/>
    </style:style>
    <style:style style:name="TBL_5f_0_5f_17.P" style:display-name="TBL_0_17.P" style:family="table-column">
      <style:table-column-properties style:column-width="1.658cm"/>
    </style:style>
    <style:style style:name="TBL_5f_0_5f_17.Q" style:display-name="TBL_0_17.Q" style:family="table-column">
      <style:table-column-properties style:column-width="1.402cm"/>
    </style:style>
    <style:style style:name="TBL_5f_0_5f_17.R" style:display-name="TBL_0_17.R" style:family="table-column">
      <style:table-column-properties style:column-width="1.52cm"/>
    </style:style>
    <style:style style:name="TBL_5f_0_5f_17.1" style:display-name="TBL_0_17.1" style:family="table-row">
      <style:table-row-properties style:row-height="0.457cm" style:use-optimal-row-height="false"/>
    </style:style>
    <style:style style:name="TBL_5f_0_5f_17.A1" style:display-name="TBL_0_17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7.B1" style:display-name="TBL_0_17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7.E1" style:display-name="TBL_0_17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8" style:display-name="TBL_0_18" style:family="table" style:master-page-name="master_5f_0">
      <style:table-properties style:width="58.242cm" style:page-number="auto" fo:break-before="page" table:align="left"/>
    </style:style>
    <style:style style:name="TBL_5f_0_5f_18.A" style:display-name="TBL_0_18.A" style:family="table-column">
      <style:table-column-properties style:column-width="3.494cm"/>
    </style:style>
    <style:style style:name="TBL_5f_0_5f_18.B" style:display-name="TBL_0_18.B" style:family="table-column">
      <style:table-column-properties style:column-width="8.802cm"/>
    </style:style>
    <style:style style:name="TBL_5f_0_5f_18.C" style:display-name="TBL_0_18.C" style:family="table-column">
      <style:table-column-properties style:column-width="9.031cm"/>
    </style:style>
    <style:style style:name="TBL_5f_0_5f_18.D" style:display-name="TBL_0_18.D" style:family="table-column">
      <style:table-column-properties style:column-width="13.342cm"/>
    </style:style>
    <style:style style:name="TBL_5f_0_5f_18.E" style:display-name="TBL_0_18.E" style:family="table-column">
      <style:table-column-properties style:column-width="1.607cm"/>
    </style:style>
    <style:style style:name="TBL_5f_0_5f_18.F" style:display-name="TBL_0_18.F" style:family="table-column">
      <style:table-column-properties style:column-width="2.32cm"/>
    </style:style>
    <style:style style:name="TBL_5f_0_5f_18.G" style:display-name="TBL_0_18.G" style:family="table-column">
      <style:table-column-properties style:column-width="2.193cm"/>
    </style:style>
    <style:style style:name="TBL_5f_0_5f_18.H" style:display-name="TBL_0_18.H" style:family="table-column">
      <style:table-column-properties style:column-width="1.427cm"/>
    </style:style>
    <style:style style:name="TBL_5f_0_5f_18.I" style:display-name="TBL_0_18.I" style:family="table-column">
      <style:table-column-properties style:column-width="1.785cm"/>
    </style:style>
    <style:style style:name="TBL_5f_0_5f_18.J" style:display-name="TBL_0_18.J" style:family="table-column">
      <style:table-column-properties style:column-width="1.683cm"/>
    </style:style>
    <style:style style:name="TBL_5f_0_5f_18.L" style:display-name="TBL_0_18.L" style:family="table-column">
      <style:table-column-properties style:column-width="1.554cm"/>
    </style:style>
    <style:style style:name="TBL_5f_0_5f_18.O" style:display-name="TBL_0_18.O" style:family="table-column">
      <style:table-column-properties style:column-width="1.58cm"/>
    </style:style>
    <style:style style:name="TBL_5f_0_5f_18.P" style:display-name="TBL_0_18.P" style:family="table-column">
      <style:table-column-properties style:column-width="1.658cm"/>
    </style:style>
    <style:style style:name="TBL_5f_0_5f_18.Q" style:display-name="TBL_0_18.Q" style:family="table-column">
      <style:table-column-properties style:column-width="1.402cm"/>
    </style:style>
    <style:style style:name="TBL_5f_0_5f_18.R" style:display-name="TBL_0_18.R" style:family="table-column">
      <style:table-column-properties style:column-width="1.52cm"/>
    </style:style>
    <style:style style:name="TBL_5f_0_5f_18.1" style:display-name="TBL_0_18.1" style:family="table-row">
      <style:table-row-properties style:row-height="0.457cm" style:use-optimal-row-height="false"/>
    </style:style>
    <style:style style:name="TBL_5f_0_5f_18.A1" style:display-name="TBL_0_18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8.B1" style:display-name="TBL_0_18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8.E1" style:display-name="TBL_0_18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9" style:display-name="TBL_0_19" style:family="table" style:master-page-name="master_5f_0">
      <style:table-properties style:width="58.242cm" style:page-number="auto" fo:break-before="page" table:align="left"/>
    </style:style>
    <style:style style:name="TBL_5f_0_5f_19.A" style:display-name="TBL_0_19.A" style:family="table-column">
      <style:table-column-properties style:column-width="3.494cm"/>
    </style:style>
    <style:style style:name="TBL_5f_0_5f_19.B" style:display-name="TBL_0_19.B" style:family="table-column">
      <style:table-column-properties style:column-width="8.802cm"/>
    </style:style>
    <style:style style:name="TBL_5f_0_5f_19.C" style:display-name="TBL_0_19.C" style:family="table-column">
      <style:table-column-properties style:column-width="9.031cm"/>
    </style:style>
    <style:style style:name="TBL_5f_0_5f_19.D" style:display-name="TBL_0_19.D" style:family="table-column">
      <style:table-column-properties style:column-width="13.342cm"/>
    </style:style>
    <style:style style:name="TBL_5f_0_5f_19.E" style:display-name="TBL_0_19.E" style:family="table-column">
      <style:table-column-properties style:column-width="1.607cm"/>
    </style:style>
    <style:style style:name="TBL_5f_0_5f_19.F" style:display-name="TBL_0_19.F" style:family="table-column">
      <style:table-column-properties style:column-width="2.32cm"/>
    </style:style>
    <style:style style:name="TBL_5f_0_5f_19.G" style:display-name="TBL_0_19.G" style:family="table-column">
      <style:table-column-properties style:column-width="2.193cm"/>
    </style:style>
    <style:style style:name="TBL_5f_0_5f_19.H" style:display-name="TBL_0_19.H" style:family="table-column">
      <style:table-column-properties style:column-width="1.427cm"/>
    </style:style>
    <style:style style:name="TBL_5f_0_5f_19.I" style:display-name="TBL_0_19.I" style:family="table-column">
      <style:table-column-properties style:column-width="1.785cm"/>
    </style:style>
    <style:style style:name="TBL_5f_0_5f_19.J" style:display-name="TBL_0_19.J" style:family="table-column">
      <style:table-column-properties style:column-width="1.683cm"/>
    </style:style>
    <style:style style:name="TBL_5f_0_5f_19.L" style:display-name="TBL_0_19.L" style:family="table-column">
      <style:table-column-properties style:column-width="1.554cm"/>
    </style:style>
    <style:style style:name="TBL_5f_0_5f_19.O" style:display-name="TBL_0_19.O" style:family="table-column">
      <style:table-column-properties style:column-width="1.58cm"/>
    </style:style>
    <style:style style:name="TBL_5f_0_5f_19.P" style:display-name="TBL_0_19.P" style:family="table-column">
      <style:table-column-properties style:column-width="1.658cm"/>
    </style:style>
    <style:style style:name="TBL_5f_0_5f_19.Q" style:display-name="TBL_0_19.Q" style:family="table-column">
      <style:table-column-properties style:column-width="1.402cm"/>
    </style:style>
    <style:style style:name="TBL_5f_0_5f_19.R" style:display-name="TBL_0_19.R" style:family="table-column">
      <style:table-column-properties style:column-width="1.52cm"/>
    </style:style>
    <style:style style:name="TBL_5f_0_5f_19.1" style:display-name="TBL_0_19.1" style:family="table-row">
      <style:table-row-properties style:row-height="0.457cm" style:use-optimal-row-height="false"/>
    </style:style>
    <style:style style:name="TBL_5f_0_5f_19.A1" style:display-name="TBL_0_19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9.B1" style:display-name="TBL_0_19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9.E1" style:display-name="TBL_0_19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0" style:display-name="TBL_0_20" style:family="table" style:master-page-name="master_5f_0">
      <style:table-properties style:width="58.242cm" style:page-number="auto" fo:break-before="page" table:align="left"/>
    </style:style>
    <style:style style:name="TBL_5f_0_5f_20.A" style:display-name="TBL_0_20.A" style:family="table-column">
      <style:table-column-properties style:column-width="3.494cm"/>
    </style:style>
    <style:style style:name="TBL_5f_0_5f_20.B" style:display-name="TBL_0_20.B" style:family="table-column">
      <style:table-column-properties style:column-width="8.802cm"/>
    </style:style>
    <style:style style:name="TBL_5f_0_5f_20.C" style:display-name="TBL_0_20.C" style:family="table-column">
      <style:table-column-properties style:column-width="9.031cm"/>
    </style:style>
    <style:style style:name="TBL_5f_0_5f_20.D" style:display-name="TBL_0_20.D" style:family="table-column">
      <style:table-column-properties style:column-width="13.342cm"/>
    </style:style>
    <style:style style:name="TBL_5f_0_5f_20.E" style:display-name="TBL_0_20.E" style:family="table-column">
      <style:table-column-properties style:column-width="1.607cm"/>
    </style:style>
    <style:style style:name="TBL_5f_0_5f_20.F" style:display-name="TBL_0_20.F" style:family="table-column">
      <style:table-column-properties style:column-width="2.32cm"/>
    </style:style>
    <style:style style:name="TBL_5f_0_5f_20.G" style:display-name="TBL_0_20.G" style:family="table-column">
      <style:table-column-properties style:column-width="2.193cm"/>
    </style:style>
    <style:style style:name="TBL_5f_0_5f_20.H" style:display-name="TBL_0_20.H" style:family="table-column">
      <style:table-column-properties style:column-width="1.427cm"/>
    </style:style>
    <style:style style:name="TBL_5f_0_5f_20.I" style:display-name="TBL_0_20.I" style:family="table-column">
      <style:table-column-properties style:column-width="1.785cm"/>
    </style:style>
    <style:style style:name="TBL_5f_0_5f_20.J" style:display-name="TBL_0_20.J" style:family="table-column">
      <style:table-column-properties style:column-width="1.683cm"/>
    </style:style>
    <style:style style:name="TBL_5f_0_5f_20.L" style:display-name="TBL_0_20.L" style:family="table-column">
      <style:table-column-properties style:column-width="1.554cm"/>
    </style:style>
    <style:style style:name="TBL_5f_0_5f_20.O" style:display-name="TBL_0_20.O" style:family="table-column">
      <style:table-column-properties style:column-width="1.58cm"/>
    </style:style>
    <style:style style:name="TBL_5f_0_5f_20.P" style:display-name="TBL_0_20.P" style:family="table-column">
      <style:table-column-properties style:column-width="1.658cm"/>
    </style:style>
    <style:style style:name="TBL_5f_0_5f_20.Q" style:display-name="TBL_0_20.Q" style:family="table-column">
      <style:table-column-properties style:column-width="1.402cm"/>
    </style:style>
    <style:style style:name="TBL_5f_0_5f_20.R" style:display-name="TBL_0_20.R" style:family="table-column">
      <style:table-column-properties style:column-width="1.52cm"/>
    </style:style>
    <style:style style:name="TBL_5f_0_5f_20.1" style:display-name="TBL_0_20.1" style:family="table-row">
      <style:table-row-properties style:row-height="0.457cm" style:use-optimal-row-height="false"/>
    </style:style>
    <style:style style:name="TBL_5f_0_5f_20.A1" style:display-name="TBL_0_20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20.B1" style:display-name="TBL_0_20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0.E1" style:display-name="TBL_0_20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0.26" style:display-name="TBL_0_20.26" style:family="table-row">
      <style:table-row-properties style:row-height="0.762cm" style:use-optimal-row-height="false"/>
    </style:style>
    <style:style style:name="TBL_5f_0_5f_20.A26" style:display-name="TBL_0_20.A26" style:family="table-cell">
      <style:table-cell-properties style:vertical-align="middle" fo:padding="0cm" fo:border-left="0.5pt solid #000000" fo:border-right="0.5pt solid #000000" fo:border-top="none" fo:border-bottom="0.5pt solid #000000" fo:wrap-option="wrap" style:shrink-to-fit="false"/>
    </style:style>
    <style:style style:name="TBL_5f_0_5f_20.C26" style:display-name="TBL_0_20.C26" style:family="table-cell">
      <style:table-cell-properties style:vertical-align="middle" fo:padding="0cm" fo:border-left="none" fo:border-right="0.5pt solid #000000" fo:border-top="none" fo:border-bottom="0.5pt solid #000000" fo:wrap-option="wrap" style:shrink-to-fit="false"/>
    </style:style>
    <style:style style:name="TBL_5f_0_5f_20.27" style:display-name="TBL_0_20.27" style:family="table-row">
      <style:table-row-properties style:row-height="0.508cm" style:use-optimal-row-height="false"/>
    </style:style>
    <style:style style:name="TBL_5f_0_5f_20.A27" style:display-name="TBL_0_20.A27" style:family="table-cell">
      <style:table-cell-properties style:vertical-align="top" fo:padding="0cm" fo:border="none" fo:wrap-option="wrap" style:shrink-to-fit="false"/>
    </style:style>
    <style:style style:name="TBL_5f_0_5f_20.28" style:display-name="TBL_0_20.28" style:family="table-row">
      <style:table-row-properties style:row-height="4.75cm" style:use-optimal-row-height="false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text-rotation-angle="0" style:text-rotation-scale="line-heigh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7pt" fo:font-weight="bold" style:font-size-asian="7pt" style:font-size-complex="7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top"/>
      <style:text-properties style:font-name="Arial" fo:font-size="7pt" fo:font-weight="bold" style:font-size-asian="7pt" style:font-size-complex="7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top"/>
      <style:text-properties style:font-name="Arial" fo:font-size="8pt" style:font-size-asian="8pt" style:font-size-complex="8pt" style:text-rotation-angle="0" style:text-rotation-scale="line-height"/>
    </style:style>
    <style:style style:name="P10" style:family="paragraph" style:parent-style-name="Standard">
      <style:paragraph-properties fo:margin-left="0.102cm" fo:margin-right="0cm" fo:margin-top="0cm" fo:margin-bottom="0cm" loext:contextual-spacing="false" fo:line-height="100%" fo:text-align="start" style:justify-single-word="false" fo:text-indent="0cm" style:auto-text-indent="false" style:vertical-align="top"/>
      <style:text-properties style:font-name="Arial" fo:font-size="7pt" fo:font-weight="bold" style:font-size-asian="7pt" style:font-size-complex="7pt" style:text-rotation-angle="0" style:text-rotation-scale="line-heigh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D"/>
        <table:table-column table:style-name="TBL_5f_0_5f_0.E"/>
        <table:table-column table:style-name="TBL_5f_0_5f_0.F"/>
        <table:table-column table:style-name="TBL_5f_0_5f_0.G"/>
        <table:table-column table:style-name="TBL_5f_0_5f_0.H"/>
        <table:table-column table:style-name="TBL_5f_0_5f_0.I"/>
        <table:table-column table:style-name="TBL_5f_0_5f_0.J"/>
        <table:table-column table:style-name="TBL_5f_0_5f_0.E"/>
        <table:table-column table:style-name="TBL_5f_0_5f_0.L" table:number-columns-repeated="2"/>
        <table:table-column table:style-name="TBL_5f_0_5f_0.J"/>
        <table:table-column table:style-name="TBL_5f_0_5f_0.O"/>
        <table:table-column table:style-name="TBL_5f_0_5f_0.P"/>
        <table:table-column table:style-name="TBL_5f_0_5f_0.Q"/>
        <table:table-column table:style-name="TBL_5f_0_5f_0.R"/>
        <table:table-row table:style-name="TBL_5f_0_5f_0.1">
          <table:table-cell table:style-name="TBL_5f_0_5f_0.A1" office:value-type="string">
            <text:p text:style-name="P2"><text:bookmark text:name="JR_PAGE_ANCHOR_0_1"/>Mês/Ano de Referencia:</text:p>
          </table:table-cell>
          <table:table-cell table:style-name="TBL_5f_0_5f_0.A1" table:number-columns-spanned="17" office:value-type="string">
            <text:p text:style-name="P2">Mai/202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5f_0_5f_0.2">
          <table:table-cell table:style-name="TBL_5f_0_5f_0.A2" table:number-rows-spanned="3" office:value-type="string">
            <text:p text:style-name="P4">Matrícula</text:p>
          </table:table-cell>
          <table:table-cell table:style-name="TBL_5f_0_5f_0.B2" table:number-rows-spanned="3" office:value-type="string">
            <text:p text:style-name="P4">Nome</text:p>
          </table:table-cell>
          <table:table-cell table:style-name="TBL_5f_0_5f_0.B2" table:number-rows-spanned="3" office:value-type="string">
            <text:p text:style-name="P4">Cargo</text:p>
          </table:table-cell>
          <table:table-cell table:style-name="TBL_5f_0_5f_0.B2" table:number-rows-spanned="3" office:value-type="string">
            <text:p text:style-name="P4">Lotação</text:p>
          </table:table-cell>
          <table:table-cell table:style-name="TBL_5f_0_5f_0.E2" table:number-columns-spanned="9" office:value-type="string">
            <text:p text:style-name="P5">Rendimen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E2" table:number-columns-spanned="4" office:value-type="string">
            <text:p text:style-name="P5">Descontos</text:p>
          </table:table-cell>
          <table:covered-table-cell/>
          <table:covered-table-cell/>
          <table:covered-table-cell/>
          <table:table-cell table:style-name="TBL_5f_0_5f_0.R2" table:number-rows-spanned="3" office:value-type="string">
            <text:p text:style-name="P5">Rendimento Líquido Total (14)</text:p>
          </table:table-cell>
        </table:table-row>
        <table:table-row table:style-name="TBL_5f_0_5f_0.3">
          <table:covered-table-cell/>
          <table:covered-table-cell/>
          <table:covered-table-cell/>
          <table:covered-table-cell/>
          <table:table-cell table:style-name="TBL_5f_0_5f_0.E2" table:number-columns-spanned="2" office:value-type="string">
            <text:p text:style-name="P5">Remuneração Básica</text:p>
          </table:table-cell>
          <table:covered-table-cell/>
          <table:table-cell table:style-name="TBL_5f_0_5f_0.E2" table:number-columns-spanned="4" office:value-type="string">
            <text:p text:style-name="P5">Remuneração Eventual ou Temporária</text:p>
          </table:table-cell>
          <table:covered-table-cell/>
          <table:covered-table-cell/>
          <table:covered-table-cell/>
          <table:table-cell table:style-name="TBL_5f_0_5f_0.R2" table:number-rows-spanned="2" office:value-type="string">
            <text:p text:style-name="P5">Outras Remunerações Temporárias(7)</text:p>
          </table:table-cell>
          <table:table-cell table:style-name="TBL_5f_0_5f_0.R2" table:number-rows-spanned="2" office:value-type="string">
            <text:p text:style-name="P5">Verbas Indenizatórias(8)</text:p>
          </table:table-cell>
          <table:table-cell table:style-name="TBL_5f_0_5f_0.R2" table:number-rows-spanned="2" office:value-type="string">
            <text:p text:style-name="P5">Total de Rendimentos Brutos(9)</text:p>
          </table:table-cell>
          <table:table-cell table:style-name="TBL_5f_0_5f_0.E2" table:number-columns-spanned="3" office:value-type="string">
            <text:p text:style-name="P5">Obrigatórios/Legais</text:p>
          </table:table-cell>
          <table:covered-table-cell/>
          <table:covered-table-cell/>
          <table:table-cell table:style-name="TBL_5f_0_5f_0.R2" table:number-rows-spanned="2" office:value-type="string">
            <text:p text:style-name="P5">Total de Descontos(13)</text:p>
          </table:table-cell>
          <table:covered-table-cell/>
        </table:table-row>
        <table:table-row table:style-name="TBL_5f_0_5f_0.4">
          <table:covered-table-cell/>
          <table:covered-table-cell/>
          <table:covered-table-cell/>
          <table:covered-table-cell/>
          <table:table-cell table:style-name="TBL_5f_0_5f_0.R2" office:value-type="string">
            <text:p text:style-name="P5">Remuneração do Cargo Efetivo(1)</text:p>
          </table:table-cell>
          <table:table-cell table:style-name="TBL_5f_0_5f_0.R2" office:value-type="string">
            <text:p text:style-name="P5">Outras Verbas Remuneratórias, Legais ou Judiciais(2)</text:p>
          </table:table-cell>
          <table:table-cell table:style-name="TBL_5f_0_5f_0.R2" office:value-type="string">
            <text:p text:style-name="P5">Função de Confiança ou Cargo em Comissão(3)</text:p>
          </table:table-cell>
          <table:table-cell table:style-name="TBL_5f_0_5f_0.R2" office:value-type="string">
            <text:p text:style-name="P5">Gratificação Natalina(4)</text:p>
          </table:table-cell>
          <table:table-cell table:style-name="TBL_5f_0_5f_0.R2" office:value-type="string">
            <text:p text:style-name="P5">Férias (1/3 constitucional) (5)</text:p>
          </table:table-cell>
          <table:table-cell table:style-name="TBL_5f_0_5f_0.R2" office:value-type="string">
            <text:p text:style-name="P5">Abono de Permanência(6)</text:p>
          </table:table-cell>
          <table:covered-table-cell/>
          <table:covered-table-cell/>
          <table:covered-table-cell/>
          <table:table-cell table:style-name="TBL_5f_0_5f_0.R2" office:value-type="string">
            <text:p text:style-name="P5">Contribuição Previdenciária(10)</text:p>
          </table:table-cell>
          <table:table-cell table:style-name="TBL_5f_0_5f_0.R2" office:value-type="string">
            <text:p text:style-name="P5">Imposto de Renda(11)</text:p>
          </table:table-cell>
          <table:table-cell table:style-name="TBL_5f_0_5f_0.R2" office:value-type="string">
            <text:p text:style-name="P5">Retenção por Teto Constitucional(12)</text:p>
          </table:table-cell>
          <table:covered-table-cell/>
          <table:covered-table-cell/>
        </table:table-row>
        <table:table-row table:style-name="TBL_5f_0_5f_0.2">
          <table:table-cell table:style-name="TBL_5f_0_5f_0.A5" office:value-type="string">
            <text:p text:style-name="P7">1741</text:p>
          </table:table-cell>
          <table:table-cell table:style-name="TBL_5f_0_5f_0.B5" office:value-type="string">
            <text:p text:style-name="P7">ADEILDO JOSE DA SILVA</text:p>
          </table:table-cell>
          <table:table-cell table:style-name="TBL_5f_0_5f_0.B5" office:value-type="string">
            <text:p text:style-name="P7">ANALISTA DO MP- CONTADOR</text:p>
          </table:table-cell>
          <table:table-cell table:style-name="TBL_5f_0_5f_0.B5" office:value-type="string">
            <text:p text:style-name="P7">DIVISAO DE PERICIA CONTABIL - GAAE</text:p>
          </table:table-cell>
          <table:table-cell table:style-name="TBL_5f_0_5f_0.E5" office:value-type="string">
            <text:p text:style-name="P8">5.062,24</text:p>
          </table:table-cell>
          <table:table-cell table:style-name="TBL_5f_0_5f_0.E5" office:value-type="string">
            <text:p text:style-name="P8">2.024,9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384,07</text:p>
          </table:table-cell>
          <table:table-cell table:style-name="TBL_5f_0_5f_0.E5" office:value-type="string">
            <text:p text:style-name="P8">9.471,21</text:p>
          </table:table-cell>
          <table:table-cell table:style-name="TBL_5f_0_5f_0.E5" office:value-type="string">
            <text:p text:style-name="P8">992,20</text:p>
          </table:table-cell>
          <table:table-cell table:style-name="TBL_5f_0_5f_0.E5" office:value-type="string">
            <text:p text:style-name="P8">650,3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642,54</text:p>
          </table:table-cell>
          <table:table-cell table:style-name="TBL_5f_0_5f_0.E5" office:value-type="string">
            <text:p text:style-name="P8">7.828,67</text:p>
          </table:table-cell>
        </table:table-row>
        <table:table-row table:style-name="TBL_5f_0_5f_0.2">
          <table:table-cell table:style-name="TBL_5f_0_5f_0.A5" office:value-type="string">
            <text:p text:style-name="P7">1436</text:p>
          </table:table-cell>
          <table:table-cell table:style-name="TBL_5f_0_5f_0.B5" office:value-type="string">
            <text:p text:style-name="P7">ADEILTON CARLOS DOS SANTOS</text:p>
          </table:table-cell>
          <table:table-cell table:style-name="TBL_5f_0_5f_0.B5" office:value-type="string">
            <text:p text:style-name="P7">AUXILIAR DE SERVIÇOS GERAIS - requisitado</text:p>
          </table:table-cell>
          <table:table-cell table:style-name="TBL_5f_0_5f_0.B5" office:value-type="string">
            <text:p text:style-name="P7">2ª PROMOTORIA DE JUSTICA - ITAPORANGA D'AJUDA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31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056,00</text:p>
          </table:table-cell>
          <table:table-cell table:style-name="TBL_5f_0_5f_0.E5" office:value-type="string">
            <text:p text:style-name="P8">1.987,50</text:p>
          </table:table-cell>
          <table:table-cell table:style-name="TBL_5f_0_5f_0.E5" office:value-type="string">
            <text:p text:style-name="P8">69,8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9,86</text:p>
          </table:table-cell>
          <table:table-cell table:style-name="TBL_5f_0_5f_0.E5" office:value-type="string">
            <text:p text:style-name="P8">1.917,64</text:p>
          </table:table-cell>
        </table:table-row>
        <table:table-row table:style-name="TBL_5f_0_5f_0.2">
          <table:table-cell table:style-name="TBL_5f_0_5f_0.A5" office:value-type="string">
            <text:p text:style-name="P7">182</text:p>
          </table:table-cell>
          <table:table-cell table:style-name="TBL_5f_0_5f_0.B5" office:value-type="string">
            <text:p text:style-name="P7">ADEILTON DE OLIVEIRA FIEL</text:p>
          </table:table-cell>
          <table:table-cell table:style-name="TBL_5f_0_5f_0.B5" office:value-type="string">
            <text:p text:style-name="P7">2º SARGENTO - requisitado</text:p>
          </table:table-cell>
          <table:table-cell table:style-name="TBL_5f_0_5f_0.B5" office:value-type="string">
            <text:p text:style-name="P7">COORDENADORIA MILITAR/GABINETE DE SEGURANÇA INSTITUCIONAL-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</table:table-row>
        <table:table-row table:style-name="TBL_5f_0_5f_0.2">
          <table:table-cell table:style-name="TBL_5f_0_5f_0.A5" office:value-type="string">
            <text:p text:style-name="P7">401</text:p>
          </table:table-cell>
          <table:table-cell table:style-name="TBL_5f_0_5f_0.B5" office:value-type="string">
            <text:p text:style-name="P7">ADEMILTON DE OLIVEIRA SANTOS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2ª PROMOTORIA DE JUSTICA CRIMINAL - ITABAIANA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.716,4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859,13</text:p>
          </table:table-cell>
          <table:table-cell table:style-name="TBL_5f_0_5f_0.E5" office:value-type="string">
            <text:p text:style-name="P8">41.264,72</text:p>
          </table:table-cell>
          <table:table-cell table:style-name="TBL_5f_0_5f_0.E5" office:value-type="string">
            <text:p text:style-name="P8">4.716,48</text:p>
          </table:table-cell>
          <table:table-cell table:style-name="TBL_5f_0_5f_0.E5" office:value-type="string">
            <text:p text:style-name="P8">8.395,1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3.111,63</text:p>
          </table:table-cell>
          <table:table-cell table:style-name="TBL_5f_0_5f_0.E5" office:value-type="string">
            <text:p text:style-name="P8">28.153,09</text:p>
          </table:table-cell>
        </table:table-row>
        <table:table-row table:style-name="TBL_5f_0_5f_0.2">
          <table:table-cell table:style-name="TBL_5f_0_5f_0.A5" office:value-type="string">
            <text:p text:style-name="P7">66</text:p>
          </table:table-cell>
          <table:table-cell table:style-name="TBL_5f_0_5f_0.B5" office:value-type="string">
            <text:p text:style-name="P7">ADERBAL OLIVEIRA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INATIVOS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803,13</text:p>
          </table:table-cell>
          <table:table-cell table:style-name="TBL_5f_0_5f_0.E5" office:value-type="string">
            <text:p text:style-name="P8">1.803,1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803,13</text:p>
          </table:table-cell>
        </table:table-row>
        <table:table-row table:style-name="TBL_5f_0_5f_0.2">
          <table:table-cell table:style-name="TBL_5f_0_5f_0.A5" office:value-type="string">
            <text:p text:style-name="P7">1875</text:p>
          </table:table-cell>
          <table:table-cell table:style-name="TBL_5f_0_5f_0.B5" office:value-type="string">
            <text:p text:style-name="P7">ADIEL FEITOSA LEITE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PROMOTORIA DE JUSTICA - CANINDE DO SAO FRANCISCO </text:p>
          </table:table-cell>
          <table:table-cell table:style-name="TBL_5f_0_5f_0.E5" office:value-type="string">
            <text:p text:style-name="P8">4.174,78</text:p>
          </table:table-cell>
          <table:table-cell table:style-name="TBL_5f_0_5f_0.E5" office:value-type="string">
            <text:p text:style-name="P8">329,3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121,43</text:p>
          </table:table-cell>
          <table:table-cell table:style-name="TBL_5f_0_5f_0.E5" office:value-type="string">
            <text:p text:style-name="P8">7.625,60</text:p>
          </table:table-cell>
          <table:table-cell table:style-name="TBL_5f_0_5f_0.E5" office:value-type="string">
            <text:p text:style-name="P8">630,58</text:p>
          </table:table-cell>
          <table:table-cell table:style-name="TBL_5f_0_5f_0.E5" office:value-type="string">
            <text:p text:style-name="P8">100,7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731,30</text:p>
          </table:table-cell>
          <table:table-cell table:style-name="TBL_5f_0_5f_0.E5" office:value-type="string">
            <text:p text:style-name="P8">6.894,30</text:p>
          </table:table-cell>
        </table:table-row>
        <table:table-row table:style-name="TBL_5f_0_5f_0.2">
          <table:table-cell table:style-name="TBL_5f_0_5f_0.A5" office:value-type="string">
            <text:p text:style-name="P7">2042</text:p>
          </table:table-cell>
          <table:table-cell table:style-name="TBL_5f_0_5f_0.B5" office:value-type="string">
            <text:p text:style-name="P7">ADLER DE OLIVEIRA SANTOS</text:p>
          </table:table-cell>
          <table:table-cell table:style-name="TBL_5f_0_5f_0.B5" office:value-type="string">
            <text:p text:style-name="P7">ANALISTA DO MP -Informática - G. e A.de P. de Sistemas</text:p>
          </table:table-cell>
          <table:table-cell table:style-name="TBL_5f_0_5f_0.B5" office:value-type="string">
            <text:p text:style-name="P7">DIVISAO DE PROD. DE SOFTWARE/DTI</text:p>
          </table:table-cell>
          <table:table-cell table:style-name="TBL_5f_0_5f_0.E5" office:value-type="string">
            <text:p text:style-name="P8">7.180,89</text:p>
          </table:table-cell>
          <table:table-cell table:style-name="TBL_5f_0_5f_0.E5" office:value-type="string">
            <text:p text:style-name="P8">377,7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873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11.341,09</text:p>
          </table:table-cell>
          <table:table-cell table:style-name="TBL_5f_0_5f_0.E5" office:value-type="string">
            <text:p text:style-name="P8">1.058,20</text:p>
          </table:table-cell>
          <table:table-cell table:style-name="TBL_5f_0_5f_0.E5" office:value-type="string">
            <text:p text:style-name="P8">918,2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76,45</text:p>
          </table:table-cell>
          <table:table-cell table:style-name="TBL_5f_0_5f_0.E5" office:value-type="string">
            <text:p text:style-name="P8">9.364,64</text:p>
          </table:table-cell>
        </table:table-row>
        <table:table-row table:style-name="TBL_5f_0_5f_0.2">
          <table:table-cell table:style-name="TBL_5f_0_5f_0.A5" office:value-type="string">
            <text:p text:style-name="P7">1409</text:p>
          </table:table-cell>
          <table:table-cell table:style-name="TBL_5f_0_5f_0.B5" office:value-type="string">
            <text:p text:style-name="P7">ADNA CRISTINA DE CARVALHO VILANOVA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TURMA RECURSAL</text:p>
          </table:table-cell>
          <table:table-cell table:style-name="TBL_5f_0_5f_0.E5" office:value-type="string">
            <text:p text:style-name="P8">9.065,70</text:p>
          </table:table-cell>
          <table:table-cell table:style-name="TBL_5f_0_5f_0.E5" office:value-type="string">
            <text:p text:style-name="P8">1.359,8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354,3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14.688,91</text:p>
          </table:table-cell>
          <table:table-cell table:style-name="TBL_5f_0_5f_0.E5" office:value-type="string">
            <text:p text:style-name="P8">1.459,58</text:p>
          </table:table-cell>
          <table:table-cell table:style-name="TBL_5f_0_5f_0.E5" office:value-type="string">
            <text:p text:style-name="P8">1.596,2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055,86</text:p>
          </table:table-cell>
          <table:table-cell table:style-name="TBL_5f_0_5f_0.E5" office:value-type="string">
            <text:p text:style-name="P8">11.633,05</text:p>
          </table:table-cell>
        </table:table-row>
        <table:table-row table:style-name="TBL_5f_0_5f_0.2">
          <table:table-cell table:style-name="TBL_5f_0_5f_0.A5" office:value-type="string">
            <text:p text:style-name="P7">247</text:p>
          </table:table-cell>
          <table:table-cell table:style-name="TBL_5f_0_5f_0.B5" office:value-type="string">
            <text:p text:style-name="P7">ADRIANA DOS SANTOS OLIVEIRA</text:p>
          </table:table-cell>
          <table:table-cell table:style-name="TBL_5f_0_5f_0.B5" office:value-type="string">
            <text:p text:style-name="P7">ASSIST. ADMINISTRATIVO - requisitado</text:p>
          </table:table-cell>
          <table:table-cell table:style-name="TBL_5f_0_5f_0.B5" office:value-type="string">
            <text:p text:style-name="P7">PROMOTORIA DE JUSTICA - MARUIM 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31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3.104,42</text:p>
          </table:table-cell>
          <table:table-cell table:style-name="TBL_5f_0_5f_0.E5" office:value-type="string">
            <text:p text:style-name="P8">69,8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9,86</text:p>
          </table:table-cell>
          <table:table-cell table:style-name="TBL_5f_0_5f_0.E5" office:value-type="string">
            <text:p text:style-name="P8">3.034,56</text:p>
          </table:table-cell>
        </table:table-row>
        <table:table-row table:style-name="TBL_5f_0_5f_0.2">
          <table:table-cell table:style-name="TBL_5f_0_5f_0.A5" office:value-type="string">
            <text:p text:style-name="P7">1435</text:p>
          </table:table-cell>
          <table:table-cell table:style-name="TBL_5f_0_5f_0.B5" office:value-type="string">
            <text:p text:style-name="P7">ADRIANA FREIRE DE MENEZES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PROMOTORIA DE JUSTICA - CAPELA</text:p>
          </table:table-cell>
          <table:table-cell table:style-name="TBL_5f_0_5f_0.E5" office:value-type="string">
            <text:p text:style-name="P8">6.774,42</text:p>
          </table:table-cell>
          <table:table-cell table:style-name="TBL_5f_0_5f_0.E5" office:value-type="string">
            <text:p text:style-name="P8">1.354,8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572,36</text:p>
          </table:table-cell>
          <table:table-cell table:style-name="TBL_5f_0_5f_0.E5" office:value-type="string">
            <text:p text:style-name="P8">10.701,66</text:p>
          </table:table-cell>
          <table:table-cell table:style-name="TBL_5f_0_5f_0.E5" office:value-type="string">
            <text:p text:style-name="P8">1.138,10</text:p>
          </table:table-cell>
          <table:table-cell table:style-name="TBL_5f_0_5f_0.E5" office:value-type="string">
            <text:p text:style-name="P8">1.053,2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91,32</text:p>
          </table:table-cell>
          <table:table-cell table:style-name="TBL_5f_0_5f_0.E5" office:value-type="string">
            <text:p text:style-name="P8">8.510,34</text:p>
          </table:table-cell>
        </table:table-row>
        <table:table-row table:style-name="TBL_5f_0_5f_0.2">
          <table:table-cell table:style-name="TBL_5f_0_5f_0.A5" office:value-type="string">
            <text:p text:style-name="P7">2000</text:p>
          </table:table-cell>
          <table:table-cell table:style-name="TBL_5f_0_5f_0.B5" office:value-type="string">
            <text:p text:style-name="P7">ADRIANA NUNES SANTOS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PROMOTORIA DE JUSTICA - CAMPO DO BRITO </text:p>
          </table:table-cell>
          <table:table-cell table:style-name="TBL_5f_0_5f_0.E5" office:value-type="string">
            <text:p text:style-name="P8">3.715,54</text:p>
          </table:table-cell>
          <table:table-cell table:style-name="TBL_5f_0_5f_0.E5" office:value-type="string">
            <text:p text:style-name="P8">293,1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517,20</text:p>
          </table:table-cell>
          <table:table-cell table:style-name="TBL_5f_0_5f_0.E5" office:value-type="string">
            <text:p text:style-name="P8">6.525,90</text:p>
          </table:table-cell>
          <table:table-cell table:style-name="TBL_5f_0_5f_0.E5" office:value-type="string">
            <text:p text:style-name="P8">561,22</text:p>
          </table:table-cell>
          <table:table-cell table:style-name="TBL_5f_0_5f_0.E5" office:value-type="string">
            <text:p text:style-name="P8">162,3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723,54</text:p>
          </table:table-cell>
          <table:table-cell table:style-name="TBL_5f_0_5f_0.E5" office:value-type="string">
            <text:p text:style-name="P8">5.802,36</text:p>
          </table:table-cell>
        </table:table-row>
        <table:table-row table:style-name="TBL_5f_0_5f_0.2">
          <table:table-cell table:style-name="TBL_5f_0_5f_0.A5" office:value-type="string">
            <text:p text:style-name="P7">623</text:p>
          </table:table-cell>
          <table:table-cell table:style-name="TBL_5f_0_5f_0.B5" office:value-type="string">
            <text:p text:style-name="P7">ADRIANA RIBEIRO OLIVEIRA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3ª PROMOTORIA DE JUSTIÇA AUXILIAR DE ARACAJU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.114,3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44.976,41</text:p>
          </table:table-cell>
          <table:table-cell table:style-name="TBL_5f_0_5f_0.E5" office:value-type="string">
            <text:p text:style-name="P8">4.716,48</text:p>
          </table:table-cell>
          <table:table-cell table:style-name="TBL_5f_0_5f_0.E5" office:value-type="string">
            <text:p text:style-name="P8">7.098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1.814,59</text:p>
          </table:table-cell>
          <table:table-cell table:style-name="TBL_5f_0_5f_0.E5" office:value-type="string">
            <text:p text:style-name="P8">33.161,82</text:p>
          </table:table-cell>
        </table:table-row>
        <table:table-row table:style-name="TBL_5f_0_5f_0.2">
          <table:table-cell table:style-name="TBL_5f_0_5f_0.A5" office:value-type="string">
            <text:p text:style-name="P7">1781</text:p>
          </table:table-cell>
          <table:table-cell table:style-name="TBL_5f_0_5f_0.B5" office:value-type="string">
            <text:p text:style-name="P7">ADRIANA SICUPIRA PEREGRINO BRAGA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CONSELHO NACIONAL DO MINISTÉRIO PÚBLICO</text:p>
          </table:table-cell>
          <table:table-cell table:style-name="TBL_5f_0_5f_0.E5" office:value-type="string">
            <text:p text:style-name="P8">5.270,57</text:p>
          </table:table-cell>
          <table:table-cell table:style-name="TBL_5f_0_5f_0.E5" office:value-type="string">
            <text:p text:style-name="P8">1.054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005,3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10.502,93</text:p>
          </table:table-cell>
          <table:table-cell table:style-name="TBL_5f_0_5f_0.E5" office:value-type="string">
            <text:p text:style-name="P8">885,46</text:p>
          </table:table-cell>
          <table:table-cell table:style-name="TBL_5f_0_5f_0.E5" office:value-type="string">
            <text:p text:style-name="P8">626,4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511,89</text:p>
          </table:table-cell>
          <table:table-cell table:style-name="TBL_5f_0_5f_0.E5" office:value-type="string">
            <text:p text:style-name="P8">8.991,04</text:p>
          </table:table-cell>
        </table:table-row>
        <table:table-row table:style-name="TBL_5f_0_5f_0.2">
          <table:table-cell table:style-name="TBL_5f_0_5f_0.A5" office:value-type="string">
            <text:p text:style-name="P7">1230</text:p>
          </table:table-cell>
          <table:table-cell table:style-name="TBL_5f_0_5f_0.B5" office:value-type="string">
            <text:p text:style-name="P7">ADRIANO CARVALHO SOUZA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13ª PROCURADORIA DE JUSTICA (2ª CAMARA CIVEL)</text:p>
          </table:table-cell>
          <table:table-cell table:style-name="TBL_5f_0_5f_0.E5" office:value-type="string">
            <text:p text:style-name="P8">9.065,70</text:p>
          </table:table-cell>
          <table:table-cell table:style-name="TBL_5f_0_5f_0.E5" office:value-type="string">
            <text:p text:style-name="P8">1.359,86</text:p>
          </table:table-cell>
          <table:table-cell table:style-name="TBL_5f_0_5f_0.E5" office:value-type="string">
            <text:p text:style-name="P8">10.673,6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23.272,08</text:p>
          </table:table-cell>
          <table:table-cell table:style-name="TBL_5f_0_5f_0.E5" office:value-type="string">
            <text:p text:style-name="P8">1.459,58</text:p>
          </table:table-cell>
          <table:table-cell table:style-name="TBL_5f_0_5f_0.E5" office:value-type="string">
            <text:p text:style-name="P8">4.479,3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5.938,97</text:p>
          </table:table-cell>
          <table:table-cell table:style-name="TBL_5f_0_5f_0.E5" office:value-type="string">
            <text:p text:style-name="P8">17.333,11</text:p>
          </table:table-cell>
        </table:table-row>
        <table:table-row table:style-name="TBL_5f_0_5f_0.2">
          <table:table-cell table:style-name="TBL_5f_0_5f_0.A5" office:value-type="string">
            <text:p text:style-name="P7">2160</text:p>
          </table:table-cell>
          <table:table-cell table:style-name="TBL_5f_0_5f_0.B5" office:value-type="string">
            <text:p text:style-name="P7">ADRIANO SANTOS</text:p>
          </table:table-cell>
          <table:table-cell table:style-name="TBL_5f_0_5f_0.B5" office:value-type="string">
            <text:p text:style-name="P7">SOLDADO - requistado -BESP</text:p>
          </table:table-cell>
          <table:table-cell table:style-name="TBL_5f_0_5f_0.B5" office:value-type="string">
            <text:p text:style-name="P7">COORDENADORIA MILITAR/GABINETE DE SEGURANÇA INSTITUCIONAL-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</table:table-row>
        <table:table-row table:style-name="TBL_5f_0_5f_0.2">
          <table:table-cell table:style-name="TBL_5f_0_5f_0.A5" office:value-type="string">
            <text:p text:style-name="P7">359</text:p>
          </table:table-cell>
          <table:table-cell table:style-name="TBL_5f_0_5f_0.B5" office:value-type="string">
            <text:p text:style-name="P7">ADRIANO SANTOS DE OLIVEIRA</text:p>
          </table:table-cell>
          <table:table-cell table:style-name="TBL_5f_0_5f_0.B5" office:value-type="string">
            <text:p text:style-name="P7">ASSIST. ADMINISTRATIVO - requisitado</text:p>
          </table:table-cell>
          <table:table-cell table:style-name="TBL_5f_0_5f_0.B5" office:value-type="string">
            <text:p text:style-name="P7">PROMOTORIA DE JUSTICA - PORTO DA FOLHA 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31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3.104,42</text:p>
          </table:table-cell>
          <table:table-cell table:style-name="TBL_5f_0_5f_0.E5" office:value-type="string">
            <text:p text:style-name="P8">68,1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8,15</text:p>
          </table:table-cell>
          <table:table-cell table:style-name="TBL_5f_0_5f_0.E5" office:value-type="string">
            <text:p text:style-name="P8">3.036,27</text:p>
          </table:table-cell>
        </table:table-row>
        <table:table-row table:style-name="TBL_5f_0_5f_0.2">
          <table:table-cell table:style-name="TBL_5f_0_5f_0.A5" office:value-type="string">
            <text:p text:style-name="P7">1667</text:p>
          </table:table-cell>
          <table:table-cell table:style-name="TBL_5f_0_5f_0.B5" office:value-type="string">
            <text:p text:style-name="P7">ADRIANO ULISSES DEDA CHAGAS DE MELO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GRUPO DE APOIO OPERACIONAL - SEC. GERAL</text:p>
          </table:table-cell>
          <table:table-cell table:style-name="TBL_5f_0_5f_0.E5" office:value-type="string">
            <text:p text:style-name="P8">3.119,64</text:p>
          </table:table-cell>
          <table:table-cell table:style-name="TBL_5f_0_5f_0.E5" office:value-type="string">
            <text:p text:style-name="P8">328,1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67,2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6.324,10</text:p>
          </table:table-cell>
          <table:table-cell table:style-name="TBL_5f_0_5f_0.E5" office:value-type="string">
            <text:p text:style-name="P8">482,69</text:p>
          </table:table-cell>
          <table:table-cell table:style-name="TBL_5f_0_5f_0.E5" office:value-type="string">
            <text:p text:style-name="P8">65,3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548,06</text:p>
          </table:table-cell>
          <table:table-cell table:style-name="TBL_5f_0_5f_0.E5" office:value-type="string">
            <text:p text:style-name="P8">5.776,04</text:p>
          </table:table-cell>
        </table:table-row>
        <table:table-row table:style-name="TBL_5f_0_5f_0.2">
          <table:table-cell table:style-name="TBL_5f_0_5f_0.A5" office:value-type="string">
            <text:p text:style-name="P7">712</text:p>
          </table:table-cell>
          <table:table-cell table:style-name="TBL_5f_0_5f_0.B5" office:value-type="string">
            <text:p text:style-name="P7">ADSON ALBERTO CARDOSO DE CARVALHO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2ª PROMOTORIA DE JUSTICA CRIMINAL - LAGARTO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.465,6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368,91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48.696,58</text:p>
          </table:table-cell>
          <table:table-cell table:style-name="TBL_5f_0_5f_0.E5" office:value-type="string">
            <text:p text:style-name="P8">4.716,48</text:p>
          </table:table-cell>
          <table:table-cell table:style-name="TBL_5f_0_5f_0.E5" office:value-type="string">
            <text:p text:style-name="P8">7.181,5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1.898,03</text:p>
          </table:table-cell>
          <table:table-cell table:style-name="TBL_5f_0_5f_0.E5" office:value-type="string">
            <text:p text:style-name="P8">36.798,55</text:p>
          </table:table-cell>
        </table:table-row>
        <table:table-row table:style-name="TBL_5f_0_5f_0.2">
          <table:table-cell table:style-name="TBL_5f_0_5f_0.A5" office:value-type="string">
            <text:p text:style-name="P7">511</text:p>
          </table:table-cell>
          <table:table-cell table:style-name="TBL_5f_0_5f_0.B5" office:value-type="string">
            <text:p text:style-name="P7">AGMARIO FABIANO SANTOS CONCEICAO</text:p>
          </table:table-cell>
          <table:table-cell table:style-name="TBL_5f_0_5f_0.B5" office:value-type="string">
            <text:p text:style-name="P7">CABO - requisitado</text:p>
          </table:table-cell>
          <table:table-cell table:style-name="TBL_5f_0_5f_0.B5" office:value-type="string">
            <text:p text:style-name="P7">COORDENADORIA MILITAR/GABINETE DE SEGURANÇA INSTITUCIONAL-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</table:table-row>
        <table:table-row table:style-name="TBL_5f_0_5f_0.2">
          <table:table-cell table:style-name="TBL_5f_0_5f_0.A5" office:value-type="string">
            <text:p text:style-name="P7">1493</text:p>
          </table:table-cell>
          <table:table-cell table:style-name="TBL_5f_0_5f_0.B5" office:value-type="string">
            <text:p text:style-name="P7">AGNALDO SILVA SANTOS</text:p>
          </table:table-cell>
          <table:table-cell table:style-name="TBL_5f_0_5f_0.B5" office:value-type="string">
            <text:p text:style-name="P7">MOTORISTA OFICIAL</text:p>
          </table:table-cell>
          <table:table-cell table:style-name="TBL_5f_0_5f_0.B5" office:value-type="string">
            <text:p text:style-name="P7">INATIVOS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803,13</text:p>
          </table:table-cell>
          <table:table-cell table:style-name="TBL_5f_0_5f_0.E5" office:value-type="string">
            <text:p text:style-name="P8">1.803,1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803,13</text:p>
          </table:table-cell>
        </table:table-row>
        <table:table-row table:style-name="TBL_5f_0_5f_0.2">
          <table:table-cell table:style-name="TBL_5f_0_5f_0.A5" office:value-type="string">
            <text:p text:style-name="P7">2183</text:p>
          </table:table-cell>
          <table:table-cell table:style-name="TBL_5f_0_5f_0.B5" office:value-type="string">
            <text:p text:style-name="P7">AILA BATISTA DE OLIVEIRA</text:p>
          </table:table-cell>
          <table:table-cell table:style-name="TBL_5f_0_5f_0.B5" office:value-type="string">
            <text:p text:style-name="P7">ASSESSOR OPERACIONAL FUNCIONAL </text:p>
          </table:table-cell>
          <table:table-cell table:style-name="TBL_5f_0_5f_0.B5" office:value-type="string">
            <text:p text:style-name="P7">ASSESSORIA DO PROCURADOR-GERAL DE JUSTICA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.260,36</text:p>
          </table:table-cell>
          <table:table-cell table:style-name="TBL_5f_0_5f_0.E5" office:value-type="string">
            <text:p text:style-name="P8">1.205,8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7.375,17</text:p>
          </table:table-cell>
          <table:table-cell table:style-name="TBL_5f_0_5f_0.E5" office:value-type="string">
            <text:p text:style-name="P8">455,39</text:p>
          </table:table-cell>
          <table:table-cell table:style-name="TBL_5f_0_5f_0.E5" office:value-type="string">
            <text:p text:style-name="P8">187,5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42,90</text:p>
          </table:table-cell>
          <table:table-cell table:style-name="TBL_5f_0_5f_0.E5" office:value-type="string">
            <text:p text:style-name="P8">6.732,27</text:p>
          </table:table-cell>
        </table:table-row>
        <table:table-row table:style-name="TBL_5f_0_5f_0.2">
          <table:table-cell table:style-name="TBL_5f_0_5f_0.A5" office:value-type="string">
            <text:p text:style-name="P7">1149</text:p>
          </table:table-cell>
          <table:table-cell table:style-name="TBL_5f_0_5f_0.B5" office:value-type="string">
            <text:p text:style-name="P7">ALAN FERREIRA HORA</text:p>
          </table:table-cell>
          <table:table-cell table:style-name="TBL_5f_0_5f_0.B5" office:value-type="string">
            <text:p text:style-name="P7">ASSIST. ADMINISTRATIVO - requisitado</text:p>
          </table:table-cell>
          <table:table-cell table:style-name="TBL_5f_0_5f_0.B5" office:value-type="string">
            <text:p text:style-name="P7">PROMOTORIA DE JUSTICA - PORTO DA FOLHA 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31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2.840,49</text:p>
          </table:table-cell>
          <table:table-cell table:style-name="TBL_5f_0_5f_0.E5" office:value-type="string">
            <text:p text:style-name="P8">69,8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9,86</text:p>
          </table:table-cell>
          <table:table-cell table:style-name="TBL_5f_0_5f_0.E5" office:value-type="string">
            <text:p text:style-name="P8">2.770,63</text:p>
          </table:table-cell>
        </table:table-row>
        <table:table-row table:style-name="TBL_5f_0_5f_0.2">
          <table:table-cell table:style-name="TBL_5f_0_5f_0.A5" office:value-type="string">
            <text:p text:style-name="P7">2138</text:p>
          </table:table-cell>
          <table:table-cell table:style-name="TBL_5f_0_5f_0.B5" office:value-type="string">
            <text:p text:style-name="P7">ALAN VICTOR BATISTA DOS SANTOS</text:p>
          </table:table-cell>
          <table:table-cell table:style-name="TBL_5f_0_5f_0.B5" office:value-type="string">
            <text:p text:style-name="P7">CABO - requisitado</text:p>
          </table:table-cell>
          <table:table-cell table:style-name="TBL_5f_0_5f_0.B5" office:value-type="string">
            <text:p text:style-name="P7">GABINETE DE SEGURANCA INSTITUCIONAL - 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1.138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4.274,4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4,6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4,61</text:p>
          </table:table-cell>
          <table:table-cell table:style-name="TBL_5f_0_5f_0.E5" office:value-type="string">
            <text:p text:style-name="P8">4.239,81</text:p>
          </table:table-cell>
        </table:table-row>
        <table:table-row table:style-name="TBL_5f_0_5f_0.2">
          <table:table-cell table:style-name="TBL_5f_0_5f_0.A5" office:value-type="string">
            <text:p text:style-name="P7">1930</text:p>
          </table:table-cell>
          <table:table-cell table:style-name="TBL_5f_0_5f_0.B5" office:value-type="string">
            <text:p text:style-name="P7">ALANNA CORREIA SILVA DE CARVALHO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1ª PROMOTORIA DE JUSTICA CRIMINAL - NOSSA SENHORA DO SOCORRO</text:p>
          </table:table-cell>
          <table:table-cell table:style-name="TBL_5f_0_5f_0.E5" office:value-type="string">
            <text:p text:style-name="P8">6.736,08</text:p>
          </table:table-cell>
          <table:table-cell table:style-name="TBL_5f_0_5f_0.E5" office:value-type="string">
            <text:p text:style-name="P8">531,4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729,0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46,44</text:p>
          </table:table-cell>
          <table:table-cell table:style-name="TBL_5f_0_5f_0.E5" office:value-type="string">
            <text:p text:style-name="P8">11.143,08</text:p>
          </table:table-cell>
          <table:table-cell table:style-name="TBL_5f_0_5f_0.E5" office:value-type="string">
            <text:p text:style-name="P8">1.017,46</text:p>
          </table:table-cell>
          <table:table-cell table:style-name="TBL_5f_0_5f_0.E5" office:value-type="string">
            <text:p text:style-name="P8">849,4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866,87</text:p>
          </table:table-cell>
          <table:table-cell table:style-name="TBL_5f_0_5f_0.E5" office:value-type="string">
            <text:p text:style-name="P8">9.276,21</text:p>
          </table:table-cell>
        </table:table-row>
        <table:table-row table:style-name="TBL_5f_0_5f_0.2">
          <table:table-cell table:style-name="TBL_5f_0_5f_0.A5" office:value-type="string">
            <text:p text:style-name="P7">2125</text:p>
          </table:table-cell>
          <table:table-cell table:style-name="TBL_5f_0_5f_0.B5" office:value-type="string">
            <text:p text:style-name="P7">ALBERTO BATISTA SANTOS</text:p>
          </table:table-cell>
          <table:table-cell table:style-name="TBL_5f_0_5f_0.B5" office:value-type="string">
            <text:p text:style-name="P7">3º SARGENTO - requisitado</text:p>
          </table:table-cell>
          <table:table-cell table:style-name="TBL_5f_0_5f_0.B5" office:value-type="string">
            <text:p text:style-name="P7">COORDENADORIA MILITAR/GABINETE DE SEGURANÇA INSTITUCIONAL-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</table:table-row>
        <table:table-row table:style-name="TBL_5f_0_5f_0.2">
          <table:table-cell table:style-name="TBL_5f_0_5f_0.A5" office:value-type="string">
            <text:p text:style-name="P7">1445</text:p>
          </table:table-cell>
          <table:table-cell table:style-name="TBL_5f_0_5f_0.B5" office:value-type="string">
            <text:p text:style-name="P7">ALBERTO RODRIGUES CARDOSO DA SILVA</text:p>
          </table:table-cell>
          <table:table-cell table:style-name="TBL_5f_0_5f_0.B5" office:value-type="string">
            <text:p text:style-name="P7">ANALISTA DO MP- CONTADOR</text:p>
          </table:table-cell>
          <table:table-cell table:style-name="TBL_5f_0_5f_0.B5" office:value-type="string">
            <text:p text:style-name="P7">DIVISAO DE CONTROLE INTERNO</text:p>
          </table:table-cell>
          <table:table-cell table:style-name="TBL_5f_0_5f_0.E5" office:value-type="string">
            <text:p text:style-name="P8">8.552,55</text:p>
          </table:table-cell>
          <table:table-cell table:style-name="TBL_5f_0_5f_0.E5" office:value-type="string">
            <text:p text:style-name="P8">1.282,8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11.744,42</text:p>
          </table:table-cell>
          <table:table-cell table:style-name="TBL_5f_0_5f_0.E5" office:value-type="string">
            <text:p text:style-name="P8">1.376,96</text:p>
          </table:table-cell>
          <table:table-cell table:style-name="TBL_5f_0_5f_0.E5" office:value-type="string">
            <text:p text:style-name="P8">1.456,7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833,68</text:p>
          </table:table-cell>
          <table:table-cell table:style-name="TBL_5f_0_5f_0.E5" office:value-type="string">
            <text:p text:style-name="P8">8.910,74</text:p>
          </table:table-cell>
        </table:table-row>
        <table:table-row table:style-name="TBL_5f_0_5f_0.2">
          <table:table-cell table:style-name="TBL_5f_0_5f_0.A5" office:value-type="string">
            <text:p text:style-name="P7">214</text:p>
          </table:table-cell>
          <table:table-cell table:style-name="TBL_5f_0_5f_0.B5" office:value-type="string">
            <text:p text:style-name="P7">ALBERTO VINICIUS DE MELO SANTOS</text:p>
          </table:table-cell>
          <table:table-cell table:style-name="TBL_5f_0_5f_0.B5" office:value-type="string">
            <text:p text:style-name="P7">PROGRAMADOR</text:p>
          </table:table-cell>
          <table:table-cell table:style-name="TBL_5f_0_5f_0.B5" office:value-type="string">
            <text:p text:style-name="P7">DIRETORIA DE TECNOLOGIA DA INFORMACAO</text:p>
          </table:table-cell>
          <table:table-cell table:style-name="TBL_5f_0_5f_0.E5" office:value-type="string">
            <text:p text:style-name="P8">5.270,57</text:p>
          </table:table-cell>
          <table:table-cell table:style-name="TBL_5f_0_5f_0.E5" office:value-type="string">
            <text:p text:style-name="P8">4.644,3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859,13</text:p>
          </table:table-cell>
          <table:table-cell table:style-name="TBL_5f_0_5f_0.E5" office:value-type="string">
            <text:p text:style-name="P8">12.774,06</text:p>
          </table:table-cell>
          <table:table-cell table:style-name="TBL_5f_0_5f_0.E5" office:value-type="string">
            <text:p text:style-name="P8">1.388,09</text:p>
          </table:table-cell>
          <table:table-cell table:style-name="TBL_5f_0_5f_0.E5" office:value-type="string">
            <text:p text:style-name="P8">1.032,6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420,78</text:p>
          </table:table-cell>
          <table:table-cell table:style-name="TBL_5f_0_5f_0.E5" office:value-type="string">
            <text:p text:style-name="P8">10.353,28</text:p>
          </table:table-cell>
        </table:table-row>
        <table:table-row table:style-name="TBL_5f_0_5f_0.2">
          <table:table-cell table:style-name="TBL_5f_0_5f_0.A5" office:value-type="string">
            <text:p text:style-name="P7">1471</text:p>
          </table:table-cell>
          <table:table-cell table:style-name="TBL_5f_0_5f_0.B5" office:value-type="string">
            <text:p text:style-name="P7">ALDELEINE MELHOR BARBOSA</text:p>
          </table:table-cell>
          <table:table-cell table:style-name="TBL_5f_0_5f_0.B5" office:value-type="string">
            <text:p text:style-name="P7">PROMOTOR DE JUSTIÇA DE ENTR. INICIAL</text:p>
          </table:table-cell>
          <table:table-cell table:style-name="TBL_5f_0_5f_0.B5" office:value-type="string">
            <text:p text:style-name="P7">PROMOTORIA DE JUSTICA - FREI PAULO</text:p>
          </table:table-cell>
          <table:table-cell table:style-name="TBL_5f_0_5f_0.E5" office:value-type="string">
            <text:p text:style-name="P8">32.004,6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33.913,64</text:p>
          </table:table-cell>
          <table:table-cell table:style-name="TBL_5f_0_5f_0.E5" office:value-type="string">
            <text:p text:style-name="P8">4.480,65</text:p>
          </table:table-cell>
          <table:table-cell table:style-name="TBL_5f_0_5f_0.E5" office:value-type="string">
            <text:p text:style-name="P8">6.647,6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1.128,25</text:p>
          </table:table-cell>
          <table:table-cell table:style-name="TBL_5f_0_5f_0.E5" office:value-type="string">
            <text:p text:style-name="P8">22.785,39</text:p>
          </table:table-cell>
        </table:table-row>
        <table:table-row table:style-name="TBL_5f_0_5f_0.2">
          <table:table-cell table:style-name="TBL_5f_0_5f_0.A5" office:value-type="string">
            <text:p text:style-name="P7">162</text:p>
          </table:table-cell>
          <table:table-cell table:style-name="TBL_5f_0_5f_0.B5" office:value-type="string">
            <text:p text:style-name="P7">ALDO SOUZA ARAGAO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3ª PROMOTORIA DE JUSTICA DISTRITAL - ARACAJU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368,91</text:p>
          </table:table-cell>
          <table:table-cell table:style-name="TBL_5f_0_5f_0.E5" office:value-type="string">
            <text:p text:style-name="P8">2.384,07</text:p>
          </table:table-cell>
          <table:table-cell table:style-name="TBL_5f_0_5f_0.E5" office:value-type="string">
            <text:p text:style-name="P8">39.442,09</text:p>
          </table:table-cell>
          <table:table-cell table:style-name="TBL_5f_0_5f_0.E5" office:value-type="string">
            <text:p text:style-name="P8">4.716,48</text:p>
          </table:table-cell>
          <table:table-cell table:style-name="TBL_5f_0_5f_0.E5" office:value-type="string">
            <text:p text:style-name="P8">8.024,5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2.741,04</text:p>
          </table:table-cell>
          <table:table-cell table:style-name="TBL_5f_0_5f_0.E5" office:value-type="string">
            <text:p text:style-name="P8">26.701,05</text:p>
          </table:table-cell>
        </table:table-row>
        <table:table-row table:style-name="TBL_5f_0_5f_0.2">
          <table:table-cell table:style-name="TBL_5f_0_5f_0.A5" office:value-type="string">
            <text:p text:style-name="P7">1287</text:p>
          </table:table-cell>
          <table:table-cell table:style-name="TBL_5f_0_5f_0.B5" office:value-type="string">
            <text:p text:style-name="P7">ALESSANDRA ALVES DE OLIVEIRA MENEZES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1ª PROMOTORIA DE JUSTICA - ESTANCIA</text:p>
          </table:table-cell>
          <table:table-cell table:style-name="TBL_5f_0_5f_0.E5" office:value-type="string">
            <text:p text:style-name="P8">8.552,55</text:p>
          </table:table-cell>
          <table:table-cell table:style-name="TBL_5f_0_5f_0.E5" office:value-type="string">
            <text:p text:style-name="P8">2.565,7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294,1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781,13</text:p>
          </table:table-cell>
          <table:table-cell table:style-name="TBL_5f_0_5f_0.E5" office:value-type="string">
            <text:p text:style-name="P8">17.193,58</text:p>
          </table:table-cell>
          <table:table-cell table:style-name="TBL_5f_0_5f_0.E5" office:value-type="string">
            <text:p text:style-name="P8">1.556,56</text:p>
          </table:table-cell>
          <table:table-cell table:style-name="TBL_5f_0_5f_0.E5" office:value-type="string">
            <text:p text:style-name="P8">1.655,8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212,41</text:p>
          </table:table-cell>
          <table:table-cell table:style-name="TBL_5f_0_5f_0.E5" office:value-type="string">
            <text:p text:style-name="P8">13.981,17</text:p>
          </table:table-cell>
        </table:table-row>
        <table:table-row table:style-name="TBL_5f_0_5f_0.2">
          <table:table-cell table:style-name="TBL_5f_0_5f_0.A5" office:value-type="string">
            <text:p text:style-name="P7">826</text:p>
          </table:table-cell>
          <table:table-cell table:style-name="TBL_5f_0_5f_0.B5" office:value-type="string">
            <text:p text:style-name="P7">ALESSANDRA PEDRAL DE SANTANA SUZART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1ª PROMOTORIA DE JUSTICA CRIMINAL - LAGARTO 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35.862,03</text:p>
          </table:table-cell>
          <table:table-cell table:style-name="TBL_5f_0_5f_0.E5" office:value-type="string">
            <text:p text:style-name="P8">4.716,48</text:p>
          </table:table-cell>
          <table:table-cell table:style-name="TBL_5f_0_5f_0.E5" office:value-type="string">
            <text:p text:style-name="P8">7.045,9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1.762,46</text:p>
          </table:table-cell>
          <table:table-cell table:style-name="TBL_5f_0_5f_0.E5" office:value-type="string">
            <text:p text:style-name="P8">24.099,57</text:p>
          </table:table-cell>
        </table:table-row>
        <table:table-row table:style-name="TBL_5f_0_5f_0.2">
          <table:table-cell table:style-name="TBL_5f_0_5f_0.A5" office:value-type="string">
            <text:p text:style-name="P7">1561</text:p>
          </table:table-cell>
          <table:table-cell table:style-name="TBL_5f_0_5f_0.B5" office:value-type="string">
            <text:p text:style-name="P7">ALESSANDRA SOUZA DE SANTANA</text:p>
          </table:table-cell>
          <table:table-cell table:style-name="TBL_5f_0_5f_0.B5" office:value-type="string">
            <text:p text:style-name="P7">ANALISTA DO MP -Informática - G. e A.de P. de Sistemas</text:p>
          </table:table-cell>
          <table:table-cell table:style-name="TBL_5f_0_5f_0.B5" office:value-type="string">
            <text:p text:style-name="P7">DIVISAO DE PLANEJAMENTO ESTRATEGICO E PROJETOS</text:p>
          </table:table-cell>
          <table:table-cell table:style-name="TBL_5f_0_5f_0.E5" office:value-type="string">
            <text:p text:style-name="P8">8.552,55</text:p>
          </table:table-cell>
          <table:table-cell table:style-name="TBL_5f_0_5f_0.E5" office:value-type="string">
            <text:p text:style-name="P8">899,73</text:p>
          </table:table-cell>
          <table:table-cell table:style-name="TBL_5f_0_5f_0.E5" office:value-type="string">
            <text:p text:style-name="P8">5.632,5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17.257,79</text:p>
          </table:table-cell>
          <table:table-cell table:style-name="TBL_5f_0_5f_0.E5" office:value-type="string">
            <text:p text:style-name="P8">1.323,32</text:p>
          </table:table-cell>
          <table:table-cell table:style-name="TBL_5f_0_5f_0.E5" office:value-type="string">
            <text:p text:style-name="P8">2.915,0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.238,39</text:p>
          </table:table-cell>
          <table:table-cell table:style-name="TBL_5f_0_5f_0.E5" office:value-type="string">
            <text:p text:style-name="P8">13.019,40</text:p>
          </table:table-cell>
        </table:table-row>
        <table:table-row table:style-name="TBL_5f_0_5f_0.2">
          <table:table-cell table:style-name="TBL_5f_0_5f_0.A5" office:value-type="string">
            <text:p text:style-name="P7">1326</text:p>
          </table:table-cell>
          <table:table-cell table:style-name="TBL_5f_0_5f_0.B5" office:value-type="string">
            <text:p text:style-name="P7">ALEX ESTEVAM DE SOUZA LEITE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PROMOTORIA DE JUSTICA MILITAR </text:p>
          </table:table-cell>
          <table:table-cell table:style-name="TBL_5f_0_5f_0.E5" office:value-type="string">
            <text:p text:style-name="P8">10.186,22</text:p>
          </table:table-cell>
          <table:table-cell table:style-name="TBL_5f_0_5f_0.E5" office:value-type="string">
            <text:p text:style-name="P8">1.527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13.623,14</text:p>
          </table:table-cell>
          <table:table-cell table:style-name="TBL_5f_0_5f_0.E5" office:value-type="string">
            <text:p text:style-name="P8">1.639,98</text:p>
          </table:table-cell>
          <table:table-cell table:style-name="TBL_5f_0_5f_0.E5" office:value-type="string">
            <text:p text:style-name="P8">1.796,7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436,74</text:p>
          </table:table-cell>
          <table:table-cell table:style-name="TBL_5f_0_5f_0.E5" office:value-type="string">
            <text:p text:style-name="P8">10.186,40</text:p>
          </table:table-cell>
        </table:table-row>
        <table:table-row table:style-name="TBL_5f_0_5f_0.2">
          <table:table-cell table:style-name="TBL_5f_0_5f_0.A5" office:value-type="string">
            <text:p text:style-name="P7">656</text:p>
          </table:table-cell>
          <table:table-cell table:style-name="TBL_5f_0_5f_0.B5" office:value-type="string">
            <text:p text:style-name="P7">ALEX MAIA ESMERALDO DE OLIVEIRA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1ª PROMOTORIA DE JUSTICA - NOSSA SENHORA DA GLORIA 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35.862,03</text:p>
          </table:table-cell>
          <table:table-cell table:style-name="TBL_5f_0_5f_0.E5" office:value-type="string">
            <text:p text:style-name="P8">4.716,48</text:p>
          </table:table-cell>
          <table:table-cell table:style-name="TBL_5f_0_5f_0.E5" office:value-type="string">
            <text:p text:style-name="P8">7.045,9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1.762,46</text:p>
          </table:table-cell>
          <table:table-cell table:style-name="TBL_5f_0_5f_0.E5" office:value-type="string">
            <text:p text:style-name="P8">24.099,57</text:p>
          </table:table-cell>
        </table:table-row>
        <table:table-row table:style-name="TBL_5f_0_5f_0.2">
          <table:table-cell table:style-name="TBL_5f_0_5f_0.A5" office:value-type="string">
            <text:p text:style-name="P7">2197</text:p>
          </table:table-cell>
          <table:table-cell table:style-name="TBL_5f_0_5f_0.B5" office:value-type="string">
            <text:p text:style-name="P7">ALEX SANTOS DO CARMO</text:p>
          </table:table-cell>
          <table:table-cell table:style-name="TBL_5f_0_5f_0.B5" office:value-type="string">
            <text:p text:style-name="P7">3º SARGENTO - requisitado</text:p>
          </table:table-cell>
          <table:table-cell table:style-name="TBL_5f_0_5f_0.B5" office:value-type="string">
            <text:p text:style-name="P7">COORDENADORIA MILITAR/GABINETE DE SEGURANÇA INSTITUCIONAL-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</table:table-row>
        <table:table-row table:style-name="TBL_5f_0_5f_0.2">
          <table:table-cell table:style-name="TBL_5f_0_5f_0.A5" office:value-type="string">
            <text:p text:style-name="P7">2104</text:p>
          </table:table-cell>
          <table:table-cell table:style-name="TBL_5f_0_5f_0.B5" office:value-type="string">
            <text:p text:style-name="P7">ALEXANDER REZENDE LIMA</text:p>
          </table:table-cell>
          <table:table-cell table:style-name="TBL_5f_0_5f_0.B5" office:value-type="string">
            <text:p text:style-name="P7">TÉCNICO DO MP - Manut. Sup. Eq. de Inf. e Software</text:p>
          </table:table-cell>
          <table:table-cell table:style-name="TBL_5f_0_5f_0.B5" office:value-type="string">
            <text:p text:style-name="P7">DIVISAO DE SUPORTE</text:p>
          </table:table-cell>
          <table:table-cell table:style-name="TBL_5f_0_5f_0.E5" office:value-type="string">
            <text:p text:style-name="P8">3.715,5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5.888,46</text:p>
          </table:table-cell>
          <table:table-cell table:style-name="TBL_5f_0_5f_0.E5" office:value-type="string">
            <text:p text:style-name="P8">520,18</text:p>
          </table:table-cell>
          <table:table-cell table:style-name="TBL_5f_0_5f_0.E5" office:value-type="string">
            <text:p text:style-name="P8">68,4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588,59</text:p>
          </table:table-cell>
          <table:table-cell table:style-name="TBL_5f_0_5f_0.E5" office:value-type="string">
            <text:p text:style-name="P8">5.299,87</text:p>
          </table:table-cell>
        </table:table-row>
        <table:table-row table:style-name="TBL_5f_0_5f_0.2">
          <table:table-cell table:style-name="TBL_5f_0_5f_0.A5" office:value-type="string">
            <text:p text:style-name="P7">625</text:p>
          </table:table-cell>
          <table:table-cell table:style-name="TBL_5f_0_5f_0.B5" office:value-type="string">
            <text:p text:style-name="P7">ALEXANDRE ALBAGLI OLIVEIRA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2ª PROMOTORIA DE JUSTICA - ITAPORANGA D'AJUDA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35.862,03</text:p>
          </table:table-cell>
          <table:table-cell table:style-name="TBL_5f_0_5f_0.E5" office:value-type="string">
            <text:p text:style-name="P8">4.716,48</text:p>
          </table:table-cell>
          <table:table-cell table:style-name="TBL_5f_0_5f_0.E5" office:value-type="string">
            <text:p text:style-name="P8">6.993,8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1.710,32</text:p>
          </table:table-cell>
          <table:table-cell table:style-name="TBL_5f_0_5f_0.E5" office:value-type="string">
            <text:p text:style-name="P8">24.151,71</text:p>
          </table:table-cell>
        </table:table-row>
        <table:table-row table:style-name="TBL_5f_0_5f_0.2">
          <table:table-cell table:style-name="TBL_5f_0_5f_0.A5" office:value-type="string">
            <text:p text:style-name="P7">176</text:p>
          </table:table-cell>
          <table:table-cell table:style-name="TBL_5f_0_5f_0.B5" office:value-type="string">
            <text:p text:style-name="P7">ALEXANDRE ANDRADE DE SOUZA</text:p>
          </table:table-cell>
          <table:table-cell table:style-name="TBL_5f_0_5f_0.B5" office:value-type="string">
            <text:p text:style-name="P7">ANALISTA DE SISTEMAS</text:p>
          </table:table-cell>
          <table:table-cell table:style-name="TBL_5f_0_5f_0.B5" office:value-type="string">
            <text:p text:style-name="P7">DIRETORIA DE TECNOLOGIA DA INFORMACAO</text:p>
          </table:table-cell>
          <table:table-cell table:style-name="TBL_5f_0_5f_0.E5" office:value-type="string">
            <text:p text:style-name="P8">10.186,22</text:p>
          </table:table-cell>
          <table:table-cell table:style-name="TBL_5f_0_5f_0.E5" office:value-type="string">
            <text:p text:style-name="P8">16.717,0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5.898,5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34.974,75</text:p>
          </table:table-cell>
          <table:table-cell table:style-name="TBL_5f_0_5f_0.E5" office:value-type="string">
            <text:p text:style-name="P8">3.766,46</text:p>
          </table:table-cell>
          <table:table-cell table:style-name="TBL_5f_0_5f_0.E5" office:value-type="string">
            <text:p text:style-name="P8">5.441,1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.207,59</text:p>
          </table:table-cell>
          <table:table-cell table:style-name="TBL_5f_0_5f_0.E5" office:value-type="string">
            <text:p text:style-name="P8">25.767,16</text:p>
          </table:table-cell>
        </table:table-row>
      </table:table>
      <table:table table:name="TBL_0_1" table:style-name="TBL_5f_0_5f_1">
        <table:table-column table:style-name="TBL_5f_0_5f_1.A"/>
        <table:table-column table:style-name="TBL_5f_0_5f_1.B"/>
        <table:table-column table:style-name="TBL_5f_0_5f_1.C"/>
        <table:table-column table:style-name="TBL_5f_0_5f_1.D"/>
        <table:table-column table:style-name="TBL_5f_0_5f_1.E"/>
        <table:table-column table:style-name="TBL_5f_0_5f_1.F"/>
        <table:table-column table:style-name="TBL_5f_0_5f_1.G"/>
        <table:table-column table:style-name="TBL_5f_0_5f_1.H"/>
        <table:table-column table:style-name="TBL_5f_0_5f_1.I"/>
        <table:table-column table:style-name="TBL_5f_0_5f_1.J"/>
        <table:table-column table:style-name="TBL_5f_0_5f_1.E"/>
        <table:table-column table:style-name="TBL_5f_0_5f_1.L" table:number-columns-repeated="2"/>
        <table:table-column table:style-name="TBL_5f_0_5f_1.J"/>
        <table:table-column table:style-name="TBL_5f_0_5f_1.O"/>
        <table:table-column table:style-name="TBL_5f_0_5f_1.P"/>
        <table:table-column table:style-name="TBL_5f_0_5f_1.Q"/>
        <table:table-column table:style-name="TBL_5f_0_5f_1.R"/>
        <table:table-row table:style-name="TBL_5f_0_5f_1.1">
          <table:table-cell table:style-name="TBL_5f_0_5f_1.A1" office:value-type="string">
            <text:p text:style-name="P7"><text:bookmark text:name="JR_PAGE_ANCHOR_0_2"/>1568</text:p>
          </table:table-cell>
          <table:table-cell table:style-name="TBL_5f_0_5f_1.B1" office:value-type="string">
            <text:p text:style-name="P7">ALEXANDRE FRANCO BARRETO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CENTRO DE APOIO OPERACIONAL DO MEIO AMBIENTE, URBANISMO, PATRIMONIO SOCIAL E CULTURAL</text:p>
          </table:table-cell>
          <table:table-cell table:style-name="TBL_5f_0_5f_1.E1" office:value-type="string">
            <text:p text:style-name="P8">4.425,27</text:p>
          </table:table-cell>
          <table:table-cell table:style-name="TBL_5f_0_5f_1.E1" office:value-type="string">
            <text:p text:style-name="P8">1.106,3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0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8.104,51</text:p>
          </table:table-cell>
          <table:table-cell table:style-name="TBL_5f_0_5f_1.E1" office:value-type="string">
            <text:p text:style-name="P8">774,42</text:p>
          </table:table-cell>
          <table:table-cell table:style-name="TBL_5f_0_5f_1.E1" office:value-type="string">
            <text:p text:style-name="P8">548,8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323,28</text:p>
          </table:table-cell>
          <table:table-cell table:style-name="TBL_5f_0_5f_1.E1" office:value-type="string">
            <text:p text:style-name="P8">6.781,23</text:p>
          </table:table-cell>
        </table:table-row>
        <table:table-row table:style-name="TBL_5f_0_5f_1.1">
          <table:table-cell table:style-name="TBL_5f_0_5f_1.A1" office:value-type="string">
            <text:p text:style-name="P7">1694</text:p>
          </table:table-cell>
          <table:table-cell table:style-name="TBL_5f_0_5f_1.B1" office:value-type="string">
            <text:p text:style-name="P7">ALEXANDRE GONCALVES SILV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2ª PROMOTORIA DE JUSTICA - LAGARTO </text:p>
          </table:table-cell>
          <table:table-cell table:style-name="TBL_5f_0_5f_1.E1" office:value-type="string">
            <text:p text:style-name="P8">7.611,74</text:p>
          </table:table-cell>
          <table:table-cell table:style-name="TBL_5f_0_5f_1.E1" office:value-type="string">
            <text:p text:style-name="P8">1.522,3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572,36</text:p>
          </table:table-cell>
          <table:table-cell table:style-name="TBL_5f_0_5f_1.E1" office:value-type="string">
            <text:p text:style-name="P8">11.706,45</text:p>
          </table:table-cell>
          <table:table-cell table:style-name="TBL_5f_0_5f_1.E1" office:value-type="string">
            <text:p text:style-name="P8">1.278,77</text:p>
          </table:table-cell>
          <table:table-cell table:style-name="TBL_5f_0_5f_1.E1" office:value-type="string">
            <text:p text:style-name="P8">1.290,8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569,62</text:p>
          </table:table-cell>
          <table:table-cell table:style-name="TBL_5f_0_5f_1.E1" office:value-type="string">
            <text:p text:style-name="P8">9.136,83</text:p>
          </table:table-cell>
        </table:table-row>
        <table:table-row table:style-name="TBL_5f_0_5f_1.1">
          <table:table-cell table:style-name="TBL_5f_0_5f_1.A1" office:value-type="string">
            <text:p text:style-name="P7">1530</text:p>
          </table:table-cell>
          <table:table-cell table:style-name="TBL_5f_0_5f_1.B1" office:value-type="string">
            <text:p text:style-name="P7">ALEXANDRE MENDONCA SANTOS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8ª PROMOTORIA DE JUSTICA DOS DIREITOS DO CIDADAO</text:p>
          </table:table-cell>
          <table:table-cell table:style-name="TBL_5f_0_5f_1.E1" office:value-type="string">
            <text:p text:style-name="P8">8.552,55</text:p>
          </table:table-cell>
          <table:table-cell table:style-name="TBL_5f_0_5f_1.E1" office:value-type="string">
            <text:p text:style-name="P8">899,7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1.361,27</text:p>
          </table:table-cell>
          <table:table-cell table:style-name="TBL_5f_0_5f_1.E1" office:value-type="string">
            <text:p text:style-name="P8">1.323,32</text:p>
          </table:table-cell>
          <table:table-cell table:style-name="TBL_5f_0_5f_1.E1" office:value-type="string">
            <text:p text:style-name="P8">1.313,9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637,29</text:p>
          </table:table-cell>
          <table:table-cell table:style-name="TBL_5f_0_5f_1.E1" office:value-type="string">
            <text:p text:style-name="P8">8.723,98</text:p>
          </table:table-cell>
        </table:table-row>
        <table:table-row table:style-name="TBL_5f_0_5f_1.1">
          <table:table-cell table:style-name="TBL_5f_0_5f_1.A1" office:value-type="string">
            <text:p text:style-name="P7">660</text:p>
          </table:table-cell>
          <table:table-cell table:style-name="TBL_5f_0_5f_1.B1" office:value-type="string">
            <text:p text:style-name="P7">ALEXANDRO SAMPAIO SANTANA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1ª PROMOTORIA DE JUSTICA CRIMINAL - SAO CRISTOVAO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0.175,5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368,91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49.406,46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7.920,2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2.636,77</text:p>
          </table:table-cell>
          <table:table-cell table:style-name="TBL_5f_0_5f_1.E1" office:value-type="string">
            <text:p text:style-name="P8">36.769,69</text:p>
          </table:table-cell>
        </table:table-row>
        <table:table-row table:style-name="TBL_5f_0_5f_1.1">
          <table:table-cell table:style-name="TBL_5f_0_5f_1.A1" office:value-type="string">
            <text:p text:style-name="P7">1738</text:p>
          </table:table-cell>
          <table:table-cell table:style-name="TBL_5f_0_5f_1.B1" office:value-type="string">
            <text:p text:style-name="P7">ALEXSANDRO AZEVEDO GUIMARAES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PROMOTORIA DE JUSTICA ESPECIAL CIVEL E CRIMINAL - SAO CRISTOVAO </text:p>
          </table:table-cell>
          <table:table-cell table:style-name="TBL_5f_0_5f_1.E1" office:value-type="string">
            <text:p text:style-name="P8">3.505,23</text:p>
          </table:table-cell>
          <table:table-cell table:style-name="TBL_5f_0_5f_1.E1" office:value-type="string">
            <text:p text:style-name="P8">368,7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46,44</text:p>
          </table:table-cell>
          <table:table-cell table:style-name="TBL_5f_0_5f_1.E1" office:value-type="string">
            <text:p text:style-name="P8">6.020,42</text:p>
          </table:table-cell>
          <table:table-cell table:style-name="TBL_5f_0_5f_1.E1" office:value-type="string">
            <text:p text:style-name="P8">542,36</text:p>
          </table:table-cell>
          <table:table-cell table:style-name="TBL_5f_0_5f_1.E1" office:value-type="string">
            <text:p text:style-name="P8">116,5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658,86</text:p>
          </table:table-cell>
          <table:table-cell table:style-name="TBL_5f_0_5f_1.E1" office:value-type="string">
            <text:p text:style-name="P8">5.361,56</text:p>
          </table:table-cell>
        </table:table-row>
        <table:table-row table:style-name="TBL_5f_0_5f_1.1">
          <table:table-cell table:style-name="TBL_5f_0_5f_1.A1" office:value-type="string">
            <text:p text:style-name="P7">2131</text:p>
          </table:table-cell>
          <table:table-cell table:style-name="TBL_5f_0_5f_1.B1" office:value-type="string">
            <text:p text:style-name="P7">ALEXSANDRO CARLOS DE JESUS</text:p>
          </table:table-cell>
          <table:table-cell table:style-name="TBL_5f_0_5f_1.B1" office:value-type="string">
            <text:p text:style-name="P7">ASSESSOR OPERACIONAL</text:p>
          </table:table-cell>
          <table:table-cell table:style-name="TBL_5f_0_5f_1.B1" office:value-type="string">
            <text:p text:style-name="P7">DIVISAO DE APOIO ADMINISTRATIVO/DA/SG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092,6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627,78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4.629,38</text:p>
          </table:table-cell>
          <table:table-cell table:style-name="TBL_5f_0_5f_1.E1" office:value-type="string">
            <text:p text:style-name="P8">248,0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48,07</text:p>
          </table:table-cell>
          <table:table-cell table:style-name="TBL_5f_0_5f_1.E1" office:value-type="string">
            <text:p text:style-name="P8">4.381,31</text:p>
          </table:table-cell>
        </table:table-row>
        <table:table-row table:style-name="TBL_5f_0_5f_1.1">
          <table:table-cell table:style-name="TBL_5f_0_5f_1.A1" office:value-type="string">
            <text:p text:style-name="P7">1329</text:p>
          </table:table-cell>
          <table:table-cell table:style-name="TBL_5f_0_5f_1.B1" office:value-type="string">
            <text:p text:style-name="P7">ALEXSANDRO DE ARAUJO TRINDADE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1ª PROMOTORIA DE JUSTICA CRIMINAL - LAGARTO </text:p>
          </table:table-cell>
          <table:table-cell table:style-name="TBL_5f_0_5f_1.E1" office:value-type="string">
            <text:p text:style-name="P8">8.068,44</text:p>
          </table:table-cell>
          <table:table-cell table:style-name="TBL_5f_0_5f_1.E1" office:value-type="string">
            <text:p text:style-name="P8">1.210,2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572,36</text:p>
          </table:table-cell>
          <table:table-cell table:style-name="TBL_5f_0_5f_1.E1" office:value-type="string">
            <text:p text:style-name="P8">11.851,07</text:p>
          </table:table-cell>
          <table:table-cell table:style-name="TBL_5f_0_5f_1.E1" office:value-type="string">
            <text:p text:style-name="P8">1.299,02</text:p>
          </table:table-cell>
          <table:table-cell table:style-name="TBL_5f_0_5f_1.E1" office:value-type="string">
            <text:p text:style-name="P8">1.325,0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624,07</text:p>
          </table:table-cell>
          <table:table-cell table:style-name="TBL_5f_0_5f_1.E1" office:value-type="string">
            <text:p text:style-name="P8">9.227,00</text:p>
          </table:table-cell>
        </table:table-row>
        <table:table-row table:style-name="TBL_5f_0_5f_1.1">
          <table:table-cell table:style-name="TBL_5f_0_5f_1.A1" office:value-type="string">
            <text:p text:style-name="P7">1802</text:p>
          </table:table-cell>
          <table:table-cell table:style-name="TBL_5f_0_5f_1.B1" office:value-type="string">
            <text:p text:style-name="P7">ALFRAN PEREIRA JUNIOR</text:p>
          </table:table-cell>
          <table:table-cell table:style-name="TBL_5f_0_5f_1.B1" office:value-type="string">
            <text:p text:style-name="P7">ANALISTA DO MP -Informática - G. e A.de P. de Sistemas</text:p>
          </table:table-cell>
          <table:table-cell table:style-name="TBL_5f_0_5f_1.B1" office:value-type="string">
            <text:p text:style-name="P7">DIRETORIA DE TECNOLOGIA DA INFORMACAO</text:p>
          </table:table-cell>
          <table:table-cell table:style-name="TBL_5f_0_5f_1.E1" office:value-type="string">
            <text:p text:style-name="P8">8.552,55</text:p>
          </table:table-cell>
          <table:table-cell table:style-name="TBL_5f_0_5f_1.E1" office:value-type="string">
            <text:p text:style-name="P8">899,7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1.361,27</text:p>
          </table:table-cell>
          <table:table-cell table:style-name="TBL_5f_0_5f_1.E1" office:value-type="string">
            <text:p text:style-name="P8">1.323,32</text:p>
          </table:table-cell>
          <table:table-cell table:style-name="TBL_5f_0_5f_1.E1" office:value-type="string">
            <text:p text:style-name="P8">1.261,8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585,15</text:p>
          </table:table-cell>
          <table:table-cell table:style-name="TBL_5f_0_5f_1.E1" office:value-type="string">
            <text:p text:style-name="P8">8.776,12</text:p>
          </table:table-cell>
        </table:table-row>
        <table:table-row table:style-name="TBL_5f_0_5f_1.1">
          <table:table-cell table:style-name="TBL_5f_0_5f_1.A1" office:value-type="string">
            <text:p text:style-name="P7">2124</text:p>
          </table:table-cell>
          <table:table-cell table:style-name="TBL_5f_0_5f_1.B1" office:value-type="string">
            <text:p text:style-name="P7">ALFREDO ALVES DE OLIVEIRA</text:p>
          </table:table-cell>
          <table:table-cell table:style-name="TBL_5f_0_5f_1.B1" office:value-type="string">
            <text:p text:style-name="P7">1º SARGENTO - requisitado</text:p>
          </table:table-cell>
          <table:table-cell table:style-name="TBL_5f_0_5f_1.B1" office:value-type="string">
            <text:p text:style-name="P7">COORDENADORIA MILITAR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</table:table-row>
        <table:table-row table:style-name="TBL_5f_0_5f_1.1">
          <table:table-cell table:style-name="TBL_5f_0_5f_1.A1" office:value-type="string">
            <text:p text:style-name="P7">1822</text:p>
          </table:table-cell>
          <table:table-cell table:style-name="TBL_5f_0_5f_1.B1" office:value-type="string">
            <text:p text:style-name="P7">ALICE REGINA LOUREDO NASCIMENTO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2ª PROMOTORIA DE JUSTICA DAS EXECUCOES CRIMINAIS - ARACAJU</text:p>
          </table:table-cell>
          <table:table-cell table:style-name="TBL_5f_0_5f_1.E1" office:value-type="string">
            <text:p text:style-name="P8">3.715,54</text:p>
          </table:table-cell>
          <table:table-cell table:style-name="TBL_5f_0_5f_1.E1" office:value-type="string">
            <text:p text:style-name="P8">390,8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6.015,40</text:p>
          </table:table-cell>
          <table:table-cell table:style-name="TBL_5f_0_5f_1.E1" office:value-type="string">
            <text:p text:style-name="P8">574,90</text:p>
          </table:table-cell>
          <table:table-cell table:style-name="TBL_5f_0_5f_1.E1" office:value-type="string">
            <text:p text:style-name="P8">174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749,83</text:p>
          </table:table-cell>
          <table:table-cell table:style-name="TBL_5f_0_5f_1.E1" office:value-type="string">
            <text:p text:style-name="P8">5.265,57</text:p>
          </table:table-cell>
        </table:table-row>
        <table:table-row table:style-name="TBL_5f_0_5f_1.1">
          <table:table-cell table:style-name="TBL_5f_0_5f_1.A1" office:value-type="string">
            <text:p text:style-name="P7">1403</text:p>
          </table:table-cell>
          <table:table-cell table:style-name="TBL_5f_0_5f_1.B1" office:value-type="string">
            <text:p text:style-name="P7">ALINE BARBOZA ALCANTARA DE CARVALHO LEITE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CONSELHO SUPERIOR DO MP</text:p>
          </table:table-cell>
          <table:table-cell table:style-name="TBL_5f_0_5f_1.E1" office:value-type="string">
            <text:p text:style-name="P8">5.270,57</text:p>
          </table:table-cell>
          <table:table-cell table:style-name="TBL_5f_0_5f_1.E1" office:value-type="string">
            <text:p text:style-name="P8">790,59</text:p>
          </table:table-cell>
          <table:table-cell table:style-name="TBL_5f_0_5f_1.E1" office:value-type="string">
            <text:p text:style-name="P8">1.138,50</text:p>
          </table:table-cell>
          <table:table-cell table:style-name="TBL_5f_0_5f_1.E1" office:value-type="string">
            <text:p text:style-name="P8">2.280,8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1.389,45</text:p>
          </table:table-cell>
          <table:table-cell table:style-name="TBL_5f_0_5f_1.E1" office:value-type="string">
            <text:p text:style-name="P8">848,56</text:p>
          </table:table-cell>
          <table:table-cell table:style-name="TBL_5f_0_5f_1.E1" office:value-type="string">
            <text:p text:style-name="P8">877,1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725,75</text:p>
          </table:table-cell>
          <table:table-cell table:style-name="TBL_5f_0_5f_1.E1" office:value-type="string">
            <text:p text:style-name="P8">9.663,70</text:p>
          </table:table-cell>
        </table:table-row>
        <table:table-row table:style-name="TBL_5f_0_5f_1.1">
          <table:table-cell table:style-name="TBL_5f_0_5f_1.A1" office:value-type="string">
            <text:p text:style-name="P7">1853</text:p>
          </table:table-cell>
          <table:table-cell table:style-name="TBL_5f_0_5f_1.B1" office:value-type="string">
            <text:p text:style-name="P7">ALINE MARIA DOS SANTOS</text:p>
          </table:table-cell>
          <table:table-cell table:style-name="TBL_5f_0_5f_1.B1" office:value-type="string">
            <text:p text:style-name="P7">TÉCNICO DO MP - Manut. Sup. Eq. de Inf. e Software</text:p>
          </table:table-cell>
          <table:table-cell table:style-name="TBL_5f_0_5f_1.B1" office:value-type="string">
            <text:p text:style-name="P7">DIVISAO DE SUPORTE</text:p>
          </table:table-cell>
          <table:table-cell table:style-name="TBL_5f_0_5f_1.E1" office:value-type="string">
            <text:p text:style-name="P8">3.306,82</text:p>
          </table:table-cell>
          <table:table-cell table:style-name="TBL_5f_0_5f_1.E1" office:value-type="string">
            <text:p text:style-name="P8">260,9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5.476,72</text:p>
          </table:table-cell>
          <table:table-cell table:style-name="TBL_5f_0_5f_1.E1" office:value-type="string">
            <text:p text:style-name="P8">499,48</text:p>
          </table:table-cell>
          <table:table-cell table:style-name="TBL_5f_0_5f_1.E1" office:value-type="string">
            <text:p text:style-name="P8">77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576,48</text:p>
          </table:table-cell>
          <table:table-cell table:style-name="TBL_5f_0_5f_1.E1" office:value-type="string">
            <text:p text:style-name="P8">4.900,24</text:p>
          </table:table-cell>
        </table:table-row>
        <table:table-row table:style-name="TBL_5f_0_5f_1.1">
          <table:table-cell table:style-name="TBL_5f_0_5f_1.A1" office:value-type="string">
            <text:p text:style-name="P7">1280</text:p>
          </table:table-cell>
          <table:table-cell table:style-name="TBL_5f_0_5f_1.B1" office:value-type="string">
            <text:p text:style-name="P7">ALINE NUNES VASCONCELOS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2ª PROMOTORIA DE JUSTICA DISTRITAL - NOSSA SENHORA DO SOCORRO</text:p>
          </table:table-cell>
          <table:table-cell table:style-name="TBL_5f_0_5f_1.E1" office:value-type="string">
            <text:p text:style-name="P8">10.186,22</text:p>
          </table:table-cell>
          <table:table-cell table:style-name="TBL_5f_0_5f_1.E1" office:value-type="string">
            <text:p text:style-name="P8">1.527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46,44</text:p>
          </table:table-cell>
          <table:table-cell table:style-name="TBL_5f_0_5f_1.E1" office:value-type="string">
            <text:p text:style-name="P8">13.860,59</text:p>
          </table:table-cell>
          <table:table-cell table:style-name="TBL_5f_0_5f_1.E1" office:value-type="string">
            <text:p text:style-name="P8">1.639,98</text:p>
          </table:table-cell>
          <table:table-cell table:style-name="TBL_5f_0_5f_1.E1" office:value-type="string">
            <text:p text:style-name="P8">1.796,7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436,74</text:p>
          </table:table-cell>
          <table:table-cell table:style-name="TBL_5f_0_5f_1.E1" office:value-type="string">
            <text:p text:style-name="P8">10.423,85</text:p>
          </table:table-cell>
        </table:table-row>
        <table:table-row table:style-name="TBL_5f_0_5f_1.1">
          <table:table-cell table:style-name="TBL_5f_0_5f_1.A1" office:value-type="string">
            <text:p text:style-name="P7">1559</text:p>
          </table:table-cell>
          <table:table-cell table:style-name="TBL_5f_0_5f_1.B1" office:value-type="string">
            <text:p text:style-name="P7">ALINE RIBEIRO DE OLIVEIR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DIRETORIA DE RECURSOS HUMANOS</text:p>
          </table:table-cell>
          <table:table-cell table:style-name="TBL_5f_0_5f_1.E1" office:value-type="string">
            <text:p text:style-name="P8">8.552,55</text:p>
          </table:table-cell>
          <table:table-cell table:style-name="TBL_5f_0_5f_1.E1" office:value-type="string">
            <text:p text:style-name="P8">1.282,88</text:p>
          </table:table-cell>
          <table:table-cell table:style-name="TBL_5f_0_5f_1.E1" office:value-type="string">
            <text:p text:style-name="P8">5.632,5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7.377,01</text:p>
          </table:table-cell>
          <table:table-cell table:style-name="TBL_5f_0_5f_1.E1" office:value-type="string">
            <text:p text:style-name="P8">1.376,96</text:p>
          </table:table-cell>
          <table:table-cell table:style-name="TBL_5f_0_5f_1.E1" office:value-type="string">
            <text:p text:style-name="P8">2.901,4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278,37</text:p>
          </table:table-cell>
          <table:table-cell table:style-name="TBL_5f_0_5f_1.E1" office:value-type="string">
            <text:p text:style-name="P8">13.098,64</text:p>
          </table:table-cell>
        </table:table-row>
        <table:table-row table:style-name="TBL_5f_0_5f_1.1">
          <table:table-cell table:style-name="TBL_5f_0_5f_1.A1" office:value-type="string">
            <text:p text:style-name="P7">1314</text:p>
          </table:table-cell>
          <table:table-cell table:style-name="TBL_5f_0_5f_1.B1" office:value-type="string">
            <text:p text:style-name="P7">ALINE WILTSHIRE CARVALHO RODRIGUES MACHADO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3ª PROMOTORIA DE JUSTICA DISTRITAL - ARACAJU</text:p>
          </table:table-cell>
          <table:table-cell table:style-name="TBL_5f_0_5f_1.E1" office:value-type="string">
            <text:p text:style-name="P8">10.186,22</text:p>
          </table:table-cell>
          <table:table-cell table:style-name="TBL_5f_0_5f_1.E1" office:value-type="string">
            <text:p text:style-name="P8">1.527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666,6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14.553,67</text:p>
          </table:table-cell>
          <table:table-cell table:style-name="TBL_5f_0_5f_1.E1" office:value-type="string">
            <text:p text:style-name="P8">1.639,98</text:p>
          </table:table-cell>
          <table:table-cell table:style-name="TBL_5f_0_5f_1.E1" office:value-type="string">
            <text:p text:style-name="P8">2.032,2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672,19</text:p>
          </table:table-cell>
          <table:table-cell table:style-name="TBL_5f_0_5f_1.E1" office:value-type="string">
            <text:p text:style-name="P8">10.881,48</text:p>
          </table:table-cell>
        </table:table-row>
        <table:table-row table:style-name="TBL_5f_0_5f_1.1">
          <table:table-cell table:style-name="TBL_5f_0_5f_1.A1" office:value-type="string">
            <text:p text:style-name="P7">2177</text:p>
          </table:table-cell>
          <table:table-cell table:style-name="TBL_5f_0_5f_1.B1" office:value-type="string">
            <text:p text:style-name="P7">ALISSON SANTANA DOS SANTOS</text:p>
          </table:table-cell>
          <table:table-cell table:style-name="TBL_5f_0_5f_1.B1" office:value-type="string">
            <text:p text:style-name="P7">SOLDADO - requistado</text:p>
          </table:table-cell>
          <table:table-cell table:style-name="TBL_5f_0_5f_1.B1" office:value-type="string">
            <text:p text:style-name="P7">NUCLEO DE INTELIGENCIA OPERACIONAL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</table:table-row>
        <table:table-row table:style-name="TBL_5f_0_5f_1.1">
          <table:table-cell table:style-name="TBL_5f_0_5f_1.A1" office:value-type="string">
            <text:p text:style-name="P7">1773</text:p>
          </table:table-cell>
          <table:table-cell table:style-name="TBL_5f_0_5f_1.B1" office:value-type="string">
            <text:p text:style-name="P7">ALLAN DAVIS CARVALHO MACHADO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2ª PROMOTORIA DE JUSTICA CRIMINAL - NOSSA SENHORA DO SOCORRO</text:p>
          </table:table-cell>
          <table:table-cell table:style-name="TBL_5f_0_5f_1.E1" office:value-type="string">
            <text:p text:style-name="P8">4.425,27</text:p>
          </table:table-cell>
          <table:table-cell table:style-name="TBL_5f_0_5f_1.E1" office:value-type="string">
            <text:p text:style-name="P8">465,5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46,44</text:p>
          </table:table-cell>
          <table:table-cell table:style-name="TBL_5f_0_5f_1.E1" office:value-type="string">
            <text:p text:style-name="P8">7.037,25</text:p>
          </table:table-cell>
          <table:table-cell table:style-name="TBL_5f_0_5f_1.E1" office:value-type="string">
            <text:p text:style-name="P8">684,71</text:p>
          </table:table-cell>
          <table:table-cell table:style-name="TBL_5f_0_5f_1.E1" office:value-type="string">
            <text:p text:style-name="P8">310,2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994,95</text:p>
          </table:table-cell>
          <table:table-cell table:style-name="TBL_5f_0_5f_1.E1" office:value-type="string">
            <text:p text:style-name="P8">6.042,30</text:p>
          </table:table-cell>
        </table:table-row>
        <table:table-row table:style-name="TBL_5f_0_5f_1.1">
          <table:table-cell table:style-name="TBL_5f_0_5f_1.A1" office:value-type="string">
            <text:p text:style-name="P7">1987</text:p>
          </table:table-cell>
          <table:table-cell table:style-name="TBL_5f_0_5f_1.B1" office:value-type="string">
            <text:p text:style-name="P7">ALLAN SILVEIRA DE ALMEIDA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PROMOTORIA DE JUSTICA - CARMOPOLIS</text:p>
          </table:table-cell>
          <table:table-cell table:style-name="TBL_5f_0_5f_1.E1" office:value-type="string">
            <text:p text:style-name="P8">2.776,47</text:p>
          </table:table-cell>
          <table:table-cell table:style-name="TBL_5f_0_5f_1.E1" office:value-type="string">
            <text:p text:style-name="P8">219,0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056,7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517,20</text:p>
          </table:table-cell>
          <table:table-cell table:style-name="TBL_5f_0_5f_1.E1" office:value-type="string">
            <text:p text:style-name="P8">6.569,46</text:p>
          </table:table-cell>
          <table:table-cell table:style-name="TBL_5f_0_5f_1.E1" office:value-type="string">
            <text:p text:style-name="P8">419,37</text:p>
          </table:table-cell>
          <table:table-cell table:style-name="TBL_5f_0_5f_1.E1" office:value-type="string">
            <text:p text:style-name="P8">50,4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69,78</text:p>
          </table:table-cell>
          <table:table-cell table:style-name="TBL_5f_0_5f_1.E1" office:value-type="string">
            <text:p text:style-name="P8">6.099,68</text:p>
          </table:table-cell>
        </table:table-row>
        <table:table-row table:style-name="TBL_5f_0_5f_1.1">
          <table:table-cell table:style-name="TBL_5f_0_5f_1.A1" office:value-type="string">
            <text:p text:style-name="P7">1900</text:p>
          </table:table-cell>
          <table:table-cell table:style-name="TBL_5f_0_5f_1.B1" office:value-type="string">
            <text:p text:style-name="P7">ALLANA BRUNA ANDRADE SANTOS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PROMOTORIA DE JUSTICA ESPECIAL CIVEL E CRIMINAL - LAGARTO </text:p>
          </table:table-cell>
          <table:table-cell table:style-name="TBL_5f_0_5f_1.E1" office:value-type="string">
            <text:p text:style-name="P8">7.611,74</text:p>
          </table:table-cell>
          <table:table-cell table:style-name="TBL_5f_0_5f_1.E1" office:value-type="string">
            <text:p text:style-name="P8">600,5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572,36</text:p>
          </table:table-cell>
          <table:table-cell table:style-name="TBL_5f_0_5f_1.E1" office:value-type="string">
            <text:p text:style-name="P8">10.784,67</text:p>
          </table:table-cell>
          <table:table-cell table:style-name="TBL_5f_0_5f_1.E1" office:value-type="string">
            <text:p text:style-name="P8">1.149,72</text:p>
          </table:table-cell>
          <table:table-cell table:style-name="TBL_5f_0_5f_1.E1" office:value-type="string">
            <text:p text:style-name="P8">1.072,8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222,57</text:p>
          </table:table-cell>
          <table:table-cell table:style-name="TBL_5f_0_5f_1.E1" office:value-type="string">
            <text:p text:style-name="P8">8.562,10</text:p>
          </table:table-cell>
        </table:table-row>
        <table:table-row table:style-name="TBL_5f_0_5f_1.1">
          <table:table-cell table:style-name="TBL_5f_0_5f_1.A1" office:value-type="string">
            <text:p text:style-name="P7">621</text:p>
          </table:table-cell>
          <table:table-cell table:style-name="TBL_5f_0_5f_1.B1" office:value-type="string">
            <text:p text:style-name="P7">ALLANA RACHEL MONTEIRO BATISTA SOARES COSTA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1ª PROMOTORIA DE JUSTICA - ITABAIANA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0.132,0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368,91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49.363,02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8.024,5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2.741,04</text:p>
          </table:table-cell>
          <table:table-cell table:style-name="TBL_5f_0_5f_1.E1" office:value-type="string">
            <text:p text:style-name="P8">36.621,98</text:p>
          </table:table-cell>
        </table:table-row>
        <table:table-row table:style-name="TBL_5f_0_5f_1.1">
          <table:table-cell table:style-name="TBL_5f_0_5f_1.A1" office:value-type="string">
            <text:p text:style-name="P7">1572</text:p>
          </table:table-cell>
          <table:table-cell table:style-name="TBL_5f_0_5f_1.B1" office:value-type="string">
            <text:p text:style-name="P7">ALLIUSKA CAROLINE DA SILVA OLIVEIRA SOBRAL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DIRETORIA DE RECURSOS HUMANOS</text:p>
          </table:table-cell>
          <table:table-cell table:style-name="TBL_5f_0_5f_1.E1" office:value-type="string">
            <text:p text:style-name="P8">4.425,27</text:p>
          </table:table-cell>
          <table:table-cell table:style-name="TBL_5f_0_5f_1.E1" office:value-type="string">
            <text:p text:style-name="P8">465,54</text:p>
          </table:table-cell>
          <table:table-cell table:style-name="TBL_5f_0_5f_1.E1" office:value-type="string">
            <text:p text:style-name="P8">3.692,31</text:p>
          </table:table-cell>
          <table:table-cell table:style-name="TBL_5f_0_5f_1.E1" office:value-type="string">
            <text:p text:style-name="P8">2.216,7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2.708,84</text:p>
          </table:table-cell>
          <table:table-cell table:style-name="TBL_5f_0_5f_1.E1" office:value-type="string">
            <text:p text:style-name="P8">684,71</text:p>
          </table:table-cell>
          <table:table-cell table:style-name="TBL_5f_0_5f_1.E1" office:value-type="string">
            <text:p text:style-name="P8">1.250,5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35,28</text:p>
          </table:table-cell>
          <table:table-cell table:style-name="TBL_5f_0_5f_1.E1" office:value-type="string">
            <text:p text:style-name="P8">10.773,56</text:p>
          </table:table-cell>
        </table:table-row>
        <table:table-row table:style-name="TBL_5f_0_5f_1.1">
          <table:table-cell table:style-name="TBL_5f_0_5f_1.A1" office:value-type="string">
            <text:p text:style-name="P7">1751</text:p>
          </table:table-cell>
          <table:table-cell table:style-name="TBL_5f_0_5f_1.B1" office:value-type="string">
            <text:p text:style-name="P7">ALONSO GOMES CAMPOS FILHO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INATIVOS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803,13</text:p>
          </table:table-cell>
          <table:table-cell table:style-name="TBL_5f_0_5f_1.E1" office:value-type="string">
            <text:p text:style-name="P8">1.803,1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803,13</text:p>
          </table:table-cell>
        </table:table-row>
        <table:table-row table:style-name="TBL_5f_0_5f_1.1">
          <table:table-cell table:style-name="TBL_5f_0_5f_1.A1" office:value-type="string">
            <text:p text:style-name="P7">1850</text:p>
          </table:table-cell>
          <table:table-cell table:style-name="TBL_5f_0_5f_1.B1" office:value-type="string">
            <text:p text:style-name="P7">ALVINO AQUINO SANTOS JUNIOR</text:p>
          </table:table-cell>
          <table:table-cell table:style-name="TBL_5f_0_5f_1.B1" office:value-type="string">
            <text:p text:style-name="P7">2º SARGENTO - requisitado</text:p>
          </table:table-cell>
          <table:table-cell table:style-name="TBL_5f_0_5f_1.B1" office:value-type="string">
            <text:p text:style-name="P7">COORDENADORIA MILITAR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</table:table-row>
        <table:table-row table:style-name="TBL_5f_0_5f_1.1">
          <table:table-cell table:style-name="TBL_5f_0_5f_1.A1" office:value-type="string">
            <text:p text:style-name="P7">1804</text:p>
          </table:table-cell>
          <table:table-cell table:style-name="TBL_5f_0_5f_1.B1" office:value-type="string">
            <text:p text:style-name="P7">AMANDA CARVALHO PAIVA DE ALMEIDA ANDRADE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4ª PROMOTORIA DE JUSTICA DISTRITAL - ARACAJU</text:p>
          </table:table-cell>
          <table:table-cell table:style-name="TBL_5f_0_5f_1.E1" office:value-type="string">
            <text:p text:style-name="P8">3.119,64</text:p>
          </table:table-cell>
          <table:table-cell table:style-name="TBL_5f_0_5f_1.E1" office:value-type="string">
            <text:p text:style-name="P8">328,1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5.356,81</text:p>
          </table:table-cell>
          <table:table-cell table:style-name="TBL_5f_0_5f_1.E1" office:value-type="string">
            <text:p text:style-name="P8">482,69</text:p>
          </table:table-cell>
          <table:table-cell table:style-name="TBL_5f_0_5f_1.E1" office:value-type="string">
            <text:p text:style-name="P8">89,9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572,66</text:p>
          </table:table-cell>
          <table:table-cell table:style-name="TBL_5f_0_5f_1.E1" office:value-type="string">
            <text:p text:style-name="P8">4.784,15</text:p>
          </table:table-cell>
        </table:table-row>
        <table:table-row table:style-name="TBL_5f_0_5f_1.1">
          <table:table-cell table:style-name="TBL_5f_0_5f_1.A1" office:value-type="string">
            <text:p text:style-name="P7">1707</text:p>
          </table:table-cell>
          <table:table-cell table:style-name="TBL_5f_0_5f_1.B1" office:value-type="string">
            <text:p text:style-name="P7">AMILTON NEVES BRITO FILHO</text:p>
          </table:table-cell>
          <table:table-cell table:style-name="TBL_5f_0_5f_1.B1" office:value-type="string">
            <text:p text:style-name="P7">PROMOTOR DE JUSTIÇA DE ENTR. INICIAL</text:p>
          </table:table-cell>
          <table:table-cell table:style-name="TBL_5f_0_5f_1.B1" office:value-type="string">
            <text:p text:style-name="P7">PROMOTORIA DE JUSTICA - CEDRO DE SAO JOAO</text:p>
          </table:table-cell>
          <table:table-cell table:style-name="TBL_5f_0_5f_1.E1" office:value-type="string">
            <text:p text:style-name="P8">32.004,6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33.913,64</text:p>
          </table:table-cell>
          <table:table-cell table:style-name="TBL_5f_0_5f_1.E1" office:value-type="string">
            <text:p text:style-name="P8">4.480,65</text:p>
          </table:table-cell>
          <table:table-cell table:style-name="TBL_5f_0_5f_1.E1" office:value-type="string">
            <text:p text:style-name="P8">6.647,6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128,25</text:p>
          </table:table-cell>
          <table:table-cell table:style-name="TBL_5f_0_5f_1.E1" office:value-type="string">
            <text:p text:style-name="P8">22.785,39</text:p>
          </table:table-cell>
        </table:table-row>
        <table:table-row table:style-name="TBL_5f_0_5f_1.1">
          <table:table-cell table:style-name="TBL_5f_0_5f_1.A1" office:value-type="string">
            <text:p text:style-name="P7">1739</text:p>
          </table:table-cell>
          <table:table-cell table:style-name="TBL_5f_0_5f_1.B1" office:value-type="string">
            <text:p text:style-name="P7">ANA CARLA MORAIS DE SOUZA MELO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GABINETE DO PROCURADOR GERAL DE JUSTICA/PGJ/MP</text:p>
          </table:table-cell>
          <table:table-cell table:style-name="TBL_5f_0_5f_1.E1" office:value-type="string">
            <text:p text:style-name="P8">4.972,24</text:p>
          </table:table-cell>
          <table:table-cell table:style-name="TBL_5f_0_5f_1.E1" office:value-type="string">
            <text:p text:style-name="P8">523,08</text:p>
          </table:table-cell>
          <table:table-cell table:style-name="TBL_5f_0_5f_1.E1" office:value-type="string">
            <text:p text:style-name="P8">1.255,5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8.923,81</text:p>
          </table:table-cell>
          <table:table-cell table:style-name="TBL_5f_0_5f_1.E1" office:value-type="string">
            <text:p text:style-name="P8">769,34</text:p>
          </table:table-cell>
          <table:table-cell table:style-name="TBL_5f_0_5f_1.E1" office:value-type="string">
            <text:p text:style-name="P8">723,4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492,77</text:p>
          </table:table-cell>
          <table:table-cell table:style-name="TBL_5f_0_5f_1.E1" office:value-type="string">
            <text:p text:style-name="P8">7.431,04</text:p>
          </table:table-cell>
        </table:table-row>
        <table:table-row table:style-name="TBL_5f_0_5f_1.1">
          <table:table-cell table:style-name="TBL_5f_0_5f_1.A1" office:value-type="string">
            <text:p text:style-name="P7">1680</text:p>
          </table:table-cell>
          <table:table-cell table:style-name="TBL_5f_0_5f_1.B1" office:value-type="string">
            <text:p text:style-name="P7">ANA CAROLINA OLIVEIRA DAVIL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7ª PROMOTORIA DE JUSTICA DISTRITAL - ARACAJU</text:p>
          </table:table-cell>
          <table:table-cell table:style-name="TBL_5f_0_5f_1.E1" office:value-type="string">
            <text:p text:style-name="P8">7.611,74</text:p>
          </table:table-cell>
          <table:table-cell table:style-name="TBL_5f_0_5f_1.E1" office:value-type="string">
            <text:p text:style-name="P8">800,7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0.321,48</text:p>
          </table:table-cell>
          <table:table-cell table:style-name="TBL_5f_0_5f_1.E1" office:value-type="string">
            <text:p text:style-name="P8">1.177,75</text:p>
          </table:table-cell>
          <table:table-cell table:style-name="TBL_5f_0_5f_1.E1" office:value-type="string">
            <text:p text:style-name="P8">1.068,0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245,81</text:p>
          </table:table-cell>
          <table:table-cell table:style-name="TBL_5f_0_5f_1.E1" office:value-type="string">
            <text:p text:style-name="P8">8.075,67</text:p>
          </table:table-cell>
        </table:table-row>
        <table:table-row table:style-name="TBL_5f_0_5f_1.1">
          <table:table-cell table:style-name="TBL_5f_0_5f_1.A1" office:value-type="string">
            <text:p text:style-name="P7">1690</text:p>
          </table:table-cell>
          <table:table-cell table:style-name="TBL_5f_0_5f_1.B1" office:value-type="string">
            <text:p text:style-name="P7">ANA CELIA BARBOSA MATIAS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DIVISAO DE SERVICO SOCIAL/CAO/CG - GAAE</text:p>
          </table:table-cell>
          <table:table-cell table:style-name="TBL_5f_0_5f_1.E1" office:value-type="string">
            <text:p text:style-name="P8">4.174,78</text:p>
          </table:table-cell>
          <table:table-cell table:style-name="TBL_5f_0_5f_1.E1" office:value-type="string">
            <text:p text:style-name="P8">626,22</text:p>
          </table:table-cell>
          <table:table-cell table:style-name="TBL_5f_0_5f_1.E1" office:value-type="string">
            <text:p text:style-name="P8">1.138,50</text:p>
          </table:table-cell>
          <table:table-cell table:style-name="TBL_5f_0_5f_1.E1" office:value-type="string">
            <text:p text:style-name="P8">2.375,2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52,43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11.740,05</text:p>
          </table:table-cell>
          <table:table-cell table:style-name="TBL_5f_0_5f_1.E1" office:value-type="string">
            <text:p text:style-name="P8">672,14</text:p>
          </table:table-cell>
          <table:table-cell table:style-name="TBL_5f_0_5f_1.E1" office:value-type="string">
            <text:p text:style-name="P8">819,3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491,45</text:p>
          </table:table-cell>
          <table:table-cell table:style-name="TBL_5f_0_5f_1.E1" office:value-type="string">
            <text:p text:style-name="P8">10.248,60</text:p>
          </table:table-cell>
        </table:table-row>
        <table:table-row table:style-name="TBL_5f_0_5f_1.1">
          <table:table-cell table:style-name="TBL_5f_0_5f_1.A1" office:value-type="string">
            <text:p text:style-name="P7">1513</text:p>
          </table:table-cell>
          <table:table-cell table:style-name="TBL_5f_0_5f_1.B1" office:value-type="string">
            <text:p text:style-name="P7">ANA CELIA GUIMARAES PRADO OLIVEIR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6ª PROMOTORIA DE JUSTICA CRIMINAL - ARACAJU</text:p>
          </table:table-cell>
          <table:table-cell table:style-name="TBL_5f_0_5f_1.E1" office:value-type="string">
            <text:p text:style-name="P8">8.552,55</text:p>
          </table:table-cell>
          <table:table-cell table:style-name="TBL_5f_0_5f_1.E1" office:value-type="string">
            <text:p text:style-name="P8">1.282,8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1.744,42</text:p>
          </table:table-cell>
          <table:table-cell table:style-name="TBL_5f_0_5f_1.E1" office:value-type="string">
            <text:p text:style-name="P8">1.376,96</text:p>
          </table:table-cell>
          <table:table-cell table:style-name="TBL_5f_0_5f_1.E1" office:value-type="string">
            <text:p text:style-name="P8">1.456,7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833,68</text:p>
          </table:table-cell>
          <table:table-cell table:style-name="TBL_5f_0_5f_1.E1" office:value-type="string">
            <text:p text:style-name="P8">8.910,74</text:p>
          </table:table-cell>
        </table:table-row>
        <table:table-row table:style-name="TBL_5f_0_5f_1.1">
          <table:table-cell table:style-name="TBL_5f_0_5f_1.A1" office:value-type="string">
            <text:p text:style-name="P7">17</text:p>
          </table:table-cell>
          <table:table-cell table:style-name="TBL_5f_0_5f_1.B1" office:value-type="string">
            <text:p text:style-name="P7">ANA CHRISTINA SOUZA BRANDI</text:p>
          </table:table-cell>
          <table:table-cell table:style-name="TBL_5f_0_5f_1.B1" office:value-type="string">
            <text:p text:style-name="P7">PROCURADOR DE JUSTIÇA</text:p>
          </table:table-cell>
          <table:table-cell table:style-name="TBL_5f_0_5f_1.B1" office:value-type="string">
            <text:p text:style-name="P7">11ª PROCURADORIA DE JUSTICA (CAMARA CRIMINAL)</text:p>
          </table:table-cell>
          <table:table-cell table:style-name="TBL_5f_0_5f_1.E1" office:value-type="string">
            <text:p text:style-name="P8">35.462,2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964,71</text:p>
          </table:table-cell>
          <table:table-cell table:style-name="TBL_5f_0_5f_1.E1" office:value-type="string">
            <text:p text:style-name="P8">7.092,44</text:p>
          </table:table-cell>
          <table:table-cell table:style-name="TBL_5f_0_5f_1.E1" office:value-type="string">
            <text:p text:style-name="P8">2.859,13</text:p>
          </table:table-cell>
          <table:table-cell table:style-name="TBL_5f_0_5f_1.E1" office:value-type="string">
            <text:p text:style-name="P8">50.378,50</text:p>
          </table:table-cell>
          <table:table-cell table:style-name="TBL_5f_0_5f_1.E1" office:value-type="string">
            <text:p text:style-name="P8">4.964,71</text:p>
          </table:table-cell>
          <table:table-cell table:style-name="TBL_5f_0_5f_1.E1" office:value-type="string">
            <text:p text:style-name="P8">9.936,30</text:p>
          </table:table-cell>
          <table:table-cell table:style-name="TBL_5f_0_5f_1.E1" office:value-type="string">
            <text:p text:style-name="P8">3.261,34</text:p>
          </table:table-cell>
          <table:table-cell table:style-name="TBL_5f_0_5f_1.E1" office:value-type="string">
            <text:p text:style-name="P8">18.162,35</text:p>
          </table:table-cell>
          <table:table-cell table:style-name="TBL_5f_0_5f_1.E1" office:value-type="string">
            <text:p text:style-name="P8">32.216,15</text:p>
          </table:table-cell>
        </table:table-row>
        <table:table-row table:style-name="TBL_5f_0_5f_1.1">
          <table:table-cell table:style-name="TBL_5f_0_5f_1.A1" office:value-type="string">
            <text:p text:style-name="P7">346</text:p>
          </table:table-cell>
          <table:table-cell table:style-name="TBL_5f_0_5f_1.B1" office:value-type="string">
            <text:p text:style-name="P7">ANA CLAUDIA MACHADO COSTA MORAES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6ª PROMOTORIA DE JUSTICA DISTRITAL - ARACAJU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384,07</text:p>
          </table:table-cell>
          <table:table-cell table:style-name="TBL_5f_0_5f_1.E1" office:value-type="string">
            <text:p text:style-name="P8">36.073,18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7.098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814,59</text:p>
          </table:table-cell>
          <table:table-cell table:style-name="TBL_5f_0_5f_1.E1" office:value-type="string">
            <text:p text:style-name="P8">24.258,59</text:p>
          </table:table-cell>
        </table:table-row>
        <table:table-row table:style-name="TBL_5f_0_5f_1.1">
          <table:table-cell table:style-name="TBL_5f_0_5f_1.A1" office:value-type="string">
            <text:p text:style-name="P7">2178</text:p>
          </table:table-cell>
          <table:table-cell table:style-name="TBL_5f_0_5f_1.B1" office:value-type="string">
            <text:p text:style-name="P7">ANA CONCEICAO LIMA ALMEIDA</text:p>
          </table:table-cell>
          <table:table-cell table:style-name="TBL_5f_0_5f_1.B1" office:value-type="string">
            <text:p text:style-name="P7">SOLDADO - requistado</text:p>
          </table:table-cell>
          <table:table-cell table:style-name="TBL_5f_0_5f_1.B1" office:value-type="string">
            <text:p text:style-name="P7">COORDENADORIA MILITAR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</table:table-row>
        <table:table-row table:style-name="TBL_5f_0_5f_1.1">
          <table:table-cell table:style-name="TBL_5f_0_5f_1.A1" office:value-type="string">
            <text:p text:style-name="P7">40</text:p>
          </table:table-cell>
          <table:table-cell table:style-name="TBL_5f_0_5f_1.B1" office:value-type="string">
            <text:p text:style-name="P7">ANA CRISTINA ARAGAO DE CARVALHO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2ª PROMOTORIA DE JUSTICA DISTRITAL - ARACAJU 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8.448,7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859,13</text:p>
          </table:table-cell>
          <table:table-cell table:style-name="TBL_5f_0_5f_1.E1" office:value-type="string">
            <text:p text:style-name="P8">49.713,42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8.343,0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3.059,49</text:p>
          </table:table-cell>
          <table:table-cell table:style-name="TBL_5f_0_5f_1.E1" office:value-type="string">
            <text:p text:style-name="P8">36.653,93</text:p>
          </table:table-cell>
        </table:table-row>
        <table:table-row table:style-name="TBL_5f_0_5f_1.1">
          <table:table-cell table:style-name="TBL_5f_0_5f_1.A1" office:value-type="string">
            <text:p text:style-name="P7">839</text:p>
          </table:table-cell>
          <table:table-cell table:style-name="TBL_5f_0_5f_1.B1" office:value-type="string">
            <text:p text:style-name="P7">ANA CRISTINA CARVALHO BARROS</text:p>
          </table:table-cell>
          <table:table-cell table:style-name="TBL_5f_0_5f_1.B1" office:value-type="string">
            <text:p text:style-name="P7">ENFERMEIRA - requisitado</text:p>
          </table:table-cell>
          <table:table-cell table:style-name="TBL_5f_0_5f_1.B1" office:value-type="string">
            <text:p text:style-name="P7">CENTRO MEDICO/SG</text:p>
          </table:table-cell>
          <table:table-cell table:style-name="TBL_5f_0_5f_1.E1" office:value-type="string">
            <text:p text:style-name="P8">3.257,79</text:p>
          </table:table-cell>
          <table:table-cell table:style-name="TBL_5f_0_5f_1.E1" office:value-type="string">
            <text:p text:style-name="P8">1.281,70</text:p>
          </table:table-cell>
          <table:table-cell table:style-name="TBL_5f_0_5f_1.E1" office:value-type="string">
            <text:p text:style-name="P8">1.255,5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63,76</text:p>
          </table:table-cell>
          <table:table-cell table:style-name="TBL_5f_0_5f_1.E1" office:value-type="string">
            <text:p text:style-name="P8">420,00</text:p>
          </table:table-cell>
          <table:table-cell table:style-name="TBL_5f_0_5f_1.E1" office:value-type="string">
            <text:p text:style-name="P8">2.384,07</text:p>
          </table:table-cell>
          <table:table-cell table:style-name="TBL_5f_0_5f_1.E1" office:value-type="string">
            <text:p text:style-name="P8">9.062,89</text:p>
          </table:table-cell>
          <table:table-cell table:style-name="TBL_5f_0_5f_1.E1" office:value-type="string">
            <text:p text:style-name="P8">463,76</text:p>
          </table:table-cell>
          <table:table-cell table:style-name="TBL_5f_0_5f_1.E1" office:value-type="string">
            <text:p text:style-name="P8">839,7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303,54</text:p>
          </table:table-cell>
          <table:table-cell table:style-name="TBL_5f_0_5f_1.E1" office:value-type="string">
            <text:p text:style-name="P8">7.759,35</text:p>
          </table:table-cell>
        </table:table-row>
        <table:table-row table:style-name="TBL_5f_0_5f_1.1">
          <table:table-cell table:style-name="TBL_5f_0_5f_1.A1" office:value-type="string">
            <text:p text:style-name="P7">337</text:p>
          </table:table-cell>
          <table:table-cell table:style-name="TBL_5f_0_5f_1.B1" office:value-type="string">
            <text:p text:style-name="P7">ANA GALGANE PAES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7ª PROMOTORIA DE JUSTICA DISTRITAL - ARACAJU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8.431,3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056,00</text:p>
          </table:table-cell>
          <table:table-cell table:style-name="TBL_5f_0_5f_1.E1" office:value-type="string">
            <text:p text:style-name="P8">47.892,91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8.395,1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3.111,63</text:p>
          </table:table-cell>
          <table:table-cell table:style-name="TBL_5f_0_5f_1.E1" office:value-type="string">
            <text:p text:style-name="P8">34.781,28</text:p>
          </table:table-cell>
        </table:table-row>
        <table:table-row table:style-name="TBL_5f_0_5f_1.1">
          <table:table-cell table:style-name="TBL_5f_0_5f_1.A1" office:value-type="string">
            <text:p text:style-name="P7">642</text:p>
          </table:table-cell>
          <table:table-cell table:style-name="TBL_5f_0_5f_1.B1" office:value-type="string">
            <text:p text:style-name="P7">ANA KARLA LIMA SANTOS</text:p>
          </table:table-cell>
          <table:table-cell table:style-name="TBL_5f_0_5f_1.B1" office:value-type="string">
            <text:p text:style-name="P7">ASSESSOR DE APOIO OPERACIONAL </text:p>
          </table:table-cell>
          <table:table-cell table:style-name="TBL_5f_0_5f_1.B1" office:value-type="string">
            <text:p text:style-name="P7">DIVISAO DE MATERIAL/DM/DA/SG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051,5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5.224,46</text:p>
          </table:table-cell>
          <table:table-cell table:style-name="TBL_5f_0_5f_1.E1" office:value-type="string">
            <text:p text:style-name="P8">287,81</text:p>
          </table:table-cell>
          <table:table-cell table:style-name="TBL_5f_0_5f_1.E1" office:value-type="string">
            <text:p text:style-name="P8">64,4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52,29</text:p>
          </table:table-cell>
          <table:table-cell table:style-name="TBL_5f_0_5f_1.E1" office:value-type="string">
            <text:p text:style-name="P8">4.872,17</text:p>
          </table:table-cell>
        </table:table-row>
        <table:table-row table:style-name="TBL_5f_0_5f_1.1">
          <table:table-cell table:style-name="TBL_5f_0_5f_1.A1" office:value-type="string">
            <text:p text:style-name="P7">638</text:p>
          </table:table-cell>
          <table:table-cell table:style-name="TBL_5f_0_5f_1.B1" office:value-type="string">
            <text:p text:style-name="P7">ANA LEILA COSTA GARCEZ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2ª PROMOTORIA DE JUSTIÇA AUXILIAR DE ARACAJU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384,07</text:p>
          </table:table-cell>
          <table:table-cell table:style-name="TBL_5f_0_5f_1.E1" office:value-type="string">
            <text:p text:style-name="P8">36.073,18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7.045,9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762,46</text:p>
          </table:table-cell>
          <table:table-cell table:style-name="TBL_5f_0_5f_1.E1" office:value-type="string">
            <text:p text:style-name="P8">24.310,72</text:p>
          </table:table-cell>
        </table:table-row>
        <table:table-row table:style-name="TBL_5f_0_5f_1.1">
          <table:table-cell table:style-name="TBL_5f_0_5f_1.A1" office:value-type="string">
            <text:p text:style-name="P7">1713</text:p>
          </table:table-cell>
          <table:table-cell table:style-name="TBL_5f_0_5f_1.B1" office:value-type="string">
            <text:p text:style-name="P7">ANA MARIA MENEZES SANTOS DE ALMEIDA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2ª PROMOTORIA DE JUSTICA CRIMINAL - ITABAIANA</text:p>
          </table:table-cell>
          <table:table-cell table:style-name="TBL_5f_0_5f_1.E1" office:value-type="string">
            <text:p text:style-name="P8">4.425,27</text:p>
          </table:table-cell>
          <table:table-cell table:style-name="TBL_5f_0_5f_1.E1" office:value-type="string">
            <text:p text:style-name="P8">663,7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713,8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781,13</text:p>
          </table:table-cell>
          <table:table-cell table:style-name="TBL_5f_0_5f_1.E1" office:value-type="string">
            <text:p text:style-name="P8">9.584,07</text:p>
          </table:table-cell>
          <table:table-cell table:style-name="TBL_5f_0_5f_1.E1" office:value-type="string">
            <text:p text:style-name="P8">712,47</text:p>
          </table:table-cell>
          <table:table-cell table:style-name="TBL_5f_0_5f_1.E1" office:value-type="string">
            <text:p text:style-name="P8">263,2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975,76</text:p>
          </table:table-cell>
          <table:table-cell table:style-name="TBL_5f_0_5f_1.E1" office:value-type="string">
            <text:p text:style-name="P8">8.608,31</text:p>
          </table:table-cell>
        </table:table-row>
        <table:table-row table:style-name="TBL_5f_0_5f_1.1">
          <table:table-cell table:style-name="TBL_5f_0_5f_1.A1" office:value-type="string">
            <text:p text:style-name="P7">1730</text:p>
          </table:table-cell>
          <table:table-cell table:style-name="TBL_5f_0_5f_1.B1" office:value-type="string">
            <text:p text:style-name="P7">ANA MARIA MENEZES TAPIOCA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DIVISAO DE SERVICO SOCIAL/CAO/CG - GAAE</text:p>
          </table:table-cell>
          <table:table-cell table:style-name="TBL_5f_0_5f_1.E1" office:value-type="string">
            <text:p text:style-name="P8">4.425,27</text:p>
          </table:table-cell>
          <table:table-cell table:style-name="TBL_5f_0_5f_1.E1" office:value-type="string">
            <text:p text:style-name="P8">663,7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384,07</text:p>
          </table:table-cell>
          <table:table-cell table:style-name="TBL_5f_0_5f_1.E1" office:value-type="string">
            <text:p text:style-name="P8">7.473,13</text:p>
          </table:table-cell>
          <table:table-cell table:style-name="TBL_5f_0_5f_1.E1" office:value-type="string">
            <text:p text:style-name="P8">712,47</text:p>
          </table:table-cell>
          <table:table-cell table:style-name="TBL_5f_0_5f_1.E1" office:value-type="string">
            <text:p text:style-name="P8">305,9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018,42</text:p>
          </table:table-cell>
          <table:table-cell table:style-name="TBL_5f_0_5f_1.E1" office:value-type="string">
            <text:p text:style-name="P8">6.454,71</text:p>
          </table:table-cell>
        </table:table-row>
        <table:table-row table:style-name="TBL_5f_0_5f_1.1">
          <table:table-cell table:style-name="TBL_5f_0_5f_1.A1" office:value-type="string">
            <text:p text:style-name="P7">1321</text:p>
          </table:table-cell>
          <table:table-cell table:style-name="TBL_5f_0_5f_1.B1" office:value-type="string">
            <text:p text:style-name="P7">ANA PATRICIA FONTES DA SILVA VILLACORT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PROMOTORIA DE JUSTICA DE DEFESA DO CONSUMIDOR</text:p>
          </table:table-cell>
          <table:table-cell table:style-name="TBL_5f_0_5f_1.E1" office:value-type="string">
            <text:p text:style-name="P8">10.186,22</text:p>
          </table:table-cell>
          <table:table-cell table:style-name="TBL_5f_0_5f_1.E1" office:value-type="string">
            <text:p text:style-name="P8">1.527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3.623,14</text:p>
          </table:table-cell>
          <table:table-cell table:style-name="TBL_5f_0_5f_1.E1" office:value-type="string">
            <text:p text:style-name="P8">1.639,98</text:p>
          </table:table-cell>
          <table:table-cell table:style-name="TBL_5f_0_5f_1.E1" office:value-type="string">
            <text:p text:style-name="P8">1.901,0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541,02</text:p>
          </table:table-cell>
          <table:table-cell table:style-name="TBL_5f_0_5f_1.E1" office:value-type="string">
            <text:p text:style-name="P8">10.082,12</text:p>
          </table:table-cell>
        </table:table-row>
        <table:table-row table:style-name="TBL_5f_0_5f_1.1">
          <table:table-cell table:style-name="TBL_5f_0_5f_1.A1" office:value-type="string">
            <text:p text:style-name="P7">1343</text:p>
          </table:table-cell>
          <table:table-cell table:style-name="TBL_5f_0_5f_1.B1" office:value-type="string">
            <text:p text:style-name="P7">ANA PAULA DE JESUS PASSOS LUN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4ª PROMOTORIA DE JUSTIÇA DA CURADORIA DA FAZENDA PUBLICA</text:p>
          </table:table-cell>
          <table:table-cell table:style-name="TBL_5f_0_5f_1.E1" office:value-type="string">
            <text:p text:style-name="P8">9.609,64</text:p>
          </table:table-cell>
          <table:table-cell table:style-name="TBL_5f_0_5f_1.E1" office:value-type="string">
            <text:p text:style-name="P8">1.921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3.440,56</text:p>
          </table:table-cell>
          <table:table-cell table:style-name="TBL_5f_0_5f_1.E1" office:value-type="string">
            <text:p text:style-name="P8">1.614,42</text:p>
          </table:table-cell>
          <table:table-cell table:style-name="TBL_5f_0_5f_1.E1" office:value-type="string">
            <text:p text:style-name="P8">1.857,8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472,28</text:p>
          </table:table-cell>
          <table:table-cell table:style-name="TBL_5f_0_5f_1.E1" office:value-type="string">
            <text:p text:style-name="P8">9.968,28</text:p>
          </table:table-cell>
        </table:table-row>
        <table:table-row table:style-name="TBL_5f_0_5f_1.1">
          <table:table-cell table:style-name="TBL_5f_0_5f_1.A1" office:value-type="string">
            <text:p text:style-name="P7">194</text:p>
          </table:table-cell>
          <table:table-cell table:style-name="TBL_5f_0_5f_1.B1" office:value-type="string">
            <text:p text:style-name="P7">ANA PAULA MACHADO COSTA MENESES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5ª PROMOTORIA DE JUSTICA DOS DIREITOS DO CIDADAO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7.308,8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368,91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46.539,82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7.972,4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2.688,91</text:p>
          </table:table-cell>
          <table:table-cell table:style-name="TBL_5f_0_5f_1.E1" office:value-type="string">
            <text:p text:style-name="P8">33.850,91</text:p>
          </table:table-cell>
        </table:table-row>
        <table:table-row table:style-name="TBL_5f_0_5f_1.1">
          <table:table-cell table:style-name="TBL_5f_0_5f_1.A1" office:value-type="string">
            <text:p text:style-name="P7">1705</text:p>
          </table:table-cell>
          <table:table-cell table:style-name="TBL_5f_0_5f_1.B1" office:value-type="string">
            <text:p text:style-name="P7">ANA PAULA PEREIRA LIMA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ASSESSORIA DA CORREGEDORIA GERAL</text:p>
          </table:table-cell>
          <table:table-cell table:style-name="TBL_5f_0_5f_1.E1" office:value-type="string">
            <text:p text:style-name="P8">3.505,23</text:p>
          </table:table-cell>
          <table:table-cell table:style-name="TBL_5f_0_5f_1.E1" office:value-type="string">
            <text:p text:style-name="P8">368,75</text:p>
          </table:table-cell>
          <table:table-cell table:style-name="TBL_5f_0_5f_1.E1" office:value-type="string">
            <text:p text:style-name="P8">3.692,3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9.739,21</text:p>
          </table:table-cell>
          <table:table-cell table:style-name="TBL_5f_0_5f_1.E1" office:value-type="string">
            <text:p text:style-name="P8">542,36</text:p>
          </table:table-cell>
          <table:table-cell table:style-name="TBL_5f_0_5f_1.E1" office:value-type="string">
            <text:p text:style-name="P8">1.010,0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552,44</text:p>
          </table:table-cell>
          <table:table-cell table:style-name="TBL_5f_0_5f_1.E1" office:value-type="string">
            <text:p text:style-name="P8">8.186,77</text:p>
          </table:table-cell>
        </table:table-row>
        <table:table-row table:style-name="TBL_5f_0_5f_1.1">
          <table:table-cell table:style-name="TBL_5f_0_5f_1.A1" office:value-type="string">
            <text:p text:style-name="P7">637</text:p>
          </table:table-cell>
          <table:table-cell table:style-name="TBL_5f_0_5f_1.B1" office:value-type="string">
            <text:p text:style-name="P7">ANA PAULA SOUZA VIANA</text:p>
          </table:table-cell>
          <table:table-cell table:style-name="TBL_5f_0_5f_1.B1" office:value-type="string">
            <text:p text:style-name="P7">PROMOTOR DE JUSTIÇA DE ENTR. INICIAL</text:p>
          </table:table-cell>
          <table:table-cell table:style-name="TBL_5f_0_5f_1.B1" office:value-type="string">
            <text:p text:style-name="P7">1ª PROMOTORIA DE JUSTICA - BARRA DOS COQUEIROS</text:p>
          </table:table-cell>
          <table:table-cell table:style-name="TBL_5f_0_5f_1.E1" office:value-type="string">
            <text:p text:style-name="P8">32.004,6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6.958,8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41.136,37</text:p>
          </table:table-cell>
          <table:table-cell table:style-name="TBL_5f_0_5f_1.E1" office:value-type="string">
            <text:p text:style-name="P8">4.480,65</text:p>
          </table:table-cell>
          <table:table-cell table:style-name="TBL_5f_0_5f_1.E1" office:value-type="string">
            <text:p text:style-name="P8">6.647,6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128,25</text:p>
          </table:table-cell>
          <table:table-cell table:style-name="TBL_5f_0_5f_1.E1" office:value-type="string">
            <text:p text:style-name="P8">30.008,12</text:p>
          </table:table-cell>
        </table:table-row>
      </table:table>
      <table:table table:name="TBL_0_2" table:style-name="TBL_5f_0_5f_2">
        <table:table-column table:style-name="TBL_5f_0_5f_2.A"/>
        <table:table-column table:style-name="TBL_5f_0_5f_2.B"/>
        <table:table-column table:style-name="TBL_5f_0_5f_2.C"/>
        <table:table-column table:style-name="TBL_5f_0_5f_2.D"/>
        <table:table-column table:style-name="TBL_5f_0_5f_2.E"/>
        <table:table-column table:style-name="TBL_5f_0_5f_2.F"/>
        <table:table-column table:style-name="TBL_5f_0_5f_2.G"/>
        <table:table-column table:style-name="TBL_5f_0_5f_2.H"/>
        <table:table-column table:style-name="TBL_5f_0_5f_2.I"/>
        <table:table-column table:style-name="TBL_5f_0_5f_2.J"/>
        <table:table-column table:style-name="TBL_5f_0_5f_2.E"/>
        <table:table-column table:style-name="TBL_5f_0_5f_2.L" table:number-columns-repeated="2"/>
        <table:table-column table:style-name="TBL_5f_0_5f_2.J"/>
        <table:table-column table:style-name="TBL_5f_0_5f_2.O"/>
        <table:table-column table:style-name="TBL_5f_0_5f_2.P"/>
        <table:table-column table:style-name="TBL_5f_0_5f_2.Q"/>
        <table:table-column table:style-name="TBL_5f_0_5f_2.R"/>
        <table:table-row table:style-name="TBL_5f_0_5f_2.1">
          <table:table-cell table:style-name="TBL_5f_0_5f_2.A1" office:value-type="string">
            <text:p text:style-name="P7"><text:bookmark text:name="JR_PAGE_ANCHOR_0_3"/>252</text:p>
          </table:table-cell>
          <table:table-cell table:style-name="TBL_5f_0_5f_2.B1" office:value-type="string">
            <text:p text:style-name="P7">ANA SOARES DE SOUZA</text:p>
          </table:table-cell>
          <table:table-cell table:style-name="TBL_5f_0_5f_2.B1" office:value-type="string">
            <text:p text:style-name="P7">SECRETÁRIA - requisitado</text:p>
          </table:table-cell>
          <table:table-cell table:style-name="TBL_5f_0_5f_2.B1" office:value-type="string">
            <text:p text:style-name="P7">PROMOTORIA DE JUSTICA - ITABAIANINHA 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931,5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056,00</text:p>
          </table:table-cell>
          <table:table-cell table:style-name="TBL_5f_0_5f_2.E1" office:value-type="string">
            <text:p text:style-name="P8">1.987,50</text:p>
          </table:table-cell>
          <table:table-cell table:style-name="TBL_5f_0_5f_2.E1" office:value-type="string">
            <text:p text:style-name="P8">68,1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8,15</text:p>
          </table:table-cell>
          <table:table-cell table:style-name="TBL_5f_0_5f_2.E1" office:value-type="string">
            <text:p text:style-name="P8">1.919,35</text:p>
          </table:table-cell>
        </table:table-row>
        <table:table-row table:style-name="TBL_5f_0_5f_2.1">
          <table:table-cell table:style-name="TBL_5f_0_5f_2.A1" office:value-type="string">
            <text:p text:style-name="P7">1443</text:p>
          </table:table-cell>
          <table:table-cell table:style-name="TBL_5f_0_5f_2.B1" office:value-type="string">
            <text:p text:style-name="P7">ANDERSON ESTEVAM DE SOUZA LEITE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10ª PROMOTORIA DE JUSTIÇA DOS DIREITOS DO CIDADÃO </text:p>
          </table:table-cell>
          <table:table-cell table:style-name="TBL_5f_0_5f_2.E1" office:value-type="string">
            <text:p text:style-name="P8">6.774,42</text:p>
          </table:table-cell>
          <table:table-cell table:style-name="TBL_5f_0_5f_2.E1" office:value-type="string">
            <text:p text:style-name="P8">1.016,1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9.699,57</text:p>
          </table:table-cell>
          <table:table-cell table:style-name="TBL_5f_0_5f_2.E1" office:value-type="string">
            <text:p text:style-name="P8">1.090,68</text:p>
          </table:table-cell>
          <table:table-cell table:style-name="TBL_5f_0_5f_2.E1" office:value-type="string">
            <text:p text:style-name="P8">868,8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59,52</text:p>
          </table:table-cell>
          <table:table-cell table:style-name="TBL_5f_0_5f_2.E1" office:value-type="string">
            <text:p text:style-name="P8">7.740,05</text:p>
          </table:table-cell>
        </table:table-row>
        <table:table-row table:style-name="TBL_5f_0_5f_2.1">
          <table:table-cell table:style-name="TBL_5f_0_5f_2.A1" office:value-type="string">
            <text:p text:style-name="P7">434</text:p>
          </table:table-cell>
          <table:table-cell table:style-name="TBL_5f_0_5f_2.B1" office:value-type="string">
            <text:p text:style-name="P7">ANDERSON NASCIMENTO</text:p>
          </table:table-cell>
          <table:table-cell table:style-name="TBL_5f_0_5f_2.B1" office:value-type="string">
            <text:p text:style-name="P7">ASSISTENTE DE ADMINISTRAÇÃO - requisitado</text:p>
          </table:table-cell>
          <table:table-cell table:style-name="TBL_5f_0_5f_2.B1" office:value-type="string">
            <text:p text:style-name="P7">PROMOTORIA DE JUSTICA - JAPARATUBA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931,5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3.104,42</text:p>
          </table:table-cell>
          <table:table-cell table:style-name="TBL_5f_0_5f_2.E1" office:value-type="string">
            <text:p text:style-name="P8">68,1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8,15</text:p>
          </table:table-cell>
          <table:table-cell table:style-name="TBL_5f_0_5f_2.E1" office:value-type="string">
            <text:p text:style-name="P8">3.036,27</text:p>
          </table:table-cell>
        </table:table-row>
        <table:table-row table:style-name="TBL_5f_0_5f_2.1">
          <table:table-cell table:style-name="TBL_5f_0_5f_2.A1" office:value-type="string">
            <text:p text:style-name="P7">2209</text:p>
          </table:table-cell>
          <table:table-cell table:style-name="TBL_5f_0_5f_2.B1" office:value-type="string">
            <text:p text:style-name="P7">ANDERSON OLIVEIRA SANTOS</text:p>
          </table:table-cell>
          <table:table-cell table:style-name="TBL_5f_0_5f_2.B1" office:value-type="string">
            <text:p text:style-name="P7">3º SARGENTO - requisitado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</table:table-row>
        <table:table-row table:style-name="TBL_5f_0_5f_2.1">
          <table:table-cell table:style-name="TBL_5f_0_5f_2.A1" office:value-type="string">
            <text:p text:style-name="P7">593</text:p>
          </table:table-cell>
          <table:table-cell table:style-name="TBL_5f_0_5f_2.B1" office:value-type="string">
            <text:p text:style-name="P7">ANDERSON VIANA SOUZA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2ª PROMOTORIA DE JUSTICA CRIMINAL DE ESTANCIA</text:p>
          </table:table-cell>
          <table:table-cell table:style-name="TBL_5f_0_5f_2.E1" office:value-type="string">
            <text:p text:style-name="P8">33.689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35.862,03</text:p>
          </table:table-cell>
          <table:table-cell table:style-name="TBL_5f_0_5f_2.E1" office:value-type="string">
            <text:p text:style-name="P8">4.716,48</text:p>
          </table:table-cell>
          <table:table-cell table:style-name="TBL_5f_0_5f_2.E1" office:value-type="string">
            <text:p text:style-name="P8">7.098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1.814,59</text:p>
          </table:table-cell>
          <table:table-cell table:style-name="TBL_5f_0_5f_2.E1" office:value-type="string">
            <text:p text:style-name="P8">24.047,44</text:p>
          </table:table-cell>
        </table:table-row>
        <table:table-row table:style-name="TBL_5f_0_5f_2.1">
          <table:table-cell table:style-name="TBL_5f_0_5f_2.A1" office:value-type="string">
            <text:p text:style-name="P7">568</text:p>
          </table:table-cell>
          <table:table-cell table:style-name="TBL_5f_0_5f_2.B1" office:value-type="string">
            <text:p text:style-name="P7">ANDRE ARAGAO DA FONSECA </text:p>
          </table:table-cell>
          <table:table-cell table:style-name="TBL_5f_0_5f_2.B1" office:value-type="string">
            <text:p text:style-name="P7">Assessor Adjunto da Dir. Plan. Or. e P. Contábil</text:p>
          </table:table-cell>
          <table:table-cell table:style-name="TBL_5f_0_5f_2.B1" office:value-type="string">
            <text:p text:style-name="P7">DIRETORIA DE PLANEJAMENTO ORCAMENTO E PERICIA CONTABIL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499,14</text:p>
          </table:table-cell>
          <table:table-cell table:style-name="TBL_5f_0_5f_2.E1" office:value-type="string">
            <text:p text:style-name="P8">1.797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84,07</text:p>
          </table:table-cell>
          <table:table-cell table:style-name="TBL_5f_0_5f_2.E1" office:value-type="string">
            <text:p text:style-name="P8">10.681,14</text:p>
          </table:table-cell>
          <table:table-cell table:style-name="TBL_5f_0_5f_2.E1" office:value-type="string">
            <text:p text:style-name="P8">713,08</text:p>
          </table:table-cell>
          <table:table-cell table:style-name="TBL_5f_0_5f_2.E1" office:value-type="string">
            <text:p text:style-name="P8">392,2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05,34</text:p>
          </table:table-cell>
          <table:table-cell table:style-name="TBL_5f_0_5f_2.E1" office:value-type="string">
            <text:p text:style-name="P8">9.575,80</text:p>
          </table:table-cell>
        </table:table-row>
        <table:table-row table:style-name="TBL_5f_0_5f_2.1">
          <table:table-cell table:style-name="TBL_5f_0_5f_2.A1" office:value-type="string">
            <text:p text:style-name="P7">1889</text:p>
          </table:table-cell>
          <table:table-cell table:style-name="TBL_5f_0_5f_2.B1" office:value-type="string">
            <text:p text:style-name="P7">ANDRE DE ASEVEDO SIQUEIRA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ASSESSORIA DO PROCURADOR-GERAL DE JUSTICA</text:p>
          </table:table-cell>
          <table:table-cell table:style-name="TBL_5f_0_5f_2.E1" office:value-type="string">
            <text:p text:style-name="P8">3.505,23</text:p>
          </table:table-cell>
          <table:table-cell table:style-name="TBL_5f_0_5f_2.E1" office:value-type="string">
            <text:p text:style-name="P8">276,56</text:p>
          </table:table-cell>
          <table:table-cell table:style-name="TBL_5f_0_5f_2.E1" office:value-type="string">
            <text:p text:style-name="P8">1.255,5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6.946,35</text:p>
          </table:table-cell>
          <table:table-cell table:style-name="TBL_5f_0_5f_2.E1" office:value-type="string">
            <text:p text:style-name="P8">529,45</text:p>
          </table:table-cell>
          <table:table-cell table:style-name="TBL_5f_0_5f_2.E1" office:value-type="string">
            <text:p text:style-name="P8">378,1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907,60</text:p>
          </table:table-cell>
          <table:table-cell table:style-name="TBL_5f_0_5f_2.E1" office:value-type="string">
            <text:p text:style-name="P8">6.038,75</text:p>
          </table:table-cell>
        </table:table-row>
        <table:table-row table:style-name="TBL_5f_0_5f_2.1">
          <table:table-cell table:style-name="TBL_5f_0_5f_2.A1" office:value-type="string">
            <text:p text:style-name="P7">315</text:p>
          </table:table-cell>
          <table:table-cell table:style-name="TBL_5f_0_5f_2.B1" office:value-type="string">
            <text:p text:style-name="P7">ANDRE DOS SANTOS SOUZA</text:p>
          </table:table-cell>
          <table:table-cell table:style-name="TBL_5f_0_5f_2.B1" office:value-type="string">
            <text:p text:style-name="P7">ASSESSOR DE APOIO OPERACIONAL </text:p>
          </table:table-cell>
          <table:table-cell table:style-name="TBL_5f_0_5f_2.B1" office:value-type="string">
            <text:p text:style-name="P7">DIVISAO DE GESTAO DE PESSOAS - INSTITUCIONAL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051,54</text:p>
          </table:table-cell>
          <table:table-cell table:style-name="TBL_5f_0_5f_2.E1" office:value-type="string">
            <text:p text:style-name="P8">904,4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6.128,95</text:p>
          </table:table-cell>
          <table:table-cell table:style-name="TBL_5f_0_5f_2.E1" office:value-type="string">
            <text:p text:style-name="P8">287,81</text:p>
          </table:table-cell>
          <table:table-cell table:style-name="TBL_5f_0_5f_2.E1" office:value-type="string">
            <text:p text:style-name="P8">50,2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38,07</text:p>
          </table:table-cell>
          <table:table-cell table:style-name="TBL_5f_0_5f_2.E1" office:value-type="string">
            <text:p text:style-name="P8">5.790,88</text:p>
          </table:table-cell>
        </table:table-row>
        <table:table-row table:style-name="TBL_5f_0_5f_2.1">
          <table:table-cell table:style-name="TBL_5f_0_5f_2.A1" office:value-type="string">
            <text:p text:style-name="P7">2181</text:p>
          </table:table-cell>
          <table:table-cell table:style-name="TBL_5f_0_5f_2.B1" office:value-type="string">
            <text:p text:style-name="P7">ANDRE LIMA FEITOZA</text:p>
          </table:table-cell>
          <table:table-cell table:style-name="TBL_5f_0_5f_2.B1" office:value-type="string">
            <text:p text:style-name="P7">ASSESSOR OPERACIONAL</text:p>
          </table:table-cell>
          <table:table-cell table:style-name="TBL_5f_0_5f_2.B1" office:value-type="string">
            <text:p text:style-name="P7">GRUPO DE ATUACAO ESPECIAL DE COMBATE AO CRIME ORGANIZADO (GAECO)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092,6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4.001,60</text:p>
          </table:table-cell>
          <table:table-cell table:style-name="TBL_5f_0_5f_2.E1" office:value-type="string">
            <text:p text:style-name="P8">172,7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72,74</text:p>
          </table:table-cell>
          <table:table-cell table:style-name="TBL_5f_0_5f_2.E1" office:value-type="string">
            <text:p text:style-name="P8">3.828,86</text:p>
          </table:table-cell>
        </table:table-row>
        <table:table-row table:style-name="TBL_5f_0_5f_2.1">
          <table:table-cell table:style-name="TBL_5f_0_5f_2.A1" office:value-type="string">
            <text:p text:style-name="P7">2028</text:p>
          </table:table-cell>
          <table:table-cell table:style-name="TBL_5f_0_5f_2.B1" office:value-type="string">
            <text:p text:style-name="P7">ANDRE LUCAS ALMADA MARINHO PONTES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1ª PROMOTORIA DE JUSTICA CRIMINAL - ITABAIANA</text:p>
          </table:table-cell>
          <table:table-cell table:style-name="TBL_5f_0_5f_2.E1" office:value-type="string">
            <text:p text:style-name="P8">6.390,96</text:p>
          </table:table-cell>
          <table:table-cell table:style-name="TBL_5f_0_5f_2.E1" office:value-type="string">
            <text:p text:style-name="P8">336,1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517,20</text:p>
          </table:table-cell>
          <table:table-cell table:style-name="TBL_5f_0_5f_2.E1" office:value-type="string">
            <text:p text:style-name="P8">9.244,32</text:p>
          </table:table-cell>
          <table:table-cell table:style-name="TBL_5f_0_5f_2.E1" office:value-type="string">
            <text:p text:style-name="P8">941,80</text:p>
          </table:table-cell>
          <table:table-cell table:style-name="TBL_5f_0_5f_2.E1" office:value-type="string">
            <text:p text:style-name="P8">721,6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663,40</text:p>
          </table:table-cell>
          <table:table-cell table:style-name="TBL_5f_0_5f_2.E1" office:value-type="string">
            <text:p text:style-name="P8">7.580,92</text:p>
          </table:table-cell>
        </table:table-row>
        <table:table-row table:style-name="TBL_5f_0_5f_2.1">
          <table:table-cell table:style-name="TBL_5f_0_5f_2.A1" office:value-type="string">
            <text:p text:style-name="P7">419</text:p>
          </table:table-cell>
          <table:table-cell table:style-name="TBL_5f_0_5f_2.B1" office:value-type="string">
            <text:p text:style-name="P7">ANDRE LUIZ MENEZES GUIMARAES</text:p>
          </table:table-cell>
          <table:table-cell table:style-name="TBL_5f_0_5f_2.B1" office:value-type="string">
            <text:p text:style-name="P7">Chefe do Núcleo de Empenho</text:p>
          </table:table-cell>
          <table:table-cell table:style-name="TBL_5f_0_5f_2.B1" office:value-type="string">
            <text:p text:style-name="P7">DIVISAO FINANCEIRA/DF/SG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308,4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6.481,39</text:p>
          </table:table-cell>
          <table:table-cell table:style-name="TBL_5f_0_5f_2.E1" office:value-type="string">
            <text:p text:style-name="P8">462,12</text:p>
          </table:table-cell>
          <table:table-cell table:style-name="TBL_5f_0_5f_2.E1" office:value-type="string">
            <text:p text:style-name="P8">193,7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55,83</text:p>
          </table:table-cell>
          <table:table-cell table:style-name="TBL_5f_0_5f_2.E1" office:value-type="string">
            <text:p text:style-name="P8">5.825,56</text:p>
          </table:table-cell>
        </table:table-row>
        <table:table-row table:style-name="TBL_5f_0_5f_2.1">
          <table:table-cell table:style-name="TBL_5f_0_5f_2.A1" office:value-type="string">
            <text:p text:style-name="P7">1847</text:p>
          </table:table-cell>
          <table:table-cell table:style-name="TBL_5f_0_5f_2.B1" office:value-type="string">
            <text:p text:style-name="P7">ANDRE ROLLEMBERG MENDONCA</text:p>
          </table:table-cell>
          <table:table-cell table:style-name="TBL_5f_0_5f_2.B1" office:value-type="string">
            <text:p text:style-name="P7">COORDENADOR DA CENTRAL DE DILIGÊNCIAS</text:p>
          </table:table-cell>
          <table:table-cell table:style-name="TBL_5f_0_5f_2.B1" office:value-type="string">
            <text:p text:style-name="P7">CENTRAL DE NOTIFICACOES E INTIMACOE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499,1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8.672,06</text:p>
          </table:table-cell>
          <table:table-cell table:style-name="TBL_5f_0_5f_2.E1" office:value-type="string">
            <text:p text:style-name="P8">713,08</text:p>
          </table:table-cell>
          <table:table-cell table:style-name="TBL_5f_0_5f_2.E1" office:value-type="string">
            <text:p text:style-name="P8">323,9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036,98</text:p>
          </table:table-cell>
          <table:table-cell table:style-name="TBL_5f_0_5f_2.E1" office:value-type="string">
            <text:p text:style-name="P8">7.635,08</text:p>
          </table:table-cell>
        </table:table-row>
        <table:table-row table:style-name="TBL_5f_0_5f_2.1">
          <table:table-cell table:style-name="TBL_5f_0_5f_2.A1" office:value-type="string">
            <text:p text:style-name="P7">1203</text:p>
          </table:table-cell>
          <table:table-cell table:style-name="TBL_5f_0_5f_2.B1" office:value-type="string">
            <text:p text:style-name="P7">ANDREA DOS ANJOS OLIVEIRA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2ª PROMOTORIA DE JUSTICA CRIMINAL - ARACAJU</text:p>
          </table:table-cell>
          <table:table-cell table:style-name="TBL_5f_0_5f_2.E1" office:value-type="string">
            <text:p text:style-name="P8">9.609,64</text:p>
          </table:table-cell>
          <table:table-cell table:style-name="TBL_5f_0_5f_2.E1" office:value-type="string">
            <text:p text:style-name="P8">1.441,4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12.960,08</text:p>
          </table:table-cell>
          <table:table-cell table:style-name="TBL_5f_0_5f_2.E1" office:value-type="string">
            <text:p text:style-name="P8">1.547,15</text:p>
          </table:table-cell>
          <table:table-cell table:style-name="TBL_5f_0_5f_2.E1" office:value-type="string">
            <text:p text:style-name="P8">1.744,2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291,37</text:p>
          </table:table-cell>
          <table:table-cell table:style-name="TBL_5f_0_5f_2.E1" office:value-type="string">
            <text:p text:style-name="P8">9.668,71</text:p>
          </table:table-cell>
        </table:table-row>
        <table:table-row table:style-name="TBL_5f_0_5f_2.1">
          <table:table-cell table:style-name="TBL_5f_0_5f_2.A1" office:value-type="string">
            <text:p text:style-name="P7">1953</text:p>
          </table:table-cell>
          <table:table-cell table:style-name="TBL_5f_0_5f_2.B1" office:value-type="string">
            <text:p text:style-name="P7">ANDREA LEITE TORRES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PROMOTORIA DE JUSTICA - CARIRA</text:p>
          </table:table-cell>
          <table:table-cell table:style-name="TBL_5f_0_5f_2.E1" office:value-type="string">
            <text:p text:style-name="P8">7.673,72</text:p>
          </table:table-cell>
          <table:table-cell table:style-name="TBL_5f_0_5f_2.E1" office:value-type="string">
            <text:p text:style-name="P8">600,5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897,74</text:p>
          </table:table-cell>
          <table:table-cell table:style-name="TBL_5f_0_5f_2.E1" office:value-type="string">
            <text:p text:style-name="P8">11.172,03</text:p>
          </table:table-cell>
          <table:table-cell table:style-name="TBL_5f_0_5f_2.E1" office:value-type="string">
            <text:p text:style-name="P8">1.158,40</text:p>
          </table:table-cell>
          <table:table-cell table:style-name="TBL_5f_0_5f_2.E1" office:value-type="string">
            <text:p text:style-name="P8">1.087,5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245,91</text:p>
          </table:table-cell>
          <table:table-cell table:style-name="TBL_5f_0_5f_2.E1" office:value-type="string">
            <text:p text:style-name="P8">8.926,12</text:p>
          </table:table-cell>
        </table:table-row>
        <table:table-row table:style-name="TBL_5f_0_5f_2.1">
          <table:table-cell table:style-name="TBL_5f_0_5f_2.A1" office:value-type="string">
            <text:p text:style-name="P7">1096</text:p>
          </table:table-cell>
          <table:table-cell table:style-name="TBL_5f_0_5f_2.B1" office:value-type="string">
            <text:p text:style-name="P7">ANDREA MARIA PRATA MARTINS</text:p>
          </table:table-cell>
          <table:table-cell table:style-name="TBL_5f_0_5f_2.B1" office:value-type="string">
            <text:p text:style-name="P7">ASSESSOR DE PROCURADOR DE JUSTIÇA</text:p>
          </table:table-cell>
          <table:table-cell table:style-name="TBL_5f_0_5f_2.B1" office:value-type="string">
            <text:p text:style-name="P7">9ª PROCURADORIA DE JUSTICA (CAMARA CRIMINAL)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2.315,6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84,07</text:p>
          </table:table-cell>
          <table:table-cell table:style-name="TBL_5f_0_5f_2.E1" office:value-type="string">
            <text:p text:style-name="P8">14.699,76</text:p>
          </table:table-cell>
          <table:table-cell table:style-name="TBL_5f_0_5f_2.E1" office:value-type="string">
            <text:p text:style-name="P8">713,08</text:p>
          </table:table-cell>
          <table:table-cell table:style-name="TBL_5f_0_5f_2.E1" office:value-type="string">
            <text:p text:style-name="P8">2.321,3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034,44</text:p>
          </table:table-cell>
          <table:table-cell table:style-name="TBL_5f_0_5f_2.E1" office:value-type="string">
            <text:p text:style-name="P8">11.665,32</text:p>
          </table:table-cell>
        </table:table-row>
        <table:table-row table:style-name="TBL_5f_0_5f_2.1">
          <table:table-cell table:style-name="TBL_5f_0_5f_2.A1" office:value-type="string">
            <text:p text:style-name="P7">1337</text:p>
          </table:table-cell>
          <table:table-cell table:style-name="TBL_5f_0_5f_2.B1" office:value-type="string">
            <text:p text:style-name="P7">ANDRESSA PEDRAL DE SANTANA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2ª PROMOTORIA DE JUSTICA CRIMINAL - ARACAJU</text:p>
          </table:table-cell>
          <table:table-cell table:style-name="TBL_5f_0_5f_2.E1" office:value-type="string">
            <text:p text:style-name="P8">4.690,79</text:p>
          </table:table-cell>
          <table:table-cell table:style-name="TBL_5f_0_5f_2.E1" office:value-type="string">
            <text:p text:style-name="P8">703,6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63,1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9.066,53</text:p>
          </table:table-cell>
          <table:table-cell table:style-name="TBL_5f_0_5f_2.E1" office:value-type="string">
            <text:p text:style-name="P8">755,22</text:p>
          </table:table-cell>
          <table:table-cell table:style-name="TBL_5f_0_5f_2.E1" office:value-type="string">
            <text:p text:style-name="P8">407,6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62,91</text:p>
          </table:table-cell>
          <table:table-cell table:style-name="TBL_5f_0_5f_2.E1" office:value-type="string">
            <text:p text:style-name="P8">7.903,62</text:p>
          </table:table-cell>
        </table:table-row>
        <table:table-row table:style-name="TBL_5f_0_5f_2.1">
          <table:table-cell table:style-name="TBL_5f_0_5f_2.A1" office:value-type="string">
            <text:p text:style-name="P7">1385</text:p>
          </table:table-cell>
          <table:table-cell table:style-name="TBL_5f_0_5f_2.B1" office:value-type="string">
            <text:p text:style-name="P7">ANGELO MARCIO ARAGAO MACEDO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PROMOTORIA DE JUSTICA - SAO CRISTOVAO </text:p>
          </table:table-cell>
          <table:table-cell table:style-name="TBL_5f_0_5f_2.E1" office:value-type="string">
            <text:p text:style-name="P8">8.552,55</text:p>
          </table:table-cell>
          <table:table-cell table:style-name="TBL_5f_0_5f_2.E1" office:value-type="string">
            <text:p text:style-name="P8">1.710,5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410,37</text:p>
          </table:table-cell>
          <table:table-cell table:style-name="TBL_5f_0_5f_2.E1" office:value-type="string">
            <text:p text:style-name="P8">12.673,43</text:p>
          </table:table-cell>
          <table:table-cell table:style-name="TBL_5f_0_5f_2.E1" office:value-type="string">
            <text:p text:style-name="P8">1.436,83</text:p>
          </table:table-cell>
          <table:table-cell table:style-name="TBL_5f_0_5f_2.E1" office:value-type="string">
            <text:p text:style-name="P8">1.505,7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942,55</text:p>
          </table:table-cell>
          <table:table-cell table:style-name="TBL_5f_0_5f_2.E1" office:value-type="string">
            <text:p text:style-name="P8">9.730,88</text:p>
          </table:table-cell>
        </table:table-row>
        <table:table-row table:style-name="TBL_5f_0_5f_2.1">
          <table:table-cell table:style-name="TBL_5f_0_5f_2.A1" office:value-type="string">
            <text:p text:style-name="P7">2004</text:p>
          </table:table-cell>
          <table:table-cell table:style-name="TBL_5f_0_5f_2.B1" office:value-type="string">
            <text:p text:style-name="P7">ANITA SANTIAGO ROCHA </text:p>
          </table:table-cell>
          <table:table-cell table:style-name="TBL_5f_0_5f_2.B1" office:value-type="string">
            <text:p text:style-name="P7">ASSESSOR OPERACIONAL</text:p>
          </table:table-cell>
          <table:table-cell table:style-name="TBL_5f_0_5f_2.B1" office:value-type="string">
            <text:p text:style-name="P7">GABINETE DO PROCURADOR GERAL DE JUSTICA/PGJ/MP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092,6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4.001,60</text:p>
          </table:table-cell>
          <table:table-cell table:style-name="TBL_5f_0_5f_2.E1" office:value-type="string">
            <text:p text:style-name="P8">172,74</text:p>
          </table:table-cell>
          <table:table-cell table:style-name="TBL_5f_0_5f_2.E1" office:value-type="string">
            <text:p text:style-name="P8">1,1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73,93</text:p>
          </table:table-cell>
          <table:table-cell table:style-name="TBL_5f_0_5f_2.E1" office:value-type="string">
            <text:p text:style-name="P8">3.827,67</text:p>
          </table:table-cell>
        </table:table-row>
        <table:table-row table:style-name="TBL_5f_0_5f_2.1">
          <table:table-cell table:style-name="TBL_5f_0_5f_2.A1" office:value-type="string">
            <text:p text:style-name="P7">1637</text:p>
          </table:table-cell>
          <table:table-cell table:style-name="TBL_5f_0_5f_2.B1" office:value-type="string">
            <text:p text:style-name="P7">ANNA CARLA ANDRADE DA SILVA</text:p>
          </table:table-cell>
          <table:table-cell table:style-name="TBL_5f_0_5f_2.B1" office:value-type="string">
            <text:p text:style-name="P7">AGENTE ADMINISTRATIVO - requisitado</text:p>
          </table:table-cell>
          <table:table-cell table:style-name="TBL_5f_0_5f_2.B1" office:value-type="string">
            <text:p text:style-name="P7">CENTRO DE APOIO OPERACIONAL DE DEFESA DOS DIREITOS HUMAN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308,4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6.217,46</text:p>
          </table:table-cell>
          <table:table-cell table:style-name="TBL_5f_0_5f_2.E1" office:value-type="string">
            <text:p text:style-name="P8">462,12</text:p>
          </table:table-cell>
          <table:table-cell table:style-name="TBL_5f_0_5f_2.E1" office:value-type="string">
            <text:p text:style-name="P8">229,3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91,42</text:p>
          </table:table-cell>
          <table:table-cell table:style-name="TBL_5f_0_5f_2.E1" office:value-type="string">
            <text:p text:style-name="P8">5.526,04</text:p>
          </table:table-cell>
        </table:table-row>
        <table:table-row table:style-name="TBL_5f_0_5f_2.1">
          <table:table-cell table:style-name="TBL_5f_0_5f_2.A1" office:value-type="string">
            <text:p text:style-name="P7">1893</text:p>
          </table:table-cell>
          <table:table-cell table:style-name="TBL_5f_0_5f_2.B1" office:value-type="string">
            <text:p text:style-name="P7">ANNA CAROLINA SANTOS NUNES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1ª PROMOTORIA DE JUSTIÇA DA CURADORIA DA INFÂNCIA E DA ADOLESCÊNCIA - ARACAJU</text:p>
          </table:table-cell>
          <table:table-cell table:style-name="TBL_5f_0_5f_2.E1" office:value-type="string">
            <text:p text:style-name="P8">7.180,89</text:p>
          </table:table-cell>
          <table:table-cell table:style-name="TBL_5f_0_5f_2.E1" office:value-type="string">
            <text:p text:style-name="P8">755,4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9.845,31</text:p>
          </table:table-cell>
          <table:table-cell table:style-name="TBL_5f_0_5f_2.E1" office:value-type="string">
            <text:p text:style-name="P8">1.111,08</text:p>
          </table:table-cell>
          <table:table-cell table:style-name="TBL_5f_0_5f_2.E1" office:value-type="string">
            <text:p text:style-name="P8">1.007,5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18,66</text:p>
          </table:table-cell>
          <table:table-cell table:style-name="TBL_5f_0_5f_2.E1" office:value-type="string">
            <text:p text:style-name="P8">7.726,65</text:p>
          </table:table-cell>
        </table:table-row>
        <table:table-row table:style-name="TBL_5f_0_5f_2.1">
          <table:table-cell table:style-name="TBL_5f_0_5f_2.A1" office:value-type="string">
            <text:p text:style-name="P7">1984</text:p>
          </table:table-cell>
          <table:table-cell table:style-name="TBL_5f_0_5f_2.B1" office:value-type="string">
            <text:p text:style-name="P7">ANNA KARINA ROLIM CARTAXO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PROMOTORIA DE JUSTICA - ARAUA </text:p>
          </table:table-cell>
          <table:table-cell table:style-name="TBL_5f_0_5f_2.E1" office:value-type="string">
            <text:p text:style-name="P8">6.390,96</text:p>
          </table:table-cell>
          <table:table-cell table:style-name="TBL_5f_0_5f_2.E1" office:value-type="string">
            <text:p text:style-name="P8">504,2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29,0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836,29</text:p>
          </table:table-cell>
          <table:table-cell table:style-name="TBL_5f_0_5f_2.E1" office:value-type="string">
            <text:p text:style-name="P8">11.460,59</text:p>
          </table:table-cell>
          <table:table-cell table:style-name="TBL_5f_0_5f_2.E1" office:value-type="string">
            <text:p text:style-name="P8">965,33</text:p>
          </table:table-cell>
          <table:table-cell table:style-name="TBL_5f_0_5f_2.E1" office:value-type="string">
            <text:p text:style-name="P8">761,3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26,69</text:p>
          </table:table-cell>
          <table:table-cell table:style-name="TBL_5f_0_5f_2.E1" office:value-type="string">
            <text:p text:style-name="P8">9.733,90</text:p>
          </table:table-cell>
        </table:table-row>
        <table:table-row table:style-name="TBL_5f_0_5f_2.1">
          <table:table-cell table:style-name="TBL_5f_0_5f_2.A1" office:value-type="string">
            <text:p text:style-name="P7">1965</text:p>
          </table:table-cell>
          <table:table-cell table:style-name="TBL_5f_0_5f_2.B1" office:value-type="string">
            <text:p text:style-name="P7">ANNE CAROLYNE OLIVEIRA SANTOS</text:p>
          </table:table-cell>
          <table:table-cell table:style-name="TBL_5f_0_5f_2.B1" office:value-type="string">
            <text:p text:style-name="P7">ASSESSOR INSTITUCIONAL OPERACIONAL</text:p>
          </table:table-cell>
          <table:table-cell table:style-name="TBL_5f_0_5f_2.B1" office:value-type="string">
            <text:p text:style-name="P7">PROMOTORIA DE JUSTICA ESPECIAL CIVEL E CRIMINAL - ITABAIANA 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499,1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8.408,13</text:p>
          </table:table-cell>
          <table:table-cell table:style-name="TBL_5f_0_5f_2.E1" office:value-type="string">
            <text:p text:style-name="P8">713,08</text:p>
          </table:table-cell>
          <table:table-cell table:style-name="TBL_5f_0_5f_2.E1" office:value-type="string">
            <text:p text:style-name="P8">721,8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434,89</text:p>
          </table:table-cell>
          <table:table-cell table:style-name="TBL_5f_0_5f_2.E1" office:value-type="string">
            <text:p text:style-name="P8">6.973,24</text:p>
          </table:table-cell>
        </table:table-row>
        <table:table-row table:style-name="TBL_5f_0_5f_2.1">
          <table:table-cell table:style-name="TBL_5f_0_5f_2.A1" office:value-type="string">
            <text:p text:style-name="P7">1852</text:p>
          </table:table-cell>
          <table:table-cell table:style-name="TBL_5f_0_5f_2.B1" office:value-type="string">
            <text:p text:style-name="P7">ANTONIO AUTRAN SANTOS ALVES</text:p>
          </table:table-cell>
          <table:table-cell table:style-name="TBL_5f_0_5f_2.B1" office:value-type="string">
            <text:p text:style-name="P7">3º SARGENTO - requisitado</text:p>
          </table:table-cell>
          <table:table-cell table:style-name="TBL_5f_0_5f_2.B1" office:value-type="string">
            <text:p text:style-name="P7">GRUPO DE ATUACAO ESPECIAL DE COMBATE AO CRIME ORGANIZADO (GAECO)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931,5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4.067,4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,8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,86</text:p>
          </table:table-cell>
          <table:table-cell table:style-name="TBL_5f_0_5f_2.E1" office:value-type="string">
            <text:p text:style-name="P8">4.062,56</text:p>
          </table:table-cell>
        </table:table-row>
        <table:table-row table:style-name="TBL_5f_0_5f_2.1">
          <table:table-cell table:style-name="TBL_5f_0_5f_2.A1" office:value-type="string">
            <text:p text:style-name="P7">1943</text:p>
          </table:table-cell>
          <table:table-cell table:style-name="TBL_5f_0_5f_2.B1" office:value-type="string">
            <text:p text:style-name="P7">ANTONIO CARLOS ANDRADE DE CARVALHO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PROMOTORIA DE JUSTICA - BOQUIM</text:p>
          </table:table-cell>
          <table:table-cell table:style-name="TBL_5f_0_5f_2.E1" office:value-type="string">
            <text:p text:style-name="P8">3.938,47</text:p>
          </table:table-cell>
          <table:table-cell table:style-name="TBL_5f_0_5f_2.E1" office:value-type="string">
            <text:p text:style-name="P8">310,7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572,36</text:p>
          </table:table-cell>
          <table:table-cell table:style-name="TBL_5f_0_5f_2.E1" office:value-type="string">
            <text:p text:style-name="P8">6.821,57</text:p>
          </table:table-cell>
          <table:table-cell table:style-name="TBL_5f_0_5f_2.E1" office:value-type="string">
            <text:p text:style-name="P8">594,89</text:p>
          </table:table-cell>
          <table:table-cell table:style-name="TBL_5f_0_5f_2.E1" office:value-type="string">
            <text:p text:style-name="P8">193,3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788,24</text:p>
          </table:table-cell>
          <table:table-cell table:style-name="TBL_5f_0_5f_2.E1" office:value-type="string">
            <text:p text:style-name="P8">6.033,33</text:p>
          </table:table-cell>
        </table:table-row>
        <table:table-row table:style-name="TBL_5f_0_5f_2.1">
          <table:table-cell table:style-name="TBL_5f_0_5f_2.A1" office:value-type="string">
            <text:p text:style-name="P7">180</text:p>
          </table:table-cell>
          <table:table-cell table:style-name="TBL_5f_0_5f_2.B1" office:value-type="string">
            <text:p text:style-name="P7">ANTONIO CARLOS NASCIMENTO SANTOS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PROMOTORIA DE JUSTICA ESPECIAL CIVEL E CRIMINAL - LAGARTO </text:p>
          </table:table-cell>
          <table:table-cell table:style-name="TBL_5f_0_5f_2.E1" office:value-type="string">
            <text:p text:style-name="P8">33.689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716,4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859,13</text:p>
          </table:table-cell>
          <table:table-cell table:style-name="TBL_5f_0_5f_2.E1" office:value-type="string">
            <text:p text:style-name="P8">41.264,72</text:p>
          </table:table-cell>
          <table:table-cell table:style-name="TBL_5f_0_5f_2.E1" office:value-type="string">
            <text:p text:style-name="P8">4.716,48</text:p>
          </table:table-cell>
          <table:table-cell table:style-name="TBL_5f_0_5f_2.E1" office:value-type="string">
            <text:p text:style-name="P8">3.873,8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8.590,33</text:p>
          </table:table-cell>
          <table:table-cell table:style-name="TBL_5f_0_5f_2.E1" office:value-type="string">
            <text:p text:style-name="P8">32.674,39</text:p>
          </table:table-cell>
        </table:table-row>
        <table:table-row table:style-name="TBL_5f_0_5f_2.1">
          <table:table-cell table:style-name="TBL_5f_0_5f_2.A1" office:value-type="string">
            <text:p text:style-name="P7">2035</text:p>
          </table:table-cell>
          <table:table-cell table:style-name="TBL_5f_0_5f_2.B1" office:value-type="string">
            <text:p text:style-name="P7">ANTONIO CARLOS SILVA</text:p>
          </table:table-cell>
          <table:table-cell table:style-name="TBL_5f_0_5f_2.B1" office:value-type="string">
            <text:p text:style-name="P7">3º SARGENTO - requisitado - BESP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</table:table-row>
        <table:table-row table:style-name="TBL_5f_0_5f_2.1">
          <table:table-cell table:style-name="TBL_5f_0_5f_2.A1" office:value-type="string">
            <text:p text:style-name="P7">2167</text:p>
          </table:table-cell>
          <table:table-cell table:style-name="TBL_5f_0_5f_2.B1" office:value-type="string">
            <text:p text:style-name="P7">ANTONIO CESAR LEITE DE CARVALHO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INATIV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</table:table-row>
        <table:table-row table:style-name="TBL_5f_0_5f_2.1">
          <table:table-cell table:style-name="TBL_5f_0_5f_2.A1" office:value-type="string">
            <text:p text:style-name="P7">705</text:p>
          </table:table-cell>
          <table:table-cell table:style-name="TBL_5f_0_5f_2.B1" office:value-type="string">
            <text:p text:style-name="P7">ANTONIO DIEGO CARDOSO VIANA</text:p>
          </table:table-cell>
          <table:table-cell table:style-name="TBL_5f_0_5f_2.B1" office:value-type="string">
            <text:p text:style-name="P7">Coordenador da Div. de C. e G. de Estagiários</text:p>
          </table:table-cell>
          <table:table-cell table:style-name="TBL_5f_0_5f_2.B1" office:value-type="string">
            <text:p text:style-name="P7">DIRETORIA DE RECURSOS HUMAN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499,1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8.408,13</text:p>
          </table:table-cell>
          <table:table-cell table:style-name="TBL_5f_0_5f_2.E1" office:value-type="string">
            <text:p text:style-name="P8">713,08</text:p>
          </table:table-cell>
          <table:table-cell table:style-name="TBL_5f_0_5f_2.E1" office:value-type="string">
            <text:p text:style-name="P8">565,3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78,47</text:p>
          </table:table-cell>
          <table:table-cell table:style-name="TBL_5f_0_5f_2.E1" office:value-type="string">
            <text:p text:style-name="P8">7.129,66</text:p>
          </table:table-cell>
        </table:table-row>
        <table:table-row table:style-name="TBL_5f_0_5f_2.1">
          <table:table-cell table:style-name="TBL_5f_0_5f_2.A1" office:value-type="string">
            <text:p text:style-name="P7">1863</text:p>
          </table:table-cell>
          <table:table-cell table:style-name="TBL_5f_0_5f_2.B1" office:value-type="string">
            <text:p text:style-name="P7">ANTONIO FERNANDES DA SILVA JUNIOR</text:p>
          </table:table-cell>
          <table:table-cell table:style-name="TBL_5f_0_5f_2.B1" office:value-type="string">
            <text:p text:style-name="P7">PROMOTOR DE JUSTIÇA SUBSTITUTO</text:p>
          </table:table-cell>
          <table:table-cell table:style-name="TBL_5f_0_5f_2.B1" office:value-type="string">
            <text:p text:style-name="P7">PROMOTOR DE JUSTICA SUBSTITUTO</text:p>
          </table:table-cell>
          <table:table-cell table:style-name="TBL_5f_0_5f_2.E1" office:value-type="string">
            <text:p text:style-name="P8">30.404,4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640,67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37.218,01</text:p>
          </table:table-cell>
          <table:table-cell table:style-name="TBL_5f_0_5f_2.E1" office:value-type="string">
            <text:p text:style-name="P8">4.256,62</text:p>
          </table:table-cell>
          <table:table-cell table:style-name="TBL_5f_0_5f_2.E1" office:value-type="string">
            <text:p text:style-name="P8">7.388,9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1.645,54</text:p>
          </table:table-cell>
          <table:table-cell table:style-name="TBL_5f_0_5f_2.E1" office:value-type="string">
            <text:p text:style-name="P8">25.572,47</text:p>
          </table:table-cell>
        </table:table-row>
        <table:table-row table:style-name="TBL_5f_0_5f_2.1">
          <table:table-cell table:style-name="TBL_5f_0_5f_2.A1" office:value-type="string">
            <text:p text:style-name="P7">2110</text:p>
          </table:table-cell>
          <table:table-cell table:style-name="TBL_5f_0_5f_2.B1" office:value-type="string">
            <text:p text:style-name="P7">ANTONIO JOSE FERREIRA</text:p>
          </table:table-cell>
          <table:table-cell table:style-name="TBL_5f_0_5f_2.B1" office:value-type="string">
            <text:p text:style-name="P7">3º SARGENTO - requisitado - BESP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</table:table-row>
        <table:table-row table:style-name="TBL_5f_0_5f_2.1">
          <table:table-cell table:style-name="TBL_5f_0_5f_2.A1" office:value-type="string">
            <text:p text:style-name="P7">1952</text:p>
          </table:table-cell>
          <table:table-cell table:style-name="TBL_5f_0_5f_2.B1" office:value-type="string">
            <text:p text:style-name="P7">ANTONIO MOURA NARCISO</text:p>
          </table:table-cell>
          <table:table-cell table:style-name="TBL_5f_0_5f_2.B1" office:value-type="string">
            <text:p text:style-name="P7">3º SARGENTO - requisitado - BESP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</table:table-row>
        <table:table-row table:style-name="TBL_5f_0_5f_2.1">
          <table:table-cell table:style-name="TBL_5f_0_5f_2.A1" office:value-type="string">
            <text:p text:style-name="P7">144</text:p>
          </table:table-cell>
          <table:table-cell table:style-name="TBL_5f_0_5f_2.B1" office:value-type="string">
            <text:p text:style-name="P7">ANTONIO RESENDE NETO</text:p>
          </table:table-cell>
          <table:table-cell table:style-name="TBL_5f_0_5f_2.B1" office:value-type="string">
            <text:p text:style-name="P7">TÉCNICO EM CONTABILIDADE</text:p>
          </table:table-cell>
          <table:table-cell table:style-name="TBL_5f_0_5f_2.B1" office:value-type="string">
            <text:p text:style-name="P7">COORDENADORIA DE DOCUMENTACAO E DE MEMORIA DO MP</text:p>
          </table:table-cell>
          <table:table-cell table:style-name="TBL_5f_0_5f_2.E1" office:value-type="string">
            <text:p text:style-name="P8">5.270,57</text:p>
          </table:table-cell>
          <table:table-cell table:style-name="TBL_5f_0_5f_2.E1" office:value-type="string">
            <text:p text:style-name="P8">3.032,7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527,06</text:p>
          </table:table-cell>
          <table:table-cell table:style-name="TBL_5f_0_5f_2.E1" office:value-type="string">
            <text:p text:style-name="P8">2.384,07</text:p>
          </table:table-cell>
          <table:table-cell table:style-name="TBL_5f_0_5f_2.E1" office:value-type="string">
            <text:p text:style-name="P8">11.214,47</text:p>
          </table:table-cell>
          <table:table-cell table:style-name="TBL_5f_0_5f_2.E1" office:value-type="string">
            <text:p text:style-name="P8">1.162,47</text:p>
          </table:table-cell>
          <table:table-cell table:style-name="TBL_5f_0_5f_2.E1" office:value-type="string">
            <text:p text:style-name="P8">1.239,3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401,79</text:p>
          </table:table-cell>
          <table:table-cell table:style-name="TBL_5f_0_5f_2.E1" office:value-type="string">
            <text:p text:style-name="P8">8.812,68</text:p>
          </table:table-cell>
        </table:table-row>
        <table:table-row table:style-name="TBL_5f_0_5f_2.1">
          <table:table-cell table:style-name="TBL_5f_0_5f_2.A1" office:value-type="string">
            <text:p text:style-name="P7">1983</text:p>
          </table:table-cell>
          <table:table-cell table:style-name="TBL_5f_0_5f_2.B1" office:value-type="string">
            <text:p text:style-name="P7">ANTONIO RICARDO MENDONCA DE ALMEIDA </text:p>
          </table:table-cell>
          <table:table-cell table:style-name="TBL_5f_0_5f_2.B1" office:value-type="string">
            <text:p text:style-name="P7">ASSESSOR OPERACIONAL</text:p>
          </table:table-cell>
          <table:table-cell table:style-name="TBL_5f_0_5f_2.B1" office:value-type="string">
            <text:p text:style-name="P7">DIVISAO DE MATERIAL/DM/DA/SG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092,6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4.265,53</text:p>
          </table:table-cell>
          <table:table-cell table:style-name="TBL_5f_0_5f_2.E1" office:value-type="string">
            <text:p text:style-name="P8">172,74</text:p>
          </table:table-cell>
          <table:table-cell table:style-name="TBL_5f_0_5f_2.E1" office:value-type="string">
            <text:p text:style-name="P8">1,1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73,93</text:p>
          </table:table-cell>
          <table:table-cell table:style-name="TBL_5f_0_5f_2.E1" office:value-type="string">
            <text:p text:style-name="P8">4.091,60</text:p>
          </table:table-cell>
        </table:table-row>
        <table:table-row table:style-name="TBL_5f_0_5f_2.1">
          <table:table-cell table:style-name="TBL_5f_0_5f_2.A1" office:value-type="string">
            <text:p text:style-name="P7">1531</text:p>
          </table:table-cell>
          <table:table-cell table:style-name="TBL_5f_0_5f_2.B1" office:value-type="string">
            <text:p text:style-name="P7">ANTONIO SERGIO CARVALHO SOUZA FILHO</text:p>
          </table:table-cell>
          <table:table-cell table:style-name="TBL_5f_0_5f_2.B1" office:value-type="string">
            <text:p text:style-name="P7">ANALISTA DO MP -Informática - G. e A.de P. de Sistemas</text:p>
          </table:table-cell>
          <table:table-cell table:style-name="TBL_5f_0_5f_2.B1" office:value-type="string">
            <text:p text:style-name="P7">DIRETORIA DE TECNOLOGIA DA INFORMACAO</text:p>
          </table:table-cell>
          <table:table-cell table:style-name="TBL_5f_0_5f_2.E1" office:value-type="string">
            <text:p text:style-name="P8">7.611,74</text:p>
          </table:table-cell>
          <table:table-cell table:style-name="TBL_5f_0_5f_2.E1" office:value-type="string">
            <text:p text:style-name="P8">800,7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10.321,48</text:p>
          </table:table-cell>
          <table:table-cell table:style-name="TBL_5f_0_5f_2.E1" office:value-type="string">
            <text:p text:style-name="P8">1.177,75</text:p>
          </table:table-cell>
          <table:table-cell table:style-name="TBL_5f_0_5f_2.E1" office:value-type="string">
            <text:p text:style-name="P8">1.120,1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297,94</text:p>
          </table:table-cell>
          <table:table-cell table:style-name="TBL_5f_0_5f_2.E1" office:value-type="string">
            <text:p text:style-name="P8">8.023,54</text:p>
          </table:table-cell>
        </table:table-row>
        <table:table-row table:style-name="TBL_5f_0_5f_2.1">
          <table:table-cell table:style-name="TBL_5f_0_5f_2.A1" office:value-type="string">
            <text:p text:style-name="P7">1716</text:p>
          </table:table-cell>
          <table:table-cell table:style-name="TBL_5f_0_5f_2.B1" office:value-type="string">
            <text:p text:style-name="P7">ANTONIO TELES LEITE NETO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PROMOTORIA DE JUSTICA - INDIAROBA</text:p>
          </table:table-cell>
          <table:table-cell table:style-name="TBL_5f_0_5f_2.E1" office:value-type="string">
            <text:p text:style-name="P8">7.611,74</text:p>
          </table:table-cell>
          <table:table-cell table:style-name="TBL_5f_0_5f_2.E1" office:value-type="string">
            <text:p text:style-name="P8">800,75</text:p>
          </table:table-cell>
          <table:table-cell table:style-name="TBL_5f_0_5f_2.E1" office:value-type="string">
            <text:p text:style-name="P8">1.255,5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572,36</text:p>
          </table:table-cell>
          <table:table-cell table:style-name="TBL_5f_0_5f_2.E1" office:value-type="string">
            <text:p text:style-name="P8">12.240,42</text:p>
          </table:table-cell>
          <table:table-cell table:style-name="TBL_5f_0_5f_2.E1" office:value-type="string">
            <text:p text:style-name="P8">1.177,75</text:p>
          </table:table-cell>
          <table:table-cell table:style-name="TBL_5f_0_5f_2.E1" office:value-type="string">
            <text:p text:style-name="P8">1.140,8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18,62</text:p>
          </table:table-cell>
          <table:table-cell table:style-name="TBL_5f_0_5f_2.E1" office:value-type="string">
            <text:p text:style-name="P8">9.921,80</text:p>
          </table:table-cell>
        </table:table-row>
        <table:table-row table:style-name="TBL_5f_0_5f_2.1">
          <table:table-cell table:style-name="TBL_5f_0_5f_2.A1" office:value-type="string">
            <text:p text:style-name="P7">143</text:p>
          </table:table-cell>
          <table:table-cell table:style-name="TBL_5f_0_5f_2.B1" office:value-type="string">
            <text:p text:style-name="P7">ANTONIO VIANA</text:p>
          </table:table-cell>
          <table:table-cell table:style-name="TBL_5f_0_5f_2.B1" office:value-type="string">
            <text:p text:style-name="P7">MOTORISTA OFICIAL</text:p>
          </table:table-cell>
          <table:table-cell table:style-name="TBL_5f_0_5f_2.B1" office:value-type="string">
            <text:p text:style-name="P7">INATIV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</table:table-row>
        <table:table-row table:style-name="TBL_5f_0_5f_2.1">
          <table:table-cell table:style-name="TBL_5f_0_5f_2.A1" office:value-type="string">
            <text:p text:style-name="P7">1966</text:p>
          </table:table-cell>
          <table:table-cell table:style-name="TBL_5f_0_5f_2.B1" office:value-type="string">
            <text:p text:style-name="P7">ARACELE GUIMARAES DOS SANTOS</text:p>
          </table:table-cell>
          <table:table-cell table:style-name="TBL_5f_0_5f_2.B1" office:value-type="string">
            <text:p text:style-name="P7">ASSESSOR OPERACIONAL FUNCIONAL </text:p>
          </table:table-cell>
          <table:table-cell table:style-name="TBL_5f_0_5f_2.B1" office:value-type="string">
            <text:p text:style-name="P7">CENTRO DE APOIO OPERACIONAL DA INFANCIA E DA ADOLESCENCIA 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260,3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6.169,35</text:p>
          </table:table-cell>
          <table:table-cell table:style-name="TBL_5f_0_5f_2.E1" office:value-type="string">
            <text:p text:style-name="P8">455,39</text:p>
          </table:table-cell>
          <table:table-cell table:style-name="TBL_5f_0_5f_2.E1" office:value-type="string">
            <text:p text:style-name="P8">187,5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42,90</text:p>
          </table:table-cell>
          <table:table-cell table:style-name="TBL_5f_0_5f_2.E1" office:value-type="string">
            <text:p text:style-name="P8">5.526,45</text:p>
          </table:table-cell>
        </table:table-row>
        <table:table-row table:style-name="TBL_5f_0_5f_2.1">
          <table:table-cell table:style-name="TBL_5f_0_5f_2.A1" office:value-type="string">
            <text:p text:style-name="P7">2084</text:p>
          </table:table-cell>
          <table:table-cell table:style-name="TBL_5f_0_5f_2.B1" office:value-type="string">
            <text:p text:style-name="P7">ARANDA GOMES DE LIMA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1ª PROMOTORIA DE JUSTICA - LARANJEIRAS</text:p>
          </table:table-cell>
          <table:table-cell table:style-name="TBL_5f_0_5f_2.E1" office:value-type="string">
            <text:p text:style-name="P8">2.943,0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25,27</text:p>
          </table:table-cell>
          <table:table-cell table:style-name="TBL_5f_0_5f_2.E1" office:value-type="string">
            <text:p text:style-name="P8">5.268,33</text:p>
          </table:table-cell>
          <table:table-cell table:style-name="TBL_5f_0_5f_2.E1" office:value-type="string">
            <text:p text:style-name="P8">412,03</text:p>
          </table:table-cell>
          <table:table-cell table:style-name="TBL_5f_0_5f_2.E1" office:value-type="string">
            <text:p text:style-name="P8">47,0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59,06</text:p>
          </table:table-cell>
          <table:table-cell table:style-name="TBL_5f_0_5f_2.E1" office:value-type="string">
            <text:p text:style-name="P8">4.809,27</text:p>
          </table:table-cell>
        </table:table-row>
        <table:table-row table:style-name="TBL_5f_0_5f_2.1">
          <table:table-cell table:style-name="TBL_5f_0_5f_2.A1" office:value-type="string">
            <text:p text:style-name="P7">1904</text:p>
          </table:table-cell>
          <table:table-cell table:style-name="TBL_5f_0_5f_2.B1" office:value-type="string">
            <text:p text:style-name="P7">ARIELE ROCHA FELICIO CAVALCANTI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10ª PROMOTORIA DE JUSTIÇA DOS DIREITOS DO CIDADÃO </text:p>
          </table:table-cell>
          <table:table-cell table:style-name="TBL_5f_0_5f_2.E1" office:value-type="string">
            <text:p text:style-name="P8">5.365,97</text:p>
          </table:table-cell>
          <table:table-cell table:style-name="TBL_5f_0_5f_2.E1" office:value-type="string">
            <text:p text:style-name="P8">423,3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7.698,34</text:p>
          </table:table-cell>
          <table:table-cell table:style-name="TBL_5f_0_5f_2.E1" office:value-type="string">
            <text:p text:style-name="P8">810,51</text:p>
          </table:table-cell>
          <table:table-cell table:style-name="TBL_5f_0_5f_2.E1" office:value-type="string">
            <text:p text:style-name="P8">496,1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306,67</text:p>
          </table:table-cell>
          <table:table-cell table:style-name="TBL_5f_0_5f_2.E1" office:value-type="string">
            <text:p text:style-name="P8">6.391,67</text:p>
          </table:table-cell>
        </table:table-row>
        <table:table-row table:style-name="TBL_5f_0_5f_2.1">
          <table:table-cell table:style-name="TBL_5f_0_5f_2.A1" office:value-type="string">
            <text:p text:style-name="P7">1176</text:p>
          </table:table-cell>
          <table:table-cell table:style-name="TBL_5f_0_5f_2.B1" office:value-type="string">
            <text:p text:style-name="P7">ARILMA VIANA DA FONSECA</text:p>
          </table:table-cell>
          <table:table-cell table:style-name="TBL_5f_0_5f_2.B1" office:value-type="string">
            <text:p text:style-name="P7">ANALISTA DO MP - SERVIÇO SOCIAL</text:p>
          </table:table-cell>
          <table:table-cell table:style-name="TBL_5f_0_5f_2.B1" office:value-type="string">
            <text:p text:style-name="P7">DIVISAO DE SERVICO SOCIAL/CAO/CG - GAAE</text:p>
          </table:table-cell>
          <table:table-cell table:style-name="TBL_5f_0_5f_2.E1" office:value-type="string">
            <text:p text:style-name="P8">8.552,55</text:p>
          </table:table-cell>
          <table:table-cell table:style-name="TBL_5f_0_5f_2.E1" office:value-type="string">
            <text:p text:style-name="P8">2.138,1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565,77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15.429,38</text:p>
          </table:table-cell>
          <table:table-cell table:style-name="TBL_5f_0_5f_2.E1" office:value-type="string">
            <text:p text:style-name="P8">1.496,70</text:p>
          </table:table-cell>
          <table:table-cell table:style-name="TBL_5f_0_5f_2.E1" office:value-type="string">
            <text:p text:style-name="P8">2.260,3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757,00</text:p>
          </table:table-cell>
          <table:table-cell table:style-name="TBL_5f_0_5f_2.E1" office:value-type="string">
            <text:p text:style-name="P8">11.672,38</text:p>
          </table:table-cell>
        </table:table-row>
        <table:table-row table:style-name="TBL_5f_0_5f_2.1">
          <table:table-cell table:style-name="TBL_5f_0_5f_2.A1" office:value-type="string">
            <text:p text:style-name="P7">1213</text:p>
          </table:table-cell>
          <table:table-cell table:style-name="TBL_5f_0_5f_2.B1" office:value-type="string">
            <text:p text:style-name="P7">ARNALDO BARRETTO NETO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TRIAGEM TECNICA - COORDENADORIA-GERAL</text:p>
          </table:table-cell>
          <table:table-cell table:style-name="TBL_5f_0_5f_2.E1" office:value-type="string">
            <text:p text:style-name="P8">3.938,47</text:p>
          </table:table-cell>
          <table:table-cell table:style-name="TBL_5f_0_5f_2.E1" office:value-type="string">
            <text:p text:style-name="P8">590,77</text:p>
          </table:table-cell>
          <table:table-cell table:style-name="TBL_5f_0_5f_2.E1" office:value-type="string">
            <text:p text:style-name="P8">1.138,5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84,07</text:p>
          </table:table-cell>
          <table:table-cell table:style-name="TBL_5f_0_5f_2.E1" office:value-type="string">
            <text:p text:style-name="P8">8.051,81</text:p>
          </table:table-cell>
          <table:table-cell table:style-name="TBL_5f_0_5f_2.E1" office:value-type="string">
            <text:p text:style-name="P8">634,09</text:p>
          </table:table-cell>
          <table:table-cell table:style-name="TBL_5f_0_5f_2.E1" office:value-type="string">
            <text:p text:style-name="P8">514,8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48,98</text:p>
          </table:table-cell>
          <table:table-cell table:style-name="TBL_5f_0_5f_2.E1" office:value-type="string">
            <text:p text:style-name="P8">6.902,83</text:p>
          </table:table-cell>
        </table:table-row>
        <table:table-row table:style-name="TBL_5f_0_5f_2.1">
          <table:table-cell table:style-name="TBL_5f_0_5f_2.A1" office:value-type="string">
            <text:p text:style-name="P7">163</text:p>
          </table:table-cell>
          <table:table-cell table:style-name="TBL_5f_0_5f_2.B1" office:value-type="string">
            <text:p text:style-name="P7">ARNALDO FIGUEIREDO SOBRAL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4ª PROMOTORIA DE JUSTICA DOS DIREITOS DO CIDADAO</text:p>
          </table:table-cell>
          <table:table-cell table:style-name="TBL_5f_0_5f_2.E1" office:value-type="string">
            <text:p text:style-name="P8">33.689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716,48</text:p>
          </table:table-cell>
          <table:table-cell table:style-name="TBL_5f_0_5f_2.E1" office:value-type="string">
            <text:p text:style-name="P8">5.053,37</text:p>
          </table:table-cell>
          <table:table-cell table:style-name="TBL_5f_0_5f_2.E1" office:value-type="string">
            <text:p text:style-name="P8">2.859,13</text:p>
          </table:table-cell>
          <table:table-cell table:style-name="TBL_5f_0_5f_2.E1" office:value-type="string">
            <text:p text:style-name="P8">46.318,09</text:p>
          </table:table-cell>
          <table:table-cell table:style-name="TBL_5f_0_5f_2.E1" office:value-type="string">
            <text:p text:style-name="P8">4.716,48</text:p>
          </table:table-cell>
          <table:table-cell table:style-name="TBL_5f_0_5f_2.E1" office:value-type="string">
            <text:p text:style-name="P8">9.784,8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4.501,30</text:p>
          </table:table-cell>
          <table:table-cell table:style-name="TBL_5f_0_5f_2.E1" office:value-type="string">
            <text:p text:style-name="P8">31.816,79</text:p>
          </table:table-cell>
        </table:table-row>
        <table:table-row table:style-name="TBL_5f_0_5f_2.1">
          <table:table-cell table:style-name="TBL_5f_0_5f_2.A1" office:value-type="string">
            <text:p text:style-name="P7">2189</text:p>
          </table:table-cell>
          <table:table-cell table:style-name="TBL_5f_0_5f_2.B1" office:value-type="string">
            <text:p text:style-name="P7">ARNALDO JOSE DE SANTANA</text:p>
          </table:table-cell>
          <table:table-cell table:style-name="TBL_5f_0_5f_2.B1" office:value-type="string">
            <text:p text:style-name="P7">3º SARGENTO - requisitado - BESP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92,6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619,5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619,55</text:p>
          </table:table-cell>
        </table:table-row>
        <table:table-row table:style-name="TBL_5f_0_5f_2.1">
          <table:table-cell table:style-name="TBL_5f_0_5f_2.A1" office:value-type="string">
            <text:p text:style-name="P7">1693</text:p>
          </table:table-cell>
          <table:table-cell table:style-name="TBL_5f_0_5f_2.B1" office:value-type="string">
            <text:p text:style-name="P7">AROLDINA ARAGAO SOUZA DUARTE</text:p>
          </table:table-cell>
          <table:table-cell table:style-name="TBL_5f_0_5f_2.B1" office:value-type="string">
            <text:p text:style-name="P7">AGENTE ADMINISTRATIVO</text:p>
          </table:table-cell>
          <table:table-cell table:style-name="TBL_5f_0_5f_2.B1" office:value-type="string">
            <text:p text:style-name="P7">INATIV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</table:table-row>
      </table:table>
      <table:table table:name="TBL_0_3" table:style-name="TBL_5f_0_5f_3">
        <table:table-column table:style-name="TBL_5f_0_5f_3.A"/>
        <table:table-column table:style-name="TBL_5f_0_5f_3.B"/>
        <table:table-column table:style-name="TBL_5f_0_5f_3.C"/>
        <table:table-column table:style-name="TBL_5f_0_5f_3.D"/>
        <table:table-column table:style-name="TBL_5f_0_5f_3.E"/>
        <table:table-column table:style-name="TBL_5f_0_5f_3.F"/>
        <table:table-column table:style-name="TBL_5f_0_5f_3.G"/>
        <table:table-column table:style-name="TBL_5f_0_5f_3.H"/>
        <table:table-column table:style-name="TBL_5f_0_5f_3.I"/>
        <table:table-column table:style-name="TBL_5f_0_5f_3.J"/>
        <table:table-column table:style-name="TBL_5f_0_5f_3.E"/>
        <table:table-column table:style-name="TBL_5f_0_5f_3.L" table:number-columns-repeated="2"/>
        <table:table-column table:style-name="TBL_5f_0_5f_3.J"/>
        <table:table-column table:style-name="TBL_5f_0_5f_3.O"/>
        <table:table-column table:style-name="TBL_5f_0_5f_3.P"/>
        <table:table-column table:style-name="TBL_5f_0_5f_3.Q"/>
        <table:table-column table:style-name="TBL_5f_0_5f_3.R"/>
        <table:table-row table:style-name="TBL_5f_0_5f_3.1">
          <table:table-cell table:style-name="TBL_5f_0_5f_3.A1" office:value-type="string">
            <text:p text:style-name="P7"><text:bookmark text:name="JR_PAGE_ANCHOR_0_4"/>123</text:p>
          </table:table-cell>
          <table:table-cell table:style-name="TBL_5f_0_5f_3.B1" office:value-type="string">
            <text:p text:style-name="P7">AROLDO LUIZ NOGUEIRA SOARES JUNIOR</text:p>
          </table:table-cell>
          <table:table-cell table:style-name="TBL_5f_0_5f_3.B1" office:value-type="string">
            <text:p text:style-name="P7">AGENTE ADMINISTRATIVO</text:p>
          </table:table-cell>
          <table:table-cell table:style-name="TBL_5f_0_5f_3.B1" office:value-type="string">
            <text:p text:style-name="P7">DIVISAO DE ENGENHARIA E MANUTENCAO</text:p>
          </table:table-cell>
          <table:table-cell table:style-name="TBL_5f_0_5f_3.E1" office:value-type="string">
            <text:p text:style-name="P8">5.270,57</text:p>
          </table:table-cell>
          <table:table-cell table:style-name="TBL_5f_0_5f_3.E1" office:value-type="string">
            <text:p text:style-name="P8">15.157,9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384,07</text:p>
          </table:table-cell>
          <table:table-cell table:style-name="TBL_5f_0_5f_3.E1" office:value-type="string">
            <text:p text:style-name="P8">22.812,63</text:p>
          </table:table-cell>
          <table:table-cell table:style-name="TBL_5f_0_5f_3.E1" office:value-type="string">
            <text:p text:style-name="P8">2.860,00</text:p>
          </table:table-cell>
          <table:table-cell table:style-name="TBL_5f_0_5f_3.E1" office:value-type="string">
            <text:p text:style-name="P8">3.909,8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6.769,86</text:p>
          </table:table-cell>
          <table:table-cell table:style-name="TBL_5f_0_5f_3.E1" office:value-type="string">
            <text:p text:style-name="P8">16.042,77</text:p>
          </table:table-cell>
        </table:table-row>
        <table:table-row table:style-name="TBL_5f_0_5f_3.1">
          <table:table-cell table:style-name="TBL_5f_0_5f_3.A1" office:value-type="string">
            <text:p text:style-name="P7">2027</text:p>
          </table:table-cell>
          <table:table-cell table:style-name="TBL_5f_0_5f_3.B1" office:value-type="string">
            <text:p text:style-name="P7">AROLDO VIEIRA FREITAS</text:p>
          </table:table-cell>
          <table:table-cell table:style-name="TBL_5f_0_5f_3.B1" office:value-type="string">
            <text:p text:style-name="P7">CABO - requisitado - BESP</text:p>
          </table:table-cell>
          <table:table-cell table:style-name="TBL_5f_0_5f_3.B1" office:value-type="string">
            <text:p text:style-name="P7">COORDENADORIA MILITAR/GABINETE DE SEGURANÇA INSTITUCIONAL-GSI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</table:table-row>
        <table:table-row table:style-name="TBL_5f_0_5f_3.1">
          <table:table-cell table:style-name="TBL_5f_0_5f_3.A1" office:value-type="string">
            <text:p text:style-name="P7">2065</text:p>
          </table:table-cell>
          <table:table-cell table:style-name="TBL_5f_0_5f_3.B1" office:value-type="string">
            <text:p text:style-name="P7">ARTUR LEANDRO DA COSTA OLIVEIRA</text:p>
          </table:table-cell>
          <table:table-cell table:style-name="TBL_5f_0_5f_3.B1" office:value-type="string">
            <text:p text:style-name="P7">ANALISTA DO MP -Informática - G. e A.de P. de Sistemas</text:p>
          </table:table-cell>
          <table:table-cell table:style-name="TBL_5f_0_5f_3.B1" office:value-type="string">
            <text:p text:style-name="P7">DIRETORIA DE TECNOLOGIA DA INFORMACAO</text:p>
          </table:table-cell>
          <table:table-cell table:style-name="TBL_5f_0_5f_3.E1" office:value-type="string">
            <text:p text:style-name="P8">7.180,89</text:p>
          </table:table-cell>
          <table:table-cell table:style-name="TBL_5f_0_5f_3.E1" office:value-type="string">
            <text:p text:style-name="P8">377,7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9.467,59</text:p>
          </table:table-cell>
          <table:table-cell table:style-name="TBL_5f_0_5f_3.E1" office:value-type="string">
            <text:p text:style-name="P8">1.058,20</text:p>
          </table:table-cell>
          <table:table-cell table:style-name="TBL_5f_0_5f_3.E1" office:value-type="string">
            <text:p text:style-name="P8">918,2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76,45</text:p>
          </table:table-cell>
          <table:table-cell table:style-name="TBL_5f_0_5f_3.E1" office:value-type="string">
            <text:p text:style-name="P8">7.491,14</text:p>
          </table:table-cell>
        </table:table-row>
        <table:table-row table:style-name="TBL_5f_0_5f_3.1">
          <table:table-cell table:style-name="TBL_5f_0_5f_3.A1" office:value-type="string">
            <text:p text:style-name="P7">1653</text:p>
          </table:table-cell>
          <table:table-cell table:style-name="TBL_5f_0_5f_3.B1" office:value-type="string">
            <text:p text:style-name="P7">ARTUR OSCAR NABUCO DAVILA</text:p>
          </table:table-cell>
          <table:table-cell table:style-name="TBL_5f_0_5f_3.B1" office:value-type="string">
            <text:p text:style-name="P7">REDATOR TÉCNICO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</table:table-row>
        <table:table-row table:style-name="TBL_5f_0_5f_3.1">
          <table:table-cell table:style-name="TBL_5f_0_5f_3.A1" office:value-type="string">
            <text:p text:style-name="P7">1999</text:p>
          </table:table-cell>
          <table:table-cell table:style-name="TBL_5f_0_5f_3.B1" office:value-type="string">
            <text:p text:style-name="P7">ARTUR PEREIRA DOS REIS BARBOS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ASSESSORIA DA CORREGEDORIA GERAL</text:p>
          </table:table-cell>
          <table:table-cell table:style-name="TBL_5f_0_5f_3.E1" office:value-type="string">
            <text:p text:style-name="P8">2.943,06</text:p>
          </table:table-cell>
          <table:table-cell table:style-name="TBL_5f_0_5f_3.E1" office:value-type="string">
            <text:p text:style-name="P8">232,20</text:p>
          </table:table-cell>
          <table:table-cell table:style-name="TBL_5f_0_5f_3.E1" office:value-type="string">
            <text:p text:style-name="P8">3.692,31</text:p>
          </table:table-cell>
          <table:table-cell table:style-name="TBL_5f_0_5f_3.E1" office:value-type="string">
            <text:p text:style-name="P8">2.306,1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11.082,68</text:p>
          </table:table-cell>
          <table:table-cell table:style-name="TBL_5f_0_5f_3.E1" office:value-type="string">
            <text:p text:style-name="P8">444,54</text:p>
          </table:table-cell>
          <table:table-cell table:style-name="TBL_5f_0_5f_3.E1" office:value-type="string">
            <text:p text:style-name="P8">896,9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341,51</text:p>
          </table:table-cell>
          <table:table-cell table:style-name="TBL_5f_0_5f_3.E1" office:value-type="string">
            <text:p text:style-name="P8">9.741,17</text:p>
          </table:table-cell>
        </table:table-row>
        <table:table-row table:style-name="TBL_5f_0_5f_3.1">
          <table:table-cell table:style-name="TBL_5f_0_5f_3.A1" office:value-type="string">
            <text:p text:style-name="P7">1408</text:p>
          </table:table-cell>
          <table:table-cell table:style-name="TBL_5f_0_5f_3.B1" office:value-type="string">
            <text:p text:style-name="P7">ATHOS BRITO DO AMOR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PROMOTORIA DE JUSTICA - FREI PAULO</text:p>
          </table:table-cell>
          <table:table-cell table:style-name="TBL_5f_0_5f_3.E1" office:value-type="string">
            <text:p text:style-name="P8">8.552,55</text:p>
          </table:table-cell>
          <table:table-cell table:style-name="TBL_5f_0_5f_3.E1" office:value-type="string">
            <text:p text:style-name="P8">1.282,8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517,20</text:p>
          </table:table-cell>
          <table:table-cell table:style-name="TBL_5f_0_5f_3.E1" office:value-type="string">
            <text:p text:style-name="P8">12.352,63</text:p>
          </table:table-cell>
          <table:table-cell table:style-name="TBL_5f_0_5f_3.E1" office:value-type="string">
            <text:p text:style-name="P8">1.376,96</text:p>
          </table:table-cell>
          <table:table-cell table:style-name="TBL_5f_0_5f_3.E1" office:value-type="string">
            <text:p text:style-name="P8">1.456,7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33,68</text:p>
          </table:table-cell>
          <table:table-cell table:style-name="TBL_5f_0_5f_3.E1" office:value-type="string">
            <text:p text:style-name="P8">9.518,95</text:p>
          </table:table-cell>
        </table:table-row>
        <table:table-row table:style-name="TBL_5f_0_5f_3.1">
          <table:table-cell table:style-name="TBL_5f_0_5f_3.A1" office:value-type="string">
            <text:p text:style-name="P7">578</text:p>
          </table:table-cell>
          <table:table-cell table:style-name="TBL_5f_0_5f_3.B1" office:value-type="string">
            <text:p text:style-name="P7">AUGUSTO CESAR LEITE DE RESENDE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PROMOTORIA DE JUSTICA ESPECIAL CIVEL E CRIMINAL - SAO CRISTOVAO 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368,91</text:p>
          </table:table-cell>
          <table:table-cell table:style-name="TBL_5f_0_5f_3.E1" office:value-type="string">
            <text:p text:style-name="P8">2.172,92</text:p>
          </table:table-cell>
          <table:table-cell table:style-name="TBL_5f_0_5f_3.E1" office:value-type="string">
            <text:p text:style-name="P8">39.230,94</text:p>
          </table:table-cell>
          <table:table-cell table:style-name="TBL_5f_0_5f_3.E1" office:value-type="string">
            <text:p text:style-name="P8">4.716,48</text:p>
          </table:table-cell>
          <table:table-cell table:style-name="TBL_5f_0_5f_3.E1" office:value-type="string">
            <text:p text:style-name="P8">7.972,4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2.688,91</text:p>
          </table:table-cell>
          <table:table-cell table:style-name="TBL_5f_0_5f_3.E1" office:value-type="string">
            <text:p text:style-name="P8">26.542,03</text:p>
          </table:table-cell>
        </table:table-row>
        <table:table-row table:style-name="TBL_5f_0_5f_3.1">
          <table:table-cell table:style-name="TBL_5f_0_5f_3.A1" office:value-type="string">
            <text:p text:style-name="P7">192</text:p>
          </table:table-cell>
          <table:table-cell table:style-name="TBL_5f_0_5f_3.B1" office:value-type="string">
            <text:p text:style-name="P7">AUGUSTO CESAR LOBAO MOREIRA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1ª PROMOTORIA DE JUSTICA - ARACAJU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.716,48</text:p>
          </table:table-cell>
          <table:table-cell table:style-name="TBL_5f_0_5f_3.E1" office:value-type="string">
            <text:p text:style-name="P8">3.368,91</text:p>
          </table:table-cell>
          <table:table-cell table:style-name="TBL_5f_0_5f_3.E1" office:value-type="string">
            <text:p text:style-name="P8">2.859,13</text:p>
          </table:table-cell>
          <table:table-cell table:style-name="TBL_5f_0_5f_3.E1" office:value-type="string">
            <text:p text:style-name="P8">44.633,63</text:p>
          </table:table-cell>
          <table:table-cell table:style-name="TBL_5f_0_5f_3.E1" office:value-type="string">
            <text:p text:style-name="P8">4.716,48</text:p>
          </table:table-cell>
          <table:table-cell table:style-name="TBL_5f_0_5f_3.E1" office:value-type="string">
            <text:p text:style-name="P8">9.217,3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3.933,80</text:p>
          </table:table-cell>
          <table:table-cell table:style-name="TBL_5f_0_5f_3.E1" office:value-type="string">
            <text:p text:style-name="P8">30.699,83</text:p>
          </table:table-cell>
        </table:table-row>
        <table:table-row table:style-name="TBL_5f_0_5f_3.1">
          <table:table-cell table:style-name="TBL_5f_0_5f_3.A1" office:value-type="string">
            <text:p text:style-name="P7">2204</text:p>
          </table:table-cell>
          <table:table-cell table:style-name="TBL_5f_0_5f_3.B1" office:value-type="string">
            <text:p text:style-name="P7">AUGUSTO FLAVIO SOUZA MENDONCA</text:p>
          </table:table-cell>
          <table:table-cell table:style-name="TBL_5f_0_5f_3.B1" office:value-type="string">
            <text:p text:style-name="P7">Assessor de Imprensa</text:p>
          </table:table-cell>
          <table:table-cell table:style-name="TBL_5f_0_5f_3.B1" office:value-type="string">
            <text:p text:style-name="P7">DIVISAO DE COMUNICACAO CERIMONIAL E EVENTOS/GPGJ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747,7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59,13</text:p>
          </table:table-cell>
          <table:table-cell table:style-name="TBL_5f_0_5f_3.E1" office:value-type="string">
            <text:p text:style-name="P8">5.606,92</text:p>
          </table:table-cell>
          <table:table-cell table:style-name="TBL_5f_0_5f_3.E1" office:value-type="string">
            <text:p text:style-name="P8">251,36</text:p>
          </table:table-cell>
          <table:table-cell table:style-name="TBL_5f_0_5f_3.E1" office:value-type="string">
            <text:p text:style-name="P8">44,4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95,79</text:p>
          </table:table-cell>
          <table:table-cell table:style-name="TBL_5f_0_5f_3.E1" office:value-type="string">
            <text:p text:style-name="P8">5.311,13</text:p>
          </table:table-cell>
        </table:table-row>
        <table:table-row table:style-name="TBL_5f_0_5f_3.1">
          <table:table-cell table:style-name="TBL_5f_0_5f_3.A1" office:value-type="string">
            <text:p text:style-name="P7">1903</text:p>
          </table:table-cell>
          <table:table-cell table:style-name="TBL_5f_0_5f_3.B1" office:value-type="string">
            <text:p text:style-name="P7">AUGUSTO VINICIO FREIRE CARVALH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4ª PROMOTORIA DE JUSTICA DOS DIREITOS DO CIDADAO</text:p>
          </table:table-cell>
          <table:table-cell table:style-name="TBL_5f_0_5f_3.E1" office:value-type="string">
            <text:p text:style-name="P8">7.611,74</text:p>
          </table:table-cell>
          <table:table-cell table:style-name="TBL_5f_0_5f_3.E1" office:value-type="string">
            <text:p text:style-name="P8">600,5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10.121,30</text:p>
          </table:table-cell>
          <table:table-cell table:style-name="TBL_5f_0_5f_3.E1" office:value-type="string">
            <text:p text:style-name="P8">1.149,72</text:p>
          </table:table-cell>
          <table:table-cell table:style-name="TBL_5f_0_5f_3.E1" office:value-type="string">
            <text:p text:style-name="P8">1.072,8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222,57</text:p>
          </table:table-cell>
          <table:table-cell table:style-name="TBL_5f_0_5f_3.E1" office:value-type="string">
            <text:p text:style-name="P8">7.898,73</text:p>
          </table:table-cell>
        </table:table-row>
        <table:table-row table:style-name="TBL_5f_0_5f_3.1">
          <table:table-cell table:style-name="TBL_5f_0_5f_3.A1" office:value-type="string">
            <text:p text:style-name="P7">1317</text:p>
          </table:table-cell>
          <table:table-cell table:style-name="TBL_5f_0_5f_3.B1" office:value-type="string">
            <text:p text:style-name="P7">AYMIR RALIN PIRES ATHAYDE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6ª PROMOTORIA DE JUSTICA DOS DIREITOS DO CIDADAO</text:p>
          </table:table-cell>
          <table:table-cell table:style-name="TBL_5f_0_5f_3.E1" office:value-type="string">
            <text:p text:style-name="P8">9.065,70</text:p>
          </table:table-cell>
          <table:table-cell table:style-name="TBL_5f_0_5f_3.E1" office:value-type="string">
            <text:p text:style-name="P8">1.359,8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172,92</text:p>
          </table:table-cell>
          <table:table-cell table:style-name="TBL_5f_0_5f_3.E1" office:value-type="string">
            <text:p text:style-name="P8">12.598,48</text:p>
          </table:table-cell>
          <table:table-cell table:style-name="TBL_5f_0_5f_3.E1" office:value-type="string">
            <text:p text:style-name="P8">1.459,58</text:p>
          </table:table-cell>
          <table:table-cell table:style-name="TBL_5f_0_5f_3.E1" office:value-type="string">
            <text:p text:style-name="P8">1.596,2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055,86</text:p>
          </table:table-cell>
          <table:table-cell table:style-name="TBL_5f_0_5f_3.E1" office:value-type="string">
            <text:p text:style-name="P8">9.542,62</text:p>
          </table:table-cell>
        </table:table-row>
        <table:table-row table:style-name="TBL_5f_0_5f_3.1">
          <table:table-cell table:style-name="TBL_5f_0_5f_3.A1" office:value-type="string">
            <text:p text:style-name="P7">1998</text:p>
          </table:table-cell>
          <table:table-cell table:style-name="TBL_5f_0_5f_3.B1" office:value-type="string">
            <text:p text:style-name="P7">BARBARA FERREIRA DOS REIS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2ª PROMOTORIA DE JUSTICA CRIMINAL - NOSSA SENHORA DO SOCORRO</text:p>
          </table:table-cell>
          <table:table-cell table:style-name="TBL_5f_0_5f_3.E1" office:value-type="string">
            <text:p text:style-name="P8">6.390,96</text:p>
          </table:table-cell>
          <table:table-cell table:style-name="TBL_5f_0_5f_3.E1" office:value-type="string">
            <text:p text:style-name="P8">672,3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146,44</text:p>
          </table:table-cell>
          <table:table-cell table:style-name="TBL_5f_0_5f_3.E1" office:value-type="string">
            <text:p text:style-name="P8">9.209,73</text:p>
          </table:table-cell>
          <table:table-cell table:style-name="TBL_5f_0_5f_3.E1" office:value-type="string">
            <text:p text:style-name="P8">988,86</text:p>
          </table:table-cell>
          <table:table-cell table:style-name="TBL_5f_0_5f_3.E1" office:value-type="string">
            <text:p text:style-name="P8">801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89,97</text:p>
          </table:table-cell>
          <table:table-cell table:style-name="TBL_5f_0_5f_3.E1" office:value-type="string">
            <text:p text:style-name="P8">7.419,76</text:p>
          </table:table-cell>
        </table:table-row>
        <table:table-row table:style-name="TBL_5f_0_5f_3.1">
          <table:table-cell table:style-name="TBL_5f_0_5f_3.A1" office:value-type="string">
            <text:p text:style-name="P7">428</text:p>
          </table:table-cell>
          <table:table-cell table:style-name="TBL_5f_0_5f_3.B1" office:value-type="string">
            <text:p text:style-name="P7">BELARMINO ALVES DOS ANJOS NET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1ª PROMOTORIA DE JUSTICA - LAGARTO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056,00</text:p>
          </table:table-cell>
          <table:table-cell table:style-name="TBL_5f_0_5f_3.E1" office:value-type="string">
            <text:p text:style-name="P8">34.745,11</text:p>
          </table:table-cell>
          <table:table-cell table:style-name="TBL_5f_0_5f_3.E1" office:value-type="string">
            <text:p text:style-name="P8">4.716,48</text:p>
          </table:table-cell>
          <table:table-cell table:style-name="TBL_5f_0_5f_3.E1" office:value-type="string">
            <text:p text:style-name="P8">7.098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1.814,59</text:p>
          </table:table-cell>
          <table:table-cell table:style-name="TBL_5f_0_5f_3.E1" office:value-type="string">
            <text:p text:style-name="P8">22.930,52</text:p>
          </table:table-cell>
        </table:table-row>
        <table:table-row table:style-name="TBL_5f_0_5f_3.1">
          <table:table-cell table:style-name="TBL_5f_0_5f_3.A1" office:value-type="string">
            <text:p text:style-name="P7">2184</text:p>
          </table:table-cell>
          <table:table-cell table:style-name="TBL_5f_0_5f_3.B1" office:value-type="string">
            <text:p text:style-name="P7">BERENICE ANDRADE DE MEL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</table:table-row>
        <table:table-row table:style-name="TBL_5f_0_5f_3.1">
          <table:table-cell table:style-name="TBL_5f_0_5f_3.A1" office:value-type="string">
            <text:p text:style-name="P7">2154</text:p>
          </table:table-cell>
          <table:table-cell table:style-name="TBL_5f_0_5f_3.B1" office:value-type="string">
            <text:p text:style-name="P7">BILLY CARDOSO SOARES</text:p>
          </table:table-cell>
          <table:table-cell table:style-name="TBL_5f_0_5f_3.B1" office:value-type="string">
            <text:p text:style-name="P7">ASSISTENTE TECNICO-ADMINISTRATIVO requisitado</text:p>
          </table:table-cell>
          <table:table-cell table:style-name="TBL_5f_0_5f_3.B1" office:value-type="string">
            <text:p text:style-name="P7">2ª PROMOTORIA DE JUSTICA CRIMINAL - SAO CRISTOVAO 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931,5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056,00</text:p>
          </table:table-cell>
          <table:table-cell table:style-name="TBL_5f_0_5f_3.E1" office:value-type="string">
            <text:p text:style-name="P8">1.987,5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87,50</text:p>
          </table:table-cell>
        </table:table-row>
        <table:table-row table:style-name="TBL_5f_0_5f_3.1">
          <table:table-cell table:style-name="TBL_5f_0_5f_3.A1" office:value-type="string">
            <text:p text:style-name="P7">1803</text:p>
          </table:table-cell>
          <table:table-cell table:style-name="TBL_5f_0_5f_3.B1" office:value-type="string">
            <text:p text:style-name="P7">BRENO AMORIM DE BRITO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PROMOTORIA DE JUSTICA - ITABAIANINHA </text:p>
          </table:table-cell>
          <table:table-cell table:style-name="TBL_5f_0_5f_3.E1" office:value-type="string">
            <text:p text:style-name="P8">4.425,27</text:p>
          </table:table-cell>
          <table:table-cell table:style-name="TBL_5f_0_5f_3.E1" office:value-type="string">
            <text:p text:style-name="P8">465,5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97,74</text:p>
          </table:table-cell>
          <table:table-cell table:style-name="TBL_5f_0_5f_3.E1" office:value-type="string">
            <text:p text:style-name="P8">7.788,55</text:p>
          </table:table-cell>
          <table:table-cell table:style-name="TBL_5f_0_5f_3.E1" office:value-type="string">
            <text:p text:style-name="P8">684,71</text:p>
          </table:table-cell>
          <table:table-cell table:style-name="TBL_5f_0_5f_3.E1" office:value-type="string">
            <text:p text:style-name="P8">310,2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994,95</text:p>
          </table:table-cell>
          <table:table-cell table:style-name="TBL_5f_0_5f_3.E1" office:value-type="string">
            <text:p text:style-name="P8">6.793,60</text:p>
          </table:table-cell>
        </table:table-row>
        <table:table-row table:style-name="TBL_5f_0_5f_3.1">
          <table:table-cell table:style-name="TBL_5f_0_5f_3.A1" office:value-type="string">
            <text:p text:style-name="P7">1970</text:p>
          </table:table-cell>
          <table:table-cell table:style-name="TBL_5f_0_5f_3.B1" office:value-type="string">
            <text:p text:style-name="P7">BRUNA BARRETO NUNES MENEZES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1ª PROMOTORIA DE JUSTICA DISTRITAL - NOSSA SENHORA DO SOCORRO </text:p>
          </table:table-cell>
          <table:table-cell table:style-name="TBL_5f_0_5f_3.E1" office:value-type="string">
            <text:p text:style-name="P8">3.306,82</text:p>
          </table:table-cell>
          <table:table-cell table:style-name="TBL_5f_0_5f_3.E1" office:value-type="string">
            <text:p text:style-name="P8">260,9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146,44</text:p>
          </table:table-cell>
          <table:table-cell table:style-name="TBL_5f_0_5f_3.E1" office:value-type="string">
            <text:p text:style-name="P8">5.714,17</text:p>
          </table:table-cell>
          <table:table-cell table:style-name="TBL_5f_0_5f_3.E1" office:value-type="string">
            <text:p text:style-name="P8">499,48</text:p>
          </table:table-cell>
          <table:table-cell table:style-name="TBL_5f_0_5f_3.E1" office:value-type="string">
            <text:p text:style-name="P8">105,4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604,92</text:p>
          </table:table-cell>
          <table:table-cell table:style-name="TBL_5f_0_5f_3.E1" office:value-type="string">
            <text:p text:style-name="P8">5.109,25</text:p>
          </table:table-cell>
        </table:table-row>
        <table:table-row table:style-name="TBL_5f_0_5f_3.1">
          <table:table-cell table:style-name="TBL_5f_0_5f_3.A1" office:value-type="string">
            <text:p text:style-name="P7">2006</text:p>
          </table:table-cell>
          <table:table-cell table:style-name="TBL_5f_0_5f_3.B1" office:value-type="string">
            <text:p text:style-name="P7">BRUNA KAROLINE ALVES RIBEIR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PROMOTORIA DE JUSTICA - AQUIDABA </text:p>
          </table:table-cell>
          <table:table-cell table:style-name="TBL_5f_0_5f_3.E1" office:value-type="string">
            <text:p text:style-name="P8">6.390,96</text:p>
          </table:table-cell>
          <table:table-cell table:style-name="TBL_5f_0_5f_3.E1" office:value-type="string">
            <text:p text:style-name="P8">504,2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572,36</text:p>
          </table:table-cell>
          <table:table-cell table:style-name="TBL_5f_0_5f_3.E1" office:value-type="string">
            <text:p text:style-name="P8">9.467,57</text:p>
          </table:table-cell>
          <table:table-cell table:style-name="TBL_5f_0_5f_3.E1" office:value-type="string">
            <text:p text:style-name="P8">965,33</text:p>
          </table:table-cell>
          <table:table-cell table:style-name="TBL_5f_0_5f_3.E1" office:value-type="string">
            <text:p text:style-name="P8">761,3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26,69</text:p>
          </table:table-cell>
          <table:table-cell table:style-name="TBL_5f_0_5f_3.E1" office:value-type="string">
            <text:p text:style-name="P8">7.740,88</text:p>
          </table:table-cell>
        </table:table-row>
        <table:table-row table:style-name="TBL_5f_0_5f_3.1">
          <table:table-cell table:style-name="TBL_5f_0_5f_3.A1" office:value-type="string">
            <text:p text:style-name="P7">1881</text:p>
          </table:table-cell>
          <table:table-cell table:style-name="TBL_5f_0_5f_3.B1" office:value-type="string">
            <text:p text:style-name="P7">BRUNA TAYNARA DA SILVA NASCIMENTO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1ª PROMOTORIA DE JUSTICA CRIMINAL - LAGARTO </text:p>
          </table:table-cell>
          <table:table-cell table:style-name="TBL_5f_0_5f_3.E1" office:value-type="string">
            <text:p text:style-name="P8">4.425,27</text:p>
          </table:table-cell>
          <table:table-cell table:style-name="TBL_5f_0_5f_3.E1" office:value-type="string">
            <text:p text:style-name="P8">349,1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572,36</text:p>
          </table:table-cell>
          <table:table-cell table:style-name="TBL_5f_0_5f_3.E1" office:value-type="string">
            <text:p text:style-name="P8">7.346,78</text:p>
          </table:table-cell>
          <table:table-cell table:style-name="TBL_5f_0_5f_3.E1" office:value-type="string">
            <text:p text:style-name="P8">668,42</text:p>
          </table:table-cell>
          <table:table-cell table:style-name="TBL_5f_0_5f_3.E1" office:value-type="string">
            <text:p text:style-name="P8">287,7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956,14</text:p>
          </table:table-cell>
          <table:table-cell table:style-name="TBL_5f_0_5f_3.E1" office:value-type="string">
            <text:p text:style-name="P8">6.390,64</text:p>
          </table:table-cell>
        </table:table-row>
        <table:table-row table:style-name="TBL_5f_0_5f_3.1">
          <table:table-cell table:style-name="TBL_5f_0_5f_3.A1" office:value-type="string">
            <text:p text:style-name="P7">1944</text:p>
          </table:table-cell>
          <table:table-cell table:style-name="TBL_5f_0_5f_3.B1" office:value-type="string">
            <text:p text:style-name="P7">BRUNO CARVALHO DE ALENCAR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PROMOTORIA DE JUSTICA - CEDRO DE SAO JOAO</text:p>
          </table:table-cell>
          <table:table-cell table:style-name="TBL_5f_0_5f_3.E1" office:value-type="string">
            <text:p text:style-name="P8">3.119,64</text:p>
          </table:table-cell>
          <table:table-cell table:style-name="TBL_5f_0_5f_3.E1" office:value-type="string">
            <text:p text:style-name="P8">246,1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97,74</text:p>
          </table:table-cell>
          <table:table-cell table:style-name="TBL_5f_0_5f_3.E1" office:value-type="string">
            <text:p text:style-name="P8">6.263,52</text:p>
          </table:table-cell>
          <table:table-cell table:style-name="TBL_5f_0_5f_3.E1" office:value-type="string">
            <text:p text:style-name="P8">471,21</text:p>
          </table:table-cell>
          <table:table-cell table:style-name="TBL_5f_0_5f_3.E1" office:value-type="string">
            <text:p text:style-name="P8">79,3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50,60</text:p>
          </table:table-cell>
          <table:table-cell table:style-name="TBL_5f_0_5f_3.E1" office:value-type="string">
            <text:p text:style-name="P8">5.712,92</text:p>
          </table:table-cell>
        </table:table-row>
        <table:table-row table:style-name="TBL_5f_0_5f_3.1">
          <table:table-cell table:style-name="TBL_5f_0_5f_3.A1" office:value-type="string">
            <text:p text:style-name="P7">1336</text:p>
          </table:table-cell>
          <table:table-cell table:style-name="TBL_5f_0_5f_3.B1" office:value-type="string">
            <text:p text:style-name="P7">BRUNO GARCIA CRUZ DE HOLANDA CAVALCANTE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DIVISAO DE GESTAO DE PESSOAS - SERVIDORES</text:p>
          </table:table-cell>
          <table:table-cell table:style-name="TBL_5f_0_5f_3.E1" office:value-type="string">
            <text:p text:style-name="P8">5.270,57</text:p>
          </table:table-cell>
          <table:table-cell table:style-name="TBL_5f_0_5f_3.E1" office:value-type="string">
            <text:p text:style-name="P8">790,59</text:p>
          </table:table-cell>
          <table:table-cell table:style-name="TBL_5f_0_5f_3.E1" office:value-type="string">
            <text:p text:style-name="P8">2.050,79</text:p>
          </table:table-cell>
          <table:table-cell table:style-name="TBL_5f_0_5f_3.E1" office:value-type="string">
            <text:p text:style-name="P8">2.062,4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12.083,42</text:p>
          </table:table-cell>
          <table:table-cell table:style-name="TBL_5f_0_5f_3.E1" office:value-type="string">
            <text:p text:style-name="P8">848,56</text:p>
          </table:table-cell>
          <table:table-cell table:style-name="TBL_5f_0_5f_3.E1" office:value-type="string">
            <text:p text:style-name="P8">1.075,9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24,50</text:p>
          </table:table-cell>
          <table:table-cell table:style-name="TBL_5f_0_5f_3.E1" office:value-type="string">
            <text:p text:style-name="P8">10.158,92</text:p>
          </table:table-cell>
        </table:table-row>
        <table:table-row table:style-name="TBL_5f_0_5f_3.1">
          <table:table-cell table:style-name="TBL_5f_0_5f_3.A1" office:value-type="string">
            <text:p text:style-name="P7">2185</text:p>
          </table:table-cell>
          <table:table-cell table:style-name="TBL_5f_0_5f_3.B1" office:value-type="string">
            <text:p text:style-name="P7">BRUNO GOMES FERREIRA</text:p>
          </table:table-cell>
          <table:table-cell table:style-name="TBL_5f_0_5f_3.B1" office:value-type="string">
            <text:p text:style-name="P7">SOLDADO - requistado</text:p>
          </table:table-cell>
          <table:table-cell table:style-name="TBL_5f_0_5f_3.B1" office:value-type="string">
            <text:p text:style-name="P7">COORDENADORIA MILITAR/GABINETE DE SEGURANÇA INSTITUCIONAL-GSI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</table:table-row>
        <table:table-row table:style-name="TBL_5f_0_5f_3.1">
          <table:table-cell table:style-name="TBL_5f_0_5f_3.A1" office:value-type="string">
            <text:p text:style-name="P7">1618</text:p>
          </table:table-cell>
          <table:table-cell table:style-name="TBL_5f_0_5f_3.B1" office:value-type="string">
            <text:p text:style-name="P7">BRUNO LEMOS SILVA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2ª PROMOTORIA DE JUSTICA - ITAPORANGA D'AJUDA</text:p>
          </table:table-cell>
          <table:table-cell table:style-name="TBL_5f_0_5f_3.E1" office:value-type="string">
            <text:p text:style-name="P8">6.029,21</text:p>
          </table:table-cell>
          <table:table-cell table:style-name="TBL_5f_0_5f_3.E1" office:value-type="string">
            <text:p text:style-name="P8">904,3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325,27</text:p>
          </table:table-cell>
          <table:table-cell table:style-name="TBL_5f_0_5f_3.E1" office:value-type="string">
            <text:p text:style-name="P8">9.258,86</text:p>
          </table:table-cell>
          <table:table-cell table:style-name="TBL_5f_0_5f_3.E1" office:value-type="string">
            <text:p text:style-name="P8">970,70</text:p>
          </table:table-cell>
          <table:table-cell table:style-name="TBL_5f_0_5f_3.E1" office:value-type="string">
            <text:p text:style-name="P8">770,4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41,13</text:p>
          </table:table-cell>
          <table:table-cell table:style-name="TBL_5f_0_5f_3.E1" office:value-type="string">
            <text:p text:style-name="P8">7.517,73</text:p>
          </table:table-cell>
        </table:table-row>
        <table:table-row table:style-name="TBL_5f_0_5f_3.1">
          <table:table-cell table:style-name="TBL_5f_0_5f_3.A1" office:value-type="string">
            <text:p text:style-name="P7">1468</text:p>
          </table:table-cell>
          <table:table-cell table:style-name="TBL_5f_0_5f_3.B1" office:value-type="string">
            <text:p text:style-name="P7">BRUNO MELO MOURA</text:p>
          </table:table-cell>
          <table:table-cell table:style-name="TBL_5f_0_5f_3.B1" office:value-type="string">
            <text:p text:style-name="P7">PROMOTOR DE JUSTIÇA DE ENTR. INICIAL</text:p>
          </table:table-cell>
          <table:table-cell table:style-name="TBL_5f_0_5f_3.B1" office:value-type="string">
            <text:p text:style-name="P7">PROMOTORIA DE JUSTICA - MALHADOR</text:p>
          </table:table-cell>
          <table:table-cell table:style-name="TBL_5f_0_5f_3.E1" office:value-type="string">
            <text:p text:style-name="P8">32.004,6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.884,93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38.798,57</text:p>
          </table:table-cell>
          <table:table-cell table:style-name="TBL_5f_0_5f_3.E1" office:value-type="string">
            <text:p text:style-name="P8">4.480,65</text:p>
          </table:table-cell>
          <table:table-cell table:style-name="TBL_5f_0_5f_3.E1" office:value-type="string">
            <text:p text:style-name="P8">7.990,9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2.471,61</text:p>
          </table:table-cell>
          <table:table-cell table:style-name="TBL_5f_0_5f_3.E1" office:value-type="string">
            <text:p text:style-name="P8">26.326,96</text:p>
          </table:table-cell>
        </table:table-row>
        <table:table-row table:style-name="TBL_5f_0_5f_3.1">
          <table:table-cell table:style-name="TBL_5f_0_5f_3.A1" office:value-type="string">
            <text:p text:style-name="P7">1330</text:p>
          </table:table-cell>
          <table:table-cell table:style-name="TBL_5f_0_5f_3.B1" office:value-type="string">
            <text:p text:style-name="P7">BRUNO OLIVEIRA FALCA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12ª PROCURADORIA DE JUSTICA (CAMARA CRIMINAL)</text:p>
          </table:table-cell>
          <table:table-cell table:style-name="TBL_5f_0_5f_3.E1" office:value-type="string">
            <text:p text:style-name="P8">8.068,44</text:p>
          </table:table-cell>
          <table:table-cell table:style-name="TBL_5f_0_5f_3.E1" office:value-type="string">
            <text:p text:style-name="P8">3.635,33</text:p>
          </table:table-cell>
          <table:table-cell table:style-name="TBL_5f_0_5f_3.E1" office:value-type="string">
            <text:p text:style-name="P8">8.248,54</text:p>
          </table:table-cell>
          <table:table-cell table:style-name="TBL_5f_0_5f_3.E1" office:value-type="string">
            <text:p text:style-name="P8">4.733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26.594,30</text:p>
          </table:table-cell>
          <table:table-cell table:style-name="TBL_5f_0_5f_3.E1" office:value-type="string">
            <text:p text:style-name="P8">1.638,53</text:p>
          </table:table-cell>
          <table:table-cell table:style-name="TBL_5f_0_5f_3.E1" office:value-type="string">
            <text:p text:style-name="P8">4.114,7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.753,32</text:p>
          </table:table-cell>
          <table:table-cell table:style-name="TBL_5f_0_5f_3.E1" office:value-type="string">
            <text:p text:style-name="P8">20.840,98</text:p>
          </table:table-cell>
        </table:table-row>
        <table:table-row table:style-name="TBL_5f_0_5f_3.1">
          <table:table-cell table:style-name="TBL_5f_0_5f_3.A1" office:value-type="string">
            <text:p text:style-name="P7">1748</text:p>
          </table:table-cell>
          <table:table-cell table:style-name="TBL_5f_0_5f_3.B1" office:value-type="string">
            <text:p text:style-name="P7">BRUNO RAMOS ELOY</text:p>
          </table:table-cell>
          <table:table-cell table:style-name="TBL_5f_0_5f_3.B1" office:value-type="string">
            <text:p text:style-name="P7">TÉCNICO JUDICIÁRIO - requisitado</text:p>
          </table:table-cell>
          <table:table-cell table:style-name="TBL_5f_0_5f_3.B1" office:value-type="string">
            <text:p text:style-name="P7">8ª PROCURADORIA DE JUSTICA (2ª CAMARA CIVEL)</text:p>
          </table:table-cell>
          <table:table-cell table:style-name="TBL_5f_0_5f_3.E1" office:value-type="string">
            <text:p text:style-name="P8">4.144,81</text:p>
          </table:table-cell>
          <table:table-cell table:style-name="TBL_5f_0_5f_3.E1" office:value-type="string">
            <text:p text:style-name="P8">8.976,04</text:p>
          </table:table-cell>
          <table:table-cell table:style-name="TBL_5f_0_5f_3.E1" office:value-type="string">
            <text:p text:style-name="P8">4.665,3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19.695,16</text:p>
          </table:table-cell>
          <table:table-cell table:style-name="TBL_5f_0_5f_3.E1" office:value-type="string">
            <text:p text:style-name="P8">1.665,15</text:p>
          </table:table-cell>
          <table:table-cell table:style-name="TBL_5f_0_5f_3.E1" office:value-type="string">
            <text:p text:style-name="P8">3.563,9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.229,07</text:p>
          </table:table-cell>
          <table:table-cell table:style-name="TBL_5f_0_5f_3.E1" office:value-type="string">
            <text:p text:style-name="P8">14.466,09</text:p>
          </table:table-cell>
        </table:table-row>
        <table:table-row table:style-name="TBL_5f_0_5f_3.1">
          <table:table-cell table:style-name="TBL_5f_0_5f_3.A1" office:value-type="string">
            <text:p text:style-name="P7">1249</text:p>
          </table:table-cell>
          <table:table-cell table:style-name="TBL_5f_0_5f_3.B1" office:value-type="string">
            <text:p text:style-name="P7">CAIO NABUCO DAVILA OLIVEIR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CENTRO DE APOIO OPERACIONAL DO MEIO AMBIENTE, URBANISMO, PATRIMONIO SOCIAL E CULTURAL</text:p>
          </table:table-cell>
          <table:table-cell table:style-name="TBL_5f_0_5f_3.E1" office:value-type="string">
            <text:p text:style-name="P8">5.270,57</text:p>
          </table:table-cell>
          <table:table-cell table:style-name="TBL_5f_0_5f_3.E1" office:value-type="string">
            <text:p text:style-name="P8">1.317,6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0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8.897,20</text:p>
          </table:table-cell>
          <table:table-cell table:style-name="TBL_5f_0_5f_3.E1" office:value-type="string">
            <text:p text:style-name="P8">922,35</text:p>
          </table:table-cell>
          <table:table-cell table:style-name="TBL_5f_0_5f_3.E1" office:value-type="string">
            <text:p text:style-name="P8">798,7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21,10</text:p>
          </table:table-cell>
          <table:table-cell table:style-name="TBL_5f_0_5f_3.E1" office:value-type="string">
            <text:p text:style-name="P8">7.176,10</text:p>
          </table:table-cell>
        </table:table-row>
        <table:table-row table:style-name="TBL_5f_0_5f_3.1">
          <table:table-cell table:style-name="TBL_5f_0_5f_3.A1" office:value-type="string">
            <text:p text:style-name="P7">1633</text:p>
          </table:table-cell>
          <table:table-cell table:style-name="TBL_5f_0_5f_3.B1" office:value-type="string">
            <text:p text:style-name="P7">CAMILA MEDEIROS DE SOUZA MELO VILA NOV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1ª PROMOTORIA DE JUSTICA DOS DIREITOS DO CIDADAO</text:p>
          </table:table-cell>
          <table:table-cell table:style-name="TBL_5f_0_5f_3.E1" office:value-type="string">
            <text:p text:style-name="P8">4.425,27</text:p>
          </table:table-cell>
          <table:table-cell table:style-name="TBL_5f_0_5f_3.E1" office:value-type="string">
            <text:p text:style-name="P8">663,79</text:p>
          </table:table-cell>
          <table:table-cell table:style-name="TBL_5f_0_5f_3.E1" office:value-type="string">
            <text:p text:style-name="P8">1.255,5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8.253,62</text:p>
          </table:table-cell>
          <table:table-cell table:style-name="TBL_5f_0_5f_3.E1" office:value-type="string">
            <text:p text:style-name="P8">712,47</text:p>
          </table:table-cell>
          <table:table-cell table:style-name="TBL_5f_0_5f_3.E1" office:value-type="string">
            <text:p text:style-name="P8">627,3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339,82</text:p>
          </table:table-cell>
          <table:table-cell table:style-name="TBL_5f_0_5f_3.E1" office:value-type="string">
            <text:p text:style-name="P8">6.913,80</text:p>
          </table:table-cell>
        </table:table-row>
        <table:table-row table:style-name="TBL_5f_0_5f_3.1">
          <table:table-cell table:style-name="TBL_5f_0_5f_3.A1" office:value-type="string">
            <text:p text:style-name="P7">1277</text:p>
          </table:table-cell>
          <table:table-cell table:style-name="TBL_5f_0_5f_3.B1" office:value-type="string">
            <text:p text:style-name="P7">CAMILA NUNES DE CARVALH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1ª PROMOTORIA DE JUSTICA - ARACAJU</text:p>
          </table:table-cell>
          <table:table-cell table:style-name="TBL_5f_0_5f_3.E1" office:value-type="string">
            <text:p text:style-name="P8">10.186,22</text:p>
          </table:table-cell>
          <table:table-cell table:style-name="TBL_5f_0_5f_3.E1" office:value-type="string">
            <text:p text:style-name="P8">1.527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13.623,14</text:p>
          </table:table-cell>
          <table:table-cell table:style-name="TBL_5f_0_5f_3.E1" office:value-type="string">
            <text:p text:style-name="P8">1.639,98</text:p>
          </table:table-cell>
          <table:table-cell table:style-name="TBL_5f_0_5f_3.E1" office:value-type="string">
            <text:p text:style-name="P8">1.901,0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541,02</text:p>
          </table:table-cell>
          <table:table-cell table:style-name="TBL_5f_0_5f_3.E1" office:value-type="string">
            <text:p text:style-name="P8">10.082,12</text:p>
          </table:table-cell>
        </table:table-row>
        <table:table-row table:style-name="TBL_5f_0_5f_3.1">
          <table:table-cell table:style-name="TBL_5f_0_5f_3.A1" office:value-type="string">
            <text:p text:style-name="P7">2094</text:p>
          </table:table-cell>
          <table:table-cell table:style-name="TBL_5f_0_5f_3.B1" office:value-type="string">
            <text:p text:style-name="P7">CARINA ALVES DE OLIVEIR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PROMOTORIA DE JUSTICA - MALHADOR</text:p>
          </table:table-cell>
          <table:table-cell table:style-name="TBL_5f_0_5f_3.E1" office:value-type="string">
            <text:p text:style-name="P8">2.619,3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325,27</text:p>
          </table:table-cell>
          <table:table-cell table:style-name="TBL_5f_0_5f_3.E1" office:value-type="string">
            <text:p text:style-name="P8">4.944,58</text:p>
          </table:table-cell>
          <table:table-cell table:style-name="TBL_5f_0_5f_3.E1" office:value-type="string">
            <text:p text:style-name="P8">366,70</text:p>
          </table:table-cell>
          <table:table-cell table:style-name="TBL_5f_0_5f_3.E1" office:value-type="string">
            <text:p text:style-name="P8">26,1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92,85</text:p>
          </table:table-cell>
          <table:table-cell table:style-name="TBL_5f_0_5f_3.E1" office:value-type="string">
            <text:p text:style-name="P8">4.551,73</text:p>
          </table:table-cell>
        </table:table-row>
        <table:table-row table:style-name="TBL_5f_0_5f_3.1">
          <table:table-cell table:style-name="TBL_5f_0_5f_3.A1" office:value-type="string">
            <text:p text:style-name="P7">584</text:p>
          </table:table-cell>
          <table:table-cell table:style-name="TBL_5f_0_5f_3.B1" office:value-type="string">
            <text:p text:style-name="P7">CARLA ROCHA BARRETO HORA DE LIMA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PROMOTORIA DE NOSSA SENHORA DO SOCORRO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368,91</text:p>
          </table:table-cell>
          <table:table-cell table:style-name="TBL_5f_0_5f_3.E1" office:value-type="string">
            <text:p text:style-name="P8">2.172,92</text:p>
          </table:table-cell>
          <table:table-cell table:style-name="TBL_5f_0_5f_3.E1" office:value-type="string">
            <text:p text:style-name="P8">39.230,94</text:p>
          </table:table-cell>
          <table:table-cell table:style-name="TBL_5f_0_5f_3.E1" office:value-type="string">
            <text:p text:style-name="P8">4.716,48</text:p>
          </table:table-cell>
          <table:table-cell table:style-name="TBL_5f_0_5f_3.E1" office:value-type="string">
            <text:p text:style-name="P8">7.868,1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2.584,63</text:p>
          </table:table-cell>
          <table:table-cell table:style-name="TBL_5f_0_5f_3.E1" office:value-type="string">
            <text:p text:style-name="P8">26.646,31</text:p>
          </table:table-cell>
        </table:table-row>
        <table:table-row table:style-name="TBL_5f_0_5f_3.1">
          <table:table-cell table:style-name="TBL_5f_0_5f_3.A1" office:value-type="string">
            <text:p text:style-name="P7">155</text:p>
          </table:table-cell>
          <table:table-cell table:style-name="TBL_5f_0_5f_3.B1" office:value-type="string">
            <text:p text:style-name="P7">CARLOS AUGUSTO ALCANTARA MACHADO</text:p>
          </table:table-cell>
          <table:table-cell table:style-name="TBL_5f_0_5f_3.B1" office:value-type="string">
            <text:p text:style-name="P7">PROCURADOR DE JUSTIÇA</text:p>
          </table:table-cell>
          <table:table-cell table:style-name="TBL_5f_0_5f_3.B1" office:value-type="string">
            <text:p text:style-name="P7">14ª PROCURADORIA DE JUSTICA (CAMARA CRIMINAL)</text:p>
          </table:table-cell>
          <table:table-cell table:style-name="TBL_5f_0_5f_3.E1" office:value-type="string">
            <text:p text:style-name="P8">35.462,22</text:p>
          </table:table-cell>
          <table:table-cell table:style-name="TBL_5f_0_5f_3.E1" office:value-type="string">
            <text:p text:style-name="P8">1.048,6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.111,52</text:p>
          </table:table-cell>
          <table:table-cell table:style-name="TBL_5f_0_5f_3.E1" office:value-type="string">
            <text:p text:style-name="P8">6.043,79</text:p>
          </table:table-cell>
          <table:table-cell table:style-name="TBL_5f_0_5f_3.E1" office:value-type="string">
            <text:p text:style-name="P8">2.384,07</text:p>
          </table:table-cell>
          <table:table-cell table:style-name="TBL_5f_0_5f_3.E1" office:value-type="string">
            <text:p text:style-name="P8">50.050,25</text:p>
          </table:table-cell>
          <table:table-cell table:style-name="TBL_5f_0_5f_3.E1" office:value-type="string">
            <text:p text:style-name="P8">5.111,52</text:p>
          </table:table-cell>
          <table:table-cell table:style-name="TBL_5f_0_5f_3.E1" office:value-type="string">
            <text:p text:style-name="P8">9.884,17</text:p>
          </table:table-cell>
          <table:table-cell table:style-name="TBL_5f_0_5f_3.E1" office:value-type="string">
            <text:p text:style-name="P8">3.261,34</text:p>
          </table:table-cell>
          <table:table-cell table:style-name="TBL_5f_0_5f_3.E1" office:value-type="string">
            <text:p text:style-name="P8">18.257,03</text:p>
          </table:table-cell>
          <table:table-cell table:style-name="TBL_5f_0_5f_3.E1" office:value-type="string">
            <text:p text:style-name="P8">31.793,22</text:p>
          </table:table-cell>
        </table:table-row>
        <table:table-row table:style-name="TBL_5f_0_5f_3.1">
          <table:table-cell table:style-name="TBL_5f_0_5f_3.A1" office:value-type="string">
            <text:p text:style-name="P7">2149</text:p>
          </table:table-cell>
          <table:table-cell table:style-name="TBL_5f_0_5f_3.B1" office:value-type="string">
            <text:p text:style-name="P7">CARLOS AUGUSTO DOS SANTOS RAMOS</text:p>
          </table:table-cell>
          <table:table-cell table:style-name="TBL_5f_0_5f_3.B1" office:value-type="string">
            <text:p text:style-name="P7">3º SARGENTO - requisitado - BESP</text:p>
          </table:table-cell>
          <table:table-cell table:style-name="TBL_5f_0_5f_3.B1" office:value-type="string">
            <text:p text:style-name="P7">COORDENADORIA MILITAR/GABINETE DE SEGURANÇA INSTITUCIONAL-GSI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92,6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619,5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619,55</text:p>
          </table:table-cell>
        </table:table-row>
        <table:table-row table:style-name="TBL_5f_0_5f_3.1">
          <table:table-cell table:style-name="TBL_5f_0_5f_3.A1" office:value-type="string">
            <text:p text:style-name="P7">1446</text:p>
          </table:table-cell>
          <table:table-cell table:style-name="TBL_5f_0_5f_3.B1" office:value-type="string">
            <text:p text:style-name="P7">CARLOS CESAR SOUZA SOARES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</table:table-row>
        <table:table-row table:style-name="TBL_5f_0_5f_3.1">
          <table:table-cell table:style-name="TBL_5f_0_5f_3.A1" office:value-type="string">
            <text:p text:style-name="P7">2055</text:p>
          </table:table-cell>
          <table:table-cell table:style-name="TBL_5f_0_5f_3.B1" office:value-type="string">
            <text:p text:style-name="P7">CARLOS FERNANDO AQUINO MOTA</text:p>
          </table:table-cell>
          <table:table-cell table:style-name="TBL_5f_0_5f_3.B1" office:value-type="string">
            <text:p text:style-name="P7">ANALISTA DO MP -Informática - G. e A.de P. de Infraestrutura</text:p>
          </table:table-cell>
          <table:table-cell table:style-name="TBL_5f_0_5f_3.B1" office:value-type="string">
            <text:p text:style-name="P7">DIRETORIA DE TECNOLOGIA DA INFORMACAO</text:p>
          </table:table-cell>
          <table:table-cell table:style-name="TBL_5f_0_5f_3.E1" office:value-type="string">
            <text:p text:style-name="P8">5.687,93</text:p>
          </table:table-cell>
          <table:table-cell table:style-name="TBL_5f_0_5f_3.E1" office:value-type="string">
            <text:p text:style-name="P8">299,1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7.896,11</text:p>
          </table:table-cell>
          <table:table-cell table:style-name="TBL_5f_0_5f_3.E1" office:value-type="string">
            <text:p text:style-name="P8">838,20</text:p>
          </table:table-cell>
          <table:table-cell table:style-name="TBL_5f_0_5f_3.E1" office:value-type="string">
            <text:p text:style-name="P8">494,4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332,66</text:p>
          </table:table-cell>
          <table:table-cell table:style-name="TBL_5f_0_5f_3.E1" office:value-type="string">
            <text:p text:style-name="P8">6.563,45</text:p>
          </table:table-cell>
        </table:table-row>
        <table:table-row table:style-name="TBL_5f_0_5f_3.1">
          <table:table-cell table:style-name="TBL_5f_0_5f_3.A1" office:value-type="string">
            <text:p text:style-name="P7">1428</text:p>
          </table:table-cell>
          <table:table-cell table:style-name="TBL_5f_0_5f_3.B1" office:value-type="string">
            <text:p text:style-name="P7">CARLOS HENRIQUE DE MELO CONCEICAO</text:p>
          </table:table-cell>
          <table:table-cell table:style-name="TBL_5f_0_5f_3.B1" office:value-type="string">
            <text:p text:style-name="P7">COORDENADOR DE ACOMP. DE ATIV. JUDICIAIS</text:p>
          </table:table-cell>
          <table:table-cell table:style-name="TBL_5f_0_5f_3.B1" office:value-type="string">
            <text:p text:style-name="P7">CORREGEDORIA GERAL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6.499,14</text:p>
          </table:table-cell>
          <table:table-cell table:style-name="TBL_5f_0_5f_3.E1" office:value-type="string">
            <text:p text:style-name="P8">2.110,1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10.518,23</text:p>
          </table:table-cell>
          <table:table-cell table:style-name="TBL_5f_0_5f_3.E1" office:value-type="string">
            <text:p text:style-name="P8">713,08</text:p>
          </table:table-cell>
          <table:table-cell table:style-name="TBL_5f_0_5f_3.E1" office:value-type="string">
            <text:p text:style-name="P8">721,8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434,89</text:p>
          </table:table-cell>
          <table:table-cell table:style-name="TBL_5f_0_5f_3.E1" office:value-type="string">
            <text:p text:style-name="P8">9.083,34</text:p>
          </table:table-cell>
        </table:table-row>
        <table:table-row table:style-name="TBL_5f_0_5f_3.1">
          <table:table-cell table:style-name="TBL_5f_0_5f_3.A1" office:value-type="string">
            <text:p text:style-name="P7">589</text:p>
          </table:table-cell>
          <table:table-cell table:style-name="TBL_5f_0_5f_3.B1" office:value-type="string">
            <text:p text:style-name="P7">CARLOS HENRIQUE SIQUEIRA RIBEIR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2ª PROMOTORIA DE JUSTICA - SIMAO DIAS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172,92</text:p>
          </table:table-cell>
          <table:table-cell table:style-name="TBL_5f_0_5f_3.E1" office:value-type="string">
            <text:p text:style-name="P8">35.862,03</text:p>
          </table:table-cell>
          <table:table-cell table:style-name="TBL_5f_0_5f_3.E1" office:value-type="string">
            <text:p text:style-name="P8">4.716,48</text:p>
          </table:table-cell>
          <table:table-cell table:style-name="TBL_5f_0_5f_3.E1" office:value-type="string">
            <text:p text:style-name="P8">6.993,8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1.710,32</text:p>
          </table:table-cell>
          <table:table-cell table:style-name="TBL_5f_0_5f_3.E1" office:value-type="string">
            <text:p text:style-name="P8">24.151,71</text:p>
          </table:table-cell>
        </table:table-row>
        <table:table-row table:style-name="TBL_5f_0_5f_3.1">
          <table:table-cell table:style-name="TBL_5f_0_5f_3.A1" office:value-type="string">
            <text:p text:style-name="P7">1957</text:p>
          </table:table-cell>
          <table:table-cell table:style-name="TBL_5f_0_5f_3.B1" office:value-type="string">
            <text:p text:style-name="P7">CARLOS ISSAC DOS SANTOS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2ª PROMOTORIA DE JUSTICA - NOSSA SENHORA DA GLORIA</text:p>
          </table:table-cell>
          <table:table-cell table:style-name="TBL_5f_0_5f_3.E1" office:value-type="string">
            <text:p text:style-name="P8">2.619,31</text:p>
          </table:table-cell>
          <table:table-cell table:style-name="TBL_5f_0_5f_3.E1" office:value-type="string">
            <text:p text:style-name="P8">206,6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97,74</text:p>
          </table:table-cell>
          <table:table-cell table:style-name="TBL_5f_0_5f_3.E1" office:value-type="string">
            <text:p text:style-name="P8">5.723,72</text:p>
          </table:table-cell>
          <table:table-cell table:style-name="TBL_5f_0_5f_3.E1" office:value-type="string">
            <text:p text:style-name="P8">395,6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95,64</text:p>
          </table:table-cell>
          <table:table-cell table:style-name="TBL_5f_0_5f_3.E1" office:value-type="string">
            <text:p text:style-name="P8">5.328,08</text:p>
          </table:table-cell>
        </table:table-row>
        <table:table-row table:style-name="TBL_5f_0_5f_3.1">
          <table:table-cell table:style-name="TBL_5f_0_5f_3.A1" office:value-type="string">
            <text:p text:style-name="P7">135</text:p>
          </table:table-cell>
          <table:table-cell table:style-name="TBL_5f_0_5f_3.B1" office:value-type="string">
            <text:p text:style-name="P7">CARMEM MESQUITA</text:p>
          </table:table-cell>
          <table:table-cell table:style-name="TBL_5f_0_5f_3.B1" office:value-type="string">
            <text:p text:style-name="P7">AGENTE ADMINISTRATIVO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</table:table-row>
        <table:table-row table:style-name="TBL_5f_0_5f_3.1">
          <table:table-cell table:style-name="TBL_5f_0_5f_3.A1" office:value-type="string">
            <text:p text:style-name="P7">42</text:p>
          </table:table-cell>
          <table:table-cell table:style-name="TBL_5f_0_5f_3.B1" office:value-type="string">
            <text:p text:style-name="P7">CARMEN LUCIA BUARQUE DE GUSMA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1ª PROMOTORIA DE JUSTICA DISTRITAL - ARACAJU 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1.048,6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.863,2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59,13</text:p>
          </table:table-cell>
          <table:table-cell table:style-name="TBL_5f_0_5f_3.E1" office:value-type="string">
            <text:p text:style-name="P8">42.460,18</text:p>
          </table:table-cell>
          <table:table-cell table:style-name="TBL_5f_0_5f_3.E1" office:value-type="string">
            <text:p text:style-name="P8">4.863,29</text:p>
          </table:table-cell>
          <table:table-cell table:style-name="TBL_5f_0_5f_3.E1" office:value-type="string">
            <text:p text:style-name="P8">8.631,3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3.494,68</text:p>
          </table:table-cell>
          <table:table-cell table:style-name="TBL_5f_0_5f_3.E1" office:value-type="string">
            <text:p text:style-name="P8">28.965,50</text:p>
          </table:table-cell>
        </table:table-row>
        <table:table-row table:style-name="TBL_5f_0_5f_3.1">
          <table:table-cell table:style-name="TBL_5f_0_5f_3.A1" office:value-type="string">
            <text:p text:style-name="P7">1755</text:p>
          </table:table-cell>
          <table:table-cell table:style-name="TBL_5f_0_5f_3.B1" office:value-type="string">
            <text:p text:style-name="P7">CAROLINE BUENOS AIRES MONTEIR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3ª PROMOTORIA DE JUSTICA DAS EXECUCOES CRIMINAIS DE ARACAJU</text:p>
          </table:table-cell>
          <table:table-cell table:style-name="TBL_5f_0_5f_3.E1" office:value-type="string">
            <text:p text:style-name="P8">7.180,89</text:p>
          </table:table-cell>
          <table:table-cell table:style-name="TBL_5f_0_5f_3.E1" office:value-type="string">
            <text:p text:style-name="P8">755,4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9.845,31</text:p>
          </table:table-cell>
          <table:table-cell table:style-name="TBL_5f_0_5f_3.E1" office:value-type="string">
            <text:p text:style-name="P8">1.111,08</text:p>
          </table:table-cell>
          <table:table-cell table:style-name="TBL_5f_0_5f_3.E1" office:value-type="string">
            <text:p text:style-name="P8">955,4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066,52</text:p>
          </table:table-cell>
          <table:table-cell table:style-name="TBL_5f_0_5f_3.E1" office:value-type="string">
            <text:p text:style-name="P8">7.778,79</text:p>
          </table:table-cell>
        </table:table-row>
        <table:table-row table:style-name="TBL_5f_0_5f_3.1">
          <table:table-cell table:style-name="TBL_5f_0_5f_3.A1" office:value-type="string">
            <text:p text:style-name="P7">1698</text:p>
          </table:table-cell>
          <table:table-cell table:style-name="TBL_5f_0_5f_3.B1" office:value-type="string">
            <text:p text:style-name="P7">CAROLINE LEAO NOGUEIRA DOS SANTOS</text:p>
          </table:table-cell>
          <table:table-cell table:style-name="TBL_5f_0_5f_3.B1" office:value-type="string">
            <text:p text:style-name="P7">PROMOTOR DE JUSTIÇA DE ENTR. INICIAL</text:p>
          </table:table-cell>
          <table:table-cell table:style-name="TBL_5f_0_5f_3.B1" office:value-type="string">
            <text:p text:style-name="P7">PROMOTORIA DE JUSTICA - CAMPO DO BRITO </text:p>
          </table:table-cell>
          <table:table-cell table:style-name="TBL_5f_0_5f_3.E1" office:value-type="string">
            <text:p text:style-name="P8">32.004,6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6.941,4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056,00</text:p>
          </table:table-cell>
          <table:table-cell table:style-name="TBL_5f_0_5f_3.E1" office:value-type="string">
            <text:p text:style-name="P8">40.002,07</text:p>
          </table:table-cell>
          <table:table-cell table:style-name="TBL_5f_0_5f_3.E1" office:value-type="string">
            <text:p text:style-name="P8">4.480,65</text:p>
          </table:table-cell>
          <table:table-cell table:style-name="TBL_5f_0_5f_3.E1" office:value-type="string">
            <text:p text:style-name="P8">6.699,7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1.180,39</text:p>
          </table:table-cell>
          <table:table-cell table:style-name="TBL_5f_0_5f_3.E1" office:value-type="string">
            <text:p text:style-name="P8">28.821,68</text:p>
          </table:table-cell>
        </table:table-row>
        <table:table-row table:style-name="TBL_5f_0_5f_3.1">
          <table:table-cell table:style-name="TBL_5f_0_5f_3.A1" office:value-type="string">
            <text:p text:style-name="P7">1421</text:p>
          </table:table-cell>
          <table:table-cell table:style-name="TBL_5f_0_5f_3.B1" office:value-type="string">
            <text:p text:style-name="P7">CAROLINE OLIVEIRA RIBEIR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GABINETE DO PROCURADOR GERAL DE JUSTICA/PGJ/MP</text:p>
          </table:table-cell>
          <table:table-cell table:style-name="TBL_5f_0_5f_3.E1" office:value-type="string">
            <text:p text:style-name="P8">7.718,31</text:p>
          </table:table-cell>
          <table:table-cell table:style-name="TBL_5f_0_5f_3.E1" office:value-type="string">
            <text:p text:style-name="P8">1.157,75</text:p>
          </table:table-cell>
          <table:table-cell table:style-name="TBL_5f_0_5f_3.E1" office:value-type="string">
            <text:p text:style-name="P8">1.138,50</text:p>
          </table:table-cell>
          <table:table-cell table:style-name="TBL_5f_0_5f_3.E1" office:value-type="string">
            <text:p text:style-name="P8">3.033,8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172,92</text:p>
          </table:table-cell>
          <table:table-cell table:style-name="TBL_5f_0_5f_3.E1" office:value-type="string">
            <text:p text:style-name="P8">15.221,28</text:p>
          </table:table-cell>
          <table:table-cell table:style-name="TBL_5f_0_5f_3.E1" office:value-type="string">
            <text:p text:style-name="P8">1.242,65</text:p>
          </table:table-cell>
          <table:table-cell table:style-name="TBL_5f_0_5f_3.E1" office:value-type="string">
            <text:p text:style-name="P8">1.490,7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733,43</text:p>
          </table:table-cell>
          <table:table-cell table:style-name="TBL_5f_0_5f_3.E1" office:value-type="string">
            <text:p text:style-name="P8">12.487,85</text:p>
          </table:table-cell>
        </table:table-row>
        <table:table-row table:style-name="TBL_5f_0_5f_3.1">
          <table:table-cell table:style-name="TBL_5f_0_5f_3.A1" office:value-type="string">
            <text:p text:style-name="P7">1922</text:p>
          </table:table-cell>
          <table:table-cell table:style-name="TBL_5f_0_5f_3.B1" office:value-type="string">
            <text:p text:style-name="P7">CAROLINE VIVAS GONCALVES</text:p>
          </table:table-cell>
          <table:table-cell table:style-name="TBL_5f_0_5f_3.B1" office:value-type="string">
            <text:p text:style-name="P7">TÉCNICO JUDICIÁRIO - requisitado</text:p>
          </table:table-cell>
          <table:table-cell table:style-name="TBL_5f_0_5f_3.B1" office:value-type="string">
            <text:p text:style-name="P7">GABINETE DO PROCURADOR GERAL DE JUSTICA/PGJ/MP</text:p>
          </table:table-cell>
          <table:table-cell table:style-name="TBL_5f_0_5f_3.E1" office:value-type="string">
            <text:p text:style-name="P8">3.175,41</text:p>
          </table:table-cell>
          <table:table-cell table:style-name="TBL_5f_0_5f_3.E1" office:value-type="string">
            <text:p text:style-name="P8">1.385,70</text:p>
          </table:table-cell>
          <table:table-cell table:style-name="TBL_5f_0_5f_3.E1" office:value-type="string">
            <text:p text:style-name="P8">10.673,6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056,00</text:p>
          </table:table-cell>
          <table:table-cell table:style-name="TBL_5f_0_5f_3.E1" office:value-type="string">
            <text:p text:style-name="P8">16.290,71</text:p>
          </table:table-cell>
          <table:table-cell table:style-name="TBL_5f_0_5f_3.E1" office:value-type="string">
            <text:p text:style-name="P8">466,79</text:p>
          </table:table-cell>
          <table:table-cell table:style-name="TBL_5f_0_5f_3.E1" office:value-type="string">
            <text:p text:style-name="P8">3.191,8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658,61</text:p>
          </table:table-cell>
          <table:table-cell table:style-name="TBL_5f_0_5f_3.E1" office:value-type="string">
            <text:p text:style-name="P8">12.632,10</text:p>
          </table:table-cell>
        </table:table-row>
      </table:table>
      <table:table table:name="TBL_0_4" table:style-name="TBL_5f_0_5f_4">
        <table:table-column table:style-name="TBL_5f_0_5f_4.A"/>
        <table:table-column table:style-name="TBL_5f_0_5f_4.B"/>
        <table:table-column table:style-name="TBL_5f_0_5f_4.C"/>
        <table:table-column table:style-name="TBL_5f_0_5f_4.D"/>
        <table:table-column table:style-name="TBL_5f_0_5f_4.E"/>
        <table:table-column table:style-name="TBL_5f_0_5f_4.F"/>
        <table:table-column table:style-name="TBL_5f_0_5f_4.G"/>
        <table:table-column table:style-name="TBL_5f_0_5f_4.H"/>
        <table:table-column table:style-name="TBL_5f_0_5f_4.I"/>
        <table:table-column table:style-name="TBL_5f_0_5f_4.J"/>
        <table:table-column table:style-name="TBL_5f_0_5f_4.E"/>
        <table:table-column table:style-name="TBL_5f_0_5f_4.L" table:number-columns-repeated="2"/>
        <table:table-column table:style-name="TBL_5f_0_5f_4.J"/>
        <table:table-column table:style-name="TBL_5f_0_5f_4.O"/>
        <table:table-column table:style-name="TBL_5f_0_5f_4.P"/>
        <table:table-column table:style-name="TBL_5f_0_5f_4.Q"/>
        <table:table-column table:style-name="TBL_5f_0_5f_4.R"/>
        <table:table-row table:style-name="TBL_5f_0_5f_4.1">
          <table:table-cell table:style-name="TBL_5f_0_5f_4.A1" office:value-type="string">
            <text:p text:style-name="P7"><text:bookmark text:name="JR_PAGE_ANCHOR_0_5"/>1541</text:p>
          </table:table-cell>
          <table:table-cell table:style-name="TBL_5f_0_5f_4.B1" office:value-type="string">
            <text:p text:style-name="P7">CATIANE DOS SANTOS COST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5ª PROMOTORIA DE JUSTICA DOS DIREITOS DO CIDADAO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465,5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6.799,80</text:p>
          </table:table-cell>
          <table:table-cell table:style-name="TBL_5f_0_5f_4.E1" office:value-type="string">
            <text:p text:style-name="P8">684,71</text:p>
          </table:table-cell>
          <table:table-cell table:style-name="TBL_5f_0_5f_4.E1" office:value-type="string">
            <text:p text:style-name="P8">310,2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994,95</text:p>
          </table:table-cell>
          <table:table-cell table:style-name="TBL_5f_0_5f_4.E1" office:value-type="string">
            <text:p text:style-name="P8">5.804,85</text:p>
          </table:table-cell>
        </table:table-row>
        <table:table-row table:style-name="TBL_5f_0_5f_4.1">
          <table:table-cell table:style-name="TBL_5f_0_5f_4.A1" office:value-type="string">
            <text:p text:style-name="P7">1549</text:p>
          </table:table-cell>
          <table:table-cell table:style-name="TBL_5f_0_5f_4.B1" office:value-type="string">
            <text:p text:style-name="P7">CAYO RUBENS CASTILHANO SANTOS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9ª PROMOTORIA DE JUSTICA DOS DIREITOS DO CIDADAO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885,05</text:p>
          </table:table-cell>
          <table:table-cell table:style-name="TBL_5f_0_5f_4.E1" office:value-type="string">
            <text:p text:style-name="P8">1.138,50</text:p>
          </table:table-cell>
          <table:table-cell table:style-name="TBL_5f_0_5f_4.E1" office:value-type="string">
            <text:p text:style-name="P8">1.668,5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10.026,40</text:p>
          </table:table-cell>
          <table:table-cell table:style-name="TBL_5f_0_5f_4.E1" office:value-type="string">
            <text:p text:style-name="P8">743,44</text:p>
          </table:table-cell>
          <table:table-cell table:style-name="TBL_5f_0_5f_4.E1" office:value-type="string">
            <text:p text:style-name="P8">699,6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443,06</text:p>
          </table:table-cell>
          <table:table-cell table:style-name="TBL_5f_0_5f_4.E1" office:value-type="string">
            <text:p text:style-name="P8">8.583,34</text:p>
          </table:table-cell>
        </table:table-row>
        <table:table-row table:style-name="TBL_5f_0_5f_4.1">
          <table:table-cell table:style-name="TBL_5f_0_5f_4.A1" office:value-type="string">
            <text:p text:style-name="P7">628</text:p>
          </table:table-cell>
          <table:table-cell table:style-name="TBL_5f_0_5f_4.B1" office:value-type="string">
            <text:p text:style-name="P7">CECILIA NOGUEIRA GUIMARAES BARRETO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PROMOTORIA DE JUSTICA ESPECIAL CIVEL E CRIMINAL - ESTANCIA 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9.136,1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44.998,13</text:p>
          </table:table-cell>
          <table:table-cell table:style-name="TBL_5f_0_5f_4.E1" office:value-type="string">
            <text:p text:style-name="P8">4.716,48</text:p>
          </table:table-cell>
          <table:table-cell table:style-name="TBL_5f_0_5f_4.E1" office:value-type="string">
            <text:p text:style-name="P8">7.045,9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1.762,46</text:p>
          </table:table-cell>
          <table:table-cell table:style-name="TBL_5f_0_5f_4.E1" office:value-type="string">
            <text:p text:style-name="P8">33.235,67</text:p>
          </table:table-cell>
        </table:table-row>
        <table:table-row table:style-name="TBL_5f_0_5f_4.1">
          <table:table-cell table:style-name="TBL_5f_0_5f_4.A1" office:value-type="string">
            <text:p text:style-name="P7">234</text:p>
          </table:table-cell>
          <table:table-cell table:style-name="TBL_5f_0_5f_4.B1" office:value-type="string">
            <text:p text:style-name="P7">CELENE SOCORRO DE MORAES OLIVEIRA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DIVISAO DE COMUNICACAO CERIMONIAL E EVENTOS/GPGJ</text:p>
          </table:table-cell>
          <table:table-cell table:style-name="TBL_5f_0_5f_4.E1" office:value-type="string">
            <text:p text:style-name="P8">5.270,57</text:p>
          </table:table-cell>
          <table:table-cell table:style-name="TBL_5f_0_5f_4.E1" office:value-type="string">
            <text:p text:style-name="P8">5.141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507,4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457,6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384,07</text:p>
          </table:table-cell>
          <table:table-cell table:style-name="TBL_5f_0_5f_4.E1" office:value-type="string">
            <text:p text:style-name="P8">17.760,66</text:p>
          </table:table-cell>
          <table:table-cell table:style-name="TBL_5f_0_5f_4.E1" office:value-type="string">
            <text:p text:style-name="P8">1.457,62</text:p>
          </table:table-cell>
          <table:table-cell table:style-name="TBL_5f_0_5f_4.E1" office:value-type="string">
            <text:p text:style-name="P8">1.993,8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451,44</text:p>
          </table:table-cell>
          <table:table-cell table:style-name="TBL_5f_0_5f_4.E1" office:value-type="string">
            <text:p text:style-name="P8">14.309,22</text:p>
          </table:table-cell>
        </table:table-row>
        <table:table-row table:style-name="TBL_5f_0_5f_4.1">
          <table:table-cell table:style-name="TBL_5f_0_5f_4.A1" office:value-type="string">
            <text:p text:style-name="P7">477</text:p>
          </table:table-cell>
          <table:table-cell table:style-name="TBL_5f_0_5f_4.B1" office:value-type="string">
            <text:p text:style-name="P7">CELIA REGINA SANTOS ANDRADE</text:p>
          </table:table-cell>
          <table:table-cell table:style-name="TBL_5f_0_5f_4.B1" office:value-type="string">
            <text:p text:style-name="P7">ASSIST. ADMINISTRATIVO - requisitado</text:p>
          </table:table-cell>
          <table:table-cell table:style-name="TBL_5f_0_5f_4.B1" office:value-type="string">
            <text:p text:style-name="P7">PROMOTORIA DE JUSTICA - AQUIDABA 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931,50</text:p>
          </table:table-cell>
          <table:table-cell table:style-name="TBL_5f_0_5f_4.E1" office:value-type="string">
            <text:p text:style-name="P8">287,7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56,00</text:p>
          </table:table-cell>
          <table:table-cell table:style-name="TBL_5f_0_5f_4.E1" office:value-type="string">
            <text:p text:style-name="P8">2.275,28</text:p>
          </table:table-cell>
          <table:table-cell table:style-name="TBL_5f_0_5f_4.E1" office:value-type="string">
            <text:p text:style-name="P8">68,1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68,15</text:p>
          </table:table-cell>
          <table:table-cell table:style-name="TBL_5f_0_5f_4.E1" office:value-type="string">
            <text:p text:style-name="P8">2.207,13</text:p>
          </table:table-cell>
        </table:table-row>
        <table:table-row table:style-name="TBL_5f_0_5f_4.1">
          <table:table-cell table:style-name="TBL_5f_0_5f_4.A1" office:value-type="string">
            <text:p text:style-name="P7">16</text:p>
          </table:table-cell>
          <table:table-cell table:style-name="TBL_5f_0_5f_4.B1" office:value-type="string">
            <text:p text:style-name="P7">CELSO LUIS DORIA LEO</text:p>
          </table:table-cell>
          <table:table-cell table:style-name="TBL_5f_0_5f_4.B1" office:value-type="string">
            <text:p text:style-name="P7">PROCURADOR DE JUSTIÇA</text:p>
          </table:table-cell>
          <table:table-cell table:style-name="TBL_5f_0_5f_4.B1" office:value-type="string">
            <text:p text:style-name="P7">12ª PROCURADORIA DE JUSTICA (CAMARA CRIMINAL)</text:p>
          </table:table-cell>
          <table:table-cell table:style-name="TBL_5f_0_5f_4.E1" office:value-type="string">
            <text:p text:style-name="P8">35.462,22</text:p>
          </table:table-cell>
          <table:table-cell table:style-name="TBL_5f_0_5f_4.E1" office:value-type="string">
            <text:p text:style-name="P8">1.048,6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5.111,5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859,13</text:p>
          </table:table-cell>
          <table:table-cell table:style-name="TBL_5f_0_5f_4.E1" office:value-type="string">
            <text:p text:style-name="P8">44.481,52</text:p>
          </table:table-cell>
          <table:table-cell table:style-name="TBL_5f_0_5f_4.E1" office:value-type="string">
            <text:p text:style-name="P8">5.111,52</text:p>
          </table:table-cell>
          <table:table-cell table:style-name="TBL_5f_0_5f_4.E1" office:value-type="string">
            <text:p text:style-name="P8">9.171,1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4.282,65</text:p>
          </table:table-cell>
          <table:table-cell table:style-name="TBL_5f_0_5f_4.E1" office:value-type="string">
            <text:p text:style-name="P8">30.198,87</text:p>
          </table:table-cell>
        </table:table-row>
        <table:table-row table:style-name="TBL_5f_0_5f_4.1">
          <table:table-cell table:style-name="TBL_5f_0_5f_4.A1" office:value-type="string">
            <text:p text:style-name="P7">1237</text:p>
          </table:table-cell>
          <table:table-cell table:style-name="TBL_5f_0_5f_4.B1" office:value-type="string">
            <text:p text:style-name="P7">CIBELLE MACHADO DE SOUZA ENOMOTO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PROMOTORIA DE JUSTICA DE ACIDENTES E DE DELITOS DE TRÂNSITO DE ARACAJ</text:p>
          </table:table-cell>
          <table:table-cell table:style-name="TBL_5f_0_5f_4.E1" office:value-type="string">
            <text:p text:style-name="P8">8.552,55</text:p>
          </table:table-cell>
          <table:table-cell table:style-name="TBL_5f_0_5f_4.E1" office:value-type="string">
            <text:p text:style-name="P8">1.282,8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917,4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14.661,82</text:p>
          </table:table-cell>
          <table:table-cell table:style-name="TBL_5f_0_5f_4.E1" office:value-type="string">
            <text:p text:style-name="P8">1.376,96</text:p>
          </table:table-cell>
          <table:table-cell table:style-name="TBL_5f_0_5f_4.E1" office:value-type="string">
            <text:p text:style-name="P8">1.456,7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833,68</text:p>
          </table:table-cell>
          <table:table-cell table:style-name="TBL_5f_0_5f_4.E1" office:value-type="string">
            <text:p text:style-name="P8">11.828,14</text:p>
          </table:table-cell>
        </table:table-row>
        <table:table-row table:style-name="TBL_5f_0_5f_4.1">
          <table:table-cell table:style-name="TBL_5f_0_5f_4.A1" office:value-type="string">
            <text:p text:style-name="P7">1949</text:p>
          </table:table-cell>
          <table:table-cell table:style-name="TBL_5f_0_5f_4.B1" office:value-type="string">
            <text:p text:style-name="P7">CINTHIA CARDOZO ROZA DE ANDRADE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ASSESSORIA JURIDICA</text:p>
          </table:table-cell>
          <table:table-cell table:style-name="TBL_5f_0_5f_4.E1" office:value-type="string">
            <text:p text:style-name="P8">3.938,47</text:p>
          </table:table-cell>
          <table:table-cell table:style-name="TBL_5f_0_5f_4.E1" office:value-type="string">
            <text:p text:style-name="P8">414,33</text:p>
          </table:table-cell>
          <table:table-cell table:style-name="TBL_5f_0_5f_4.E1" office:value-type="string">
            <text:p text:style-name="P8">2.585,0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8.846,87</text:p>
          </table:table-cell>
          <table:table-cell table:style-name="TBL_5f_0_5f_4.E1" office:value-type="string">
            <text:p text:style-name="P8">609,39</text:p>
          </table:table-cell>
          <table:table-cell table:style-name="TBL_5f_0_5f_4.E1" office:value-type="string">
            <text:p text:style-name="P8">870,9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480,36</text:p>
          </table:table-cell>
          <table:table-cell table:style-name="TBL_5f_0_5f_4.E1" office:value-type="string">
            <text:p text:style-name="P8">7.366,51</text:p>
          </table:table-cell>
        </table:table-row>
        <table:table-row table:style-name="TBL_5f_0_5f_4.1">
          <table:table-cell table:style-name="TBL_5f_0_5f_4.A1" office:value-type="string">
            <text:p text:style-name="P7">1978</text:p>
          </table:table-cell>
          <table:table-cell table:style-name="TBL_5f_0_5f_4.B1" office:value-type="string">
            <text:p text:style-name="P7">CINTHIA MAGNO SANTOS LEAO</text:p>
          </table:table-cell>
          <table:table-cell table:style-name="TBL_5f_0_5f_4.B1" office:value-type="string">
            <text:p text:style-name="P7">ASSESSOR OPERACIONAL</text:p>
          </table:table-cell>
          <table:table-cell table:style-name="TBL_5f_0_5f_4.B1" office:value-type="string">
            <text:p text:style-name="P7">11ª PROMOTORIA DE JUSTIÇA DOS DIREITOS DO CIDADÃO 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092,6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4.001,60</text:p>
          </table:table-cell>
          <table:table-cell table:style-name="TBL_5f_0_5f_4.E1" office:value-type="string">
            <text:p text:style-name="P8">172,74</text:p>
          </table:table-cell>
          <table:table-cell table:style-name="TBL_5f_0_5f_4.E1" office:value-type="string">
            <text:p text:style-name="P8">1,1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73,93</text:p>
          </table:table-cell>
          <table:table-cell table:style-name="TBL_5f_0_5f_4.E1" office:value-type="string">
            <text:p text:style-name="P8">3.827,67</text:p>
          </table:table-cell>
        </table:table-row>
        <table:table-row table:style-name="TBL_5f_0_5f_4.1">
          <table:table-cell table:style-name="TBL_5f_0_5f_4.A1" office:value-type="string">
            <text:p text:style-name="P7">580</text:p>
          </table:table-cell>
          <table:table-cell table:style-name="TBL_5f_0_5f_4.B1" office:value-type="string">
            <text:p text:style-name="P7">CLAUDIA DANIELA DE FREITAS SILVEIRA FRANCO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6ª PROMOTORIA DE JUSTICA CRIMINAL - ARACAJU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368,91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39.230,94</text:p>
          </table:table-cell>
          <table:table-cell table:style-name="TBL_5f_0_5f_4.E1" office:value-type="string">
            <text:p text:style-name="P8">4.716,48</text:p>
          </table:table-cell>
          <table:table-cell table:style-name="TBL_5f_0_5f_4.E1" office:value-type="string">
            <text:p text:style-name="P8">7.972,4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2.688,91</text:p>
          </table:table-cell>
          <table:table-cell table:style-name="TBL_5f_0_5f_4.E1" office:value-type="string">
            <text:p text:style-name="P8">26.542,03</text:p>
          </table:table-cell>
        </table:table-row>
        <table:table-row table:style-name="TBL_5f_0_5f_4.1">
          <table:table-cell table:style-name="TBL_5f_0_5f_4.A1" office:value-type="string">
            <text:p text:style-name="P7">2196</text:p>
          </table:table-cell>
          <table:table-cell table:style-name="TBL_5f_0_5f_4.B1" office:value-type="string">
            <text:p text:style-name="P7">CLAUDIA DE OLIVEIRA MENDONCA BARROS</text:p>
          </table:table-cell>
          <table:table-cell table:style-name="TBL_5f_0_5f_4.B1" office:value-type="string">
            <text:p text:style-name="P7">CAPITÃO - requisitado</text:p>
          </table:table-cell>
          <table:table-cell table:style-name="TBL_5f_0_5f_4.B1" office:value-type="string">
            <text:p text:style-name="P7">COORDENADORIA MILITAR/GABINETE DE SEGURANÇA INSTITUCIONAL-GSI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26,93</text:p>
          </table:table-cell>
          <table:table-cell table:style-name="TBL_5f_0_5f_4.E1" office:value-type="string">
            <text:p text:style-name="P8">1.138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4.274,4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0,3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0,39</text:p>
          </table:table-cell>
          <table:table-cell table:style-name="TBL_5f_0_5f_4.E1" office:value-type="string">
            <text:p text:style-name="P8">4.254,03</text:p>
          </table:table-cell>
        </table:table-row>
        <table:table-row table:style-name="TBL_5f_0_5f_4.1">
          <table:table-cell table:style-name="TBL_5f_0_5f_4.A1" office:value-type="string">
            <text:p text:style-name="P7">594</text:p>
          </table:table-cell>
          <table:table-cell table:style-name="TBL_5f_0_5f_4.B1" office:value-type="string">
            <text:p text:style-name="P7">CLAUDIA DO AMARAL CALMON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1ª PROMOTORIA DE JUSTIÇA AUXILIAR DE ARACAJU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368,91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39.230,94</text:p>
          </table:table-cell>
          <table:table-cell table:style-name="TBL_5f_0_5f_4.E1" office:value-type="string">
            <text:p text:style-name="P8">4.716,48</text:p>
          </table:table-cell>
          <table:table-cell table:style-name="TBL_5f_0_5f_4.E1" office:value-type="string">
            <text:p text:style-name="P8">7.920,2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2.636,77</text:p>
          </table:table-cell>
          <table:table-cell table:style-name="TBL_5f_0_5f_4.E1" office:value-type="string">
            <text:p text:style-name="P8">26.594,17</text:p>
          </table:table-cell>
        </table:table-row>
        <table:table-row table:style-name="TBL_5f_0_5f_4.1">
          <table:table-cell table:style-name="TBL_5f_0_5f_4.A1" office:value-type="string">
            <text:p text:style-name="P7">1721</text:p>
          </table:table-cell>
          <table:table-cell table:style-name="TBL_5f_0_5f_4.B1" office:value-type="string">
            <text:p text:style-name="P7">CLAUDIA ERNESTA DOS SANTOS</text:p>
          </table:table-cell>
          <table:table-cell table:style-name="TBL_5f_0_5f_4.B1" office:value-type="string">
            <text:p text:style-name="P7">EXEC. DE SERV. BÁSICOS - requisitado</text:p>
          </table:table-cell>
          <table:table-cell table:style-name="TBL_5f_0_5f_4.B1" office:value-type="string">
            <text:p text:style-name="P7">1ª PROMOTORIA DE JUSTICA DISTRITAL - ARACAJU </text:p>
          </table:table-cell>
          <table:table-cell table:style-name="TBL_5f_0_5f_4.E1" office:value-type="string">
            <text:p text:style-name="P8">945,00</text:p>
          </table:table-cell>
          <table:table-cell table:style-name="TBL_5f_0_5f_4.E1" office:value-type="string">
            <text:p text:style-name="P8">1.226,93</text:p>
          </table:table-cell>
          <table:table-cell table:style-name="TBL_5f_0_5f_4.E1" office:value-type="string">
            <text:p text:style-name="P8">931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5.012,42</text:p>
          </table:table-cell>
          <table:table-cell table:style-name="TBL_5f_0_5f_4.E1" office:value-type="string">
            <text:p text:style-name="P8">132,30</text:p>
          </table:table-cell>
          <table:table-cell table:style-name="TBL_5f_0_5f_4.E1" office:value-type="string">
            <text:p text:style-name="P8">90,8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23,17</text:p>
          </table:table-cell>
          <table:table-cell table:style-name="TBL_5f_0_5f_4.E1" office:value-type="string">
            <text:p text:style-name="P8">4.789,25</text:p>
          </table:table-cell>
        </table:table-row>
        <table:table-row table:style-name="TBL_5f_0_5f_4.1">
          <table:table-cell table:style-name="TBL_5f_0_5f_4.A1" office:value-type="string">
            <text:p text:style-name="P7">1595</text:p>
          </table:table-cell>
          <table:table-cell table:style-name="TBL_5f_0_5f_4.B1" office:value-type="string">
            <text:p text:style-name="P7">CLAUDIA REGINA SANTOS LIMA GETIRAN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6ª PROMOTORIA DE JUSTICA CRIMINAL - ARACAJU</text:p>
          </table:table-cell>
          <table:table-cell table:style-name="TBL_5f_0_5f_4.E1" office:value-type="string">
            <text:p text:style-name="P8">2.471,05</text:p>
          </table:table-cell>
          <table:table-cell table:style-name="TBL_5f_0_5f_4.E1" office:value-type="string">
            <text:p text:style-name="P8">494,2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4.874,25</text:p>
          </table:table-cell>
          <table:table-cell table:style-name="TBL_5f_0_5f_4.E1" office:value-type="string">
            <text:p text:style-name="P8">415,14</text:p>
          </table:table-cell>
          <table:table-cell table:style-name="TBL_5f_0_5f_4.E1" office:value-type="string">
            <text:p text:style-name="P8">48,4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63,60</text:p>
          </table:table-cell>
          <table:table-cell table:style-name="TBL_5f_0_5f_4.E1" office:value-type="string">
            <text:p text:style-name="P8">4.410,65</text:p>
          </table:table-cell>
        </table:table-row>
        <table:table-row table:style-name="TBL_5f_0_5f_4.1">
          <table:table-cell table:style-name="TBL_5f_0_5f_4.A1" office:value-type="string">
            <text:p text:style-name="P7">873</text:p>
          </table:table-cell>
          <table:table-cell table:style-name="TBL_5f_0_5f_4.B1" office:value-type="string">
            <text:p text:style-name="P7">CLAUDIA VIRGINIA OLIVER DE SA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2ª PROMOTORIA DE JUSTICA CRIMINAL - NOSSA SENHORA DO SOCORRO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35.862,03</text:p>
          </table:table-cell>
          <table:table-cell table:style-name="TBL_5f_0_5f_4.E1" office:value-type="string">
            <text:p text:style-name="P8">4.716,48</text:p>
          </table:table-cell>
          <table:table-cell table:style-name="TBL_5f_0_5f_4.E1" office:value-type="string">
            <text:p text:style-name="P8">7.098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1.814,59</text:p>
          </table:table-cell>
          <table:table-cell table:style-name="TBL_5f_0_5f_4.E1" office:value-type="string">
            <text:p text:style-name="P8">24.047,44</text:p>
          </table:table-cell>
        </table:table-row>
        <table:table-row table:style-name="TBL_5f_0_5f_4.1">
          <table:table-cell table:style-name="TBL_5f_0_5f_4.A1" office:value-type="string">
            <text:p text:style-name="P7">1464</text:p>
          </table:table-cell>
          <table:table-cell table:style-name="TBL_5f_0_5f_4.B1" office:value-type="string">
            <text:p text:style-name="P7">CLAUDIO ROBERTO ALFREDO DE SOUSA</text:p>
          </table:table-cell>
          <table:table-cell table:style-name="TBL_5f_0_5f_4.B1" office:value-type="string">
            <text:p text:style-name="P7">PROMOTOR DE JUSTIÇA DE ENTR. INICIAL</text:p>
          </table:table-cell>
          <table:table-cell table:style-name="TBL_5f_0_5f_4.B1" office:value-type="string">
            <text:p text:style-name="P7">PROMOTORIA DE JUSTICA - RIBEIROPOLIS </text:p>
          </table:table-cell>
          <table:table-cell table:style-name="TBL_5f_0_5f_4.E1" office:value-type="string">
            <text:p text:style-name="P8">32.004,6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33.913,64</text:p>
          </table:table-cell>
          <table:table-cell table:style-name="TBL_5f_0_5f_4.E1" office:value-type="string">
            <text:p text:style-name="P8">4.480,65</text:p>
          </table:table-cell>
          <table:table-cell table:style-name="TBL_5f_0_5f_4.E1" office:value-type="string">
            <text:p text:style-name="P8">6.647,6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1.128,25</text:p>
          </table:table-cell>
          <table:table-cell table:style-name="TBL_5f_0_5f_4.E1" office:value-type="string">
            <text:p text:style-name="P8">22.785,39</text:p>
          </table:table-cell>
        </table:table-row>
        <table:table-row table:style-name="TBL_5f_0_5f_4.1">
          <table:table-cell table:style-name="TBL_5f_0_5f_4.A1" office:value-type="string">
            <text:p text:style-name="P7">2011</text:p>
          </table:table-cell>
          <table:table-cell table:style-name="TBL_5f_0_5f_4.B1" office:value-type="string">
            <text:p text:style-name="P7">CLEANE OLIVEIRA CAVALCANTE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28,07</text:p>
          </table:table-cell>
          <table:table-cell table:style-name="TBL_5f_0_5f_4.E1" office:value-type="string">
            <text:p text:style-name="P8">1.328,0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28,07</text:p>
          </table:table-cell>
        </table:table-row>
        <table:table-row table:style-name="TBL_5f_0_5f_4.1">
          <table:table-cell table:style-name="TBL_5f_0_5f_4.A1" office:value-type="string">
            <text:p text:style-name="P7">1683</text:p>
          </table:table-cell>
          <table:table-cell table:style-name="TBL_5f_0_5f_4.B1" office:value-type="string">
            <text:p text:style-name="P7">CLEIDINALDO TAVARES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3ª PROMOTORIA DE JUSTICA CRIMINAL - NOSSA SENHORA DO SOCORRO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885,0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410,37</text:p>
          </table:table-cell>
          <table:table-cell table:style-name="TBL_5f_0_5f_4.E1" office:value-type="string">
            <text:p text:style-name="P8">7.720,69</text:p>
          </table:table-cell>
          <table:table-cell table:style-name="TBL_5f_0_5f_4.E1" office:value-type="string">
            <text:p text:style-name="P8">743,44</text:p>
          </table:table-cell>
          <table:table-cell table:style-name="TBL_5f_0_5f_4.E1" office:value-type="string">
            <text:p text:style-name="P8">348,7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92,20</text:p>
          </table:table-cell>
          <table:table-cell table:style-name="TBL_5f_0_5f_4.E1" office:value-type="string">
            <text:p text:style-name="P8">6.628,49</text:p>
          </table:table-cell>
        </table:table-row>
        <table:table-row table:style-name="TBL_5f_0_5f_4.1">
          <table:table-cell table:style-name="TBL_5f_0_5f_4.A1" office:value-type="string">
            <text:p text:style-name="P7">1455</text:p>
          </table:table-cell>
          <table:table-cell table:style-name="TBL_5f_0_5f_4.B1" office:value-type="string">
            <text:p text:style-name="P7">CLELIO MAIA SANTOS</text:p>
          </table:table-cell>
          <table:table-cell table:style-name="TBL_5f_0_5f_4.B1" office:value-type="string">
            <text:p text:style-name="P7">ASSESSOR DE GESTAO DE PESSOAS II</text:p>
          </table:table-cell>
          <table:table-cell table:style-name="TBL_5f_0_5f_4.B1" office:value-type="string">
            <text:p text:style-name="P7">DIVISAO DE PAGAMENTO E CENTRO DE CUSTOS/DRH/SG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.308,47</text:p>
          </table:table-cell>
          <table:table-cell table:style-name="TBL_5f_0_5f_4.E1" office:value-type="string">
            <text:p text:style-name="P8">1.569,0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8.050,43</text:p>
          </table:table-cell>
          <table:table-cell table:style-name="TBL_5f_0_5f_4.E1" office:value-type="string">
            <text:p text:style-name="P8">462,12</text:p>
          </table:table-cell>
          <table:table-cell table:style-name="TBL_5f_0_5f_4.E1" office:value-type="string">
            <text:p text:style-name="P8">80,6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542,78</text:p>
          </table:table-cell>
          <table:table-cell table:style-name="TBL_5f_0_5f_4.E1" office:value-type="string">
            <text:p text:style-name="P8">7.507,65</text:p>
          </table:table-cell>
        </table:table-row>
        <table:table-row table:style-name="TBL_5f_0_5f_4.1">
          <table:table-cell table:style-name="TBL_5f_0_5f_4.A1" office:value-type="string">
            <text:p text:style-name="P7">1854</text:p>
          </table:table-cell>
          <table:table-cell table:style-name="TBL_5f_0_5f_4.B1" office:value-type="string">
            <text:p text:style-name="P7">CLESIA MARIA OLIVEIRA CAVALCANTE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</table:table-row>
        <table:table-row table:style-name="TBL_5f_0_5f_4.1">
          <table:table-cell table:style-name="TBL_5f_0_5f_4.A1" office:value-type="string">
            <text:p text:style-name="P7">1664</text:p>
          </table:table-cell>
          <table:table-cell table:style-name="TBL_5f_0_5f_4.B1" office:value-type="string">
            <text:p text:style-name="P7">CONCEICAO FONTES FELIX COST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ESCOLA SUPERIOR DO MP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465,54</text:p>
          </table:table-cell>
          <table:table-cell table:style-name="TBL_5f_0_5f_4.E1" office:value-type="string">
            <text:p text:style-name="P8">3.692,3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10.756,04</text:p>
          </table:table-cell>
          <table:table-cell table:style-name="TBL_5f_0_5f_4.E1" office:value-type="string">
            <text:p text:style-name="P8">684,71</text:p>
          </table:table-cell>
          <table:table-cell table:style-name="TBL_5f_0_5f_4.E1" office:value-type="string">
            <text:p text:style-name="P8">1.302,7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87,41</text:p>
          </table:table-cell>
          <table:table-cell table:style-name="TBL_5f_0_5f_4.E1" office:value-type="string">
            <text:p text:style-name="P8">8.768,63</text:p>
          </table:table-cell>
        </table:table-row>
        <table:table-row table:style-name="TBL_5f_0_5f_4.1">
          <table:table-cell table:style-name="TBL_5f_0_5f_4.A1" office:value-type="string">
            <text:p text:style-name="P7">1873</text:p>
          </table:table-cell>
          <table:table-cell table:style-name="TBL_5f_0_5f_4.B1" office:value-type="string">
            <text:p text:style-name="P7">CRISTIANE BARRETO PAIVA</text:p>
          </table:table-cell>
          <table:table-cell table:style-name="TBL_5f_0_5f_4.B1" office:value-type="string">
            <text:p text:style-name="P7">COORDENADOR DA DIVISÃO DE SERVIÇO SOCIAL</text:p>
          </table:table-cell>
          <table:table-cell table:style-name="TBL_5f_0_5f_4.B1" office:value-type="string">
            <text:p text:style-name="P7">DIVISAO DE SERVICO SOCIAL/CAO/CG - GAAE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6.499,1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49,74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10.621,80</text:p>
          </table:table-cell>
          <table:table-cell table:style-name="TBL_5f_0_5f_4.E1" office:value-type="string">
            <text:p text:style-name="P8">713,08</text:p>
          </table:table-cell>
          <table:table-cell table:style-name="TBL_5f_0_5f_4.E1" office:value-type="string">
            <text:p text:style-name="P8">1.257,9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71,07</text:p>
          </table:table-cell>
          <table:table-cell table:style-name="TBL_5f_0_5f_4.E1" office:value-type="string">
            <text:p text:style-name="P8">8.650,73</text:p>
          </table:table-cell>
        </table:table-row>
        <table:table-row table:style-name="TBL_5f_0_5f_4.1">
          <table:table-cell table:style-name="TBL_5f_0_5f_4.A1" office:value-type="string">
            <text:p text:style-name="P7">1831</text:p>
          </table:table-cell>
          <table:table-cell table:style-name="TBL_5f_0_5f_4.B1" office:value-type="string">
            <text:p text:style-name="P7">CRISTIANNE DELGADO CARVALHO PESSOA DE LIM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DIVISAO DE PERICIA CONTABIL - GAAE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465,54</text:p>
          </table:table-cell>
          <table:table-cell table:style-name="TBL_5f_0_5f_4.E1" office:value-type="string">
            <text:p text:style-name="P8">2.585,0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9.384,88</text:p>
          </table:table-cell>
          <table:table-cell table:style-name="TBL_5f_0_5f_4.E1" office:value-type="string">
            <text:p text:style-name="P8">684,71</text:p>
          </table:table-cell>
          <table:table-cell table:style-name="TBL_5f_0_5f_4.E1" office:value-type="string">
            <text:p text:style-name="P8">998,2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682,92</text:p>
          </table:table-cell>
          <table:table-cell table:style-name="TBL_5f_0_5f_4.E1" office:value-type="string">
            <text:p text:style-name="P8">7.701,96</text:p>
          </table:table-cell>
        </table:table-row>
        <table:table-row table:style-name="TBL_5f_0_5f_4.1">
          <table:table-cell table:style-name="TBL_5f_0_5f_4.A1" office:value-type="string">
            <text:p text:style-name="P7">1315</text:p>
          </table:table-cell>
          <table:table-cell table:style-name="TBL_5f_0_5f_4.B1" office:value-type="string">
            <text:p text:style-name="P7">DAIANE SILVA SAMPAIO LOBAO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COORDENADORIA RECURSAL</text:p>
          </table:table-cell>
          <table:table-cell table:style-name="TBL_5f_0_5f_4.E1" office:value-type="string">
            <text:p text:style-name="P8">10.186,22</text:p>
          </table:table-cell>
          <table:table-cell table:style-name="TBL_5f_0_5f_4.E1" office:value-type="string">
            <text:p text:style-name="P8">1.527,9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13.623,14</text:p>
          </table:table-cell>
          <table:table-cell table:style-name="TBL_5f_0_5f_4.E1" office:value-type="string">
            <text:p text:style-name="P8">1.639,98</text:p>
          </table:table-cell>
          <table:table-cell table:style-name="TBL_5f_0_5f_4.E1" office:value-type="string">
            <text:p text:style-name="P8">1.796,7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436,74</text:p>
          </table:table-cell>
          <table:table-cell table:style-name="TBL_5f_0_5f_4.E1" office:value-type="string">
            <text:p text:style-name="P8">10.186,40</text:p>
          </table:table-cell>
        </table:table-row>
        <table:table-row table:style-name="TBL_5f_0_5f_4.1">
          <table:table-cell table:style-name="TBL_5f_0_5f_4.A1" office:value-type="string">
            <text:p text:style-name="P7">2087</text:p>
          </table:table-cell>
          <table:table-cell table:style-name="TBL_5f_0_5f_4.B1" office:value-type="string">
            <text:p text:style-name="P7">DANIEL ARAUJO RAMALHO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PROMOTORIA DE JUSTICA - CARIRA</text:p>
          </table:table-cell>
          <table:table-cell table:style-name="TBL_5f_0_5f_4.E1" office:value-type="string">
            <text:p text:style-name="P8">2.943,0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600,00</text:p>
          </table:table-cell>
          <table:table-cell table:style-name="TBL_5f_0_5f_4.E1" office:value-type="string">
            <text:p text:style-name="P8">2.897,74</text:p>
          </table:table-cell>
          <table:table-cell table:style-name="TBL_5f_0_5f_4.E1" office:value-type="string">
            <text:p text:style-name="P8">6.440,80</text:p>
          </table:table-cell>
          <table:table-cell table:style-name="TBL_5f_0_5f_4.E1" office:value-type="string">
            <text:p text:style-name="P8">412,03</text:p>
          </table:table-cell>
          <table:table-cell table:style-name="TBL_5f_0_5f_4.E1" office:value-type="string">
            <text:p text:style-name="P8">114,8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526,88</text:p>
          </table:table-cell>
          <table:table-cell table:style-name="TBL_5f_0_5f_4.E1" office:value-type="string">
            <text:p text:style-name="P8">5.913,92</text:p>
          </table:table-cell>
        </table:table-row>
        <table:table-row table:style-name="TBL_5f_0_5f_4.1">
          <table:table-cell table:style-name="TBL_5f_0_5f_4.A1" office:value-type="string">
            <text:p text:style-name="P7">1467</text:p>
          </table:table-cell>
          <table:table-cell table:style-name="TBL_5f_0_5f_4.B1" office:value-type="string">
            <text:p text:style-name="P7">DANIEL CARNEIRO DUARTE</text:p>
          </table:table-cell>
          <table:table-cell table:style-name="TBL_5f_0_5f_4.B1" office:value-type="string">
            <text:p text:style-name="P7">PROMOTOR DE JUSTIÇA DE ENTR. INICIAL</text:p>
          </table:table-cell>
          <table:table-cell table:style-name="TBL_5f_0_5f_4.B1" office:value-type="string">
            <text:p text:style-name="P7">PROMOTORIA DE JUSTICA - INDIAROBA</text:p>
          </table:table-cell>
          <table:table-cell table:style-name="TBL_5f_0_5f_4.E1" office:value-type="string">
            <text:p text:style-name="P8">32.004,6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34.177,57</text:p>
          </table:table-cell>
          <table:table-cell table:style-name="TBL_5f_0_5f_4.E1" office:value-type="string">
            <text:p text:style-name="P8">4.480,65</text:p>
          </table:table-cell>
          <table:table-cell table:style-name="TBL_5f_0_5f_4.E1" office:value-type="string">
            <text:p text:style-name="P8">7.527,7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2.008,38</text:p>
          </table:table-cell>
          <table:table-cell table:style-name="TBL_5f_0_5f_4.E1" office:value-type="string">
            <text:p text:style-name="P8">22.169,19</text:p>
          </table:table-cell>
        </table:table-row>
        <table:table-row table:style-name="TBL_5f_0_5f_4.1">
          <table:table-cell table:style-name="TBL_5f_0_5f_4.A1" office:value-type="string">
            <text:p text:style-name="P7">1796</text:p>
          </table:table-cell>
          <table:table-cell table:style-name="TBL_5f_0_5f_4.B1" office:value-type="string">
            <text:p text:style-name="P7">DANIEL DE BARROS BRANCO CAJUEIRO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DIVISAO DE PERICIA TECNICA - GAAE</text:p>
          </table:table-cell>
          <table:table-cell table:style-name="TBL_5f_0_5f_4.E1" office:value-type="string">
            <text:p text:style-name="P8">3.938,47</text:p>
          </table:table-cell>
          <table:table-cell table:style-name="TBL_5f_0_5f_4.E1" office:value-type="string">
            <text:p text:style-name="P8">414,33</text:p>
          </table:table-cell>
          <table:table-cell table:style-name="TBL_5f_0_5f_4.E1" office:value-type="string">
            <text:p text:style-name="P8">1.138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7.664,22</text:p>
          </table:table-cell>
          <table:table-cell table:style-name="TBL_5f_0_5f_4.E1" office:value-type="string">
            <text:p text:style-name="P8">609,39</text:p>
          </table:table-cell>
          <table:table-cell table:style-name="TBL_5f_0_5f_4.E1" office:value-type="string">
            <text:p text:style-name="P8">421,0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30,42</text:p>
          </table:table-cell>
          <table:table-cell table:style-name="TBL_5f_0_5f_4.E1" office:value-type="string">
            <text:p text:style-name="P8">6.633,80</text:p>
          </table:table-cell>
        </table:table-row>
        <table:table-row table:style-name="TBL_5f_0_5f_4.1">
          <table:table-cell table:style-name="TBL_5f_0_5f_4.A1" office:value-type="string">
            <text:p text:style-name="P7">1862</text:p>
          </table:table-cell>
          <table:table-cell table:style-name="TBL_5f_0_5f_4.B1" office:value-type="string">
            <text:p text:style-name="P7">DANIEL DIAS SANTA ROSA</text:p>
          </table:table-cell>
          <table:table-cell table:style-name="TBL_5f_0_5f_4.B1" office:value-type="string">
            <text:p text:style-name="P7">ANALISTA DO MP -Informática - G. e A.de P. de Sistemas</text:p>
          </table:table-cell>
          <table:table-cell table:style-name="TBL_5f_0_5f_4.B1" office:value-type="string">
            <text:p text:style-name="P7">DIRETORIA DE TECNOLOGIA DA INFORMACAO</text:p>
          </table:table-cell>
          <table:table-cell table:style-name="TBL_5f_0_5f_4.E1" office:value-type="string">
            <text:p text:style-name="P8">8.552,55</text:p>
          </table:table-cell>
          <table:table-cell table:style-name="TBL_5f_0_5f_4.E1" office:value-type="string">
            <text:p text:style-name="P8">1.710,5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12.172,05</text:p>
          </table:table-cell>
          <table:table-cell table:style-name="TBL_5f_0_5f_4.E1" office:value-type="string">
            <text:p text:style-name="P8">1.436,83</text:p>
          </table:table-cell>
          <table:table-cell table:style-name="TBL_5f_0_5f_4.E1" office:value-type="string">
            <text:p text:style-name="P8">1.557,8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994,68</text:p>
          </table:table-cell>
          <table:table-cell table:style-name="TBL_5f_0_5f_4.E1" office:value-type="string">
            <text:p text:style-name="P8">9.177,37</text:p>
          </table:table-cell>
        </table:table-row>
        <table:table-row table:style-name="TBL_5f_0_5f_4.1">
          <table:table-cell table:style-name="TBL_5f_0_5f_4.A1" office:value-type="string">
            <text:p text:style-name="P7">1932</text:p>
          </table:table-cell>
          <table:table-cell table:style-name="TBL_5f_0_5f_4.B1" office:value-type="string">
            <text:p text:style-name="P7">DANIEL RIBEIRO DA SILVEIRA 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</table:table-row>
        <table:table-row table:style-name="TBL_5f_0_5f_4.1">
          <table:table-cell table:style-name="TBL_5f_0_5f_4.A1" office:value-type="string">
            <text:p text:style-name="P7">1394</text:p>
          </table:table-cell>
          <table:table-cell table:style-name="TBL_5f_0_5f_4.B1" office:value-type="string">
            <text:p text:style-name="P7">DANIELLE COSTA MENDONCA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4ª PROMOTORIA DE JUSTICA CRIMINAL - ARACAJU </text:p>
          </table:table-cell>
          <table:table-cell table:style-name="TBL_5f_0_5f_4.E1" office:value-type="string">
            <text:p text:style-name="P8">9.609,64</text:p>
          </table:table-cell>
          <table:table-cell table:style-name="TBL_5f_0_5f_4.E1" office:value-type="string">
            <text:p text:style-name="P8">2.402,4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14.184,97</text:p>
          </table:table-cell>
          <table:table-cell table:style-name="TBL_5f_0_5f_4.E1" office:value-type="string">
            <text:p text:style-name="P8">1.681,69</text:p>
          </table:table-cell>
          <table:table-cell table:style-name="TBL_5f_0_5f_4.E1" office:value-type="string">
            <text:p text:style-name="P8">1.971,4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653,18</text:p>
          </table:table-cell>
          <table:table-cell table:style-name="TBL_5f_0_5f_4.E1" office:value-type="string">
            <text:p text:style-name="P8">10.531,79</text:p>
          </table:table-cell>
        </table:table-row>
        <table:table-row table:style-name="TBL_5f_0_5f_4.1">
          <table:table-cell table:style-name="TBL_5f_0_5f_4.A1" office:value-type="string">
            <text:p text:style-name="P7">1347</text:p>
          </table:table-cell>
          <table:table-cell table:style-name="TBL_5f_0_5f_4.B1" office:value-type="string">
            <text:p text:style-name="P7">DANIELLE TAVARES DA SILVA DRAPALA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1ª PROMOTORIA DE JUSTICA ESPECIAL CRIMINAL - ARACAJU</text:p>
          </table:table-cell>
          <table:table-cell table:style-name="TBL_5f_0_5f_4.E1" office:value-type="string">
            <text:p text:style-name="P8">10.186,22</text:p>
          </table:table-cell>
          <table:table-cell table:style-name="TBL_5f_0_5f_4.E1" office:value-type="string">
            <text:p text:style-name="P8">1.527,9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13.623,14</text:p>
          </table:table-cell>
          <table:table-cell table:style-name="TBL_5f_0_5f_4.E1" office:value-type="string">
            <text:p text:style-name="P8">1.639,98</text:p>
          </table:table-cell>
          <table:table-cell table:style-name="TBL_5f_0_5f_4.E1" office:value-type="string">
            <text:p text:style-name="P8">1.848,9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488,88</text:p>
          </table:table-cell>
          <table:table-cell table:style-name="TBL_5f_0_5f_4.E1" office:value-type="string">
            <text:p text:style-name="P8">10.134,26</text:p>
          </table:table-cell>
        </table:table-row>
        <table:table-row table:style-name="TBL_5f_0_5f_4.1">
          <table:table-cell table:style-name="TBL_5f_0_5f_4.A1" office:value-type="string">
            <text:p text:style-name="P7">1306</text:p>
          </table:table-cell>
          <table:table-cell table:style-name="TBL_5f_0_5f_4.B1" office:value-type="string">
            <text:p text:style-name="P7">DANILO BUARQUE COUTO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2ª PROMOTORIA DE JUSTIÇA DA CURADORIA DA INFÂNCIA E DA ADOLESCÊNCIA - ARACAJU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663,7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7.261,98</text:p>
          </table:table-cell>
          <table:table-cell table:style-name="TBL_5f_0_5f_4.E1" office:value-type="string">
            <text:p text:style-name="P8">712,47</text:p>
          </table:table-cell>
          <table:table-cell table:style-name="TBL_5f_0_5f_4.E1" office:value-type="string">
            <text:p text:style-name="P8">305,9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18,42</text:p>
          </table:table-cell>
          <table:table-cell table:style-name="TBL_5f_0_5f_4.E1" office:value-type="string">
            <text:p text:style-name="P8">6.243,56</text:p>
          </table:table-cell>
        </table:table-row>
        <table:table-row table:style-name="TBL_5f_0_5f_4.1">
          <table:table-cell table:style-name="TBL_5f_0_5f_4.A1" office:value-type="string">
            <text:p text:style-name="P7">1673</text:p>
          </table:table-cell>
          <table:table-cell table:style-name="TBL_5f_0_5f_4.B1" office:value-type="string">
            <text:p text:style-name="P7">DANILO JOSE AMARAL GOULART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2ª PROMOTORIA DE JUSTICA - BARRA DOS COQUEIROS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1.327,5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46,44</text:p>
          </table:table-cell>
          <table:table-cell table:style-name="TBL_5f_0_5f_4.E1" office:value-type="string">
            <text:p text:style-name="P8">7.899,29</text:p>
          </table:table-cell>
          <table:table-cell table:style-name="TBL_5f_0_5f_4.E1" office:value-type="string">
            <text:p text:style-name="P8">805,40</text:p>
          </table:table-cell>
          <table:table-cell table:style-name="TBL_5f_0_5f_4.E1" office:value-type="string">
            <text:p text:style-name="P8">491,1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96,59</text:p>
          </table:table-cell>
          <table:table-cell table:style-name="TBL_5f_0_5f_4.E1" office:value-type="string">
            <text:p text:style-name="P8">6.602,70</text:p>
          </table:table-cell>
        </table:table-row>
        <table:table-row table:style-name="TBL_5f_0_5f_4.1">
          <table:table-cell table:style-name="TBL_5f_0_5f_4.A1" office:value-type="string">
            <text:p text:style-name="P7">4</text:p>
          </table:table-cell>
          <table:table-cell table:style-name="TBL_5f_0_5f_4.B1" office:value-type="string">
            <text:p text:style-name="P7">DARCILO MELO COSTA</text:p>
          </table:table-cell>
          <table:table-cell table:style-name="TBL_5f_0_5f_4.B1" office:value-type="string">
            <text:p text:style-name="P7">PROCURADOR DE JUSTIÇA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</table:table-row>
        <table:table-row table:style-name="TBL_5f_0_5f_4.1">
          <table:table-cell table:style-name="TBL_5f_0_5f_4.A1" office:value-type="string">
            <text:p text:style-name="P7">1647</text:p>
          </table:table-cell>
          <table:table-cell table:style-name="TBL_5f_0_5f_4.B1" office:value-type="string">
            <text:p text:style-name="P7">DARLY GIULIA SANTOS ANDRADE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PROMOTORIA DE JUSTICA DISTRITAL - SAO CRISTOVAO </text:p>
          </table:table-cell>
          <table:table-cell table:style-name="TBL_5f_0_5f_4.E1" office:value-type="string">
            <text:p text:style-name="P8">3.505,23</text:p>
          </table:table-cell>
          <table:table-cell table:style-name="TBL_5f_0_5f_4.E1" office:value-type="string">
            <text:p text:style-name="P8">701,0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70,7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46,44</text:p>
          </table:table-cell>
          <table:table-cell table:style-name="TBL_5f_0_5f_4.E1" office:value-type="string">
            <text:p text:style-name="P8">7.723,46</text:p>
          </table:table-cell>
          <table:table-cell table:style-name="TBL_5f_0_5f_4.E1" office:value-type="string">
            <text:p text:style-name="P8">588,88</text:p>
          </table:table-cell>
          <table:table-cell table:style-name="TBL_5f_0_5f_4.E1" office:value-type="string">
            <text:p text:style-name="P8">159,3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748,25</text:p>
          </table:table-cell>
          <table:table-cell table:style-name="TBL_5f_0_5f_4.E1" office:value-type="string">
            <text:p text:style-name="P8">6.975,21</text:p>
          </table:table-cell>
        </table:table-row>
        <table:table-row table:style-name="TBL_5f_0_5f_4.1">
          <table:table-cell table:style-name="TBL_5f_0_5f_4.A1" office:value-type="string">
            <text:p text:style-name="P7">2066</text:p>
          </table:table-cell>
          <table:table-cell table:style-name="TBL_5f_0_5f_4.B1" office:value-type="string">
            <text:p text:style-name="P7">DAVID ALBERTO FONTES GONZALEZ CASTANEDA</text:p>
          </table:table-cell>
          <table:table-cell table:style-name="TBL_5f_0_5f_4.B1" office:value-type="string">
            <text:p text:style-name="P7">TÉCNICO DO MP - Manut. Sup. Eq. de Inf. e Software</text:p>
          </table:table-cell>
          <table:table-cell table:style-name="TBL_5f_0_5f_4.B1" office:value-type="string">
            <text:p text:style-name="P7">DIRETORIA DE TECNOLOGIA DA INFORMACAO</text:p>
          </table:table-cell>
          <table:table-cell table:style-name="TBL_5f_0_5f_4.E1" office:value-type="string">
            <text:p text:style-name="P8">2.943,06</text:p>
          </table:table-cell>
          <table:table-cell table:style-name="TBL_5f_0_5f_4.E1" office:value-type="string">
            <text:p text:style-name="P8">232,2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116,5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6.200,80</text:p>
          </table:table-cell>
          <table:table-cell table:style-name="TBL_5f_0_5f_4.E1" office:value-type="string">
            <text:p text:style-name="P8">444,54</text:p>
          </table:table-cell>
          <table:table-cell table:style-name="TBL_5f_0_5f_4.E1" office:value-type="string">
            <text:p text:style-name="P8">62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506,54</text:p>
          </table:table-cell>
          <table:table-cell table:style-name="TBL_5f_0_5f_4.E1" office:value-type="string">
            <text:p text:style-name="P8">5.694,26</text:p>
          </table:table-cell>
        </table:table-row>
        <table:table-row table:style-name="TBL_5f_0_5f_4.1">
          <table:table-cell table:style-name="TBL_5f_0_5f_4.A1" office:value-type="string">
            <text:p text:style-name="P7">1522</text:p>
          </table:table-cell>
          <table:table-cell table:style-name="TBL_5f_0_5f_4.B1" office:value-type="string">
            <text:p text:style-name="P7">DAYSE MORAES SANTOS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2ª PROMOTORIA DE JUSTICA - ITABAIANA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465,5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517,20</text:p>
          </table:table-cell>
          <table:table-cell table:style-name="TBL_5f_0_5f_4.E1" office:value-type="string">
            <text:p text:style-name="P8">7.408,01</text:p>
          </table:table-cell>
          <table:table-cell table:style-name="TBL_5f_0_5f_4.E1" office:value-type="string">
            <text:p text:style-name="P8">684,71</text:p>
          </table:table-cell>
          <table:table-cell table:style-name="TBL_5f_0_5f_4.E1" office:value-type="string">
            <text:p text:style-name="P8">310,2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994,95</text:p>
          </table:table-cell>
          <table:table-cell table:style-name="TBL_5f_0_5f_4.E1" office:value-type="string">
            <text:p text:style-name="P8">6.413,06</text:p>
          </table:table-cell>
        </table:table-row>
        <table:table-row table:style-name="TBL_5f_0_5f_4.1">
          <table:table-cell table:style-name="TBL_5f_0_5f_4.A1" office:value-type="string">
            <text:p text:style-name="P7">1226</text:p>
          </table:table-cell>
          <table:table-cell table:style-name="TBL_5f_0_5f_4.B1" office:value-type="string">
            <text:p text:style-name="P7">DEBORA CARDOSO CAVALHER REZENDE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3ª PROMOTORIA DE JUSTICA CRIMINAL - ARACAJU</text:p>
          </table:table-cell>
          <table:table-cell table:style-name="TBL_5f_0_5f_4.E1" office:value-type="string">
            <text:p text:style-name="P8">10.186,22</text:p>
          </table:table-cell>
          <table:table-cell table:style-name="TBL_5f_0_5f_4.E1" office:value-type="string">
            <text:p text:style-name="P8">3.055,8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15.151,08</text:p>
          </table:table-cell>
          <table:table-cell table:style-name="TBL_5f_0_5f_4.E1" office:value-type="string">
            <text:p text:style-name="P8">1.853,89</text:p>
          </table:table-cell>
          <table:table-cell table:style-name="TBL_5f_0_5f_4.E1" office:value-type="string">
            <text:p text:style-name="P8">2.262,4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.116,29</text:p>
          </table:table-cell>
          <table:table-cell table:style-name="TBL_5f_0_5f_4.E1" office:value-type="string">
            <text:p text:style-name="P8">11.034,79</text:p>
          </table:table-cell>
        </table:table-row>
        <table:table-row table:style-name="TBL_5f_0_5f_4.1">
          <table:table-cell table:style-name="TBL_5f_0_5f_4.A1" office:value-type="string">
            <text:p text:style-name="P7">2070</text:p>
          </table:table-cell>
          <table:table-cell table:style-name="TBL_5f_0_5f_4.B1" office:value-type="string">
            <text:p text:style-name="P7">DEBORA DA SILVA ANDRADE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7ª PROMOTORIA DE JUSTICA DOS DIREITOS DO CIDADAO</text:p>
          </table:table-cell>
          <table:table-cell table:style-name="TBL_5f_0_5f_4.E1" office:value-type="string">
            <text:p text:style-name="P8">5.687,93</text:p>
          </table:table-cell>
          <table:table-cell table:style-name="TBL_5f_0_5f_4.E1" office:value-type="string">
            <text:p text:style-name="P8">598,37</text:p>
          </table:table-cell>
          <table:table-cell table:style-name="TBL_5f_0_5f_4.E1" office:value-type="string">
            <text:p text:style-name="P8">1.138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9.333,79</text:p>
          </table:table-cell>
          <table:table-cell table:style-name="TBL_5f_0_5f_4.E1" office:value-type="string">
            <text:p text:style-name="P8">880,08</text:p>
          </table:table-cell>
          <table:table-cell table:style-name="TBL_5f_0_5f_4.E1" office:value-type="string">
            <text:p text:style-name="P8">878,3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58,38</text:p>
          </table:table-cell>
          <table:table-cell table:style-name="TBL_5f_0_5f_4.E1" office:value-type="string">
            <text:p text:style-name="P8">7.575,41</text:p>
          </table:table-cell>
        </table:table-row>
        <table:table-row table:style-name="TBL_5f_0_5f_4.1">
          <table:table-cell table:style-name="TBL_5f_0_5f_4.A1" office:value-type="string">
            <text:p text:style-name="P7">2206</text:p>
          </table:table-cell>
          <table:table-cell table:style-name="TBL_5f_0_5f_4.B1" office:value-type="string">
            <text:p text:style-name="P7">DEBORAH NATALIE FREITAS DE SA</text:p>
          </table:table-cell>
          <table:table-cell table:style-name="TBL_5f_0_5f_4.B1" office:value-type="string">
            <text:p text:style-name="P7">SOLDADO - requistado</text:p>
          </table:table-cell>
          <table:table-cell table:style-name="TBL_5f_0_5f_4.B1" office:value-type="string">
            <text:p text:style-name="P7">COORDENADORIA MILITAR/GABINETE DE SEGURANÇA INSTITUCIONAL-GSI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26,9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26,9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26,93</text:p>
          </table:table-cell>
        </table:table-row>
        <table:table-row table:style-name="TBL_5f_0_5f_4.1">
          <table:table-cell table:style-name="TBL_5f_0_5f_4.A1" office:value-type="string">
            <text:p text:style-name="P7">196</text:p>
          </table:table-cell>
          <table:table-cell table:style-name="TBL_5f_0_5f_4.B1" office:value-type="string">
            <text:p text:style-name="P7">DEIJANIRO JONAS FILHO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3ª PROMOTORIA DE JUSTICA DOS DIREITOS DO CIDADAO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.791,82</text:p>
          </table:table-cell>
          <table:table-cell table:style-name="TBL_5f_0_5f_4.E1" office:value-type="string">
            <text:p text:style-name="P8">38.480,93</text:p>
          </table:table-cell>
          <table:table-cell table:style-name="TBL_5f_0_5f_4.E1" office:value-type="string">
            <text:p text:style-name="P8">4.716,48</text:p>
          </table:table-cell>
          <table:table-cell table:style-name="TBL_5f_0_5f_4.E1" office:value-type="string">
            <text:p text:style-name="P8">6.993,8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1.710,32</text:p>
          </table:table-cell>
          <table:table-cell table:style-name="TBL_5f_0_5f_4.E1" office:value-type="string">
            <text:p text:style-name="P8">26.770,61</text:p>
          </table:table-cell>
        </table:table-row>
        <table:table-row table:style-name="TBL_5f_0_5f_4.1">
          <table:table-cell table:style-name="TBL_5f_0_5f_4.A1" office:value-type="string">
            <text:p text:style-name="P7">2046</text:p>
          </table:table-cell>
          <table:table-cell table:style-name="TBL_5f_0_5f_4.B1" office:value-type="string">
            <text:p text:style-name="P7">DEJAIR DA COSTA TAVARES</text:p>
          </table:table-cell>
          <table:table-cell table:style-name="TBL_5f_0_5f_4.B1" office:value-type="string">
            <text:p text:style-name="P7">TÉCNICO DO MP - Manut. Sup. Eq. de Inf. e Software</text:p>
          </table:table-cell>
          <table:table-cell table:style-name="TBL_5f_0_5f_4.B1" office:value-type="string">
            <text:p text:style-name="P7">NUCLEO DE INTELIGENCIA OPERACIONAL/GABINETE DE SEGURANÇA INSTITUCIONAL-GSI</text:p>
          </table:table-cell>
          <table:table-cell table:style-name="TBL_5f_0_5f_4.E1" office:value-type="string">
            <text:p text:style-name="P8">3.306,82</text:p>
          </table:table-cell>
          <table:table-cell table:style-name="TBL_5f_0_5f_4.E1" office:value-type="string">
            <text:p text:style-name="P8">826,71</text:p>
          </table:table-cell>
          <table:table-cell table:style-name="TBL_5f_0_5f_4.E1" office:value-type="string">
            <text:p text:style-name="P8">3.692,31</text:p>
          </table:table-cell>
          <table:table-cell table:style-name="TBL_5f_0_5f_4.E1" office:value-type="string">
            <text:p text:style-name="P8">2.041,1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11.776,01</text:p>
          </table:table-cell>
          <table:table-cell table:style-name="TBL_5f_0_5f_4.E1" office:value-type="string">
            <text:p text:style-name="P8">578,69</text:p>
          </table:table-cell>
          <table:table-cell table:style-name="TBL_5f_0_5f_4.E1" office:value-type="string">
            <text:p text:style-name="P8">1.123,6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02,30</text:p>
          </table:table-cell>
          <table:table-cell table:style-name="TBL_5f_0_5f_4.E1" office:value-type="string">
            <text:p text:style-name="P8">10.073,71</text:p>
          </table:table-cell>
        </table:table-row>
        <table:table-row table:style-name="TBL_5f_0_5f_4.1">
          <table:table-cell table:style-name="TBL_5f_0_5f_4.A1" office:value-type="string">
            <text:p text:style-name="P7">1367</text:p>
          </table:table-cell>
          <table:table-cell table:style-name="TBL_5f_0_5f_4.B1" office:value-type="string">
            <text:p text:style-name="P7">DENISE COELHO DE ALMEID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6ª PROMOTORIA DE JUSTICA CRIMINAL - ARACAJU</text:p>
          </table:table-cell>
          <table:table-cell table:style-name="TBL_5f_0_5f_4.E1" office:value-type="string">
            <text:p text:style-name="P8">5.270,57</text:p>
          </table:table-cell>
          <table:table-cell table:style-name="TBL_5f_0_5f_4.E1" office:value-type="string">
            <text:p text:style-name="P8">790,5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0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8.370,15</text:p>
          </table:table-cell>
          <table:table-cell table:style-name="TBL_5f_0_5f_4.E1" office:value-type="string">
            <text:p text:style-name="P8">848,56</text:p>
          </table:table-cell>
          <table:table-cell table:style-name="TBL_5f_0_5f_4.E1" office:value-type="string">
            <text:p text:style-name="P8">674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522,67</text:p>
          </table:table-cell>
          <table:table-cell table:style-name="TBL_5f_0_5f_4.E1" office:value-type="string">
            <text:p text:style-name="P8">6.847,48</text:p>
          </table:table-cell>
        </table:table-row>
        <table:table-row table:style-name="TBL_5f_0_5f_4.1">
          <table:table-cell table:style-name="TBL_5f_0_5f_4.A1" office:value-type="string">
            <text:p text:style-name="P7">2076</text:p>
          </table:table-cell>
          <table:table-cell table:style-name="TBL_5f_0_5f_4.B1" office:value-type="string">
            <text:p text:style-name="P7">DENISE DOS SANTOS COSTA</text:p>
          </table:table-cell>
          <table:table-cell table:style-name="TBL_5f_0_5f_4.B1" office:value-type="string">
            <text:p text:style-name="P7">REDATOR TÉCNIC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28,07</text:p>
          </table:table-cell>
          <table:table-cell table:style-name="TBL_5f_0_5f_4.E1" office:value-type="string">
            <text:p text:style-name="P8">1.328,0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28,07</text:p>
          </table:table-cell>
        </table:table-row>
      </table:table>
      <table:table table:name="TBL_0_5" table:style-name="TBL_5f_0_5f_5">
        <table:table-column table:style-name="TBL_5f_0_5f_5.A"/>
        <table:table-column table:style-name="TBL_5f_0_5f_5.B"/>
        <table:table-column table:style-name="TBL_5f_0_5f_5.C"/>
        <table:table-column table:style-name="TBL_5f_0_5f_5.D"/>
        <table:table-column table:style-name="TBL_5f_0_5f_5.E"/>
        <table:table-column table:style-name="TBL_5f_0_5f_5.F"/>
        <table:table-column table:style-name="TBL_5f_0_5f_5.G"/>
        <table:table-column table:style-name="TBL_5f_0_5f_5.H"/>
        <table:table-column table:style-name="TBL_5f_0_5f_5.I"/>
        <table:table-column table:style-name="TBL_5f_0_5f_5.J"/>
        <table:table-column table:style-name="TBL_5f_0_5f_5.E"/>
        <table:table-column table:style-name="TBL_5f_0_5f_5.L" table:number-columns-repeated="2"/>
        <table:table-column table:style-name="TBL_5f_0_5f_5.J"/>
        <table:table-column table:style-name="TBL_5f_0_5f_5.O"/>
        <table:table-column table:style-name="TBL_5f_0_5f_5.P"/>
        <table:table-column table:style-name="TBL_5f_0_5f_5.Q"/>
        <table:table-column table:style-name="TBL_5f_0_5f_5.R"/>
        <table:table-row table:style-name="TBL_5f_0_5f_5.1">
          <table:table-cell table:style-name="TBL_5f_0_5f_5.A1" office:value-type="string">
            <text:p text:style-name="P7"><text:bookmark text:name="JR_PAGE_ANCHOR_0_6"/>2077</text:p>
          </table:table-cell>
          <table:table-cell table:style-name="TBL_5f_0_5f_5.B1" office:value-type="string">
            <text:p text:style-name="P7">DENISE DOS SANTOS COSTA </text:p>
          </table:table-cell>
          <table:table-cell table:style-name="TBL_5f_0_5f_5.B1" office:value-type="string">
            <text:p text:style-name="P7">Coordenador da Div. Ad. do Gab. do Proc. Geral</text:p>
          </table:table-cell>
          <table:table-cell table:style-name="TBL_5f_0_5f_5.B1" office:value-type="string">
            <text:p text:style-name="P7">DIVISAO ADMINISTRATIVA DO GABINETE DO PROCURADOR-GERAL DE JUSTICA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.499,1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056,00</text:p>
          </table:table-cell>
          <table:table-cell table:style-name="TBL_5f_0_5f_5.E1" office:value-type="string">
            <text:p text:style-name="P8">7.555,14</text:p>
          </table:table-cell>
          <table:table-cell table:style-name="TBL_5f_0_5f_5.E1" office:value-type="string">
            <text:p text:style-name="P8">713,08</text:p>
          </table:table-cell>
          <table:table-cell table:style-name="TBL_5f_0_5f_5.E1" office:value-type="string">
            <text:p text:style-name="P8">669,6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382,75</text:p>
          </table:table-cell>
          <table:table-cell table:style-name="TBL_5f_0_5f_5.E1" office:value-type="string">
            <text:p text:style-name="P8">6.172,39</text:p>
          </table:table-cell>
        </table:table-row>
        <table:table-row table:style-name="TBL_5f_0_5f_5.1">
          <table:table-cell table:style-name="TBL_5f_0_5f_5.A1" office:value-type="string">
            <text:p text:style-name="P7">1917</text:p>
          </table:table-cell>
          <table:table-cell table:style-name="TBL_5f_0_5f_5.B1" office:value-type="string">
            <text:p text:style-name="P7">DENISE OLIVEIRA DE SANTANA </text:p>
          </table:table-cell>
          <table:table-cell table:style-name="TBL_5f_0_5f_5.B1" office:value-type="string">
            <text:p text:style-name="P7">AGENTE ADMINISTRATIVO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328,07</text:p>
          </table:table-cell>
          <table:table-cell table:style-name="TBL_5f_0_5f_5.E1" office:value-type="string">
            <text:p text:style-name="P8">1.328,0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328,07</text:p>
          </table:table-cell>
        </table:table-row>
        <table:table-row table:style-name="TBL_5f_0_5f_5.1">
          <table:table-cell table:style-name="TBL_5f_0_5f_5.A1" office:value-type="string">
            <text:p text:style-name="P7">1769</text:p>
          </table:table-cell>
          <table:table-cell table:style-name="TBL_5f_0_5f_5.B1" office:value-type="string">
            <text:p text:style-name="P7">DENISSON SANTANA DOS SANTOS</text:p>
          </table:table-cell>
          <table:table-cell table:style-name="TBL_5f_0_5f_5.B1" office:value-type="string">
            <text:p text:style-name="P7">ANALISTA DO MP -Informática - G. e A.de P. de Sistemas</text:p>
          </table:table-cell>
          <table:table-cell table:style-name="TBL_5f_0_5f_5.B1" office:value-type="string">
            <text:p text:style-name="P7">DIVISAO DE INFRAESTRUTURA</text:p>
          </table:table-cell>
          <table:table-cell table:style-name="TBL_5f_0_5f_5.E1" office:value-type="string">
            <text:p text:style-name="P8">10.186,22</text:p>
          </table:table-cell>
          <table:table-cell table:style-name="TBL_5f_0_5f_5.E1" office:value-type="string">
            <text:p text:style-name="P8">1.071,5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3.166,80</text:p>
          </table:table-cell>
          <table:table-cell table:style-name="TBL_5f_0_5f_5.E1" office:value-type="string">
            <text:p text:style-name="P8">1.576,09</text:p>
          </table:table-cell>
          <table:table-cell table:style-name="TBL_5f_0_5f_5.E1" office:value-type="string">
            <text:p text:style-name="P8">1.740,9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317,07</text:p>
          </table:table-cell>
          <table:table-cell table:style-name="TBL_5f_0_5f_5.E1" office:value-type="string">
            <text:p text:style-name="P8">9.849,73</text:p>
          </table:table-cell>
        </table:table-row>
        <table:table-row table:style-name="TBL_5f_0_5f_5.1">
          <table:table-cell table:style-name="TBL_5f_0_5f_5.A1" office:value-type="string">
            <text:p text:style-name="P7">1299</text:p>
          </table:table-cell>
          <table:table-cell table:style-name="TBL_5f_0_5f_5.B1" office:value-type="string">
            <text:p text:style-name="P7">DENISSON SOARES BEZERRA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DIVISAO DE CONTROLE INTERNO</text:p>
          </table:table-cell>
          <table:table-cell table:style-name="TBL_5f_0_5f_5.E1" office:value-type="string">
            <text:p text:style-name="P8">4.972,24</text:p>
          </table:table-cell>
          <table:table-cell table:style-name="TBL_5f_0_5f_5.E1" office:value-type="string">
            <text:p text:style-name="P8">745,84</text:p>
          </table:table-cell>
          <table:table-cell table:style-name="TBL_5f_0_5f_5.E1" office:value-type="string">
            <text:p text:style-name="P8">1.138,5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8.765,57</text:p>
          </table:table-cell>
          <table:table-cell table:style-name="TBL_5f_0_5f_5.E1" office:value-type="string">
            <text:p text:style-name="P8">800,53</text:p>
          </table:table-cell>
          <table:table-cell table:style-name="TBL_5f_0_5f_5.E1" office:value-type="string">
            <text:p text:style-name="P8">796,0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596,58</text:p>
          </table:table-cell>
          <table:table-cell table:style-name="TBL_5f_0_5f_5.E1" office:value-type="string">
            <text:p text:style-name="P8">7.168,99</text:p>
          </table:table-cell>
        </table:table-row>
        <table:table-row table:style-name="TBL_5f_0_5f_5.1">
          <table:table-cell table:style-name="TBL_5f_0_5f_5.A1" office:value-type="string">
            <text:p text:style-name="P7">1502</text:p>
          </table:table-cell>
          <table:table-cell table:style-name="TBL_5f_0_5f_5.B1" office:value-type="string">
            <text:p text:style-name="P7">DENIVAL ANDRADE SANTOS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PROMOTORIA DE JUSTICA - CANINDE DO SAO FRANCISCO </text:p>
          </table:table-cell>
          <table:table-cell table:style-name="TBL_5f_0_5f_5.E1" office:value-type="string">
            <text:p text:style-name="P8">8.552,55</text:p>
          </table:table-cell>
          <table:table-cell table:style-name="TBL_5f_0_5f_5.E1" office:value-type="string">
            <text:p text:style-name="P8">2.138,1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385,36</text:p>
          </table:table-cell>
          <table:table-cell table:style-name="TBL_5f_0_5f_5.E1" office:value-type="string">
            <text:p text:style-name="P8">14.076,05</text:p>
          </table:table-cell>
          <table:table-cell table:style-name="TBL_5f_0_5f_5.E1" office:value-type="string">
            <text:p text:style-name="P8">1.496,70</text:p>
          </table:table-cell>
          <table:table-cell table:style-name="TBL_5f_0_5f_5.E1" office:value-type="string">
            <text:p text:style-name="P8">1.606,8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103,55</text:p>
          </table:table-cell>
          <table:table-cell table:style-name="TBL_5f_0_5f_5.E1" office:value-type="string">
            <text:p text:style-name="P8">10.972,50</text:p>
          </table:table-cell>
        </table:table-row>
        <table:table-row table:style-name="TBL_5f_0_5f_5.1">
          <table:table-cell table:style-name="TBL_5f_0_5f_5.A1" office:value-type="string">
            <text:p text:style-name="P7">480</text:p>
          </table:table-cell>
          <table:table-cell table:style-name="TBL_5f_0_5f_5.B1" office:value-type="string">
            <text:p text:style-name="P7">DENIVAN RODRIGUES FREIRE</text:p>
          </table:table-cell>
          <table:table-cell table:style-name="TBL_5f_0_5f_5.B1" office:value-type="string">
            <text:p text:style-name="P7">Assessor do Coord. da D. Adm. do Gab. do Proc. Geral</text:p>
          </table:table-cell>
          <table:table-cell table:style-name="TBL_5f_0_5f_5.B1" office:value-type="string">
            <text:p text:style-name="P7">DIVISAO ADMINISTRATIVA DO GABINETE DO PROCURADOR-GERAL DE JUSTICA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.499,1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84,07</text:p>
          </table:table-cell>
          <table:table-cell table:style-name="TBL_5f_0_5f_5.E1" office:value-type="string">
            <text:p text:style-name="P8">8.883,21</text:p>
          </table:table-cell>
          <table:table-cell table:style-name="TBL_5f_0_5f_5.E1" office:value-type="string">
            <text:p text:style-name="P8">713,08</text:p>
          </table:table-cell>
          <table:table-cell table:style-name="TBL_5f_0_5f_5.E1" office:value-type="string">
            <text:p text:style-name="P8">513,2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34</text:p>
          </table:table-cell>
          <table:table-cell table:style-name="TBL_5f_0_5f_5.E1" office:value-type="string">
            <text:p text:style-name="P8">7.656,87</text:p>
          </table:table-cell>
        </table:table-row>
        <table:table-row table:style-name="TBL_5f_0_5f_5.1">
          <table:table-cell table:style-name="TBL_5f_0_5f_5.A1" office:value-type="string">
            <text:p text:style-name="P7">1727</text:p>
          </table:table-cell>
          <table:table-cell table:style-name="TBL_5f_0_5f_5.B1" office:value-type="string">
            <text:p text:style-name="P7">DENNIS CHRISTIAN NUNES DE FREITAS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GRUPO DE APOIO OPERACIONAL - SEC. GERAL</text:p>
          </table:table-cell>
          <table:table-cell table:style-name="TBL_5f_0_5f_5.E1" office:value-type="string">
            <text:p text:style-name="P8">7.611,74</text:p>
          </table:table-cell>
          <table:table-cell table:style-name="TBL_5f_0_5f_5.E1" office:value-type="string">
            <text:p text:style-name="P8">1.141,7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09,0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2.771,55</text:p>
          </table:table-cell>
          <table:table-cell table:style-name="TBL_5f_0_5f_5.E1" office:value-type="string">
            <text:p text:style-name="P8">1.225,49</text:p>
          </table:table-cell>
          <table:table-cell table:style-name="TBL_5f_0_5f_5.E1" office:value-type="string">
            <text:p text:style-name="P8">1.200,8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426,33</text:p>
          </table:table-cell>
          <table:table-cell table:style-name="TBL_5f_0_5f_5.E1" office:value-type="string">
            <text:p text:style-name="P8">10.345,22</text:p>
          </table:table-cell>
        </table:table-row>
        <table:table-row table:style-name="TBL_5f_0_5f_5.1">
          <table:table-cell table:style-name="TBL_5f_0_5f_5.A1" office:value-type="string">
            <text:p text:style-name="P7">1706</text:p>
          </table:table-cell>
          <table:table-cell table:style-name="TBL_5f_0_5f_5.B1" office:value-type="string">
            <text:p text:style-name="P7">DHIOGO LIMA VELOZO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10ª PROCURADORIA DE JUSTICA (2ª CAMARA CIVEL)</text:p>
          </table:table-cell>
          <table:table-cell table:style-name="TBL_5f_0_5f_5.E1" office:value-type="string">
            <text:p text:style-name="P8">4.425,27</text:p>
          </table:table-cell>
          <table:table-cell table:style-name="TBL_5f_0_5f_5.E1" office:value-type="string">
            <text:p text:style-name="P8">885,05</text:p>
          </table:table-cell>
          <table:table-cell table:style-name="TBL_5f_0_5f_5.E1" office:value-type="string">
            <text:p text:style-name="P8">10.673,6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7.892,91</text:p>
          </table:table-cell>
          <table:table-cell table:style-name="TBL_5f_0_5f_5.E1" office:value-type="string">
            <text:p text:style-name="P8">743,44</text:p>
          </table:table-cell>
          <table:table-cell table:style-name="TBL_5f_0_5f_5.E1" office:value-type="string">
            <text:p text:style-name="P8">3.269,6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013,07</text:p>
          </table:table-cell>
          <table:table-cell table:style-name="TBL_5f_0_5f_5.E1" office:value-type="string">
            <text:p text:style-name="P8">13.879,84</text:p>
          </table:table-cell>
        </table:table-row>
        <table:table-row table:style-name="TBL_5f_0_5f_5.1">
          <table:table-cell table:style-name="TBL_5f_0_5f_5.A1" office:value-type="string">
            <text:p text:style-name="P7">2207</text:p>
          </table:table-cell>
          <table:table-cell table:style-name="TBL_5f_0_5f_5.B1" office:value-type="string">
            <text:p text:style-name="P7">DIANA NATHALIE MELO PEREIRA DE OLIVEIRA</text:p>
          </table:table-cell>
          <table:table-cell table:style-name="TBL_5f_0_5f_5.B1" office:value-type="string">
            <text:p text:style-name="P7">SOLDADO - requistado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</table:table-row>
        <table:table-row table:style-name="TBL_5f_0_5f_5.1">
          <table:table-cell table:style-name="TBL_5f_0_5f_5.A1" office:value-type="string">
            <text:p text:style-name="P7">1767</text:p>
          </table:table-cell>
          <table:table-cell table:style-name="TBL_5f_0_5f_5.B1" office:value-type="string">
            <text:p text:style-name="P7">DIEGO ALVES BISPO</text:p>
          </table:table-cell>
          <table:table-cell table:style-name="TBL_5f_0_5f_5.B1" office:value-type="string">
            <text:p text:style-name="P7">ANALISTA DO MP -Informática - G. e A.de P. de Sistemas</text:p>
          </table:table-cell>
          <table:table-cell table:style-name="TBL_5f_0_5f_5.B1" office:value-type="string">
            <text:p text:style-name="P7">DIRETORIA DE TECNOLOGIA DA INFORMACAO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74,16</text:p>
          </table:table-cell>
          <table:table-cell table:style-name="TBL_5f_0_5f_5.E1" office:value-type="string">
            <text:p text:style-name="P8">74,1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74,16</text:p>
          </table:table-cell>
        </table:table-row>
        <table:table-row table:style-name="TBL_5f_0_5f_5.1">
          <table:table-cell table:style-name="TBL_5f_0_5f_5.A1" office:value-type="string">
            <text:p text:style-name="P7">1634</text:p>
          </table:table-cell>
          <table:table-cell table:style-name="TBL_5f_0_5f_5.B1" office:value-type="string">
            <text:p text:style-name="P7">DIEGO GARCIA CRUZ CARVALHO</text:p>
          </table:table-cell>
          <table:table-cell table:style-name="TBL_5f_0_5f_5.B1" office:value-type="string">
            <text:p text:style-name="P7">TÉCNICO DO MP - Manut. Sup. Eq. de Inf. e Software</text:p>
          </table:table-cell>
          <table:table-cell table:style-name="TBL_5f_0_5f_5.B1" office:value-type="string">
            <text:p text:style-name="P7">DIRETORIA DE TECNOLOGIA DA INFORMACAO</text:p>
          </table:table-cell>
          <table:table-cell table:style-name="TBL_5f_0_5f_5.E1" office:value-type="string">
            <text:p text:style-name="P8">3.715,54</text:p>
          </table:table-cell>
          <table:table-cell table:style-name="TBL_5f_0_5f_5.E1" office:value-type="string">
            <text:p text:style-name="P8">390,87</text:p>
          </table:table-cell>
          <table:table-cell table:style-name="TBL_5f_0_5f_5.E1" office:value-type="string">
            <text:p text:style-name="P8">3.692,3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9.707,71</text:p>
          </table:table-cell>
          <table:table-cell table:style-name="TBL_5f_0_5f_5.E1" office:value-type="string">
            <text:p text:style-name="P8">574,90</text:p>
          </table:table-cell>
          <table:table-cell table:style-name="TBL_5f_0_5f_5.E1" office:value-type="string">
            <text:p text:style-name="P8">1.065,0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639,95</text:p>
          </table:table-cell>
          <table:table-cell table:style-name="TBL_5f_0_5f_5.E1" office:value-type="string">
            <text:p text:style-name="P8">8.067,76</text:p>
          </table:table-cell>
        </table:table-row>
        <table:table-row table:style-name="TBL_5f_0_5f_5.1">
          <table:table-cell table:style-name="TBL_5f_0_5f_5.A1" office:value-type="string">
            <text:p text:style-name="P7">1602</text:p>
          </table:table-cell>
          <table:table-cell table:style-name="TBL_5f_0_5f_5.B1" office:value-type="string">
            <text:p text:style-name="P7">DIEGO GOUVEIA PESSOA DE LIMA</text:p>
          </table:table-cell>
          <table:table-cell table:style-name="TBL_5f_0_5f_5.B1" office:value-type="string">
            <text:p text:style-name="P7">PROMOTOR DE JUSTIÇA DE ENTR. INICIAL</text:p>
          </table:table-cell>
          <table:table-cell table:style-name="TBL_5f_0_5f_5.B1" office:value-type="string">
            <text:p text:style-name="P7">PROMOTORIA DE JUSTICA - CARIRA</text:p>
          </table:table-cell>
          <table:table-cell table:style-name="TBL_5f_0_5f_5.E1" office:value-type="string">
            <text:p text:style-name="P8">32.004,6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200,47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37.378,04</text:p>
          </table:table-cell>
          <table:table-cell table:style-name="TBL_5f_0_5f_5.E1" office:value-type="string">
            <text:p text:style-name="P8">4.480,65</text:p>
          </table:table-cell>
          <table:table-cell table:style-name="TBL_5f_0_5f_5.E1" office:value-type="string">
            <text:p text:style-name="P8">7.475,5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1.956,24</text:p>
          </table:table-cell>
          <table:table-cell table:style-name="TBL_5f_0_5f_5.E1" office:value-type="string">
            <text:p text:style-name="P8">25.421,80</text:p>
          </table:table-cell>
        </table:table-row>
        <table:table-row table:style-name="TBL_5f_0_5f_5.1">
          <table:table-cell table:style-name="TBL_5f_0_5f_5.A1" office:value-type="string">
            <text:p text:style-name="P7">1486</text:p>
          </table:table-cell>
          <table:table-cell table:style-name="TBL_5f_0_5f_5.B1" office:value-type="string">
            <text:p text:style-name="P7">DIEGO SOARES RIBEIRO</text:p>
          </table:table-cell>
          <table:table-cell table:style-name="TBL_5f_0_5f_5.B1" office:value-type="string">
            <text:p text:style-name="P7">COORDENADOR DA DIVISÃO FINANCEIRA</text:p>
          </table:table-cell>
          <table:table-cell table:style-name="TBL_5f_0_5f_5.B1" office:value-type="string">
            <text:p text:style-name="P7">DIVISAO FINANCEIRA/DF/SG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.499,1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8.408,13</text:p>
          </table:table-cell>
          <table:table-cell table:style-name="TBL_5f_0_5f_5.E1" office:value-type="string">
            <text:p text:style-name="P8">713,08</text:p>
          </table:table-cell>
          <table:table-cell table:style-name="TBL_5f_0_5f_5.E1" office:value-type="string">
            <text:p text:style-name="P8">721,8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434,89</text:p>
          </table:table-cell>
          <table:table-cell table:style-name="TBL_5f_0_5f_5.E1" office:value-type="string">
            <text:p text:style-name="P8">6.973,24</text:p>
          </table:table-cell>
        </table:table-row>
        <table:table-row table:style-name="TBL_5f_0_5f_5.1">
          <table:table-cell table:style-name="TBL_5f_0_5f_5.A1" office:value-type="string">
            <text:p text:style-name="P7">2045</text:p>
          </table:table-cell>
          <table:table-cell table:style-name="TBL_5f_0_5f_5.B1" office:value-type="string">
            <text:p text:style-name="P7">DIOGO HENRIQUE PEREIRA MONTALVAO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3ª PROCURADORIA DE JUSTICA (1ª CAMARA CIVEL)</text:p>
          </table:table-cell>
          <table:table-cell table:style-name="TBL_5f_0_5f_5.E1" office:value-type="string">
            <text:p text:style-name="P8">5.365,97</text:p>
          </table:table-cell>
          <table:table-cell table:style-name="TBL_5f_0_5f_5.E1" office:value-type="string">
            <text:p text:style-name="P8">1.341,49</text:p>
          </table:table-cell>
          <table:table-cell table:style-name="TBL_5f_0_5f_5.E1" office:value-type="string">
            <text:p text:style-name="P8">10.673,6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19.553,98</text:p>
          </table:table-cell>
          <table:table-cell table:style-name="TBL_5f_0_5f_5.E1" office:value-type="string">
            <text:p text:style-name="P8">939,04</text:p>
          </table:table-cell>
          <table:table-cell table:style-name="TBL_5f_0_5f_5.E1" office:value-type="string">
            <text:p text:style-name="P8">3.547,9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486,96</text:p>
          </table:table-cell>
          <table:table-cell table:style-name="TBL_5f_0_5f_5.E1" office:value-type="string">
            <text:p text:style-name="P8">15.067,02</text:p>
          </table:table-cell>
        </table:table-row>
        <table:table-row table:style-name="TBL_5f_0_5f_5.1">
          <table:table-cell table:style-name="TBL_5f_0_5f_5.A1" office:value-type="string">
            <text:p text:style-name="P7">1332</text:p>
          </table:table-cell>
          <table:table-cell table:style-name="TBL_5f_0_5f_5.B1" office:value-type="string">
            <text:p text:style-name="P7">DORVALINA TELES DANTAS CECHINEL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5ª PROMOTORIA DE JUSTICA DOS DIREITOS DO CIDADAO</text:p>
          </table:table-cell>
          <table:table-cell table:style-name="TBL_5f_0_5f_5.E1" office:value-type="string">
            <text:p text:style-name="P8">8.552,55</text:p>
          </table:table-cell>
          <table:table-cell table:style-name="TBL_5f_0_5f_5.E1" office:value-type="string">
            <text:p text:style-name="P8">2.993,39</text:p>
          </table:table-cell>
          <table:table-cell table:style-name="TBL_5f_0_5f_5.E1" office:value-type="string">
            <text:p text:style-name="P8">3.692,31</text:p>
          </table:table-cell>
          <table:table-cell table:style-name="TBL_5f_0_5f_5.E1" office:value-type="string">
            <text:p text:style-name="P8">4.520,6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21.931,77</text:p>
          </table:table-cell>
          <table:table-cell table:style-name="TBL_5f_0_5f_5.E1" office:value-type="string">
            <text:p text:style-name="P8">1.616,43</text:p>
          </table:table-cell>
          <table:table-cell table:style-name="TBL_5f_0_5f_5.E1" office:value-type="string">
            <text:p text:style-name="P8">2.772,3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388,80</text:p>
          </table:table-cell>
          <table:table-cell table:style-name="TBL_5f_0_5f_5.E1" office:value-type="string">
            <text:p text:style-name="P8">17.542,97</text:p>
          </table:table-cell>
        </table:table-row>
        <table:table-row table:style-name="TBL_5f_0_5f_5.1">
          <table:table-cell table:style-name="TBL_5f_0_5f_5.A1" office:value-type="string">
            <text:p text:style-name="P7">1938</text:p>
          </table:table-cell>
          <table:table-cell table:style-name="TBL_5f_0_5f_5.B1" office:value-type="string">
            <text:p text:style-name="P7">DOUGLAS SOARES ARAUJO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2ª PROMOTORIA DE JUSTICA - PROPRIA </text:p>
          </table:table-cell>
          <table:table-cell table:style-name="TBL_5f_0_5f_5.E1" office:value-type="string">
            <text:p text:style-name="P8">2.776,47</text:p>
          </table:table-cell>
          <table:table-cell table:style-name="TBL_5f_0_5f_5.E1" office:value-type="string">
            <text:p text:style-name="P8">219,0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897,74</text:p>
          </table:table-cell>
          <table:table-cell table:style-name="TBL_5f_0_5f_5.E1" office:value-type="string">
            <text:p text:style-name="P8">5.893,27</text:p>
          </table:table-cell>
          <table:table-cell table:style-name="TBL_5f_0_5f_5.E1" office:value-type="string">
            <text:p text:style-name="P8">419,37</text:p>
          </table:table-cell>
          <table:table-cell table:style-name="TBL_5f_0_5f_5.E1" office:value-type="string">
            <text:p text:style-name="P8">50,4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69,78</text:p>
          </table:table-cell>
          <table:table-cell table:style-name="TBL_5f_0_5f_5.E1" office:value-type="string">
            <text:p text:style-name="P8">5.423,49</text:p>
          </table:table-cell>
        </table:table-row>
        <table:table-row table:style-name="TBL_5f_0_5f_5.1">
          <table:table-cell table:style-name="TBL_5f_0_5f_5.A1" office:value-type="string">
            <text:p text:style-name="P7">1866</text:p>
          </table:table-cell>
          <table:table-cell table:style-name="TBL_5f_0_5f_5.B1" office:value-type="string">
            <text:p text:style-name="P7">EDENILSON SOUZA SANTOS</text:p>
          </table:table-cell>
          <table:table-cell table:style-name="TBL_5f_0_5f_5.B1" office:value-type="string">
            <text:p text:style-name="P7">2º SARGENTO - requisitado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</table:table-row>
        <table:table-row table:style-name="TBL_5f_0_5f_5.1">
          <table:table-cell table:style-name="TBL_5f_0_5f_5.A1" office:value-type="string">
            <text:p text:style-name="P7">302</text:p>
          </table:table-cell>
          <table:table-cell table:style-name="TBL_5f_0_5f_5.B1" office:value-type="string">
            <text:p text:style-name="P7">EDILENILZA DA SILVA SOUZA MACEDO</text:p>
          </table:table-cell>
          <table:table-cell table:style-name="TBL_5f_0_5f_5.B1" office:value-type="string">
            <text:p text:style-name="P7">PROFESSOR - requisitado</text:p>
          </table:table-cell>
          <table:table-cell table:style-name="TBL_5f_0_5f_5.B1" office:value-type="string">
            <text:p text:style-name="P7">PROMOTORIA DE JUSTICA - BOQUIM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31,5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056,00</text:p>
          </table:table-cell>
          <table:table-cell table:style-name="TBL_5f_0_5f_5.E1" office:value-type="string">
            <text:p text:style-name="P8">1.987,50</text:p>
          </table:table-cell>
          <table:table-cell table:style-name="TBL_5f_0_5f_5.E1" office:value-type="string">
            <text:p text:style-name="P8">33,4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3,41</text:p>
          </table:table-cell>
          <table:table-cell table:style-name="TBL_5f_0_5f_5.E1" office:value-type="string">
            <text:p text:style-name="P8">1.954,09</text:p>
          </table:table-cell>
        </table:table-row>
        <table:table-row table:style-name="TBL_5f_0_5f_5.1">
          <table:table-cell table:style-name="TBL_5f_0_5f_5.A1" office:value-type="string">
            <text:p text:style-name="P7">2180</text:p>
          </table:table-cell>
          <table:table-cell table:style-name="TBL_5f_0_5f_5.B1" office:value-type="string">
            <text:p text:style-name="P7">EDINALDO BARBOSA DA SILVA</text:p>
          </table:table-cell>
          <table:table-cell table:style-name="TBL_5f_0_5f_5.B1" office:value-type="string">
            <text:p text:style-name="P7">3º SARGENTO - requisitado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</table:table-row>
        <table:table-row table:style-name="TBL_5f_0_5f_5.1">
          <table:table-cell table:style-name="TBL_5f_0_5f_5.A1" office:value-type="string">
            <text:p text:style-name="P7">38</text:p>
          </table:table-cell>
          <table:table-cell table:style-name="TBL_5f_0_5f_5.B1" office:value-type="string">
            <text:p text:style-name="P7">EDJILDA RESENDE DE LIMA GUERRA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4ª PROMOTORIA DE JUSTICA DISTRITAL - ARACAJU</text:p>
          </table:table-cell>
          <table:table-cell table:style-name="TBL_5f_0_5f_5.E1" office:value-type="string">
            <text:p text:style-name="P8">33.689,1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716,4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84,07</text:p>
          </table:table-cell>
          <table:table-cell table:style-name="TBL_5f_0_5f_5.E1" office:value-type="string">
            <text:p text:style-name="P8">40.789,66</text:p>
          </table:table-cell>
          <table:table-cell table:style-name="TBL_5f_0_5f_5.E1" office:value-type="string">
            <text:p text:style-name="P8">4.716,48</text:p>
          </table:table-cell>
          <table:table-cell table:style-name="TBL_5f_0_5f_5.E1" office:value-type="string">
            <text:p text:style-name="P8">8.395,1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3.111,63</text:p>
          </table:table-cell>
          <table:table-cell table:style-name="TBL_5f_0_5f_5.E1" office:value-type="string">
            <text:p text:style-name="P8">27.678,03</text:p>
          </table:table-cell>
        </table:table-row>
        <table:table-row table:style-name="TBL_5f_0_5f_5.1">
          <table:table-cell table:style-name="TBL_5f_0_5f_5.A1" office:value-type="string">
            <text:p text:style-name="P7">2031</text:p>
          </table:table-cell>
          <table:table-cell table:style-name="TBL_5f_0_5f_5.B1" office:value-type="string">
            <text:p text:style-name="P7">EDMILSON ARAUJO DO CARMO</text:p>
          </table:table-cell>
          <table:table-cell table:style-name="TBL_5f_0_5f_5.B1" office:value-type="string">
            <text:p text:style-name="P7">2º SARGENTO - requisitado-BESP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90,7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717,7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717,70</text:p>
          </table:table-cell>
        </table:table-row>
        <table:table-row table:style-name="TBL_5f_0_5f_5.1">
          <table:table-cell table:style-name="TBL_5f_0_5f_5.A1" office:value-type="string">
            <text:p text:style-name="P7">2210</text:p>
          </table:table-cell>
          <table:table-cell table:style-name="TBL_5f_0_5f_5.B1" office:value-type="string">
            <text:p text:style-name="P7">EDMILSON DE SOUZA SANTOS</text:p>
          </table:table-cell>
          <table:table-cell table:style-name="TBL_5f_0_5f_5.B1" office:value-type="string">
            <text:p text:style-name="P7">3º SARGENTO - requisitado - BESP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92,6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619,5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619,55</text:p>
          </table:table-cell>
        </table:table-row>
        <table:table-row table:style-name="TBL_5f_0_5f_5.1">
          <table:table-cell table:style-name="TBL_5f_0_5f_5.A1" office:value-type="string">
            <text:p text:style-name="P7">1007</text:p>
          </table:table-cell>
          <table:table-cell table:style-name="TBL_5f_0_5f_5.B1" office:value-type="string">
            <text:p text:style-name="P7">EDNALDO SANTOS</text:p>
          </table:table-cell>
          <table:table-cell table:style-name="TBL_5f_0_5f_5.B1" office:value-type="string">
            <text:p text:style-name="P7">3º SARGENTO - requisitado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</table:table-row>
        <table:table-row table:style-name="TBL_5f_0_5f_5.1">
          <table:table-cell table:style-name="TBL_5f_0_5f_5.A1" office:value-type="string">
            <text:p text:style-name="P7">1485</text:p>
          </table:table-cell>
          <table:table-cell table:style-name="TBL_5f_0_5f_5.B1" office:value-type="string">
            <text:p text:style-name="P7">EDSON DOS SANTOS</text:p>
          </table:table-cell>
          <table:table-cell table:style-name="TBL_5f_0_5f_5.B1" office:value-type="string">
            <text:p text:style-name="P7">Assessor do Núcleo de C. e D. Proc. do C. Superior</text:p>
          </table:table-cell>
          <table:table-cell table:style-name="TBL_5f_0_5f_5.B1" office:value-type="string">
            <text:p text:style-name="P7">CONSELHO SUPERIOR DO MP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417,9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84,07</text:p>
          </table:table-cell>
          <table:table-cell table:style-name="TBL_5f_0_5f_5.E1" office:value-type="string">
            <text:p text:style-name="P8">5.802,05</text:p>
          </table:table-cell>
          <table:table-cell table:style-name="TBL_5f_0_5f_5.E1" office:value-type="string">
            <text:p text:style-name="P8">337,45</text:p>
          </table:table-cell>
          <table:table-cell table:style-name="TBL_5f_0_5f_5.E1" office:value-type="string">
            <text:p text:style-name="P8">107,2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44,73</text:p>
          </table:table-cell>
          <table:table-cell table:style-name="TBL_5f_0_5f_5.E1" office:value-type="string">
            <text:p text:style-name="P8">5.357,32</text:p>
          </table:table-cell>
        </table:table-row>
        <table:table-row table:style-name="TBL_5f_0_5f_5.1">
          <table:table-cell table:style-name="TBL_5f_0_5f_5.A1" office:value-type="string">
            <text:p text:style-name="P7">1373</text:p>
          </table:table-cell>
          <table:table-cell table:style-name="TBL_5f_0_5f_5.B1" office:value-type="string">
            <text:p text:style-name="P7">EDUARDO ALBERTO FREIRE DE ALMEIDA SEABRA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CARTORIO DO 2º GRAU</text:p>
          </table:table-cell>
          <table:table-cell table:style-name="TBL_5f_0_5f_5.E1" office:value-type="string">
            <text:p text:style-name="P8">4.174,78</text:p>
          </table:table-cell>
          <table:table-cell table:style-name="TBL_5f_0_5f_5.E1" office:value-type="string">
            <text:p text:style-name="P8">626,2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6.709,99</text:p>
          </table:table-cell>
          <table:table-cell table:style-name="TBL_5f_0_5f_5.E1" office:value-type="string">
            <text:p text:style-name="P8">672,14</text:p>
          </table:table-cell>
          <table:table-cell table:style-name="TBL_5f_0_5f_5.E1" office:value-type="string">
            <text:p text:style-name="P8">292,8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65,00</text:p>
          </table:table-cell>
          <table:table-cell table:style-name="TBL_5f_0_5f_5.E1" office:value-type="string">
            <text:p text:style-name="P8">5.744,99</text:p>
          </table:table-cell>
        </table:table-row>
        <table:table-row table:style-name="TBL_5f_0_5f_5.1">
          <table:table-cell table:style-name="TBL_5f_0_5f_5.A1" office:value-type="string">
            <text:p text:style-name="P7">1504</text:p>
          </table:table-cell>
          <table:table-cell table:style-name="TBL_5f_0_5f_5.B1" office:value-type="string">
            <text:p text:style-name="P7">EDUARDO ANTONIO SEABRA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  <table:table-row table:style-name="TBL_5f_0_5f_5.1">
          <table:table-cell table:style-name="TBL_5f_0_5f_5.A1" office:value-type="string">
            <text:p text:style-name="P7">161</text:p>
          </table:table-cell>
          <table:table-cell table:style-name="TBL_5f_0_5f_5.B1" office:value-type="string">
            <text:p text:style-name="P7">EDUARDO BARRETO DAVILA FONTES</text:p>
          </table:table-cell>
          <table:table-cell table:style-name="TBL_5f_0_5f_5.B1" office:value-type="string">
            <text:p text:style-name="P7">PROCURADOR DE JUSTIÇA</text:p>
          </table:table-cell>
          <table:table-cell table:style-name="TBL_5f_0_5f_5.B1" office:value-type="string">
            <text:p text:style-name="P7">5ª PROCURADORIA DE JUSTICA (1ª CAMARA CIVEL)</text:p>
          </table:table-cell>
          <table:table-cell table:style-name="TBL_5f_0_5f_5.E1" office:value-type="string">
            <text:p text:style-name="P8">35.462,22</text:p>
          </table:table-cell>
          <table:table-cell table:style-name="TBL_5f_0_5f_5.E1" office:value-type="string">
            <text:p text:style-name="P8">1.048,6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5.111,52</text:p>
          </table:table-cell>
          <table:table-cell table:style-name="TBL_5f_0_5f_5.E1" office:value-type="string">
            <text:p text:style-name="P8">9.590,02</text:p>
          </table:table-cell>
          <table:table-cell table:style-name="TBL_5f_0_5f_5.E1" office:value-type="string">
            <text:p text:style-name="P8">2.384,07</text:p>
          </table:table-cell>
          <table:table-cell table:style-name="TBL_5f_0_5f_5.E1" office:value-type="string">
            <text:p text:style-name="P8">53.596,48</text:p>
          </table:table-cell>
          <table:table-cell table:style-name="TBL_5f_0_5f_5.E1" office:value-type="string">
            <text:p text:style-name="P8">5.111,52</text:p>
          </table:table-cell>
          <table:table-cell table:style-name="TBL_5f_0_5f_5.E1" office:value-type="string">
            <text:p text:style-name="P8">9.936,30</text:p>
          </table:table-cell>
          <table:table-cell table:style-name="TBL_5f_0_5f_5.E1" office:value-type="string">
            <text:p text:style-name="P8">6.807,57</text:p>
          </table:table-cell>
          <table:table-cell table:style-name="TBL_5f_0_5f_5.E1" office:value-type="string">
            <text:p text:style-name="P8">21.855,39</text:p>
          </table:table-cell>
          <table:table-cell table:style-name="TBL_5f_0_5f_5.E1" office:value-type="string">
            <text:p text:style-name="P8">31.741,09</text:p>
          </table:table-cell>
        </table:table-row>
        <table:table-row table:style-name="TBL_5f_0_5f_5.1">
          <table:table-cell table:style-name="TBL_5f_0_5f_5.A1" office:value-type="string">
            <text:p text:style-name="P7">1020</text:p>
          </table:table-cell>
          <table:table-cell table:style-name="TBL_5f_0_5f_5.B1" office:value-type="string">
            <text:p text:style-name="P7">EDUARDO DE CABRAL MENEZES</text:p>
          </table:table-cell>
          <table:table-cell table:style-name="TBL_5f_0_5f_5.B1" office:value-type="string">
            <text:p text:style-name="P7">PROCURADOR DE JUSTIÇA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  <table:table-row table:style-name="TBL_5f_0_5f_5.1">
          <table:table-cell table:style-name="TBL_5f_0_5f_5.A1" office:value-type="string">
            <text:p text:style-name="P7">1383</text:p>
          </table:table-cell>
          <table:table-cell table:style-name="TBL_5f_0_5f_5.B1" office:value-type="string">
            <text:p text:style-name="P7">EDUARDO DE SOUSA CARVALHO JUNIOR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3ª PROMOTORIA DE JUSTICA CRIMINAL - ARACAJU</text:p>
          </table:table-cell>
          <table:table-cell table:style-name="TBL_5f_0_5f_5.E1" office:value-type="string">
            <text:p text:style-name="P8">5.270,57</text:p>
          </table:table-cell>
          <table:table-cell table:style-name="TBL_5f_0_5f_5.E1" office:value-type="string">
            <text:p text:style-name="P8">790,5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7.970,15</text:p>
          </table:table-cell>
          <table:table-cell table:style-name="TBL_5f_0_5f_5.E1" office:value-type="string">
            <text:p text:style-name="P8">848,56</text:p>
          </table:table-cell>
          <table:table-cell table:style-name="TBL_5f_0_5f_5.E1" office:value-type="string">
            <text:p text:style-name="P8">564,1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412,67</text:p>
          </table:table-cell>
          <table:table-cell table:style-name="TBL_5f_0_5f_5.E1" office:value-type="string">
            <text:p text:style-name="P8">6.557,48</text:p>
          </table:table-cell>
        </table:table-row>
        <table:table-row table:style-name="TBL_5f_0_5f_5.1">
          <table:table-cell table:style-name="TBL_5f_0_5f_5.A1" office:value-type="string">
            <text:p text:style-name="P7">1312</text:p>
          </table:table-cell>
          <table:table-cell table:style-name="TBL_5f_0_5f_5.B1" office:value-type="string">
            <text:p text:style-name="P7">EDUARDO FARIAS SILVA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CENTRO DE APOIO OPERACIONAL DE DEFESA DO PATRIMONIO PUBLICO E DA ORDEM TRIBUTARIA</text:p>
          </table:table-cell>
          <table:table-cell table:style-name="TBL_5f_0_5f_5.E1" office:value-type="string">
            <text:p text:style-name="P8">8.552,55</text:p>
          </table:table-cell>
          <table:table-cell table:style-name="TBL_5f_0_5f_5.E1" office:value-type="string">
            <text:p text:style-name="P8">1.282,8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12.008,35</text:p>
          </table:table-cell>
          <table:table-cell table:style-name="TBL_5f_0_5f_5.E1" office:value-type="string">
            <text:p text:style-name="P8">1.376,96</text:p>
          </table:table-cell>
          <table:table-cell table:style-name="TBL_5f_0_5f_5.E1" office:value-type="string">
            <text:p text:style-name="P8">1.300,3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677,27</text:p>
          </table:table-cell>
          <table:table-cell table:style-name="TBL_5f_0_5f_5.E1" office:value-type="string">
            <text:p text:style-name="P8">9.331,08</text:p>
          </table:table-cell>
        </table:table-row>
        <table:table-row table:style-name="TBL_5f_0_5f_5.1">
          <table:table-cell table:style-name="TBL_5f_0_5f_5.A1" office:value-type="string">
            <text:p text:style-name="P7">2166</text:p>
          </table:table-cell>
          <table:table-cell table:style-name="TBL_5f_0_5f_5.B1" office:value-type="string">
            <text:p text:style-name="P7">EDUARDO FRANKLIN MIRANDA DE OLIVEIRA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  <table:table-row table:style-name="TBL_5f_0_5f_5.1">
          <table:table-cell table:style-name="TBL_5f_0_5f_5.A1" office:value-type="string">
            <text:p text:style-name="P7">45</text:p>
          </table:table-cell>
          <table:table-cell table:style-name="TBL_5f_0_5f_5.B1" office:value-type="string">
            <text:p text:style-name="P7">EDUARDO LIMA DE MATOS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10ª PROMOTORIA DE JUSTIÇA DOS DIREITOS DO CIDADÃO </text:p>
          </table:table-cell>
          <table:table-cell table:style-name="TBL_5f_0_5f_5.E1" office:value-type="string">
            <text:p text:style-name="P8">33.689,11</text:p>
          </table:table-cell>
          <table:table-cell table:style-name="TBL_5f_0_5f_5.E1" office:value-type="string">
            <text:p text:style-name="P8">1.048,6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863,2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84,07</text:p>
          </table:table-cell>
          <table:table-cell table:style-name="TBL_5f_0_5f_5.E1" office:value-type="string">
            <text:p text:style-name="P8">41.985,12</text:p>
          </table:table-cell>
          <table:table-cell table:style-name="TBL_5f_0_5f_5.E1" office:value-type="string">
            <text:p text:style-name="P8">4.863,29</text:p>
          </table:table-cell>
          <table:table-cell table:style-name="TBL_5f_0_5f_5.E1" office:value-type="string">
            <text:p text:style-name="P8">8.683,5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3.546,81</text:p>
          </table:table-cell>
          <table:table-cell table:style-name="TBL_5f_0_5f_5.E1" office:value-type="string">
            <text:p text:style-name="P8">28.438,31</text:p>
          </table:table-cell>
        </table:table-row>
        <table:table-row table:style-name="TBL_5f_0_5f_5.1">
          <table:table-cell table:style-name="TBL_5f_0_5f_5.A1" office:value-type="string">
            <text:p text:style-name="P7">1968</text:p>
          </table:table-cell>
          <table:table-cell table:style-name="TBL_5f_0_5f_5.B1" office:value-type="string">
            <text:p text:style-name="P7">EDUARDO VIEIRA DOS SANTOS JUNIOR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PROMOTORIA DE JUSTICA - CAMPO DO BRITO </text:p>
          </table:table-cell>
          <table:table-cell table:style-name="TBL_5f_0_5f_5.E1" office:value-type="string">
            <text:p text:style-name="P8">7.673,72</text:p>
          </table:table-cell>
          <table:table-cell table:style-name="TBL_5f_0_5f_5.E1" office:value-type="string">
            <text:p text:style-name="P8">600,5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517,20</text:p>
          </table:table-cell>
          <table:table-cell table:style-name="TBL_5f_0_5f_5.E1" office:value-type="string">
            <text:p text:style-name="P8">10.791,49</text:p>
          </table:table-cell>
          <table:table-cell table:style-name="TBL_5f_0_5f_5.E1" office:value-type="string">
            <text:p text:style-name="P8">1.158,40</text:p>
          </table:table-cell>
          <table:table-cell table:style-name="TBL_5f_0_5f_5.E1" office:value-type="string">
            <text:p text:style-name="P8">1.087,5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245,91</text:p>
          </table:table-cell>
          <table:table-cell table:style-name="TBL_5f_0_5f_5.E1" office:value-type="string">
            <text:p text:style-name="P8">8.545,58</text:p>
          </table:table-cell>
        </table:table-row>
        <table:table-row table:style-name="TBL_5f_0_5f_5.1">
          <table:table-cell table:style-name="TBL_5f_0_5f_5.A1" office:value-type="string">
            <text:p text:style-name="P7">2146</text:p>
          </table:table-cell>
          <table:table-cell table:style-name="TBL_5f_0_5f_5.B1" office:value-type="string">
            <text:p text:style-name="P7">EDVALDO BEZERRA</text:p>
          </table:table-cell>
          <table:table-cell table:style-name="TBL_5f_0_5f_5.B1" office:value-type="string">
            <text:p text:style-name="P7">3º SARGENTO - requisitado - BESP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</table:table-row>
        <table:table-row table:style-name="TBL_5f_0_5f_5.1">
          <table:table-cell table:style-name="TBL_5f_0_5f_5.A1" office:value-type="string">
            <text:p text:style-name="P7">15</text:p>
          </table:table-cell>
          <table:table-cell table:style-name="TBL_5f_0_5f_5.B1" office:value-type="string">
            <text:p text:style-name="P7">EDVALDO VIEIRA MESSIAS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  <table:table-row table:style-name="TBL_5f_0_5f_5.1">
          <table:table-cell table:style-name="TBL_5f_0_5f_5.A1" office:value-type="string">
            <text:p text:style-name="P7">824</text:p>
          </table:table-cell>
          <table:table-cell table:style-name="TBL_5f_0_5f_5.B1" office:value-type="string">
            <text:p text:style-name="P7">EDYLENO ITALO SANTOS SODRE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2ª PROMOTORIA DE JUSTICA - PROPRIA </text:p>
          </table:table-cell>
          <table:table-cell table:style-name="TBL_5f_0_5f_5.E1" office:value-type="string">
            <text:p text:style-name="P8">32.004,6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34.177,57</text:p>
          </table:table-cell>
          <table:table-cell table:style-name="TBL_5f_0_5f_5.E1" office:value-type="string">
            <text:p text:style-name="P8">4.480,65</text:p>
          </table:table-cell>
          <table:table-cell table:style-name="TBL_5f_0_5f_5.E1" office:value-type="string">
            <text:p text:style-name="P8">6.491,1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0.971,84</text:p>
          </table:table-cell>
          <table:table-cell table:style-name="TBL_5f_0_5f_5.E1" office:value-type="string">
            <text:p text:style-name="P8">23.205,73</text:p>
          </table:table-cell>
        </table:table-row>
        <table:table-row table:style-name="TBL_5f_0_5f_5.1">
          <table:table-cell table:style-name="TBL_5f_0_5f_5.A1" office:value-type="string">
            <text:p text:style-name="P7">2085</text:p>
          </table:table-cell>
          <table:table-cell table:style-name="TBL_5f_0_5f_5.B1" office:value-type="string">
            <text:p text:style-name="P7">ELAINE PESSOA SANTOS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PROMOTORIA DE JUSTICA - AQUIDABA </text:p>
          </table:table-cell>
          <table:table-cell table:style-name="TBL_5f_0_5f_5.E1" office:value-type="string">
            <text:p text:style-name="P8">3.306,8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572,36</text:p>
          </table:table-cell>
          <table:table-cell table:style-name="TBL_5f_0_5f_5.E1" office:value-type="string">
            <text:p text:style-name="P8">5.879,18</text:p>
          </table:table-cell>
          <table:table-cell table:style-name="TBL_5f_0_5f_5.E1" office:value-type="string">
            <text:p text:style-name="P8">462,95</text:p>
          </table:table-cell>
          <table:table-cell table:style-name="TBL_5f_0_5f_5.E1" office:value-type="string">
            <text:p text:style-name="P8">71,7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534,73</text:p>
          </table:table-cell>
          <table:table-cell table:style-name="TBL_5f_0_5f_5.E1" office:value-type="string">
            <text:p text:style-name="P8">5.344,45</text:p>
          </table:table-cell>
        </table:table-row>
        <table:table-row table:style-name="TBL_5f_0_5f_5.1">
          <table:table-cell table:style-name="TBL_5f_0_5f_5.A1" office:value-type="string">
            <text:p text:style-name="P7">1712</text:p>
          </table:table-cell>
          <table:table-cell table:style-name="TBL_5f_0_5f_5.B1" office:value-type="string">
            <text:p text:style-name="P7">ELBER GONCALVES DOS ANJOS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1ª PROMOTORIA DE JUSTICA CRIMINAL - ARACAJU </text:p>
          </table:table-cell>
          <table:table-cell table:style-name="TBL_5f_0_5f_5.E1" office:value-type="string">
            <text:p text:style-name="P8">4.425,27</text:p>
          </table:table-cell>
          <table:table-cell table:style-name="TBL_5f_0_5f_5.E1" office:value-type="string">
            <text:p text:style-name="P8">465,5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7.063,73</text:p>
          </table:table-cell>
          <table:table-cell table:style-name="TBL_5f_0_5f_5.E1" office:value-type="string">
            <text:p text:style-name="P8">684,71</text:p>
          </table:table-cell>
          <table:table-cell table:style-name="TBL_5f_0_5f_5.E1" office:value-type="string">
            <text:p text:style-name="P8">100,8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785,51</text:p>
          </table:table-cell>
          <table:table-cell table:style-name="TBL_5f_0_5f_5.E1" office:value-type="string">
            <text:p text:style-name="P8">6.278,22</text:p>
          </table:table-cell>
        </table:table-row>
        <table:table-row table:style-name="TBL_5f_0_5f_5.1">
          <table:table-cell table:style-name="TBL_5f_0_5f_5.A1" office:value-type="string">
            <text:p text:style-name="P7">1902</text:p>
          </table:table-cell>
          <table:table-cell table:style-name="TBL_5f_0_5f_5.B1" office:value-type="string">
            <text:p text:style-name="P7">ELDA MARIA GONCALVES MENEZES MACEDO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5ª PROMOTORIA DE JUSTICA DISTRITAL - ARACAJU</text:p>
          </table:table-cell>
          <table:table-cell table:style-name="TBL_5f_0_5f_5.E1" office:value-type="string">
            <text:p text:style-name="P8">7.611,74</text:p>
          </table:table-cell>
          <table:table-cell table:style-name="TBL_5f_0_5f_5.E1" office:value-type="string">
            <text:p text:style-name="P8">1.141,7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636,3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3.298,81</text:p>
          </table:table-cell>
          <table:table-cell table:style-name="TBL_5f_0_5f_5.E1" office:value-type="string">
            <text:p text:style-name="P8">1.225,49</text:p>
          </table:table-cell>
          <table:table-cell table:style-name="TBL_5f_0_5f_5.E1" office:value-type="string">
            <text:p text:style-name="P8">1.200,8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426,33</text:p>
          </table:table-cell>
          <table:table-cell table:style-name="TBL_5f_0_5f_5.E1" office:value-type="string">
            <text:p text:style-name="P8">10.872,48</text:p>
          </table:table-cell>
        </table:table-row>
        <table:table-row table:style-name="TBL_5f_0_5f_5.1">
          <table:table-cell table:style-name="TBL_5f_0_5f_5.A1" office:value-type="string">
            <text:p text:style-name="P7">1759</text:p>
          </table:table-cell>
          <table:table-cell table:style-name="TBL_5f_0_5f_5.B1" office:value-type="string">
            <text:p text:style-name="P7">ELEN ROSE SOUZA SANTOS</text:p>
          </table:table-cell>
          <table:table-cell table:style-name="TBL_5f_0_5f_5.B1" office:value-type="string">
            <text:p text:style-name="P7">ASSESSOR DE PROCURADOR DE JUSTIÇA</text:p>
          </table:table-cell>
          <table:table-cell table:style-name="TBL_5f_0_5f_5.B1" office:value-type="string">
            <text:p text:style-name="P7">7ª PROCURADORIA DE JUSTICA (2ª CAMARA CIVEL)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2.315,6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4.224,68</text:p>
          </table:table-cell>
          <table:table-cell table:style-name="TBL_5f_0_5f_5.E1" office:value-type="string">
            <text:p text:style-name="P8">713,08</text:p>
          </table:table-cell>
          <table:table-cell table:style-name="TBL_5f_0_5f_5.E1" office:value-type="string">
            <text:p text:style-name="P8">2.321,3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034,44</text:p>
          </table:table-cell>
          <table:table-cell table:style-name="TBL_5f_0_5f_5.E1" office:value-type="string">
            <text:p text:style-name="P8">11.190,24</text:p>
          </table:table-cell>
        </table:table-row>
        <table:table-row table:style-name="TBL_5f_0_5f_5.1">
          <table:table-cell table:style-name="TBL_5f_0_5f_5.A1" office:value-type="string">
            <text:p text:style-name="P7">1415</text:p>
          </table:table-cell>
          <table:table-cell table:style-name="TBL_5f_0_5f_5.B1" office:value-type="string">
            <text:p text:style-name="P7">ELENICE PIRES DAMACENO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TRIAGEM TECNICA DAS PROMOTORIAS DE JUSTICA DO TRIBUNAL DO JURI DE ARACAJU</text:p>
          </table:table-cell>
          <table:table-cell table:style-name="TBL_5f_0_5f_5.E1" office:value-type="string">
            <text:p text:style-name="P8">4.690,79</text:p>
          </table:table-cell>
          <table:table-cell table:style-name="TBL_5f_0_5f_5.E1" office:value-type="string">
            <text:p text:style-name="P8">703,6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7.303,40</text:p>
          </table:table-cell>
          <table:table-cell table:style-name="TBL_5f_0_5f_5.E1" office:value-type="string">
            <text:p text:style-name="P8">755,22</text:p>
          </table:table-cell>
          <table:table-cell table:style-name="TBL_5f_0_5f_5.E1" office:value-type="string">
            <text:p text:style-name="P8">407,6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62,91</text:p>
          </table:table-cell>
          <table:table-cell table:style-name="TBL_5f_0_5f_5.E1" office:value-type="string">
            <text:p text:style-name="P8">6.140,49</text:p>
          </table:table-cell>
        </table:table-row>
        <table:table-row table:style-name="TBL_5f_0_5f_5.1">
          <table:table-cell table:style-name="TBL_5f_0_5f_5.A1" office:value-type="string">
            <text:p text:style-name="P7">608</text:p>
          </table:table-cell>
          <table:table-cell table:style-name="TBL_5f_0_5f_5.B1" office:value-type="string">
            <text:p text:style-name="P7">ELIANE CARNEIRO FRANCO</text:p>
          </table:table-cell>
          <table:table-cell table:style-name="TBL_5f_0_5f_5.B1" office:value-type="string">
            <text:p text:style-name="P7">AUX.ADMINISTRATIVO - requisitado</text:p>
          </table:table-cell>
          <table:table-cell table:style-name="TBL_5f_0_5f_5.B1" office:value-type="string">
            <text:p text:style-name="P7">PROMOTORIA DE JUSTICA - RIACHUELO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31,5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3.104,42</text:p>
          </table:table-cell>
          <table:table-cell table:style-name="TBL_5f_0_5f_5.E1" office:value-type="string">
            <text:p text:style-name="P8">68,1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8,15</text:p>
          </table:table-cell>
          <table:table-cell table:style-name="TBL_5f_0_5f_5.E1" office:value-type="string">
            <text:p text:style-name="P8">3.036,27</text:p>
          </table:table-cell>
        </table:table-row>
        <table:table-row table:style-name="TBL_5f_0_5f_5.1">
          <table:table-cell table:style-name="TBL_5f_0_5f_5.A1" office:value-type="string">
            <text:p text:style-name="P7">170</text:p>
          </table:table-cell>
          <table:table-cell table:style-name="TBL_5f_0_5f_5.B1" office:value-type="string">
            <text:p text:style-name="P7">ELIANE GOES DA SILVA MONTE ALEGRE</text:p>
          </table:table-cell>
          <table:table-cell table:style-name="TBL_5f_0_5f_5.B1" office:value-type="string">
            <text:p text:style-name="P7">* ADVOGADO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  <table:table-row table:style-name="TBL_5f_0_5f_5.1">
          <table:table-cell table:style-name="TBL_5f_0_5f_5.A1" office:value-type="string">
            <text:p text:style-name="P7">1700</text:p>
          </table:table-cell>
          <table:table-cell table:style-name="TBL_5f_0_5f_5.B1" office:value-type="string">
            <text:p text:style-name="P7">ELISGARDENIA RODRIGUES MACENA SANTOS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4ª PROMOTORIA DE JUSTIÇA DA CURADORIA DA FAZENDA PUBLICA</text:p>
          </table:table-cell>
          <table:table-cell table:style-name="TBL_5f_0_5f_5.E1" office:value-type="string">
            <text:p text:style-name="P8">4.425,27</text:p>
          </table:table-cell>
          <table:table-cell table:style-name="TBL_5f_0_5f_5.E1" office:value-type="string">
            <text:p text:style-name="P8">465,5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7.063,73</text:p>
          </table:table-cell>
          <table:table-cell table:style-name="TBL_5f_0_5f_5.E1" office:value-type="string">
            <text:p text:style-name="P8">684,71</text:p>
          </table:table-cell>
          <table:table-cell table:style-name="TBL_5f_0_5f_5.E1" office:value-type="string">
            <text:p text:style-name="P8">267,5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52,29</text:p>
          </table:table-cell>
          <table:table-cell table:style-name="TBL_5f_0_5f_5.E1" office:value-type="string">
            <text:p text:style-name="P8">6.111,44</text:p>
          </table:table-cell>
        </table:table-row>
      </table:table>
      <table:table table:name="TBL_0_6" table:style-name="TBL_5f_0_5f_6">
        <table:table-column table:style-name="TBL_5f_0_5f_6.A"/>
        <table:table-column table:style-name="TBL_5f_0_5f_6.B"/>
        <table:table-column table:style-name="TBL_5f_0_5f_6.C"/>
        <table:table-column table:style-name="TBL_5f_0_5f_6.D"/>
        <table:table-column table:style-name="TBL_5f_0_5f_6.E"/>
        <table:table-column table:style-name="TBL_5f_0_5f_6.F"/>
        <table:table-column table:style-name="TBL_5f_0_5f_6.G"/>
        <table:table-column table:style-name="TBL_5f_0_5f_6.H"/>
        <table:table-column table:style-name="TBL_5f_0_5f_6.I"/>
        <table:table-column table:style-name="TBL_5f_0_5f_6.J"/>
        <table:table-column table:style-name="TBL_5f_0_5f_6.E"/>
        <table:table-column table:style-name="TBL_5f_0_5f_6.L" table:number-columns-repeated="2"/>
        <table:table-column table:style-name="TBL_5f_0_5f_6.J"/>
        <table:table-column table:style-name="TBL_5f_0_5f_6.O"/>
        <table:table-column table:style-name="TBL_5f_0_5f_6.P"/>
        <table:table-column table:style-name="TBL_5f_0_5f_6.Q"/>
        <table:table-column table:style-name="TBL_5f_0_5f_6.R"/>
        <table:table-row table:style-name="TBL_5f_0_5f_6.1">
          <table:table-cell table:style-name="TBL_5f_0_5f_6.A1" office:value-type="string">
            <text:p text:style-name="P7"><text:bookmark text:name="JR_PAGE_ANCHOR_0_7"/>114</text:p>
          </table:table-cell>
          <table:table-cell table:style-name="TBL_5f_0_5f_6.B1" office:value-type="string">
            <text:p text:style-name="P7">ELIZALDO DIAS DOS SANTOS</text:p>
          </table:table-cell>
          <table:table-cell table:style-name="TBL_5f_0_5f_6.B1" office:value-type="string">
            <text:p text:style-name="P7">MOTORISTA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</table:table-row>
        <table:table-row table:style-name="TBL_5f_0_5f_6.1">
          <table:table-cell table:style-name="TBL_5f_0_5f_6.A1" office:value-type="string">
            <text:p text:style-name="P7">1399</text:p>
          </table:table-cell>
          <table:table-cell table:style-name="TBL_5f_0_5f_6.B1" office:value-type="string">
            <text:p text:style-name="P7">ELOANDERSON DANTAS BATIST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PROMOTORIA DE JUSTICA DE ACIDENTES E DE DELITOS DE TRÂNSITO DE ARACAJ</text:p>
          </table:table-cell>
          <table:table-cell table:style-name="TBL_5f_0_5f_6.E1" office:value-type="string">
            <text:p text:style-name="P8">5.270,57</text:p>
          </table:table-cell>
          <table:table-cell table:style-name="TBL_5f_0_5f_6.E1" office:value-type="string">
            <text:p text:style-name="P8">790,5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7.970,15</text:p>
          </table:table-cell>
          <table:table-cell table:style-name="TBL_5f_0_5f_6.E1" office:value-type="string">
            <text:p text:style-name="P8">848,56</text:p>
          </table:table-cell>
          <table:table-cell table:style-name="TBL_5f_0_5f_6.E1" office:value-type="string">
            <text:p text:style-name="P8">564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412,67</text:p>
          </table:table-cell>
          <table:table-cell table:style-name="TBL_5f_0_5f_6.E1" office:value-type="string">
            <text:p text:style-name="P8">6.557,48</text:p>
          </table:table-cell>
        </table:table-row>
        <table:table-row table:style-name="TBL_5f_0_5f_6.1">
          <table:table-cell table:style-name="TBL_5f_0_5f_6.A1" office:value-type="string">
            <text:p text:style-name="P7">2075</text:p>
          </table:table-cell>
          <table:table-cell table:style-name="TBL_5f_0_5f_6.B1" office:value-type="string">
            <text:p text:style-name="P7">ELZA CESPEDES RAMOS SIQUEIRA</text:p>
          </table:table-cell>
          <table:table-cell table:style-name="TBL_5f_0_5f_6.B1" office:value-type="string">
            <text:p text:style-name="P7">REDATOR TÉCNICO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328,07</text:p>
          </table:table-cell>
          <table:table-cell table:style-name="TBL_5f_0_5f_6.E1" office:value-type="string">
            <text:p text:style-name="P8">1.328,0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328,07</text:p>
          </table:table-cell>
        </table:table-row>
        <table:table-row table:style-name="TBL_5f_0_5f_6.1">
          <table:table-cell table:style-name="TBL_5f_0_5f_6.A1" office:value-type="string">
            <text:p text:style-name="P7">1809</text:p>
          </table:table-cell>
          <table:table-cell table:style-name="TBL_5f_0_5f_6.B1" office:value-type="string">
            <text:p text:style-name="P7">ELZA LORENZA QUARANTA LEITE CARVALHO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DIRETORIA ADMINISTRATIVA - SG</text:p>
          </table:table-cell>
          <table:table-cell table:style-name="TBL_5f_0_5f_6.E1" office:value-type="string">
            <text:p text:style-name="P8">4.425,27</text:p>
          </table:table-cell>
          <table:table-cell table:style-name="TBL_5f_0_5f_6.E1" office:value-type="string">
            <text:p text:style-name="P8">465,54</text:p>
          </table:table-cell>
          <table:table-cell table:style-name="TBL_5f_0_5f_6.E1" office:value-type="string">
            <text:p text:style-name="P8">1.138,50</text:p>
          </table:table-cell>
          <table:table-cell table:style-name="TBL_5f_0_5f_6.E1" office:value-type="string">
            <text:p text:style-name="P8">1.501,7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9.440,09</text:p>
          </table:table-cell>
          <table:table-cell table:style-name="TBL_5f_0_5f_6.E1" office:value-type="string">
            <text:p text:style-name="P8">684,71</text:p>
          </table:table-cell>
          <table:table-cell table:style-name="TBL_5f_0_5f_6.E1" office:value-type="string">
            <text:p text:style-name="P8">600,4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85,12</text:p>
          </table:table-cell>
          <table:table-cell table:style-name="TBL_5f_0_5f_6.E1" office:value-type="string">
            <text:p text:style-name="P8">8.154,97</text:p>
          </table:table-cell>
        </table:table-row>
        <table:table-row table:style-name="TBL_5f_0_5f_6.1">
          <table:table-cell table:style-name="TBL_5f_0_5f_6.A1" office:value-type="string">
            <text:p text:style-name="P7">407</text:p>
          </table:table-cell>
          <table:table-cell table:style-name="TBL_5f_0_5f_6.B1" office:value-type="string">
            <text:p text:style-name="P7">EMERSON OLIVEIRA ANDRADE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PROMOTORIA DE JUSTICA - CANINDE DO SAO FRANCISCO 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35.862,03</text:p>
          </table:table-cell>
          <table:table-cell table:style-name="TBL_5f_0_5f_6.E1" office:value-type="string">
            <text:p text:style-name="P8">4.716,48</text:p>
          </table:table-cell>
          <table:table-cell table:style-name="TBL_5f_0_5f_6.E1" office:value-type="string">
            <text:p text:style-name="P8">7.045,9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1.762,46</text:p>
          </table:table-cell>
          <table:table-cell table:style-name="TBL_5f_0_5f_6.E1" office:value-type="string">
            <text:p text:style-name="P8">24.099,57</text:p>
          </table:table-cell>
        </table:table-row>
        <table:table-row table:style-name="TBL_5f_0_5f_6.1">
          <table:table-cell table:style-name="TBL_5f_0_5f_6.A1" office:value-type="string">
            <text:p text:style-name="P7">1994</text:p>
          </table:table-cell>
          <table:table-cell table:style-name="TBL_5f_0_5f_6.B1" office:value-type="string">
            <text:p text:style-name="P7">EMILSON CHAGAS </text:p>
          </table:table-cell>
          <table:table-cell table:style-name="TBL_5f_0_5f_6.B1" office:value-type="string">
            <text:p text:style-name="P7">MOTORISTA OFICIAL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</table:table-row>
        <table:table-row table:style-name="TBL_5f_0_5f_6.1">
          <table:table-cell table:style-name="TBL_5f_0_5f_6.A1" office:value-type="string">
            <text:p text:style-name="P7">13</text:p>
          </table:table-cell>
          <table:table-cell table:style-name="TBL_5f_0_5f_6.B1" office:value-type="string">
            <text:p text:style-name="P7">ENID SANTOS DE OLIVEIRA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</table:table-row>
        <table:table-row table:style-name="TBL_5f_0_5f_6.1">
          <table:table-cell table:style-name="TBL_5f_0_5f_6.A1" office:value-type="string">
            <text:p text:style-name="P7">2176</text:p>
          </table:table-cell>
          <table:table-cell table:style-name="TBL_5f_0_5f_6.B1" office:value-type="string">
            <text:p text:style-name="P7">ENIO PEREIRA ANDRADE SANTOS</text:p>
          </table:table-cell>
          <table:table-cell table:style-name="TBL_5f_0_5f_6.B1" office:value-type="string">
            <text:p text:style-name="P7">CABO - requisitado</text:p>
          </table:table-cell>
          <table:table-cell table:style-name="TBL_5f_0_5f_6.B1" office:value-type="string">
            <text:p text:style-name="P7">COORDENADORIA MILITAR/GABINETE DE SEGURANÇA INSTITUCIONAL-GSI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</table:table-row>
        <table:table-row table:style-name="TBL_5f_0_5f_6.1">
          <table:table-cell table:style-name="TBL_5f_0_5f_6.A1" office:value-type="string">
            <text:p text:style-name="P7">2014</text:p>
          </table:table-cell>
          <table:table-cell table:style-name="TBL_5f_0_5f_6.B1" office:value-type="string">
            <text:p text:style-name="P7">ERIBERTO PESSOA</text:p>
          </table:table-cell>
          <table:table-cell table:style-name="TBL_5f_0_5f_6.B1" office:value-type="string">
            <text:p text:style-name="P7">1º SARGENTO - requisitado -BESP</text:p>
          </table:table-cell>
          <table:table-cell table:style-name="TBL_5f_0_5f_6.B1" office:value-type="string">
            <text:p text:style-name="P7">COORDENADORIA MILITAR/GABINETE DE SEGURANÇA INSTITUCIONAL-GSI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</table:table-row>
        <table:table-row table:style-name="TBL_5f_0_5f_6.1">
          <table:table-cell table:style-name="TBL_5f_0_5f_6.A1" office:value-type="string">
            <text:p text:style-name="P7">540</text:p>
          </table:table-cell>
          <table:table-cell table:style-name="TBL_5f_0_5f_6.B1" office:value-type="string">
            <text:p text:style-name="P7">ERIC VINICIUS MOURA DANTAS</text:p>
          </table:table-cell>
          <table:table-cell table:style-name="TBL_5f_0_5f_6.B1" office:value-type="string">
            <text:p text:style-name="P7">CHEFE DO SETOR DE ALMOXARIFADO</text:p>
          </table:table-cell>
          <table:table-cell table:style-name="TBL_5f_0_5f_6.B1" office:value-type="string">
            <text:p text:style-name="P7">SETOR DE ALMOXARIFADO/DM//DA/SG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417,9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5.326,97</text:p>
          </table:table-cell>
          <table:table-cell table:style-name="TBL_5f_0_5f_6.E1" office:value-type="string">
            <text:p text:style-name="P8">337,45</text:p>
          </table:table-cell>
          <table:table-cell table:style-name="TBL_5f_0_5f_6.E1" office:value-type="string">
            <text:p text:style-name="P8">78,8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16,29</text:p>
          </table:table-cell>
          <table:table-cell table:style-name="TBL_5f_0_5f_6.E1" office:value-type="string">
            <text:p text:style-name="P8">4.910,68</text:p>
          </table:table-cell>
        </table:table-row>
        <table:table-row table:style-name="TBL_5f_0_5f_6.1">
          <table:table-cell table:style-name="TBL_5f_0_5f_6.A1" office:value-type="string">
            <text:p text:style-name="P7">1216</text:p>
          </table:table-cell>
          <table:table-cell table:style-name="TBL_5f_0_5f_6.B1" office:value-type="string">
            <text:p text:style-name="P7">ERICA LUIZE LIMA SILVA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2ª PROMOTORIA DE JUSTICA DAS EXECUCOES CRIMINAIS - ARACAJU</text:p>
          </table:table-cell>
          <table:table-cell table:style-name="TBL_5f_0_5f_6.E1" office:value-type="string">
            <text:p text:style-name="P8">8.552,55</text:p>
          </table:table-cell>
          <table:table-cell table:style-name="TBL_5f_0_5f_6.E1" office:value-type="string">
            <text:p text:style-name="P8">1.282,8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447,9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14.192,38</text:p>
          </table:table-cell>
          <table:table-cell table:style-name="TBL_5f_0_5f_6.E1" office:value-type="string">
            <text:p text:style-name="P8">1.376,96</text:p>
          </table:table-cell>
          <table:table-cell table:style-name="TBL_5f_0_5f_6.E1" office:value-type="string">
            <text:p text:style-name="P8">1.404,5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781,54</text:p>
          </table:table-cell>
          <table:table-cell table:style-name="TBL_5f_0_5f_6.E1" office:value-type="string">
            <text:p text:style-name="P8">11.410,84</text:p>
          </table:table-cell>
        </table:table-row>
        <table:table-row table:style-name="TBL_5f_0_5f_6.1">
          <table:table-cell table:style-name="TBL_5f_0_5f_6.A1" office:value-type="string">
            <text:p text:style-name="P7">1825</text:p>
          </table:table-cell>
          <table:table-cell table:style-name="TBL_5f_0_5f_6.B1" office:value-type="string">
            <text:p text:style-name="P7">ERICK JULIANO DOS SANTOS FERREIR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1ª PROMOTORIA DE JUSTICA - SIMAO DIA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2.991,20</text:p>
          </table:table-cell>
          <table:table-cell table:style-name="TBL_5f_0_5f_6.E1" office:value-type="string">
            <text:p text:style-name="P8">12.991,2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2.991,20</text:p>
          </table:table-cell>
        </table:table-row>
        <table:table-row table:style-name="TBL_5f_0_5f_6.1">
          <table:table-cell table:style-name="TBL_5f_0_5f_6.A1" office:value-type="string">
            <text:p text:style-name="P7">1406</text:p>
          </table:table-cell>
          <table:table-cell table:style-name="TBL_5f_0_5f_6.B1" office:value-type="string">
            <text:p text:style-name="P7">ERIKA VALERIA CABRAL TAVARES REZENDE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DIVISAO DE PLANEJAMENTO ESTRATEGICO E PROJETOS</text:p>
          </table:table-cell>
          <table:table-cell table:style-name="TBL_5f_0_5f_6.E1" office:value-type="string">
            <text:p text:style-name="P8">4.690,79</text:p>
          </table:table-cell>
          <table:table-cell table:style-name="TBL_5f_0_5f_6.E1" office:value-type="string">
            <text:p text:style-name="P8">703,62</text:p>
          </table:table-cell>
          <table:table-cell table:style-name="TBL_5f_0_5f_6.E1" office:value-type="string">
            <text:p text:style-name="P8">2.585,0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9.888,48</text:p>
          </table:table-cell>
          <table:table-cell table:style-name="TBL_5f_0_5f_6.E1" office:value-type="string">
            <text:p text:style-name="P8">755,22</text:p>
          </table:table-cell>
          <table:table-cell table:style-name="TBL_5f_0_5f_6.E1" office:value-type="string">
            <text:p text:style-name="P8">1.117,3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72,53</text:p>
          </table:table-cell>
          <table:table-cell table:style-name="TBL_5f_0_5f_6.E1" office:value-type="string">
            <text:p text:style-name="P8">8.015,95</text:p>
          </table:table-cell>
        </table:table-row>
        <table:table-row table:style-name="TBL_5f_0_5f_6.1">
          <table:table-cell table:style-name="TBL_5f_0_5f_6.A1" office:value-type="string">
            <text:p text:style-name="P7">1231</text:p>
          </table:table-cell>
          <table:table-cell table:style-name="TBL_5f_0_5f_6.B1" office:value-type="string">
            <text:p text:style-name="P7">ERLON LEAL MARTINS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1ª PROMOTORIA DE JUSTICA - SIMAO DIAS</text:p>
          </table:table-cell>
          <table:table-cell table:style-name="TBL_5f_0_5f_6.E1" office:value-type="string">
            <text:p text:style-name="P8">9.065,70</text:p>
          </table:table-cell>
          <table:table-cell table:style-name="TBL_5f_0_5f_6.E1" office:value-type="string">
            <text:p text:style-name="P8">2.266,4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161,67</text:p>
          </table:table-cell>
          <table:table-cell table:style-name="TBL_5f_0_5f_6.E1" office:value-type="string">
            <text:p text:style-name="P8">14.493,80</text:p>
          </table:table-cell>
          <table:table-cell table:style-name="TBL_5f_0_5f_6.E1" office:value-type="string">
            <text:p text:style-name="P8">1.586,50</text:p>
          </table:table-cell>
          <table:table-cell table:style-name="TBL_5f_0_5f_6.E1" office:value-type="string">
            <text:p text:style-name="P8">1.654,2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240,78</text:p>
          </table:table-cell>
          <table:table-cell table:style-name="TBL_5f_0_5f_6.E1" office:value-type="string">
            <text:p text:style-name="P8">11.253,02</text:p>
          </table:table-cell>
        </table:table-row>
        <table:table-row table:style-name="TBL_5f_0_5f_6.1">
          <table:table-cell table:style-name="TBL_5f_0_5f_6.A1" office:value-type="string">
            <text:p text:style-name="P7">14</text:p>
          </table:table-cell>
          <table:table-cell table:style-name="TBL_5f_0_5f_6.B1" office:value-type="string">
            <text:p text:style-name="P7">ERNESTO ANIZIO AZEVEDO MELO</text:p>
          </table:table-cell>
          <table:table-cell table:style-name="TBL_5f_0_5f_6.B1" office:value-type="string">
            <text:p text:style-name="P7">PROCURADOR DE JUSTIÇA</text:p>
          </table:table-cell>
          <table:table-cell table:style-name="TBL_5f_0_5f_6.B1" office:value-type="string">
            <text:p text:style-name="P7">4ª PROCURADORIA DE JUSTICA (1ª CAMARA CIVEL)</text:p>
          </table:table-cell>
          <table:table-cell table:style-name="TBL_5f_0_5f_6.E1" office:value-type="string">
            <text:p text:style-name="P8">35.462,2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964,7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859,13</text:p>
          </table:table-cell>
          <table:table-cell table:style-name="TBL_5f_0_5f_6.E1" office:value-type="string">
            <text:p text:style-name="P8">43.286,06</text:p>
          </table:table-cell>
          <table:table-cell table:style-name="TBL_5f_0_5f_6.E1" office:value-type="string">
            <text:p text:style-name="P8">4.964,71</text:p>
          </table:table-cell>
          <table:table-cell table:style-name="TBL_5f_0_5f_6.E1" office:value-type="string">
            <text:p text:style-name="P8">8.830,6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3.795,32</text:p>
          </table:table-cell>
          <table:table-cell table:style-name="TBL_5f_0_5f_6.E1" office:value-type="string">
            <text:p text:style-name="P8">29.490,74</text:p>
          </table:table-cell>
        </table:table-row>
        <table:table-row table:style-name="TBL_5f_0_5f_6.1">
          <table:table-cell table:style-name="TBL_5f_0_5f_6.A1" office:value-type="string">
            <text:p text:style-name="P7">571</text:p>
          </table:table-cell>
          <table:table-cell table:style-name="TBL_5f_0_5f_6.B1" office:value-type="string">
            <text:p text:style-name="P7">ESTACIO MOREIRA DE ARIMATEA</text:p>
          </table:table-cell>
          <table:table-cell table:style-name="TBL_5f_0_5f_6.B1" office:value-type="string">
            <text:p text:style-name="P7">ASSESSOR DE PROCURADOR DE JUSTIÇA</text:p>
          </table:table-cell>
          <table:table-cell table:style-name="TBL_5f_0_5f_6.B1" office:value-type="string">
            <text:p text:style-name="P7">14ª PROCURADORIA DE JUSTICA (CAMARA CRIMINAL)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2.315,6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14.488,61</text:p>
          </table:table-cell>
          <table:table-cell table:style-name="TBL_5f_0_5f_6.E1" office:value-type="string">
            <text:p text:style-name="P8">713,08</text:p>
          </table:table-cell>
          <table:table-cell table:style-name="TBL_5f_0_5f_6.E1" office:value-type="string">
            <text:p text:style-name="P8">1.499,2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212,30</text:p>
          </table:table-cell>
          <table:table-cell table:style-name="TBL_5f_0_5f_6.E1" office:value-type="string">
            <text:p text:style-name="P8">12.276,31</text:p>
          </table:table-cell>
        </table:table-row>
        <table:table-row table:style-name="TBL_5f_0_5f_6.1">
          <table:table-cell table:style-name="TBL_5f_0_5f_6.A1" office:value-type="string">
            <text:p text:style-name="P7">657</text:p>
          </table:table-cell>
          <table:table-cell table:style-name="TBL_5f_0_5f_6.B1" office:value-type="string">
            <text:p text:style-name="P7">ETELIO DE CARVALHO PRADO JUNIOR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1ª PROMOTORIA DE JUSTICA - TOBIAS BARRETO 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35.862,03</text:p>
          </table:table-cell>
          <table:table-cell table:style-name="TBL_5f_0_5f_6.E1" office:value-type="string">
            <text:p text:style-name="P8">4.716,48</text:p>
          </table:table-cell>
          <table:table-cell table:style-name="TBL_5f_0_5f_6.E1" office:value-type="string">
            <text:p text:style-name="P8">6.993,8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1.710,32</text:p>
          </table:table-cell>
          <table:table-cell table:style-name="TBL_5f_0_5f_6.E1" office:value-type="string">
            <text:p text:style-name="P8">24.151,71</text:p>
          </table:table-cell>
        </table:table-row>
        <table:table-row table:style-name="TBL_5f_0_5f_6.1">
          <table:table-cell table:style-name="TBL_5f_0_5f_6.A1" office:value-type="string">
            <text:p text:style-name="P7">1919</text:p>
          </table:table-cell>
          <table:table-cell table:style-name="TBL_5f_0_5f_6.B1" office:value-type="string">
            <text:p text:style-name="P7">EUCLIDES OLEGARIO NETO</text:p>
          </table:table-cell>
          <table:table-cell table:style-name="TBL_5f_0_5f_6.B1" office:value-type="string">
            <text:p text:style-name="P7">1º SARGENTO - requisitado</text:p>
          </table:table-cell>
          <table:table-cell table:style-name="TBL_5f_0_5f_6.B1" office:value-type="string">
            <text:p text:style-name="P7">COORDENADORIA MILITAR/GABINETE DE SEGURANÇA INSTITUCIONAL-GSI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  <table:table-cell table:style-name="TBL_5f_0_5f_6.E1" office:value-type="string">
            <text:p text:style-name="P8">931,50</text:p>
          </table:table-cell>
          <table:table-cell table:style-name="TBL_5f_0_5f_6.E1" office:value-type="string">
            <text:p text:style-name="P8">690,7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5.022,0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5.022,05</text:p>
          </table:table-cell>
        </table:table-row>
        <table:table-row table:style-name="TBL_5f_0_5f_6.1">
          <table:table-cell table:style-name="TBL_5f_0_5f_6.A1" office:value-type="string">
            <text:p text:style-name="P7">2193</text:p>
          </table:table-cell>
          <table:table-cell table:style-name="TBL_5f_0_5f_6.B1" office:value-type="string">
            <text:p text:style-name="P7">EUVALDO MENESES ALVES</text:p>
          </table:table-cell>
          <table:table-cell table:style-name="TBL_5f_0_5f_6.B1" office:value-type="string">
            <text:p text:style-name="P7">MOTORISTA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</table:table-row>
        <table:table-row table:style-name="TBL_5f_0_5f_6.1">
          <table:table-cell table:style-name="TBL_5f_0_5f_6.A1" office:value-type="string">
            <text:p text:style-name="P7">190</text:p>
          </table:table-cell>
          <table:table-cell table:style-name="TBL_5f_0_5f_6.B1" office:value-type="string">
            <text:p text:style-name="P7">EUZA MARIA GENTIL MISSANO COSTA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PROMOTORIA DE JUSTICA DE DEFESA DO CONSUMIDOR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1.572,9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795,94</text:p>
          </table:table-cell>
          <table:table-cell table:style-name="TBL_5f_0_5f_6.E1" office:value-type="string">
            <text:p text:style-name="P8">2.384,07</text:p>
          </table:table-cell>
          <table:table-cell table:style-name="TBL_5f_0_5f_6.E1" office:value-type="string">
            <text:p text:style-name="P8">39.442,09</text:p>
          </table:table-cell>
          <table:table-cell table:style-name="TBL_5f_0_5f_6.E1" office:value-type="string">
            <text:p text:style-name="P8">4.936,69</text:p>
          </table:table-cell>
          <table:table-cell table:style-name="TBL_5f_0_5f_6.E1" office:value-type="string">
            <text:p text:style-name="P8">7.859,7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2.796,42</text:p>
          </table:table-cell>
          <table:table-cell table:style-name="TBL_5f_0_5f_6.E1" office:value-type="string">
            <text:p text:style-name="P8">26.645,67</text:p>
          </table:table-cell>
        </table:table-row>
        <table:table-row table:style-name="TBL_5f_0_5f_6.1">
          <table:table-cell table:style-name="TBL_5f_0_5f_6.A1" office:value-type="string">
            <text:p text:style-name="P7">1300</text:p>
          </table:table-cell>
          <table:table-cell table:style-name="TBL_5f_0_5f_6.B1" office:value-type="string">
            <text:p text:style-name="P7">EVA CECILIA TRINDADE SIQUEIR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CENTRO DE APOIO OPERACIONAL DO TERCEIRO SETOR</text:p>
          </table:table-cell>
          <table:table-cell table:style-name="TBL_5f_0_5f_6.E1" office:value-type="string">
            <text:p text:style-name="P8">4.578,90</text:p>
          </table:table-cell>
          <table:table-cell table:style-name="TBL_5f_0_5f_6.E1" office:value-type="string">
            <text:p text:style-name="P8">663,7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7.151,68</text:p>
          </table:table-cell>
          <table:table-cell table:style-name="TBL_5f_0_5f_6.E1" office:value-type="string">
            <text:p text:style-name="P8">733,98</text:p>
          </table:table-cell>
          <table:table-cell table:style-name="TBL_5f_0_5f_6.E1" office:value-type="string">
            <text:p text:style-name="P8">378,3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112,31</text:p>
          </table:table-cell>
          <table:table-cell table:style-name="TBL_5f_0_5f_6.E1" office:value-type="string">
            <text:p text:style-name="P8">6.039,37</text:p>
          </table:table-cell>
        </table:table-row>
        <table:table-row table:style-name="TBL_5f_0_5f_6.1">
          <table:table-cell table:style-name="TBL_5f_0_5f_6.A1" office:value-type="string">
            <text:p text:style-name="P7">258</text:p>
          </table:table-cell>
          <table:table-cell table:style-name="TBL_5f_0_5f_6.B1" office:value-type="string">
            <text:p text:style-name="P7">EVERALDO DA SILVA CERQUEIRA</text:p>
          </table:table-cell>
          <table:table-cell table:style-name="TBL_5f_0_5f_6.B1" office:value-type="string">
            <text:p text:style-name="P7">PROGRAMADOR</text:p>
          </table:table-cell>
          <table:table-cell table:style-name="TBL_5f_0_5f_6.B1" office:value-type="string">
            <text:p text:style-name="P7">DIRETORIA DE TECNOLOGIA DA INFORMACAO</text:p>
          </table:table-cell>
          <table:table-cell table:style-name="TBL_5f_0_5f_6.E1" office:value-type="string">
            <text:p text:style-name="P8">5.270,57</text:p>
          </table:table-cell>
          <table:table-cell table:style-name="TBL_5f_0_5f_6.E1" office:value-type="string">
            <text:p text:style-name="P8">8.990,5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384,07</text:p>
          </table:table-cell>
          <table:table-cell table:style-name="TBL_5f_0_5f_6.E1" office:value-type="string">
            <text:p text:style-name="P8">16.645,22</text:p>
          </table:table-cell>
          <table:table-cell table:style-name="TBL_5f_0_5f_6.E1" office:value-type="string">
            <text:p text:style-name="P8">1.996,56</text:p>
          </table:table-cell>
          <table:table-cell table:style-name="TBL_5f_0_5f_6.E1" office:value-type="string">
            <text:p text:style-name="P8">2.451,2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447,83</text:p>
          </table:table-cell>
          <table:table-cell table:style-name="TBL_5f_0_5f_6.E1" office:value-type="string">
            <text:p text:style-name="P8">12.197,39</text:p>
          </table:table-cell>
        </table:table-row>
        <table:table-row table:style-name="TBL_5f_0_5f_6.1">
          <table:table-cell table:style-name="TBL_5f_0_5f_6.A1" office:value-type="string">
            <text:p text:style-name="P7">2038</text:p>
          </table:table-cell>
          <table:table-cell table:style-name="TBL_5f_0_5f_6.B1" office:value-type="string">
            <text:p text:style-name="P7">EVERTON CARLOS SANTOS RECCHI</text:p>
          </table:table-cell>
          <table:table-cell table:style-name="TBL_5f_0_5f_6.B1" office:value-type="string">
            <text:p text:style-name="P7">ASSESSOR OPERACIONAL</text:p>
          </table:table-cell>
          <table:table-cell table:style-name="TBL_5f_0_5f_6.B1" office:value-type="string">
            <text:p text:style-name="P7">GRUPO DE ATUACAO ESPECIAL DE COMBATE AO CRIME ORGANIZADO (GAECO)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092,61</text:p>
          </table:table-cell>
          <table:table-cell table:style-name="TBL_5f_0_5f_6.E1" office:value-type="string">
            <text:p text:style-name="P8">639,5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4.641,16</text:p>
          </table:table-cell>
          <table:table-cell table:style-name="TBL_5f_0_5f_6.E1" office:value-type="string">
            <text:p text:style-name="P8">172,74</text:p>
          </table:table-cell>
          <table:table-cell table:style-name="TBL_5f_0_5f_6.E1" office:value-type="string">
            <text:p text:style-name="P8">1,1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73,93</text:p>
          </table:table-cell>
          <table:table-cell table:style-name="TBL_5f_0_5f_6.E1" office:value-type="string">
            <text:p text:style-name="P8">4.467,23</text:p>
          </table:table-cell>
        </table:table-row>
        <table:table-row table:style-name="TBL_5f_0_5f_6.1">
          <table:table-cell table:style-name="TBL_5f_0_5f_6.A1" office:value-type="string">
            <text:p text:style-name="P7">2096</text:p>
          </table:table-cell>
          <table:table-cell table:style-name="TBL_5f_0_5f_6.B1" office:value-type="string">
            <text:p text:style-name="P7">EVERTON OLIVEIRA ANGELO DA COST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2ª PROMOTORIA DE JUSTICA - NEOPOLIS</text:p>
          </table:table-cell>
          <table:table-cell table:style-name="TBL_5f_0_5f_6.E1" office:value-type="string">
            <text:p text:style-name="P8">3.119,6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897,74</text:p>
          </table:table-cell>
          <table:table-cell table:style-name="TBL_5f_0_5f_6.E1" office:value-type="string">
            <text:p text:style-name="P8">6.017,38</text:p>
          </table:table-cell>
          <table:table-cell table:style-name="TBL_5f_0_5f_6.E1" office:value-type="string">
            <text:p text:style-name="P8">436,75</text:p>
          </table:table-cell>
          <table:table-cell table:style-name="TBL_5f_0_5f_6.E1" office:value-type="string">
            <text:p text:style-name="P8">58,4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95,17</text:p>
          </table:table-cell>
          <table:table-cell table:style-name="TBL_5f_0_5f_6.E1" office:value-type="string">
            <text:p text:style-name="P8">5.522,21</text:p>
          </table:table-cell>
        </table:table-row>
        <table:table-row table:style-name="TBL_5f_0_5f_6.1">
          <table:table-cell table:style-name="TBL_5f_0_5f_6.A1" office:value-type="string">
            <text:p text:style-name="P7">1934</text:p>
          </table:table-cell>
          <table:table-cell table:style-name="TBL_5f_0_5f_6.B1" office:value-type="string">
            <text:p text:style-name="P7">EVERTON REGO GOES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1ª PROMOTORIA DE JUSTICA - NOSSA SENHORA DO SOCORRO</text:p>
          </table:table-cell>
          <table:table-cell table:style-name="TBL_5f_0_5f_6.E1" office:value-type="string">
            <text:p text:style-name="P8">3.938,47</text:p>
          </table:table-cell>
          <table:table-cell table:style-name="TBL_5f_0_5f_6.E1" office:value-type="string">
            <text:p text:style-name="P8">310,7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46,44</text:p>
          </table:table-cell>
          <table:table-cell table:style-name="TBL_5f_0_5f_6.E1" office:value-type="string">
            <text:p text:style-name="P8">6.395,65</text:p>
          </table:table-cell>
          <table:table-cell table:style-name="TBL_5f_0_5f_6.E1" office:value-type="string">
            <text:p text:style-name="P8">594,89</text:p>
          </table:table-cell>
          <table:table-cell table:style-name="TBL_5f_0_5f_6.E1" office:value-type="string">
            <text:p text:style-name="P8">193,3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788,24</text:p>
          </table:table-cell>
          <table:table-cell table:style-name="TBL_5f_0_5f_6.E1" office:value-type="string">
            <text:p text:style-name="P8">5.607,41</text:p>
          </table:table-cell>
        </table:table-row>
        <table:table-row table:style-name="TBL_5f_0_5f_6.1">
          <table:table-cell table:style-name="TBL_5f_0_5f_6.A1" office:value-type="string">
            <text:p text:style-name="P7">2127</text:p>
          </table:table-cell>
          <table:table-cell table:style-name="TBL_5f_0_5f_6.B1" office:value-type="string">
            <text:p text:style-name="P7">EVERTON SOUZA</text:p>
          </table:table-cell>
          <table:table-cell table:style-name="TBL_5f_0_5f_6.B1" office:value-type="string">
            <text:p text:style-name="P7">ASSIST. ADMINISTRATIVO - requisitado</text:p>
          </table:table-cell>
          <table:table-cell table:style-name="TBL_5f_0_5f_6.B1" office:value-type="string">
            <text:p text:style-name="P7">1ª PROMOTORIA DE JUSTICA - NOSSA SENHORA DAS DORE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931,5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056,00</text:p>
          </table:table-cell>
          <table:table-cell table:style-name="TBL_5f_0_5f_6.E1" office:value-type="string">
            <text:p text:style-name="P8">1.987,50</text:p>
          </table:table-cell>
          <table:table-cell table:style-name="TBL_5f_0_5f_6.E1" office:value-type="string">
            <text:p text:style-name="P8">69,8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69,86</text:p>
          </table:table-cell>
          <table:table-cell table:style-name="TBL_5f_0_5f_6.E1" office:value-type="string">
            <text:p text:style-name="P8">1.917,64</text:p>
          </table:table-cell>
        </table:table-row>
        <table:table-row table:style-name="TBL_5f_0_5f_6.1">
          <table:table-cell table:style-name="TBL_5f_0_5f_6.A1" office:value-type="string">
            <text:p text:style-name="P7">1588</text:p>
          </table:table-cell>
          <table:table-cell table:style-name="TBL_5f_0_5f_6.B1" office:value-type="string">
            <text:p text:style-name="P7">EVILIN OLIVEIRA SANTOS MENEZES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1ª PROMOTORIA DE JUSTICA - ITAPORANGA D'AJUDA</text:p>
          </table:table-cell>
          <table:table-cell table:style-name="TBL_5f_0_5f_6.E1" office:value-type="string">
            <text:p text:style-name="P8">7.611,74</text:p>
          </table:table-cell>
          <table:table-cell table:style-name="TBL_5f_0_5f_6.E1" office:value-type="string">
            <text:p text:style-name="P8">800,7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325,27</text:p>
          </table:table-cell>
          <table:table-cell table:style-name="TBL_5f_0_5f_6.E1" office:value-type="string">
            <text:p text:style-name="P8">10.737,76</text:p>
          </table:table-cell>
          <table:table-cell table:style-name="TBL_5f_0_5f_6.E1" office:value-type="string">
            <text:p text:style-name="P8">1.177,75</text:p>
          </table:table-cell>
          <table:table-cell table:style-name="TBL_5f_0_5f_6.E1" office:value-type="string">
            <text:p text:style-name="P8">1.120,1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297,94</text:p>
          </table:table-cell>
          <table:table-cell table:style-name="TBL_5f_0_5f_6.E1" office:value-type="string">
            <text:p text:style-name="P8">8.439,82</text:p>
          </table:table-cell>
        </table:table-row>
        <table:table-row table:style-name="TBL_5f_0_5f_6.1">
          <table:table-cell table:style-name="TBL_5f_0_5f_6.A1" office:value-type="string">
            <text:p text:style-name="P7">891</text:p>
          </table:table-cell>
          <table:table-cell table:style-name="TBL_5f_0_5f_6.B1" office:value-type="string">
            <text:p text:style-name="P7">EWERTON FARIAS DOS SANTOS</text:p>
          </table:table-cell>
          <table:table-cell table:style-name="TBL_5f_0_5f_6.B1" office:value-type="string">
            <text:p text:style-name="P7">CABO - requisitado</text:p>
          </table:table-cell>
          <table:table-cell table:style-name="TBL_5f_0_5f_6.B1" office:value-type="string">
            <text:p text:style-name="P7">NUCLEO DE INTELIGENCIA INSTITUCIONAL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  <table:table-cell table:style-name="TBL_5f_0_5f_6.E1" office:value-type="string">
            <text:p text:style-name="P8">931,5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4.331,3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,8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,86</text:p>
          </table:table-cell>
          <table:table-cell table:style-name="TBL_5f_0_5f_6.E1" office:value-type="string">
            <text:p text:style-name="P8">4.326,49</text:p>
          </table:table-cell>
        </table:table-row>
        <table:table-row table:style-name="TBL_5f_0_5f_6.1">
          <table:table-cell table:style-name="TBL_5f_0_5f_6.A1" office:value-type="string">
            <text:p text:style-name="P7">216</text:p>
          </table:table-cell>
          <table:table-cell table:style-name="TBL_5f_0_5f_6.B1" office:value-type="string">
            <text:p text:style-name="P7">EWERTON PEREIRA FONSECA</text:p>
          </table:table-cell>
          <table:table-cell table:style-name="TBL_5f_0_5f_6.B1" office:value-type="string">
            <text:p text:style-name="P7">MOTORISTA OFICIAL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</table:table-row>
        <table:table-row table:style-name="TBL_5f_0_5f_6.1">
          <table:table-cell table:style-name="TBL_5f_0_5f_6.A1" office:value-type="string">
            <text:p text:style-name="P7">1320</text:p>
          </table:table-cell>
          <table:table-cell table:style-name="TBL_5f_0_5f_6.B1" office:value-type="string">
            <text:p text:style-name="P7">FABIA PRISCILLA DE ARAUJO COSTA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GRUPO DE APOIO OPERACIONAL - SEC. GERAL</text:p>
          </table:table-cell>
          <table:table-cell table:style-name="TBL_5f_0_5f_6.E1" office:value-type="string">
            <text:p text:style-name="P8">9.065,70</text:p>
          </table:table-cell>
          <table:table-cell table:style-name="TBL_5f_0_5f_6.E1" office:value-type="string">
            <text:p text:style-name="P8">1.359,8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456,5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14.791,12</text:p>
          </table:table-cell>
          <table:table-cell table:style-name="TBL_5f_0_5f_6.E1" office:value-type="string">
            <text:p text:style-name="P8">1.459,58</text:p>
          </table:table-cell>
          <table:table-cell table:style-name="TBL_5f_0_5f_6.E1" office:value-type="string">
            <text:p text:style-name="P8">1.596,2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055,86</text:p>
          </table:table-cell>
          <table:table-cell table:style-name="TBL_5f_0_5f_6.E1" office:value-type="string">
            <text:p text:style-name="P8">11.735,26</text:p>
          </table:table-cell>
        </table:table-row>
        <table:table-row table:style-name="TBL_5f_0_5f_6.1">
          <table:table-cell table:style-name="TBL_5f_0_5f_6.A1" office:value-type="string">
            <text:p text:style-name="P7">425</text:p>
          </table:table-cell>
          <table:table-cell table:style-name="TBL_5f_0_5f_6.B1" office:value-type="string">
            <text:p text:style-name="P7">FABIANA CARVALHO VIANA FRANCA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1ª PROMOTORIA DE JUSTICA DISTRITAL - NOSSA SENHORA DO SOCORRO 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384,07</text:p>
          </table:table-cell>
          <table:table-cell table:style-name="TBL_5f_0_5f_6.E1" office:value-type="string">
            <text:p text:style-name="P8">36.073,18</text:p>
          </table:table-cell>
          <table:table-cell table:style-name="TBL_5f_0_5f_6.E1" office:value-type="string">
            <text:p text:style-name="P8">4.716,48</text:p>
          </table:table-cell>
          <table:table-cell table:style-name="TBL_5f_0_5f_6.E1" office:value-type="string">
            <text:p text:style-name="P8">7.098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1.814,59</text:p>
          </table:table-cell>
          <table:table-cell table:style-name="TBL_5f_0_5f_6.E1" office:value-type="string">
            <text:p text:style-name="P8">24.258,59</text:p>
          </table:table-cell>
        </table:table-row>
        <table:table-row table:style-name="TBL_5f_0_5f_6.1">
          <table:table-cell table:style-name="TBL_5f_0_5f_6.A1" office:value-type="string">
            <text:p text:style-name="P7">1520</text:p>
          </table:table-cell>
          <table:table-cell table:style-name="TBL_5f_0_5f_6.B1" office:value-type="string">
            <text:p text:style-name="P7">FABIANA LIMA CARVALHO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CENTRO DE APOIO OPERACIONAL DA INFANCIA E DA ADOLESCENCIA </text:p>
          </table:table-cell>
          <table:table-cell table:style-name="TBL_5f_0_5f_6.E1" office:value-type="string">
            <text:p text:style-name="P8">4.425,27</text:p>
          </table:table-cell>
          <table:table-cell table:style-name="TBL_5f_0_5f_6.E1" office:value-type="string">
            <text:p text:style-name="P8">1.106,3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7.440,58</text:p>
          </table:table-cell>
          <table:table-cell table:style-name="TBL_5f_0_5f_6.E1" office:value-type="string">
            <text:p text:style-name="P8">774,42</text:p>
          </table:table-cell>
          <table:table-cell table:style-name="TBL_5f_0_5f_6.E1" office:value-type="string">
            <text:p text:style-name="P8">438,8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13,28</text:p>
          </table:table-cell>
          <table:table-cell table:style-name="TBL_5f_0_5f_6.E1" office:value-type="string">
            <text:p text:style-name="P8">6.227,30</text:p>
          </table:table-cell>
        </table:table-row>
        <table:table-row table:style-name="TBL_5f_0_5f_6.1">
          <table:table-cell table:style-name="TBL_5f_0_5f_6.A1" office:value-type="string">
            <text:p text:style-name="P7">1451</text:p>
          </table:table-cell>
          <table:table-cell table:style-name="TBL_5f_0_5f_6.B1" office:value-type="string">
            <text:p text:style-name="P7">FABIO ANTONIO LEITE SILV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DIVISAO FINANCEIRA/DF/SG</text:p>
          </table:table-cell>
          <table:table-cell table:style-name="TBL_5f_0_5f_6.E1" office:value-type="string">
            <text:p text:style-name="P8">4.425,27</text:p>
          </table:table-cell>
          <table:table-cell table:style-name="TBL_5f_0_5f_6.E1" office:value-type="string">
            <text:p text:style-name="P8">663,79</text:p>
          </table:table-cell>
          <table:table-cell table:style-name="TBL_5f_0_5f_6.E1" office:value-type="string">
            <text:p text:style-name="P8">1.255,5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8.517,55</text:p>
          </table:table-cell>
          <table:table-cell table:style-name="TBL_5f_0_5f_6.E1" office:value-type="string">
            <text:p text:style-name="P8">712,47</text:p>
          </table:table-cell>
          <table:table-cell table:style-name="TBL_5f_0_5f_6.E1" office:value-type="string">
            <text:p text:style-name="P8">627,3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339,82</text:p>
          </table:table-cell>
          <table:table-cell table:style-name="TBL_5f_0_5f_6.E1" office:value-type="string">
            <text:p text:style-name="P8">7.177,73</text:p>
          </table:table-cell>
        </table:table-row>
        <table:table-row table:style-name="TBL_5f_0_5f_6.1">
          <table:table-cell table:style-name="TBL_5f_0_5f_6.A1" office:value-type="string">
            <text:p text:style-name="P7">1579</text:p>
          </table:table-cell>
          <table:table-cell table:style-name="TBL_5f_0_5f_6.B1" office:value-type="string">
            <text:p text:style-name="P7">FABIO AUGUSTO MENEZES SANTOS</text:p>
          </table:table-cell>
          <table:table-cell table:style-name="TBL_5f_0_5f_6.B1" office:value-type="string">
            <text:p text:style-name="P7">Chefe do Setor de Estat. da Ouvidoria</text:p>
          </table:table-cell>
          <table:table-cell table:style-name="TBL_5f_0_5f_6.B1" office:value-type="string">
            <text:p text:style-name="P7">OUVIDORIA DO MP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417,9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5.590,90</text:p>
          </table:table-cell>
          <table:table-cell table:style-name="TBL_5f_0_5f_6.E1" office:value-type="string">
            <text:p text:style-name="P8">337,45</text:p>
          </table:table-cell>
          <table:table-cell table:style-name="TBL_5f_0_5f_6.E1" office:value-type="string">
            <text:p text:style-name="P8">45,5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83,03</text:p>
          </table:table-cell>
          <table:table-cell table:style-name="TBL_5f_0_5f_6.E1" office:value-type="string">
            <text:p text:style-name="P8">5.207,87</text:p>
          </table:table-cell>
        </table:table-row>
        <table:table-row table:style-name="TBL_5f_0_5f_6.1">
          <table:table-cell table:style-name="TBL_5f_0_5f_6.A1" office:value-type="string">
            <text:p text:style-name="P7">2088</text:p>
          </table:table-cell>
          <table:table-cell table:style-name="TBL_5f_0_5f_6.B1" office:value-type="string">
            <text:p text:style-name="P7">FABIO COSTA DOS SANTOS</text:p>
          </table:table-cell>
          <table:table-cell table:style-name="TBL_5f_0_5f_6.B1" office:value-type="string">
            <text:p text:style-name="P7">TÉCNICO DO MP - Manut. Sup. Eq. de Inf. e Software</text:p>
          </table:table-cell>
          <table:table-cell table:style-name="TBL_5f_0_5f_6.B1" office:value-type="string">
            <text:p text:style-name="P7">DIRETORIA DE TECNOLOGIA DA INFORMACAO</text:p>
          </table:table-cell>
          <table:table-cell table:style-name="TBL_5f_0_5f_6.E1" office:value-type="string">
            <text:p text:style-name="P8">2.619,3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4.528,30</text:p>
          </table:table-cell>
          <table:table-cell table:style-name="TBL_5f_0_5f_6.E1" office:value-type="string">
            <text:p text:style-name="P8">366,70</text:p>
          </table:table-cell>
          <table:table-cell table:style-name="TBL_5f_0_5f_6.E1" office:value-type="string">
            <text:p text:style-name="P8">26,1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92,85</text:p>
          </table:table-cell>
          <table:table-cell table:style-name="TBL_5f_0_5f_6.E1" office:value-type="string">
            <text:p text:style-name="P8">4.135,45</text:p>
          </table:table-cell>
        </table:table-row>
        <table:table-row table:style-name="TBL_5f_0_5f_6.1">
          <table:table-cell table:style-name="TBL_5f_0_5f_6.A1" office:value-type="string">
            <text:p text:style-name="P7">1313</text:p>
          </table:table-cell>
          <table:table-cell table:style-name="TBL_5f_0_5f_6.B1" office:value-type="string">
            <text:p text:style-name="P7">FABIO ERIK MONTE DA SILVA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3ª PROMOTORIA DE JUSTICA DOS DIREITOS DO CIDADAO</text:p>
          </table:table-cell>
          <table:table-cell table:style-name="TBL_5f_0_5f_6.E1" office:value-type="string">
            <text:p text:style-name="P8">10.186,22</text:p>
          </table:table-cell>
          <table:table-cell table:style-name="TBL_5f_0_5f_6.E1" office:value-type="string">
            <text:p text:style-name="P8">2.037,2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14.132,45</text:p>
          </table:table-cell>
          <table:table-cell table:style-name="TBL_5f_0_5f_6.E1" office:value-type="string">
            <text:p text:style-name="P8">1.711,28</text:p>
          </table:table-cell>
          <table:table-cell table:style-name="TBL_5f_0_5f_6.E1" office:value-type="string">
            <text:p text:style-name="P8">2.021,4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732,77</text:p>
          </table:table-cell>
          <table:table-cell table:style-name="TBL_5f_0_5f_6.E1" office:value-type="string">
            <text:p text:style-name="P8">10.399,68</text:p>
          </table:table-cell>
        </table:table-row>
        <table:table-row table:style-name="TBL_5f_0_5f_6.1">
          <table:table-cell table:style-name="TBL_5f_0_5f_6.A1" office:value-type="string">
            <text:p text:style-name="P7">2010</text:p>
          </table:table-cell>
          <table:table-cell table:style-name="TBL_5f_0_5f_6.B1" office:value-type="string">
            <text:p text:style-name="P7">FABIO MANGUEIRA DA CRUZ NUNES</text:p>
          </table:table-cell>
          <table:table-cell table:style-name="TBL_5f_0_5f_6.B1" office:value-type="string">
            <text:p text:style-name="P7">AGENTE POLICIAL JUD - REQUISITADO </text:p>
          </table:table-cell>
          <table:table-cell table:style-name="TBL_5f_0_5f_6.B1" office:value-type="string">
            <text:p text:style-name="P7">GRUPO DE ATUACAO ESPECIAL DE COMBATE AO CRIME ORGANIZADO (GAECO)</text:p>
          </table:table-cell>
          <table:table-cell table:style-name="TBL_5f_0_5f_6.E1" office:value-type="string">
            <text:p text:style-name="P8">9.500,00</text:p>
          </table:table-cell>
          <table:table-cell table:style-name="TBL_5f_0_5f_6.E1" office:value-type="string">
            <text:p text:style-name="P8">1.226,93</text:p>
          </table:table-cell>
          <table:table-cell table:style-name="TBL_5f_0_5f_6.E1" office:value-type="string">
            <text:p text:style-name="P8">5.632,5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18.532,44</text:p>
          </table:table-cell>
          <table:table-cell table:style-name="TBL_5f_0_5f_6.E1" office:value-type="string">
            <text:p text:style-name="P8">1.330,00</text:p>
          </table:table-cell>
          <table:table-cell table:style-name="TBL_5f_0_5f_6.E1" office:value-type="string">
            <text:p text:style-name="P8">3.159,4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489,48</text:p>
          </table:table-cell>
          <table:table-cell table:style-name="TBL_5f_0_5f_6.E1" office:value-type="string">
            <text:p text:style-name="P8">14.042,96</text:p>
          </table:table-cell>
        </table:table-row>
        <table:table-row table:style-name="TBL_5f_0_5f_6.1">
          <table:table-cell table:style-name="TBL_5f_0_5f_6.A1" office:value-type="string">
            <text:p text:style-name="P7">1351</text:p>
          </table:table-cell>
          <table:table-cell table:style-name="TBL_5f_0_5f_6.B1" office:value-type="string">
            <text:p text:style-name="P7">FABIO OLIVEIRA UCHOA</text:p>
          </table:table-cell>
          <table:table-cell table:style-name="TBL_5f_0_5f_6.B1" office:value-type="string">
            <text:p text:style-name="P7">OFICIAL ADMINISTRATIVO - requisitado</text:p>
          </table:table-cell>
          <table:table-cell table:style-name="TBL_5f_0_5f_6.B1" office:value-type="string">
            <text:p text:style-name="P7">2ª PROCURADORIA DE JUSTICA (1ª CAMARA CIVEL)</text:p>
          </table:table-cell>
          <table:table-cell table:style-name="TBL_5f_0_5f_6.E1" office:value-type="string">
            <text:p text:style-name="P8">1.677,14</text:p>
          </table:table-cell>
          <table:table-cell table:style-name="TBL_5f_0_5f_6.E1" office:value-type="string">
            <text:p text:style-name="P8">5.325,48</text:p>
          </table:table-cell>
          <table:table-cell table:style-name="TBL_5f_0_5f_6.E1" office:value-type="string">
            <text:p text:style-name="P8">6.575,0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15.750,59</text:p>
          </table:table-cell>
          <table:table-cell table:style-name="TBL_5f_0_5f_6.E1" office:value-type="string">
            <text:p text:style-name="P8">808,60</text:p>
          </table:table-cell>
          <table:table-cell table:style-name="TBL_5f_0_5f_6.E1" office:value-type="string">
            <text:p text:style-name="P8">2.312,7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121,37</text:p>
          </table:table-cell>
          <table:table-cell table:style-name="TBL_5f_0_5f_6.E1" office:value-type="string">
            <text:p text:style-name="P8">12.629,22</text:p>
          </table:table-cell>
        </table:table-row>
        <table:table-row table:style-name="TBL_5f_0_5f_6.1">
          <table:table-cell table:style-name="TBL_5f_0_5f_6.A1" office:value-type="string">
            <text:p text:style-name="P7">586</text:p>
          </table:table-cell>
          <table:table-cell table:style-name="TBL_5f_0_5f_6.B1" office:value-type="string">
            <text:p text:style-name="P7">FABIO PINHEIRO SILVA DE MENEZES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PROMOTORIA DE JUSTICA - SAO CRISTOVAO 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35.862,03</text:p>
          </table:table-cell>
          <table:table-cell table:style-name="TBL_5f_0_5f_6.E1" office:value-type="string">
            <text:p text:style-name="P8">4.716,48</text:p>
          </table:table-cell>
          <table:table-cell table:style-name="TBL_5f_0_5f_6.E1" office:value-type="string">
            <text:p text:style-name="P8">7.045,9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1.762,46</text:p>
          </table:table-cell>
          <table:table-cell table:style-name="TBL_5f_0_5f_6.E1" office:value-type="string">
            <text:p text:style-name="P8">24.099,57</text:p>
          </table:table-cell>
        </table:table-row>
        <table:table-row table:style-name="TBL_5f_0_5f_6.1">
          <table:table-cell table:style-name="TBL_5f_0_5f_6.A1" office:value-type="string">
            <text:p text:style-name="P7">1846</text:p>
          </table:table-cell>
          <table:table-cell table:style-name="TBL_5f_0_5f_6.B1" office:value-type="string">
            <text:p text:style-name="P7">FABIO PUTUMUJU DE OLIVEIRA</text:p>
          </table:table-cell>
          <table:table-cell table:style-name="TBL_5f_0_5f_6.B1" office:value-type="string">
            <text:p text:style-name="P7">PROMOTOR DE JUSTIÇA DE ENTR. INICIAL</text:p>
          </table:table-cell>
          <table:table-cell table:style-name="TBL_5f_0_5f_6.B1" office:value-type="string">
            <text:p text:style-name="P7">PROMOTORIA DE JUSTICA - GARARU </text:p>
          </table:table-cell>
          <table:table-cell table:style-name="TBL_5f_0_5f_6.E1" office:value-type="string">
            <text:p text:style-name="P8">31.631,2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73,38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34.177,56</text:p>
          </table:table-cell>
          <table:table-cell table:style-name="TBL_5f_0_5f_6.E1" office:value-type="string">
            <text:p text:style-name="P8">4.428,38</text:p>
          </table:table-cell>
          <table:table-cell table:style-name="TBL_5f_0_5f_6.E1" office:value-type="string">
            <text:p text:style-name="P8">6.661,9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1.090,35</text:p>
          </table:table-cell>
          <table:table-cell table:style-name="TBL_5f_0_5f_6.E1" office:value-type="string">
            <text:p text:style-name="P8">23.087,21</text:p>
          </table:table-cell>
        </table:table-row>
        <table:table-row table:style-name="TBL_5f_0_5f_6.1">
          <table:table-cell table:style-name="TBL_5f_0_5f_6.A1" office:value-type="string">
            <text:p text:style-name="P7">545</text:p>
          </table:table-cell>
          <table:table-cell table:style-name="TBL_5f_0_5f_6.B1" office:value-type="string">
            <text:p text:style-name="P7">FABIO SILVA TORRES</text:p>
          </table:table-cell>
          <table:table-cell table:style-name="TBL_5f_0_5f_6.B1" office:value-type="string">
            <text:p text:style-name="P7">ASSESSOR DO DIRETOR ADMINISTRATIVO</text:p>
          </table:table-cell>
          <table:table-cell table:style-name="TBL_5f_0_5f_6.B1" office:value-type="string">
            <text:p text:style-name="P7">DIRETORIA ADMINISTRATIVA - SG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6.499,14</text:p>
          </table:table-cell>
          <table:table-cell table:style-name="TBL_5f_0_5f_6.E1" office:value-type="string">
            <text:p text:style-name="P8">1.722,8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10.394,90</text:p>
          </table:table-cell>
          <table:table-cell table:style-name="TBL_5f_0_5f_6.E1" office:value-type="string">
            <text:p text:style-name="P8">713,08</text:p>
          </table:table-cell>
          <table:table-cell table:style-name="TBL_5f_0_5f_6.E1" office:value-type="string">
            <text:p text:style-name="P8">617,5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330,61</text:p>
          </table:table-cell>
          <table:table-cell table:style-name="TBL_5f_0_5f_6.E1" office:value-type="string">
            <text:p text:style-name="P8">9.064,29</text:p>
          </table:table-cell>
        </table:table-row>
        <table:table-row table:style-name="TBL_5f_0_5f_6.1">
          <table:table-cell table:style-name="TBL_5f_0_5f_6.A1" office:value-type="string">
            <text:p text:style-name="P7">400</text:p>
          </table:table-cell>
          <table:table-cell table:style-name="TBL_5f_0_5f_6.B1" office:value-type="string">
            <text:p text:style-name="P7">FABIO VIEGAS MENDONCA DE ARAUJO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1ª PROMOTORIA DE JUSTICA CRIMINAL - NOSSA SENHORA DO SOCORRO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1.048,6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320,26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39.230,94</text:p>
          </table:table-cell>
          <table:table-cell table:style-name="TBL_5f_0_5f_6.E1" office:value-type="string">
            <text:p text:style-name="P8">4.863,29</text:p>
          </table:table-cell>
          <table:table-cell table:style-name="TBL_5f_0_5f_6.E1" office:value-type="string">
            <text:p text:style-name="P8">7.879,9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2.743,21</text:p>
          </table:table-cell>
          <table:table-cell table:style-name="TBL_5f_0_5f_6.E1" office:value-type="string">
            <text:p text:style-name="P8">26.487,73</text:p>
          </table:table-cell>
        </table:table-row>
        <table:table-row table:style-name="TBL_5f_0_5f_6.1">
          <table:table-cell table:style-name="TBL_5f_0_5f_6.A1" office:value-type="string">
            <text:p text:style-name="P7">2071</text:p>
          </table:table-cell>
          <table:table-cell table:style-name="TBL_5f_0_5f_6.B1" office:value-type="string">
            <text:p text:style-name="P7">FABRICIO EMMANUEL LIMA SANTOS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PROMOTORIA DE JUSTICA - RIACHAO DO DANTAS</text:p>
          </table:table-cell>
          <table:table-cell table:style-name="TBL_5f_0_5f_6.E1" office:value-type="string">
            <text:p text:style-name="P8">3.306,82</text:p>
          </table:table-cell>
          <table:table-cell table:style-name="TBL_5f_0_5f_6.E1" office:value-type="string">
            <text:p text:style-name="P8">173,94</text:p>
          </table:table-cell>
          <table:table-cell table:style-name="TBL_5f_0_5f_6.E1" office:value-type="string">
            <text:p text:style-name="P8">1.138,5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572,36</text:p>
          </table:table-cell>
          <table:table-cell table:style-name="TBL_5f_0_5f_6.E1" office:value-type="string">
            <text:p text:style-name="P8">7.191,62</text:p>
          </table:table-cell>
          <table:table-cell table:style-name="TBL_5f_0_5f_6.E1" office:value-type="string">
            <text:p text:style-name="P8">487,31</text:p>
          </table:table-cell>
          <table:table-cell table:style-name="TBL_5f_0_5f_6.E1" office:value-type="string">
            <text:p text:style-name="P8">293,5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780,87</text:p>
          </table:table-cell>
          <table:table-cell table:style-name="TBL_5f_0_5f_6.E1" office:value-type="string">
            <text:p text:style-name="P8">6.410,75</text:p>
          </table:table-cell>
        </table:table-row>
        <table:table-row table:style-name="TBL_5f_0_5f_6.1">
          <table:table-cell table:style-name="TBL_5f_0_5f_6.A1" office:value-type="string">
            <text:p text:style-name="P7">1841</text:p>
          </table:table-cell>
          <table:table-cell table:style-name="TBL_5f_0_5f_6.B1" office:value-type="string">
            <text:p text:style-name="P7">FELIPE AUGUSTO RIBEIRO VIANA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13ª PROCURADORIA DE JUSTICA (2ª CAMARA CIVEL)</text:p>
          </table:table-cell>
          <table:table-cell table:style-name="TBL_5f_0_5f_6.E1" office:value-type="string">
            <text:p text:style-name="P8">7.180,89</text:p>
          </table:table-cell>
          <table:table-cell table:style-name="TBL_5f_0_5f_6.E1" office:value-type="string">
            <text:p text:style-name="P8">755,43</text:p>
          </table:table-cell>
          <table:table-cell table:style-name="TBL_5f_0_5f_6.E1" office:value-type="string">
            <text:p text:style-name="P8">10.673,6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20.518,91</text:p>
          </table:table-cell>
          <table:table-cell table:style-name="TBL_5f_0_5f_6.E1" office:value-type="string">
            <text:p text:style-name="P8">1.111,08</text:p>
          </table:table-cell>
          <table:table-cell table:style-name="TBL_5f_0_5f_6.E1" office:value-type="string">
            <text:p text:style-name="P8">3.942,8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5.053,90</text:p>
          </table:table-cell>
          <table:table-cell table:style-name="TBL_5f_0_5f_6.E1" office:value-type="string">
            <text:p text:style-name="P8">15.465,01</text:p>
          </table:table-cell>
        </table:table-row>
      </table:table>
      <table:table table:name="TBL_0_7" table:style-name="TBL_5f_0_5f_7">
        <table:table-column table:style-name="TBL_5f_0_5f_7.A"/>
        <table:table-column table:style-name="TBL_5f_0_5f_7.B"/>
        <table:table-column table:style-name="TBL_5f_0_5f_7.C"/>
        <table:table-column table:style-name="TBL_5f_0_5f_7.D"/>
        <table:table-column table:style-name="TBL_5f_0_5f_7.E"/>
        <table:table-column table:style-name="TBL_5f_0_5f_7.F"/>
        <table:table-column table:style-name="TBL_5f_0_5f_7.G"/>
        <table:table-column table:style-name="TBL_5f_0_5f_7.H"/>
        <table:table-column table:style-name="TBL_5f_0_5f_7.I"/>
        <table:table-column table:style-name="TBL_5f_0_5f_7.J"/>
        <table:table-column table:style-name="TBL_5f_0_5f_7.E"/>
        <table:table-column table:style-name="TBL_5f_0_5f_7.L" table:number-columns-repeated="2"/>
        <table:table-column table:style-name="TBL_5f_0_5f_7.J"/>
        <table:table-column table:style-name="TBL_5f_0_5f_7.O"/>
        <table:table-column table:style-name="TBL_5f_0_5f_7.P"/>
        <table:table-column table:style-name="TBL_5f_0_5f_7.Q"/>
        <table:table-column table:style-name="TBL_5f_0_5f_7.R"/>
        <table:table-row table:style-name="TBL_5f_0_5f_7.1">
          <table:table-cell table:style-name="TBL_5f_0_5f_7.A1" office:value-type="string">
            <text:p text:style-name="P7"><text:bookmark text:name="JR_PAGE_ANCHOR_0_8"/>1790</text:p>
          </table:table-cell>
          <table:table-cell table:style-name="TBL_5f_0_5f_7.B1" office:value-type="string">
            <text:p text:style-name="P7">FELIPE LEANDRO PODEROSO BISPO DA MOTA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4ª PROMOTORIA DE JUSTICA DOS DIREITOS DO CIDADAO</text:p>
          </table:table-cell>
          <table:table-cell table:style-name="TBL_5f_0_5f_7.E1" office:value-type="string">
            <text:p text:style-name="P8">4.425,27</text:p>
          </table:table-cell>
          <table:table-cell table:style-name="TBL_5f_0_5f_7.E1" office:value-type="string">
            <text:p text:style-name="P8">465,5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6.799,80</text:p>
          </table:table-cell>
          <table:table-cell table:style-name="TBL_5f_0_5f_7.E1" office:value-type="string">
            <text:p text:style-name="P8">684,71</text:p>
          </table:table-cell>
          <table:table-cell table:style-name="TBL_5f_0_5f_7.E1" office:value-type="string">
            <text:p text:style-name="P8">310,2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994,95</text:p>
          </table:table-cell>
          <table:table-cell table:style-name="TBL_5f_0_5f_7.E1" office:value-type="string">
            <text:p text:style-name="P8">5.804,85</text:p>
          </table:table-cell>
        </table:table-row>
        <table:table-row table:style-name="TBL_5f_0_5f_7.1">
          <table:table-cell table:style-name="TBL_5f_0_5f_7.A1" office:value-type="string">
            <text:p text:style-name="P7">1625</text:p>
          </table:table-cell>
          <table:table-cell table:style-name="TBL_5f_0_5f_7.B1" office:value-type="string">
            <text:p text:style-name="P7">FELIPE RIBEIRO ALMICO FRAGA</text:p>
          </table:table-cell>
          <table:table-cell table:style-name="TBL_5f_0_5f_7.B1" office:value-type="string">
            <text:p text:style-name="P7">ASSESSOR DE PROCURADOR DE JUSTIÇA</text:p>
          </table:table-cell>
          <table:table-cell table:style-name="TBL_5f_0_5f_7.B1" office:value-type="string">
            <text:p text:style-name="P7">2ª PROCURADORIA DE JUSTICA (1ª CAMARA CIVEL)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2.315,6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056,00</text:p>
          </table:table-cell>
          <table:table-cell table:style-name="TBL_5f_0_5f_7.E1" office:value-type="string">
            <text:p text:style-name="P8">13.371,69</text:p>
          </table:table-cell>
          <table:table-cell table:style-name="TBL_5f_0_5f_7.E1" office:value-type="string">
            <text:p text:style-name="P8">713,08</text:p>
          </table:table-cell>
          <table:table-cell table:style-name="TBL_5f_0_5f_7.E1" office:value-type="string">
            <text:p text:style-name="P8">2.217,0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930,16</text:p>
          </table:table-cell>
          <table:table-cell table:style-name="TBL_5f_0_5f_7.E1" office:value-type="string">
            <text:p text:style-name="P8">10.441,53</text:p>
          </table:table-cell>
        </table:table-row>
        <table:table-row table:style-name="TBL_5f_0_5f_7.1">
          <table:table-cell table:style-name="TBL_5f_0_5f_7.A1" office:value-type="string">
            <text:p text:style-name="P7">343</text:p>
          </table:table-cell>
          <table:table-cell table:style-name="TBL_5f_0_5f_7.B1" office:value-type="string">
            <text:p text:style-name="P7">FELIX CARBALLAL SILVA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3ª PROMOTORIA DE JUSTICA CRIMINAL - ARACAJU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35.862,03</text:p>
          </table:table-cell>
          <table:table-cell table:style-name="TBL_5f_0_5f_7.E1" office:value-type="string">
            <text:p text:style-name="P8">4.716,48</text:p>
          </table:table-cell>
          <table:table-cell table:style-name="TBL_5f_0_5f_7.E1" office:value-type="string">
            <text:p text:style-name="P8">7.045,9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1.762,46</text:p>
          </table:table-cell>
          <table:table-cell table:style-name="TBL_5f_0_5f_7.E1" office:value-type="string">
            <text:p text:style-name="P8">24.099,57</text:p>
          </table:table-cell>
        </table:table-row>
        <table:table-row table:style-name="TBL_5f_0_5f_7.1">
          <table:table-cell table:style-name="TBL_5f_0_5f_7.A1" office:value-type="string">
            <text:p text:style-name="P7">1878</text:p>
          </table:table-cell>
          <table:table-cell table:style-name="TBL_5f_0_5f_7.B1" office:value-type="string">
            <text:p text:style-name="P7">FELLIPE BARROS CAVALCANTE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PROMOTORIA DE JUSTICA DISTRITAL - SAO CRISTOVAO </text:p>
          </table:table-cell>
          <table:table-cell table:style-name="TBL_5f_0_5f_7.E1" office:value-type="string">
            <text:p text:style-name="P8">6.029,21</text:p>
          </table:table-cell>
          <table:table-cell table:style-name="TBL_5f_0_5f_7.E1" office:value-type="string">
            <text:p text:style-name="P8">475,7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46,44</text:p>
          </table:table-cell>
          <table:table-cell table:style-name="TBL_5f_0_5f_7.E1" office:value-type="string">
            <text:p text:style-name="P8">8.651,35</text:p>
          </table:table-cell>
          <table:table-cell table:style-name="TBL_5f_0_5f_7.E1" office:value-type="string">
            <text:p text:style-name="P8">910,69</text:p>
          </table:table-cell>
          <table:table-cell table:style-name="TBL_5f_0_5f_7.E1" office:value-type="string">
            <text:p text:style-name="P8">564,7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475,47</text:p>
          </table:table-cell>
          <table:table-cell table:style-name="TBL_5f_0_5f_7.E1" office:value-type="string">
            <text:p text:style-name="P8">7.175,88</text:p>
          </table:table-cell>
        </table:table-row>
        <table:table-row table:style-name="TBL_5f_0_5f_7.1">
          <table:table-cell table:style-name="TBL_5f_0_5f_7.A1" office:value-type="string">
            <text:p text:style-name="P7">2052</text:p>
          </table:table-cell>
          <table:table-cell table:style-name="TBL_5f_0_5f_7.B1" office:value-type="string">
            <text:p text:style-name="P7">FERNANDA ARAGAO DAMASCENO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PROMOTORIA DE JUSTICA - CARMOPOLIS</text:p>
          </table:table-cell>
          <table:table-cell table:style-name="TBL_5f_0_5f_7.E1" office:value-type="string">
            <text:p text:style-name="P8">5.365,97</text:p>
          </table:table-cell>
          <table:table-cell table:style-name="TBL_5f_0_5f_7.E1" office:value-type="string">
            <text:p text:style-name="P8">282,2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517,20</text:p>
          </table:table-cell>
          <table:table-cell table:style-name="TBL_5f_0_5f_7.E1" office:value-type="string">
            <text:p text:style-name="P8">8.165,42</text:p>
          </table:table-cell>
          <table:table-cell table:style-name="TBL_5f_0_5f_7.E1" office:value-type="string">
            <text:p text:style-name="P8">790,75</text:p>
          </table:table-cell>
          <table:table-cell table:style-name="TBL_5f_0_5f_7.E1" office:value-type="string">
            <text:p text:style-name="P8">466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57,19</text:p>
          </table:table-cell>
          <table:table-cell table:style-name="TBL_5f_0_5f_7.E1" office:value-type="string">
            <text:p text:style-name="P8">6.908,23</text:p>
          </table:table-cell>
        </table:table-row>
        <table:table-row table:style-name="TBL_5f_0_5f_7.1">
          <table:table-cell table:style-name="TBL_5f_0_5f_7.A1" office:value-type="string">
            <text:p text:style-name="P7">1631</text:p>
          </table:table-cell>
          <table:table-cell table:style-name="TBL_5f_0_5f_7.B1" office:value-type="string">
            <text:p text:style-name="P7">FERNANDA CAMPOS COSTA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1ª PROMOTORIA DE JUSTICA ESPECIAL CRIMINAL - ARACAJU</text:p>
          </table:table-cell>
          <table:table-cell table:style-name="TBL_5f_0_5f_7.E1" office:value-type="string">
            <text:p text:style-name="P8">4.981,21</text:p>
          </table:table-cell>
          <table:table-cell table:style-name="TBL_5f_0_5f_7.E1" office:value-type="string">
            <text:p text:style-name="P8">465,5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7.355,74</text:p>
          </table:table-cell>
          <table:table-cell table:style-name="TBL_5f_0_5f_7.E1" office:value-type="string">
            <text:p text:style-name="P8">762,55</text:p>
          </table:table-cell>
          <table:table-cell table:style-name="TBL_5f_0_5f_7.E1" office:value-type="string">
            <text:p text:style-name="P8">418,8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1,35</text:p>
          </table:table-cell>
          <table:table-cell table:style-name="TBL_5f_0_5f_7.E1" office:value-type="string">
            <text:p text:style-name="P8">6.174,39</text:p>
          </table:table-cell>
        </table:table-row>
        <table:table-row table:style-name="TBL_5f_0_5f_7.1">
          <table:table-cell table:style-name="TBL_5f_0_5f_7.A1" office:value-type="string">
            <text:p text:style-name="P7">2009</text:p>
          </table:table-cell>
          <table:table-cell table:style-name="TBL_5f_0_5f_7.B1" office:value-type="string">
            <text:p text:style-name="P7">FERNANDA RAMOS ARAUJO SOBRAL DE ANDRADE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CENTRO DE APOIO OPERACIONAL DE SEGURANCA PUBLICA</text:p>
          </table:table-cell>
          <table:table-cell table:style-name="TBL_5f_0_5f_7.E1" office:value-type="string">
            <text:p text:style-name="P8">7.180,89</text:p>
          </table:table-cell>
          <table:table-cell table:style-name="TBL_5f_0_5f_7.E1" office:value-type="string">
            <text:p text:style-name="P8">1.077,1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0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10.567,01</text:p>
          </table:table-cell>
          <table:table-cell table:style-name="TBL_5f_0_5f_7.E1" office:value-type="string">
            <text:p text:style-name="P8">1.156,12</text:p>
          </table:table-cell>
          <table:table-cell table:style-name="TBL_5f_0_5f_7.E1" office:value-type="string">
            <text:p text:style-name="P8">1.089,3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245,51</text:p>
          </table:table-cell>
          <table:table-cell table:style-name="TBL_5f_0_5f_7.E1" office:value-type="string">
            <text:p text:style-name="P8">8.321,50</text:p>
          </table:table-cell>
        </table:table-row>
        <table:table-row table:style-name="TBL_5f_0_5f_7.1">
          <table:table-cell table:style-name="TBL_5f_0_5f_7.A1" office:value-type="string">
            <text:p text:style-name="P7">2137</text:p>
          </table:table-cell>
          <table:table-cell table:style-name="TBL_5f_0_5f_7.B1" office:value-type="string">
            <text:p text:style-name="P7">FERNANDA SANTOS SOUSA</text:p>
          </table:table-cell>
          <table:table-cell table:style-name="TBL_5f_0_5f_7.B1" office:value-type="string">
            <text:p text:style-name="P7">SOLDADO - requistado</text:p>
          </table:table-cell>
          <table:table-cell table:style-name="TBL_5f_0_5f_7.B1" office:value-type="string">
            <text:p text:style-name="P7">GABINETE DE SEGURANCA INSTITUCIONAL - 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1.138,50</text:p>
          </table:table-cell>
          <table:table-cell table:style-name="TBL_5f_0_5f_7.E1" office:value-type="string">
            <text:p text:style-name="P8">750,1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5.024,5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0,3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0,39</text:p>
          </table:table-cell>
          <table:table-cell table:style-name="TBL_5f_0_5f_7.E1" office:value-type="string">
            <text:p text:style-name="P8">5.004,17</text:p>
          </table:table-cell>
        </table:table-row>
        <table:table-row table:style-name="TBL_5f_0_5f_7.1">
          <table:table-cell table:style-name="TBL_5f_0_5f_7.A1" office:value-type="string">
            <text:p text:style-name="P7">1529</text:p>
          </table:table-cell>
          <table:table-cell table:style-name="TBL_5f_0_5f_7.B1" office:value-type="string">
            <text:p text:style-name="P7">FERNANDA SILVA COST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ESCOLA SUPERIOR DO MP</text:p>
          </table:table-cell>
          <table:table-cell table:style-name="TBL_5f_0_5f_7.E1" office:value-type="string">
            <text:p text:style-name="P8">8.552,55</text:p>
          </table:table-cell>
          <table:table-cell table:style-name="TBL_5f_0_5f_7.E1" office:value-type="string">
            <text:p text:style-name="P8">899,73</text:p>
          </table:table-cell>
          <table:table-cell table:style-name="TBL_5f_0_5f_7.E1" office:value-type="string">
            <text:p text:style-name="P8">3.692,3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15.053,58</text:p>
          </table:table-cell>
          <table:table-cell table:style-name="TBL_5f_0_5f_7.E1" office:value-type="string">
            <text:p text:style-name="P8">1.323,32</text:p>
          </table:table-cell>
          <table:table-cell table:style-name="TBL_5f_0_5f_7.E1" office:value-type="string">
            <text:p text:style-name="P8">2.381,4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704,81</text:p>
          </table:table-cell>
          <table:table-cell table:style-name="TBL_5f_0_5f_7.E1" office:value-type="string">
            <text:p text:style-name="P8">11.348,77</text:p>
          </table:table-cell>
        </table:table-row>
        <table:table-row table:style-name="TBL_5f_0_5f_7.1">
          <table:table-cell table:style-name="TBL_5f_0_5f_7.A1" office:value-type="string">
            <text:p text:style-name="P7">1497</text:p>
          </table:table-cell>
          <table:table-cell table:style-name="TBL_5f_0_5f_7.B1" office:value-type="string">
            <text:p text:style-name="P7">FERNANDA TAGEANNE CORREIA GAM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CENTRO DE APOIO OPERACIONAL DOS DIREITOS A SAUDE</text:p>
          </table:table-cell>
          <table:table-cell table:style-name="TBL_5f_0_5f_7.E1" office:value-type="string">
            <text:p text:style-name="P8">7.611,74</text:p>
          </table:table-cell>
          <table:table-cell table:style-name="TBL_5f_0_5f_7.E1" office:value-type="string">
            <text:p text:style-name="P8">1.522,3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11.043,08</text:p>
          </table:table-cell>
          <table:table-cell table:style-name="TBL_5f_0_5f_7.E1" office:value-type="string">
            <text:p text:style-name="P8">1.278,77</text:p>
          </table:table-cell>
          <table:table-cell table:style-name="TBL_5f_0_5f_7.E1" office:value-type="string">
            <text:p text:style-name="P8">1.238,7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517,49</text:p>
          </table:table-cell>
          <table:table-cell table:style-name="TBL_5f_0_5f_7.E1" office:value-type="string">
            <text:p text:style-name="P8">8.525,59</text:p>
          </table:table-cell>
        </table:table-row>
        <table:table-row table:style-name="TBL_5f_0_5f_7.1">
          <table:table-cell table:style-name="TBL_5f_0_5f_7.A1" office:value-type="string">
            <text:p text:style-name="P7">2060</text:p>
          </table:table-cell>
          <table:table-cell table:style-name="TBL_5f_0_5f_7.B1" office:value-type="string">
            <text:p text:style-name="P7">FERNANDO HENRIQUE VIEIRA TRINDADE</text:p>
          </table:table-cell>
          <table:table-cell table:style-name="TBL_5f_0_5f_7.B1" office:value-type="string">
            <text:p text:style-name="P7">ANALISTA DO MP -Informática - G. e A.de P. de Sistemas</text:p>
          </table:table-cell>
          <table:table-cell table:style-name="TBL_5f_0_5f_7.B1" office:value-type="string">
            <text:p text:style-name="P7">DIRETORIA DE TECNOLOGIA DA INFORMACAO</text:p>
          </table:table-cell>
          <table:table-cell table:style-name="TBL_5f_0_5f_7.E1" office:value-type="string">
            <text:p text:style-name="P8">7.180,89</text:p>
          </table:table-cell>
          <table:table-cell table:style-name="TBL_5f_0_5f_7.E1" office:value-type="string">
            <text:p text:style-name="P8">377,7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9.467,59</text:p>
          </table:table-cell>
          <table:table-cell table:style-name="TBL_5f_0_5f_7.E1" office:value-type="string">
            <text:p text:style-name="P8">1.058,20</text:p>
          </table:table-cell>
          <table:table-cell table:style-name="TBL_5f_0_5f_7.E1" office:value-type="string">
            <text:p text:style-name="P8">918,2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76,45</text:p>
          </table:table-cell>
          <table:table-cell table:style-name="TBL_5f_0_5f_7.E1" office:value-type="string">
            <text:p text:style-name="P8">7.491,14</text:p>
          </table:table-cell>
        </table:table-row>
        <table:table-row table:style-name="TBL_5f_0_5f_7.1">
          <table:table-cell table:style-name="TBL_5f_0_5f_7.A1" office:value-type="string">
            <text:p text:style-name="P7">124</text:p>
          </table:table-cell>
          <table:table-cell table:style-name="TBL_5f_0_5f_7.B1" office:value-type="string">
            <text:p text:style-name="P7">FLAMARION D AVILA FONTES 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INATIVOS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803,13</text:p>
          </table:table-cell>
          <table:table-cell table:style-name="TBL_5f_0_5f_7.E1" office:value-type="string">
            <text:p text:style-name="P8">1.803,1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803,13</text:p>
          </table:table-cell>
        </table:table-row>
        <table:table-row table:style-name="TBL_5f_0_5f_7.1">
          <table:table-cell table:style-name="TBL_5f_0_5f_7.A1" office:value-type="string">
            <text:p text:style-name="P7">2098</text:p>
          </table:table-cell>
          <table:table-cell table:style-name="TBL_5f_0_5f_7.B1" office:value-type="string">
            <text:p text:style-name="P7">FLAVIA ARAUJO BARRETTO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ASSESSORIA JURIDICA</text:p>
          </table:table-cell>
          <table:table-cell table:style-name="TBL_5f_0_5f_7.E1" office:value-type="string">
            <text:p text:style-name="P8">3.306,82</text:p>
          </table:table-cell>
          <table:table-cell table:style-name="TBL_5f_0_5f_7.E1" office:value-type="string">
            <text:p text:style-name="P8">496,0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5.711,83</text:p>
          </table:table-cell>
          <table:table-cell table:style-name="TBL_5f_0_5f_7.E1" office:value-type="string">
            <text:p text:style-name="P8">532,40</text:p>
          </table:table-cell>
          <table:table-cell table:style-name="TBL_5f_0_5f_7.E1" office:value-type="string">
            <text:p text:style-name="P8">135,7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68,17</text:p>
          </table:table-cell>
          <table:table-cell table:style-name="TBL_5f_0_5f_7.E1" office:value-type="string">
            <text:p text:style-name="P8">5.043,66</text:p>
          </table:table-cell>
        </table:table-row>
        <table:table-row table:style-name="TBL_5f_0_5f_7.1">
          <table:table-cell table:style-name="TBL_5f_0_5f_7.A1" office:value-type="string">
            <text:p text:style-name="P7">1749</text:p>
          </table:table-cell>
          <table:table-cell table:style-name="TBL_5f_0_5f_7.B1" office:value-type="string">
            <text:p text:style-name="P7">FLAVIA FRANCO DO PRADO CARVALHO</text:p>
          </table:table-cell>
          <table:table-cell table:style-name="TBL_5f_0_5f_7.B1" office:value-type="string">
            <text:p text:style-name="P7">PROMOTOR DE JUSTIÇA DE ENTR. INICIAL</text:p>
          </table:table-cell>
          <table:table-cell table:style-name="TBL_5f_0_5f_7.B1" office:value-type="string">
            <text:p text:style-name="P7">PROMOTORIA DE JUSTICA - POCO VERDE </text:p>
          </table:table-cell>
          <table:table-cell table:style-name="TBL_5f_0_5f_7.E1" office:value-type="string">
            <text:p text:style-name="P8">32.004,6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.958,8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40.872,44</text:p>
          </table:table-cell>
          <table:table-cell table:style-name="TBL_5f_0_5f_7.E1" office:value-type="string">
            <text:p text:style-name="P8">4.480,65</text:p>
          </table:table-cell>
          <table:table-cell table:style-name="TBL_5f_0_5f_7.E1" office:value-type="string">
            <text:p text:style-name="P8">6.647,6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1.128,25</text:p>
          </table:table-cell>
          <table:table-cell table:style-name="TBL_5f_0_5f_7.E1" office:value-type="string">
            <text:p text:style-name="P8">29.744,19</text:p>
          </table:table-cell>
        </table:table-row>
        <table:table-row table:style-name="TBL_5f_0_5f_7.1">
          <table:table-cell table:style-name="TBL_5f_0_5f_7.A1" office:value-type="string">
            <text:p text:style-name="P7">1656</text:p>
          </table:table-cell>
          <table:table-cell table:style-name="TBL_5f_0_5f_7.B1" office:value-type="string">
            <text:p text:style-name="P7">FLAVIA PATRICIA SANTOS BARRETO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DIVISAO DE SERVICO SOCIAL/CAO/CG - GAAE</text:p>
          </table:table-cell>
          <table:table-cell table:style-name="TBL_5f_0_5f_7.E1" office:value-type="string">
            <text:p text:style-name="P8">3.938,47</text:p>
          </table:table-cell>
          <table:table-cell table:style-name="TBL_5f_0_5f_7.E1" office:value-type="string">
            <text:p text:style-name="P8">414,33</text:p>
          </table:table-cell>
          <table:table-cell table:style-name="TBL_5f_0_5f_7.E1" office:value-type="string">
            <text:p text:style-name="P8">931,50</text:p>
          </table:table-cell>
          <table:table-cell table:style-name="TBL_5f_0_5f_7.E1" office:value-type="string">
            <text:p text:style-name="P8">1.448,9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8.906,13</text:p>
          </table:table-cell>
          <table:table-cell table:style-name="TBL_5f_0_5f_7.E1" office:value-type="string">
            <text:p text:style-name="P8">609,39</text:p>
          </table:table-cell>
          <table:table-cell table:style-name="TBL_5f_0_5f_7.E1" office:value-type="string">
            <text:p text:style-name="P8">330,4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939,80</text:p>
          </table:table-cell>
          <table:table-cell table:style-name="TBL_5f_0_5f_7.E1" office:value-type="string">
            <text:p text:style-name="P8">7.966,33</text:p>
          </table:table-cell>
        </table:table-row>
        <table:table-row table:style-name="TBL_5f_0_5f_7.1">
          <table:table-cell table:style-name="TBL_5f_0_5f_7.A1" office:value-type="string">
            <text:p text:style-name="P7">590</text:p>
          </table:table-cell>
          <table:table-cell table:style-name="TBL_5f_0_5f_7.B1" office:value-type="string">
            <text:p text:style-name="P7">FLAVIANO ALMEIDA SANTOS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2ª PROMOTORIA DE JUSTICA DO TRIBUNAL DO JURI - ARACAJU 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12,30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35.974,33</text:p>
          </table:table-cell>
          <table:table-cell table:style-name="TBL_5f_0_5f_7.E1" office:value-type="string">
            <text:p text:style-name="P8">4.716,48</text:p>
          </table:table-cell>
          <table:table-cell table:style-name="TBL_5f_0_5f_7.E1" office:value-type="string">
            <text:p text:style-name="P8">7.129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1.845,48</text:p>
          </table:table-cell>
          <table:table-cell table:style-name="TBL_5f_0_5f_7.E1" office:value-type="string">
            <text:p text:style-name="P8">24.128,85</text:p>
          </table:table-cell>
        </table:table-row>
        <table:table-row table:style-name="TBL_5f_0_5f_7.1">
          <table:table-cell table:style-name="TBL_5f_0_5f_7.A1" office:value-type="string">
            <text:p text:style-name="P7">1410</text:p>
          </table:table-cell>
          <table:table-cell table:style-name="TBL_5f_0_5f_7.B1" office:value-type="string">
            <text:p text:style-name="P7">FLAVIO FONSECA SANTOS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1ª PROMOTORIA DE JUSTICA - ESTANCIA</text:p>
          </table:table-cell>
          <table:table-cell table:style-name="TBL_5f_0_5f_7.E1" office:value-type="string">
            <text:p text:style-name="P8">5.270,57</text:p>
          </table:table-cell>
          <table:table-cell table:style-name="TBL_5f_0_5f_7.E1" office:value-type="string">
            <text:p text:style-name="P8">1.054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517,20</text:p>
          </table:table-cell>
          <table:table-cell table:style-name="TBL_5f_0_5f_7.E1" office:value-type="string">
            <text:p text:style-name="P8">8.841,88</text:p>
          </table:table-cell>
          <table:table-cell table:style-name="TBL_5f_0_5f_7.E1" office:value-type="string">
            <text:p text:style-name="P8">885,46</text:p>
          </table:table-cell>
          <table:table-cell table:style-name="TBL_5f_0_5f_7.E1" office:value-type="string">
            <text:p text:style-name="P8">626,4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511,89</text:p>
          </table:table-cell>
          <table:table-cell table:style-name="TBL_5f_0_5f_7.E1" office:value-type="string">
            <text:p text:style-name="P8">7.329,99</text:p>
          </table:table-cell>
        </table:table-row>
        <table:table-row table:style-name="TBL_5f_0_5f_7.1">
          <table:table-cell table:style-name="TBL_5f_0_5f_7.A1" office:value-type="string">
            <text:p text:style-name="P7">1732</text:p>
          </table:table-cell>
          <table:table-cell table:style-name="TBL_5f_0_5f_7.B1" office:value-type="string">
            <text:p text:style-name="P7">FLAVIO FONSECA SILVA CARVALHO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1ª PROMOTORIA DE JUSTICA CRIMINAL - NOSSA SENHORA DO SOCORRO</text:p>
          </table:table-cell>
          <table:table-cell table:style-name="TBL_5f_0_5f_7.E1" office:value-type="string">
            <text:p text:style-name="P8">4.972,24</text:p>
          </table:table-cell>
          <table:table-cell table:style-name="TBL_5f_0_5f_7.E1" office:value-type="string">
            <text:p text:style-name="P8">745,8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410,37</text:p>
          </table:table-cell>
          <table:table-cell table:style-name="TBL_5f_0_5f_7.E1" office:value-type="string">
            <text:p text:style-name="P8">8.128,45</text:p>
          </table:table-cell>
          <table:table-cell table:style-name="TBL_5f_0_5f_7.E1" office:value-type="string">
            <text:p text:style-name="P8">800,53</text:p>
          </table:table-cell>
          <table:table-cell table:style-name="TBL_5f_0_5f_7.E1" office:value-type="string">
            <text:p text:style-name="P8">430,8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31,36</text:p>
          </table:table-cell>
          <table:table-cell table:style-name="TBL_5f_0_5f_7.E1" office:value-type="string">
            <text:p text:style-name="P8">6.897,09</text:p>
          </table:table-cell>
        </table:table-row>
        <table:table-row table:style-name="TBL_5f_0_5f_7.1">
          <table:table-cell table:style-name="TBL_5f_0_5f_7.A1" office:value-type="string">
            <text:p text:style-name="P7">1899</text:p>
          </table:table-cell>
          <table:table-cell table:style-name="TBL_5f_0_5f_7.B1" office:value-type="string">
            <text:p text:style-name="P7">FLAVIO PRADO FONSEC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PROMOTORIA DE JUSTICA - ITABAIANINHA </text:p>
          </table:table-cell>
          <table:table-cell table:style-name="TBL_5f_0_5f_7.E1" office:value-type="string">
            <text:p text:style-name="P8">8.552,55</text:p>
          </table:table-cell>
          <table:table-cell table:style-name="TBL_5f_0_5f_7.E1" office:value-type="string">
            <text:p text:style-name="P8">899,7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255,7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897,74</text:p>
          </table:table-cell>
          <table:table-cell table:style-name="TBL_5f_0_5f_7.E1" office:value-type="string">
            <text:p text:style-name="P8">14.605,81</text:p>
          </table:table-cell>
          <table:table-cell table:style-name="TBL_5f_0_5f_7.E1" office:value-type="string">
            <text:p text:style-name="P8">1.323,32</text:p>
          </table:table-cell>
          <table:table-cell table:style-name="TBL_5f_0_5f_7.E1" office:value-type="string">
            <text:p text:style-name="P8">1.366,1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689,42</text:p>
          </table:table-cell>
          <table:table-cell table:style-name="TBL_5f_0_5f_7.E1" office:value-type="string">
            <text:p text:style-name="P8">11.916,39</text:p>
          </table:table-cell>
        </table:table-row>
        <table:table-row table:style-name="TBL_5f_0_5f_7.1">
          <table:table-cell table:style-name="TBL_5f_0_5f_7.A1" office:value-type="string">
            <text:p text:style-name="P7">1894</text:p>
          </table:table-cell>
          <table:table-cell table:style-name="TBL_5f_0_5f_7.B1" office:value-type="string">
            <text:p text:style-name="P7">FLAVIO SILVA VASCONCELOS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1ª PROMOTORIA DE JUSTICA - LAGARTO</text:p>
          </table:table-cell>
          <table:table-cell table:style-name="TBL_5f_0_5f_7.E1" office:value-type="string">
            <text:p text:style-name="P8">3.938,47</text:p>
          </table:table-cell>
          <table:table-cell table:style-name="TBL_5f_0_5f_7.E1" office:value-type="string">
            <text:p text:style-name="P8">310,7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572,36</text:p>
          </table:table-cell>
          <table:table-cell table:style-name="TBL_5f_0_5f_7.E1" office:value-type="string">
            <text:p text:style-name="P8">6.821,57</text:p>
          </table:table-cell>
          <table:table-cell table:style-name="TBL_5f_0_5f_7.E1" office:value-type="string">
            <text:p text:style-name="P8">594,89</text:p>
          </table:table-cell>
          <table:table-cell table:style-name="TBL_5f_0_5f_7.E1" office:value-type="string">
            <text:p text:style-name="P8">193,3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788,24</text:p>
          </table:table-cell>
          <table:table-cell table:style-name="TBL_5f_0_5f_7.E1" office:value-type="string">
            <text:p text:style-name="P8">6.033,33</text:p>
          </table:table-cell>
        </table:table-row>
        <table:table-row table:style-name="TBL_5f_0_5f_7.1">
          <table:table-cell table:style-name="TBL_5f_0_5f_7.A1" office:value-type="string">
            <text:p text:style-name="P7">2208</text:p>
          </table:table-cell>
          <table:table-cell table:style-name="TBL_5f_0_5f_7.B1" office:value-type="string">
            <text:p text:style-name="P7">FLAVIO WALLACE SANTOS FREIRE</text:p>
          </table:table-cell>
          <table:table-cell table:style-name="TBL_5f_0_5f_7.B1" office:value-type="string">
            <text:p text:style-name="P7">SOLDADO - requistado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</table:table-row>
        <table:table-row table:style-name="TBL_5f_0_5f_7.1">
          <table:table-cell table:style-name="TBL_5f_0_5f_7.A1" office:value-type="string">
            <text:p text:style-name="P7">1597</text:p>
          </table:table-cell>
          <table:table-cell table:style-name="TBL_5f_0_5f_7.B1" office:value-type="string">
            <text:p text:style-name="P7">FRANCISCO FERREIRA DE LIMA JUNIOR</text:p>
          </table:table-cell>
          <table:table-cell table:style-name="TBL_5f_0_5f_7.B1" office:value-type="string">
            <text:p text:style-name="P7">PROMOTOR DE JUSTIÇA DE ENTR. INICIAL</text:p>
          </table:table-cell>
          <table:table-cell table:style-name="TBL_5f_0_5f_7.B1" office:value-type="string">
            <text:p text:style-name="P7">PROMOTORIA DE JUSTICA - RIACHAO DO DANTAS</text:p>
          </table:table-cell>
          <table:table-cell table:style-name="TBL_5f_0_5f_7.E1" office:value-type="string">
            <text:p text:style-name="P8">32.004,6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200,47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37.378,04</text:p>
          </table:table-cell>
          <table:table-cell table:style-name="TBL_5f_0_5f_7.E1" office:value-type="string">
            <text:p text:style-name="P8">4.480,65</text:p>
          </table:table-cell>
          <table:table-cell table:style-name="TBL_5f_0_5f_7.E1" office:value-type="string">
            <text:p text:style-name="P8">7.579,8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2.060,52</text:p>
          </table:table-cell>
          <table:table-cell table:style-name="TBL_5f_0_5f_7.E1" office:value-type="string">
            <text:p text:style-name="P8">25.317,52</text:p>
          </table:table-cell>
        </table:table-row>
        <table:table-row table:style-name="TBL_5f_0_5f_7.1">
          <table:table-cell table:style-name="TBL_5f_0_5f_7.A1" office:value-type="string">
            <text:p text:style-name="P7">582</text:p>
          </table:table-cell>
          <table:table-cell table:style-name="TBL_5f_0_5f_7.B1" office:value-type="string">
            <text:p text:style-name="P7">FRANCISCO JOSE DE OLIVEIRA GOIS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1ª PROMOTORIA DE JUSTICA CRIMINAL - ESTANCIA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84,07</text:p>
          </table:table-cell>
          <table:table-cell table:style-name="TBL_5f_0_5f_7.E1" office:value-type="string">
            <text:p text:style-name="P8">36.073,18</text:p>
          </table:table-cell>
          <table:table-cell table:style-name="TBL_5f_0_5f_7.E1" office:value-type="string">
            <text:p text:style-name="P8">4.716,48</text:p>
          </table:table-cell>
          <table:table-cell table:style-name="TBL_5f_0_5f_7.E1" office:value-type="string">
            <text:p text:style-name="P8">7.045,9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1.762,46</text:p>
          </table:table-cell>
          <table:table-cell table:style-name="TBL_5f_0_5f_7.E1" office:value-type="string">
            <text:p text:style-name="P8">24.310,72</text:p>
          </table:table-cell>
        </table:table-row>
        <table:table-row table:style-name="TBL_5f_0_5f_7.1">
          <table:table-cell table:style-name="TBL_5f_0_5f_7.A1" office:value-type="string">
            <text:p text:style-name="P7">1236</text:p>
          </table:table-cell>
          <table:table-cell table:style-name="TBL_5f_0_5f_7.B1" office:value-type="string">
            <text:p text:style-name="P7">FRANCISCO MODESTO DOS PASSOS NETO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1ª PROMOTORIA DE JUSTIÇA ESPECIAL CÍVEL E CRIMINAL DE NOSSA SENHORA DO SOCORRO</text:p>
          </table:table-cell>
          <table:table-cell table:style-name="TBL_5f_0_5f_7.E1" office:value-type="string">
            <text:p text:style-name="P8">10.186,22</text:p>
          </table:table-cell>
          <table:table-cell table:style-name="TBL_5f_0_5f_7.E1" office:value-type="string">
            <text:p text:style-name="P8">2.546,5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46,44</text:p>
          </table:table-cell>
          <table:table-cell table:style-name="TBL_5f_0_5f_7.E1" office:value-type="string">
            <text:p text:style-name="P8">14.879,22</text:p>
          </table:table-cell>
          <table:table-cell table:style-name="TBL_5f_0_5f_7.E1" office:value-type="string">
            <text:p text:style-name="P8">1.782,59</text:p>
          </table:table-cell>
          <table:table-cell table:style-name="TBL_5f_0_5f_7.E1" office:value-type="string">
            <text:p text:style-name="P8">2.089,8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872,40</text:p>
          </table:table-cell>
          <table:table-cell table:style-name="TBL_5f_0_5f_7.E1" office:value-type="string">
            <text:p text:style-name="P8">11.006,82</text:p>
          </table:table-cell>
        </table:table-row>
        <table:table-row table:style-name="TBL_5f_0_5f_7.1">
          <table:table-cell table:style-name="TBL_5f_0_5f_7.A1" office:value-type="string">
            <text:p text:style-name="P7">2161</text:p>
          </table:table-cell>
          <table:table-cell table:style-name="TBL_5f_0_5f_7.B1" office:value-type="string">
            <text:p text:style-name="P7">FRANCISCO OLIVEIRA</text:p>
          </table:table-cell>
          <table:table-cell table:style-name="TBL_5f_0_5f_7.B1" office:value-type="string">
            <text:p text:style-name="P7">2º SARGENTO - requisitado-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</table:table-row>
        <table:table-row table:style-name="TBL_5f_0_5f_7.1">
          <table:table-cell table:style-name="TBL_5f_0_5f_7.A1" office:value-type="string">
            <text:p text:style-name="P7">1003</text:p>
          </table:table-cell>
          <table:table-cell table:style-name="TBL_5f_0_5f_7.B1" office:value-type="string">
            <text:p text:style-name="P7">FRANCISLENE FISCINA GARCEZ</text:p>
          </table:table-cell>
          <table:table-cell table:style-name="TBL_5f_0_5f_7.B1" office:value-type="string">
            <text:p text:style-name="P7">FISCAL DE TRIBUTOS - requisitado</text:p>
          </table:table-cell>
          <table:table-cell table:style-name="TBL_5f_0_5f_7.B1" office:value-type="string">
            <text:p text:style-name="P7">2ª PROMOTORIA DE JUSTICA - ITAPORANGA D'AJUDA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931,5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056,00</text:p>
          </table:table-cell>
          <table:table-cell table:style-name="TBL_5f_0_5f_7.E1" office:value-type="string">
            <text:p text:style-name="P8">1.987,50</text:p>
          </table:table-cell>
          <table:table-cell table:style-name="TBL_5f_0_5f_7.E1" office:value-type="string">
            <text:p text:style-name="P8">33,4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3,41</text:p>
          </table:table-cell>
          <table:table-cell table:style-name="TBL_5f_0_5f_7.E1" office:value-type="string">
            <text:p text:style-name="P8">1.954,09</text:p>
          </table:table-cell>
        </table:table-row>
        <table:table-row table:style-name="TBL_5f_0_5f_7.1">
          <table:table-cell table:style-name="TBL_5f_0_5f_7.A1" office:value-type="string">
            <text:p text:style-name="P7">2007</text:p>
          </table:table-cell>
          <table:table-cell table:style-name="TBL_5f_0_5f_7.B1" office:value-type="string">
            <text:p text:style-name="P7">GABRIELA ANDRADE ROCHA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PROMOTORIA DE JUSTICA - GARARU </text:p>
          </table:table-cell>
          <table:table-cell table:style-name="TBL_5f_0_5f_7.E1" office:value-type="string">
            <text:p text:style-name="P8">3.715,54</text:p>
          </table:table-cell>
          <table:table-cell table:style-name="TBL_5f_0_5f_7.E1" office:value-type="string">
            <text:p text:style-name="P8">195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121,43</text:p>
          </table:table-cell>
          <table:table-cell table:style-name="TBL_5f_0_5f_7.E1" office:value-type="string">
            <text:p text:style-name="P8">7.032,41</text:p>
          </table:table-cell>
          <table:table-cell table:style-name="TBL_5f_0_5f_7.E1" office:value-type="string">
            <text:p text:style-name="P8">547,54</text:p>
          </table:table-cell>
          <table:table-cell table:style-name="TBL_5f_0_5f_7.E1" office:value-type="string">
            <text:p text:style-name="P8">149,7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97,26</text:p>
          </table:table-cell>
          <table:table-cell table:style-name="TBL_5f_0_5f_7.E1" office:value-type="string">
            <text:p text:style-name="P8">6.335,15</text:p>
          </table:table-cell>
        </table:table-row>
        <table:table-row table:style-name="TBL_5f_0_5f_7.1">
          <table:table-cell table:style-name="TBL_5f_0_5f_7.A1" office:value-type="string">
            <text:p text:style-name="P7">2024</text:p>
          </table:table-cell>
          <table:table-cell table:style-name="TBL_5f_0_5f_7.B1" office:value-type="string">
            <text:p text:style-name="P7">GENILDO SANTANA DOS SANTOS</text:p>
          </table:table-cell>
          <table:table-cell table:style-name="TBL_5f_0_5f_7.B1" office:value-type="string">
            <text:p text:style-name="P7">3º SARGENTO - requisitado - 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90,7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717,7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717,70</text:p>
          </table:table-cell>
        </table:table-row>
        <table:table-row table:style-name="TBL_5f_0_5f_7.1">
          <table:table-cell table:style-name="TBL_5f_0_5f_7.A1" office:value-type="string">
            <text:p text:style-name="P7">894</text:p>
          </table:table-cell>
          <table:table-cell table:style-name="TBL_5f_0_5f_7.B1" office:value-type="string">
            <text:p text:style-name="P7">GENIVAL LIMA</text:p>
          </table:table-cell>
          <table:table-cell table:style-name="TBL_5f_0_5f_7.B1" office:value-type="string">
            <text:p text:style-name="P7">2º TENENTE - requisitado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92,6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619,5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619,55</text:p>
          </table:table-cell>
        </table:table-row>
        <table:table-row table:style-name="TBL_5f_0_5f_7.1">
          <table:table-cell table:style-name="TBL_5f_0_5f_7.A1" office:value-type="string">
            <text:p text:style-name="P7">2123</text:p>
          </table:table-cell>
          <table:table-cell table:style-name="TBL_5f_0_5f_7.B1" office:value-type="string">
            <text:p text:style-name="P7">GENIVALDO DE MENEZES</text:p>
          </table:table-cell>
          <table:table-cell table:style-name="TBL_5f_0_5f_7.B1" office:value-type="string">
            <text:p text:style-name="P7">3º SARGENTO - requisitado - 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</table:table-row>
        <table:table-row table:style-name="TBL_5f_0_5f_7.1">
          <table:table-cell table:style-name="TBL_5f_0_5f_7.A1" office:value-type="string">
            <text:p text:style-name="P7">2059</text:p>
          </table:table-cell>
          <table:table-cell table:style-name="TBL_5f_0_5f_7.B1" office:value-type="string">
            <text:p text:style-name="P7">GEORGE VICTOR FREIRE DUARTE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PROMOTORIA DE JUSTICA - GARARU </text:p>
          </table:table-cell>
          <table:table-cell table:style-name="TBL_5f_0_5f_7.E1" office:value-type="string">
            <text:p text:style-name="P8">7.180,89</text:p>
          </table:table-cell>
          <table:table-cell table:style-name="TBL_5f_0_5f_7.E1" office:value-type="string">
            <text:p text:style-name="P8">377,7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873,5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121,43</text:p>
          </table:table-cell>
          <table:table-cell table:style-name="TBL_5f_0_5f_7.E1" office:value-type="string">
            <text:p text:style-name="P8">12.553,53</text:p>
          </table:table-cell>
          <table:table-cell table:style-name="TBL_5f_0_5f_7.E1" office:value-type="string">
            <text:p text:style-name="P8">1.058,20</text:p>
          </table:table-cell>
          <table:table-cell table:style-name="TBL_5f_0_5f_7.E1" office:value-type="string">
            <text:p text:style-name="P8">918,2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76,45</text:p>
          </table:table-cell>
          <table:table-cell table:style-name="TBL_5f_0_5f_7.E1" office:value-type="string">
            <text:p text:style-name="P8">10.577,08</text:p>
          </table:table-cell>
        </table:table-row>
        <table:table-row table:style-name="TBL_5f_0_5f_7.1">
          <table:table-cell table:style-name="TBL_5f_0_5f_7.A1" office:value-type="string">
            <text:p text:style-name="P7">2152</text:p>
          </table:table-cell>
          <table:table-cell table:style-name="TBL_5f_0_5f_7.B1" office:value-type="string">
            <text:p text:style-name="P7">GEOVAL JOSE DOS SANTOS</text:p>
          </table:table-cell>
          <table:table-cell table:style-name="TBL_5f_0_5f_7.B1" office:value-type="string">
            <text:p text:style-name="P7">3º SARGENTO - requisitado - 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</table:table-row>
        <table:table-row table:style-name="TBL_5f_0_5f_7.1">
          <table:table-cell table:style-name="TBL_5f_0_5f_7.A1" office:value-type="string">
            <text:p text:style-name="P7">1514</text:p>
          </table:table-cell>
          <table:table-cell table:style-name="TBL_5f_0_5f_7.B1" office:value-type="string">
            <text:p text:style-name="P7">GERALDO CEZAR BARROS DE OLIVEIR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1ª PROMOTORIA DE JUSTICA DA CURADORIA DA FAZENDA PUBLICA</text:p>
          </table:table-cell>
          <table:table-cell table:style-name="TBL_5f_0_5f_7.E1" office:value-type="string">
            <text:p text:style-name="P8">8.552,55</text:p>
          </table:table-cell>
          <table:table-cell table:style-name="TBL_5f_0_5f_7.E1" office:value-type="string">
            <text:p text:style-name="P8">1.282,8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11.744,42</text:p>
          </table:table-cell>
          <table:table-cell table:style-name="TBL_5f_0_5f_7.E1" office:value-type="string">
            <text:p text:style-name="P8">1.376,96</text:p>
          </table:table-cell>
          <table:table-cell table:style-name="TBL_5f_0_5f_7.E1" office:value-type="string">
            <text:p text:style-name="P8">1.456,7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833,68</text:p>
          </table:table-cell>
          <table:table-cell table:style-name="TBL_5f_0_5f_7.E1" office:value-type="string">
            <text:p text:style-name="P8">8.910,74</text:p>
          </table:table-cell>
        </table:table-row>
        <table:table-row table:style-name="TBL_5f_0_5f_7.1">
          <table:table-cell table:style-name="TBL_5f_0_5f_7.A1" office:value-type="string">
            <text:p text:style-name="P7">1835</text:p>
          </table:table-cell>
          <table:table-cell table:style-name="TBL_5f_0_5f_7.B1" office:value-type="string">
            <text:p text:style-name="P7">GERALDO MELO DE OLIVEIRA JUNIOR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PROMOTORIA DE JUSTICA - MARUIM </text:p>
          </table:table-cell>
          <table:table-cell table:style-name="TBL_5f_0_5f_7.E1" office:value-type="string">
            <text:p text:style-name="P8">4.425,27</text:p>
          </table:table-cell>
          <table:table-cell table:style-name="TBL_5f_0_5f_7.E1" office:value-type="string">
            <text:p text:style-name="P8">465,5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25,27</text:p>
          </table:table-cell>
          <table:table-cell table:style-name="TBL_5f_0_5f_7.E1" office:value-type="string">
            <text:p text:style-name="P8">7.216,08</text:p>
          </table:table-cell>
          <table:table-cell table:style-name="TBL_5f_0_5f_7.E1" office:value-type="string">
            <text:p text:style-name="P8">684,71</text:p>
          </table:table-cell>
          <table:table-cell table:style-name="TBL_5f_0_5f_7.E1" office:value-type="string">
            <text:p text:style-name="P8">310,2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994,95</text:p>
          </table:table-cell>
          <table:table-cell table:style-name="TBL_5f_0_5f_7.E1" office:value-type="string">
            <text:p text:style-name="P8">6.221,13</text:p>
          </table:table-cell>
        </table:table-row>
        <table:table-row table:style-name="TBL_5f_0_5f_7.1">
          <table:table-cell table:style-name="TBL_5f_0_5f_7.A1" office:value-type="string">
            <text:p text:style-name="P7">2142</text:p>
          </table:table-cell>
          <table:table-cell table:style-name="TBL_5f_0_5f_7.B1" office:value-type="string">
            <text:p text:style-name="P7">GERINALDO DOS SANTOS BARBOSA</text:p>
          </table:table-cell>
          <table:table-cell table:style-name="TBL_5f_0_5f_7.B1" office:value-type="string">
            <text:p text:style-name="P7">3º SARGENTO - requisitado - 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</table:table-row>
        <table:table-row table:style-name="TBL_5f_0_5f_7.1">
          <table:table-cell table:style-name="TBL_5f_0_5f_7.A1" office:value-type="string">
            <text:p text:style-name="P7">2058</text:p>
          </table:table-cell>
          <table:table-cell table:style-name="TBL_5f_0_5f_7.B1" office:value-type="string">
            <text:p text:style-name="P7">GERSICA DAYANE SOUZA SANTOS </text:p>
          </table:table-cell>
          <table:table-cell table:style-name="TBL_5f_0_5f_7.B1" office:value-type="string">
            <text:p text:style-name="P7">ASSESSOR DO NUCLEO DE LIQUIDAÇAO E PAGAMENTO</text:p>
          </table:table-cell>
          <table:table-cell table:style-name="TBL_5f_0_5f_7.B1" office:value-type="string">
            <text:p text:style-name="P7">DIVISAO FINANCEIRA/DF/SG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480,1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3.389,13</text:p>
          </table:table-cell>
          <table:table-cell table:style-name="TBL_5f_0_5f_7.E1" office:value-type="string">
            <text:p text:style-name="P8">117,5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17,53</text:p>
          </table:table-cell>
          <table:table-cell table:style-name="TBL_5f_0_5f_7.E1" office:value-type="string">
            <text:p text:style-name="P8">3.271,60</text:p>
          </table:table-cell>
        </table:table-row>
        <table:table-row table:style-name="TBL_5f_0_5f_7.1">
          <table:table-cell table:style-name="TBL_5f_0_5f_7.A1" office:value-type="string">
            <text:p text:style-name="P7">1722</text:p>
          </table:table-cell>
          <table:table-cell table:style-name="TBL_5f_0_5f_7.B1" office:value-type="string">
            <text:p text:style-name="P7">GESSICA SANTOS SOUZA CABRAL</text:p>
          </table:table-cell>
          <table:table-cell table:style-name="TBL_5f_0_5f_7.B1" office:value-type="string">
            <text:p text:style-name="P7">Chefe do Núcleo de Comunicação</text:p>
          </table:table-cell>
          <table:table-cell table:style-name="TBL_5f_0_5f_7.B1" office:value-type="string">
            <text:p text:style-name="P7">DIVISAO DE COMUNICACAO CERIMONIAL E EVENTOS/GPGJ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308,4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6.217,46</text:p>
          </table:table-cell>
          <table:table-cell table:style-name="TBL_5f_0_5f_7.E1" office:value-type="string">
            <text:p text:style-name="P8">462,12</text:p>
          </table:table-cell>
          <table:table-cell table:style-name="TBL_5f_0_5f_7.E1" office:value-type="string">
            <text:p text:style-name="P8">229,3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91,42</text:p>
          </table:table-cell>
          <table:table-cell table:style-name="TBL_5f_0_5f_7.E1" office:value-type="string">
            <text:p text:style-name="P8">5.526,04</text:p>
          </table:table-cell>
        </table:table-row>
        <table:table-row table:style-name="TBL_5f_0_5f_7.1">
          <table:table-cell table:style-name="TBL_5f_0_5f_7.A1" office:value-type="string">
            <text:p text:style-name="P7">336</text:p>
          </table:table-cell>
          <table:table-cell table:style-name="TBL_5f_0_5f_7.B1" office:value-type="string">
            <text:p text:style-name="P7">GICELE MARA CAVALCANTE DAVILA FONTES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11ª PROMOTORIA DE JUSTIÇA DOS DIREITOS DO CIDADÃO 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716,48</text:p>
          </table:table-cell>
          <table:table-cell table:style-name="TBL_5f_0_5f_7.E1" office:value-type="string">
            <text:p text:style-name="P8">3.368,91</text:p>
          </table:table-cell>
          <table:table-cell table:style-name="TBL_5f_0_5f_7.E1" office:value-type="string">
            <text:p text:style-name="P8">2.384,07</text:p>
          </table:table-cell>
          <table:table-cell table:style-name="TBL_5f_0_5f_7.E1" office:value-type="string">
            <text:p text:style-name="P8">44.158,57</text:p>
          </table:table-cell>
          <table:table-cell table:style-name="TBL_5f_0_5f_7.E1" office:value-type="string">
            <text:p text:style-name="P8">4.716,48</text:p>
          </table:table-cell>
          <table:table-cell table:style-name="TBL_5f_0_5f_7.E1" office:value-type="string">
            <text:p text:style-name="P8">9.321,6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4.038,08</text:p>
          </table:table-cell>
          <table:table-cell table:style-name="TBL_5f_0_5f_7.E1" office:value-type="string">
            <text:p text:style-name="P8">30.120,49</text:p>
          </table:table-cell>
        </table:table-row>
        <table:table-row table:style-name="TBL_5f_0_5f_7.1">
          <table:table-cell table:style-name="TBL_5f_0_5f_7.A1" office:value-type="string">
            <text:p text:style-name="P7">307</text:p>
          </table:table-cell>
          <table:table-cell table:style-name="TBL_5f_0_5f_7.B1" office:value-type="string">
            <text:p text:style-name="P7">GILBERTO DORIA DANTAS JUNIOR</text:p>
          </table:table-cell>
          <table:table-cell table:style-name="TBL_5f_0_5f_7.B1" office:value-type="string">
            <text:p text:style-name="P7">AGENTE ADMINISTRATIVO</text:p>
          </table:table-cell>
          <table:table-cell table:style-name="TBL_5f_0_5f_7.B1" office:value-type="string">
            <text:p text:style-name="P7">3ª PROMOTORIA DE JUSTICA DOS DIREITOS DO CIDADAO</text:p>
          </table:table-cell>
          <table:table-cell table:style-name="TBL_5f_0_5f_7.E1" office:value-type="string">
            <text:p text:style-name="P8">5.270,57</text:p>
          </table:table-cell>
          <table:table-cell table:style-name="TBL_5f_0_5f_7.E1" office:value-type="string">
            <text:p text:style-name="P8">8.108,9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239,3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18.791,78</text:p>
          </table:table-cell>
          <table:table-cell table:style-name="TBL_5f_0_5f_7.E1" office:value-type="string">
            <text:p text:style-name="P8">1.873,13</text:p>
          </table:table-cell>
          <table:table-cell table:style-name="TBL_5f_0_5f_7.E1" office:value-type="string">
            <text:p text:style-name="P8">1.788,2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661,39</text:p>
          </table:table-cell>
          <table:table-cell table:style-name="TBL_5f_0_5f_7.E1" office:value-type="string">
            <text:p text:style-name="P8">15.130,39</text:p>
          </table:table-cell>
        </table:table-row>
        <table:table-row table:style-name="TBL_5f_0_5f_7.1">
          <table:table-cell table:style-name="TBL_5f_0_5f_7.A1" office:value-type="string">
            <text:p text:style-name="P7">314</text:p>
          </table:table-cell>
          <table:table-cell table:style-name="TBL_5f_0_5f_7.B1" office:value-type="string">
            <text:p text:style-name="P7">GILDETE XAVIER ALMEIDA</text:p>
          </table:table-cell>
          <table:table-cell table:style-name="TBL_5f_0_5f_7.B1" office:value-type="string">
            <text:p text:style-name="P7">AGENTE ADMINISTRATIVO</text:p>
          </table:table-cell>
          <table:table-cell table:style-name="TBL_5f_0_5f_7.B1" office:value-type="string">
            <text:p text:style-name="P7">PROMOTORIA DE JUSTICA DE DEFESA DO CONSUMIDOR</text:p>
          </table:table-cell>
          <table:table-cell table:style-name="TBL_5f_0_5f_7.E1" office:value-type="string">
            <text:p text:style-name="P8">5.270,57</text:p>
          </table:table-cell>
          <table:table-cell table:style-name="TBL_5f_0_5f_7.E1" office:value-type="string">
            <text:p text:style-name="P8">2.108,2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612,9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033,0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84,07</text:p>
          </table:table-cell>
          <table:table-cell table:style-name="TBL_5f_0_5f_7.E1" office:value-type="string">
            <text:p text:style-name="P8">13.408,87</text:p>
          </table:table-cell>
          <table:table-cell table:style-name="TBL_5f_0_5f_7.E1" office:value-type="string">
            <text:p text:style-name="P8">1.033,03</text:p>
          </table:table-cell>
          <table:table-cell table:style-name="TBL_5f_0_5f_7.E1" office:value-type="string">
            <text:p text:style-name="P8">1.107,6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40,70</text:p>
          </table:table-cell>
          <table:table-cell table:style-name="TBL_5f_0_5f_7.E1" office:value-type="string">
            <text:p text:style-name="P8">11.268,17</text:p>
          </table:table-cell>
        </table:table-row>
        <table:table-row table:style-name="TBL_5f_0_5f_7.1">
          <table:table-cell table:style-name="TBL_5f_0_5f_7.A1" office:value-type="string">
            <text:p text:style-name="P7">1920</text:p>
          </table:table-cell>
          <table:table-cell table:style-name="TBL_5f_0_5f_7.B1" office:value-type="string">
            <text:p text:style-name="P7">GILENO ALVES SANTOS</text:p>
          </table:table-cell>
          <table:table-cell table:style-name="TBL_5f_0_5f_7.B1" office:value-type="string">
            <text:p text:style-name="P7">3º SARGENTO - requisitado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</table:table-row>
        <table:table-row table:style-name="TBL_5f_0_5f_7.1">
          <table:table-cell table:style-name="TBL_5f_0_5f_7.A1" office:value-type="string">
            <text:p text:style-name="P7">165</text:p>
          </table:table-cell>
          <table:table-cell table:style-name="TBL_5f_0_5f_7.B1" office:value-type="string">
            <text:p text:style-name="P7">GILTON FEITOSA CONCEICAO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2ª PROMOTORIA DE JUSTICA - ARACAJU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716,4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84,07</text:p>
          </table:table-cell>
          <table:table-cell table:style-name="TBL_5f_0_5f_7.E1" office:value-type="string">
            <text:p text:style-name="P8">40.789,66</text:p>
          </table:table-cell>
          <table:table-cell table:style-name="TBL_5f_0_5f_7.E1" office:value-type="string">
            <text:p text:style-name="P8">4.716,48</text:p>
          </table:table-cell>
          <table:table-cell table:style-name="TBL_5f_0_5f_7.E1" office:value-type="string">
            <text:p text:style-name="P8">8.395,1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3.111,63</text:p>
          </table:table-cell>
          <table:table-cell table:style-name="TBL_5f_0_5f_7.E1" office:value-type="string">
            <text:p text:style-name="P8">27.678,03</text:p>
          </table:table-cell>
        </table:table-row>
        <table:table-row table:style-name="TBL_5f_0_5f_7.1">
          <table:table-cell table:style-name="TBL_5f_0_5f_7.A1" office:value-type="string">
            <text:p text:style-name="P7">686</text:p>
          </table:table-cell>
          <table:table-cell table:style-name="TBL_5f_0_5f_7.B1" office:value-type="string">
            <text:p text:style-name="P7">GILVAN DE OLIVEIRA FIEL</text:p>
          </table:table-cell>
          <table:table-cell table:style-name="TBL_5f_0_5f_7.B1" office:value-type="string">
            <text:p text:style-name="P7">3º SARGENTO - requisitado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</table:table-row>
        <table:table-row table:style-name="TBL_5f_0_5f_7.1">
          <table:table-cell table:style-name="TBL_5f_0_5f_7.A1" office:value-type="string">
            <text:p text:style-name="P7">1867</text:p>
          </table:table-cell>
          <table:table-cell table:style-name="TBL_5f_0_5f_7.B1" office:value-type="string">
            <text:p text:style-name="P7">GILVAN OLIVEIRA DE REZENDE</text:p>
          </table:table-cell>
          <table:table-cell table:style-name="TBL_5f_0_5f_7.B1" office:value-type="string">
            <text:p text:style-name="P7">PROMOTOR DE JUSTIÇA SUBSTITUTO</text:p>
          </table:table-cell>
          <table:table-cell table:style-name="TBL_5f_0_5f_7.B1" office:value-type="string">
            <text:p text:style-name="P7">PROMOTOR DE JUSTICA SUBSTITUTO</text:p>
          </table:table-cell>
          <table:table-cell table:style-name="TBL_5f_0_5f_7.E1" office:value-type="string">
            <text:p text:style-name="P8">30.404,4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600,23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34.177,57</text:p>
          </table:table-cell>
          <table:table-cell table:style-name="TBL_5f_0_5f_7.E1" office:value-type="string">
            <text:p text:style-name="P8">4.256,62</text:p>
          </table:table-cell>
          <table:table-cell table:style-name="TBL_5f_0_5f_7.E1" office:value-type="string">
            <text:p text:style-name="P8">6.552,8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0.809,42</text:p>
          </table:table-cell>
          <table:table-cell table:style-name="TBL_5f_0_5f_7.E1" office:value-type="string">
            <text:p text:style-name="P8">23.368,15</text:p>
          </table:table-cell>
        </table:table-row>
      </table:table>
      <table:table table:name="TBL_0_8" table:style-name="TBL_5f_0_5f_8">
        <table:table-column table:style-name="TBL_5f_0_5f_8.A"/>
        <table:table-column table:style-name="TBL_5f_0_5f_8.B"/>
        <table:table-column table:style-name="TBL_5f_0_5f_8.C"/>
        <table:table-column table:style-name="TBL_5f_0_5f_8.D"/>
        <table:table-column table:style-name="TBL_5f_0_5f_8.E"/>
        <table:table-column table:style-name="TBL_5f_0_5f_8.F"/>
        <table:table-column table:style-name="TBL_5f_0_5f_8.G"/>
        <table:table-column table:style-name="TBL_5f_0_5f_8.H"/>
        <table:table-column table:style-name="TBL_5f_0_5f_8.I"/>
        <table:table-column table:style-name="TBL_5f_0_5f_8.J"/>
        <table:table-column table:style-name="TBL_5f_0_5f_8.E"/>
        <table:table-column table:style-name="TBL_5f_0_5f_8.L" table:number-columns-repeated="2"/>
        <table:table-column table:style-name="TBL_5f_0_5f_8.J"/>
        <table:table-column table:style-name="TBL_5f_0_5f_8.O"/>
        <table:table-column table:style-name="TBL_5f_0_5f_8.P"/>
        <table:table-column table:style-name="TBL_5f_0_5f_8.Q"/>
        <table:table-column table:style-name="TBL_5f_0_5f_8.R"/>
        <table:table-row table:style-name="TBL_5f_0_5f_8.1">
          <table:table-cell table:style-name="TBL_5f_0_5f_8.A1" office:value-type="string">
            <text:p text:style-name="P7"><text:bookmark text:name="JR_PAGE_ANCHOR_0_9"/>859</text:p>
          </table:table-cell>
          <table:table-cell table:style-name="TBL_5f_0_5f_8.B1" office:value-type="string">
            <text:p text:style-name="P7">GILVANIA ANDRADE</text:p>
          </table:table-cell>
          <table:table-cell table:style-name="TBL_5f_0_5f_8.B1" office:value-type="string">
            <text:p text:style-name="P7">ASSIST. ADMINISTRATIVO - requisitado</text:p>
          </table:table-cell>
          <table:table-cell table:style-name="TBL_5f_0_5f_8.B1" office:value-type="string">
            <text:p text:style-name="P7">PROMOTORIA DE JUSTICA - RIBEIROPOLIS 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31,5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384,07</text:p>
          </table:table-cell>
          <table:table-cell table:style-name="TBL_5f_0_5f_8.E1" office:value-type="string">
            <text:p text:style-name="P8">3.315,57</text:p>
          </table:table-cell>
          <table:table-cell table:style-name="TBL_5f_0_5f_8.E1" office:value-type="string">
            <text:p text:style-name="P8">68,1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8,15</text:p>
          </table:table-cell>
          <table:table-cell table:style-name="TBL_5f_0_5f_8.E1" office:value-type="string">
            <text:p text:style-name="P8">3.247,42</text:p>
          </table:table-cell>
        </table:table-row>
        <table:table-row table:style-name="TBL_5f_0_5f_8.1">
          <table:table-cell table:style-name="TBL_5f_0_5f_8.A1" office:value-type="string">
            <text:p text:style-name="P7">465</text:p>
          </table:table-cell>
          <table:table-cell table:style-name="TBL_5f_0_5f_8.B1" office:value-type="string">
            <text:p text:style-name="P7">GILZA ALMEIDA ROSARIO</text:p>
          </table:table-cell>
          <table:table-cell table:style-name="TBL_5f_0_5f_8.B1" office:value-type="string">
            <text:p text:style-name="P7">AGENTE ADMINISTRATIVO - requisitado</text:p>
          </table:table-cell>
          <table:table-cell table:style-name="TBL_5f_0_5f_8.B1" office:value-type="string">
            <text:p text:style-name="P7">DIRETORIA DE RECURSOS HUMANOS</text:p>
          </table:table-cell>
          <table:table-cell table:style-name="TBL_5f_0_5f_8.E1" office:value-type="string">
            <text:p text:style-name="P8">1.929,93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931,5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384,07</text:p>
          </table:table-cell>
          <table:table-cell table:style-name="TBL_5f_0_5f_8.E1" office:value-type="string">
            <text:p text:style-name="P8">6.472,43</text:p>
          </table:table-cell>
          <table:table-cell table:style-name="TBL_5f_0_5f_8.E1" office:value-type="string">
            <text:p text:style-name="P8">270,19</text:p>
          </table:table-cell>
          <table:table-cell table:style-name="TBL_5f_0_5f_8.E1" office:value-type="string">
            <text:p text:style-name="P8">189,4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59,68</text:p>
          </table:table-cell>
          <table:table-cell table:style-name="TBL_5f_0_5f_8.E1" office:value-type="string">
            <text:p text:style-name="P8">6.012,75</text:p>
          </table:table-cell>
        </table:table-row>
        <table:table-row table:style-name="TBL_5f_0_5f_8.1">
          <table:table-cell table:style-name="TBL_5f_0_5f_8.A1" office:value-type="string">
            <text:p text:style-name="P7">1233</text:p>
          </table:table-cell>
          <table:table-cell table:style-name="TBL_5f_0_5f_8.B1" office:value-type="string">
            <text:p text:style-name="P7">GISELLE IMBASSAHY MESSIAS SANTOS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1ª PROMOTORIA DE JUSTICA DISTRITAL - NOSSA SENHORA DO SOCORRO </text:p>
          </table:table-cell>
          <table:table-cell table:style-name="TBL_5f_0_5f_8.E1" office:value-type="string">
            <text:p text:style-name="P8">7.180,89</text:p>
          </table:table-cell>
          <table:table-cell table:style-name="TBL_5f_0_5f_8.E1" office:value-type="string">
            <text:p text:style-name="P8">1.077,1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006,0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46,44</text:p>
          </table:table-cell>
          <table:table-cell table:style-name="TBL_5f_0_5f_8.E1" office:value-type="string">
            <text:p text:style-name="P8">12.410,54</text:p>
          </table:table-cell>
          <table:table-cell table:style-name="TBL_5f_0_5f_8.E1" office:value-type="string">
            <text:p text:style-name="P8">1.156,12</text:p>
          </table:table-cell>
          <table:table-cell table:style-name="TBL_5f_0_5f_8.E1" office:value-type="string">
            <text:p text:style-name="P8">1.083,6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239,78</text:p>
          </table:table-cell>
          <table:table-cell table:style-name="TBL_5f_0_5f_8.E1" office:value-type="string">
            <text:p text:style-name="P8">10.170,76</text:p>
          </table:table-cell>
        </table:table-row>
        <table:table-row table:style-name="TBL_5f_0_5f_8.1">
          <table:table-cell table:style-name="TBL_5f_0_5f_8.A1" office:value-type="string">
            <text:p text:style-name="P7">1832</text:p>
          </table:table-cell>
          <table:table-cell table:style-name="TBL_5f_0_5f_8.B1" office:value-type="string">
            <text:p text:style-name="P7">GISLAINE FELIX DE CARVALHO CASTRO</text:p>
          </table:table-cell>
          <table:table-cell table:style-name="TBL_5f_0_5f_8.B1" office:value-type="string">
            <text:p text:style-name="P7">Assessor da Div. de G. de Pess. e Ad, Av. e M. de Servidores</text:p>
          </table:table-cell>
          <table:table-cell table:style-name="TBL_5f_0_5f_8.B1" office:value-type="string">
            <text:p text:style-name="P7">DIRETORIA DE RECURSOS HUMANOS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417,9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5.590,90</text:p>
          </table:table-cell>
          <table:table-cell table:style-name="TBL_5f_0_5f_8.E1" office:value-type="string">
            <text:p text:style-name="P8">337,45</text:p>
          </table:table-cell>
          <table:table-cell table:style-name="TBL_5f_0_5f_8.E1" office:value-type="string">
            <text:p text:style-name="P8">59,8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97,25</text:p>
          </table:table-cell>
          <table:table-cell table:style-name="TBL_5f_0_5f_8.E1" office:value-type="string">
            <text:p text:style-name="P8">5.193,65</text:p>
          </table:table-cell>
        </table:table-row>
        <table:table-row table:style-name="TBL_5f_0_5f_8.1">
          <table:table-cell table:style-name="TBL_5f_0_5f_8.A1" office:value-type="string">
            <text:p text:style-name="P7">1325</text:p>
          </table:table-cell>
          <table:table-cell table:style-name="TBL_5f_0_5f_8.B1" office:value-type="string">
            <text:p text:style-name="P7">GIULLIANO LEMOS ALVES DOS REIS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1ª PROMOTORIA DE JUSTICA CRIMINAL - ARACAJU </text:p>
          </table:table-cell>
          <table:table-cell table:style-name="TBL_5f_0_5f_8.E1" office:value-type="string">
            <text:p text:style-name="P8">10.186,22</text:p>
          </table:table-cell>
          <table:table-cell table:style-name="TBL_5f_0_5f_8.E1" office:value-type="string">
            <text:p text:style-name="P8">1.527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13.887,07</text:p>
          </table:table-cell>
          <table:table-cell table:style-name="TBL_5f_0_5f_8.E1" office:value-type="string">
            <text:p text:style-name="P8">1.639,98</text:p>
          </table:table-cell>
          <table:table-cell table:style-name="TBL_5f_0_5f_8.E1" office:value-type="string">
            <text:p text:style-name="P8">1.901,0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541,02</text:p>
          </table:table-cell>
          <table:table-cell table:style-name="TBL_5f_0_5f_8.E1" office:value-type="string">
            <text:p text:style-name="P8">10.346,05</text:p>
          </table:table-cell>
        </table:table-row>
        <table:table-row table:style-name="TBL_5f_0_5f_8.1">
          <table:table-cell table:style-name="TBL_5f_0_5f_8.A1" office:value-type="string">
            <text:p text:style-name="P7">1205</text:p>
          </table:table-cell>
          <table:table-cell table:style-name="TBL_5f_0_5f_8.B1" office:value-type="string">
            <text:p text:style-name="P7">GIVANILSON SANTOS DE JESUS</text:p>
          </table:table-cell>
          <table:table-cell table:style-name="TBL_5f_0_5f_8.B1" office:value-type="string">
            <text:p text:style-name="P7">ANALISTA DO MP- CONTADOR</text:p>
          </table:table-cell>
          <table:table-cell table:style-name="TBL_5f_0_5f_8.B1" office:value-type="string">
            <text:p text:style-name="P7">DIVISAO DE ACOMPANHAMENTO ORCAMENTARIO E ANALISE ECONOMICA</text:p>
          </table:table-cell>
          <table:table-cell table:style-name="TBL_5f_0_5f_8.E1" office:value-type="string">
            <text:p text:style-name="P8">9.609,64</text:p>
          </table:table-cell>
          <table:table-cell table:style-name="TBL_5f_0_5f_8.E1" office:value-type="string">
            <text:p text:style-name="P8">4.162,61</text:p>
          </table:table-cell>
          <table:table-cell table:style-name="TBL_5f_0_5f_8.E1" office:value-type="string">
            <text:p text:style-name="P8">4.352,87</text:p>
          </table:table-cell>
          <table:table-cell table:style-name="TBL_5f_0_5f_8.E1" office:value-type="string">
            <text:p text:style-name="P8">5.255,0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25.553,12</text:p>
          </table:table-cell>
          <table:table-cell table:style-name="TBL_5f_0_5f_8.E1" office:value-type="string">
            <text:p text:style-name="P8">1.928,12</text:p>
          </table:table-cell>
          <table:table-cell table:style-name="TBL_5f_0_5f_8.E1" office:value-type="string">
            <text:p text:style-name="P8">3.584,8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5.512,94</text:p>
          </table:table-cell>
          <table:table-cell table:style-name="TBL_5f_0_5f_8.E1" office:value-type="string">
            <text:p text:style-name="P8">20.040,18</text:p>
          </table:table-cell>
        </table:table-row>
        <table:table-row table:style-name="TBL_5f_0_5f_8.1">
          <table:table-cell table:style-name="TBL_5f_0_5f_8.A1" office:value-type="string">
            <text:p text:style-name="P7">1887</text:p>
          </table:table-cell>
          <table:table-cell table:style-name="TBL_5f_0_5f_8.B1" office:value-type="string">
            <text:p text:style-name="P7">GLADEMIR GONCALVES DE FRANCA FILH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2ª PROMOTORIA DE JUSTICA CRIMINAL - NOSSA SENHORA DO SOCORRO</text:p>
          </table:table-cell>
          <table:table-cell table:style-name="TBL_5f_0_5f_8.E1" office:value-type="string">
            <text:p text:style-name="P8">6.774,42</text:p>
          </table:table-cell>
          <table:table-cell table:style-name="TBL_5f_0_5f_8.E1" office:value-type="string">
            <text:p text:style-name="P8">534,5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46,44</text:p>
          </table:table-cell>
          <table:table-cell table:style-name="TBL_5f_0_5f_8.E1" office:value-type="string">
            <text:p text:style-name="P8">9.455,36</text:p>
          </table:table-cell>
          <table:table-cell table:style-name="TBL_5f_0_5f_8.E1" office:value-type="string">
            <text:p text:style-name="P8">1.023,25</text:p>
          </table:table-cell>
          <table:table-cell table:style-name="TBL_5f_0_5f_8.E1" office:value-type="string">
            <text:p text:style-name="P8">859,2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82,45</text:p>
          </table:table-cell>
          <table:table-cell table:style-name="TBL_5f_0_5f_8.E1" office:value-type="string">
            <text:p text:style-name="P8">7.572,91</text:p>
          </table:table-cell>
        </table:table-row>
        <table:table-row table:style-name="TBL_5f_0_5f_8.1">
          <table:table-cell table:style-name="TBL_5f_0_5f_8.A1" office:value-type="string">
            <text:p text:style-name="P7">2186</text:p>
          </table:table-cell>
          <table:table-cell table:style-name="TBL_5f_0_5f_8.B1" office:value-type="string">
            <text:p text:style-name="P7">GLAU MARCEL DE MENEZES ROCHA</text:p>
          </table:table-cell>
          <table:table-cell table:style-name="TBL_5f_0_5f_8.B1" office:value-type="string">
            <text:p text:style-name="P7">SOLDADO - requistado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</table:table-row>
        <table:table-row table:style-name="TBL_5f_0_5f_8.1">
          <table:table-cell table:style-name="TBL_5f_0_5f_8.A1" office:value-type="string">
            <text:p text:style-name="P7">416</text:p>
          </table:table-cell>
          <table:table-cell table:style-name="TBL_5f_0_5f_8.B1" office:value-type="string">
            <text:p text:style-name="P7">GLAUCIA DE ALBUQUERQUE GARCIA</text:p>
          </table:table-cell>
          <table:table-cell table:style-name="TBL_5f_0_5f_8.B1" office:value-type="string">
            <text:p text:style-name="P7">ASSESSOR DE PROCURADOR DE JUSTIÇA</text:p>
          </table:table-cell>
          <table:table-cell table:style-name="TBL_5f_0_5f_8.B1" office:value-type="string">
            <text:p text:style-name="P7">11ª PROCURADORIA DE JUSTICA (CAMARA CRIMINAL)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2.315,6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14.488,61</text:p>
          </table:table-cell>
          <table:table-cell table:style-name="TBL_5f_0_5f_8.E1" office:value-type="string">
            <text:p text:style-name="P8">713,08</text:p>
          </table:table-cell>
          <table:table-cell table:style-name="TBL_5f_0_5f_8.E1" office:value-type="string">
            <text:p text:style-name="P8">2.321,3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034,44</text:p>
          </table:table-cell>
          <table:table-cell table:style-name="TBL_5f_0_5f_8.E1" office:value-type="string">
            <text:p text:style-name="P8">11.454,17</text:p>
          </table:table-cell>
        </table:table-row>
        <table:table-row table:style-name="TBL_5f_0_5f_8.1">
          <table:table-cell table:style-name="TBL_5f_0_5f_8.A1" office:value-type="string">
            <text:p text:style-name="P7">48</text:p>
          </table:table-cell>
          <table:table-cell table:style-name="TBL_5f_0_5f_8.B1" office:value-type="string">
            <text:p text:style-name="P7">GLAUCIA QUEIROZ DE MORAIS</text:p>
          </table:table-cell>
          <table:table-cell table:style-name="TBL_5f_0_5f_8.B1" office:value-type="string">
            <text:p text:style-name="P7">PROMOTOR DE JUSTIÇA DE ENTR. FINAL</text:p>
          </table:table-cell>
          <table:table-cell table:style-name="TBL_5f_0_5f_8.B1" office:value-type="string">
            <text:p text:style-name="P7">5ª PROMOTORIA DE JUSTICA CRIMINAL - ARACAJU</text:p>
          </table:table-cell>
          <table:table-cell table:style-name="TBL_5f_0_5f_8.E1" office:value-type="string">
            <text:p text:style-name="P8">33.689,1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.716,4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859,13</text:p>
          </table:table-cell>
          <table:table-cell table:style-name="TBL_5f_0_5f_8.E1" office:value-type="string">
            <text:p text:style-name="P8">41.264,72</text:p>
          </table:table-cell>
          <table:table-cell table:style-name="TBL_5f_0_5f_8.E1" office:value-type="string">
            <text:p text:style-name="P8">4.716,48</text:p>
          </table:table-cell>
          <table:table-cell table:style-name="TBL_5f_0_5f_8.E1" office:value-type="string">
            <text:p text:style-name="P8">8.395,1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3.111,63</text:p>
          </table:table-cell>
          <table:table-cell table:style-name="TBL_5f_0_5f_8.E1" office:value-type="string">
            <text:p text:style-name="P8">28.153,09</text:p>
          </table:table-cell>
        </table:table-row>
        <table:table-row table:style-name="TBL_5f_0_5f_8.1">
          <table:table-cell table:style-name="TBL_5f_0_5f_8.A1" office:value-type="string">
            <text:p text:style-name="P7">1997</text:p>
          </table:table-cell>
          <table:table-cell table:style-name="TBL_5f_0_5f_8.B1" office:value-type="string">
            <text:p text:style-name="P7">GLAUCIA TELES DE SOUSA NASCIMENTO</text:p>
          </table:table-cell>
          <table:table-cell table:style-name="TBL_5f_0_5f_8.B1" office:value-type="string">
            <text:p text:style-name="P7">RECEPCIONISTA-requisitado</text:p>
          </table:table-cell>
          <table:table-cell table:style-name="TBL_5f_0_5f_8.B1" office:value-type="string">
            <text:p text:style-name="P7">PROMOTORIA DE JUSTICA - POCO REDONDO 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31,5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2.840,49</text:p>
          </table:table-cell>
          <table:table-cell table:style-name="TBL_5f_0_5f_8.E1" office:value-type="string">
            <text:p text:style-name="P8">69,8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9,86</text:p>
          </table:table-cell>
          <table:table-cell table:style-name="TBL_5f_0_5f_8.E1" office:value-type="string">
            <text:p text:style-name="P8">2.770,63</text:p>
          </table:table-cell>
        </table:table-row>
        <table:table-row table:style-name="TBL_5f_0_5f_8.1">
          <table:table-cell table:style-name="TBL_5f_0_5f_8.A1" office:value-type="string">
            <text:p text:style-name="P7">1816</text:p>
          </table:table-cell>
          <table:table-cell table:style-name="TBL_5f_0_5f_8.B1" office:value-type="string">
            <text:p text:style-name="P7">GLAUCO LUIZ REZENDE DE CARVALHO</text:p>
          </table:table-cell>
          <table:table-cell table:style-name="TBL_5f_0_5f_8.B1" office:value-type="string">
            <text:p text:style-name="P7">ANALISTA DO MP -Informática - G. e A.de P. de Sistemas</text:p>
          </table:table-cell>
          <table:table-cell table:style-name="TBL_5f_0_5f_8.B1" office:value-type="string">
            <text:p text:style-name="P7">DIVISAO DE INFRAESTRUTURA</text:p>
          </table:table-cell>
          <table:table-cell table:style-name="TBL_5f_0_5f_8.E1" office:value-type="string">
            <text:p text:style-name="P8">9.065,70</text:p>
          </table:table-cell>
          <table:table-cell table:style-name="TBL_5f_0_5f_8.E1" office:value-type="string">
            <text:p text:style-name="P8">953,71</text:p>
          </table:table-cell>
          <table:table-cell table:style-name="TBL_5f_0_5f_8.E1" office:value-type="string">
            <text:p text:style-name="P8">3.692,3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15.884,64</text:p>
          </table:table-cell>
          <table:table-cell table:style-name="TBL_5f_0_5f_8.E1" office:value-type="string">
            <text:p text:style-name="P8">1.402,72</text:p>
          </table:table-cell>
          <table:table-cell table:style-name="TBL_5f_0_5f_8.E1" office:value-type="string">
            <text:p text:style-name="P8">1.866,9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269,69</text:p>
          </table:table-cell>
          <table:table-cell table:style-name="TBL_5f_0_5f_8.E1" office:value-type="string">
            <text:p text:style-name="P8">12.614,95</text:p>
          </table:table-cell>
        </table:table-row>
        <table:table-row table:style-name="TBL_5f_0_5f_8.1">
          <table:table-cell table:style-name="TBL_5f_0_5f_8.A1" office:value-type="string">
            <text:p text:style-name="P7">1731</text:p>
          </table:table-cell>
          <table:table-cell table:style-name="TBL_5f_0_5f_8.B1" office:value-type="string">
            <text:p text:style-name="P7">GLEBERTON DOS SANTOS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2ª PROMOTORIA DE JUSTICA DISTRITAL - ARACAJU </text:p>
          </table:table-cell>
          <table:table-cell table:style-name="TBL_5f_0_5f_8.E1" office:value-type="string">
            <text:p text:style-name="P8">4.425,27</text:p>
          </table:table-cell>
          <table:table-cell table:style-name="TBL_5f_0_5f_8.E1" office:value-type="string">
            <text:p text:style-name="P8">663,7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6.998,05</text:p>
          </table:table-cell>
          <table:table-cell table:style-name="TBL_5f_0_5f_8.E1" office:value-type="string">
            <text:p text:style-name="P8">712,47</text:p>
          </table:table-cell>
          <table:table-cell table:style-name="TBL_5f_0_5f_8.E1" office:value-type="string">
            <text:p text:style-name="P8">348,6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061,07</text:p>
          </table:table-cell>
          <table:table-cell table:style-name="TBL_5f_0_5f_8.E1" office:value-type="string">
            <text:p text:style-name="P8">5.936,98</text:p>
          </table:table-cell>
        </table:table-row>
        <table:table-row table:style-name="TBL_5f_0_5f_8.1">
          <table:table-cell table:style-name="TBL_5f_0_5f_8.A1" office:value-type="string">
            <text:p text:style-name="P7">1726</text:p>
          </table:table-cell>
          <table:table-cell table:style-name="TBL_5f_0_5f_8.B1" office:value-type="string">
            <text:p text:style-name="P7">GLEISE CHRISTINE NUNES DE FREITAS</text:p>
          </table:table-cell>
          <table:table-cell table:style-name="TBL_5f_0_5f_8.B1" office:value-type="string">
            <text:p text:style-name="P7">ANALISTA DO MP - ADMINISTRADOR</text:p>
          </table:table-cell>
          <table:table-cell table:style-name="TBL_5f_0_5f_8.B1" office:value-type="string">
            <text:p text:style-name="P7">DIVISAO DE GESTAO DE PESSOAS - SERVIDORES</text:p>
          </table:table-cell>
          <table:table-cell table:style-name="TBL_5f_0_5f_8.E1" office:value-type="string">
            <text:p text:style-name="P8">8.552,55</text:p>
          </table:table-cell>
          <table:table-cell table:style-name="TBL_5f_0_5f_8.E1" office:value-type="string">
            <text:p text:style-name="P8">899,73</text:p>
          </table:table-cell>
          <table:table-cell table:style-name="TBL_5f_0_5f_8.E1" office:value-type="string">
            <text:p text:style-name="P8">2.050,7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3.412,06</text:p>
          </table:table-cell>
          <table:table-cell table:style-name="TBL_5f_0_5f_8.E1" office:value-type="string">
            <text:p text:style-name="P8">1.323,32</text:p>
          </table:table-cell>
          <table:table-cell table:style-name="TBL_5f_0_5f_8.E1" office:value-type="string">
            <text:p text:style-name="P8">1.877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201,25</text:p>
          </table:table-cell>
          <table:table-cell table:style-name="TBL_5f_0_5f_8.E1" office:value-type="string">
            <text:p text:style-name="P8">10.210,81</text:p>
          </table:table-cell>
        </table:table-row>
        <table:table-row table:style-name="TBL_5f_0_5f_8.1">
          <table:table-cell table:style-name="TBL_5f_0_5f_8.A1" office:value-type="string">
            <text:p text:style-name="P7">1453</text:p>
          </table:table-cell>
          <table:table-cell table:style-name="TBL_5f_0_5f_8.B1" office:value-type="string">
            <text:p text:style-name="P7">GONCALO RIBEIRO DE MELO NET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3ª PROCURADORIA DE JUSTICA (1ª CAMARA CIVEL)</text:p>
          </table:table-cell>
          <table:table-cell table:style-name="TBL_5f_0_5f_8.E1" office:value-type="string">
            <text:p text:style-name="P8">9.609,64</text:p>
          </table:table-cell>
          <table:table-cell table:style-name="TBL_5f_0_5f_8.E1" office:value-type="string">
            <text:p text:style-name="P8">1.441,45</text:p>
          </table:table-cell>
          <table:table-cell table:style-name="TBL_5f_0_5f_8.E1" office:value-type="string">
            <text:p text:style-name="P8">10.673,6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23.633,68</text:p>
          </table:table-cell>
          <table:table-cell table:style-name="TBL_5f_0_5f_8.E1" office:value-type="string">
            <text:p text:style-name="P8">1.547,15</text:p>
          </table:table-cell>
          <table:table-cell table:style-name="TBL_5f_0_5f_8.E1" office:value-type="string">
            <text:p text:style-name="P8">4.575,1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.122,34</text:p>
          </table:table-cell>
          <table:table-cell table:style-name="TBL_5f_0_5f_8.E1" office:value-type="string">
            <text:p text:style-name="P8">17.511,34</text:p>
          </table:table-cell>
        </table:table-row>
        <table:table-row table:style-name="TBL_5f_0_5f_8.1">
          <table:table-cell table:style-name="TBL_5f_0_5f_8.A1" office:value-type="string">
            <text:p text:style-name="P7">1619</text:p>
          </table:table-cell>
          <table:table-cell table:style-name="TBL_5f_0_5f_8.B1" office:value-type="string">
            <text:p text:style-name="P7">GRACE DE OLIVEIRA SOUZ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GRUPO DE APOIO OPERACIONAL - SEC. GERAL</text:p>
          </table:table-cell>
          <table:table-cell table:style-name="TBL_5f_0_5f_8.E1" office:value-type="string">
            <text:p text:style-name="P8">4.972,24</text:p>
          </table:table-cell>
          <table:table-cell table:style-name="TBL_5f_0_5f_8.E1" office:value-type="string">
            <text:p text:style-name="P8">745,8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7.627,07</text:p>
          </table:table-cell>
          <table:table-cell table:style-name="TBL_5f_0_5f_8.E1" office:value-type="string">
            <text:p text:style-name="P8">800,53</text:p>
          </table:table-cell>
          <table:table-cell table:style-name="TBL_5f_0_5f_8.E1" office:value-type="string">
            <text:p text:style-name="P8">482,9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83,50</text:p>
          </table:table-cell>
          <table:table-cell table:style-name="TBL_5f_0_5f_8.E1" office:value-type="string">
            <text:p text:style-name="P8">6.343,57</text:p>
          </table:table-cell>
        </table:table-row>
        <table:table-row table:style-name="TBL_5f_0_5f_8.1">
          <table:table-cell table:style-name="TBL_5f_0_5f_8.A1" office:value-type="string">
            <text:p text:style-name="P7">1806</text:p>
          </table:table-cell>
          <table:table-cell table:style-name="TBL_5f_0_5f_8.B1" office:value-type="string">
            <text:p text:style-name="P7">GRASIELE ROSARIO SANTOS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1ª PROMOTORIA DE JUSTICA DO TRIBUNAL DO JURI - ARACAJU </text:p>
          </table:table-cell>
          <table:table-cell table:style-name="TBL_5f_0_5f_8.E1" office:value-type="string">
            <text:p text:style-name="P8">8.552,55</text:p>
          </table:table-cell>
          <table:table-cell table:style-name="TBL_5f_0_5f_8.E1" office:value-type="string">
            <text:p text:style-name="P8">899,7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1.361,27</text:p>
          </table:table-cell>
          <table:table-cell table:style-name="TBL_5f_0_5f_8.E1" office:value-type="string">
            <text:p text:style-name="P8">1.323,32</text:p>
          </table:table-cell>
          <table:table-cell table:style-name="TBL_5f_0_5f_8.E1" office:value-type="string">
            <text:p text:style-name="P8">1.366,1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689,42</text:p>
          </table:table-cell>
          <table:table-cell table:style-name="TBL_5f_0_5f_8.E1" office:value-type="string">
            <text:p text:style-name="P8">8.671,85</text:p>
          </table:table-cell>
        </table:table-row>
        <table:table-row table:style-name="TBL_5f_0_5f_8.1">
          <table:table-cell table:style-name="TBL_5f_0_5f_8.A1" office:value-type="string">
            <text:p text:style-name="P7">1241</text:p>
          </table:table-cell>
          <table:table-cell table:style-name="TBL_5f_0_5f_8.B1" office:value-type="string">
            <text:p text:style-name="P7">GREYCE MENDONCA BELEM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ASSESSORIA DA CORREGEDORIA GERAL</text:p>
          </table:table-cell>
          <table:table-cell table:style-name="TBL_5f_0_5f_8.E1" office:value-type="string">
            <text:p text:style-name="P8">9.065,70</text:p>
          </table:table-cell>
          <table:table-cell table:style-name="TBL_5f_0_5f_8.E1" office:value-type="string">
            <text:p text:style-name="P8">1.359,86</text:p>
          </table:table-cell>
          <table:table-cell table:style-name="TBL_5f_0_5f_8.E1" office:value-type="string">
            <text:p text:style-name="P8">3.692,3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6.026,86</text:p>
          </table:table-cell>
          <table:table-cell table:style-name="TBL_5f_0_5f_8.E1" office:value-type="string">
            <text:p text:style-name="P8">1.459,58</text:p>
          </table:table-cell>
          <table:table-cell table:style-name="TBL_5f_0_5f_8.E1" office:value-type="string">
            <text:p text:style-name="P8">2.507,4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966,98</text:p>
          </table:table-cell>
          <table:table-cell table:style-name="TBL_5f_0_5f_8.E1" office:value-type="string">
            <text:p text:style-name="P8">12.059,88</text:p>
          </table:table-cell>
        </table:table-row>
        <table:table-row table:style-name="TBL_5f_0_5f_8.1">
          <table:table-cell table:style-name="TBL_5f_0_5f_8.A1" office:value-type="string">
            <text:p text:style-name="P7">1839</text:p>
          </table:table-cell>
          <table:table-cell table:style-name="TBL_5f_0_5f_8.B1" office:value-type="string">
            <text:p text:style-name="P7">GREZIELE LIMA MENDONC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PROMOTORIA DE JUSTICA - JAPARATUBA</text:p>
          </table:table-cell>
          <table:table-cell table:style-name="TBL_5f_0_5f_8.E1" office:value-type="string">
            <text:p text:style-name="P8">4.425,27</text:p>
          </table:table-cell>
          <table:table-cell table:style-name="TBL_5f_0_5f_8.E1" office:value-type="string">
            <text:p text:style-name="P8">465,5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517,20</text:p>
          </table:table-cell>
          <table:table-cell table:style-name="TBL_5f_0_5f_8.E1" office:value-type="string">
            <text:p text:style-name="P8">7.408,01</text:p>
          </table:table-cell>
          <table:table-cell table:style-name="TBL_5f_0_5f_8.E1" office:value-type="string">
            <text:p text:style-name="P8">684,71</text:p>
          </table:table-cell>
          <table:table-cell table:style-name="TBL_5f_0_5f_8.E1" office:value-type="string">
            <text:p text:style-name="P8">310,2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94,95</text:p>
          </table:table-cell>
          <table:table-cell table:style-name="TBL_5f_0_5f_8.E1" office:value-type="string">
            <text:p text:style-name="P8">6.413,06</text:p>
          </table:table-cell>
        </table:table-row>
        <table:table-row table:style-name="TBL_5f_0_5f_8.1">
          <table:table-cell table:style-name="TBL_5f_0_5f_8.A1" office:value-type="string">
            <text:p text:style-name="P7">1234</text:p>
          </table:table-cell>
          <table:table-cell table:style-name="TBL_5f_0_5f_8.B1" office:value-type="string">
            <text:p text:style-name="P7">GUSTAVO MENDONCA RODRIGUES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PROMOTORIA DE JUSTICA - PACATUBA</text:p>
          </table:table-cell>
          <table:table-cell table:style-name="TBL_5f_0_5f_8.E1" office:value-type="string">
            <text:p text:style-name="P8">10.186,22</text:p>
          </table:table-cell>
          <table:table-cell table:style-name="TBL_5f_0_5f_8.E1" office:value-type="string">
            <text:p text:style-name="P8">1.527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161,67</text:p>
          </table:table-cell>
          <table:table-cell table:style-name="TBL_5f_0_5f_8.E1" office:value-type="string">
            <text:p text:style-name="P8">14.875,82</text:p>
          </table:table-cell>
          <table:table-cell table:style-name="TBL_5f_0_5f_8.E1" office:value-type="string">
            <text:p text:style-name="P8">1.639,98</text:p>
          </table:table-cell>
          <table:table-cell table:style-name="TBL_5f_0_5f_8.E1" office:value-type="string">
            <text:p text:style-name="P8">1.451,5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091,49</text:p>
          </table:table-cell>
          <table:table-cell table:style-name="TBL_5f_0_5f_8.E1" office:value-type="string">
            <text:p text:style-name="P8">11.784,33</text:p>
          </table:table-cell>
        </table:table-row>
        <table:table-row table:style-name="TBL_5f_0_5f_8.1">
          <table:table-cell table:style-name="TBL_5f_0_5f_8.A1" office:value-type="string">
            <text:p text:style-name="P7">1452</text:p>
          </table:table-cell>
          <table:table-cell table:style-name="TBL_5f_0_5f_8.B1" office:value-type="string">
            <text:p text:style-name="P7">HEBERT DA SILVA FERREIR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DIVISAO DE COMUNICACAO CERIMONIAL E EVENTOS/GPGJ</text:p>
          </table:table-cell>
          <table:table-cell table:style-name="TBL_5f_0_5f_8.E1" office:value-type="string">
            <text:p text:style-name="P8">2.471,05</text:p>
          </table:table-cell>
          <table:table-cell table:style-name="TBL_5f_0_5f_8.E1" office:value-type="string">
            <text:p text:style-name="P8">370,66</text:p>
          </table:table-cell>
          <table:table-cell table:style-name="TBL_5f_0_5f_8.E1" office:value-type="string">
            <text:p text:style-name="P8">1.255,5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6.006,27</text:p>
          </table:table-cell>
          <table:table-cell table:style-name="TBL_5f_0_5f_8.E1" office:value-type="string">
            <text:p text:style-name="P8">397,84</text:p>
          </table:table-cell>
          <table:table-cell table:style-name="TBL_5f_0_5f_8.E1" office:value-type="string">
            <text:p text:style-name="P8">171,6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569,52</text:p>
          </table:table-cell>
          <table:table-cell table:style-name="TBL_5f_0_5f_8.E1" office:value-type="string">
            <text:p text:style-name="P8">5.436,75</text:p>
          </table:table-cell>
        </table:table-row>
        <table:table-row table:style-name="TBL_5f_0_5f_8.1">
          <table:table-cell table:style-name="TBL_5f_0_5f_8.A1" office:value-type="string">
            <text:p text:style-name="P7">1284</text:p>
          </table:table-cell>
          <table:table-cell table:style-name="TBL_5f_0_5f_8.B1" office:value-type="string">
            <text:p text:style-name="P7">HELEN MARTHA DIAS SALVIAN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PROMOTORIA DE JUSTICA MILITAR </text:p>
          </table:table-cell>
          <table:table-cell table:style-name="TBL_5f_0_5f_8.E1" office:value-type="string">
            <text:p text:style-name="P8">10.186,22</text:p>
          </table:table-cell>
          <table:table-cell table:style-name="TBL_5f_0_5f_8.E1" office:value-type="string">
            <text:p text:style-name="P8">2.037,2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0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4.532,45</text:p>
          </table:table-cell>
          <table:table-cell table:style-name="TBL_5f_0_5f_8.E1" office:value-type="string">
            <text:p text:style-name="P8">1.711,28</text:p>
          </table:table-cell>
          <table:table-cell table:style-name="TBL_5f_0_5f_8.E1" office:value-type="string">
            <text:p text:style-name="P8">2.079,3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790,63</text:p>
          </table:table-cell>
          <table:table-cell table:style-name="TBL_5f_0_5f_8.E1" office:value-type="string">
            <text:p text:style-name="P8">10.741,82</text:p>
          </table:table-cell>
        </table:table-row>
        <table:table-row table:style-name="TBL_5f_0_5f_8.1">
          <table:table-cell table:style-name="TBL_5f_0_5f_8.A1" office:value-type="string">
            <text:p text:style-name="P7">1348</text:p>
          </table:table-cell>
          <table:table-cell table:style-name="TBL_5f_0_5f_8.B1" office:value-type="string">
            <text:p text:style-name="P7">HELENA CHRISTINA DE ALMEIDA ANDRADE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1ª PROMOTORIA DE JUSTICA CRIMINAL - SAO CRISTOVAO</text:p>
          </table:table-cell>
          <table:table-cell table:style-name="TBL_5f_0_5f_8.E1" office:value-type="string">
            <text:p text:style-name="P8">10.186,22</text:p>
          </table:table-cell>
          <table:table-cell table:style-name="TBL_5f_0_5f_8.E1" office:value-type="string">
            <text:p text:style-name="P8">1.527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621,52</text:p>
          </table:table-cell>
          <table:table-cell table:style-name="TBL_5f_0_5f_8.E1" office:value-type="string">
            <text:p text:style-name="P8">14.335,67</text:p>
          </table:table-cell>
          <table:table-cell table:style-name="TBL_5f_0_5f_8.E1" office:value-type="string">
            <text:p text:style-name="P8">1.639,98</text:p>
          </table:table-cell>
          <table:table-cell table:style-name="TBL_5f_0_5f_8.E1" office:value-type="string">
            <text:p text:style-name="P8">1.901,0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541,02</text:p>
          </table:table-cell>
          <table:table-cell table:style-name="TBL_5f_0_5f_8.E1" office:value-type="string">
            <text:p text:style-name="P8">10.794,65</text:p>
          </table:table-cell>
        </table:table-row>
        <table:table-row table:style-name="TBL_5f_0_5f_8.1">
          <table:table-cell table:style-name="TBL_5f_0_5f_8.A1" office:value-type="string">
            <text:p text:style-name="P7">49</text:p>
          </table:table-cell>
          <table:table-cell table:style-name="TBL_5f_0_5f_8.B1" office:value-type="string">
            <text:p text:style-name="P7">HELENO AVILA DOS SANTOS SILVA</text:p>
          </table:table-cell>
          <table:table-cell table:style-name="TBL_5f_0_5f_8.B1" office:value-type="string">
            <text:p text:style-name="P7">PROMOTOR DE JUSTIÇA DE ENTR. FINAL</text:p>
          </table:table-cell>
          <table:table-cell table:style-name="TBL_5f_0_5f_8.B1" office:value-type="string">
            <text:p text:style-name="P7">INATIVOS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03,13</text:p>
          </table:table-cell>
          <table:table-cell table:style-name="TBL_5f_0_5f_8.E1" office:value-type="string">
            <text:p text:style-name="P8">1.803,1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03,13</text:p>
          </table:table-cell>
        </table:table-row>
        <table:table-row table:style-name="TBL_5f_0_5f_8.1">
          <table:table-cell table:style-name="TBL_5f_0_5f_8.A1" office:value-type="string">
            <text:p text:style-name="P7">2151</text:p>
          </table:table-cell>
          <table:table-cell table:style-name="TBL_5f_0_5f_8.B1" office:value-type="string">
            <text:p text:style-name="P7">HELIO SANTOS</text:p>
          </table:table-cell>
          <table:table-cell table:style-name="TBL_5f_0_5f_8.B1" office:value-type="string">
            <text:p text:style-name="P7">2º SARGENTO - requisitado-BESP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</table:table-row>
        <table:table-row table:style-name="TBL_5f_0_5f_8.1">
          <table:table-cell table:style-name="TBL_5f_0_5f_8.A1" office:value-type="string">
            <text:p text:style-name="P7">2082</text:p>
          </table:table-cell>
          <table:table-cell table:style-name="TBL_5f_0_5f_8.B1" office:value-type="string">
            <text:p text:style-name="P7">HELOISA GAMA DE SALES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PROMOTORIA DE JUSTICA - GARARU </text:p>
          </table:table-cell>
          <table:table-cell table:style-name="TBL_5f_0_5f_8.E1" office:value-type="string">
            <text:p text:style-name="P8">7.611,74</text:p>
          </table:table-cell>
          <table:table-cell table:style-name="TBL_5f_0_5f_8.E1" office:value-type="string">
            <text:p text:style-name="P8">800,7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409,1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121,43</text:p>
          </table:table-cell>
          <table:table-cell table:style-name="TBL_5f_0_5f_8.E1" office:value-type="string">
            <text:p text:style-name="P8">13.943,11</text:p>
          </table:table-cell>
          <table:table-cell table:style-name="TBL_5f_0_5f_8.E1" office:value-type="string">
            <text:p text:style-name="P8">1.177,75</text:p>
          </table:table-cell>
          <table:table-cell table:style-name="TBL_5f_0_5f_8.E1" office:value-type="string">
            <text:p text:style-name="P8">1.120,1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297,94</text:p>
          </table:table-cell>
          <table:table-cell table:style-name="TBL_5f_0_5f_8.E1" office:value-type="string">
            <text:p text:style-name="P8">11.645,17</text:p>
          </table:table-cell>
        </table:table-row>
        <table:table-row table:style-name="TBL_5f_0_5f_8.1">
          <table:table-cell table:style-name="TBL_5f_0_5f_8.A1" office:value-type="string">
            <text:p text:style-name="P7">341</text:p>
          </table:table-cell>
          <table:table-cell table:style-name="TBL_5f_0_5f_8.B1" office:value-type="string">
            <text:p text:style-name="P7">HENRIQUE RIBEIRO CARDOSO</text:p>
          </table:table-cell>
          <table:table-cell table:style-name="TBL_5f_0_5f_8.B1" office:value-type="string">
            <text:p text:style-name="P7">PROMOTOR DE JUSTIÇA DE ENTR. FINAL</text:p>
          </table:table-cell>
          <table:table-cell table:style-name="TBL_5f_0_5f_8.B1" office:value-type="string">
            <text:p text:style-name="P7">1ª PROMOTORIA DE JUSTICA DA CURADORIA DA FAZENDA PUBLICA</text:p>
          </table:table-cell>
          <table:table-cell table:style-name="TBL_5f_0_5f_8.E1" office:value-type="string">
            <text:p text:style-name="P8">33.689,1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35.862,03</text:p>
          </table:table-cell>
          <table:table-cell table:style-name="TBL_5f_0_5f_8.E1" office:value-type="string">
            <text:p text:style-name="P8">4.716,48</text:p>
          </table:table-cell>
          <table:table-cell table:style-name="TBL_5f_0_5f_8.E1" office:value-type="string">
            <text:p text:style-name="P8">4.992,6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.709,17</text:p>
          </table:table-cell>
          <table:table-cell table:style-name="TBL_5f_0_5f_8.E1" office:value-type="string">
            <text:p text:style-name="P8">26.152,86</text:p>
          </table:table-cell>
        </table:table-row>
        <table:table-row table:style-name="TBL_5f_0_5f_8.1">
          <table:table-cell table:style-name="TBL_5f_0_5f_8.A1" office:value-type="string">
            <text:p text:style-name="P7">1689</text:p>
          </table:table-cell>
          <table:table-cell table:style-name="TBL_5f_0_5f_8.B1" office:value-type="string">
            <text:p text:style-name="P7">HONORINA JAMILLY ALMEIDA NOVAES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4ª PROMOTORIA DE JUSTICA DOS DIREITOS DO CIDADAO</text:p>
          </table:table-cell>
          <table:table-cell table:style-name="TBL_5f_0_5f_8.E1" office:value-type="string">
            <text:p text:style-name="P8">4.425,27</text:p>
          </table:table-cell>
          <table:table-cell table:style-name="TBL_5f_0_5f_8.E1" office:value-type="string">
            <text:p text:style-name="P8">465,5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7.063,73</text:p>
          </table:table-cell>
          <table:table-cell table:style-name="TBL_5f_0_5f_8.E1" office:value-type="string">
            <text:p text:style-name="P8">684,71</text:p>
          </table:table-cell>
          <table:table-cell table:style-name="TBL_5f_0_5f_8.E1" office:value-type="string">
            <text:p text:style-name="P8">310,2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94,95</text:p>
          </table:table-cell>
          <table:table-cell table:style-name="TBL_5f_0_5f_8.E1" office:value-type="string">
            <text:p text:style-name="P8">6.068,78</text:p>
          </table:table-cell>
        </table:table-row>
        <table:table-row table:style-name="TBL_5f_0_5f_8.1">
          <table:table-cell table:style-name="TBL_5f_0_5f_8.A1" office:value-type="string">
            <text:p text:style-name="P7">1901</text:p>
          </table:table-cell>
          <table:table-cell table:style-name="TBL_5f_0_5f_8.B1" office:value-type="string">
            <text:p text:style-name="P7">HUDSON DE JESUS OLIVEIR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PROMOTORIA DE JUSTICA ESPECIAL CIVEL E CRIMINAL - ITABAIANA </text:p>
          </table:table-cell>
          <table:table-cell table:style-name="TBL_5f_0_5f_8.E1" office:value-type="string">
            <text:p text:style-name="P8">2.776,47</text:p>
          </table:table-cell>
          <table:table-cell table:style-name="TBL_5f_0_5f_8.E1" office:value-type="string">
            <text:p text:style-name="P8">219,0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517,20</text:p>
          </table:table-cell>
          <table:table-cell table:style-name="TBL_5f_0_5f_8.E1" office:value-type="string">
            <text:p text:style-name="P8">5.512,73</text:p>
          </table:table-cell>
          <table:table-cell table:style-name="TBL_5f_0_5f_8.E1" office:value-type="string">
            <text:p text:style-name="P8">419,37</text:p>
          </table:table-cell>
          <table:table-cell table:style-name="TBL_5f_0_5f_8.E1" office:value-type="string">
            <text:p text:style-name="P8">50,4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69,78</text:p>
          </table:table-cell>
          <table:table-cell table:style-name="TBL_5f_0_5f_8.E1" office:value-type="string">
            <text:p text:style-name="P8">5.042,95</text:p>
          </table:table-cell>
        </table:table-row>
        <table:table-row table:style-name="TBL_5f_0_5f_8.1">
          <table:table-cell table:style-name="TBL_5f_0_5f_8.A1" office:value-type="string">
            <text:p text:style-name="P7">2198</text:p>
          </table:table-cell>
          <table:table-cell table:style-name="TBL_5f_0_5f_8.B1" office:value-type="string">
            <text:p text:style-name="P7">IAN EMILIO SCHLINGMANN</text:p>
          </table:table-cell>
          <table:table-cell table:style-name="TBL_5f_0_5f_8.B1" office:value-type="string">
            <text:p text:style-name="P7">SOLDADO - requistado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</table:table-row>
        <table:table-row table:style-name="TBL_5f_0_5f_8.1">
          <table:table-cell table:style-name="TBL_5f_0_5f_8.A1" office:value-type="string">
            <text:p text:style-name="P7">1788</text:p>
          </table:table-cell>
          <table:table-cell table:style-name="TBL_5f_0_5f_8.B1" office:value-type="string">
            <text:p text:style-name="P7">IANNY CAROLINY ALMEIDA SILVEIR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1ª PROMOTORIA DE JUSTICA - ITABAIANA</text:p>
          </table:table-cell>
          <table:table-cell table:style-name="TBL_5f_0_5f_8.E1" office:value-type="string">
            <text:p text:style-name="P8">3.119,64</text:p>
          </table:table-cell>
          <table:table-cell table:style-name="TBL_5f_0_5f_8.E1" office:value-type="string">
            <text:p text:style-name="P8">328,1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517,20</text:p>
          </table:table-cell>
          <table:table-cell table:style-name="TBL_5f_0_5f_8.E1" office:value-type="string">
            <text:p text:style-name="P8">5.965,02</text:p>
          </table:table-cell>
          <table:table-cell table:style-name="TBL_5f_0_5f_8.E1" office:value-type="string">
            <text:p text:style-name="P8">482,69</text:p>
          </table:table-cell>
          <table:table-cell table:style-name="TBL_5f_0_5f_8.E1" office:value-type="string">
            <text:p text:style-name="P8">89,9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572,66</text:p>
          </table:table-cell>
          <table:table-cell table:style-name="TBL_5f_0_5f_8.E1" office:value-type="string">
            <text:p text:style-name="P8">5.392,36</text:p>
          </table:table-cell>
        </table:table-row>
        <table:table-row table:style-name="TBL_5f_0_5f_8.1">
          <table:table-cell table:style-name="TBL_5f_0_5f_8.A1" office:value-type="string">
            <text:p text:style-name="P7">85</text:p>
          </table:table-cell>
          <table:table-cell table:style-name="TBL_5f_0_5f_8.B1" office:value-type="string">
            <text:p text:style-name="P7">IARA PINHEIRO DE JESUS</text:p>
          </table:table-cell>
          <table:table-cell table:style-name="TBL_5f_0_5f_8.B1" office:value-type="string">
            <text:p text:style-name="P7">TÉCNICO EM CONTABILIDADE</text:p>
          </table:table-cell>
          <table:table-cell table:style-name="TBL_5f_0_5f_8.B1" office:value-type="string">
            <text:p text:style-name="P7">INATIVOS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03,13</text:p>
          </table:table-cell>
          <table:table-cell table:style-name="TBL_5f_0_5f_8.E1" office:value-type="string">
            <text:p text:style-name="P8">1.803,1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03,13</text:p>
          </table:table-cell>
        </table:table-row>
        <table:table-row table:style-name="TBL_5f_0_5f_8.1">
          <table:table-cell table:style-name="TBL_5f_0_5f_8.A1" office:value-type="string">
            <text:p text:style-name="P7">2108</text:p>
          </table:table-cell>
          <table:table-cell table:style-name="TBL_5f_0_5f_8.B1" office:value-type="string">
            <text:p text:style-name="P7">IB RODRIGUES FERREIRA</text:p>
          </table:table-cell>
          <table:table-cell table:style-name="TBL_5f_0_5f_8.B1" office:value-type="string">
            <text:p text:style-name="P7">3º SARGENTO - requisitado - BESP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</table:table-row>
        <table:table-row table:style-name="TBL_5f_0_5f_8.1">
          <table:table-cell table:style-name="TBL_5f_0_5f_8.A1" office:value-type="string">
            <text:p text:style-name="P7">693</text:p>
          </table:table-cell>
          <table:table-cell table:style-name="TBL_5f_0_5f_8.B1" office:value-type="string">
            <text:p text:style-name="P7">IDIBERTO BORGES DA SILVA</text:p>
          </table:table-cell>
          <table:table-cell table:style-name="TBL_5f_0_5f_8.B1" office:value-type="string">
            <text:p text:style-name="P7">MENSAGEIRO - requisitado</text:p>
          </table:table-cell>
          <table:table-cell table:style-name="TBL_5f_0_5f_8.B1" office:value-type="string">
            <text:p text:style-name="P7">PROMOTORIA DE JUSTICA - PACATUBA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31,50</text:p>
          </table:table-cell>
          <table:table-cell table:style-name="TBL_5f_0_5f_8.E1" office:value-type="string">
            <text:p text:style-name="P8">287,7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056,00</text:p>
          </table:table-cell>
          <table:table-cell table:style-name="TBL_5f_0_5f_8.E1" office:value-type="string">
            <text:p text:style-name="P8">2.275,28</text:p>
          </table:table-cell>
          <table:table-cell table:style-name="TBL_5f_0_5f_8.E1" office:value-type="string">
            <text:p text:style-name="P8">68,1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8,15</text:p>
          </table:table-cell>
          <table:table-cell table:style-name="TBL_5f_0_5f_8.E1" office:value-type="string">
            <text:p text:style-name="P8">2.207,13</text:p>
          </table:table-cell>
        </table:table-row>
        <table:table-row table:style-name="TBL_5f_0_5f_8.1">
          <table:table-cell table:style-name="TBL_5f_0_5f_8.A1" office:value-type="string">
            <text:p text:style-name="P7">1405</text:p>
          </table:table-cell>
          <table:table-cell table:style-name="TBL_5f_0_5f_8.B1" office:value-type="string">
            <text:p text:style-name="P7">IGOR PEREIRA TELES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COORDENADORIA DE DOCUMENTACAO E DE MEMORIA DO MP</text:p>
          </table:table-cell>
          <table:table-cell table:style-name="TBL_5f_0_5f_8.E1" office:value-type="string">
            <text:p text:style-name="P8">4.690,79</text:p>
          </table:table-cell>
          <table:table-cell table:style-name="TBL_5f_0_5f_8.E1" office:value-type="string">
            <text:p text:style-name="P8">703,6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69,08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7.772,48</text:p>
          </table:table-cell>
          <table:table-cell table:style-name="TBL_5f_0_5f_8.E1" office:value-type="string">
            <text:p text:style-name="P8">755,22</text:p>
          </table:table-cell>
          <table:table-cell table:style-name="TBL_5f_0_5f_8.E1" office:value-type="string">
            <text:p text:style-name="P8">535,4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90,63</text:p>
          </table:table-cell>
          <table:table-cell table:style-name="TBL_5f_0_5f_8.E1" office:value-type="string">
            <text:p text:style-name="P8">6.481,85</text:p>
          </table:table-cell>
        </table:table-row>
        <table:table-row table:style-name="TBL_5f_0_5f_8.1">
          <table:table-cell table:style-name="TBL_5f_0_5f_8.A1" office:value-type="string">
            <text:p text:style-name="P7">1611</text:p>
          </table:table-cell>
          <table:table-cell table:style-name="TBL_5f_0_5f_8.B1" office:value-type="string">
            <text:p text:style-name="P7">ILANA CHAGAS FERRO COELHO DA PAZ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2ª PROMOTORIA DE JUSTICA - BARRA DOS COQUEIROS</text:p>
          </table:table-cell>
          <table:table-cell table:style-name="TBL_5f_0_5f_8.E1" office:value-type="string">
            <text:p text:style-name="P8">7.611,74</text:p>
          </table:table-cell>
          <table:table-cell table:style-name="TBL_5f_0_5f_8.E1" office:value-type="string">
            <text:p text:style-name="P8">1.522,3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46,44</text:p>
          </table:table-cell>
          <table:table-cell table:style-name="TBL_5f_0_5f_8.E1" office:value-type="string">
            <text:p text:style-name="P8">11.280,53</text:p>
          </table:table-cell>
          <table:table-cell table:style-name="TBL_5f_0_5f_8.E1" office:value-type="string">
            <text:p text:style-name="P8">1.278,77</text:p>
          </table:table-cell>
          <table:table-cell table:style-name="TBL_5f_0_5f_8.E1" office:value-type="string">
            <text:p text:style-name="P8">1.290,8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569,62</text:p>
          </table:table-cell>
          <table:table-cell table:style-name="TBL_5f_0_5f_8.E1" office:value-type="string">
            <text:p text:style-name="P8">8.710,91</text:p>
          </table:table-cell>
        </table:table-row>
        <table:table-row table:style-name="TBL_5f_0_5f_8.1">
          <table:table-cell table:style-name="TBL_5f_0_5f_8.A1" office:value-type="string">
            <text:p text:style-name="P7">2148</text:p>
          </table:table-cell>
          <table:table-cell table:style-name="TBL_5f_0_5f_8.B1" office:value-type="string">
            <text:p text:style-name="P7">IOLANDO VIEIRA SANTOS FILHO</text:p>
          </table:table-cell>
          <table:table-cell table:style-name="TBL_5f_0_5f_8.B1" office:value-type="string">
            <text:p text:style-name="P7">3º SARGENTO - requisitado - BESP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08,9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635,9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635,91</text:p>
          </table:table-cell>
        </table:table-row>
        <table:table-row table:style-name="TBL_5f_0_5f_8.1">
          <table:table-cell table:style-name="TBL_5f_0_5f_8.A1" office:value-type="string">
            <text:p text:style-name="P7">2170</text:p>
          </table:table-cell>
          <table:table-cell table:style-name="TBL_5f_0_5f_8.B1" office:value-type="string">
            <text:p text:style-name="P7">IRINALDO JOSE DOS SANTOS</text:p>
          </table:table-cell>
          <table:table-cell table:style-name="TBL_5f_0_5f_8.B1" office:value-type="string">
            <text:p text:style-name="P7">AGENTE ADMINISTRATIVO</text:p>
          </table:table-cell>
          <table:table-cell table:style-name="TBL_5f_0_5f_8.B1" office:value-type="string">
            <text:p text:style-name="P7">INATIVOS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328,07</text:p>
          </table:table-cell>
          <table:table-cell table:style-name="TBL_5f_0_5f_8.E1" office:value-type="string">
            <text:p text:style-name="P8">1.328,0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328,07</text:p>
          </table:table-cell>
        </table:table-row>
        <table:table-row table:style-name="TBL_5f_0_5f_8.1">
          <table:table-cell table:style-name="TBL_5f_0_5f_8.A1" office:value-type="string">
            <text:p text:style-name="P7">1888</text:p>
          </table:table-cell>
          <table:table-cell table:style-name="TBL_5f_0_5f_8.B1" office:value-type="string">
            <text:p text:style-name="P7">ISABEL CHRISTINA PRAZERES RODRIGUES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1ª PROMOTORIA DE JUSTICA - NEOPOLIS</text:p>
          </table:table-cell>
          <table:table-cell table:style-name="TBL_5f_0_5f_8.E1" office:value-type="string">
            <text:p text:style-name="P8">4.425,27</text:p>
          </table:table-cell>
          <table:table-cell table:style-name="TBL_5f_0_5f_8.E1" office:value-type="string">
            <text:p text:style-name="P8">349,15</text:p>
          </table:table-cell>
          <table:table-cell table:style-name="TBL_5f_0_5f_8.E1" office:value-type="string">
            <text:p text:style-name="P8">1.138,5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897,74</text:p>
          </table:table-cell>
          <table:table-cell table:style-name="TBL_5f_0_5f_8.E1" office:value-type="string">
            <text:p text:style-name="P8">8.810,66</text:p>
          </table:table-cell>
          <table:table-cell table:style-name="TBL_5f_0_5f_8.E1" office:value-type="string">
            <text:p text:style-name="P8">668,42</text:p>
          </table:table-cell>
          <table:table-cell table:style-name="TBL_5f_0_5f_8.E1" office:value-type="string">
            <text:p text:style-name="P8">572,8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41,30</text:p>
          </table:table-cell>
          <table:table-cell table:style-name="TBL_5f_0_5f_8.E1" office:value-type="string">
            <text:p text:style-name="P8">7.569,36</text:p>
          </table:table-cell>
        </table:table-row>
        <table:table-row table:style-name="TBL_5f_0_5f_8.1">
          <table:table-cell table:style-name="TBL_5f_0_5f_8.A1" office:value-type="string">
            <text:p text:style-name="P7">1761</text:p>
          </table:table-cell>
          <table:table-cell table:style-name="TBL_5f_0_5f_8.B1" office:value-type="string">
            <text:p text:style-name="P7">ISABELA DE ARAGAO DORNA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GABINETE DO SECRETARIO GERALPGJ/MP</text:p>
          </table:table-cell>
          <table:table-cell table:style-name="TBL_5f_0_5f_8.E1" office:value-type="string">
            <text:p text:style-name="P8">8.552,55</text:p>
          </table:table-cell>
          <table:table-cell table:style-name="TBL_5f_0_5f_8.E1" office:value-type="string">
            <text:p text:style-name="P8">899,73</text:p>
          </table:table-cell>
          <table:table-cell table:style-name="TBL_5f_0_5f_8.E1" office:value-type="string">
            <text:p text:style-name="P8">3.692,3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5.053,58</text:p>
          </table:table-cell>
          <table:table-cell table:style-name="TBL_5f_0_5f_8.E1" office:value-type="string">
            <text:p text:style-name="P8">1.323,32</text:p>
          </table:table-cell>
          <table:table-cell table:style-name="TBL_5f_0_5f_8.E1" office:value-type="string">
            <text:p text:style-name="P8">2.381,4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704,81</text:p>
          </table:table-cell>
          <table:table-cell table:style-name="TBL_5f_0_5f_8.E1" office:value-type="string">
            <text:p text:style-name="P8">11.348,77</text:p>
          </table:table-cell>
        </table:table-row>
        <table:table-row table:style-name="TBL_5f_0_5f_8.1">
          <table:table-cell table:style-name="TBL_5f_0_5f_8.A1" office:value-type="string">
            <text:p text:style-name="P7">1836</text:p>
          </table:table-cell>
          <table:table-cell table:style-name="TBL_5f_0_5f_8.B1" office:value-type="string">
            <text:p text:style-name="P7">ISABELLE CRISTINE DA SILVA FRAZA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PROMOTORIA DE JUSTICA - PORTO DA FOLHA </text:p>
          </table:table-cell>
          <table:table-cell table:style-name="TBL_5f_0_5f_8.E1" office:value-type="string">
            <text:p text:style-name="P8">6.774,42</text:p>
          </table:table-cell>
          <table:table-cell table:style-name="TBL_5f_0_5f_8.E1" office:value-type="string">
            <text:p text:style-name="P8">534,5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121,43</text:p>
          </table:table-cell>
          <table:table-cell table:style-name="TBL_5f_0_5f_8.E1" office:value-type="string">
            <text:p text:style-name="P8">10.430,35</text:p>
          </table:table-cell>
          <table:table-cell table:style-name="TBL_5f_0_5f_8.E1" office:value-type="string">
            <text:p text:style-name="P8">1.023,25</text:p>
          </table:table-cell>
          <table:table-cell table:style-name="TBL_5f_0_5f_8.E1" office:value-type="string">
            <text:p text:style-name="P8">859,2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82,45</text:p>
          </table:table-cell>
          <table:table-cell table:style-name="TBL_5f_0_5f_8.E1" office:value-type="string">
            <text:p text:style-name="P8">8.547,90</text:p>
          </table:table-cell>
        </table:table-row>
        <table:table-row table:style-name="TBL_5f_0_5f_8.1">
          <table:table-cell table:style-name="TBL_5f_0_5f_8.A1" office:value-type="string">
            <text:p text:style-name="P7">1766</text:p>
          </table:table-cell>
          <table:table-cell table:style-name="TBL_5f_0_5f_8.B1" office:value-type="string">
            <text:p text:style-name="P7">ITALO PEREIRA TELES</text:p>
          </table:table-cell>
          <table:table-cell table:style-name="TBL_5f_0_5f_8.B1" office:value-type="string">
            <text:p text:style-name="P7">ANALISTA DO MP -Informática - G. e A.de P. de Sistemas</text:p>
          </table:table-cell>
          <table:table-cell table:style-name="TBL_5f_0_5f_8.B1" office:value-type="string">
            <text:p text:style-name="P7">DIRETORIA DE TECNOLOGIA DA INFORMACAO</text:p>
          </table:table-cell>
          <table:table-cell table:style-name="TBL_5f_0_5f_8.E1" office:value-type="string">
            <text:p text:style-name="P8">10.186,22</text:p>
          </table:table-cell>
          <table:table-cell table:style-name="TBL_5f_0_5f_8.E1" office:value-type="string">
            <text:p text:style-name="P8">1.071,59</text:p>
          </table:table-cell>
          <table:table-cell table:style-name="TBL_5f_0_5f_8.E1" office:value-type="string">
            <text:p text:style-name="P8">3.692,3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88,06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7.247,17</text:p>
          </table:table-cell>
          <table:table-cell table:style-name="TBL_5f_0_5f_8.E1" office:value-type="string">
            <text:p text:style-name="P8">1.576,09</text:p>
          </table:table-cell>
          <table:table-cell table:style-name="TBL_5f_0_5f_8.E1" office:value-type="string">
            <text:p text:style-name="P8">2.915,2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.491,30</text:p>
          </table:table-cell>
          <table:table-cell table:style-name="TBL_5f_0_5f_8.E1" office:value-type="string">
            <text:p text:style-name="P8">12.755,87</text:p>
          </table:table-cell>
        </table:table-row>
        <table:table-row table:style-name="TBL_5f_0_5f_8.1">
          <table:table-cell table:style-name="TBL_5f_0_5f_8.A1" office:value-type="string">
            <text:p text:style-name="P7">2013</text:p>
          </table:table-cell>
          <table:table-cell table:style-name="TBL_5f_0_5f_8.B1" office:value-type="string">
            <text:p text:style-name="P7">ITAMAR MARQUES AMARAL JUNIOR </text:p>
          </table:table-cell>
          <table:table-cell table:style-name="TBL_5f_0_5f_8.B1" office:value-type="string">
            <text:p text:style-name="P7">ASSESSOR DE PROCURADOR DE JUSTIÇA</text:p>
          </table:table-cell>
          <table:table-cell table:style-name="TBL_5f_0_5f_8.B1" office:value-type="string">
            <text:p text:style-name="P7">11ª PROCURADORIA DE JUSTICA (CAMARA CRIMINAL)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2.315,6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4.224,68</text:p>
          </table:table-cell>
          <table:table-cell table:style-name="TBL_5f_0_5f_8.E1" office:value-type="string">
            <text:p text:style-name="P8">713,08</text:p>
          </table:table-cell>
          <table:table-cell table:style-name="TBL_5f_0_5f_8.E1" office:value-type="string">
            <text:p text:style-name="P8">2.217,0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930,16</text:p>
          </table:table-cell>
          <table:table-cell table:style-name="TBL_5f_0_5f_8.E1" office:value-type="string">
            <text:p text:style-name="P8">11.294,52</text:p>
          </table:table-cell>
        </table:table-row>
        <table:table-row table:style-name="TBL_5f_0_5f_8.1">
          <table:table-cell table:style-name="TBL_5f_0_5f_8.A1" office:value-type="string">
            <text:p text:style-name="P7">875</text:p>
          </table:table-cell>
          <table:table-cell table:style-name="TBL_5f_0_5f_8.B1" office:value-type="string">
            <text:p text:style-name="P7">IURI MARCEL MENEZES BORGES</text:p>
          </table:table-cell>
          <table:table-cell table:style-name="TBL_5f_0_5f_8.B1" office:value-type="string">
            <text:p text:style-name="P7">PROMOTOR DE JUSTIÇA DE ENTR. FINAL</text:p>
          </table:table-cell>
          <table:table-cell table:style-name="TBL_5f_0_5f_8.B1" office:value-type="string">
            <text:p text:style-name="P7">3ª PROMOTORIA DE JUSTICA CRIMINAL - NOSSA SENHORA DO SOCORRO</text:p>
          </table:table-cell>
          <table:table-cell table:style-name="TBL_5f_0_5f_8.E1" office:value-type="string">
            <text:p text:style-name="P8">32.004,6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200,47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37.378,04</text:p>
          </table:table-cell>
          <table:table-cell table:style-name="TBL_5f_0_5f_8.E1" office:value-type="string">
            <text:p text:style-name="P8">4.480,65</text:p>
          </table:table-cell>
          <table:table-cell table:style-name="TBL_5f_0_5f_8.E1" office:value-type="string">
            <text:p text:style-name="P8">7.527,7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2.008,38</text:p>
          </table:table-cell>
          <table:table-cell table:style-name="TBL_5f_0_5f_8.E1" office:value-type="string">
            <text:p text:style-name="P8">25.369,66</text:p>
          </table:table-cell>
        </table:table-row>
      </table:table>
      <table:table table:name="TBL_0_9" table:style-name="TBL_5f_0_5f_9">
        <table:table-column table:style-name="TBL_5f_0_5f_9.A"/>
        <table:table-column table:style-name="TBL_5f_0_5f_9.B"/>
        <table:table-column table:style-name="TBL_5f_0_5f_9.C"/>
        <table:table-column table:style-name="TBL_5f_0_5f_9.D"/>
        <table:table-column table:style-name="TBL_5f_0_5f_9.E"/>
        <table:table-column table:style-name="TBL_5f_0_5f_9.F"/>
        <table:table-column table:style-name="TBL_5f_0_5f_9.G"/>
        <table:table-column table:style-name="TBL_5f_0_5f_9.H"/>
        <table:table-column table:style-name="TBL_5f_0_5f_9.I"/>
        <table:table-column table:style-name="TBL_5f_0_5f_9.J"/>
        <table:table-column table:style-name="TBL_5f_0_5f_9.E"/>
        <table:table-column table:style-name="TBL_5f_0_5f_9.L" table:number-columns-repeated="2"/>
        <table:table-column table:style-name="TBL_5f_0_5f_9.J"/>
        <table:table-column table:style-name="TBL_5f_0_5f_9.O"/>
        <table:table-column table:style-name="TBL_5f_0_5f_9.P"/>
        <table:table-column table:style-name="TBL_5f_0_5f_9.Q"/>
        <table:table-column table:style-name="TBL_5f_0_5f_9.R"/>
        <table:table-row table:style-name="TBL_5f_0_5f_9.1">
          <table:table-cell table:style-name="TBL_5f_0_5f_9.A1" office:value-type="string">
            <text:p text:style-name="P7"><text:bookmark text:name="JR_PAGE_ANCHOR_0_10"/>1610</text:p>
          </table:table-cell>
          <table:table-cell table:style-name="TBL_5f_0_5f_9.B1" office:value-type="string">
            <text:p text:style-name="P7">IVAN FERNANDES LEAL DE MELLO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12ª PROCURADORIA DE JUSTICA (CAMARA CRIMINAL)</text:p>
          </table:table-cell>
          <table:table-cell table:style-name="TBL_5f_0_5f_9.E1" office:value-type="string">
            <text:p text:style-name="P8">8.552,55</text:p>
          </table:table-cell>
          <table:table-cell table:style-name="TBL_5f_0_5f_9.E1" office:value-type="string">
            <text:p text:style-name="P8">4.135,57</text:p>
          </table:table-cell>
          <table:table-cell table:style-name="TBL_5f_0_5f_9.E1" office:value-type="string">
            <text:p text:style-name="P8">8.248,54</text:p>
          </table:table-cell>
          <table:table-cell table:style-name="TBL_5f_0_5f_9.E1" office:value-type="string">
            <text:p text:style-name="P8">6.171,9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29.017,62</text:p>
          </table:table-cell>
          <table:table-cell table:style-name="TBL_5f_0_5f_9.E1" office:value-type="string">
            <text:p text:style-name="P8">1.776,34</text:p>
          </table:table-cell>
          <table:table-cell table:style-name="TBL_5f_0_5f_9.E1" office:value-type="string">
            <text:p text:style-name="P8">4.347,5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.123,93</text:p>
          </table:table-cell>
          <table:table-cell table:style-name="TBL_5f_0_5f_9.E1" office:value-type="string">
            <text:p text:style-name="P8">22.893,69</text:p>
          </table:table-cell>
        </table:table-row>
        <table:table-row table:style-name="TBL_5f_0_5f_9.1">
          <table:table-cell table:style-name="TBL_5f_0_5f_9.A1" office:value-type="string">
            <text:p text:style-name="P7">1442</text:p>
          </table:table-cell>
          <table:table-cell table:style-name="TBL_5f_0_5f_9.B1" office:value-type="string">
            <text:p text:style-name="P7">IVAN VIEIRA DE ARAUJO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2ª PROMOTORIA DE JUSTICA - ESTANCIA</text:p>
          </table:table-cell>
          <table:table-cell table:style-name="TBL_5f_0_5f_9.E1" office:value-type="string">
            <text:p text:style-name="P8">4.690,79</text:p>
          </table:table-cell>
          <table:table-cell table:style-name="TBL_5f_0_5f_9.E1" office:value-type="string">
            <text:p text:style-name="P8">703,6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517,20</text:p>
          </table:table-cell>
          <table:table-cell table:style-name="TBL_5f_0_5f_9.E1" office:value-type="string">
            <text:p text:style-name="P8">7.911,61</text:p>
          </table:table-cell>
          <table:table-cell table:style-name="TBL_5f_0_5f_9.E1" office:value-type="string">
            <text:p text:style-name="P8">755,22</text:p>
          </table:table-cell>
          <table:table-cell table:style-name="TBL_5f_0_5f_9.E1" office:value-type="string">
            <text:p text:style-name="P8">407,6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62,91</text:p>
          </table:table-cell>
          <table:table-cell table:style-name="TBL_5f_0_5f_9.E1" office:value-type="string">
            <text:p text:style-name="P8">6.748,70</text:p>
          </table:table-cell>
        </table:table-row>
        <table:table-row table:style-name="TBL_5f_0_5f_9.1">
          <table:table-cell table:style-name="TBL_5f_0_5f_9.A1" office:value-type="string">
            <text:p text:style-name="P7">1737</text:p>
          </table:table-cell>
          <table:table-cell table:style-name="TBL_5f_0_5f_9.B1" office:value-type="string">
            <text:p text:style-name="P7">IVANDILSON DE MOURA FE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- CAPELA</text:p>
          </table:table-cell>
          <table:table-cell table:style-name="TBL_5f_0_5f_9.E1" office:value-type="string">
            <text:p text:style-name="P8">3.119,64</text:p>
          </table:table-cell>
          <table:table-cell table:style-name="TBL_5f_0_5f_9.E1" office:value-type="string">
            <text:p text:style-name="P8">779,9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94,2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572,36</text:p>
          </table:table-cell>
          <table:table-cell table:style-name="TBL_5f_0_5f_9.E1" office:value-type="string">
            <text:p text:style-name="P8">7.766,19</text:p>
          </table:table-cell>
          <table:table-cell table:style-name="TBL_5f_0_5f_9.E1" office:value-type="string">
            <text:p text:style-name="P8">545,94</text:p>
          </table:table-cell>
          <table:table-cell table:style-name="TBL_5f_0_5f_9.E1" office:value-type="string">
            <text:p text:style-name="P8">91,3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37,30</text:p>
          </table:table-cell>
          <table:table-cell table:style-name="TBL_5f_0_5f_9.E1" office:value-type="string">
            <text:p text:style-name="P8">7.128,89</text:p>
          </table:table-cell>
        </table:table-row>
        <table:table-row table:style-name="TBL_5f_0_5f_9.1">
          <table:table-cell table:style-name="TBL_5f_0_5f_9.A1" office:value-type="string">
            <text:p text:style-name="P7">1657</text:p>
          </table:table-cell>
          <table:table-cell table:style-name="TBL_5f_0_5f_9.B1" office:value-type="string">
            <text:p text:style-name="P7">IVES ROCH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DIVISAO DE PATRIMONIO/DM/DA/SG</text:p>
          </table:table-cell>
          <table:table-cell table:style-name="TBL_5f_0_5f_9.E1" office:value-type="string">
            <text:p text:style-name="P8">4.425,27</text:p>
          </table:table-cell>
          <table:table-cell table:style-name="TBL_5f_0_5f_9.E1" office:value-type="string">
            <text:p text:style-name="P8">663,7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6.998,05</text:p>
          </table:table-cell>
          <table:table-cell table:style-name="TBL_5f_0_5f_9.E1" office:value-type="string">
            <text:p text:style-name="P8">712,47</text:p>
          </table:table-cell>
          <table:table-cell table:style-name="TBL_5f_0_5f_9.E1" office:value-type="string">
            <text:p text:style-name="P8">348,6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061,07</text:p>
          </table:table-cell>
          <table:table-cell table:style-name="TBL_5f_0_5f_9.E1" office:value-type="string">
            <text:p text:style-name="P8">5.936,98</text:p>
          </table:table-cell>
        </table:table-row>
        <table:table-row table:style-name="TBL_5f_0_5f_9.1">
          <table:table-cell table:style-name="TBL_5f_0_5f_9.A1" office:value-type="string">
            <text:p text:style-name="P7">1223</text:p>
          </table:table-cell>
          <table:table-cell table:style-name="TBL_5f_0_5f_9.B1" office:value-type="string">
            <text:p text:style-name="P7">IZABELA ROSA VIEIRA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2ª PROMOTORIA DE JUSTICA - ITABAIANA</text:p>
          </table:table-cell>
          <table:table-cell table:style-name="TBL_5f_0_5f_9.E1" office:value-type="string">
            <text:p text:style-name="P8">10.186,22</text:p>
          </table:table-cell>
          <table:table-cell table:style-name="TBL_5f_0_5f_9.E1" office:value-type="string">
            <text:p text:style-name="P8">1.527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517,20</text:p>
          </table:table-cell>
          <table:table-cell table:style-name="TBL_5f_0_5f_9.E1" office:value-type="string">
            <text:p text:style-name="P8">14.231,35</text:p>
          </table:table-cell>
          <table:table-cell table:style-name="TBL_5f_0_5f_9.E1" office:value-type="string">
            <text:p text:style-name="P8">1.639,98</text:p>
          </table:table-cell>
          <table:table-cell table:style-name="TBL_5f_0_5f_9.E1" office:value-type="string">
            <text:p text:style-name="P8">1.901,0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541,02</text:p>
          </table:table-cell>
          <table:table-cell table:style-name="TBL_5f_0_5f_9.E1" office:value-type="string">
            <text:p text:style-name="P8">10.690,33</text:p>
          </table:table-cell>
        </table:table-row>
        <table:table-row table:style-name="TBL_5f_0_5f_9.1">
          <table:table-cell table:style-name="TBL_5f_0_5f_9.A1" office:value-type="string">
            <text:p text:style-name="P7">1924</text:p>
          </table:table-cell>
          <table:table-cell table:style-name="TBL_5f_0_5f_9.B1" office:value-type="string">
            <text:p text:style-name="P7">IZAC SILVA DE JESUS 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COORDENADORIA DE APOIO AOS PROMOTORES ELEITORAIS - COAPE</text:p>
          </table:table-cell>
          <table:table-cell table:style-name="TBL_5f_0_5f_9.E1" office:value-type="string">
            <text:p text:style-name="P8">6.029,21</text:p>
          </table:table-cell>
          <table:table-cell table:style-name="TBL_5f_0_5f_9.E1" office:value-type="string">
            <text:p text:style-name="P8">634,2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8.572,47</text:p>
          </table:table-cell>
          <table:table-cell table:style-name="TBL_5f_0_5f_9.E1" office:value-type="string">
            <text:p text:style-name="P8">932,89</text:p>
          </table:table-cell>
          <table:table-cell table:style-name="TBL_5f_0_5f_9.E1" office:value-type="string">
            <text:p text:style-name="P8">706,5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639,44</text:p>
          </table:table-cell>
          <table:table-cell table:style-name="TBL_5f_0_5f_9.E1" office:value-type="string">
            <text:p text:style-name="P8">6.933,03</text:p>
          </table:table-cell>
        </table:table-row>
        <table:table-row table:style-name="TBL_5f_0_5f_9.1">
          <table:table-cell table:style-name="TBL_5f_0_5f_9.A1" office:value-type="string">
            <text:p text:style-name="P7">1247</text:p>
          </table:table-cell>
          <table:table-cell table:style-name="TBL_5f_0_5f_9.B1" office:value-type="string">
            <text:p text:style-name="P7">JACQUELINE ALMEIDA SILV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8ª PROMOTORIA DE JUSTICA DOS DIREITOS DO CIDADAO</text:p>
          </table:table-cell>
          <table:table-cell table:style-name="TBL_5f_0_5f_9.E1" office:value-type="string">
            <text:p text:style-name="P8">4.690,79</text:p>
          </table:table-cell>
          <table:table-cell table:style-name="TBL_5f_0_5f_9.E1" office:value-type="string">
            <text:p text:style-name="P8">703,6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7.303,40</text:p>
          </table:table-cell>
          <table:table-cell table:style-name="TBL_5f_0_5f_9.E1" office:value-type="string">
            <text:p text:style-name="P8">755,22</text:p>
          </table:table-cell>
          <table:table-cell table:style-name="TBL_5f_0_5f_9.E1" office:value-type="string">
            <text:p text:style-name="P8">365,0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20,25</text:p>
          </table:table-cell>
          <table:table-cell table:style-name="TBL_5f_0_5f_9.E1" office:value-type="string">
            <text:p text:style-name="P8">6.183,15</text:p>
          </table:table-cell>
        </table:table-row>
        <table:table-row table:style-name="TBL_5f_0_5f_9.1">
          <table:table-cell table:style-name="TBL_5f_0_5f_9.A1" office:value-type="string">
            <text:p text:style-name="P7">2187</text:p>
          </table:table-cell>
          <table:table-cell table:style-name="TBL_5f_0_5f_9.B1" office:value-type="string">
            <text:p text:style-name="P7">JACQUELINE CARVALHO NABUCO D AVILA CESPEDES</text:p>
          </table:table-cell>
          <table:table-cell table:style-name="TBL_5f_0_5f_9.B1" office:value-type="string">
            <text:p text:style-name="P7">PEDAGOGA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28,07</text:p>
          </table:table-cell>
          <table:table-cell table:style-name="TBL_5f_0_5f_9.E1" office:value-type="string">
            <text:p text:style-name="P8">1.328,0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28,07</text:p>
          </table:table-cell>
        </table:table-row>
        <table:table-row table:style-name="TBL_5f_0_5f_9.1">
          <table:table-cell table:style-name="TBL_5f_0_5f_9.A1" office:value-type="string">
            <text:p text:style-name="P7">1298</text:p>
          </table:table-cell>
          <table:table-cell table:style-name="TBL_5f_0_5f_9.B1" office:value-type="string">
            <text:p text:style-name="P7">JACQUELINE DE LIMA MENDONC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MILITAR </text:p>
          </table:table-cell>
          <table:table-cell table:style-name="TBL_5f_0_5f_9.E1" office:value-type="string">
            <text:p text:style-name="P8">4.972,24</text:p>
          </table:table-cell>
          <table:table-cell table:style-name="TBL_5f_0_5f_9.E1" office:value-type="string">
            <text:p text:style-name="P8">745,8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47,7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9.474,81</text:p>
          </table:table-cell>
          <table:table-cell table:style-name="TBL_5f_0_5f_9.E1" office:value-type="string">
            <text:p text:style-name="P8">800,53</text:p>
          </table:table-cell>
          <table:table-cell table:style-name="TBL_5f_0_5f_9.E1" office:value-type="string">
            <text:p text:style-name="P8">482,9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83,50</text:p>
          </table:table-cell>
          <table:table-cell table:style-name="TBL_5f_0_5f_9.E1" office:value-type="string">
            <text:p text:style-name="P8">8.191,31</text:p>
          </table:table-cell>
        </table:table-row>
        <table:table-row table:style-name="TBL_5f_0_5f_9.1">
          <table:table-cell table:style-name="TBL_5f_0_5f_9.A1" office:value-type="string">
            <text:p text:style-name="P7">1357</text:p>
          </table:table-cell>
          <table:table-cell table:style-name="TBL_5f_0_5f_9.B1" office:value-type="string">
            <text:p text:style-name="P7">JACQUELINE MONTE DE HOLLAND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DIVISAO DE SERVICO SOCIAL/CAO/CG - GAAE</text:p>
          </table:table-cell>
          <table:table-cell table:style-name="TBL_5f_0_5f_9.E1" office:value-type="string">
            <text:p text:style-name="P8">4.972,24</text:p>
          </table:table-cell>
          <table:table-cell table:style-name="TBL_5f_0_5f_9.E1" office:value-type="string">
            <text:p text:style-name="P8">745,84</text:p>
          </table:table-cell>
          <table:table-cell table:style-name="TBL_5f_0_5f_9.E1" office:value-type="string">
            <text:p text:style-name="P8">1.138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491,67</text:p>
          </table:table-cell>
          <table:table-cell table:style-name="TBL_5f_0_5f_9.E1" office:value-type="string">
            <text:p text:style-name="P8">2.338,66</text:p>
          </table:table-cell>
          <table:table-cell table:style-name="TBL_5f_0_5f_9.E1" office:value-type="string">
            <text:p text:style-name="P8">10.686,91</text:p>
          </table:table-cell>
          <table:table-cell table:style-name="TBL_5f_0_5f_9.E1" office:value-type="string">
            <text:p text:style-name="P8">728,11</text:p>
          </table:table-cell>
          <table:table-cell table:style-name="TBL_5f_0_5f_9.E1" office:value-type="string">
            <text:p text:style-name="P8">1.031,7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759,90</text:p>
          </table:table-cell>
          <table:table-cell table:style-name="TBL_5f_0_5f_9.E1" office:value-type="string">
            <text:p text:style-name="P8">8.927,01</text:p>
          </table:table-cell>
        </table:table-row>
        <table:table-row table:style-name="TBL_5f_0_5f_9.1">
          <table:table-cell table:style-name="TBL_5f_0_5f_9.A1" office:value-type="string">
            <text:p text:style-name="P7">183</text:p>
          </table:table-cell>
          <table:table-cell table:style-name="TBL_5f_0_5f_9.B1" office:value-type="string">
            <text:p text:style-name="P7">JAMISSON CARLOS DE JESUS FERREIRA</text:p>
          </table:table-cell>
          <table:table-cell table:style-name="TBL_5f_0_5f_9.B1" office:value-type="string">
            <text:p text:style-name="P7">2º SARGENT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</table:table-row>
        <table:table-row table:style-name="TBL_5f_0_5f_9.1">
          <table:table-cell table:style-name="TBL_5f_0_5f_9.A1" office:value-type="string">
            <text:p text:style-name="P7">2157</text:p>
          </table:table-cell>
          <table:table-cell table:style-name="TBL_5f_0_5f_9.B1" office:value-type="string">
            <text:p text:style-name="P7">JAMISSON RODRIGUES DOS SANTOS</text:p>
          </table:table-cell>
          <table:table-cell table:style-name="TBL_5f_0_5f_9.B1" office:value-type="string">
            <text:p text:style-name="P7">CAB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</table:table-row>
        <table:table-row table:style-name="TBL_5f_0_5f_9.1">
          <table:table-cell table:style-name="TBL_5f_0_5f_9.A1" office:value-type="string">
            <text:p text:style-name="P7">1495</text:p>
          </table:table-cell>
          <table:table-cell table:style-name="TBL_5f_0_5f_9.B1" office:value-type="string">
            <text:p text:style-name="P7">JANIO DA SILVA CRUZ</text:p>
          </table:table-cell>
          <table:table-cell table:style-name="TBL_5f_0_5f_9.B1" office:value-type="string">
            <text:p text:style-name="P7">SARGENT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</table:table-row>
        <table:table-row table:style-name="TBL_5f_0_5f_9.1">
          <table:table-cell table:style-name="TBL_5f_0_5f_9.A1" office:value-type="string">
            <text:p text:style-name="P7">827</text:p>
          </table:table-cell>
          <table:table-cell table:style-name="TBL_5f_0_5f_9.B1" office:value-type="string">
            <text:p text:style-name="P7">JAQUELINE BAPTISTA DE ALMEIDA</text:p>
          </table:table-cell>
          <table:table-cell table:style-name="TBL_5f_0_5f_9.B1" office:value-type="string">
            <text:p text:style-name="P7">Assessor do C. Adm. e Pedagógico da E.S.MP</text:p>
          </table:table-cell>
          <table:table-cell table:style-name="TBL_5f_0_5f_9.B1" office:value-type="string">
            <text:p text:style-name="P7">ESCOLA SUPERIOR DO MP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417,98</text:p>
          </table:table-cell>
          <table:table-cell table:style-name="TBL_5f_0_5f_9.E1" office:value-type="string">
            <text:p text:style-name="P8">1.000,5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172,92</text:p>
          </table:table-cell>
          <table:table-cell table:style-name="TBL_5f_0_5f_9.E1" office:value-type="string">
            <text:p text:style-name="P8">6.591,46</text:p>
          </table:table-cell>
          <table:table-cell table:style-name="TBL_5f_0_5f_9.E1" office:value-type="string">
            <text:p text:style-name="P8">337,45</text:p>
          </table:table-cell>
          <table:table-cell table:style-name="TBL_5f_0_5f_9.E1" office:value-type="string">
            <text:p text:style-name="P8">78,8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416,29</text:p>
          </table:table-cell>
          <table:table-cell table:style-name="TBL_5f_0_5f_9.E1" office:value-type="string">
            <text:p text:style-name="P8">6.175,17</text:p>
          </table:table-cell>
        </table:table-row>
        <table:table-row table:style-name="TBL_5f_0_5f_9.1">
          <table:table-cell table:style-name="TBL_5f_0_5f_9.A1" office:value-type="string">
            <text:p text:style-name="P7">581</text:p>
          </table:table-cell>
          <table:table-cell table:style-name="TBL_5f_0_5f_9.B1" office:value-type="string">
            <text:p text:style-name="P7">JARBAS ADELINO SANTOS JUNIOR</text:p>
          </table:table-cell>
          <table:table-cell table:style-name="TBL_5f_0_5f_9.B1" office:value-type="string">
            <text:p text:style-name="P7">PROMOTOR DE JUSTIÇA DE ENTR. FINAL</text:p>
          </table:table-cell>
          <table:table-cell table:style-name="TBL_5f_0_5f_9.B1" office:value-type="string">
            <text:p text:style-name="P7">1ª PROMOTORIA DE JUSTICA DOS DIREITOS DO CIDADAO</text:p>
          </table:table-cell>
          <table:table-cell table:style-name="TBL_5f_0_5f_9.E1" office:value-type="string">
            <text:p text:style-name="P8">33.689,1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7.326,2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368,91</text:p>
          </table:table-cell>
          <table:table-cell table:style-name="TBL_5f_0_5f_9.E1" office:value-type="string">
            <text:p text:style-name="P8">2.172,92</text:p>
          </table:table-cell>
          <table:table-cell table:style-name="TBL_5f_0_5f_9.E1" office:value-type="string">
            <text:p text:style-name="P8">46.557,20</text:p>
          </table:table-cell>
          <table:table-cell table:style-name="TBL_5f_0_5f_9.E1" office:value-type="string">
            <text:p text:style-name="P8">4.716,48</text:p>
          </table:table-cell>
          <table:table-cell table:style-name="TBL_5f_0_5f_9.E1" office:value-type="string">
            <text:p text:style-name="P8">7.920,2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2.636,77</text:p>
          </table:table-cell>
          <table:table-cell table:style-name="TBL_5f_0_5f_9.E1" office:value-type="string">
            <text:p text:style-name="P8">33.920,43</text:p>
          </table:table-cell>
        </table:table-row>
        <table:table-row table:style-name="TBL_5f_0_5f_9.1">
          <table:table-cell table:style-name="TBL_5f_0_5f_9.A1" office:value-type="string">
            <text:p text:style-name="P7">1959</text:p>
          </table:table-cell>
          <table:table-cell table:style-name="TBL_5f_0_5f_9.B1" office:value-type="string">
            <text:p text:style-name="P7">JEAN CARLOS DE ANDRADE TINTILIANO</text:p>
          </table:table-cell>
          <table:table-cell table:style-name="TBL_5f_0_5f_9.B1" office:value-type="string">
            <text:p text:style-name="P7">TÉCNICO DO MP - Manut. Sup. Eq. de Inf. e Software</text:p>
          </table:table-cell>
          <table:table-cell table:style-name="TBL_5f_0_5f_9.B1" office:value-type="string">
            <text:p text:style-name="P7">DIRETORIA DE TECNOLOGIA DA INFORMACAO</text:p>
          </table:table-cell>
          <table:table-cell table:style-name="TBL_5f_0_5f_9.E1" office:value-type="string">
            <text:p text:style-name="P8">3.119,64</text:p>
          </table:table-cell>
          <table:table-cell table:style-name="TBL_5f_0_5f_9.E1" office:value-type="string">
            <text:p text:style-name="P8">246,1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5.274,77</text:p>
          </table:table-cell>
          <table:table-cell table:style-name="TBL_5f_0_5f_9.E1" office:value-type="string">
            <text:p text:style-name="P8">471,21</text:p>
          </table:table-cell>
          <table:table-cell table:style-name="TBL_5f_0_5f_9.E1" office:value-type="string">
            <text:p text:style-name="P8">60,0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31,28</text:p>
          </table:table-cell>
          <table:table-cell table:style-name="TBL_5f_0_5f_9.E1" office:value-type="string">
            <text:p text:style-name="P8">4.743,49</text:p>
          </table:table-cell>
        </table:table-row>
        <table:table-row table:style-name="TBL_5f_0_5f_9.1">
          <table:table-cell table:style-name="TBL_5f_0_5f_9.A1" office:value-type="string">
            <text:p text:style-name="P7">1818</text:p>
          </table:table-cell>
          <table:table-cell table:style-name="TBL_5f_0_5f_9.B1" office:value-type="string">
            <text:p text:style-name="P7">JEAN DE JESUS PIRES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- UMBAUBA</text:p>
          </table:table-cell>
          <table:table-cell table:style-name="TBL_5f_0_5f_9.E1" office:value-type="string">
            <text:p text:style-name="P8">4.425,27</text:p>
          </table:table-cell>
          <table:table-cell table:style-name="TBL_5f_0_5f_9.E1" office:value-type="string">
            <text:p text:style-name="P8">465,5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13,6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572,36</text:p>
          </table:table-cell>
          <table:table-cell table:style-name="TBL_5f_0_5f_9.E1" office:value-type="string">
            <text:p text:style-name="P8">8.776,84</text:p>
          </table:table-cell>
          <table:table-cell table:style-name="TBL_5f_0_5f_9.E1" office:value-type="string">
            <text:p text:style-name="P8">684,71</text:p>
          </table:table-cell>
          <table:table-cell table:style-name="TBL_5f_0_5f_9.E1" office:value-type="string">
            <text:p text:style-name="P8">267,5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952,29</text:p>
          </table:table-cell>
          <table:table-cell table:style-name="TBL_5f_0_5f_9.E1" office:value-type="string">
            <text:p text:style-name="P8">7.824,55</text:p>
          </table:table-cell>
        </table:table-row>
        <table:table-row table:style-name="TBL_5f_0_5f_9.1">
          <table:table-cell table:style-name="TBL_5f_0_5f_9.A1" office:value-type="string">
            <text:p text:style-name="P7">1039</text:p>
          </table:table-cell>
          <table:table-cell table:style-name="TBL_5f_0_5f_9.B1" office:value-type="string">
            <text:p text:style-name="P7">JEANE SANTOS NASCIMENTO</text:p>
          </table:table-cell>
          <table:table-cell table:style-name="TBL_5f_0_5f_9.B1" office:value-type="string">
            <text:p text:style-name="P7">TÉCNICO JUDICIÁRIO - requisitado</text:p>
          </table:table-cell>
          <table:table-cell table:style-name="TBL_5f_0_5f_9.B1" office:value-type="string">
            <text:p text:style-name="P7">10ª PROCURADORIA DE JUSTICA (2ª CAMARA CIVEL)</text:p>
          </table:table-cell>
          <table:table-cell table:style-name="TBL_5f_0_5f_9.E1" office:value-type="string">
            <text:p text:style-name="P8">4.144,81</text:p>
          </table:table-cell>
          <table:table-cell table:style-name="TBL_5f_0_5f_9.E1" office:value-type="string">
            <text:p text:style-name="P8">14.962,4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172,92</text:p>
          </table:table-cell>
          <table:table-cell table:style-name="TBL_5f_0_5f_9.E1" office:value-type="string">
            <text:p text:style-name="P8">21.280,20</text:p>
          </table:table-cell>
          <table:table-cell table:style-name="TBL_5f_0_5f_9.E1" office:value-type="string">
            <text:p text:style-name="P8">2.485,84</text:p>
          </table:table-cell>
          <table:table-cell table:style-name="TBL_5f_0_5f_9.E1" office:value-type="string">
            <text:p text:style-name="P8">3.701,5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.187,38</text:p>
          </table:table-cell>
          <table:table-cell table:style-name="TBL_5f_0_5f_9.E1" office:value-type="string">
            <text:p text:style-name="P8">15.092,82</text:p>
          </table:table-cell>
        </table:table-row>
        <table:table-row table:style-name="TBL_5f_0_5f_9.1">
          <table:table-cell table:style-name="TBL_5f_0_5f_9.A1" office:value-type="string">
            <text:p text:style-name="P7">1460</text:p>
          </table:table-cell>
          <table:table-cell table:style-name="TBL_5f_0_5f_9.B1" office:value-type="string">
            <text:p text:style-name="P7">JEFERSON GONZAGA DOS SANTOS</text:p>
          </table:table-cell>
          <table:table-cell table:style-name="TBL_5f_0_5f_9.B1" office:value-type="string">
            <text:p text:style-name="P7">3º SARGENT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</table:table-row>
        <table:table-row table:style-name="TBL_5f_0_5f_9.1">
          <table:table-cell table:style-name="TBL_5f_0_5f_9.A1" office:value-type="string">
            <text:p text:style-name="P7">1797</text:p>
          </table:table-cell>
          <table:table-cell table:style-name="TBL_5f_0_5f_9.B1" office:value-type="string">
            <text:p text:style-name="P7">JESSICA MATOS CORRE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DIVISAO DE PERICIA CONTABIL - GAAE</text:p>
          </table:table-cell>
          <table:table-cell table:style-name="TBL_5f_0_5f_9.E1" office:value-type="string">
            <text:p text:style-name="P8">3.715,54</text:p>
          </table:table-cell>
          <table:table-cell table:style-name="TBL_5f_0_5f_9.E1" office:value-type="string">
            <text:p text:style-name="P8">390,87</text:p>
          </table:table-cell>
          <table:table-cell table:style-name="TBL_5f_0_5f_9.E1" office:value-type="string">
            <text:p text:style-name="P8">1.138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7.153,90</text:p>
          </table:table-cell>
          <table:table-cell table:style-name="TBL_5f_0_5f_9.E1" office:value-type="string">
            <text:p text:style-name="P8">574,90</text:p>
          </table:table-cell>
          <table:table-cell table:style-name="TBL_5f_0_5f_9.E1" office:value-type="string">
            <text:p text:style-name="P8">414,8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989,79</text:p>
          </table:table-cell>
          <table:table-cell table:style-name="TBL_5f_0_5f_9.E1" office:value-type="string">
            <text:p text:style-name="P8">6.164,11</text:p>
          </table:table-cell>
        </table:table-row>
        <table:table-row table:style-name="TBL_5f_0_5f_9.1">
          <table:table-cell table:style-name="TBL_5f_0_5f_9.A1" office:value-type="string">
            <text:p text:style-name="P7">1955</text:p>
          </table:table-cell>
          <table:table-cell table:style-name="TBL_5f_0_5f_9.B1" office:value-type="string">
            <text:p text:style-name="P7">JESSICA TAVARES DOS SANTOS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- RIACHUELO</text:p>
          </table:table-cell>
          <table:table-cell table:style-name="TBL_5f_0_5f_9.E1" office:value-type="string">
            <text:p text:style-name="P8">3.306,82</text:p>
          </table:table-cell>
          <table:table-cell table:style-name="TBL_5f_0_5f_9.E1" office:value-type="string">
            <text:p text:style-name="P8">260,9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25,27</text:p>
          </table:table-cell>
          <table:table-cell table:style-name="TBL_5f_0_5f_9.E1" office:value-type="string">
            <text:p text:style-name="P8">5.893,00</text:p>
          </table:table-cell>
          <table:table-cell table:style-name="TBL_5f_0_5f_9.E1" office:value-type="string">
            <text:p text:style-name="P8">499,48</text:p>
          </table:table-cell>
          <table:table-cell table:style-name="TBL_5f_0_5f_9.E1" office:value-type="string">
            <text:p text:style-name="P8">105,4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04,92</text:p>
          </table:table-cell>
          <table:table-cell table:style-name="TBL_5f_0_5f_9.E1" office:value-type="string">
            <text:p text:style-name="P8">5.288,08</text:p>
          </table:table-cell>
        </table:table-row>
        <table:table-row table:style-name="TBL_5f_0_5f_9.1">
          <table:table-cell table:style-name="TBL_5f_0_5f_9.A1" office:value-type="string">
            <text:p text:style-name="P7">1923</text:p>
          </table:table-cell>
          <table:table-cell table:style-name="TBL_5f_0_5f_9.B1" office:value-type="string">
            <text:p text:style-name="P7">JOANA ANGELICA CARREGOSA SILVA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PROMOTORIA DE JUSTICA - RIBEIROPOLIS </text:p>
          </table:table-cell>
          <table:table-cell table:style-name="TBL_5f_0_5f_9.E1" office:value-type="string">
            <text:p text:style-name="P8">6.774,42</text:p>
          </table:table-cell>
          <table:table-cell table:style-name="TBL_5f_0_5f_9.E1" office:value-type="string">
            <text:p text:style-name="P8">534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781,13</text:p>
          </table:table-cell>
          <table:table-cell table:style-name="TBL_5f_0_5f_9.E1" office:value-type="string">
            <text:p text:style-name="P8">10.090,05</text:p>
          </table:table-cell>
          <table:table-cell table:style-name="TBL_5f_0_5f_9.E1" office:value-type="string">
            <text:p text:style-name="P8">1.023,25</text:p>
          </table:table-cell>
          <table:table-cell table:style-name="TBL_5f_0_5f_9.E1" office:value-type="string">
            <text:p text:style-name="P8">859,2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82,45</text:p>
          </table:table-cell>
          <table:table-cell table:style-name="TBL_5f_0_5f_9.E1" office:value-type="string">
            <text:p text:style-name="P8">8.207,60</text:p>
          </table:table-cell>
        </table:table-row>
        <table:table-row table:style-name="TBL_5f_0_5f_9.1">
          <table:table-cell table:style-name="TBL_5f_0_5f_9.A1" office:value-type="string">
            <text:p text:style-name="P7">1215</text:p>
          </table:table-cell>
          <table:table-cell table:style-name="TBL_5f_0_5f_9.B1" office:value-type="string">
            <text:p text:style-name="P7">JOANA WIRTI ROCHA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2ª PROMOTORIA DE JUSTICA DO TRIBUNAL DO JURI - ARACAJU </text:p>
          </table:table-cell>
          <table:table-cell table:style-name="TBL_5f_0_5f_9.E1" office:value-type="string">
            <text:p text:style-name="P8">10.186,22</text:p>
          </table:table-cell>
          <table:table-cell table:style-name="TBL_5f_0_5f_9.E1" office:value-type="string">
            <text:p text:style-name="P8">2.037,2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14.132,45</text:p>
          </table:table-cell>
          <table:table-cell table:style-name="TBL_5f_0_5f_9.E1" office:value-type="string">
            <text:p text:style-name="P8">1.711,28</text:p>
          </table:table-cell>
          <table:table-cell table:style-name="TBL_5f_0_5f_9.E1" office:value-type="string">
            <text:p text:style-name="P8">1.969,3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680,63</text:p>
          </table:table-cell>
          <table:table-cell table:style-name="TBL_5f_0_5f_9.E1" office:value-type="string">
            <text:p text:style-name="P8">10.451,82</text:p>
          </table:table-cell>
        </table:table-row>
        <table:table-row table:style-name="TBL_5f_0_5f_9.1">
          <table:table-cell table:style-name="TBL_5f_0_5f_9.A1" office:value-type="string">
            <text:p text:style-name="P7">2083</text:p>
          </table:table-cell>
          <table:table-cell table:style-name="TBL_5f_0_5f_9.B1" office:value-type="string">
            <text:p text:style-name="P7">JOAO ALBERTO LEONARDO CLEMENT JUNIOR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1ª PROMOTORIA DE JUSTICA - NOSSA SENHORA DA GLORIA </text:p>
          </table:table-cell>
          <table:table-cell table:style-name="TBL_5f_0_5f_9.E1" office:value-type="string">
            <text:p text:style-name="P8">6.390,96</text:p>
          </table:table-cell>
          <table:table-cell table:style-name="TBL_5f_0_5f_9.E1" office:value-type="string">
            <text:p text:style-name="P8">639,1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97,74</text:p>
          </table:table-cell>
          <table:table-cell table:style-name="TBL_5f_0_5f_9.E1" office:value-type="string">
            <text:p text:style-name="P8">9.927,80</text:p>
          </table:table-cell>
          <table:table-cell table:style-name="TBL_5f_0_5f_9.E1" office:value-type="string">
            <text:p text:style-name="P8">984,21</text:p>
          </table:table-cell>
          <table:table-cell table:style-name="TBL_5f_0_5f_9.E1" office:value-type="string">
            <text:p text:style-name="P8">793,2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777,46</text:p>
          </table:table-cell>
          <table:table-cell table:style-name="TBL_5f_0_5f_9.E1" office:value-type="string">
            <text:p text:style-name="P8">8.150,34</text:p>
          </table:table-cell>
        </table:table-row>
        <table:table-row table:style-name="TBL_5f_0_5f_9.1">
          <table:table-cell table:style-name="TBL_5f_0_5f_9.A1" office:value-type="string">
            <text:p text:style-name="P7">1912</text:p>
          </table:table-cell>
          <table:table-cell table:style-name="TBL_5f_0_5f_9.B1" office:value-type="string">
            <text:p text:style-name="P7">JOAO BARBOSA DE OLIVEIRA FILHO</text:p>
          </table:table-cell>
          <table:table-cell table:style-name="TBL_5f_0_5f_9.B1" office:value-type="string">
            <text:p text:style-name="P7">DETETIVE POLICIAL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</table:table-row>
        <table:table-row table:style-name="TBL_5f_0_5f_9.1">
          <table:table-cell table:style-name="TBL_5f_0_5f_9.A1" office:value-type="string">
            <text:p text:style-name="P7">1710</text:p>
          </table:table-cell>
          <table:table-cell table:style-name="TBL_5f_0_5f_9.B1" office:value-type="string">
            <text:p text:style-name="P7">JOAO CARLOS NOGUEIRA ARAUJO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- CRISTINAPOLIS</text:p>
          </table:table-cell>
          <table:table-cell table:style-name="TBL_5f_0_5f_9.E1" office:value-type="string">
            <text:p text:style-name="P8">4.425,27</text:p>
          </table:table-cell>
          <table:table-cell table:style-name="TBL_5f_0_5f_9.E1" office:value-type="string">
            <text:p text:style-name="P8">1.327,5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97,74</text:p>
          </table:table-cell>
          <table:table-cell table:style-name="TBL_5f_0_5f_9.E1" office:value-type="string">
            <text:p text:style-name="P8">8.650,59</text:p>
          </table:table-cell>
          <table:table-cell table:style-name="TBL_5f_0_5f_9.E1" office:value-type="string">
            <text:p text:style-name="P8">805,40</text:p>
          </table:table-cell>
          <table:table-cell table:style-name="TBL_5f_0_5f_9.E1" office:value-type="string">
            <text:p text:style-name="P8">491,1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96,59</text:p>
          </table:table-cell>
          <table:table-cell table:style-name="TBL_5f_0_5f_9.E1" office:value-type="string">
            <text:p text:style-name="P8">7.354,00</text:p>
          </table:table-cell>
        </table:table-row>
        <table:table-row table:style-name="TBL_5f_0_5f_9.1">
          <table:table-cell table:style-name="TBL_5f_0_5f_9.A1" office:value-type="string">
            <text:p text:style-name="P7">392</text:p>
          </table:table-cell>
          <table:table-cell table:style-name="TBL_5f_0_5f_9.B1" office:value-type="string">
            <text:p text:style-name="P7">JOAO COSTA DOS SANTOS</text:p>
          </table:table-cell>
          <table:table-cell table:style-name="TBL_5f_0_5f_9.B1" office:value-type="string">
            <text:p text:style-name="P7">GARÇON - requisitado</text:p>
          </table:table-cell>
          <table:table-cell table:style-name="TBL_5f_0_5f_9.B1" office:value-type="string">
            <text:p text:style-name="P7">COPA 4º ANDAR/DAA/DA</text:p>
          </table:table-cell>
          <table:table-cell table:style-name="TBL_5f_0_5f_9.E1" office:value-type="string">
            <text:p text:style-name="P8">1.329,71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931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86,1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59,13</text:p>
          </table:table-cell>
          <table:table-cell table:style-name="TBL_5f_0_5f_9.E1" office:value-type="string">
            <text:p text:style-name="P8">6.533,43</text:p>
          </table:table-cell>
          <table:table-cell table:style-name="TBL_5f_0_5f_9.E1" office:value-type="string">
            <text:p text:style-name="P8">186,16</text:p>
          </table:table-cell>
          <table:table-cell table:style-name="TBL_5f_0_5f_9.E1" office:value-type="string">
            <text:p text:style-name="P8">139,9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26,14</text:p>
          </table:table-cell>
          <table:table-cell table:style-name="TBL_5f_0_5f_9.E1" office:value-type="string">
            <text:p text:style-name="P8">6.207,29</text:p>
          </table:table-cell>
        </table:table-row>
        <table:table-row table:style-name="TBL_5f_0_5f_9.1">
          <table:table-cell table:style-name="TBL_5f_0_5f_9.A1" office:value-type="string">
            <text:p text:style-name="P7">2116</text:p>
          </table:table-cell>
          <table:table-cell table:style-name="TBL_5f_0_5f_9.B1" office:value-type="string">
            <text:p text:style-name="P7">JOAO CRUZ LEANDRO DA SILVA</text:p>
          </table:table-cell>
          <table:table-cell table:style-name="TBL_5f_0_5f_9.B1" office:value-type="string">
            <text:p text:style-name="P7">3º SARGENTO - requisitado - BESP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490,7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717,7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717,70</text:p>
          </table:table-cell>
        </table:table-row>
        <table:table-row table:style-name="TBL_5f_0_5f_9.1">
          <table:table-cell table:style-name="TBL_5f_0_5f_9.A1" office:value-type="string">
            <text:p text:style-name="P7">717</text:p>
          </table:table-cell>
          <table:table-cell table:style-name="TBL_5f_0_5f_9.B1" office:value-type="string">
            <text:p text:style-name="P7">JOAO FLORENCIO SANTOS FILHO</text:p>
          </table:table-cell>
          <table:table-cell table:style-name="TBL_5f_0_5f_9.B1" office:value-type="string">
            <text:p text:style-name="P7">2º SARGENT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490,7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717,7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717,70</text:p>
          </table:table-cell>
        </table:table-row>
        <table:table-row table:style-name="TBL_5f_0_5f_9.1">
          <table:table-cell table:style-name="TBL_5f_0_5f_9.A1" office:value-type="string">
            <text:p text:style-name="P7">2005</text:p>
          </table:table-cell>
          <table:table-cell table:style-name="TBL_5f_0_5f_9.B1" office:value-type="string">
            <text:p text:style-name="P7">JOAO FRANCISCO GAGNO CAMPAGNARO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PROMOTORIA DE JUSTICA - MARUIM </text:p>
          </table:table-cell>
          <table:table-cell table:style-name="TBL_5f_0_5f_9.E1" office:value-type="string">
            <text:p text:style-name="P8">6.390,96</text:p>
          </table:table-cell>
          <table:table-cell table:style-name="TBL_5f_0_5f_9.E1" office:value-type="string">
            <text:p text:style-name="P8">504,2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25,27</text:p>
          </table:table-cell>
          <table:table-cell table:style-name="TBL_5f_0_5f_9.E1" office:value-type="string">
            <text:p text:style-name="P8">9.220,48</text:p>
          </table:table-cell>
          <table:table-cell table:style-name="TBL_5f_0_5f_9.E1" office:value-type="string">
            <text:p text:style-name="P8">965,33</text:p>
          </table:table-cell>
          <table:table-cell table:style-name="TBL_5f_0_5f_9.E1" office:value-type="string">
            <text:p text:style-name="P8">350,0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15,36</text:p>
          </table:table-cell>
          <table:table-cell table:style-name="TBL_5f_0_5f_9.E1" office:value-type="string">
            <text:p text:style-name="P8">7.905,12</text:p>
          </table:table-cell>
        </table:table-row>
        <table:table-row table:style-name="TBL_5f_0_5f_9.1">
          <table:table-cell table:style-name="TBL_5f_0_5f_9.A1" office:value-type="string">
            <text:p text:style-name="P7">1617</text:p>
          </table:table-cell>
          <table:table-cell table:style-name="TBL_5f_0_5f_9.B1" office:value-type="string">
            <text:p text:style-name="P7">JOAO HENRIQUE DE MELO ELIAS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PROMOTORIA DE JUSTICA - UMBAUBA</text:p>
          </table:table-cell>
          <table:table-cell table:style-name="TBL_5f_0_5f_9.E1" office:value-type="string">
            <text:p text:style-name="P8">7.611,74</text:p>
          </table:table-cell>
          <table:table-cell table:style-name="TBL_5f_0_5f_9.E1" office:value-type="string">
            <text:p text:style-name="P8">800,7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572,36</text:p>
          </table:table-cell>
          <table:table-cell table:style-name="TBL_5f_0_5f_9.E1" office:value-type="string">
            <text:p text:style-name="P8">10.984,85</text:p>
          </table:table-cell>
          <table:table-cell table:style-name="TBL_5f_0_5f_9.E1" office:value-type="string">
            <text:p text:style-name="P8">1.177,75</text:p>
          </table:table-cell>
          <table:table-cell table:style-name="TBL_5f_0_5f_9.E1" office:value-type="string">
            <text:p text:style-name="P8">1.120,1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297,94</text:p>
          </table:table-cell>
          <table:table-cell table:style-name="TBL_5f_0_5f_9.E1" office:value-type="string">
            <text:p text:style-name="P8">8.686,91</text:p>
          </table:table-cell>
        </table:table-row>
        <table:table-row table:style-name="TBL_5f_0_5f_9.1">
          <table:table-cell table:style-name="TBL_5f_0_5f_9.A1" office:value-type="string">
            <text:p text:style-name="P7">1927</text:p>
          </table:table-cell>
          <table:table-cell table:style-name="TBL_5f_0_5f_9.B1" office:value-type="string">
            <text:p text:style-name="P7">JOAO PAULO SANTOS BISPO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- CEDRO DE SAO JOAO</text:p>
          </table:table-cell>
          <table:table-cell table:style-name="TBL_5f_0_5f_9.E1" office:value-type="string">
            <text:p text:style-name="P8">2.776,47</text:p>
          </table:table-cell>
          <table:table-cell table:style-name="TBL_5f_0_5f_9.E1" office:value-type="string">
            <text:p text:style-name="P8">416,4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97,74</text:p>
          </table:table-cell>
          <table:table-cell table:style-name="TBL_5f_0_5f_9.E1" office:value-type="string">
            <text:p text:style-name="P8">6.090,68</text:p>
          </table:table-cell>
          <table:table-cell table:style-name="TBL_5f_0_5f_9.E1" office:value-type="string">
            <text:p text:style-name="P8">447,01</text:p>
          </table:table-cell>
          <table:table-cell table:style-name="TBL_5f_0_5f_9.E1" office:value-type="string">
            <text:p text:style-name="P8">63,1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10,15</text:p>
          </table:table-cell>
          <table:table-cell table:style-name="TBL_5f_0_5f_9.E1" office:value-type="string">
            <text:p text:style-name="P8">5.580,53</text:p>
          </table:table-cell>
        </table:table-row>
        <table:table-row table:style-name="TBL_5f_0_5f_9.1">
          <table:table-cell table:style-name="TBL_5f_0_5f_9.A1" office:value-type="string">
            <text:p text:style-name="P7">2168</text:p>
          </table:table-cell>
          <table:table-cell table:style-name="TBL_5f_0_5f_9.B1" office:value-type="string">
            <text:p text:style-name="P7">JOAO RAIMUNDO MOREIRA GUIMARAES</text:p>
          </table:table-cell>
          <table:table-cell table:style-name="TBL_5f_0_5f_9.B1" office:value-type="string">
            <text:p text:style-name="P7">PROMOTOR DE JUSTIÇA DE ENTR. FINAL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</table:table-row>
        <table:table-row table:style-name="TBL_5f_0_5f_9.1">
          <table:table-cell table:style-name="TBL_5f_0_5f_9.A1" office:value-type="string">
            <text:p text:style-name="P7">2079</text:p>
          </table:table-cell>
          <table:table-cell table:style-name="TBL_5f_0_5f_9.B1" office:value-type="string">
            <text:p text:style-name="P7">JOAO RIBEIRO DE ALMEIDA NETO</text:p>
          </table:table-cell>
          <table:table-cell table:style-name="TBL_5f_0_5f_9.B1" office:value-type="string">
            <text:p text:style-name="P7">ANALISTA DO MP -Informática - G. e A.de P. de Sistemas</text:p>
          </table:table-cell>
          <table:table-cell table:style-name="TBL_5f_0_5f_9.B1" office:value-type="string">
            <text:p text:style-name="P7">DIRETORIA DE TECNOLOGIA DA INFORMACAO</text:p>
          </table:table-cell>
          <table:table-cell table:style-name="TBL_5f_0_5f_9.E1" office:value-type="string">
            <text:p text:style-name="P8">7.180,89</text:p>
          </table:table-cell>
          <table:table-cell table:style-name="TBL_5f_0_5f_9.E1" office:value-type="string">
            <text:p text:style-name="P8">377,7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9.467,59</text:p>
          </table:table-cell>
          <table:table-cell table:style-name="TBL_5f_0_5f_9.E1" office:value-type="string">
            <text:p text:style-name="P8">1.058,20</text:p>
          </table:table-cell>
          <table:table-cell table:style-name="TBL_5f_0_5f_9.E1" office:value-type="string">
            <text:p text:style-name="P8">918,2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76,45</text:p>
          </table:table-cell>
          <table:table-cell table:style-name="TBL_5f_0_5f_9.E1" office:value-type="string">
            <text:p text:style-name="P8">7.491,14</text:p>
          </table:table-cell>
        </table:table-row>
        <table:table-row table:style-name="TBL_5f_0_5f_9.1">
          <table:table-cell table:style-name="TBL_5f_0_5f_9.A1" office:value-type="string">
            <text:p text:style-name="P7">1828</text:p>
          </table:table-cell>
          <table:table-cell table:style-name="TBL_5f_0_5f_9.B1" office:value-type="string">
            <text:p text:style-name="P7">JOAO RICARDO ANDRADE CORTES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ESCOLA SUPERIOR DO MP</text:p>
          </table:table-cell>
          <table:table-cell table:style-name="TBL_5f_0_5f_9.E1" office:value-type="string">
            <text:p text:style-name="P8">4.425,27</text:p>
          </table:table-cell>
          <table:table-cell table:style-name="TBL_5f_0_5f_9.E1" office:value-type="string">
            <text:p text:style-name="P8">885,05</text:p>
          </table:table-cell>
          <table:table-cell table:style-name="TBL_5f_0_5f_9.E1" office:value-type="string">
            <text:p text:style-name="P8">1.830,9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9.050,23</text:p>
          </table:table-cell>
          <table:table-cell table:style-name="TBL_5f_0_5f_9.E1" office:value-type="string">
            <text:p text:style-name="P8">743,44</text:p>
          </table:table-cell>
          <table:table-cell table:style-name="TBL_5f_0_5f_9.E1" office:value-type="string">
            <text:p text:style-name="P8">837,9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581,34</text:p>
          </table:table-cell>
          <table:table-cell table:style-name="TBL_5f_0_5f_9.E1" office:value-type="string">
            <text:p text:style-name="P8">7.468,89</text:p>
          </table:table-cell>
        </table:table-row>
        <table:table-row table:style-name="TBL_5f_0_5f_9.1">
          <table:table-cell table:style-name="TBL_5f_0_5f_9.A1" office:value-type="string">
            <text:p text:style-name="P7">600</text:p>
          </table:table-cell>
          <table:table-cell table:style-name="TBL_5f_0_5f_9.B1" office:value-type="string">
            <text:p text:style-name="P7">JOAO RODRIGUES DOS SANTOS</text:p>
          </table:table-cell>
          <table:table-cell table:style-name="TBL_5f_0_5f_9.B1" office:value-type="string">
            <text:p text:style-name="P7">MOTORISTA OFICIAL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</table:table-row>
        <table:table-row table:style-name="TBL_5f_0_5f_9.1">
          <table:table-cell table:style-name="TBL_5f_0_5f_9.A1" office:value-type="string">
            <text:p text:style-name="P7">354</text:p>
          </table:table-cell>
          <table:table-cell table:style-name="TBL_5f_0_5f_9.B1" office:value-type="string">
            <text:p text:style-name="P7">JOAO RODRIGUES NETO</text:p>
          </table:table-cell>
          <table:table-cell table:style-name="TBL_5f_0_5f_9.B1" office:value-type="string">
            <text:p text:style-name="P7">PROMOTOR DE JUSTIÇA DE ENTR. FINAL</text:p>
          </table:table-cell>
          <table:table-cell table:style-name="TBL_5f_0_5f_9.B1" office:value-type="string">
            <text:p text:style-name="P7">4ª PROMOTORIA DE JUSTICA CRIMINAL - ARACAJU </text:p>
          </table:table-cell>
          <table:table-cell table:style-name="TBL_5f_0_5f_9.E1" office:value-type="string">
            <text:p text:style-name="P8">33.689,1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84,07</text:p>
          </table:table-cell>
          <table:table-cell table:style-name="TBL_5f_0_5f_9.E1" office:value-type="string">
            <text:p text:style-name="P8">36.073,18</text:p>
          </table:table-cell>
          <table:table-cell table:style-name="TBL_5f_0_5f_9.E1" office:value-type="string">
            <text:p text:style-name="P8">4.716,48</text:p>
          </table:table-cell>
          <table:table-cell table:style-name="TBL_5f_0_5f_9.E1" office:value-type="string">
            <text:p text:style-name="P8">6.993,8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1.710,32</text:p>
          </table:table-cell>
          <table:table-cell table:style-name="TBL_5f_0_5f_9.E1" office:value-type="string">
            <text:p text:style-name="P8">24.362,86</text:p>
          </table:table-cell>
        </table:table-row>
        <table:table-row table:style-name="TBL_5f_0_5f_9.1">
          <table:table-cell table:style-name="TBL_5f_0_5f_9.A1" office:value-type="string">
            <text:p text:style-name="P7">1540</text:p>
          </table:table-cell>
          <table:table-cell table:style-name="TBL_5f_0_5f_9.B1" office:value-type="string">
            <text:p text:style-name="P7">JOAQUIM DANTAS CARDOSO NETO</text:p>
          </table:table-cell>
          <table:table-cell table:style-name="TBL_5f_0_5f_9.B1" office:value-type="string">
            <text:p text:style-name="P7">3º SARGENTO - requisitado</text:p>
          </table:table-cell>
          <table:table-cell table:style-name="TBL_5f_0_5f_9.B1" office:value-type="string">
            <text:p text:style-name="P7">NUCLEO DE INTELIGENCIA INSTITUCIONAL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1.138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4.274,4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4,6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4,61</text:p>
          </table:table-cell>
          <table:table-cell table:style-name="TBL_5f_0_5f_9.E1" office:value-type="string">
            <text:p text:style-name="P8">4.239,81</text:p>
          </table:table-cell>
        </table:table-row>
        <table:table-row table:style-name="TBL_5f_0_5f_9.1">
          <table:table-cell table:style-name="TBL_5f_0_5f_9.A1" office:value-type="string">
            <text:p text:style-name="P7">1907</text:p>
          </table:table-cell>
          <table:table-cell table:style-name="TBL_5f_0_5f_9.B1" office:value-type="string">
            <text:p text:style-name="P7">JOELMA LOPES CUSTODIO CRUZ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1ª PROMOTORIA DE JUSTICA - NEOPOLIS</text:p>
          </table:table-cell>
          <table:table-cell table:style-name="TBL_5f_0_5f_9.E1" office:value-type="string">
            <text:p text:style-name="P8">3.715,54</text:p>
          </table:table-cell>
          <table:table-cell table:style-name="TBL_5f_0_5f_9.E1" office:value-type="string">
            <text:p text:style-name="P8">293,1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18,2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161,67</text:p>
          </table:table-cell>
          <table:table-cell table:style-name="TBL_5f_0_5f_9.E1" office:value-type="string">
            <text:p text:style-name="P8">8.288,64</text:p>
          </table:table-cell>
          <table:table-cell table:style-name="TBL_5f_0_5f_9.E1" office:value-type="string">
            <text:p text:style-name="P8">561,22</text:p>
          </table:table-cell>
          <table:table-cell table:style-name="TBL_5f_0_5f_9.E1" office:value-type="string">
            <text:p text:style-name="P8">105,4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66,67</text:p>
          </table:table-cell>
          <table:table-cell table:style-name="TBL_5f_0_5f_9.E1" office:value-type="string">
            <text:p text:style-name="P8">7.621,97</text:p>
          </table:table-cell>
        </table:table-row>
        <table:table-row table:style-name="TBL_5f_0_5f_9.1">
          <table:table-cell table:style-name="TBL_5f_0_5f_9.A1" office:value-type="string">
            <text:p text:style-name="P7">874</text:p>
          </table:table-cell>
          <table:table-cell table:style-name="TBL_5f_0_5f_9.B1" office:value-type="string">
            <text:p text:style-name="P7">JOELMA SOARES MACEDO DE SANTANA</text:p>
          </table:table-cell>
          <table:table-cell table:style-name="TBL_5f_0_5f_9.B1" office:value-type="string">
            <text:p text:style-name="P7">PROMOTOR DE JUSTIÇA DE ENTR. INICIAL</text:p>
          </table:table-cell>
          <table:table-cell table:style-name="TBL_5f_0_5f_9.B1" office:value-type="string">
            <text:p text:style-name="P7">PROMOTORIA DE JUSTICA - MARUIM </text:p>
          </table:table-cell>
          <table:table-cell table:style-name="TBL_5f_0_5f_9.E1" office:value-type="string">
            <text:p text:style-name="P8">32.004,6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0.338,0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200,47</text:p>
          </table:table-cell>
          <table:table-cell table:style-name="TBL_5f_0_5f_9.E1" office:value-type="string">
            <text:p text:style-name="P8">2.172,92</text:p>
          </table:table-cell>
          <table:table-cell table:style-name="TBL_5f_0_5f_9.E1" office:value-type="string">
            <text:p text:style-name="P8">47.716,08</text:p>
          </table:table-cell>
          <table:table-cell table:style-name="TBL_5f_0_5f_9.E1" office:value-type="string">
            <text:p text:style-name="P8">4.480,65</text:p>
          </table:table-cell>
          <table:table-cell table:style-name="TBL_5f_0_5f_9.E1" office:value-type="string">
            <text:p text:style-name="P8">5.913,1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0.393,83</text:p>
          </table:table-cell>
          <table:table-cell table:style-name="TBL_5f_0_5f_9.E1" office:value-type="string">
            <text:p text:style-name="P8">37.322,25</text:p>
          </table:table-cell>
        </table:table-row>
        <table:table-row table:style-name="TBL_5f_0_5f_9.1">
          <table:table-cell table:style-name="TBL_5f_0_5f_9.A1" office:value-type="string">
            <text:p text:style-name="P7">2164</text:p>
          </table:table-cell>
          <table:table-cell table:style-name="TBL_5f_0_5f_9.B1" office:value-type="string">
            <text:p text:style-name="P7">JOLIVIO ALVES SANTOS FILHO</text:p>
          </table:table-cell>
          <table:table-cell table:style-name="TBL_5f_0_5f_9.B1" office:value-type="string">
            <text:p text:style-name="P7">3º SARGENTO - requisitado - BESP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</table:table-row>
        <table:table-row table:style-name="TBL_5f_0_5f_9.1">
          <table:table-cell table:style-name="TBL_5f_0_5f_9.A1" office:value-type="string">
            <text:p text:style-name="P7">51</text:p>
          </table:table-cell>
          <table:table-cell table:style-name="TBL_5f_0_5f_9.B1" office:value-type="string">
            <text:p text:style-name="P7">JORGE MURILO SEIXAS DE SANTANA</text:p>
          </table:table-cell>
          <table:table-cell table:style-name="TBL_5f_0_5f_9.B1" office:value-type="string">
            <text:p text:style-name="P7">PROCURADOR DE JUSTIÇA</text:p>
          </table:table-cell>
          <table:table-cell table:style-name="TBL_5f_0_5f_9.B1" office:value-type="string">
            <text:p text:style-name="P7">13ª PROCURADORIA DE JUSTICA (2ª CAMARA CIVEL)</text:p>
          </table:table-cell>
          <table:table-cell table:style-name="TBL_5f_0_5f_9.E1" office:value-type="string">
            <text:p text:style-name="P8">35.462,22</text:p>
          </table:table-cell>
          <table:table-cell table:style-name="TBL_5f_0_5f_9.E1" office:value-type="string">
            <text:p text:style-name="P8">1.048,6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.111,5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84,07</text:p>
          </table:table-cell>
          <table:table-cell table:style-name="TBL_5f_0_5f_9.E1" office:value-type="string">
            <text:p text:style-name="P8">44.006,46</text:p>
          </table:table-cell>
          <table:table-cell table:style-name="TBL_5f_0_5f_9.E1" office:value-type="string">
            <text:p text:style-name="P8">5.111,52</text:p>
          </table:table-cell>
          <table:table-cell table:style-name="TBL_5f_0_5f_9.E1" office:value-type="string">
            <text:p text:style-name="P8">9.066,8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4.178,37</text:p>
          </table:table-cell>
          <table:table-cell table:style-name="TBL_5f_0_5f_9.E1" office:value-type="string">
            <text:p text:style-name="P8">29.828,09</text:p>
          </table:table-cell>
        </table:table-row>
        <table:table-row table:style-name="TBL_5f_0_5f_9.1">
          <table:table-cell table:style-name="TBL_5f_0_5f_9.A1" office:value-type="string">
            <text:p text:style-name="P7">2212</text:p>
          </table:table-cell>
          <table:table-cell table:style-name="TBL_5f_0_5f_9.B1" office:value-type="string">
            <text:p text:style-name="P7">JOSE AGNALDO DOS SANTOS</text:p>
          </table:table-cell>
          <table:table-cell table:style-name="TBL_5f_0_5f_9.B1" office:value-type="string">
            <text:p text:style-name="P7">AGENTE DE APOIO OPERACIONAL - requisitado</text:p>
          </table:table-cell>
          <table:table-cell table:style-name="TBL_5f_0_5f_9.B1" office:value-type="string">
            <text:p text:style-name="P7">PROMOTORIA DE JUSTICA - RIACHAO DO DANTA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931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056,00</text:p>
          </table:table-cell>
          <table:table-cell table:style-name="TBL_5f_0_5f_9.E1" office:value-type="string">
            <text:p text:style-name="P8">1.987,50</text:p>
          </table:table-cell>
          <table:table-cell table:style-name="TBL_5f_0_5f_9.E1" office:value-type="string">
            <text:p text:style-name="P8">69,8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9,86</text:p>
          </table:table-cell>
          <table:table-cell table:style-name="TBL_5f_0_5f_9.E1" office:value-type="string">
            <text:p text:style-name="P8">1.917,64</text:p>
          </table:table-cell>
        </table:table-row>
        <table:table-row table:style-name="TBL_5f_0_5f_9.1">
          <table:table-cell table:style-name="TBL_5f_0_5f_9.A1" office:value-type="string">
            <text:p text:style-name="P7">1834</text:p>
          </table:table-cell>
          <table:table-cell table:style-name="TBL_5f_0_5f_9.B1" office:value-type="string">
            <text:p text:style-name="P7">JOSE AILTON NUNES DA SILV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DIRETORIA DE PLANEJAMENTO ORCAMENTO E PERICIA CONTABIL</text:p>
          </table:table-cell>
          <table:table-cell table:style-name="TBL_5f_0_5f_9.E1" office:value-type="string">
            <text:p text:style-name="P8">2.943,06</text:p>
          </table:table-cell>
          <table:table-cell table:style-name="TBL_5f_0_5f_9.E1" office:value-type="string">
            <text:p text:style-name="P8">441,46</text:p>
          </table:table-cell>
          <table:table-cell table:style-name="TBL_5f_0_5f_9.E1" office:value-type="string">
            <text:p text:style-name="P8">8.612,01</text:p>
          </table:table-cell>
          <table:table-cell table:style-name="TBL_5f_0_5f_9.E1" office:value-type="string">
            <text:p text:style-name="P8">3.864,7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59,13</text:p>
          </table:table-cell>
          <table:table-cell table:style-name="TBL_5f_0_5f_9.E1" office:value-type="string">
            <text:p text:style-name="P8">18.720,43</text:p>
          </table:table-cell>
          <table:table-cell table:style-name="TBL_5f_0_5f_9.E1" office:value-type="string">
            <text:p text:style-name="P8">473,83</text:p>
          </table:table-cell>
          <table:table-cell table:style-name="TBL_5f_0_5f_9.E1" office:value-type="string">
            <text:p text:style-name="P8">2.247,2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721,08</text:p>
          </table:table-cell>
          <table:table-cell table:style-name="TBL_5f_0_5f_9.E1" office:value-type="string">
            <text:p text:style-name="P8">15.999,35</text:p>
          </table:table-cell>
        </table:table-row>
      </table:table>
      <table:table table:name="TBL_0_10" table:style-name="TBL_5f_0_5f_10">
        <table:table-column table:style-name="TBL_5f_0_5f_10.A"/>
        <table:table-column table:style-name="TBL_5f_0_5f_10.B"/>
        <table:table-column table:style-name="TBL_5f_0_5f_10.C"/>
        <table:table-column table:style-name="TBL_5f_0_5f_10.D"/>
        <table:table-column table:style-name="TBL_5f_0_5f_10.E"/>
        <table:table-column table:style-name="TBL_5f_0_5f_10.F"/>
        <table:table-column table:style-name="TBL_5f_0_5f_10.G"/>
        <table:table-column table:style-name="TBL_5f_0_5f_10.H"/>
        <table:table-column table:style-name="TBL_5f_0_5f_10.I"/>
        <table:table-column table:style-name="TBL_5f_0_5f_10.J"/>
        <table:table-column table:style-name="TBL_5f_0_5f_10.E"/>
        <table:table-column table:style-name="TBL_5f_0_5f_10.L" table:number-columns-repeated="2"/>
        <table:table-column table:style-name="TBL_5f_0_5f_10.J"/>
        <table:table-column table:style-name="TBL_5f_0_5f_10.O"/>
        <table:table-column table:style-name="TBL_5f_0_5f_10.P"/>
        <table:table-column table:style-name="TBL_5f_0_5f_10.Q"/>
        <table:table-column table:style-name="TBL_5f_0_5f_10.R"/>
        <table:table-row table:style-name="TBL_5f_0_5f_10.1">
          <table:table-cell table:style-name="TBL_5f_0_5f_10.A1" office:value-type="string">
            <text:p text:style-name="P7"><text:bookmark text:name="JR_PAGE_ANCHOR_0_11"/>2171</text:p>
          </table:table-cell>
          <table:table-cell table:style-name="TBL_5f_0_5f_10.B1" office:value-type="string">
            <text:p text:style-name="P7">JOSE ANCELMO DOS SANTOS</text:p>
          </table:table-cell>
          <table:table-cell table:style-name="TBL_5f_0_5f_10.B1" office:value-type="string">
            <text:p text:style-name="P7">MOTORISTA OFICIAL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28,07</text:p>
          </table:table-cell>
          <table:table-cell table:style-name="TBL_5f_0_5f_10.E1" office:value-type="string">
            <text:p text:style-name="P8">1.328,0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28,07</text:p>
          </table:table-cell>
        </table:table-row>
        <table:table-row table:style-name="TBL_5f_0_5f_10.1">
          <table:table-cell table:style-name="TBL_5f_0_5f_10.A1" office:value-type="string">
            <text:p text:style-name="P7">96</text:p>
          </table:table-cell>
          <table:table-cell table:style-name="TBL_5f_0_5f_10.B1" office:value-type="string">
            <text:p text:style-name="P7">JOSE ANCELMO OLIVEIRA</text:p>
          </table:table-cell>
          <table:table-cell table:style-name="TBL_5f_0_5f_10.B1" office:value-type="string">
            <text:p text:style-name="P7">REDATOR TÉCNICO</text:p>
          </table:table-cell>
          <table:table-cell table:style-name="TBL_5f_0_5f_10.B1" office:value-type="string">
            <text:p text:style-name="P7">COORDENADORIA DE DOCUMENTACAO E DE MEMORIA DO MP</text:p>
          </table:table-cell>
          <table:table-cell table:style-name="TBL_5f_0_5f_10.E1" office:value-type="string">
            <text:p text:style-name="P8">5.270,57</text:p>
          </table:table-cell>
          <table:table-cell table:style-name="TBL_5f_0_5f_10.E1" office:value-type="string">
            <text:p text:style-name="P8">4.933,5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527,06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13.115,20</text:p>
          </table:table-cell>
          <table:table-cell table:style-name="TBL_5f_0_5f_10.E1" office:value-type="string">
            <text:p text:style-name="P8">1.428,57</text:p>
          </table:table-cell>
          <table:table-cell table:style-name="TBL_5f_0_5f_10.E1" office:value-type="string">
            <text:p text:style-name="P8">1.165,4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593,97</text:p>
          </table:table-cell>
          <table:table-cell table:style-name="TBL_5f_0_5f_10.E1" office:value-type="string">
            <text:p text:style-name="P8">10.521,23</text:p>
          </table:table-cell>
        </table:table-row>
        <table:table-row table:style-name="TBL_5f_0_5f_10.1">
          <table:table-cell table:style-name="TBL_5f_0_5f_10.A1" office:value-type="string">
            <text:p text:style-name="P7">98</text:p>
          </table:table-cell>
          <table:table-cell table:style-name="TBL_5f_0_5f_10.B1" office:value-type="string">
            <text:p text:style-name="P7">JOSE ANDRADE JUNIOR</text:p>
          </table:table-cell>
          <table:table-cell table:style-name="TBL_5f_0_5f_10.B1" office:value-type="string">
            <text:p text:style-name="P7">REDATOR TÉCNICO</text:p>
          </table:table-cell>
          <table:table-cell table:style-name="TBL_5f_0_5f_10.B1" office:value-type="string">
            <text:p text:style-name="P7">TRIAGEM TECNICA - COORDENADORIA-GERAL</text:p>
          </table:table-cell>
          <table:table-cell table:style-name="TBL_5f_0_5f_10.E1" office:value-type="string">
            <text:p text:style-name="P8">5.270,57</text:p>
          </table:table-cell>
          <table:table-cell table:style-name="TBL_5f_0_5f_10.E1" office:value-type="string">
            <text:p text:style-name="P8">13.752,7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21.407,38</text:p>
          </table:table-cell>
          <table:table-cell table:style-name="TBL_5f_0_5f_10.E1" office:value-type="string">
            <text:p text:style-name="P8">2.663,26</text:p>
          </table:table-cell>
          <table:table-cell table:style-name="TBL_5f_0_5f_10.E1" office:value-type="string">
            <text:p text:style-name="P8">3.525,3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.188,64</text:p>
          </table:table-cell>
          <table:table-cell table:style-name="TBL_5f_0_5f_10.E1" office:value-type="string">
            <text:p text:style-name="P8">15.218,74</text:p>
          </table:table-cell>
        </table:table-row>
        <table:table-row table:style-name="TBL_5f_0_5f_10.1">
          <table:table-cell table:style-name="TBL_5f_0_5f_10.A1" office:value-type="string">
            <text:p text:style-name="P7">2139</text:p>
          </table:table-cell>
          <table:table-cell table:style-name="TBL_5f_0_5f_10.B1" office:value-type="string">
            <text:p text:style-name="P7">JOSE APARECIDO DOS SANTOS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</table:table-row>
        <table:table-row table:style-name="TBL_5f_0_5f_10.1">
          <table:table-cell table:style-name="TBL_5f_0_5f_10.A1" office:value-type="string">
            <text:p text:style-name="P7">2107</text:p>
          </table:table-cell>
          <table:table-cell table:style-name="TBL_5f_0_5f_10.B1" office:value-type="string">
            <text:p text:style-name="P7">JOSE AUGUSTO DOS SANTOS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</table:table-row>
        <table:table-row table:style-name="TBL_5f_0_5f_10.1">
          <table:table-cell table:style-name="TBL_5f_0_5f_10.A1" office:value-type="string">
            <text:p text:style-name="P7">2134</text:p>
          </table:table-cell>
          <table:table-cell table:style-name="TBL_5f_0_5f_10.B1" office:value-type="string">
            <text:p text:style-name="P7">JOSE AUGUSTO RAMOS DA SILVA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</table:table-row>
        <table:table-row table:style-name="TBL_5f_0_5f_10.1">
          <table:table-cell table:style-name="TBL_5f_0_5f_10.A1" office:value-type="string">
            <text:p text:style-name="P7">1354</text:p>
          </table:table-cell>
          <table:table-cell table:style-name="TBL_5f_0_5f_10.B1" office:value-type="string">
            <text:p text:style-name="P7">JOSE AUGUSTO SANTOS</text:p>
          </table:table-cell>
          <table:table-cell table:style-name="TBL_5f_0_5f_10.B1" office:value-type="string">
            <text:p text:style-name="P7">MOTORISTA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1954</text:p>
          </table:table-cell>
          <table:table-cell table:style-name="TBL_5f_0_5f_10.B1" office:value-type="string">
            <text:p text:style-name="P7">JOSE AVELAR PEREIRA MATTOS SEGUNDO</text:p>
          </table:table-cell>
          <table:table-cell table:style-name="TBL_5f_0_5f_10.B1" office:value-type="string">
            <text:p text:style-name="P7">ANALISTA DO MP - DIREITO</text:p>
          </table:table-cell>
          <table:table-cell table:style-name="TBL_5f_0_5f_10.B1" office:value-type="string">
            <text:p text:style-name="P7">GABINETE DO CONSELHEIRO - DOUTOR EDUARDO BARRETO DAVILA FONTES</text:p>
          </table:table-cell>
          <table:table-cell table:style-name="TBL_5f_0_5f_10.E1" office:value-type="string">
            <text:p text:style-name="P8">6.774,42</text:p>
          </table:table-cell>
          <table:table-cell table:style-name="TBL_5f_0_5f_10.E1" office:value-type="string">
            <text:p text:style-name="P8">534,5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9.217,91</text:p>
          </table:table-cell>
          <table:table-cell table:style-name="TBL_5f_0_5f_10.E1" office:value-type="string">
            <text:p text:style-name="P8">1.023,25</text:p>
          </table:table-cell>
          <table:table-cell table:style-name="TBL_5f_0_5f_10.E1" office:value-type="string">
            <text:p text:style-name="P8">859,2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82,45</text:p>
          </table:table-cell>
          <table:table-cell table:style-name="TBL_5f_0_5f_10.E1" office:value-type="string">
            <text:p text:style-name="P8">7.335,46</text:p>
          </table:table-cell>
        </table:table-row>
        <table:table-row table:style-name="TBL_5f_0_5f_10.1">
          <table:table-cell table:style-name="TBL_5f_0_5f_10.A1" office:value-type="string">
            <text:p text:style-name="P7">2111</text:p>
          </table:table-cell>
          <table:table-cell table:style-name="TBL_5f_0_5f_10.B1" office:value-type="string">
            <text:p text:style-name="P7">JOSE BIZERRA DOS SANTOS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</table:table-row>
        <table:table-row table:style-name="TBL_5f_0_5f_10.1">
          <table:table-cell table:style-name="TBL_5f_0_5f_10.A1" office:value-type="string">
            <text:p text:style-name="P7">2026</text:p>
          </table:table-cell>
          <table:table-cell table:style-name="TBL_5f_0_5f_10.B1" office:value-type="string">
            <text:p text:style-name="P7">JOSE BOMFIM DANTAS SANTOS</text:p>
          </table:table-cell>
          <table:table-cell table:style-name="TBL_5f_0_5f_10.B1" office:value-type="string">
            <text:p text:style-name="P7">SARGENTO - requisitado-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</table:table-row>
        <table:table-row table:style-name="TBL_5f_0_5f_10.1">
          <table:table-cell table:style-name="TBL_5f_0_5f_10.A1" office:value-type="string">
            <text:p text:style-name="P7">2068</text:p>
          </table:table-cell>
          <table:table-cell table:style-name="TBL_5f_0_5f_10.B1" office:value-type="string">
            <text:p text:style-name="P7">JOSE BONIFACIO DA SILVA JUNIOR</text:p>
          </table:table-cell>
          <table:table-cell table:style-name="TBL_5f_0_5f_10.B1" office:value-type="string">
            <text:p text:style-name="P7">ANALISTA DO MP -Informática - G. e A.de P. de Infraestrutura</text:p>
          </table:table-cell>
          <table:table-cell table:style-name="TBL_5f_0_5f_10.B1" office:value-type="string">
            <text:p text:style-name="P7">GRUPO DE ATUACAO ESPECIAL DE COMBATE AO CRIME ORGANIZADO (GAECO)</text:p>
          </table:table-cell>
          <table:table-cell table:style-name="TBL_5f_0_5f_10.E1" office:value-type="string">
            <text:p text:style-name="P8">7.611,74</text:p>
          </table:table-cell>
          <table:table-cell table:style-name="TBL_5f_0_5f_10.E1" office:value-type="string">
            <text:p text:style-name="P8">600,5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94,5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12.015,82</text:p>
          </table:table-cell>
          <table:table-cell table:style-name="TBL_5f_0_5f_10.E1" office:value-type="string">
            <text:p text:style-name="P8">1.149,72</text:p>
          </table:table-cell>
          <table:table-cell table:style-name="TBL_5f_0_5f_10.E1" office:value-type="string">
            <text:p text:style-name="P8">1.072,8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222,57</text:p>
          </table:table-cell>
          <table:table-cell table:style-name="TBL_5f_0_5f_10.E1" office:value-type="string">
            <text:p text:style-name="P8">9.793,25</text:p>
          </table:table-cell>
        </table:table-row>
        <table:table-row table:style-name="TBL_5f_0_5f_10.1">
          <table:table-cell table:style-name="TBL_5f_0_5f_10.A1" office:value-type="string">
            <text:p text:style-name="P7">1583</text:p>
          </table:table-cell>
          <table:table-cell table:style-name="TBL_5f_0_5f_10.B1" office:value-type="string">
            <text:p text:style-name="P7">JOSE BRUNO BATISTA SILVA</text:p>
          </table:table-cell>
          <table:table-cell table:style-name="TBL_5f_0_5f_10.B1" office:value-type="string">
            <text:p text:style-name="P7">Chefe do Arquivo Central do MP</text:p>
          </table:table-cell>
          <table:table-cell table:style-name="TBL_5f_0_5f_10.B1" office:value-type="string">
            <text:p text:style-name="P7">COORDENADORIA DE DOCUMENTACAO E DE MEMORIA DO MP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260,3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6.169,35</text:p>
          </table:table-cell>
          <table:table-cell table:style-name="TBL_5f_0_5f_10.E1" office:value-type="string">
            <text:p text:style-name="P8">455,39</text:p>
          </table:table-cell>
          <table:table-cell table:style-name="TBL_5f_0_5f_10.E1" office:value-type="string">
            <text:p text:style-name="P8">219,9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75,38</text:p>
          </table:table-cell>
          <table:table-cell table:style-name="TBL_5f_0_5f_10.E1" office:value-type="string">
            <text:p text:style-name="P8">5.493,97</text:p>
          </table:table-cell>
        </table:table-row>
        <table:table-row table:style-name="TBL_5f_0_5f_10.1">
          <table:table-cell table:style-name="TBL_5f_0_5f_10.A1" office:value-type="string">
            <text:p text:style-name="P7">2129</text:p>
          </table:table-cell>
          <table:table-cell table:style-name="TBL_5f_0_5f_10.B1" office:value-type="string">
            <text:p text:style-name="P7">JOSE CARLOS ALVES SANTOS</text:p>
          </table:table-cell>
          <table:table-cell table:style-name="TBL_5f_0_5f_10.B1" office:value-type="string">
            <text:p text:style-name="P7">SUBTENENTE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</table:table-row>
        <table:table-row table:style-name="TBL_5f_0_5f_10.1">
          <table:table-cell table:style-name="TBL_5f_0_5f_10.A1" office:value-type="string">
            <text:p text:style-name="P7">20</text:p>
          </table:table-cell>
          <table:table-cell table:style-name="TBL_5f_0_5f_10.B1" office:value-type="string">
            <text:p text:style-name="P7">JOSE CARLOS DE OLIVEIRA FILHO</text:p>
          </table:table-cell>
          <table:table-cell table:style-name="TBL_5f_0_5f_10.B1" office:value-type="string">
            <text:p text:style-name="P7">PROCURADOR DE JUSTIÇA</text:p>
          </table:table-cell>
          <table:table-cell table:style-name="TBL_5f_0_5f_10.B1" office:value-type="string">
            <text:p text:style-name="P7">2ª PROCURADORIA DE JUSTICA (1ª CAMARA CIVEL)</text:p>
          </table:table-cell>
          <table:table-cell table:style-name="TBL_5f_0_5f_10.E1" office:value-type="string">
            <text:p text:style-name="P8">35.462,22</text:p>
          </table:table-cell>
          <table:table-cell table:style-name="TBL_5f_0_5f_10.E1" office:value-type="string">
            <text:p text:style-name="P8">4.107,2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5.501,0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59,13</text:p>
          </table:table-cell>
          <table:table-cell table:style-name="TBL_5f_0_5f_10.E1" office:value-type="string">
            <text:p text:style-name="P8">47.929,63</text:p>
          </table:table-cell>
          <table:table-cell table:style-name="TBL_5f_0_5f_10.E1" office:value-type="string">
            <text:p text:style-name="P8">5.501,06</text:p>
          </table:table-cell>
          <table:table-cell table:style-name="TBL_5f_0_5f_10.E1" office:value-type="string">
            <text:p text:style-name="P8">9.936,30</text:p>
          </table:table-cell>
          <table:table-cell table:style-name="TBL_5f_0_5f_10.E1" office:value-type="string">
            <text:p text:style-name="P8">276,12</text:p>
          </table:table-cell>
          <table:table-cell table:style-name="TBL_5f_0_5f_10.E1" office:value-type="string">
            <text:p text:style-name="P8">15.713,48</text:p>
          </table:table-cell>
          <table:table-cell table:style-name="TBL_5f_0_5f_10.E1" office:value-type="string">
            <text:p text:style-name="P8">32.216,15</text:p>
          </table:table-cell>
        </table:table-row>
        <table:table-row table:style-name="TBL_5f_0_5f_10.1">
          <table:table-cell table:style-name="TBL_5f_0_5f_10.A1" office:value-type="string">
            <text:p text:style-name="P7">1991</text:p>
          </table:table-cell>
          <table:table-cell table:style-name="TBL_5f_0_5f_10.B1" office:value-type="string">
            <text:p text:style-name="P7">JOSE CARLOS DOS SANTOS</text:p>
          </table:table-cell>
          <table:table-cell table:style-name="TBL_5f_0_5f_10.B1" office:value-type="string">
            <text:p text:style-name="P7">MOTORISTA - requisitado</text:p>
          </table:table-cell>
          <table:table-cell table:style-name="TBL_5f_0_5f_10.B1" office:value-type="string">
            <text:p text:style-name="P7">SETOR DE TRANSPORTES/DAA/DA/SG</text:p>
          </table:table-cell>
          <table:table-cell table:style-name="TBL_5f_0_5f_10.E1" office:value-type="string">
            <text:p text:style-name="P8">1.329,71</text:p>
          </table:table-cell>
          <table:table-cell table:style-name="TBL_5f_0_5f_10.E1" office:value-type="string">
            <text:p text:style-name="P8">1.696,98</text:p>
          </table:table-cell>
          <table:table-cell table:style-name="TBL_5f_0_5f_10.E1" office:value-type="string">
            <text:p text:style-name="P8">931,5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51,9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59,13</text:p>
          </table:table-cell>
          <table:table-cell table:style-name="TBL_5f_0_5f_10.E1" office:value-type="string">
            <text:p text:style-name="P8">7.069,29</text:p>
          </table:table-cell>
          <table:table-cell table:style-name="TBL_5f_0_5f_10.E1" office:value-type="string">
            <text:p text:style-name="P8">251,97</text:p>
          </table:table-cell>
          <table:table-cell table:style-name="TBL_5f_0_5f_10.E1" office:value-type="string">
            <text:p text:style-name="P8">211,8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63,78</text:p>
          </table:table-cell>
          <table:table-cell table:style-name="TBL_5f_0_5f_10.E1" office:value-type="string">
            <text:p text:style-name="P8">6.605,51</text:p>
          </table:table-cell>
        </table:table-row>
        <table:table-row table:style-name="TBL_5f_0_5f_10.1">
          <table:table-cell table:style-name="TBL_5f_0_5f_10.A1" office:value-type="string">
            <text:p text:style-name="P7">1548</text:p>
          </table:table-cell>
          <table:table-cell table:style-name="TBL_5f_0_5f_10.B1" office:value-type="string">
            <text:p text:style-name="P7">JOSE CARLOS MELO JUNIOR</text:p>
          </table:table-cell>
          <table:table-cell table:style-name="TBL_5f_0_5f_10.B1" office:value-type="string">
            <text:p text:style-name="P7">TÉCNICO DO MINISTÉRIO PÚBLICO</text:p>
          </table:table-cell>
          <table:table-cell table:style-name="TBL_5f_0_5f_10.B1" office:value-type="string">
            <text:p text:style-name="P7">2ª PROMOTORIA DE JUSTICA - TOBIAS BARRETO</text:p>
          </table:table-cell>
          <table:table-cell table:style-name="TBL_5f_0_5f_10.E1" office:value-type="string">
            <text:p text:style-name="P8">4.425,27</text:p>
          </table:table-cell>
          <table:table-cell table:style-name="TBL_5f_0_5f_10.E1" office:value-type="string">
            <text:p text:style-name="P8">663,7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97,74</text:p>
          </table:table-cell>
          <table:table-cell table:style-name="TBL_5f_0_5f_10.E1" office:value-type="string">
            <text:p text:style-name="P8">7.986,80</text:p>
          </table:table-cell>
          <table:table-cell table:style-name="TBL_5f_0_5f_10.E1" office:value-type="string">
            <text:p text:style-name="P8">712,47</text:p>
          </table:table-cell>
          <table:table-cell table:style-name="TBL_5f_0_5f_10.E1" office:value-type="string">
            <text:p text:style-name="P8">348,6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061,07</text:p>
          </table:table-cell>
          <table:table-cell table:style-name="TBL_5f_0_5f_10.E1" office:value-type="string">
            <text:p text:style-name="P8">6.925,73</text:p>
          </table:table-cell>
        </table:table-row>
        <table:table-row table:style-name="TBL_5f_0_5f_10.1">
          <table:table-cell table:style-name="TBL_5f_0_5f_10.A1" office:value-type="string">
            <text:p text:style-name="P7">1616</text:p>
          </table:table-cell>
          <table:table-cell table:style-name="TBL_5f_0_5f_10.B1" office:value-type="string">
            <text:p text:style-name="P7">JOSE CESAR NOBREGA CAVALCANTE JUNIOR</text:p>
          </table:table-cell>
          <table:table-cell table:style-name="TBL_5f_0_5f_10.B1" office:value-type="string">
            <text:p text:style-name="P7">ANALISTA DO MP - DIREITO</text:p>
          </table:table-cell>
          <table:table-cell table:style-name="TBL_5f_0_5f_10.B1" office:value-type="string">
            <text:p text:style-name="P7">PROMOTORIA DE JUSTICA - BOQUIM</text:p>
          </table:table-cell>
          <table:table-cell table:style-name="TBL_5f_0_5f_10.E1" office:value-type="string">
            <text:p text:style-name="P8">6.029,21</text:p>
          </table:table-cell>
          <table:table-cell table:style-name="TBL_5f_0_5f_10.E1" office:value-type="string">
            <text:p text:style-name="P8">634,2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16,4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572,36</text:p>
          </table:table-cell>
          <table:table-cell table:style-name="TBL_5f_0_5f_10.E1" office:value-type="string">
            <text:p text:style-name="P8">11.352,24</text:p>
          </table:table-cell>
          <table:table-cell table:style-name="TBL_5f_0_5f_10.E1" office:value-type="string">
            <text:p text:style-name="P8">932,89</text:p>
          </table:table-cell>
          <table:table-cell table:style-name="TBL_5f_0_5f_10.E1" office:value-type="string">
            <text:p text:style-name="P8">654,4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587,31</text:p>
          </table:table-cell>
          <table:table-cell table:style-name="TBL_5f_0_5f_10.E1" office:value-type="string">
            <text:p text:style-name="P8">9.764,93</text:p>
          </table:table-cell>
        </table:table-row>
        <table:table-row table:style-name="TBL_5f_0_5f_10.1">
          <table:table-cell table:style-name="TBL_5f_0_5f_10.A1" office:value-type="string">
            <text:p text:style-name="P7">1100</text:p>
          </table:table-cell>
          <table:table-cell table:style-name="TBL_5f_0_5f_10.B1" office:value-type="string">
            <text:p text:style-name="P7">JOSE CLAUDIANO SILVA DE CARVALHO</text:p>
          </table:table-cell>
          <table:table-cell table:style-name="TBL_5f_0_5f_10.B1" office:value-type="string">
            <text:p text:style-name="P7">VIGILANTE - requisitado</text:p>
          </table:table-cell>
          <table:table-cell table:style-name="TBL_5f_0_5f_10.B1" office:value-type="string">
            <text:p text:style-name="P7">PROMOTORIA DE JUSTICA - CANINDE DO SAO FRANCISCO 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931,5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056,00</text:p>
          </table:table-cell>
          <table:table-cell table:style-name="TBL_5f_0_5f_10.E1" office:value-type="string">
            <text:p text:style-name="P8">1.987,50</text:p>
          </table:table-cell>
          <table:table-cell table:style-name="TBL_5f_0_5f_10.E1" office:value-type="string">
            <text:p text:style-name="P8">68,1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8,15</text:p>
          </table:table-cell>
          <table:table-cell table:style-name="TBL_5f_0_5f_10.E1" office:value-type="string">
            <text:p text:style-name="P8">1.919,35</text:p>
          </table:table-cell>
        </table:table-row>
        <table:table-row table:style-name="TBL_5f_0_5f_10.1">
          <table:table-cell table:style-name="TBL_5f_0_5f_10.A1" office:value-type="string">
            <text:p text:style-name="P7">1964</text:p>
          </table:table-cell>
          <table:table-cell table:style-name="TBL_5f_0_5f_10.B1" office:value-type="string">
            <text:p text:style-name="P7">JOSE CLAUDINO DA ROCHA SALES</text:p>
          </table:table-cell>
          <table:table-cell table:style-name="TBL_5f_0_5f_10.B1" office:value-type="string">
            <text:p text:style-name="P7">MOTORISTA - requisitado</text:p>
          </table:table-cell>
          <table:table-cell table:style-name="TBL_5f_0_5f_10.B1" office:value-type="string">
            <text:p text:style-name="P7">DIRETORIA ADMINISTRATIVA - SG</text:p>
          </table:table-cell>
          <table:table-cell table:style-name="TBL_5f_0_5f_10.E1" office:value-type="string">
            <text:p text:style-name="P8">1.266,39</text:p>
          </table:table-cell>
          <table:table-cell table:style-name="TBL_5f_0_5f_10.E1" office:value-type="string">
            <text:p text:style-name="P8">1.527,27</text:p>
          </table:table-cell>
          <table:table-cell table:style-name="TBL_5f_0_5f_10.E1" office:value-type="string">
            <text:p text:style-name="P8">931,5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59,13</text:p>
          </table:table-cell>
          <table:table-cell table:style-name="TBL_5f_0_5f_10.E1" office:value-type="string">
            <text:p text:style-name="P8">6.584,29</text:p>
          </table:table-cell>
          <table:table-cell table:style-name="TBL_5f_0_5f_10.E1" office:value-type="string">
            <text:p text:style-name="P8">219,34</text:p>
          </table:table-cell>
          <table:table-cell table:style-name="TBL_5f_0_5f_10.E1" office:value-type="string">
            <text:p text:style-name="P8">171,0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90,41</text:p>
          </table:table-cell>
          <table:table-cell table:style-name="TBL_5f_0_5f_10.E1" office:value-type="string">
            <text:p text:style-name="P8">6.193,88</text:p>
          </table:table-cell>
        </table:table-row>
        <table:table-row table:style-name="TBL_5f_0_5f_10.1">
          <table:table-cell table:style-name="TBL_5f_0_5f_10.A1" office:value-type="string">
            <text:p text:style-name="P7">562</text:p>
          </table:table-cell>
          <table:table-cell table:style-name="TBL_5f_0_5f_10.B1" office:value-type="string">
            <text:p text:style-name="P7">JOSE CLAUDIO CARDOSO DOS SANTOS</text:p>
          </table:table-cell>
          <table:table-cell table:style-name="TBL_5f_0_5f_10.B1" office:value-type="string">
            <text:p text:style-name="P7">MOTORISTA - requisitado</text:p>
          </table:table-cell>
          <table:table-cell table:style-name="TBL_5f_0_5f_10.B1" office:value-type="string">
            <text:p text:style-name="P7">SETOR DE TRANSPORTES/DAA/DA/SG</text:p>
          </table:table-cell>
          <table:table-cell table:style-name="TBL_5f_0_5f_10.E1" office:value-type="string">
            <text:p text:style-name="P8">1.396,2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931,5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95,4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59,13</text:p>
          </table:table-cell>
          <table:table-cell table:style-name="TBL_5f_0_5f_10.E1" office:value-type="string">
            <text:p text:style-name="P8">6.609,23</text:p>
          </table:table-cell>
          <table:table-cell table:style-name="TBL_5f_0_5f_10.E1" office:value-type="string">
            <text:p text:style-name="P8">195,47</text:p>
          </table:table-cell>
          <table:table-cell table:style-name="TBL_5f_0_5f_10.E1" office:value-type="string">
            <text:p text:style-name="P8">178,3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73,86</text:p>
          </table:table-cell>
          <table:table-cell table:style-name="TBL_5f_0_5f_10.E1" office:value-type="string">
            <text:p text:style-name="P8">6.235,37</text:p>
          </table:table-cell>
        </table:table-row>
        <table:table-row table:style-name="TBL_5f_0_5f_10.1">
          <table:table-cell table:style-name="TBL_5f_0_5f_10.A1" office:value-type="string">
            <text:p text:style-name="P7">1719</text:p>
          </table:table-cell>
          <table:table-cell table:style-name="TBL_5f_0_5f_10.B1" office:value-type="string">
            <text:p text:style-name="P7">JOSE CLAUDIO DE MATOS JUNIOR</text:p>
          </table:table-cell>
          <table:table-cell table:style-name="TBL_5f_0_5f_10.B1" office:value-type="string">
            <text:p text:style-name="P7">TÉCNICO DO MINISTÉRIO PÚBLICO</text:p>
          </table:table-cell>
          <table:table-cell table:style-name="TBL_5f_0_5f_10.B1" office:value-type="string">
            <text:p text:style-name="P7">PROMOTORIA DE JUSTICA - POCO REDONDO </text:p>
          </table:table-cell>
          <table:table-cell table:style-name="TBL_5f_0_5f_10.E1" office:value-type="string">
            <text:p text:style-name="P8">4.425,27</text:p>
          </table:table-cell>
          <table:table-cell table:style-name="TBL_5f_0_5f_10.E1" office:value-type="string">
            <text:p text:style-name="P8">663,7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121,43</text:p>
          </table:table-cell>
          <table:table-cell table:style-name="TBL_5f_0_5f_10.E1" office:value-type="string">
            <text:p text:style-name="P8">8.210,49</text:p>
          </table:table-cell>
          <table:table-cell table:style-name="TBL_5f_0_5f_10.E1" office:value-type="string">
            <text:p text:style-name="P8">712,47</text:p>
          </table:table-cell>
          <table:table-cell table:style-name="TBL_5f_0_5f_10.E1" office:value-type="string">
            <text:p text:style-name="P8">348,6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061,07</text:p>
          </table:table-cell>
          <table:table-cell table:style-name="TBL_5f_0_5f_10.E1" office:value-type="string">
            <text:p text:style-name="P8">7.149,42</text:p>
          </table:table-cell>
        </table:table-row>
        <table:table-row table:style-name="TBL_5f_0_5f_10.1">
          <table:table-cell table:style-name="TBL_5f_0_5f_10.A1" office:value-type="string">
            <text:p text:style-name="P7">1925</text:p>
          </table:table-cell>
          <table:table-cell table:style-name="TBL_5f_0_5f_10.B1" office:value-type="string">
            <text:p text:style-name="P7">JOSE CLECIO MACEDO MENESES</text:p>
          </table:table-cell>
          <table:table-cell table:style-name="TBL_5f_0_5f_10.B1" office:value-type="string">
            <text:p text:style-name="P7">ANALISTA DO MP - DIREITO</text:p>
          </table:table-cell>
          <table:table-cell table:style-name="TBL_5f_0_5f_10.B1" office:value-type="string">
            <text:p text:style-name="P7">PROMOTORIA DE JUSTICA - CAPELA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9.077,22</text:p>
          </table:table-cell>
          <table:table-cell table:style-name="TBL_5f_0_5f_10.E1" office:value-type="string">
            <text:p text:style-name="P8">19.077,2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9.077,22</text:p>
          </table:table-cell>
        </table:table-row>
        <table:table-row table:style-name="TBL_5f_0_5f_10.1">
          <table:table-cell table:style-name="TBL_5f_0_5f_10.A1" office:value-type="string">
            <text:p text:style-name="P7">99</text:p>
          </table:table-cell>
          <table:table-cell table:style-name="TBL_5f_0_5f_10.B1" office:value-type="string">
            <text:p text:style-name="P7">JOSE COSTA CAVALCANTE JUNIOR</text:p>
          </table:table-cell>
          <table:table-cell table:style-name="TBL_5f_0_5f_10.B1" office:value-type="string">
            <text:p text:style-name="P7">REDATOR TÉCNICO</text:p>
          </table:table-cell>
          <table:table-cell table:style-name="TBL_5f_0_5f_10.B1" office:value-type="string">
            <text:p text:style-name="P7">CENTRO DE APOIO OPERACIONAL DOS DIREITOS A EDUCACAO</text:p>
          </table:table-cell>
          <table:table-cell table:style-name="TBL_5f_0_5f_10.E1" office:value-type="string">
            <text:p text:style-name="P8">5.270,57</text:p>
          </table:table-cell>
          <table:table-cell table:style-name="TBL_5f_0_5f_10.E1" office:value-type="string">
            <text:p text:style-name="P8">10.576,7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18.231,37</text:p>
          </table:table-cell>
          <table:table-cell table:style-name="TBL_5f_0_5f_10.E1" office:value-type="string">
            <text:p text:style-name="P8">2.218,62</text:p>
          </table:table-cell>
          <table:table-cell table:style-name="TBL_5f_0_5f_10.E1" office:value-type="string">
            <text:p text:style-name="P8">2.435,0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653,70</text:p>
          </table:table-cell>
          <table:table-cell table:style-name="TBL_5f_0_5f_10.E1" office:value-type="string">
            <text:p text:style-name="P8">13.577,67</text:p>
          </table:table-cell>
        </table:table-row>
        <table:table-row table:style-name="TBL_5f_0_5f_10.1">
          <table:table-cell table:style-name="TBL_5f_0_5f_10.A1" office:value-type="string">
            <text:p text:style-name="P7">917</text:p>
          </table:table-cell>
          <table:table-cell table:style-name="TBL_5f_0_5f_10.B1" office:value-type="string">
            <text:p text:style-name="P7">JOSE DA SILVA ARAGAO</text:p>
          </table:table-cell>
          <table:table-cell table:style-name="TBL_5f_0_5f_10.B1" office:value-type="string">
            <text:p text:style-name="P7">AGENTE ADMINISTRATIVO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101</text:p>
          </table:table-cell>
          <table:table-cell table:style-name="TBL_5f_0_5f_10.B1" office:value-type="string">
            <text:p text:style-name="P7">JOSE DE FARO MENEZES NETO</text:p>
          </table:table-cell>
          <table:table-cell table:style-name="TBL_5f_0_5f_10.B1" office:value-type="string">
            <text:p text:style-name="P7">ADMINISTRADOR</text:p>
          </table:table-cell>
          <table:table-cell table:style-name="TBL_5f_0_5f_10.B1" office:value-type="string">
            <text:p text:style-name="P7">TRIAGEM TECNICA - COORDENADORIA-GERAL</text:p>
          </table:table-cell>
          <table:table-cell table:style-name="TBL_5f_0_5f_10.E1" office:value-type="string">
            <text:p text:style-name="P8">10.186,22</text:p>
          </table:table-cell>
          <table:table-cell table:style-name="TBL_5f_0_5f_10.E1" office:value-type="string">
            <text:p text:style-name="P8">19.059,2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31.629,52</text:p>
          </table:table-cell>
          <table:table-cell table:style-name="TBL_5f_0_5f_10.E1" office:value-type="string">
            <text:p text:style-name="P8">4.094,36</text:p>
          </table:table-cell>
          <table:table-cell table:style-name="TBL_5f_0_5f_10.E1" office:value-type="string">
            <text:p text:style-name="P8">5.995,0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0.089,41</text:p>
          </table:table-cell>
          <table:table-cell table:style-name="TBL_5f_0_5f_10.E1" office:value-type="string">
            <text:p text:style-name="P8">21.540,11</text:p>
          </table:table-cell>
        </table:table-row>
        <table:table-row table:style-name="TBL_5f_0_5f_10.1">
          <table:table-cell table:style-name="TBL_5f_0_5f_10.A1" office:value-type="string">
            <text:p text:style-name="P7">2156</text:p>
          </table:table-cell>
          <table:table-cell table:style-name="TBL_5f_0_5f_10.B1" office:value-type="string">
            <text:p text:style-name="P7">JOSE DE OLIVEIRA FREITAS</text:p>
          </table:table-cell>
          <table:table-cell table:style-name="TBL_5f_0_5f_10.B1" office:value-type="string">
            <text:p text:style-name="P7">MOTORISTA OFICIAL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536</text:p>
          </table:table-cell>
          <table:table-cell table:style-name="TBL_5f_0_5f_10.B1" office:value-type="string">
            <text:p text:style-name="P7">JOSE DE OLIVEIRA FREITAS JUNIOR</text:p>
          </table:table-cell>
          <table:table-cell table:style-name="TBL_5f_0_5f_10.B1" office:value-type="string">
            <text:p text:style-name="P7">ASSESSOR DO GAB. DO PROC. G. DE JUSTIÇA</text:p>
          </table:table-cell>
          <table:table-cell table:style-name="TBL_5f_0_5f_10.B1" office:value-type="string">
            <text:p text:style-name="P7">ASSESSORIA DO PROCURADOR-GERAL DE JUSTICA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308,4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6.217,46</text:p>
          </table:table-cell>
          <table:table-cell table:style-name="TBL_5f_0_5f_10.E1" office:value-type="string">
            <text:p text:style-name="P8">462,12</text:p>
          </table:table-cell>
          <table:table-cell table:style-name="TBL_5f_0_5f_10.E1" office:value-type="string">
            <text:p text:style-name="P8">193,7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55,83</text:p>
          </table:table-cell>
          <table:table-cell table:style-name="TBL_5f_0_5f_10.E1" office:value-type="string">
            <text:p text:style-name="P8">5.561,63</text:p>
          </table:table-cell>
        </table:table-row>
        <table:table-row table:style-name="TBL_5f_0_5f_10.1">
          <table:table-cell table:style-name="TBL_5f_0_5f_10.A1" office:value-type="string">
            <text:p text:style-name="P7">544</text:p>
          </table:table-cell>
          <table:table-cell table:style-name="TBL_5f_0_5f_10.B1" office:value-type="string">
            <text:p text:style-name="P7">JOSE DERNIVAL DA SILVA SANTOS FILHO</text:p>
          </table:table-cell>
          <table:table-cell table:style-name="TBL_5f_0_5f_10.B1" office:value-type="string">
            <text:p text:style-name="P7">ASSESSOR DO COORDENADOR DA DIVISAO DE PATRIMONIO</text:p>
          </table:table-cell>
          <table:table-cell table:style-name="TBL_5f_0_5f_10.B1" office:value-type="string">
            <text:p text:style-name="P7">DIVISAO DE PATRIMONIO/DM/DA/SG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417,98</text:p>
          </table:table-cell>
          <table:table-cell table:style-name="TBL_5f_0_5f_10.E1" office:value-type="string">
            <text:p text:style-name="P8">1.250,7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72,92</text:p>
          </table:table-cell>
          <table:table-cell table:style-name="TBL_5f_0_5f_10.E1" office:value-type="string">
            <text:p text:style-name="P8">6.841,60</text:p>
          </table:table-cell>
          <table:table-cell table:style-name="TBL_5f_0_5f_10.E1" office:value-type="string">
            <text:p text:style-name="P8">337,45</text:p>
          </table:table-cell>
          <table:table-cell table:style-name="TBL_5f_0_5f_10.E1" office:value-type="string">
            <text:p text:style-name="P8">78,8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16,29</text:p>
          </table:table-cell>
          <table:table-cell table:style-name="TBL_5f_0_5f_10.E1" office:value-type="string">
            <text:p text:style-name="P8">6.425,31</text:p>
          </table:table-cell>
        </table:table-row>
        <table:table-row table:style-name="TBL_5f_0_5f_10.1">
          <table:table-cell table:style-name="TBL_5f_0_5f_10.A1" office:value-type="string">
            <text:p text:style-name="P7">1892</text:p>
          </table:table-cell>
          <table:table-cell table:style-name="TBL_5f_0_5f_10.B1" office:value-type="string">
            <text:p text:style-name="P7">JOSE EDSON CARDOSO </text:p>
          </table:table-cell>
          <table:table-cell table:style-name="TBL_5f_0_5f_10.B1" office:value-type="string">
            <text:p text:style-name="P7">* TÉCNICO ESPECIALISTA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2169</text:p>
          </table:table-cell>
          <table:table-cell table:style-name="TBL_5f_0_5f_10.B1" office:value-type="string">
            <text:p text:style-name="P7">JOSE ELIAS PINHO DE OLIVEIRA</text:p>
          </table:table-cell>
          <table:table-cell table:style-name="TBL_5f_0_5f_10.B1" office:value-type="string">
            <text:p text:style-name="P7">PROMOTOR DE JUSTIÇA DE ENTR. FINAL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1576</text:p>
          </table:table-cell>
          <table:table-cell table:style-name="TBL_5f_0_5f_10.B1" office:value-type="string">
            <text:p text:style-name="P7">JOSE EVILASIO DOS SANTOS</text:p>
          </table:table-cell>
          <table:table-cell table:style-name="TBL_5f_0_5f_10.B1" office:value-type="string">
            <text:p text:style-name="P7">TÉCNICO DO MINISTÉRIO PÚBLICO</text:p>
          </table:table-cell>
          <table:table-cell table:style-name="TBL_5f_0_5f_10.B1" office:value-type="string">
            <text:p text:style-name="P7">PROMOTORIA DE JUSTICA - JAPARATUBA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2,24</text:p>
          </table:table-cell>
          <table:table-cell table:style-name="TBL_5f_0_5f_10.E1" office:value-type="string">
            <text:p text:style-name="P8">62,2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2,24</text:p>
          </table:table-cell>
        </table:table-row>
        <table:table-row table:style-name="TBL_5f_0_5f_10.1">
          <table:table-cell table:style-name="TBL_5f_0_5f_10.A1" office:value-type="string">
            <text:p text:style-name="P7">1627</text:p>
          </table:table-cell>
          <table:table-cell table:style-name="TBL_5f_0_5f_10.B1" office:value-type="string">
            <text:p text:style-name="P7">JOSE FERNANDO DOS SANTOS</text:p>
          </table:table-cell>
          <table:table-cell table:style-name="TBL_5f_0_5f_10.B1" office:value-type="string">
            <text:p text:style-name="P7">TÉCNICO DO MP - Manut. Sup. Eq. de Inf. e Software</text:p>
          </table:table-cell>
          <table:table-cell table:style-name="TBL_5f_0_5f_10.B1" office:value-type="string">
            <text:p text:style-name="P7">DIRETORIA DE TECNOLOGIA DA INFORMACAO</text:p>
          </table:table-cell>
          <table:table-cell table:style-name="TBL_5f_0_5f_10.E1" office:value-type="string">
            <text:p text:style-name="P8">3.938,47</text:p>
          </table:table-cell>
          <table:table-cell table:style-name="TBL_5f_0_5f_10.E1" office:value-type="string">
            <text:p text:style-name="P8">414,33</text:p>
          </table:table-cell>
          <table:table-cell table:style-name="TBL_5f_0_5f_10.E1" office:value-type="string">
            <text:p text:style-name="P8">3.692,3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72,92</text:p>
          </table:table-cell>
          <table:table-cell table:style-name="TBL_5f_0_5f_10.E1" office:value-type="string">
            <text:p text:style-name="P8">10.218,03</text:p>
          </table:table-cell>
          <table:table-cell table:style-name="TBL_5f_0_5f_10.E1" office:value-type="string">
            <text:p text:style-name="P8">609,39</text:p>
          </table:table-cell>
          <table:table-cell table:style-name="TBL_5f_0_5f_10.E1" office:value-type="string">
            <text:p text:style-name="P8">1.123,3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732,72</text:p>
          </table:table-cell>
          <table:table-cell table:style-name="TBL_5f_0_5f_10.E1" office:value-type="string">
            <text:p text:style-name="P8">8.485,31</text:p>
          </table:table-cell>
        </table:table-row>
        <table:table-row table:style-name="TBL_5f_0_5f_10.1">
          <table:table-cell table:style-name="TBL_5f_0_5f_10.A1" office:value-type="string">
            <text:p text:style-name="P7">2145</text:p>
          </table:table-cell>
          <table:table-cell table:style-name="TBL_5f_0_5f_10.B1" office:value-type="string">
            <text:p text:style-name="P7">JOSE FERREIRA DE LIMA</text:p>
          </table:table-cell>
          <table:table-cell table:style-name="TBL_5f_0_5f_10.B1" office:value-type="string">
            <text:p text:style-name="P7">SARGENTO - requisitado-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</table:table-row>
        <table:table-row table:style-name="TBL_5f_0_5f_10.1">
          <table:table-cell table:style-name="TBL_5f_0_5f_10.A1" office:value-type="string">
            <text:p text:style-name="P7">1675</text:p>
          </table:table-cell>
          <table:table-cell table:style-name="TBL_5f_0_5f_10.B1" office:value-type="string">
            <text:p text:style-name="P7">JOSE ISAU DE LIMA FRANCA</text:p>
          </table:table-cell>
          <table:table-cell table:style-name="TBL_5f_0_5f_10.B1" office:value-type="string">
            <text:p text:style-name="P7">COORDENADOR DA DIVISÃO DE ENG. E MANUTENÇÃO</text:p>
          </table:table-cell>
          <table:table-cell table:style-name="TBL_5f_0_5f_10.B1" office:value-type="string">
            <text:p text:style-name="P7">DIVISAO DE ENGENHARIA E MANUTENCAO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.499,1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8.883,21</text:p>
          </table:table-cell>
          <table:table-cell table:style-name="TBL_5f_0_5f_10.E1" office:value-type="string">
            <text:p text:style-name="P8">713,08</text:p>
          </table:table-cell>
          <table:table-cell table:style-name="TBL_5f_0_5f_10.E1" office:value-type="string">
            <text:p text:style-name="P8">721,8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434,89</text:p>
          </table:table-cell>
          <table:table-cell table:style-name="TBL_5f_0_5f_10.E1" office:value-type="string">
            <text:p text:style-name="P8">7.448,32</text:p>
          </table:table-cell>
        </table:table-row>
        <table:table-row table:style-name="TBL_5f_0_5f_10.1">
          <table:table-cell table:style-name="TBL_5f_0_5f_10.A1" office:value-type="string">
            <text:p text:style-name="P7">1027</text:p>
          </table:table-cell>
          <table:table-cell table:style-name="TBL_5f_0_5f_10.B1" office:value-type="string">
            <text:p text:style-name="P7">JOSE JORGE DE MATOS LESSA</text:p>
          </table:table-cell>
          <table:table-cell table:style-name="TBL_5f_0_5f_10.B1" office:value-type="string">
            <text:p text:style-name="P7">ASSESSOR DE PROCURADOR DE JUSTIÇA</text:p>
          </table:table-cell>
          <table:table-cell table:style-name="TBL_5f_0_5f_10.B1" office:value-type="string">
            <text:p text:style-name="P7">10ª PROCURADORIA DE JUSTICA (2ª CAMARA CIVEL)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6.659,78</text:p>
          </table:table-cell>
          <table:table-cell table:style-name="TBL_5f_0_5f_10.E1" office:value-type="string">
            <text:p text:style-name="P8">16.659,7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6.659,78</text:p>
          </table:table-cell>
        </table:table-row>
        <table:table-row table:style-name="TBL_5f_0_5f_10.1">
          <table:table-cell table:style-name="TBL_5f_0_5f_10.A1" office:value-type="string">
            <text:p text:style-name="P7">1986</text:p>
          </table:table-cell>
          <table:table-cell table:style-name="TBL_5f_0_5f_10.B1" office:value-type="string">
            <text:p text:style-name="P7">JOSE LUCAS CARVALHO RIBEIRO</text:p>
          </table:table-cell>
          <table:table-cell table:style-name="TBL_5f_0_5f_10.B1" office:value-type="string">
            <text:p text:style-name="P7">MOTORISTA - requisitado</text:p>
          </table:table-cell>
          <table:table-cell table:style-name="TBL_5f_0_5f_10.B1" office:value-type="string">
            <text:p text:style-name="P7">SETOR DE TRANSPORTES/DAA/DA/SG</text:p>
          </table:table-cell>
          <table:table-cell table:style-name="TBL_5f_0_5f_10.E1" office:value-type="string">
            <text:p text:style-name="P8">1.266,39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931,5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5.808,89</text:p>
          </table:table-cell>
          <table:table-cell table:style-name="TBL_5f_0_5f_10.E1" office:value-type="string">
            <text:p text:style-name="P8">168,43</text:p>
          </table:table-cell>
          <table:table-cell table:style-name="TBL_5f_0_5f_10.E1" office:value-type="string">
            <text:p text:style-name="P8">68,2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36,67</text:p>
          </table:table-cell>
          <table:table-cell table:style-name="TBL_5f_0_5f_10.E1" office:value-type="string">
            <text:p text:style-name="P8">5.572,22</text:p>
          </table:table-cell>
        </table:table-row>
        <table:table-row table:style-name="TBL_5f_0_5f_10.1">
          <table:table-cell table:style-name="TBL_5f_0_5f_10.A1" office:value-type="string">
            <text:p text:style-name="P7">596</text:p>
          </table:table-cell>
          <table:table-cell table:style-name="TBL_5f_0_5f_10.B1" office:value-type="string">
            <text:p text:style-name="P7">JOSE LUCAS DA SILVA GOIS</text:p>
          </table:table-cell>
          <table:table-cell table:style-name="TBL_5f_0_5f_10.B1" office:value-type="string">
            <text:p text:style-name="P7">PROMOTOR DE JUSTIÇA DE ENTR. FINAL</text:p>
          </table:table-cell>
          <table:table-cell table:style-name="TBL_5f_0_5f_10.B1" office:value-type="string">
            <text:p text:style-name="P7">2ª PROMOTORIA DE JUSTICA - ESTANCIA</text:p>
          </table:table-cell>
          <table:table-cell table:style-name="TBL_5f_0_5f_10.E1" office:value-type="string">
            <text:p text:style-name="P8">33.689,1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368,91</text:p>
          </table:table-cell>
          <table:table-cell table:style-name="TBL_5f_0_5f_10.E1" office:value-type="string">
            <text:p text:style-name="P8">2.172,92</text:p>
          </table:table-cell>
          <table:table-cell table:style-name="TBL_5f_0_5f_10.E1" office:value-type="string">
            <text:p text:style-name="P8">39.230,94</text:p>
          </table:table-cell>
          <table:table-cell table:style-name="TBL_5f_0_5f_10.E1" office:value-type="string">
            <text:p text:style-name="P8">4.716,48</text:p>
          </table:table-cell>
          <table:table-cell table:style-name="TBL_5f_0_5f_10.E1" office:value-type="string">
            <text:p text:style-name="P8">8.024,5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2.741,04</text:p>
          </table:table-cell>
          <table:table-cell table:style-name="TBL_5f_0_5f_10.E1" office:value-type="string">
            <text:p text:style-name="P8">26.489,90</text:p>
          </table:table-cell>
        </table:table-row>
        <table:table-row table:style-name="TBL_5f_0_5f_10.1">
          <table:table-cell table:style-name="TBL_5f_0_5f_10.A1" office:value-type="string">
            <text:p text:style-name="P7">1857</text:p>
          </table:table-cell>
          <table:table-cell table:style-name="TBL_5f_0_5f_10.B1" office:value-type="string">
            <text:p text:style-name="P7">JOSE LUCAS SANTOS CARVALHO</text:p>
          </table:table-cell>
          <table:table-cell table:style-name="TBL_5f_0_5f_10.B1" office:value-type="string">
            <text:p text:style-name="P7">ANALISTA DO MP - DIREITO</text:p>
          </table:table-cell>
          <table:table-cell table:style-name="TBL_5f_0_5f_10.B1" office:value-type="string">
            <text:p text:style-name="P7">ASSESSORIA DA CORREGEDORIA GERAL</text:p>
          </table:table-cell>
          <table:table-cell table:style-name="TBL_5f_0_5f_10.E1" office:value-type="string">
            <text:p text:style-name="P8">9.065,70</text:p>
          </table:table-cell>
          <table:table-cell table:style-name="TBL_5f_0_5f_10.E1" office:value-type="string">
            <text:p text:style-name="P8">715,29</text:p>
          </table:table-cell>
          <table:table-cell table:style-name="TBL_5f_0_5f_10.E1" office:value-type="string">
            <text:p text:style-name="P8">3.692,3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15.382,29</text:p>
          </table:table-cell>
          <table:table-cell table:style-name="TBL_5f_0_5f_10.E1" office:value-type="string">
            <text:p text:style-name="P8">1.886,26</text:p>
          </table:table-cell>
          <table:table-cell table:style-name="TBL_5f_0_5f_10.E1" office:value-type="string">
            <text:p text:style-name="P8">2.212,8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099,06</text:p>
          </table:table-cell>
          <table:table-cell table:style-name="TBL_5f_0_5f_10.E1" office:value-type="string">
            <text:p text:style-name="P8">11.283,23</text:p>
          </table:table-cell>
        </table:table-row>
        <table:table-row table:style-name="TBL_5f_0_5f_10.1">
          <table:table-cell table:style-name="TBL_5f_0_5f_10.A1" office:value-type="string">
            <text:p text:style-name="P7">52</text:p>
          </table:table-cell>
          <table:table-cell table:style-name="TBL_5f_0_5f_10.B1" office:value-type="string">
            <text:p text:style-name="P7">JOSE MAGALHAES DE SANTANA</text:p>
          </table:table-cell>
          <table:table-cell table:style-name="TBL_5f_0_5f_10.B1" office:value-type="string">
            <text:p text:style-name="P7">PROMOTOR DE JUSTIÇA DE ENTR. FINAL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2122</text:p>
          </table:table-cell>
          <table:table-cell table:style-name="TBL_5f_0_5f_10.B1" office:value-type="string">
            <text:p text:style-name="P7">JOSE MARCOS SANTOS CHAGAS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92,6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619,5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619,55</text:p>
          </table:table-cell>
        </table:table-row>
        <table:table-row table:style-name="TBL_5f_0_5f_10.1">
          <table:table-cell table:style-name="TBL_5f_0_5f_10.A1" office:value-type="string">
            <text:p text:style-name="P7">1538</text:p>
          </table:table-cell>
          <table:table-cell table:style-name="TBL_5f_0_5f_10.B1" office:value-type="string">
            <text:p text:style-name="P7">JOSE MARIO DA CRUZ COSTA</text:p>
          </table:table-cell>
          <table:table-cell table:style-name="TBL_5f_0_5f_10.B1" office:value-type="string">
            <text:p text:style-name="P7">ANALISTA DO MP -Informática - G. e A.de P. de Infraestrutura</text:p>
          </table:table-cell>
          <table:table-cell table:style-name="TBL_5f_0_5f_10.B1" office:value-type="string">
            <text:p text:style-name="P7">DIRETORIA DE TECNOLOGIA DA INFORMACAO</text:p>
          </table:table-cell>
          <table:table-cell table:style-name="TBL_5f_0_5f_10.E1" office:value-type="string">
            <text:p text:style-name="P8">7.611,74</text:p>
          </table:table-cell>
          <table:table-cell table:style-name="TBL_5f_0_5f_10.E1" office:value-type="string">
            <text:p text:style-name="P8">800,75</text:p>
          </table:table-cell>
          <table:table-cell table:style-name="TBL_5f_0_5f_10.E1" office:value-type="string">
            <text:p text:style-name="P8">3.692,31</text:p>
          </table:table-cell>
          <table:table-cell table:style-name="TBL_5f_0_5f_10.E1" office:value-type="string">
            <text:p text:style-name="P8">3.664,7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17.678,58</text:p>
          </table:table-cell>
          <table:table-cell table:style-name="TBL_5f_0_5f_10.E1" office:value-type="string">
            <text:p text:style-name="P8">1.177,75</text:p>
          </table:table-cell>
          <table:table-cell table:style-name="TBL_5f_0_5f_10.E1" office:value-type="string">
            <text:p text:style-name="P8">2.135,5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313,33</text:p>
          </table:table-cell>
          <table:table-cell table:style-name="TBL_5f_0_5f_10.E1" office:value-type="string">
            <text:p text:style-name="P8">14.365,25</text:p>
          </table:table-cell>
        </table:table-row>
        <table:table-row table:style-name="TBL_5f_0_5f_10.1">
          <table:table-cell table:style-name="TBL_5f_0_5f_10.A1" office:value-type="string">
            <text:p text:style-name="P7">1482</text:p>
          </table:table-cell>
          <table:table-cell table:style-name="TBL_5f_0_5f_10.B1" office:value-type="string">
            <text:p text:style-name="P7">JOSE MARLUCIO MONTEIRO FERREIRA</text:p>
          </table:table-cell>
          <table:table-cell table:style-name="TBL_5f_0_5f_10.B1" office:value-type="string">
            <text:p text:style-name="P7">Coordenador da Div. Perícia Contábil</text:p>
          </table:table-cell>
          <table:table-cell table:style-name="TBL_5f_0_5f_10.B1" office:value-type="string">
            <text:p text:style-name="P7">DIVISAO DE PERICIA CONTABIL - GAAE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.499,1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8.883,21</text:p>
          </table:table-cell>
          <table:table-cell table:style-name="TBL_5f_0_5f_10.E1" office:value-type="string">
            <text:p text:style-name="P8">713,08</text:p>
          </table:table-cell>
          <table:table-cell table:style-name="TBL_5f_0_5f_10.E1" office:value-type="string">
            <text:p text:style-name="P8">721,8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434,89</text:p>
          </table:table-cell>
          <table:table-cell table:style-name="TBL_5f_0_5f_10.E1" office:value-type="string">
            <text:p text:style-name="P8">7.448,32</text:p>
          </table:table-cell>
        </table:table-row>
        <table:table-row table:style-name="TBL_5f_0_5f_10.1">
          <table:table-cell table:style-name="TBL_5f_0_5f_10.A1" office:value-type="string">
            <text:p text:style-name="P7">1910</text:p>
          </table:table-cell>
          <table:table-cell table:style-name="TBL_5f_0_5f_10.B1" office:value-type="string">
            <text:p text:style-name="P7">JOSE MICAEL BISPO RODRIGUES</text:p>
          </table:table-cell>
          <table:table-cell table:style-name="TBL_5f_0_5f_10.B1" office:value-type="string">
            <text:p text:style-name="P7">TÉCNICO DO MINISTÉRIO PÚBLICO</text:p>
          </table:table-cell>
          <table:table-cell table:style-name="TBL_5f_0_5f_10.B1" office:value-type="string">
            <text:p text:style-name="P7">1ª PROMOTORIA DE JUSTICA - PROPRIA</text:p>
          </table:table-cell>
          <table:table-cell table:style-name="TBL_5f_0_5f_10.E1" office:value-type="string">
            <text:p text:style-name="P8">3.306,82</text:p>
          </table:table-cell>
          <table:table-cell table:style-name="TBL_5f_0_5f_10.E1" office:value-type="string">
            <text:p text:style-name="P8">260,9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97,74</text:p>
          </table:table-cell>
          <table:table-cell table:style-name="TBL_5f_0_5f_10.E1" office:value-type="string">
            <text:p text:style-name="P8">6.465,47</text:p>
          </table:table-cell>
          <table:table-cell table:style-name="TBL_5f_0_5f_10.E1" office:value-type="string">
            <text:p text:style-name="P8">499,48</text:p>
          </table:table-cell>
          <table:table-cell table:style-name="TBL_5f_0_5f_10.E1" office:value-type="string">
            <text:p text:style-name="P8">77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576,48</text:p>
          </table:table-cell>
          <table:table-cell table:style-name="TBL_5f_0_5f_10.E1" office:value-type="string">
            <text:p text:style-name="P8">5.888,99</text:p>
          </table:table-cell>
        </table:table-row>
        <table:table-row table:style-name="TBL_5f_0_5f_10.1">
          <table:table-cell table:style-name="TBL_5f_0_5f_10.A1" office:value-type="string">
            <text:p text:style-name="P7">215</text:p>
          </table:table-cell>
          <table:table-cell table:style-name="TBL_5f_0_5f_10.B1" office:value-type="string">
            <text:p text:style-name="P7">JOSE MIRANDA SOUZA</text:p>
          </table:table-cell>
          <table:table-cell table:style-name="TBL_5f_0_5f_10.B1" office:value-type="string">
            <text:p text:style-name="P7">MOTORISTA OFICIAL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</table:table>
      <table:table table:name="TBL_0_11" table:style-name="TBL_5f_0_5f_11">
        <table:table-column table:style-name="TBL_5f_0_5f_11.A"/>
        <table:table-column table:style-name="TBL_5f_0_5f_11.B"/>
        <table:table-column table:style-name="TBL_5f_0_5f_11.C"/>
        <table:table-column table:style-name="TBL_5f_0_5f_11.D"/>
        <table:table-column table:style-name="TBL_5f_0_5f_11.E"/>
        <table:table-column table:style-name="TBL_5f_0_5f_11.F"/>
        <table:table-column table:style-name="TBL_5f_0_5f_11.G"/>
        <table:table-column table:style-name="TBL_5f_0_5f_11.H"/>
        <table:table-column table:style-name="TBL_5f_0_5f_11.I"/>
        <table:table-column table:style-name="TBL_5f_0_5f_11.J"/>
        <table:table-column table:style-name="TBL_5f_0_5f_11.E"/>
        <table:table-column table:style-name="TBL_5f_0_5f_11.L" table:number-columns-repeated="2"/>
        <table:table-column table:style-name="TBL_5f_0_5f_11.J"/>
        <table:table-column table:style-name="TBL_5f_0_5f_11.O"/>
        <table:table-column table:style-name="TBL_5f_0_5f_11.P"/>
        <table:table-column table:style-name="TBL_5f_0_5f_11.Q"/>
        <table:table-column table:style-name="TBL_5f_0_5f_11.R"/>
        <table:table-row table:style-name="TBL_5f_0_5f_11.1">
          <table:table-cell table:style-name="TBL_5f_0_5f_11.A1" office:value-type="string">
            <text:p text:style-name="P7"><text:bookmark text:name="JR_PAGE_ANCHOR_0_12"/>2119</text:p>
          </table:table-cell>
          <table:table-cell table:style-name="TBL_5f_0_5f_11.B1" office:value-type="string">
            <text:p text:style-name="P7">JOSE NUNES SANTOS</text:p>
          </table:table-cell>
          <table:table-cell table:style-name="TBL_5f_0_5f_11.B1" office:value-type="string">
            <text:p text:style-name="P7">SOLDADO - requistado -BESP</text:p>
          </table:table-cell>
          <table:table-cell table:style-name="TBL_5f_0_5f_11.B1" office:value-type="string">
            <text:p text:style-name="P7">COORDENADORIA MILITAR/GABINETE DE SEGURANÇA INSTITUCIONAL-GSI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26,9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26,9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26,93</text:p>
          </table:table-cell>
        </table:table-row>
        <table:table-row table:style-name="TBL_5f_0_5f_11.1">
          <table:table-cell table:style-name="TBL_5f_0_5f_11.A1" office:value-type="string">
            <text:p text:style-name="P7">19</text:p>
          </table:table-cell>
          <table:table-cell table:style-name="TBL_5f_0_5f_11.B1" office:value-type="string">
            <text:p text:style-name="P7">JOSE RENATO LIMA SAMPAIO</text:p>
          </table:table-cell>
          <table:table-cell table:style-name="TBL_5f_0_5f_11.B1" office:value-type="string">
            <text:p text:style-name="P7">PROCURADOR DE JUSTIÇA</text:p>
          </table:table-cell>
          <table:table-cell table:style-name="TBL_5f_0_5f_11.B1" office:value-type="string">
            <text:p text:style-name="P7">INATIVOS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803,13</text:p>
          </table:table-cell>
          <table:table-cell table:style-name="TBL_5f_0_5f_11.E1" office:value-type="string">
            <text:p text:style-name="P8">1.803,1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803,13</text:p>
          </table:table-cell>
        </table:table-row>
        <table:table-row table:style-name="TBL_5f_0_5f_11.1">
          <table:table-cell table:style-name="TBL_5f_0_5f_11.A1" office:value-type="string">
            <text:p text:style-name="P7">2074</text:p>
          </table:table-cell>
          <table:table-cell table:style-name="TBL_5f_0_5f_11.B1" office:value-type="string">
            <text:p text:style-name="P7">JOSE RICARDO ALVES DE JESUS</text:p>
          </table:table-cell>
          <table:table-cell table:style-name="TBL_5f_0_5f_11.B1" office:value-type="string">
            <text:p text:style-name="P7">TÉCNICO EM CONTABILIDADE</text:p>
          </table:table-cell>
          <table:table-cell table:style-name="TBL_5f_0_5f_11.B1" office:value-type="string">
            <text:p text:style-name="P7">INATIVOS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328,07</text:p>
          </table:table-cell>
          <table:table-cell table:style-name="TBL_5f_0_5f_11.E1" office:value-type="string">
            <text:p text:style-name="P8">1.328,0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328,07</text:p>
          </table:table-cell>
        </table:table-row>
        <table:table-row table:style-name="TBL_5f_0_5f_11.1">
          <table:table-cell table:style-name="TBL_5f_0_5f_11.A1" office:value-type="string">
            <text:p text:style-name="P7">1810</text:p>
          </table:table-cell>
          <table:table-cell table:style-name="TBL_5f_0_5f_11.B1" office:value-type="string">
            <text:p text:style-name="P7">JOSE RONALDO DE JESU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PROMOTORIA DE JUSTICA - FREI PAULO</text:p>
          </table:table-cell>
          <table:table-cell table:style-name="TBL_5f_0_5f_11.E1" office:value-type="string">
            <text:p text:style-name="P8">4.425,27</text:p>
          </table:table-cell>
          <table:table-cell table:style-name="TBL_5f_0_5f_11.E1" office:value-type="string">
            <text:p text:style-name="P8">663,7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517,20</text:p>
          </table:table-cell>
          <table:table-cell table:style-name="TBL_5f_0_5f_11.E1" office:value-type="string">
            <text:p text:style-name="P8">7.606,26</text:p>
          </table:table-cell>
          <table:table-cell table:style-name="TBL_5f_0_5f_11.E1" office:value-type="string">
            <text:p text:style-name="P8">712,47</text:p>
          </table:table-cell>
          <table:table-cell table:style-name="TBL_5f_0_5f_11.E1" office:value-type="string">
            <text:p text:style-name="P8">305,9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018,42</text:p>
          </table:table-cell>
          <table:table-cell table:style-name="TBL_5f_0_5f_11.E1" office:value-type="string">
            <text:p text:style-name="P8">6.587,84</text:p>
          </table:table-cell>
        </table:table-row>
        <table:table-row table:style-name="TBL_5f_0_5f_11.1">
          <table:table-cell table:style-name="TBL_5f_0_5f_11.A1" office:value-type="string">
            <text:p text:style-name="P7">188</text:p>
          </table:table-cell>
          <table:table-cell table:style-name="TBL_5f_0_5f_11.B1" office:value-type="string">
            <text:p text:style-name="P7">JOSE RONY SILVA ALMEIDA</text:p>
          </table:table-cell>
          <table:table-cell table:style-name="TBL_5f_0_5f_11.B1" office:value-type="string">
            <text:p text:style-name="P7">PROMOTOR DE JUSTIÇA DE ENTR. FINAL</text:p>
          </table:table-cell>
          <table:table-cell table:style-name="TBL_5f_0_5f_11.B1" office:value-type="string">
            <text:p text:style-name="P7">2ª PROMOTORIA DE JUSTICA DOS DIREITOS DO CIDADAO</text:p>
          </table:table-cell>
          <table:table-cell table:style-name="TBL_5f_0_5f_11.E1" office:value-type="string">
            <text:p text:style-name="P8">33.689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368,91</text:p>
          </table:table-cell>
          <table:table-cell table:style-name="TBL_5f_0_5f_11.E1" office:value-type="string">
            <text:p text:style-name="P8">2.384,07</text:p>
          </table:table-cell>
          <table:table-cell table:style-name="TBL_5f_0_5f_11.E1" office:value-type="string">
            <text:p text:style-name="P8">39.442,09</text:p>
          </table:table-cell>
          <table:table-cell table:style-name="TBL_5f_0_5f_11.E1" office:value-type="string">
            <text:p text:style-name="P8">4.716,4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716,48</text:p>
          </table:table-cell>
          <table:table-cell table:style-name="TBL_5f_0_5f_11.E1" office:value-type="string">
            <text:p text:style-name="P8">34.725,61</text:p>
          </table:table-cell>
        </table:table-row>
        <table:table-row table:style-name="TBL_5f_0_5f_11.1">
          <table:table-cell table:style-name="TBL_5f_0_5f_11.A1" office:value-type="string">
            <text:p text:style-name="P7">2114</text:p>
          </table:table-cell>
          <table:table-cell table:style-name="TBL_5f_0_5f_11.B1" office:value-type="string">
            <text:p text:style-name="P7">JOSE RUBENS DA SILVA</text:p>
          </table:table-cell>
          <table:table-cell table:style-name="TBL_5f_0_5f_11.B1" office:value-type="string">
            <text:p text:style-name="P7">3º SARGENTO - requisitado - BESP</text:p>
          </table:table-cell>
          <table:table-cell table:style-name="TBL_5f_0_5f_11.B1" office:value-type="string">
            <text:p text:style-name="P7">COORDENADORIA MILITAR/GABINETE DE SEGURANÇA INSTITUCIONAL-GSI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26,9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26,9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26,93</text:p>
          </table:table-cell>
        </table:table-row>
        <table:table-row table:style-name="TBL_5f_0_5f_11.1">
          <table:table-cell table:style-name="TBL_5f_0_5f_11.A1" office:value-type="string">
            <text:p text:style-name="P7">1274</text:p>
          </table:table-cell>
          <table:table-cell table:style-name="TBL_5f_0_5f_11.B1" office:value-type="string">
            <text:p text:style-name="P7">JOSE SACRAMENTO DOS SANTOS</text:p>
          </table:table-cell>
          <table:table-cell table:style-name="TBL_5f_0_5f_11.B1" office:value-type="string">
            <text:p text:style-name="P7">TÉCNICO EM CONTABILIDADE</text:p>
          </table:table-cell>
          <table:table-cell table:style-name="TBL_5f_0_5f_11.B1" office:value-type="string">
            <text:p text:style-name="P7">INATIVOS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803,13</text:p>
          </table:table-cell>
          <table:table-cell table:style-name="TBL_5f_0_5f_11.E1" office:value-type="string">
            <text:p text:style-name="P8">1.803,1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803,13</text:p>
          </table:table-cell>
        </table:table-row>
        <table:table-row table:style-name="TBL_5f_0_5f_11.1">
          <table:table-cell table:style-name="TBL_5f_0_5f_11.A1" office:value-type="string">
            <text:p text:style-name="P7">1665</text:p>
          </table:table-cell>
          <table:table-cell table:style-name="TBL_5f_0_5f_11.B1" office:value-type="string">
            <text:p text:style-name="P7">JOSENALVO SILVA SANTOS</text:p>
          </table:table-cell>
          <table:table-cell table:style-name="TBL_5f_0_5f_11.B1" office:value-type="string">
            <text:p text:style-name="P7">1º SARGENTO - requisitado</text:p>
          </table:table-cell>
          <table:table-cell table:style-name="TBL_5f_0_5f_11.B1" office:value-type="string">
            <text:p text:style-name="P7">COORDENADORIA MILITAR/GABINETE DE SEGURANÇA INSTITUCIONAL-GSI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26,9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26,9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26,93</text:p>
          </table:table-cell>
        </table:table-row>
        <table:table-row table:style-name="TBL_5f_0_5f_11.1">
          <table:table-cell table:style-name="TBL_5f_0_5f_11.A1" office:value-type="string">
            <text:p text:style-name="P7">54</text:p>
          </table:table-cell>
          <table:table-cell table:style-name="TBL_5f_0_5f_11.B1" office:value-type="string">
            <text:p text:style-name="P7">JOSENIAS FRANCA DO NASCIMENTO</text:p>
          </table:table-cell>
          <table:table-cell table:style-name="TBL_5f_0_5f_11.B1" office:value-type="string">
            <text:p text:style-name="P7">PROCURADOR DE JUSTIÇA</text:p>
          </table:table-cell>
          <table:table-cell table:style-name="TBL_5f_0_5f_11.B1" office:value-type="string">
            <text:p text:style-name="P7">10ª PROCURADORIA DE JUSTICA (2ª CAMARA CIVEL)</text:p>
          </table:table-cell>
          <table:table-cell table:style-name="TBL_5f_0_5f_11.E1" office:value-type="string">
            <text:p text:style-name="P8">35.462,2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964,71</text:p>
          </table:table-cell>
          <table:table-cell table:style-name="TBL_5f_0_5f_11.E1" office:value-type="string">
            <text:p text:style-name="P8">5.319,33</text:p>
          </table:table-cell>
          <table:table-cell table:style-name="TBL_5f_0_5f_11.E1" office:value-type="string">
            <text:p text:style-name="P8">2.859,13</text:p>
          </table:table-cell>
          <table:table-cell table:style-name="TBL_5f_0_5f_11.E1" office:value-type="string">
            <text:p text:style-name="P8">48.605,39</text:p>
          </table:table-cell>
          <table:table-cell table:style-name="TBL_5f_0_5f_11.E1" office:value-type="string">
            <text:p text:style-name="P8">4.964,71</text:p>
          </table:table-cell>
          <table:table-cell table:style-name="TBL_5f_0_5f_11.E1" office:value-type="string">
            <text:p text:style-name="P8">9.936,30</text:p>
          </table:table-cell>
          <table:table-cell table:style-name="TBL_5f_0_5f_11.E1" office:value-type="string">
            <text:p text:style-name="P8">1.488,23</text:p>
          </table:table-cell>
          <table:table-cell table:style-name="TBL_5f_0_5f_11.E1" office:value-type="string">
            <text:p text:style-name="P8">16.389,24</text:p>
          </table:table-cell>
          <table:table-cell table:style-name="TBL_5f_0_5f_11.E1" office:value-type="string">
            <text:p text:style-name="P8">32.216,15</text:p>
          </table:table-cell>
        </table:table-row>
        <table:table-row table:style-name="TBL_5f_0_5f_11.1">
          <table:table-cell table:style-name="TBL_5f_0_5f_11.A1" office:value-type="string">
            <text:p text:style-name="P7">1995</text:p>
          </table:table-cell>
          <table:table-cell table:style-name="TBL_5f_0_5f_11.B1" office:value-type="string">
            <text:p text:style-name="P7">JOUBERTO UCHOA DE MENDONCA NETO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PROMOTORIA DE JUSTICA - RIACHUELO</text:p>
          </table:table-cell>
          <table:table-cell table:style-name="TBL_5f_0_5f_11.E1" office:value-type="string">
            <text:p text:style-name="P8">5.687,93</text:p>
          </table:table-cell>
          <table:table-cell table:style-name="TBL_5f_0_5f_11.E1" office:value-type="string">
            <text:p text:style-name="P8">448,7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325,27</text:p>
          </table:table-cell>
          <table:table-cell table:style-name="TBL_5f_0_5f_11.E1" office:value-type="string">
            <text:p text:style-name="P8">8.461,98</text:p>
          </table:table-cell>
          <table:table-cell table:style-name="TBL_5f_0_5f_11.E1" office:value-type="string">
            <text:p text:style-name="P8">859,14</text:p>
          </table:table-cell>
          <table:table-cell table:style-name="TBL_5f_0_5f_11.E1" office:value-type="string">
            <text:p text:style-name="P8">581,9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441,11</text:p>
          </table:table-cell>
          <table:table-cell table:style-name="TBL_5f_0_5f_11.E1" office:value-type="string">
            <text:p text:style-name="P8">7.020,87</text:p>
          </table:table-cell>
        </table:table-row>
        <table:table-row table:style-name="TBL_5f_0_5f_11.1">
          <table:table-cell table:style-name="TBL_5f_0_5f_11.A1" office:value-type="string">
            <text:p text:style-name="P7">2086</text:p>
          </table:table-cell>
          <table:table-cell table:style-name="TBL_5f_0_5f_11.B1" office:value-type="string">
            <text:p text:style-name="P7">JUCIARA REIS SANT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PROMOTORIA DE JUSTICA - INDIAROBA</text:p>
          </table:table-cell>
          <table:table-cell table:style-name="TBL_5f_0_5f_11.E1" office:value-type="string">
            <text:p text:style-name="P8">2.776,4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933,5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572,36</text:p>
          </table:table-cell>
          <table:table-cell table:style-name="TBL_5f_0_5f_11.E1" office:value-type="string">
            <text:p text:style-name="P8">6.282,34</text:p>
          </table:table-cell>
          <table:table-cell table:style-name="TBL_5f_0_5f_11.E1" office:value-type="string">
            <text:p text:style-name="P8">388,71</text:p>
          </table:table-cell>
          <table:table-cell table:style-name="TBL_5f_0_5f_11.E1" office:value-type="string">
            <text:p text:style-name="P8">36,2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24,99</text:p>
          </table:table-cell>
          <table:table-cell table:style-name="TBL_5f_0_5f_11.E1" office:value-type="string">
            <text:p text:style-name="P8">5.857,35</text:p>
          </table:table-cell>
        </table:table-row>
        <table:table-row table:style-name="TBL_5f_0_5f_11.1">
          <table:table-cell table:style-name="TBL_5f_0_5f_11.A1" office:value-type="string">
            <text:p text:style-name="P7">342</text:p>
          </table:table-cell>
          <table:table-cell table:style-name="TBL_5f_0_5f_11.B1" office:value-type="string">
            <text:p text:style-name="P7">JULIANA CHECCUCCI CARBALLAL</text:p>
          </table:table-cell>
          <table:table-cell table:style-name="TBL_5f_0_5f_11.B1" office:value-type="string">
            <text:p text:style-name="P7">PROMOTOR DE JUSTIÇA DE ENTR. FINAL</text:p>
          </table:table-cell>
          <table:table-cell table:style-name="TBL_5f_0_5f_11.B1" office:value-type="string">
            <text:p text:style-name="P7">2ª PROMOTORIA DE JUSTICA CRIMINAL - ARACAJU</text:p>
          </table:table-cell>
          <table:table-cell table:style-name="TBL_5f_0_5f_11.E1" office:value-type="string">
            <text:p text:style-name="P8">33.689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35.862,03</text:p>
          </table:table-cell>
          <table:table-cell table:style-name="TBL_5f_0_5f_11.E1" office:value-type="string">
            <text:p text:style-name="P8">4.716,48</text:p>
          </table:table-cell>
          <table:table-cell table:style-name="TBL_5f_0_5f_11.E1" office:value-type="string">
            <text:p text:style-name="P8">7.045,9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1.762,46</text:p>
          </table:table-cell>
          <table:table-cell table:style-name="TBL_5f_0_5f_11.E1" office:value-type="string">
            <text:p text:style-name="P8">24.099,57</text:p>
          </table:table-cell>
        </table:table-row>
        <table:table-row table:style-name="TBL_5f_0_5f_11.1">
          <table:table-cell table:style-name="TBL_5f_0_5f_11.A1" office:value-type="string">
            <text:p text:style-name="P7">1291</text:p>
          </table:table-cell>
          <table:table-cell table:style-name="TBL_5f_0_5f_11.B1" office:value-type="string">
            <text:p text:style-name="P7">JULIANA COUTO VASCONCEL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5ª PROCURADORIA DE JUSTICA (1ª CAMARA CIVEL)</text:p>
          </table:table-cell>
          <table:table-cell table:style-name="TBL_5f_0_5f_11.E1" office:value-type="string">
            <text:p text:style-name="P8">4.972,24</text:p>
          </table:table-cell>
          <table:table-cell table:style-name="TBL_5f_0_5f_11.E1" office:value-type="string">
            <text:p text:style-name="P8">3.419,51</text:p>
          </table:table-cell>
          <table:table-cell table:style-name="TBL_5f_0_5f_11.E1" office:value-type="string">
            <text:p text:style-name="P8">8.248,5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8.549,28</text:p>
          </table:table-cell>
          <table:table-cell table:style-name="TBL_5f_0_5f_11.E1" office:value-type="string">
            <text:p text:style-name="P8">1.174,85</text:p>
          </table:table-cell>
          <table:table-cell table:style-name="TBL_5f_0_5f_11.E1" office:value-type="string">
            <text:p text:style-name="P8">3.279,3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454,21</text:p>
          </table:table-cell>
          <table:table-cell table:style-name="TBL_5f_0_5f_11.E1" office:value-type="string">
            <text:p text:style-name="P8">14.095,07</text:p>
          </table:table-cell>
        </table:table-row>
        <table:table-row table:style-name="TBL_5f_0_5f_11.1">
          <table:table-cell table:style-name="TBL_5f_0_5f_11.A1" office:value-type="string">
            <text:p text:style-name="P7">1417</text:p>
          </table:table-cell>
          <table:table-cell table:style-name="TBL_5f_0_5f_11.B1" office:value-type="string">
            <text:p text:style-name="P7">JULIANA DA COSTA MACIEL SILV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PERICIA CONTABIL - GAAE</text:p>
          </table:table-cell>
          <table:table-cell table:style-name="TBL_5f_0_5f_11.E1" office:value-type="string">
            <text:p text:style-name="P8">5.270,57</text:p>
          </table:table-cell>
          <table:table-cell table:style-name="TBL_5f_0_5f_11.E1" office:value-type="string">
            <text:p text:style-name="P8">790,59</text:p>
          </table:table-cell>
          <table:table-cell table:style-name="TBL_5f_0_5f_11.E1" office:value-type="string">
            <text:p text:style-name="P8">1.255,5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9.225,72</text:p>
          </table:table-cell>
          <table:table-cell table:style-name="TBL_5f_0_5f_11.E1" office:value-type="string">
            <text:p text:style-name="P8">848,56</text:p>
          </table:table-cell>
          <table:table-cell table:style-name="TBL_5f_0_5f_11.E1" office:value-type="string">
            <text:p text:style-name="P8">805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653,67</text:p>
          </table:table-cell>
          <table:table-cell table:style-name="TBL_5f_0_5f_11.E1" office:value-type="string">
            <text:p text:style-name="P8">7.572,05</text:p>
          </table:table-cell>
        </table:table-row>
        <table:table-row table:style-name="TBL_5f_0_5f_11.1">
          <table:table-cell table:style-name="TBL_5f_0_5f_11.A1" office:value-type="string">
            <text:p text:style-name="P7">1699</text:p>
          </table:table-cell>
          <table:table-cell table:style-name="TBL_5f_0_5f_11.B1" office:value-type="string">
            <text:p text:style-name="P7">JULIANA DAYSE FREITAS DO SACRAMENTO AQUINO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GRUPO DE ATUACAO ESPECIAL DE COMBATE AO CRIME ORGANIZADO (GAECO)</text:p>
          </table:table-cell>
          <table:table-cell table:style-name="TBL_5f_0_5f_11.E1" office:value-type="string">
            <text:p text:style-name="P8">4.174,78</text:p>
          </table:table-cell>
          <table:table-cell table:style-name="TBL_5f_0_5f_11.E1" office:value-type="string">
            <text:p text:style-name="P8">834,9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6.918,73</text:p>
          </table:table-cell>
          <table:table-cell table:style-name="TBL_5f_0_5f_11.E1" office:value-type="string">
            <text:p text:style-name="P8">701,36</text:p>
          </table:table-cell>
          <table:table-cell table:style-name="TBL_5f_0_5f_11.E1" office:value-type="string">
            <text:p text:style-name="P8">247,9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949,30</text:p>
          </table:table-cell>
          <table:table-cell table:style-name="TBL_5f_0_5f_11.E1" office:value-type="string">
            <text:p text:style-name="P8">5.969,43</text:p>
          </table:table-cell>
        </table:table-row>
        <table:table-row table:style-name="TBL_5f_0_5f_11.1">
          <table:table-cell table:style-name="TBL_5f_0_5f_11.A1" office:value-type="string">
            <text:p text:style-name="P7">1429</text:p>
          </table:table-cell>
          <table:table-cell table:style-name="TBL_5f_0_5f_11.B1" office:value-type="string">
            <text:p text:style-name="P7">JULIANA DE BRITTO AMORIM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8ª PROCURADORIA DE JUSTICA (2ª CAMARA CIVEL)</text:p>
          </table:table-cell>
          <table:table-cell table:style-name="TBL_5f_0_5f_11.E1" office:value-type="string">
            <text:p text:style-name="P8">4.425,27</text:p>
          </table:table-cell>
          <table:table-cell table:style-name="TBL_5f_0_5f_11.E1" office:value-type="string">
            <text:p text:style-name="P8">3.088,85</text:p>
          </table:table-cell>
          <table:table-cell table:style-name="TBL_5f_0_5f_11.E1" office:value-type="string">
            <text:p text:style-name="P8">8.248,5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7.671,65</text:p>
          </table:table-cell>
          <table:table-cell table:style-name="TBL_5f_0_5f_11.E1" office:value-type="string">
            <text:p text:style-name="P8">1.051,98</text:p>
          </table:table-cell>
          <table:table-cell table:style-name="TBL_5f_0_5f_11.E1" office:value-type="string">
            <text:p text:style-name="P8">3.123,9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175,92</text:p>
          </table:table-cell>
          <table:table-cell table:style-name="TBL_5f_0_5f_11.E1" office:value-type="string">
            <text:p text:style-name="P8">13.495,73</text:p>
          </table:table-cell>
        </table:table-row>
        <table:table-row table:style-name="TBL_5f_0_5f_11.1">
          <table:table-cell table:style-name="TBL_5f_0_5f_11.A1" office:value-type="string">
            <text:p text:style-name="P7">1988</text:p>
          </table:table-cell>
          <table:table-cell table:style-name="TBL_5f_0_5f_11.B1" office:value-type="string">
            <text:p text:style-name="P7">JULIANA GOMES REZENDE DORI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1ª PROMOTORIA DE JUSTICA - BARRA DOS COQUEIROS</text:p>
          </table:table-cell>
          <table:table-cell table:style-name="TBL_5f_0_5f_11.E1" office:value-type="string">
            <text:p text:style-name="P8">3.306,82</text:p>
          </table:table-cell>
          <table:table-cell table:style-name="TBL_5f_0_5f_11.E1" office:value-type="string">
            <text:p text:style-name="P8">260,9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46,44</text:p>
          </table:table-cell>
          <table:table-cell table:style-name="TBL_5f_0_5f_11.E1" office:value-type="string">
            <text:p text:style-name="P8">5.714,17</text:p>
          </table:table-cell>
          <table:table-cell table:style-name="TBL_5f_0_5f_11.E1" office:value-type="string">
            <text:p text:style-name="P8">499,48</text:p>
          </table:table-cell>
          <table:table-cell table:style-name="TBL_5f_0_5f_11.E1" office:value-type="string">
            <text:p text:style-name="P8">77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76,48</text:p>
          </table:table-cell>
          <table:table-cell table:style-name="TBL_5f_0_5f_11.E1" office:value-type="string">
            <text:p text:style-name="P8">5.137,69</text:p>
          </table:table-cell>
        </table:table-row>
        <table:table-row table:style-name="TBL_5f_0_5f_11.1">
          <table:table-cell table:style-name="TBL_5f_0_5f_11.A1" office:value-type="string">
            <text:p text:style-name="P7">1951</text:p>
          </table:table-cell>
          <table:table-cell table:style-name="TBL_5f_0_5f_11.B1" office:value-type="string">
            <text:p text:style-name="P7">JULIANA LUSTOSA DE CARVALHO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1ª PROMOTORIA DE JUSTICA CRIMINAL - ARACAJU </text:p>
          </table:table-cell>
          <table:table-cell table:style-name="TBL_5f_0_5f_11.E1" office:value-type="string">
            <text:p text:style-name="P8">7.611,74</text:p>
          </table:table-cell>
          <table:table-cell table:style-name="TBL_5f_0_5f_11.E1" office:value-type="string">
            <text:p text:style-name="P8">800,7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10.585,41</text:p>
          </table:table-cell>
          <table:table-cell table:style-name="TBL_5f_0_5f_11.E1" office:value-type="string">
            <text:p text:style-name="P8">1.177,75</text:p>
          </table:table-cell>
          <table:table-cell table:style-name="TBL_5f_0_5f_11.E1" office:value-type="string">
            <text:p text:style-name="P8">1.120,1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297,94</text:p>
          </table:table-cell>
          <table:table-cell table:style-name="TBL_5f_0_5f_11.E1" office:value-type="string">
            <text:p text:style-name="P8">8.287,47</text:p>
          </table:table-cell>
        </table:table-row>
        <table:table-row table:style-name="TBL_5f_0_5f_11.1">
          <table:table-cell table:style-name="TBL_5f_0_5f_11.A1" office:value-type="string">
            <text:p text:style-name="P7">1865</text:p>
          </table:table-cell>
          <table:table-cell table:style-name="TBL_5f_0_5f_11.B1" office:value-type="string">
            <text:p text:style-name="P7">JULIANA PRADO VIEIRA RI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5ª PROMOTORIA DE JUSTICA DISTRITAL - ARACAJU</text:p>
          </table:table-cell>
          <table:table-cell table:style-name="TBL_5f_0_5f_11.E1" office:value-type="string">
            <text:p text:style-name="P8">4.425,27</text:p>
          </table:table-cell>
          <table:table-cell table:style-name="TBL_5f_0_5f_11.E1" office:value-type="string">
            <text:p text:style-name="P8">465,5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99,4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8.363,18</text:p>
          </table:table-cell>
          <table:table-cell table:style-name="TBL_5f_0_5f_11.E1" office:value-type="string">
            <text:p text:style-name="P8">684,71</text:p>
          </table:table-cell>
          <table:table-cell table:style-name="TBL_5f_0_5f_11.E1" office:value-type="string">
            <text:p text:style-name="P8">310,2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994,95</text:p>
          </table:table-cell>
          <table:table-cell table:style-name="TBL_5f_0_5f_11.E1" office:value-type="string">
            <text:p text:style-name="P8">7.368,23</text:p>
          </table:table-cell>
        </table:table-row>
        <table:table-row table:style-name="TBL_5f_0_5f_11.1">
          <table:table-cell table:style-name="TBL_5f_0_5f_11.A1" office:value-type="string">
            <text:p text:style-name="P7">1613</text:p>
          </table:table-cell>
          <table:table-cell table:style-name="TBL_5f_0_5f_11.B1" office:value-type="string">
            <text:p text:style-name="P7">JULIANA SORAIA DOS SANTOS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5ª PROMOTORIA DE JUSTICA CRIMINAL - ARACAJU</text:p>
          </table:table-cell>
          <table:table-cell table:style-name="TBL_5f_0_5f_11.E1" office:value-type="string">
            <text:p text:style-name="P8">7.611,74</text:p>
          </table:table-cell>
          <table:table-cell table:style-name="TBL_5f_0_5f_11.E1" office:value-type="string">
            <text:p text:style-name="P8">800,7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0.321,48</text:p>
          </table:table-cell>
          <table:table-cell table:style-name="TBL_5f_0_5f_11.E1" office:value-type="string">
            <text:p text:style-name="P8">1.177,75</text:p>
          </table:table-cell>
          <table:table-cell table:style-name="TBL_5f_0_5f_11.E1" office:value-type="string">
            <text:p text:style-name="P8">1.120,1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297,94</text:p>
          </table:table-cell>
          <table:table-cell table:style-name="TBL_5f_0_5f_11.E1" office:value-type="string">
            <text:p text:style-name="P8">8.023,54</text:p>
          </table:table-cell>
        </table:table-row>
        <table:table-row table:style-name="TBL_5f_0_5f_11.1">
          <table:table-cell table:style-name="TBL_5f_0_5f_11.A1" office:value-type="string">
            <text:p text:style-name="P7">1235</text:p>
          </table:table-cell>
          <table:table-cell table:style-name="TBL_5f_0_5f_11.B1" office:value-type="string">
            <text:p text:style-name="P7">JULIANA VASCONCELOS DE OLIVEIRA FREITAS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CENTRO DE APOIO OPERACIONAL DOS DIREITOS A EDUCACAO</text:p>
          </table:table-cell>
          <table:table-cell table:style-name="TBL_5f_0_5f_11.E1" office:value-type="string">
            <text:p text:style-name="P8">9.065,70</text:p>
          </table:table-cell>
          <table:table-cell table:style-name="TBL_5f_0_5f_11.E1" office:value-type="string">
            <text:p text:style-name="P8">1.359,8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12.598,48</text:p>
          </table:table-cell>
          <table:table-cell table:style-name="TBL_5f_0_5f_11.E1" office:value-type="string">
            <text:p text:style-name="P8">1.459,58</text:p>
          </table:table-cell>
          <table:table-cell table:style-name="TBL_5f_0_5f_11.E1" office:value-type="string">
            <text:p text:style-name="P8">1.544,1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003,73</text:p>
          </table:table-cell>
          <table:table-cell table:style-name="TBL_5f_0_5f_11.E1" office:value-type="string">
            <text:p text:style-name="P8">9.594,75</text:p>
          </table:table-cell>
        </table:table-row>
        <table:table-row table:style-name="TBL_5f_0_5f_11.1">
          <table:table-cell table:style-name="TBL_5f_0_5f_11.A1" office:value-type="string">
            <text:p text:style-name="P7">1958</text:p>
          </table:table-cell>
          <table:table-cell table:style-name="TBL_5f_0_5f_11.B1" office:value-type="string">
            <text:p text:style-name="P7">JULIANE MENDONCA NORONH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2ª PROMOTORIA DE JUSTIÇA ESPECIAL CÍVEL E CRIMINAL - NOSSA SENHORA DO SOCORRO</text:p>
          </table:table-cell>
          <table:table-cell table:style-name="TBL_5f_0_5f_11.E1" office:value-type="string">
            <text:p text:style-name="P8">3.938,47</text:p>
          </table:table-cell>
          <table:table-cell table:style-name="TBL_5f_0_5f_11.E1" office:value-type="string">
            <text:p text:style-name="P8">310,7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46,44</text:p>
          </table:table-cell>
          <table:table-cell table:style-name="TBL_5f_0_5f_11.E1" office:value-type="string">
            <text:p text:style-name="P8">6.395,65</text:p>
          </table:table-cell>
          <table:table-cell table:style-name="TBL_5f_0_5f_11.E1" office:value-type="string">
            <text:p text:style-name="P8">594,89</text:p>
          </table:table-cell>
          <table:table-cell table:style-name="TBL_5f_0_5f_11.E1" office:value-type="string">
            <text:p text:style-name="P8">193,3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788,24</text:p>
          </table:table-cell>
          <table:table-cell table:style-name="TBL_5f_0_5f_11.E1" office:value-type="string">
            <text:p text:style-name="P8">5.607,41</text:p>
          </table:table-cell>
        </table:table-row>
        <table:table-row table:style-name="TBL_5f_0_5f_11.1">
          <table:table-cell table:style-name="TBL_5f_0_5f_11.A1" office:value-type="string">
            <text:p text:style-name="P7">1615</text:p>
          </table:table-cell>
          <table:table-cell table:style-name="TBL_5f_0_5f_11.B1" office:value-type="string">
            <text:p text:style-name="P7">JULIANE RIBEIRO DANTAS ANDRADE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1ª PROMOTORIA DE JUSTICA - NOSSA SENHORA DO SOCORRO</text:p>
          </table:table-cell>
          <table:table-cell table:style-name="TBL_5f_0_5f_11.E1" office:value-type="string">
            <text:p text:style-name="P8">8.552,55</text:p>
          </table:table-cell>
          <table:table-cell table:style-name="TBL_5f_0_5f_11.E1" office:value-type="string">
            <text:p text:style-name="P8">1.282,8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46,44</text:p>
          </table:table-cell>
          <table:table-cell table:style-name="TBL_5f_0_5f_11.E1" office:value-type="string">
            <text:p text:style-name="P8">11.981,87</text:p>
          </table:table-cell>
          <table:table-cell table:style-name="TBL_5f_0_5f_11.E1" office:value-type="string">
            <text:p text:style-name="P8">1.376,96</text:p>
          </table:table-cell>
          <table:table-cell table:style-name="TBL_5f_0_5f_11.E1" office:value-type="string">
            <text:p text:style-name="P8">1.456,7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833,68</text:p>
          </table:table-cell>
          <table:table-cell table:style-name="TBL_5f_0_5f_11.E1" office:value-type="string">
            <text:p text:style-name="P8">9.148,19</text:p>
          </table:table-cell>
        </table:table-row>
        <table:table-row table:style-name="TBL_5f_0_5f_11.1">
          <table:table-cell table:style-name="TBL_5f_0_5f_11.A1" office:value-type="string">
            <text:p text:style-name="P7">1375</text:p>
          </table:table-cell>
          <table:table-cell table:style-name="TBL_5f_0_5f_11.B1" office:value-type="string">
            <text:p text:style-name="P7">JULIANE SOARES MARTINS DOS SANT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GESTAO DE ESTAGIARIOS</text:p>
          </table:table-cell>
          <table:table-cell table:style-name="TBL_5f_0_5f_11.E1" office:value-type="string">
            <text:p text:style-name="P8">5.270,57</text:p>
          </table:table-cell>
          <table:table-cell table:style-name="TBL_5f_0_5f_11.E1" office:value-type="string">
            <text:p text:style-name="P8">790,59</text:p>
          </table:table-cell>
          <table:table-cell table:style-name="TBL_5f_0_5f_11.E1" office:value-type="string">
            <text:p text:style-name="P8">2.050,79</text:p>
          </table:table-cell>
          <table:table-cell table:style-name="TBL_5f_0_5f_11.E1" office:value-type="string">
            <text:p text:style-name="P8">2.062,4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12.347,35</text:p>
          </table:table-cell>
          <table:table-cell table:style-name="TBL_5f_0_5f_11.E1" office:value-type="string">
            <text:p text:style-name="P8">848,56</text:p>
          </table:table-cell>
          <table:table-cell table:style-name="TBL_5f_0_5f_11.E1" office:value-type="string">
            <text:p text:style-name="P8">1.075,9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24,50</text:p>
          </table:table-cell>
          <table:table-cell table:style-name="TBL_5f_0_5f_11.E1" office:value-type="string">
            <text:p text:style-name="P8">10.422,85</text:p>
          </table:table-cell>
        </table:table-row>
        <table:table-row table:style-name="TBL_5f_0_5f_11.1">
          <table:table-cell table:style-name="TBL_5f_0_5f_11.A1" office:value-type="string">
            <text:p text:style-name="P7">1450</text:p>
          </table:table-cell>
          <table:table-cell table:style-name="TBL_5f_0_5f_11.B1" office:value-type="string">
            <text:p text:style-name="P7">JULIANO CAVALCANTE SILV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MATERIAL/DM/DA/SG</text:p>
          </table:table-cell>
          <table:table-cell table:style-name="TBL_5f_0_5f_11.E1" office:value-type="string">
            <text:p text:style-name="P8">4.425,27</text:p>
          </table:table-cell>
          <table:table-cell table:style-name="TBL_5f_0_5f_11.E1" office:value-type="string">
            <text:p text:style-name="P8">1.106,32</text:p>
          </table:table-cell>
          <table:table-cell table:style-name="TBL_5f_0_5f_11.E1" office:value-type="string">
            <text:p text:style-name="P8">5.632,5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13.337,10</text:p>
          </table:table-cell>
          <table:table-cell table:style-name="TBL_5f_0_5f_11.E1" office:value-type="string">
            <text:p text:style-name="P8">774,42</text:p>
          </table:table-cell>
          <table:table-cell table:style-name="TBL_5f_0_5f_11.E1" office:value-type="string">
            <text:p text:style-name="P8">1.987,8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762,24</text:p>
          </table:table-cell>
          <table:table-cell table:style-name="TBL_5f_0_5f_11.E1" office:value-type="string">
            <text:p text:style-name="P8">10.574,86</text:p>
          </table:table-cell>
        </table:table-row>
        <table:table-row table:style-name="TBL_5f_0_5f_11.1">
          <table:table-cell table:style-name="TBL_5f_0_5f_11.A1" office:value-type="string">
            <text:p text:style-name="P7">426</text:p>
          </table:table-cell>
          <table:table-cell table:style-name="TBL_5f_0_5f_11.B1" office:value-type="string">
            <text:p text:style-name="P7">JULIVAL PIRES REBOUCAS NETO</text:p>
          </table:table-cell>
          <table:table-cell table:style-name="TBL_5f_0_5f_11.B1" office:value-type="string">
            <text:p text:style-name="P7">PROMOTOR DE JUSTIÇA DE ENTR. FINAL</text:p>
          </table:table-cell>
          <table:table-cell table:style-name="TBL_5f_0_5f_11.B1" office:value-type="string">
            <text:p text:style-name="P7">2ª PROMOTORIA DE JUSTIÇA ESPECIAL CÍVEL E CRIMINAL - NOSSA SENHORA DO SOCORRO</text:p>
          </table:table-cell>
          <table:table-cell table:style-name="TBL_5f_0_5f_11.E1" office:value-type="string">
            <text:p text:style-name="P8">33.689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35.862,03</text:p>
          </table:table-cell>
          <table:table-cell table:style-name="TBL_5f_0_5f_11.E1" office:value-type="string">
            <text:p text:style-name="P8">4.716,48</text:p>
          </table:table-cell>
          <table:table-cell table:style-name="TBL_5f_0_5f_11.E1" office:value-type="string">
            <text:p text:style-name="P8">7.045,9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1.762,46</text:p>
          </table:table-cell>
          <table:table-cell table:style-name="TBL_5f_0_5f_11.E1" office:value-type="string">
            <text:p text:style-name="P8">24.099,57</text:p>
          </table:table-cell>
        </table:table-row>
        <table:table-row table:style-name="TBL_5f_0_5f_11.1">
          <table:table-cell table:style-name="TBL_5f_0_5f_11.A1" office:value-type="string">
            <text:p text:style-name="P7">1725</text:p>
          </table:table-cell>
          <table:table-cell table:style-name="TBL_5f_0_5f_11.B1" office:value-type="string">
            <text:p text:style-name="P7">JUSSARA OLIVEIRA DE MATT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2ª PROMOTORIA DE JUSTICA DOS DIREITOS DO CIDADAO</text:p>
          </table:table-cell>
          <table:table-cell table:style-name="TBL_5f_0_5f_11.E1" office:value-type="string">
            <text:p text:style-name="P8">4.690,79</text:p>
          </table:table-cell>
          <table:table-cell table:style-name="TBL_5f_0_5f_11.E1" office:value-type="string">
            <text:p text:style-name="P8">493,4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384,07</text:p>
          </table:table-cell>
          <table:table-cell table:style-name="TBL_5f_0_5f_11.E1" office:value-type="string">
            <text:p text:style-name="P8">7.568,33</text:p>
          </table:table-cell>
          <table:table-cell table:style-name="TBL_5f_0_5f_11.E1" office:value-type="string">
            <text:p text:style-name="P8">725,80</text:p>
          </table:table-cell>
          <table:table-cell table:style-name="TBL_5f_0_5f_11.E1" office:value-type="string">
            <text:p text:style-name="P8">367,0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092,82</text:p>
          </table:table-cell>
          <table:table-cell table:style-name="TBL_5f_0_5f_11.E1" office:value-type="string">
            <text:p text:style-name="P8">6.475,51</text:p>
          </table:table-cell>
        </table:table-row>
        <table:table-row table:style-name="TBL_5f_0_5f_11.1">
          <table:table-cell table:style-name="TBL_5f_0_5f_11.A1" office:value-type="string">
            <text:p text:style-name="P7">639</text:p>
          </table:table-cell>
          <table:table-cell table:style-name="TBL_5f_0_5f_11.B1" office:value-type="string">
            <text:p text:style-name="P7">KARLA CHRISTIANY CRUZ LEITE DE CARVALHO</text:p>
          </table:table-cell>
          <table:table-cell table:style-name="TBL_5f_0_5f_11.B1" office:value-type="string">
            <text:p text:style-name="P7">PROMOTOR DE JUSTIÇA DE ENTR. FINAL</text:p>
          </table:table-cell>
          <table:table-cell table:style-name="TBL_5f_0_5f_11.B1" office:value-type="string">
            <text:p text:style-name="P7">1ª PROMOTORIA DE JUSTICA - ESTANCIA</text:p>
          </table:table-cell>
          <table:table-cell table:style-name="TBL_5f_0_5f_11.E1" office:value-type="string">
            <text:p text:style-name="P8">33.689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116,92</text:p>
          </table:table-cell>
          <table:table-cell table:style-name="TBL_5f_0_5f_11.E1" office:value-type="string">
            <text:p text:style-name="P8">34.806,03</text:p>
          </table:table-cell>
          <table:table-cell table:style-name="TBL_5f_0_5f_11.E1" office:value-type="string">
            <text:p text:style-name="P8">4.716,48</text:p>
          </table:table-cell>
          <table:table-cell table:style-name="TBL_5f_0_5f_11.E1" office:value-type="string">
            <text:p text:style-name="P8">6.993,8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1.710,32</text:p>
          </table:table-cell>
          <table:table-cell table:style-name="TBL_5f_0_5f_11.E1" office:value-type="string">
            <text:p text:style-name="P8">23.095,71</text:p>
          </table:table-cell>
        </table:table-row>
        <table:table-row table:style-name="TBL_5f_0_5f_11.1">
          <table:table-cell table:style-name="TBL_5f_0_5f_11.A1" office:value-type="string">
            <text:p text:style-name="P7">2199</text:p>
          </table:table-cell>
          <table:table-cell table:style-name="TBL_5f_0_5f_11.B1" office:value-type="string">
            <text:p text:style-name="P7">KARLA LIMA DE ALMEIDA</text:p>
          </table:table-cell>
          <table:table-cell table:style-name="TBL_5f_0_5f_11.B1" office:value-type="string">
            <text:p text:style-name="P7">ASSESSOR OPERACIONAL</text:p>
          </table:table-cell>
          <table:table-cell table:style-name="TBL_5f_0_5f_11.B1" office:value-type="string">
            <text:p text:style-name="P7">DIVISAO DE SERVICO SOCIAL/CAO/CG - GAAE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092,6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627,78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4.893,31</text:p>
          </table:table-cell>
          <table:table-cell table:style-name="TBL_5f_0_5f_11.E1" office:value-type="string">
            <text:p text:style-name="P8">248,07</text:p>
          </table:table-cell>
          <table:table-cell table:style-name="TBL_5f_0_5f_11.E1" office:value-type="string">
            <text:p text:style-name="P8">42,6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90,69</text:p>
          </table:table-cell>
          <table:table-cell table:style-name="TBL_5f_0_5f_11.E1" office:value-type="string">
            <text:p text:style-name="P8">4.602,62</text:p>
          </table:table-cell>
        </table:table-row>
        <table:table-row table:style-name="TBL_5f_0_5f_11.1">
          <table:table-cell table:style-name="TBL_5f_0_5f_11.A1" office:value-type="string">
            <text:p text:style-name="P7">1510</text:p>
          </table:table-cell>
          <table:table-cell table:style-name="TBL_5f_0_5f_11.B1" office:value-type="string">
            <text:p text:style-name="P7">KARLA PATRICIA DE ANDRADE MOURA</text:p>
          </table:table-cell>
          <table:table-cell table:style-name="TBL_5f_0_5f_11.B1" office:value-type="string">
            <text:p text:style-name="P7">ANALISTA DO MP -Informática - G. e A.de P. de Sistemas</text:p>
          </table:table-cell>
          <table:table-cell table:style-name="TBL_5f_0_5f_11.B1" office:value-type="string">
            <text:p text:style-name="P7">DIRETORIA DE TECNOLOGIA DA INFORMACAO</text:p>
          </table:table-cell>
          <table:table-cell table:style-name="TBL_5f_0_5f_11.E1" office:value-type="string">
            <text:p text:style-name="P8">8.552,55</text:p>
          </table:table-cell>
          <table:table-cell table:style-name="TBL_5f_0_5f_11.E1" office:value-type="string">
            <text:p text:style-name="P8">1.282,8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917,4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4.661,82</text:p>
          </table:table-cell>
          <table:table-cell table:style-name="TBL_5f_0_5f_11.E1" office:value-type="string">
            <text:p text:style-name="P8">1.376,96</text:p>
          </table:table-cell>
          <table:table-cell table:style-name="TBL_5f_0_5f_11.E1" office:value-type="string">
            <text:p text:style-name="P8">1.456,7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833,68</text:p>
          </table:table-cell>
          <table:table-cell table:style-name="TBL_5f_0_5f_11.E1" office:value-type="string">
            <text:p text:style-name="P8">11.828,14</text:p>
          </table:table-cell>
        </table:table-row>
        <table:table-row table:style-name="TBL_5f_0_5f_11.1">
          <table:table-cell table:style-name="TBL_5f_0_5f_11.A1" office:value-type="string">
            <text:p text:style-name="P7">1928</text:p>
          </table:table-cell>
          <table:table-cell table:style-name="TBL_5f_0_5f_11.B1" office:value-type="string">
            <text:p text:style-name="P7">KATHARINA RESENDE DE LIMA GUERR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TRIAGEM TECNICA DAS 1ª E 3ª PROMOTORIAS DE JUSTICA DAS EXECUCOES CRIMINAIS</text:p>
          </table:table-cell>
          <table:table-cell table:style-name="TBL_5f_0_5f_11.E1" office:value-type="string">
            <text:p text:style-name="P8">3.119,64</text:p>
          </table:table-cell>
          <table:table-cell table:style-name="TBL_5f_0_5f_11.E1" office:value-type="string">
            <text:p text:style-name="P8">246,14</text:p>
          </table:table-cell>
          <table:table-cell table:style-name="TBL_5f_0_5f_11.E1" office:value-type="string">
            <text:p text:style-name="P8">1.255,57</text:p>
          </table:table-cell>
          <table:table-cell table:style-name="TBL_5f_0_5f_11.E1" office:value-type="string">
            <text:p text:style-name="P8">1.287,4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7.817,76</text:p>
          </table:table-cell>
          <table:table-cell table:style-name="TBL_5f_0_5f_11.E1" office:value-type="string">
            <text:p text:style-name="P8">471,21</text:p>
          </table:table-cell>
          <table:table-cell table:style-name="TBL_5f_0_5f_11.E1" office:value-type="string">
            <text:p text:style-name="P8">297,6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768,86</text:p>
          </table:table-cell>
          <table:table-cell table:style-name="TBL_5f_0_5f_11.E1" office:value-type="string">
            <text:p text:style-name="P8">7.048,90</text:p>
          </table:table-cell>
        </table:table-row>
        <table:table-row table:style-name="TBL_5f_0_5f_11.1">
          <table:table-cell table:style-name="TBL_5f_0_5f_11.A1" office:value-type="string">
            <text:p text:style-name="P7">2053</text:p>
          </table:table-cell>
          <table:table-cell table:style-name="TBL_5f_0_5f_11.B1" office:value-type="string">
            <text:p text:style-name="P7">KATHERINE TAKAME MINE ALMEIDA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CENTRO DE APOIO OPERACIONAL DE PROTECAO AO RIO SAO FRANCISCO E AS NASCENTES</text:p>
          </table:table-cell>
          <table:table-cell table:style-name="TBL_5f_0_5f_11.E1" office:value-type="string">
            <text:p text:style-name="P8">6.390,96</text:p>
          </table:table-cell>
          <table:table-cell table:style-name="TBL_5f_0_5f_11.E1" office:value-type="string">
            <text:p text:style-name="P8">336,1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8.636,11</text:p>
          </table:table-cell>
          <table:table-cell table:style-name="TBL_5f_0_5f_11.E1" office:value-type="string">
            <text:p text:style-name="P8">941,80</text:p>
          </table:table-cell>
          <table:table-cell table:style-name="TBL_5f_0_5f_11.E1" office:value-type="string">
            <text:p text:style-name="P8">559,4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501,27</text:p>
          </table:table-cell>
          <table:table-cell table:style-name="TBL_5f_0_5f_11.E1" office:value-type="string">
            <text:p text:style-name="P8">7.134,84</text:p>
          </table:table-cell>
        </table:table-row>
        <table:table-row table:style-name="TBL_5f_0_5f_11.1">
          <table:table-cell table:style-name="TBL_5f_0_5f_11.A1" office:value-type="string">
            <text:p text:style-name="P7">1874</text:p>
          </table:table-cell>
          <table:table-cell table:style-name="TBL_5f_0_5f_11.B1" office:value-type="string">
            <text:p text:style-name="P7">KEILA LIMA FEITOS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PROMOTORIA DE JUSTICA DE DEFESA DO CONSUMIDOR</text:p>
          </table:table-cell>
          <table:table-cell table:style-name="TBL_5f_0_5f_11.E1" office:value-type="string">
            <text:p text:style-name="P8">3.306,82</text:p>
          </table:table-cell>
          <table:table-cell table:style-name="TBL_5f_0_5f_11.E1" office:value-type="string">
            <text:p text:style-name="P8">347,8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5.563,69</text:p>
          </table:table-cell>
          <table:table-cell table:style-name="TBL_5f_0_5f_11.E1" office:value-type="string">
            <text:p text:style-name="P8">511,66</text:p>
          </table:table-cell>
          <table:table-cell table:style-name="TBL_5f_0_5f_11.E1" office:value-type="string">
            <text:p text:style-name="P8">88,2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99,88</text:p>
          </table:table-cell>
          <table:table-cell table:style-name="TBL_5f_0_5f_11.E1" office:value-type="string">
            <text:p text:style-name="P8">4.963,81</text:p>
          </table:table-cell>
        </table:table-row>
        <table:table-row table:style-name="TBL_5f_0_5f_11.1">
          <table:table-cell table:style-name="TBL_5f_0_5f_11.A1" office:value-type="string">
            <text:p text:style-name="P7">1516</text:p>
          </table:table-cell>
          <table:table-cell table:style-name="TBL_5f_0_5f_11.B1" office:value-type="string">
            <text:p text:style-name="P7">KELFRENN TEIXEIRA RODRIGUES DE MENEZES</text:p>
          </table:table-cell>
          <table:table-cell table:style-name="TBL_5f_0_5f_11.B1" office:value-type="string">
            <text:p text:style-name="P7">PROMOTOR DE JUSTIÇA DE ENTR. INICIAL</text:p>
          </table:table-cell>
          <table:table-cell table:style-name="TBL_5f_0_5f_11.B1" office:value-type="string">
            <text:p text:style-name="P7">PROMOTORIA DE JUSTICA - ARAUA </text:p>
          </table:table-cell>
          <table:table-cell table:style-name="TBL_5f_0_5f_11.E1" office:value-type="string">
            <text:p text:style-name="P8">32.004,6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840,56</text:p>
          </table:table-cell>
          <table:table-cell table:style-name="TBL_5f_0_5f_11.E1" office:value-type="string">
            <text:p text:style-name="P8">1.056,00</text:p>
          </table:table-cell>
          <table:table-cell table:style-name="TBL_5f_0_5f_11.E1" office:value-type="string">
            <text:p text:style-name="P8">36.901,21</text:p>
          </table:table-cell>
          <table:table-cell table:style-name="TBL_5f_0_5f_11.E1" office:value-type="string">
            <text:p text:style-name="P8">4.480,65</text:p>
          </table:table-cell>
          <table:table-cell table:style-name="TBL_5f_0_5f_11.E1" office:value-type="string">
            <text:p text:style-name="P8">7.703,7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2.184,41</text:p>
          </table:table-cell>
          <table:table-cell table:style-name="TBL_5f_0_5f_11.E1" office:value-type="string">
            <text:p text:style-name="P8">24.716,80</text:p>
          </table:table-cell>
        </table:table-row>
        <table:table-row table:style-name="TBL_5f_0_5f_11.1">
          <table:table-cell table:style-name="TBL_5f_0_5f_11.A1" office:value-type="string">
            <text:p text:style-name="P7">2097</text:p>
          </table:table-cell>
          <table:table-cell table:style-name="TBL_5f_0_5f_11.B1" office:value-type="string">
            <text:p text:style-name="P7">KELLI SOBRAL NASCIMENTO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PATRIMONIO/DM/DA/SG</text:p>
          </table:table-cell>
          <table:table-cell table:style-name="TBL_5f_0_5f_11.E1" office:value-type="string">
            <text:p text:style-name="P8">3.715,5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032,84</text:p>
          </table:table-cell>
          <table:table-cell table:style-name="TBL_5f_0_5f_11.E1" office:value-type="string">
            <text:p text:style-name="P8">5.748,38</text:p>
          </table:table-cell>
          <table:table-cell table:style-name="TBL_5f_0_5f_11.E1" office:value-type="string">
            <text:p text:style-name="P8">520,18</text:p>
          </table:table-cell>
          <table:table-cell table:style-name="TBL_5f_0_5f_11.E1" office:value-type="string">
            <text:p text:style-name="P8">124,5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644,68</text:p>
          </table:table-cell>
          <table:table-cell table:style-name="TBL_5f_0_5f_11.E1" office:value-type="string">
            <text:p text:style-name="P8">5.103,70</text:p>
          </table:table-cell>
        </table:table-row>
        <table:table-row table:style-name="TBL_5f_0_5f_11.1">
          <table:table-cell table:style-name="TBL_5f_0_5f_11.A1" office:value-type="string">
            <text:p text:style-name="P7">2093</text:p>
          </table:table-cell>
          <table:table-cell table:style-name="TBL_5f_0_5f_11.B1" office:value-type="string">
            <text:p text:style-name="P7">KELLY CRISTINE PEREIRA TELE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RETORIA DE RECURSOS HUMANOS</text:p>
          </table:table-cell>
          <table:table-cell table:style-name="TBL_5f_0_5f_11.E1" office:value-type="string">
            <text:p text:style-name="P8">3.119,6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5.028,63</text:p>
          </table:table-cell>
          <table:table-cell table:style-name="TBL_5f_0_5f_11.E1" office:value-type="string">
            <text:p text:style-name="P8">436,75</text:p>
          </table:table-cell>
          <table:table-cell table:style-name="TBL_5f_0_5f_11.E1" office:value-type="string">
            <text:p text:style-name="P8">58,4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95,17</text:p>
          </table:table-cell>
          <table:table-cell table:style-name="TBL_5f_0_5f_11.E1" office:value-type="string">
            <text:p text:style-name="P8">4.533,46</text:p>
          </table:table-cell>
        </table:table-row>
        <table:table-row table:style-name="TBL_5f_0_5f_11.1">
          <table:table-cell table:style-name="TBL_5f_0_5f_11.A1" office:value-type="string">
            <text:p text:style-name="P7">1418</text:p>
          </table:table-cell>
          <table:table-cell table:style-name="TBL_5f_0_5f_11.B1" office:value-type="string">
            <text:p text:style-name="P7">KELLY SANTOS PIEDADE LIM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PERICIA TECNICA - GAAE</text:p>
          </table:table-cell>
          <table:table-cell table:style-name="TBL_5f_0_5f_11.E1" office:value-type="string">
            <text:p text:style-name="P8">4.487,23</text:p>
          </table:table-cell>
          <table:table-cell table:style-name="TBL_5f_0_5f_11.E1" office:value-type="string">
            <text:p text:style-name="P8">897,45</text:p>
          </table:table-cell>
          <table:table-cell table:style-name="TBL_5f_0_5f_11.E1" office:value-type="string">
            <text:p text:style-name="P8">1.138,5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8.432,17</text:p>
          </table:table-cell>
          <table:table-cell table:style-name="TBL_5f_0_5f_11.E1" office:value-type="string">
            <text:p text:style-name="P8">753,86</text:p>
          </table:table-cell>
          <table:table-cell table:style-name="TBL_5f_0_5f_11.E1" office:value-type="string">
            <text:p text:style-name="P8">717,2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471,06</text:p>
          </table:table-cell>
          <table:table-cell table:style-name="TBL_5f_0_5f_11.E1" office:value-type="string">
            <text:p text:style-name="P8">6.961,11</text:p>
          </table:table-cell>
        </table:table-row>
        <table:table-row table:style-name="TBL_5f_0_5f_11.1">
          <table:table-cell table:style-name="TBL_5f_0_5f_11.A1" office:value-type="string">
            <text:p text:style-name="P7">1885</text:p>
          </table:table-cell>
          <table:table-cell table:style-name="TBL_5f_0_5f_11.B1" office:value-type="string">
            <text:p text:style-name="P7">KENIA LIMA FEITOS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1ª PROMOTORIA DE JUSTICA - ITAPORANGA D'AJUDA</text:p>
          </table:table-cell>
          <table:table-cell table:style-name="TBL_5f_0_5f_11.E1" office:value-type="string">
            <text:p text:style-name="P8">3.306,82</text:p>
          </table:table-cell>
          <table:table-cell table:style-name="TBL_5f_0_5f_11.E1" office:value-type="string">
            <text:p text:style-name="P8">260,9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325,27</text:p>
          </table:table-cell>
          <table:table-cell table:style-name="TBL_5f_0_5f_11.E1" office:value-type="string">
            <text:p text:style-name="P8">5.893,00</text:p>
          </table:table-cell>
          <table:table-cell table:style-name="TBL_5f_0_5f_11.E1" office:value-type="string">
            <text:p text:style-name="P8">499,48</text:p>
          </table:table-cell>
          <table:table-cell table:style-name="TBL_5f_0_5f_11.E1" office:value-type="string">
            <text:p text:style-name="P8">77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76,48</text:p>
          </table:table-cell>
          <table:table-cell table:style-name="TBL_5f_0_5f_11.E1" office:value-type="string">
            <text:p text:style-name="P8">5.316,52</text:p>
          </table:table-cell>
        </table:table-row>
        <table:table-row table:style-name="TBL_5f_0_5f_11.1">
          <table:table-cell table:style-name="TBL_5f_0_5f_11.A1" office:value-type="string">
            <text:p text:style-name="P7">2040</text:p>
          </table:table-cell>
          <table:table-cell table:style-name="TBL_5f_0_5f_11.B1" office:value-type="string">
            <text:p text:style-name="P7">KETLYN DE SANTANA NASCIMENTO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4ª PROMOTORIA DE JUSTICA CRIMINAL - ARACAJU </text:p>
          </table:table-cell>
          <table:table-cell table:style-name="TBL_5f_0_5f_11.E1" office:value-type="string">
            <text:p text:style-name="P8">7.180,89</text:p>
          </table:table-cell>
          <table:table-cell table:style-name="TBL_5f_0_5f_11.E1" office:value-type="string">
            <text:p text:style-name="P8">1.077,1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0.167,01</text:p>
          </table:table-cell>
          <table:table-cell table:style-name="TBL_5f_0_5f_11.E1" office:value-type="string">
            <text:p text:style-name="P8">1.156,12</text:p>
          </table:table-cell>
          <table:table-cell table:style-name="TBL_5f_0_5f_11.E1" office:value-type="string">
            <text:p text:style-name="P8">1.083,6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239,78</text:p>
          </table:table-cell>
          <table:table-cell table:style-name="TBL_5f_0_5f_11.E1" office:value-type="string">
            <text:p text:style-name="P8">7.927,23</text:p>
          </table:table-cell>
        </table:table-row>
        <table:table-row table:style-name="TBL_5f_0_5f_11.1">
          <table:table-cell table:style-name="TBL_5f_0_5f_11.A1" office:value-type="string">
            <text:p text:style-name="P7">1913</text:p>
          </table:table-cell>
          <table:table-cell table:style-name="TBL_5f_0_5f_11.B1" office:value-type="string">
            <text:p text:style-name="P7">KEYLLA TEIXEIRA SANTANA ANDRADE FRANCO</text:p>
          </table:table-cell>
          <table:table-cell table:style-name="TBL_5f_0_5f_11.B1" office:value-type="string">
            <text:p text:style-name="P7">TÉCNICO JUDICIÁRIO - requisitado</text:p>
          </table:table-cell>
          <table:table-cell table:style-name="TBL_5f_0_5f_11.B1" office:value-type="string">
            <text:p text:style-name="P7">11ª PROCURADORIA DE JUSTICA (CAMARA CRIMINAL)</text:p>
          </table:table-cell>
          <table:table-cell table:style-name="TBL_5f_0_5f_11.E1" office:value-type="string">
            <text:p text:style-name="P8">2.899,81</text:p>
          </table:table-cell>
          <table:table-cell table:style-name="TBL_5f_0_5f_11.E1" office:value-type="string">
            <text:p text:style-name="P8">1.603,90</text:p>
          </table:table-cell>
          <table:table-cell table:style-name="TBL_5f_0_5f_11.E1" office:value-type="string">
            <text:p text:style-name="P8">10.673,60</text:p>
          </table:table-cell>
          <table:table-cell table:style-name="TBL_5f_0_5f_11.E1" office:value-type="string">
            <text:p text:style-name="P8">4.830,1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21.916,49</text:p>
          </table:table-cell>
          <table:table-cell table:style-name="TBL_5f_0_5f_11.E1" office:value-type="string">
            <text:p text:style-name="P8">458,75</text:p>
          </table:table-cell>
          <table:table-cell table:style-name="TBL_5f_0_5f_11.E1" office:value-type="string">
            <text:p text:style-name="P8">3.126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584,86</text:p>
          </table:table-cell>
          <table:table-cell table:style-name="TBL_5f_0_5f_11.E1" office:value-type="string">
            <text:p text:style-name="P8">18.331,63</text:p>
          </table:table-cell>
        </table:table-row>
        <table:table-row table:style-name="TBL_5f_0_5f_11.1">
          <table:table-cell table:style-name="TBL_5f_0_5f_11.A1" office:value-type="string">
            <text:p text:style-name="P7">1297</text:p>
          </table:table-cell>
          <table:table-cell table:style-name="TBL_5f_0_5f_11.B1" office:value-type="string">
            <text:p text:style-name="P7">KRISTIANE FERREIRA DA SILVA LIM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3ª PROMOTORIA DE JUSTICA DA CURADORIA DA FAZENDA PUBLICA</text:p>
          </table:table-cell>
          <table:table-cell table:style-name="TBL_5f_0_5f_11.E1" office:value-type="string">
            <text:p text:style-name="P8">5.270,57</text:p>
          </table:table-cell>
          <table:table-cell table:style-name="TBL_5f_0_5f_11.E1" office:value-type="string">
            <text:p text:style-name="P8">790,5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7.970,15</text:p>
          </table:table-cell>
          <table:table-cell table:style-name="TBL_5f_0_5f_11.E1" office:value-type="string">
            <text:p text:style-name="P8">848,56</text:p>
          </table:table-cell>
          <table:table-cell table:style-name="TBL_5f_0_5f_11.E1" office:value-type="string">
            <text:p text:style-name="P8">459,8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308,39</text:p>
          </table:table-cell>
          <table:table-cell table:style-name="TBL_5f_0_5f_11.E1" office:value-type="string">
            <text:p text:style-name="P8">6.661,76</text:p>
          </table:table-cell>
        </table:table-row>
        <table:table-row table:style-name="TBL_5f_0_5f_11.1">
          <table:table-cell table:style-name="TBL_5f_0_5f_11.A1" office:value-type="string">
            <text:p text:style-name="P7">1840</text:p>
          </table:table-cell>
          <table:table-cell table:style-name="TBL_5f_0_5f_11.B1" office:value-type="string">
            <text:p text:style-name="P7">LAELSON ALCANTARA DE PONTES FILHO</text:p>
          </table:table-cell>
          <table:table-cell table:style-name="TBL_5f_0_5f_11.B1" office:value-type="string">
            <text:p text:style-name="P7">PROMOTOR DE JUSTIÇA DE ENTR. INICIAL</text:p>
          </table:table-cell>
          <table:table-cell table:style-name="TBL_5f_0_5f_11.B1" office:value-type="string">
            <text:p text:style-name="P7">2ª PROMOTORIA DE JUSTICA - NEOPOLIS</text:p>
          </table:table-cell>
          <table:table-cell table:style-name="TBL_5f_0_5f_11.E1" office:value-type="string">
            <text:p text:style-name="P8">32.111,3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34.020,32</text:p>
          </table:table-cell>
          <table:table-cell table:style-name="TBL_5f_0_5f_11.E1" office:value-type="string">
            <text:p text:style-name="P8">4.495,59</text:p>
          </table:table-cell>
          <table:table-cell table:style-name="TBL_5f_0_5f_11.E1" office:value-type="string">
            <text:p text:style-name="P8">6.620,6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1.116,28</text:p>
          </table:table-cell>
          <table:table-cell table:style-name="TBL_5f_0_5f_11.E1" office:value-type="string">
            <text:p text:style-name="P8">22.904,04</text:p>
          </table:table-cell>
        </table:table-row>
        <table:table-row table:style-name="TBL_5f_0_5f_11.1">
          <table:table-cell table:style-name="TBL_5f_0_5f_11.A1" office:value-type="string">
            <text:p text:style-name="P7">1795</text:p>
          </table:table-cell>
          <table:table-cell table:style-name="TBL_5f_0_5f_11.B1" office:value-type="string">
            <text:p text:style-name="P7">LAIS GOMES VASCONCEL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SETOR DE ALMOXARIFADO/DM//DA/SG</text:p>
          </table:table-cell>
          <table:table-cell table:style-name="TBL_5f_0_5f_11.E1" office:value-type="string">
            <text:p text:style-name="P8">4.425,27</text:p>
          </table:table-cell>
          <table:table-cell table:style-name="TBL_5f_0_5f_11.E1" office:value-type="string">
            <text:p text:style-name="P8">465,5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6.799,80</text:p>
          </table:table-cell>
          <table:table-cell table:style-name="TBL_5f_0_5f_11.E1" office:value-type="string">
            <text:p text:style-name="P8">684,71</text:p>
          </table:table-cell>
          <table:table-cell table:style-name="TBL_5f_0_5f_11.E1" office:value-type="string">
            <text:p text:style-name="P8">310,2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994,95</text:p>
          </table:table-cell>
          <table:table-cell table:style-name="TBL_5f_0_5f_11.E1" office:value-type="string">
            <text:p text:style-name="P8">5.804,85</text:p>
          </table:table-cell>
        </table:table-row>
        <table:table-row table:style-name="TBL_5f_0_5f_11.1">
          <table:table-cell table:style-name="TBL_5f_0_5f_11.A1" office:value-type="string">
            <text:p text:style-name="P7">2155</text:p>
          </table:table-cell>
          <table:table-cell table:style-name="TBL_5f_0_5f_11.B1" office:value-type="string">
            <text:p text:style-name="P7">LARISSA CAROLAINE MENEZES DE OLIVEIRA</text:p>
          </table:table-cell>
          <table:table-cell table:style-name="TBL_5f_0_5f_11.B1" office:value-type="string">
            <text:p text:style-name="P7">ASSESSOR OPERACIONAL</text:p>
          </table:table-cell>
          <table:table-cell table:style-name="TBL_5f_0_5f_11.B1" office:value-type="string">
            <text:p text:style-name="P7">OUVIDORIA DO MP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092,6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4.001,60</text:p>
          </table:table-cell>
          <table:table-cell table:style-name="TBL_5f_0_5f_11.E1" office:value-type="string">
            <text:p text:style-name="P8">172,74</text:p>
          </table:table-cell>
          <table:table-cell table:style-name="TBL_5f_0_5f_11.E1" office:value-type="string">
            <text:p text:style-name="P8">1,1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73,93</text:p>
          </table:table-cell>
          <table:table-cell table:style-name="TBL_5f_0_5f_11.E1" office:value-type="string">
            <text:p text:style-name="P8">3.827,67</text:p>
          </table:table-cell>
        </table:table-row>
      </table:table>
      <table:table table:name="TBL_0_12" table:style-name="TBL_5f_0_5f_12">
        <table:table-column table:style-name="TBL_5f_0_5f_12.A"/>
        <table:table-column table:style-name="TBL_5f_0_5f_12.B"/>
        <table:table-column table:style-name="TBL_5f_0_5f_12.C"/>
        <table:table-column table:style-name="TBL_5f_0_5f_12.D"/>
        <table:table-column table:style-name="TBL_5f_0_5f_12.E"/>
        <table:table-column table:style-name="TBL_5f_0_5f_12.F"/>
        <table:table-column table:style-name="TBL_5f_0_5f_12.G"/>
        <table:table-column table:style-name="TBL_5f_0_5f_12.H"/>
        <table:table-column table:style-name="TBL_5f_0_5f_12.I"/>
        <table:table-column table:style-name="TBL_5f_0_5f_12.J"/>
        <table:table-column table:style-name="TBL_5f_0_5f_12.E"/>
        <table:table-column table:style-name="TBL_5f_0_5f_12.L" table:number-columns-repeated="2"/>
        <table:table-column table:style-name="TBL_5f_0_5f_12.J"/>
        <table:table-column table:style-name="TBL_5f_0_5f_12.O"/>
        <table:table-column table:style-name="TBL_5f_0_5f_12.P"/>
        <table:table-column table:style-name="TBL_5f_0_5f_12.Q"/>
        <table:table-column table:style-name="TBL_5f_0_5f_12.R"/>
        <table:table-row table:style-name="TBL_5f_0_5f_12.1">
          <table:table-cell table:style-name="TBL_5f_0_5f_12.A1" office:value-type="string">
            <text:p text:style-name="P7"><text:bookmark text:name="JR_PAGE_ANCHOR_0_13"/>2213</text:p>
          </table:table-cell>
          <table:table-cell table:style-name="TBL_5f_0_5f_12.B1" office:value-type="string">
            <text:p text:style-name="P7">LARISSA DIAS FEITOSA</text:p>
          </table:table-cell>
          <table:table-cell table:style-name="TBL_5f_0_5f_12.B1" office:value-type="string">
            <text:p text:style-name="P7">CABO - requisitado</text:p>
          </table:table-cell>
          <table:table-cell table:style-name="TBL_5f_0_5f_12.B1" office:value-type="string">
            <text:p text:style-name="P7">COORDENADORIA MILITAR/GABINETE DE SEGURANÇA INSTITUCIONAL-GSI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26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26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26,93</text:p>
          </table:table-cell>
        </table:table-row>
        <table:table-row table:style-name="TBL_5f_0_5f_12.1">
          <table:table-cell table:style-name="TBL_5f_0_5f_12.A1" office:value-type="string">
            <text:p text:style-name="P7">1609</text:p>
          </table:table-cell>
          <table:table-cell table:style-name="TBL_5f_0_5f_12.B1" office:value-type="string">
            <text:p text:style-name="P7">LARISSA DOS SANTOS SANTANA MAIA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2ª PROMOTORIA DE JUSTICA CRIMINAL DE ESTANCIA</text:p>
          </table:table-cell>
          <table:table-cell table:style-name="TBL_5f_0_5f_12.E1" office:value-type="string">
            <text:p text:style-name="P8">7.611,74</text:p>
          </table:table-cell>
          <table:table-cell table:style-name="TBL_5f_0_5f_12.E1" office:value-type="string">
            <text:p text:style-name="P8">800,7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517,20</text:p>
          </table:table-cell>
          <table:table-cell table:style-name="TBL_5f_0_5f_12.E1" office:value-type="string">
            <text:p text:style-name="P8">10.929,69</text:p>
          </table:table-cell>
          <table:table-cell table:style-name="TBL_5f_0_5f_12.E1" office:value-type="string">
            <text:p text:style-name="P8">1.177,75</text:p>
          </table:table-cell>
          <table:table-cell table:style-name="TBL_5f_0_5f_12.E1" office:value-type="string">
            <text:p text:style-name="P8">1.068,0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245,81</text:p>
          </table:table-cell>
          <table:table-cell table:style-name="TBL_5f_0_5f_12.E1" office:value-type="string">
            <text:p text:style-name="P8">8.683,88</text:p>
          </table:table-cell>
        </table:table-row>
        <table:table-row table:style-name="TBL_5f_0_5f_12.1">
          <table:table-cell table:style-name="TBL_5f_0_5f_12.A1" office:value-type="string">
            <text:p text:style-name="P7">1543</text:p>
          </table:table-cell>
          <table:table-cell table:style-name="TBL_5f_0_5f_12.B1" office:value-type="string">
            <text:p text:style-name="P7">LARISSA SOARES GUIMARAES PRADO DE OLIVEIRA</text:p>
          </table:table-cell>
          <table:table-cell table:style-name="TBL_5f_0_5f_12.B1" office:value-type="string">
            <text:p text:style-name="P7">ASSESSOR DE PROCURADOR DE JUSTIÇA</text:p>
          </table:table-cell>
          <table:table-cell table:style-name="TBL_5f_0_5f_12.B1" office:value-type="string">
            <text:p text:style-name="P7">1ª PROCURADORIA DE JUSTICA (1ª CAMARA CIVEL)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2.315,6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056,00</text:p>
          </table:table-cell>
          <table:table-cell table:style-name="TBL_5f_0_5f_12.E1" office:value-type="string">
            <text:p text:style-name="P8">13.371,69</text:p>
          </table:table-cell>
          <table:table-cell table:style-name="TBL_5f_0_5f_12.E1" office:value-type="string">
            <text:p text:style-name="P8">713,08</text:p>
          </table:table-cell>
          <table:table-cell table:style-name="TBL_5f_0_5f_12.E1" office:value-type="string">
            <text:p text:style-name="P8">2.269,2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982,30</text:p>
          </table:table-cell>
          <table:table-cell table:style-name="TBL_5f_0_5f_12.E1" office:value-type="string">
            <text:p text:style-name="P8">10.389,39</text:p>
          </table:table-cell>
        </table:table-row>
        <table:table-row table:style-name="TBL_5f_0_5f_12.1">
          <table:table-cell table:style-name="TBL_5f_0_5f_12.A1" office:value-type="string">
            <text:p text:style-name="P7">1379</text:p>
          </table:table-cell>
          <table:table-cell table:style-name="TBL_5f_0_5f_12.B1" office:value-type="string">
            <text:p text:style-name="P7">LAURA ELISA MENGEL SIMOES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5ª PROMOTORIA DE JUSTICA CRIMINAL - ARACAJU</text:p>
          </table:table-cell>
          <table:table-cell table:style-name="TBL_5f_0_5f_12.E1" office:value-type="string">
            <text:p text:style-name="P8">4.972,24</text:p>
          </table:table-cell>
          <table:table-cell table:style-name="TBL_5f_0_5f_12.E1" office:value-type="string">
            <text:p text:style-name="P8">745,8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7.891,00</text:p>
          </table:table-cell>
          <table:table-cell table:style-name="TBL_5f_0_5f_12.E1" office:value-type="string">
            <text:p text:style-name="P8">800,53</text:p>
          </table:table-cell>
          <table:table-cell table:style-name="TBL_5f_0_5f_12.E1" office:value-type="string">
            <text:p text:style-name="P8">482,9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83,50</text:p>
          </table:table-cell>
          <table:table-cell table:style-name="TBL_5f_0_5f_12.E1" office:value-type="string">
            <text:p text:style-name="P8">6.607,50</text:p>
          </table:table-cell>
        </table:table-row>
        <table:table-row table:style-name="TBL_5f_0_5f_12.1">
          <table:table-cell table:style-name="TBL_5f_0_5f_12.A1" office:value-type="string">
            <text:p text:style-name="P7">1864</text:p>
          </table:table-cell>
          <table:table-cell table:style-name="TBL_5f_0_5f_12.B1" office:value-type="string">
            <text:p text:style-name="P7">LAURA IMPERATRIZ BATALHA MOREIRA NERY MOURA</text:p>
          </table:table-cell>
          <table:table-cell table:style-name="TBL_5f_0_5f_12.B1" office:value-type="string">
            <text:p text:style-name="P7">PROMOTOR DE JUSTIÇA SUBSTITUTO</text:p>
          </table:table-cell>
          <table:table-cell table:style-name="TBL_5f_0_5f_12.B1" office:value-type="string">
            <text:p text:style-name="P7">PROMOTOR DE JUSTICA SUBSTITUTO</text:p>
          </table:table-cell>
          <table:table-cell table:style-name="TBL_5f_0_5f_12.E1" office:value-type="string">
            <text:p text:style-name="P8">30.404,4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284,69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35.598,10</text:p>
          </table:table-cell>
          <table:table-cell table:style-name="TBL_5f_0_5f_12.E1" office:value-type="string">
            <text:p text:style-name="P8">4.256,62</text:p>
          </table:table-cell>
          <table:table-cell table:style-name="TBL_5f_0_5f_12.E1" office:value-type="string">
            <text:p text:style-name="P8">7.120,3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1.376,92</text:p>
          </table:table-cell>
          <table:table-cell table:style-name="TBL_5f_0_5f_12.E1" office:value-type="string">
            <text:p text:style-name="P8">24.221,18</text:p>
          </table:table-cell>
        </table:table-row>
        <table:table-row table:style-name="TBL_5f_0_5f_12.1">
          <table:table-cell table:style-name="TBL_5f_0_5f_12.A1" office:value-type="string">
            <text:p text:style-name="P7">2016</text:p>
          </table:table-cell>
          <table:table-cell table:style-name="TBL_5f_0_5f_12.B1" office:value-type="string">
            <text:p text:style-name="P7">LAURO DE JESUS</text:p>
          </table:table-cell>
          <table:table-cell table:style-name="TBL_5f_0_5f_12.B1" office:value-type="string">
            <text:p text:style-name="P7">1º SARGENTO - requisitado -BESP</text:p>
          </table:table-cell>
          <table:table-cell table:style-name="TBL_5f_0_5f_12.B1" office:value-type="string">
            <text:p text:style-name="P7">COORDENADORIA MILITAR/GABINETE DE SEGURANÇA INSTITUCIONAL-GSI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26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26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26,93</text:p>
          </table:table-cell>
        </table:table-row>
        <table:table-row table:style-name="TBL_5f_0_5f_12.1">
          <table:table-cell table:style-name="TBL_5f_0_5f_12.A1" office:value-type="string">
            <text:p text:style-name="P7">2069</text:p>
          </table:table-cell>
          <table:table-cell table:style-name="TBL_5f_0_5f_12.B1" office:value-type="string">
            <text:p text:style-name="P7">LEA ALVES SCHLINGMANN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13ª PROCURADORIA DE JUSTICA (2ª CAMARA CIVEL)</text:p>
          </table:table-cell>
          <table:table-cell table:style-name="TBL_5f_0_5f_12.E1" office:value-type="string">
            <text:p text:style-name="P8">2.619,31</text:p>
          </table:table-cell>
          <table:table-cell table:style-name="TBL_5f_0_5f_12.E1" office:value-type="string">
            <text:p text:style-name="P8">137,78</text:p>
          </table:table-cell>
          <table:table-cell table:style-name="TBL_5f_0_5f_12.E1" office:value-type="string">
            <text:p text:style-name="P8">10.673,6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5.339,68</text:p>
          </table:table-cell>
          <table:table-cell table:style-name="TBL_5f_0_5f_12.E1" office:value-type="string">
            <text:p text:style-name="P8">385,99</text:p>
          </table:table-cell>
          <table:table-cell table:style-name="TBL_5f_0_5f_12.E1" office:value-type="string">
            <text:p text:style-name="P8">2.717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103,92</text:p>
          </table:table-cell>
          <table:table-cell table:style-name="TBL_5f_0_5f_12.E1" office:value-type="string">
            <text:p text:style-name="P8">12.235,76</text:p>
          </table:table-cell>
        </table:table-row>
        <table:table-row table:style-name="TBL_5f_0_5f_12.1">
          <table:table-cell table:style-name="TBL_5f_0_5f_12.A1" office:value-type="string">
            <text:p text:style-name="P7">398</text:p>
          </table:table-cell>
          <table:table-cell table:style-name="TBL_5f_0_5f_12.B1" office:value-type="string">
            <text:p text:style-name="P7">LEA GOMES DE ANDRADE</text:p>
          </table:table-cell>
          <table:table-cell table:style-name="TBL_5f_0_5f_12.B1" office:value-type="string">
            <text:p text:style-name="P7">OFICIAL ADMINISTRATIVO - requisitado</text:p>
          </table:table-cell>
          <table:table-cell table:style-name="TBL_5f_0_5f_12.B1" office:value-type="string">
            <text:p text:style-name="P7">DIVISAO DE APOIO ADMINISTRATIVO/DA/SG</text:p>
          </table:table-cell>
          <table:table-cell table:style-name="TBL_5f_0_5f_12.E1" office:value-type="string">
            <text:p text:style-name="P8">2.026,42</text:p>
          </table:table-cell>
          <table:table-cell table:style-name="TBL_5f_0_5f_12.E1" office:value-type="string">
            <text:p text:style-name="P8">1.226,93</text:p>
          </table:table-cell>
          <table:table-cell table:style-name="TBL_5f_0_5f_12.E1" office:value-type="string">
            <text:p text:style-name="P8">5.632,5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83,7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384,07</text:p>
          </table:table-cell>
          <table:table-cell table:style-name="TBL_5f_0_5f_12.E1" office:value-type="string">
            <text:p text:style-name="P8">11.553,71</text:p>
          </table:table-cell>
          <table:table-cell table:style-name="TBL_5f_0_5f_12.E1" office:value-type="string">
            <text:p text:style-name="P8">283,70</text:p>
          </table:table-cell>
          <table:table-cell table:style-name="TBL_5f_0_5f_12.E1" office:value-type="string">
            <text:p text:style-name="P8">1.574,2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857,97</text:p>
          </table:table-cell>
          <table:table-cell table:style-name="TBL_5f_0_5f_12.E1" office:value-type="string">
            <text:p text:style-name="P8">9.695,74</text:p>
          </table:table-cell>
        </table:table-row>
        <table:table-row table:style-name="TBL_5f_0_5f_12.1">
          <table:table-cell table:style-name="TBL_5f_0_5f_12.A1" office:value-type="string">
            <text:p text:style-name="P7">1005</text:p>
          </table:table-cell>
          <table:table-cell table:style-name="TBL_5f_0_5f_12.B1" office:value-type="string">
            <text:p text:style-name="P7">LEA MARIA SOBRAL DA CRUZ</text:p>
          </table:table-cell>
          <table:table-cell table:style-name="TBL_5f_0_5f_12.B1" office:value-type="string">
            <text:p text:style-name="P7">DIRETOR ADMINISTRATIVO</text:p>
          </table:table-cell>
          <table:table-cell table:style-name="TBL_5f_0_5f_12.B1" office:value-type="string">
            <text:p text:style-name="P7">DIVISAO DE MATERIAL/DM/DA/SG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9.936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056,00</text:p>
          </table:table-cell>
          <table:table-cell table:style-name="TBL_5f_0_5f_12.E1" office:value-type="string">
            <text:p text:style-name="P8">10.992,93</text:p>
          </table:table-cell>
          <table:table-cell table:style-name="TBL_5f_0_5f_12.E1" office:value-type="string">
            <text:p text:style-name="P8">713,08</text:p>
          </table:table-cell>
          <table:table-cell table:style-name="TBL_5f_0_5f_12.E1" office:value-type="string">
            <text:p text:style-name="P8">1.667,2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380,28</text:p>
          </table:table-cell>
          <table:table-cell table:style-name="TBL_5f_0_5f_12.E1" office:value-type="string">
            <text:p text:style-name="P8">8.612,65</text:p>
          </table:table-cell>
        </table:table-row>
        <table:table-row table:style-name="TBL_5f_0_5f_12.1">
          <table:table-cell table:style-name="TBL_5f_0_5f_12.A1" office:value-type="string">
            <text:p text:style-name="P7">1006</text:p>
          </table:table-cell>
          <table:table-cell table:style-name="TBL_5f_0_5f_12.B1" office:value-type="string">
            <text:p text:style-name="P7">LEA MARIA SOBRAL DA CRUZ</text:p>
          </table:table-cell>
          <table:table-cell table:style-name="TBL_5f_0_5f_12.B1" office:value-type="string">
            <text:p text:style-name="P7">* TEC. ASSUNTOS HISTORIOGRÁFICOS</text:p>
          </table:table-cell>
          <table:table-cell table:style-name="TBL_5f_0_5f_12.B1" office:value-type="string">
            <text:p text:style-name="P7">INATIVOS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803,13</text:p>
          </table:table-cell>
          <table:table-cell table:style-name="TBL_5f_0_5f_12.E1" office:value-type="string">
            <text:p text:style-name="P8">1.803,1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803,13</text:p>
          </table:table-cell>
        </table:table-row>
        <table:table-row table:style-name="TBL_5f_0_5f_12.1">
          <table:table-cell table:style-name="TBL_5f_0_5f_12.A1" office:value-type="string">
            <text:p text:style-name="P7">108</text:p>
          </table:table-cell>
          <table:table-cell table:style-name="TBL_5f_0_5f_12.B1" office:value-type="string">
            <text:p text:style-name="P7">LEALDO NUNES LIMA</text:p>
          </table:table-cell>
          <table:table-cell table:style-name="TBL_5f_0_5f_12.B1" office:value-type="string">
            <text:p text:style-name="P7">MOTORISTA OFICIAL</text:p>
          </table:table-cell>
          <table:table-cell table:style-name="TBL_5f_0_5f_12.B1" office:value-type="string">
            <text:p text:style-name="P7">SETOR DE TRANSPORTES/DAA/DA/SG</text:p>
          </table:table-cell>
          <table:table-cell table:style-name="TBL_5f_0_5f_12.E1" office:value-type="string">
            <text:p text:style-name="P8">3.823,48</text:p>
          </table:table-cell>
          <table:table-cell table:style-name="TBL_5f_0_5f_12.E1" office:value-type="string">
            <text:p text:style-name="P8">2.525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217,9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888,9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859,13</text:p>
          </table:table-cell>
          <table:table-cell table:style-name="TBL_5f_0_5f_12.E1" office:value-type="string">
            <text:p text:style-name="P8">12.315,37</text:p>
          </table:table-cell>
          <table:table-cell table:style-name="TBL_5f_0_5f_12.E1" office:value-type="string">
            <text:p text:style-name="P8">888,92</text:p>
          </table:table-cell>
          <table:table-cell table:style-name="TBL_5f_0_5f_12.E1" office:value-type="string">
            <text:p text:style-name="P8">772,4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661,37</text:p>
          </table:table-cell>
          <table:table-cell table:style-name="TBL_5f_0_5f_12.E1" office:value-type="string">
            <text:p text:style-name="P8">10.654,00</text:p>
          </table:table-cell>
        </table:table-row>
        <table:table-row table:style-name="TBL_5f_0_5f_12.1">
          <table:table-cell table:style-name="TBL_5f_0_5f_12.A1" office:value-type="string">
            <text:p text:style-name="P7">1641</text:p>
          </table:table-cell>
          <table:table-cell table:style-name="TBL_5f_0_5f_12.B1" office:value-type="string">
            <text:p text:style-name="P7">LEILA MARIA MELO ANDRADE</text:p>
          </table:table-cell>
          <table:table-cell table:style-name="TBL_5f_0_5f_12.B1" office:value-type="string">
            <text:p text:style-name="P7">TÉCNICO JUDICIÁRIO - requisitado</text:p>
          </table:table-cell>
          <table:table-cell table:style-name="TBL_5f_0_5f_12.B1" office:value-type="string">
            <text:p text:style-name="P7">GABINETE DO PROCURADOR GERAL DE JUSTICA/PGJ/MP</text:p>
          </table:table-cell>
          <table:table-cell table:style-name="TBL_5f_0_5f_12.E1" office:value-type="string">
            <text:p text:style-name="P8">3.560,01</text:p>
          </table:table-cell>
          <table:table-cell table:style-name="TBL_5f_0_5f_12.E1" office:value-type="string">
            <text:p text:style-name="P8">1.760,93</text:p>
          </table:table-cell>
          <table:table-cell table:style-name="TBL_5f_0_5f_12.E1" office:value-type="string">
            <text:p text:style-name="P8">10.673,6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7.903,53</text:p>
          </table:table-cell>
          <table:table-cell table:style-name="TBL_5f_0_5f_12.E1" office:value-type="string">
            <text:p text:style-name="P8">573,16</text:p>
          </table:table-cell>
          <table:table-cell table:style-name="TBL_5f_0_5f_12.E1" office:value-type="string">
            <text:p text:style-name="P8">3.371,5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944,68</text:p>
          </table:table-cell>
          <table:table-cell table:style-name="TBL_5f_0_5f_12.E1" office:value-type="string">
            <text:p text:style-name="P8">13.958,85</text:p>
          </table:table-cell>
        </table:table-row>
        <table:table-row table:style-name="TBL_5f_0_5f_12.1">
          <table:table-cell table:style-name="TBL_5f_0_5f_12.A1" office:value-type="string">
            <text:p text:style-name="P7">1607</text:p>
          </table:table-cell>
          <table:table-cell table:style-name="TBL_5f_0_5f_12.B1" office:value-type="string">
            <text:p text:style-name="P7">LEILAINE SOUZA SANTANA MACHADO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5ª PROMOTORIA DE JUSTICA DOS DIREITOS DO CIDADAO</text:p>
          </table:table-cell>
          <table:table-cell table:style-name="TBL_5f_0_5f_12.E1" office:value-type="string">
            <text:p text:style-name="P8">4.425,27</text:p>
          </table:table-cell>
          <table:table-cell table:style-name="TBL_5f_0_5f_12.E1" office:value-type="string">
            <text:p text:style-name="P8">465,5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6.799,80</text:p>
          </table:table-cell>
          <table:table-cell table:style-name="TBL_5f_0_5f_12.E1" office:value-type="string">
            <text:p text:style-name="P8">684,71</text:p>
          </table:table-cell>
          <table:table-cell table:style-name="TBL_5f_0_5f_12.E1" office:value-type="string">
            <text:p text:style-name="P8">310,2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994,95</text:p>
          </table:table-cell>
          <table:table-cell table:style-name="TBL_5f_0_5f_12.E1" office:value-type="string">
            <text:p text:style-name="P8">5.804,85</text:p>
          </table:table-cell>
        </table:table-row>
        <table:table-row table:style-name="TBL_5f_0_5f_12.1">
          <table:table-cell table:style-name="TBL_5f_0_5f_12.A1" office:value-type="string">
            <text:p text:style-name="P7">1366</text:p>
          </table:table-cell>
          <table:table-cell table:style-name="TBL_5f_0_5f_12.B1" office:value-type="string">
            <text:p text:style-name="P7">LEMUEL SANTOS BOMFIM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COORDENADORIA DE DOCUMENTACAO E DE MEMORIA DO MP</text:p>
          </table:table-cell>
          <table:table-cell table:style-name="TBL_5f_0_5f_12.E1" office:value-type="string">
            <text:p text:style-name="P8">5.270,57</text:p>
          </table:table-cell>
          <table:table-cell table:style-name="TBL_5f_0_5f_12.E1" office:value-type="string">
            <text:p text:style-name="P8">790,5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27,06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8.761,14</text:p>
          </table:table-cell>
          <table:table-cell table:style-name="TBL_5f_0_5f_12.E1" office:value-type="string">
            <text:p text:style-name="P8">848,56</text:p>
          </table:table-cell>
          <table:table-cell table:style-name="TBL_5f_0_5f_12.E1" office:value-type="string">
            <text:p text:style-name="P8">656,9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505,47</text:p>
          </table:table-cell>
          <table:table-cell table:style-name="TBL_5f_0_5f_12.E1" office:value-type="string">
            <text:p text:style-name="P8">7.255,67</text:p>
          </table:table-cell>
        </table:table-row>
        <table:table-row table:style-name="TBL_5f_0_5f_12.1">
          <table:table-cell table:style-name="TBL_5f_0_5f_12.A1" office:value-type="string">
            <text:p text:style-name="P7">348</text:p>
          </table:table-cell>
          <table:table-cell table:style-name="TBL_5f_0_5f_12.B1" office:value-type="string">
            <text:p text:style-name="P7">LENILDE NASCIMENTO ARAUJO</text:p>
          </table:table-cell>
          <table:table-cell table:style-name="TBL_5f_0_5f_12.B1" office:value-type="string">
            <text:p text:style-name="P7">PROMOTOR DE JUSTIÇA DE ENTR. FINAL</text:p>
          </table:table-cell>
          <table:table-cell table:style-name="TBL_5f_0_5f_12.B1" office:value-type="string">
            <text:p text:style-name="P7">3ª PROMOTORIA DE JUSTICA CRIMINAL - ARACAJU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384,07</text:p>
          </table:table-cell>
          <table:table-cell table:style-name="TBL_5f_0_5f_12.E1" office:value-type="string">
            <text:p text:style-name="P8">36.073,18</text:p>
          </table:table-cell>
          <table:table-cell table:style-name="TBL_5f_0_5f_12.E1" office:value-type="string">
            <text:p text:style-name="P8">4.716,48</text:p>
          </table:table-cell>
          <table:table-cell table:style-name="TBL_5f_0_5f_12.E1" office:value-type="string">
            <text:p text:style-name="P8">6.941,7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1.658,18</text:p>
          </table:table-cell>
          <table:table-cell table:style-name="TBL_5f_0_5f_12.E1" office:value-type="string">
            <text:p text:style-name="P8">24.415,00</text:p>
          </table:table-cell>
        </table:table-row>
        <table:table-row table:style-name="TBL_5f_0_5f_12.1">
          <table:table-cell table:style-name="TBL_5f_0_5f_12.A1" office:value-type="string">
            <text:p text:style-name="P7">1605</text:p>
          </table:table-cell>
          <table:table-cell table:style-name="TBL_5f_0_5f_12.B1" office:value-type="string">
            <text:p text:style-name="P7">LEOGENEFFER ARAUJO DOS SANTOS</text:p>
          </table:table-cell>
          <table:table-cell table:style-name="TBL_5f_0_5f_12.B1" office:value-type="string">
            <text:p text:style-name="P7">Assessor do Arq. Setorial do RH</text:p>
          </table:table-cell>
          <table:table-cell table:style-name="TBL_5f_0_5f_12.B1" office:value-type="string">
            <text:p text:style-name="P7">ARQUIVO SETORIAL DO DRH/SG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4.001,60</text:p>
          </table:table-cell>
          <table:table-cell table:style-name="TBL_5f_0_5f_12.E1" office:value-type="string">
            <text:p text:style-name="P8">172,74</text:p>
          </table:table-cell>
          <table:table-cell table:style-name="TBL_5f_0_5f_12.E1" office:value-type="string">
            <text:p text:style-name="P8">1,1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73,93</text:p>
          </table:table-cell>
          <table:table-cell table:style-name="TBL_5f_0_5f_12.E1" office:value-type="string">
            <text:p text:style-name="P8">3.827,67</text:p>
          </table:table-cell>
        </table:table-row>
        <table:table-row table:style-name="TBL_5f_0_5f_12.1">
          <table:table-cell table:style-name="TBL_5f_0_5f_12.A1" office:value-type="string">
            <text:p text:style-name="P7">1196</text:p>
          </table:table-cell>
          <table:table-cell table:style-name="TBL_5f_0_5f_12.B1" office:value-type="string">
            <text:p text:style-name="P7">LEONARDO JOSE CAMPOS MAIA DE ANDRADE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1ª PROMOTORIA DE JUSTICA - TOBIAS BARRETO </text:p>
          </table:table-cell>
          <table:table-cell table:style-name="TBL_5f_0_5f_12.E1" office:value-type="string">
            <text:p text:style-name="P8">9.065,70</text:p>
          </table:table-cell>
          <table:table-cell table:style-name="TBL_5f_0_5f_12.E1" office:value-type="string">
            <text:p text:style-name="P8">1.359,8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897,74</text:p>
          </table:table-cell>
          <table:table-cell table:style-name="TBL_5f_0_5f_12.E1" office:value-type="string">
            <text:p text:style-name="P8">13.323,30</text:p>
          </table:table-cell>
          <table:table-cell table:style-name="TBL_5f_0_5f_12.E1" office:value-type="string">
            <text:p text:style-name="P8">1.459,58</text:p>
          </table:table-cell>
          <table:table-cell table:style-name="TBL_5f_0_5f_12.E1" office:value-type="string">
            <text:p text:style-name="P8">1.492,0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951,59</text:p>
          </table:table-cell>
          <table:table-cell table:style-name="TBL_5f_0_5f_12.E1" office:value-type="string">
            <text:p text:style-name="P8">10.371,71</text:p>
          </table:table-cell>
        </table:table-row>
        <table:table-row table:style-name="TBL_5f_0_5f_12.1">
          <table:table-cell table:style-name="TBL_5f_0_5f_12.A1" office:value-type="string">
            <text:p text:style-name="P7">833</text:p>
          </table:table-cell>
          <table:table-cell table:style-name="TBL_5f_0_5f_12.B1" office:value-type="string">
            <text:p text:style-name="P7">LEONEL RODRIGUES CHAGAS</text:p>
          </table:table-cell>
          <table:table-cell table:style-name="TBL_5f_0_5f_12.B1" office:value-type="string">
            <text:p text:style-name="P7">1º SARGENTO - requisitado</text:p>
          </table:table-cell>
          <table:table-cell table:style-name="TBL_5f_0_5f_12.B1" office:value-type="string">
            <text:p text:style-name="P7">COORDENADORIA MILITAR/GABINETE DE SEGURANÇA INSTITUCIONAL-GSI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26,93</text:p>
          </table:table-cell>
          <table:table-cell table:style-name="TBL_5f_0_5f_12.E1" office:value-type="string">
            <text:p text:style-name="P8">1.138,5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4.538,3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,1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,17</text:p>
          </table:table-cell>
          <table:table-cell table:style-name="TBL_5f_0_5f_12.E1" office:value-type="string">
            <text:p text:style-name="P8">4.532,18</text:p>
          </table:table-cell>
        </table:table-row>
        <table:table-row table:style-name="TBL_5f_0_5f_12.1">
          <table:table-cell table:style-name="TBL_5f_0_5f_12.A1" office:value-type="string">
            <text:p text:style-name="P7">1472</text:p>
          </table:table-cell>
          <table:table-cell table:style-name="TBL_5f_0_5f_12.B1" office:value-type="string">
            <text:p text:style-name="P7">LEYDSON GADELHA MOREIRA</text:p>
          </table:table-cell>
          <table:table-cell table:style-name="TBL_5f_0_5f_12.B1" office:value-type="string">
            <text:p text:style-name="P7">PROMOTOR DE JUSTIÇA DE ENTR. INICIAL</text:p>
          </table:table-cell>
          <table:table-cell table:style-name="TBL_5f_0_5f_12.B1" office:value-type="string">
            <text:p text:style-name="P7">PROMOTORIA DE JUSTICA - AQUIDABA </text:p>
          </table:table-cell>
          <table:table-cell table:style-name="TBL_5f_0_5f_12.E1" office:value-type="string">
            <text:p text:style-name="P8">32.004,6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33.913,64</text:p>
          </table:table-cell>
          <table:table-cell table:style-name="TBL_5f_0_5f_12.E1" office:value-type="string">
            <text:p text:style-name="P8">4.480,65</text:p>
          </table:table-cell>
          <table:table-cell table:style-name="TBL_5f_0_5f_12.E1" office:value-type="string">
            <text:p text:style-name="P8">6.647,6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1.128,25</text:p>
          </table:table-cell>
          <table:table-cell table:style-name="TBL_5f_0_5f_12.E1" office:value-type="string">
            <text:p text:style-name="P8">22.785,39</text:p>
          </table:table-cell>
        </table:table-row>
        <table:table-row table:style-name="TBL_5f_0_5f_12.1">
          <table:table-cell table:style-name="TBL_5f_0_5f_12.A1" office:value-type="string">
            <text:p text:style-name="P7">2099</text:p>
          </table:table-cell>
          <table:table-cell table:style-name="TBL_5f_0_5f_12.B1" office:value-type="string">
            <text:p text:style-name="P7">LHAIS SAMARA MESSIAS COSTA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2ª PROMOTORIA DE JUSTICA CRIMINAL DE ESTANCIA</text:p>
          </table:table-cell>
          <table:table-cell table:style-name="TBL_5f_0_5f_12.E1" office:value-type="string">
            <text:p text:style-name="P8">2.943,0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19,97</text:p>
          </table:table-cell>
          <table:table-cell table:style-name="TBL_5f_0_5f_12.E1" office:value-type="string">
            <text:p text:style-name="P8">2.517,20</text:p>
          </table:table-cell>
          <table:table-cell table:style-name="TBL_5f_0_5f_12.E1" office:value-type="string">
            <text:p text:style-name="P8">5.980,23</text:p>
          </table:table-cell>
          <table:table-cell table:style-name="TBL_5f_0_5f_12.E1" office:value-type="string">
            <text:p text:style-name="P8">412,03</text:p>
          </table:table-cell>
          <table:table-cell table:style-name="TBL_5f_0_5f_12.E1" office:value-type="string">
            <text:p text:style-name="P8">102,8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14,88</text:p>
          </table:table-cell>
          <table:table-cell table:style-name="TBL_5f_0_5f_12.E1" office:value-type="string">
            <text:p text:style-name="P8">5.465,35</text:p>
          </table:table-cell>
        </table:table-row>
        <table:table-row table:style-name="TBL_5f_0_5f_12.1">
          <table:table-cell table:style-name="TBL_5f_0_5f_12.A1" office:value-type="string">
            <text:p text:style-name="P7">1204</text:p>
          </table:table-cell>
          <table:table-cell table:style-name="TBL_5f_0_5f_12.B1" office:value-type="string">
            <text:p text:style-name="P7">LICIA REGIA DOS SANTOS DIAS SOUZA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2ª PROMOTORIA DE JUSTICA DOS DIREITOS DO CIDADAO</text:p>
          </table:table-cell>
          <table:table-cell table:style-name="TBL_5f_0_5f_12.E1" office:value-type="string">
            <text:p text:style-name="P8">9.065,70</text:p>
          </table:table-cell>
          <table:table-cell table:style-name="TBL_5f_0_5f_12.E1" office:value-type="string">
            <text:p text:style-name="P8">1.359,8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2.334,55</text:p>
          </table:table-cell>
          <table:table-cell table:style-name="TBL_5f_0_5f_12.E1" office:value-type="string">
            <text:p text:style-name="P8">1.459,58</text:p>
          </table:table-cell>
          <table:table-cell table:style-name="TBL_5f_0_5f_12.E1" office:value-type="string">
            <text:p text:style-name="P8">1.596,2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055,86</text:p>
          </table:table-cell>
          <table:table-cell table:style-name="TBL_5f_0_5f_12.E1" office:value-type="string">
            <text:p text:style-name="P8">9.278,69</text:p>
          </table:table-cell>
        </table:table-row>
        <table:table-row table:style-name="TBL_5f_0_5f_12.1">
          <table:table-cell table:style-name="TBL_5f_0_5f_12.A1" office:value-type="string">
            <text:p text:style-name="P7">1419</text:p>
          </table:table-cell>
          <table:table-cell table:style-name="TBL_5f_0_5f_12.B1" office:value-type="string">
            <text:p text:style-name="P7">LICIA VANESSA DE ANDRADE SANTANA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2ª PROMOTORIA DE JUSTICA CRIMINAL - ARACAJU</text:p>
          </table:table-cell>
          <table:table-cell table:style-name="TBL_5f_0_5f_12.E1" office:value-type="string">
            <text:p text:style-name="P8">8.181,40</text:p>
          </table:table-cell>
          <table:table-cell table:style-name="TBL_5f_0_5f_12.E1" office:value-type="string">
            <text:p text:style-name="P8">1.227,2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1.317,60</text:p>
          </table:table-cell>
          <table:table-cell table:style-name="TBL_5f_0_5f_12.E1" office:value-type="string">
            <text:p text:style-name="P8">1.317,21</text:p>
          </table:table-cell>
          <table:table-cell table:style-name="TBL_5f_0_5f_12.E1" office:value-type="string">
            <text:p text:style-name="P8">1.303,6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620,85</text:p>
          </table:table-cell>
          <table:table-cell table:style-name="TBL_5f_0_5f_12.E1" office:value-type="string">
            <text:p text:style-name="P8">8.696,75</text:p>
          </table:table-cell>
        </table:table-row>
        <table:table-row table:style-name="TBL_5f_0_5f_12.1">
          <table:table-cell table:style-name="TBL_5f_0_5f_12.A1" office:value-type="string">
            <text:p text:style-name="P7">1785</text:p>
          </table:table-cell>
          <table:table-cell table:style-name="TBL_5f_0_5f_12.B1" office:value-type="string">
            <text:p text:style-name="P7">LIDIANE MEDEIROS MATTOS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3ª PROMOTORIA DE JUSTICA DAS EXECUCOES CRIMINAIS DE ARACAJU</text:p>
          </table:table-cell>
          <table:table-cell table:style-name="TBL_5f_0_5f_12.E1" office:value-type="string">
            <text:p text:style-name="P8">4.425,27</text:p>
          </table:table-cell>
          <table:table-cell table:style-name="TBL_5f_0_5f_12.E1" office:value-type="string">
            <text:p text:style-name="P8">885,0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7.483,24</text:p>
          </table:table-cell>
          <table:table-cell table:style-name="TBL_5f_0_5f_12.E1" office:value-type="string">
            <text:p text:style-name="P8">743,44</text:p>
          </table:table-cell>
          <table:table-cell table:style-name="TBL_5f_0_5f_12.E1" office:value-type="string">
            <text:p text:style-name="P8">391,4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134,86</text:p>
          </table:table-cell>
          <table:table-cell table:style-name="TBL_5f_0_5f_12.E1" office:value-type="string">
            <text:p text:style-name="P8">6.348,38</text:p>
          </table:table-cell>
        </table:table-row>
        <table:table-row table:style-name="TBL_5f_0_5f_12.1">
          <table:table-cell table:style-name="TBL_5f_0_5f_12.A1" office:value-type="string">
            <text:p text:style-name="P7">878</text:p>
          </table:table-cell>
          <table:table-cell table:style-name="TBL_5f_0_5f_12.B1" office:value-type="string">
            <text:p text:style-name="P7">LIGIA MARIA MONTEIRO DE FIGUEIREDO</text:p>
          </table:table-cell>
          <table:table-cell table:style-name="TBL_5f_0_5f_12.B1" office:value-type="string">
            <text:p text:style-name="P7">DIRETOR FINANCEIRO</text:p>
          </table:table-cell>
          <table:table-cell table:style-name="TBL_5f_0_5f_12.B1" office:value-type="string">
            <text:p text:style-name="P7">DIRETORIA FINANCEIRA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9.936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859,13</text:p>
          </table:table-cell>
          <table:table-cell table:style-name="TBL_5f_0_5f_12.E1" office:value-type="string">
            <text:p text:style-name="P8">12.796,06</text:p>
          </table:table-cell>
          <table:table-cell table:style-name="TBL_5f_0_5f_12.E1" office:value-type="string">
            <text:p text:style-name="P8">713,08</text:p>
          </table:table-cell>
          <table:table-cell table:style-name="TBL_5f_0_5f_12.E1" office:value-type="string">
            <text:p text:style-name="P8">1.667,2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380,28</text:p>
          </table:table-cell>
          <table:table-cell table:style-name="TBL_5f_0_5f_12.E1" office:value-type="string">
            <text:p text:style-name="P8">10.415,78</text:p>
          </table:table-cell>
        </table:table-row>
        <table:table-row table:style-name="TBL_5f_0_5f_12.1">
          <table:table-cell table:style-name="TBL_5f_0_5f_12.A1" office:value-type="string">
            <text:p text:style-name="P7">2201</text:p>
          </table:table-cell>
          <table:table-cell table:style-name="TBL_5f_0_5f_12.B1" office:value-type="string">
            <text:p text:style-name="P7">LILIA REJANE LIMA OLIVEIRA CARVALHO</text:p>
          </table:table-cell>
          <table:table-cell table:style-name="TBL_5f_0_5f_12.B1" office:value-type="string">
            <text:p text:style-name="P7">TÉCNICO JUDICIÁRIO - requisitado</text:p>
          </table:table-cell>
          <table:table-cell table:style-name="TBL_5f_0_5f_12.B1" office:value-type="string">
            <text:p text:style-name="P7">7ª PROCURADORIA DE JUSTICA (2ª CAMARA CIVEL)</text:p>
          </table:table-cell>
          <table:table-cell table:style-name="TBL_5f_0_5f_12.E1" office:value-type="string">
            <text:p text:style-name="P8">5.525,82</text:p>
          </table:table-cell>
          <table:table-cell table:style-name="TBL_5f_0_5f_12.E1" office:value-type="string">
            <text:p text:style-name="P8">2.792,89</text:p>
          </table:table-cell>
          <table:table-cell table:style-name="TBL_5f_0_5f_12.E1" office:value-type="string">
            <text:p text:style-name="P8">10.673,6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20.901,30</text:p>
          </table:table-cell>
          <table:table-cell table:style-name="TBL_5f_0_5f_12.E1" office:value-type="string">
            <text:p text:style-name="P8">981,95</text:p>
          </table:table-cell>
          <table:table-cell table:style-name="TBL_5f_0_5f_12.E1" office:value-type="string">
            <text:p text:style-name="P8">4.031,3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.013,30</text:p>
          </table:table-cell>
          <table:table-cell table:style-name="TBL_5f_0_5f_12.E1" office:value-type="string">
            <text:p text:style-name="P8">15.888,00</text:p>
          </table:table-cell>
        </table:table-row>
        <table:table-row table:style-name="TBL_5f_0_5f_12.1">
          <table:table-cell table:style-name="TBL_5f_0_5f_12.A1" office:value-type="string">
            <text:p text:style-name="P7">2203</text:p>
          </table:table-cell>
          <table:table-cell table:style-name="TBL_5f_0_5f_12.B1" office:value-type="string">
            <text:p text:style-name="P7">LILIAN DOS SANTOS MACIEL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DIVISAO DE PLANEJAMENTO ESTRATEGICO E PROJETOS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639,5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4.641,16</text:p>
          </table:table-cell>
          <table:table-cell table:style-name="TBL_5f_0_5f_12.E1" office:value-type="string">
            <text:p text:style-name="P8">172,74</text:p>
          </table:table-cell>
          <table:table-cell table:style-name="TBL_5f_0_5f_12.E1" office:value-type="string">
            <text:p text:style-name="P8">1,1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73,93</text:p>
          </table:table-cell>
          <table:table-cell table:style-name="TBL_5f_0_5f_12.E1" office:value-type="string">
            <text:p text:style-name="P8">4.467,23</text:p>
          </table:table-cell>
        </table:table-row>
        <table:table-row table:style-name="TBL_5f_0_5f_12.1">
          <table:table-cell table:style-name="TBL_5f_0_5f_12.A1" office:value-type="string">
            <text:p text:style-name="P7">1477</text:p>
          </table:table-cell>
          <table:table-cell table:style-name="TBL_5f_0_5f_12.B1" office:value-type="string">
            <text:p text:style-name="P7">LISSANDRO PATRICIUS GOIS SANTOS</text:p>
          </table:table-cell>
          <table:table-cell table:style-name="TBL_5f_0_5f_12.B1" office:value-type="string">
            <text:p text:style-name="P7">ANALISTA DO MP -Informática - G. e A.de P. de Infraestrutura</text:p>
          </table:table-cell>
          <table:table-cell table:style-name="TBL_5f_0_5f_12.B1" office:value-type="string">
            <text:p text:style-name="P7">DIRETORIA DE TECNOLOGIA DA INFORMACAO</text:p>
          </table:table-cell>
          <table:table-cell table:style-name="TBL_5f_0_5f_12.E1" office:value-type="string">
            <text:p text:style-name="P8">7.302,01</text:p>
          </table:table-cell>
          <table:table-cell table:style-name="TBL_5f_0_5f_12.E1" office:value-type="string">
            <text:p text:style-name="P8">1.077,13</text:p>
          </table:table-cell>
          <table:table-cell table:style-name="TBL_5f_0_5f_12.E1" office:value-type="string">
            <text:p text:style-name="P8">5.632,5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5.920,72</text:p>
          </table:table-cell>
          <table:table-cell table:style-name="TBL_5f_0_5f_12.E1" office:value-type="string">
            <text:p text:style-name="P8">1.173,08</text:p>
          </table:table-cell>
          <table:table-cell table:style-name="TBL_5f_0_5f_12.E1" office:value-type="string">
            <text:p text:style-name="P8">2.661,2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834,35</text:p>
          </table:table-cell>
          <table:table-cell table:style-name="TBL_5f_0_5f_12.E1" office:value-type="string">
            <text:p text:style-name="P8">12.086,37</text:p>
          </table:table-cell>
        </table:table-row>
        <table:table-row table:style-name="TBL_5f_0_5f_12.1">
          <table:table-cell table:style-name="TBL_5f_0_5f_12.A1" office:value-type="string">
            <text:p text:style-name="P7">1655</text:p>
          </table:table-cell>
          <table:table-cell table:style-name="TBL_5f_0_5f_12.B1" office:value-type="string">
            <text:p text:style-name="P7">LIZANDRA GARDENIA DOS SANTOS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6ª PROMOTORIA DE JUSTICA DOS DIREITOS DO CIDADAO</text:p>
          </table:table-cell>
          <table:table-cell table:style-name="TBL_5f_0_5f_12.E1" office:value-type="string">
            <text:p text:style-name="P8">3.938,47</text:p>
          </table:table-cell>
          <table:table-cell table:style-name="TBL_5f_0_5f_12.E1" office:value-type="string">
            <text:p text:style-name="P8">414,3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6.261,79</text:p>
          </table:table-cell>
          <table:table-cell table:style-name="TBL_5f_0_5f_12.E1" office:value-type="string">
            <text:p text:style-name="P8">609,39</text:p>
          </table:table-cell>
          <table:table-cell table:style-name="TBL_5f_0_5f_12.E1" office:value-type="string">
            <text:p text:style-name="P8">178,2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787,66</text:p>
          </table:table-cell>
          <table:table-cell table:style-name="TBL_5f_0_5f_12.E1" office:value-type="string">
            <text:p text:style-name="P8">5.474,13</text:p>
          </table:table-cell>
        </table:table-row>
        <table:table-row table:style-name="TBL_5f_0_5f_12.1">
          <table:table-cell table:style-name="TBL_5f_0_5f_12.A1" office:value-type="string">
            <text:p text:style-name="P7">1714</text:p>
          </table:table-cell>
          <table:table-cell table:style-name="TBL_5f_0_5f_12.B1" office:value-type="string">
            <text:p text:style-name="P7">LORENA DA ROCHA SILVA RIBEIRO</text:p>
          </table:table-cell>
          <table:table-cell table:style-name="TBL_5f_0_5f_12.B1" office:value-type="string">
            <text:p text:style-name="P7">ANALISTA DO MP- CONTADOR</text:p>
          </table:table-cell>
          <table:table-cell table:style-name="TBL_5f_0_5f_12.B1" office:value-type="string">
            <text:p text:style-name="P7">DIVISAO DE PERICIA CONTABIL - GAAE</text:p>
          </table:table-cell>
          <table:table-cell table:style-name="TBL_5f_0_5f_12.E1" office:value-type="string">
            <text:p text:style-name="P8">8.552,55</text:p>
          </table:table-cell>
          <table:table-cell table:style-name="TBL_5f_0_5f_12.E1" office:value-type="string">
            <text:p text:style-name="P8">1.282,8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1.744,42</text:p>
          </table:table-cell>
          <table:table-cell table:style-name="TBL_5f_0_5f_12.E1" office:value-type="string">
            <text:p text:style-name="P8">1.376,96</text:p>
          </table:table-cell>
          <table:table-cell table:style-name="TBL_5f_0_5f_12.E1" office:value-type="string">
            <text:p text:style-name="P8">1.404,5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781,54</text:p>
          </table:table-cell>
          <table:table-cell table:style-name="TBL_5f_0_5f_12.E1" office:value-type="string">
            <text:p text:style-name="P8">8.962,88</text:p>
          </table:table-cell>
        </table:table-row>
        <table:table-row table:style-name="TBL_5f_0_5f_12.1">
          <table:table-cell table:style-name="TBL_5f_0_5f_12.A1" office:value-type="string">
            <text:p text:style-name="P7">1833</text:p>
          </table:table-cell>
          <table:table-cell table:style-name="TBL_5f_0_5f_12.B1" office:value-type="string">
            <text:p text:style-name="P7">LUA SILVA SANTOS VASCONCELOS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ESCOLA SUPERIOR DO MP</text:p>
          </table:table-cell>
          <table:table-cell table:style-name="TBL_5f_0_5f_12.E1" office:value-type="string">
            <text:p text:style-name="P8">8.552,55</text:p>
          </table:table-cell>
          <table:table-cell table:style-name="TBL_5f_0_5f_12.E1" office:value-type="string">
            <text:p text:style-name="P8">1.282,88</text:p>
          </table:table-cell>
          <table:table-cell table:style-name="TBL_5f_0_5f_12.E1" office:value-type="string">
            <text:p text:style-name="P8">5.632,5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7.377,01</text:p>
          </table:table-cell>
          <table:table-cell table:style-name="TBL_5f_0_5f_12.E1" office:value-type="string">
            <text:p text:style-name="P8">1.376,96</text:p>
          </table:table-cell>
          <table:table-cell table:style-name="TBL_5f_0_5f_12.E1" office:value-type="string">
            <text:p text:style-name="P8">3.005,6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382,64</text:p>
          </table:table-cell>
          <table:table-cell table:style-name="TBL_5f_0_5f_12.E1" office:value-type="string">
            <text:p text:style-name="P8">12.994,37</text:p>
          </table:table-cell>
        </table:table-row>
        <table:table-row table:style-name="TBL_5f_0_5f_12.1">
          <table:table-cell table:style-name="TBL_5f_0_5f_12.A1" office:value-type="string">
            <text:p text:style-name="P7">2064</text:p>
          </table:table-cell>
          <table:table-cell table:style-name="TBL_5f_0_5f_12.B1" office:value-type="string">
            <text:p text:style-name="P7">LUAN BRUNO BARBOSA DE SOUSA COSTA</text:p>
          </table:table-cell>
          <table:table-cell table:style-name="TBL_5f_0_5f_12.B1" office:value-type="string">
            <text:p text:style-name="P7">ANALISTA DO MP -Informática - G. e A.de P. de Sistemas</text:p>
          </table:table-cell>
          <table:table-cell table:style-name="TBL_5f_0_5f_12.B1" office:value-type="string">
            <text:p text:style-name="P7">GRUPO DE ATUACAO ESPECIAL DE COMBATE AO CRIME ORGANIZADO (GAECO)</text:p>
          </table:table-cell>
          <table:table-cell table:style-name="TBL_5f_0_5f_12.E1" office:value-type="string">
            <text:p text:style-name="P8">6.390,96</text:p>
          </table:table-cell>
          <table:table-cell table:style-name="TBL_5f_0_5f_12.E1" office:value-type="string">
            <text:p text:style-name="P8">336,1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8.636,11</text:p>
          </table:table-cell>
          <table:table-cell table:style-name="TBL_5f_0_5f_12.E1" office:value-type="string">
            <text:p text:style-name="P8">941,80</text:p>
          </table:table-cell>
          <table:table-cell table:style-name="TBL_5f_0_5f_12.E1" office:value-type="string">
            <text:p text:style-name="P8">721,6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663,40</text:p>
          </table:table-cell>
          <table:table-cell table:style-name="TBL_5f_0_5f_12.E1" office:value-type="string">
            <text:p text:style-name="P8">6.972,71</text:p>
          </table:table-cell>
        </table:table-row>
        <table:table-row table:style-name="TBL_5f_0_5f_12.1">
          <table:table-cell table:style-name="TBL_5f_0_5f_12.A1" office:value-type="string">
            <text:p text:style-name="P7">1975</text:p>
          </table:table-cell>
          <table:table-cell table:style-name="TBL_5f_0_5f_12.B1" office:value-type="string">
            <text:p text:style-name="P7">LUANA DIAS SOARES GARCIA 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PROMOTORIA DE JUSTICA ESPECIAL CIVEL E CRIMINAL - ESTANCIA 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4.001,60</text:p>
          </table:table-cell>
          <table:table-cell table:style-name="TBL_5f_0_5f_12.E1" office:value-type="string">
            <text:p text:style-name="P8">172,74</text:p>
          </table:table-cell>
          <table:table-cell table:style-name="TBL_5f_0_5f_12.E1" office:value-type="string">
            <text:p text:style-name="P8">1,1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73,93</text:p>
          </table:table-cell>
          <table:table-cell table:style-name="TBL_5f_0_5f_12.E1" office:value-type="string">
            <text:p text:style-name="P8">3.827,67</text:p>
          </table:table-cell>
        </table:table-row>
        <table:table-row table:style-name="TBL_5f_0_5f_12.1">
          <table:table-cell table:style-name="TBL_5f_0_5f_12.A1" office:value-type="string">
            <text:p text:style-name="P7">1346</text:p>
          </table:table-cell>
          <table:table-cell table:style-name="TBL_5f_0_5f_12.B1" office:value-type="string">
            <text:p text:style-name="P7">LUANA FRANCA DE CARVALHO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2ª PROMOTORIA DE JUSTICA - PROPRIA </text:p>
          </table:table-cell>
          <table:table-cell table:style-name="TBL_5f_0_5f_12.E1" office:value-type="string">
            <text:p text:style-name="P8">9.609,64</text:p>
          </table:table-cell>
          <table:table-cell table:style-name="TBL_5f_0_5f_12.E1" office:value-type="string">
            <text:p text:style-name="P8">1.921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358,0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897,74</text:p>
          </table:table-cell>
          <table:table-cell table:style-name="TBL_5f_0_5f_12.E1" office:value-type="string">
            <text:p text:style-name="P8">17.787,35</text:p>
          </table:table-cell>
          <table:table-cell table:style-name="TBL_5f_0_5f_12.E1" office:value-type="string">
            <text:p text:style-name="P8">1.614,42</text:p>
          </table:table-cell>
          <table:table-cell table:style-name="TBL_5f_0_5f_12.E1" office:value-type="string">
            <text:p text:style-name="P8">1.857,8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472,28</text:p>
          </table:table-cell>
          <table:table-cell table:style-name="TBL_5f_0_5f_12.E1" office:value-type="string">
            <text:p text:style-name="P8">14.315,07</text:p>
          </table:table-cell>
        </table:table-row>
        <table:table-row table:style-name="TBL_5f_0_5f_12.1">
          <table:table-cell table:style-name="TBL_5f_0_5f_12.A1" office:value-type="string">
            <text:p text:style-name="P7">1672</text:p>
          </table:table-cell>
          <table:table-cell table:style-name="TBL_5f_0_5f_12.B1" office:value-type="string">
            <text:p text:style-name="P7">LUANA PRATA MONTEIRO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1ª PROMOTORIA DE JUSTICA DAS EXECUCOES CRIMINAIS - ARACAJU</text:p>
          </table:table-cell>
          <table:table-cell table:style-name="TBL_5f_0_5f_12.E1" office:value-type="string">
            <text:p text:style-name="P8">4.425,27</text:p>
          </table:table-cell>
          <table:table-cell table:style-name="TBL_5f_0_5f_12.E1" office:value-type="string">
            <text:p text:style-name="P8">465,54</text:p>
          </table:table-cell>
          <table:table-cell table:style-name="TBL_5f_0_5f_12.E1" office:value-type="string">
            <text:p text:style-name="P8">1.138,5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7.938,30</text:p>
          </table:table-cell>
          <table:table-cell table:style-name="TBL_5f_0_5f_12.E1" office:value-type="string">
            <text:p text:style-name="P8">684,71</text:p>
          </table:table-cell>
          <table:table-cell table:style-name="TBL_5f_0_5f_12.E1" office:value-type="string">
            <text:p text:style-name="P8">548,2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32,98</text:p>
          </table:table-cell>
          <table:table-cell table:style-name="TBL_5f_0_5f_12.E1" office:value-type="string">
            <text:p text:style-name="P8">6.705,32</text:p>
          </table:table-cell>
        </table:table-row>
        <table:table-row table:style-name="TBL_5f_0_5f_12.1">
          <table:table-cell table:style-name="TBL_5f_0_5f_12.A1" office:value-type="string">
            <text:p text:style-name="P7">2092</text:p>
          </table:table-cell>
          <table:table-cell table:style-name="TBL_5f_0_5f_12.B1" office:value-type="string">
            <text:p text:style-name="P7">LUANA ROCHA PRADO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CENTRO DE APOIO OPERACIONAL DE DEFESA DO PATRIMONIO PUBLICO E DA ORDEM TRIBUTARIA</text:p>
          </table:table-cell>
          <table:table-cell table:style-name="TBL_5f_0_5f_12.E1" office:value-type="string">
            <text:p text:style-name="P8">3.306,8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099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6.315,74</text:p>
          </table:table-cell>
          <table:table-cell table:style-name="TBL_5f_0_5f_12.E1" office:value-type="string">
            <text:p text:style-name="P8">462,95</text:p>
          </table:table-cell>
          <table:table-cell table:style-name="TBL_5f_0_5f_12.E1" office:value-type="string">
            <text:p text:style-name="P8">71,7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34,73</text:p>
          </table:table-cell>
          <table:table-cell table:style-name="TBL_5f_0_5f_12.E1" office:value-type="string">
            <text:p text:style-name="P8">5.781,01</text:p>
          </table:table-cell>
        </table:table-row>
        <table:table-row table:style-name="TBL_5f_0_5f_12.1">
          <table:table-cell table:style-name="TBL_5f_0_5f_12.A1" office:value-type="string">
            <text:p text:style-name="P7">1982</text:p>
          </table:table-cell>
          <table:table-cell table:style-name="TBL_5f_0_5f_12.B1" office:value-type="string">
            <text:p text:style-name="P7">LUCAS EUGENIO MELO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DIVISAO DE PAGAMENTO E CENTRO DE CUSTOS/DRH/SG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639,5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4.641,16</text:p>
          </table:table-cell>
          <table:table-cell table:style-name="TBL_5f_0_5f_12.E1" office:value-type="string">
            <text:p text:style-name="P8">172,74</text:p>
          </table:table-cell>
          <table:table-cell table:style-name="TBL_5f_0_5f_12.E1" office:value-type="string">
            <text:p text:style-name="P8">1,1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73,93</text:p>
          </table:table-cell>
          <table:table-cell table:style-name="TBL_5f_0_5f_12.E1" office:value-type="string">
            <text:p text:style-name="P8">4.467,23</text:p>
          </table:table-cell>
        </table:table-row>
        <table:table-row table:style-name="TBL_5f_0_5f_12.1">
          <table:table-cell table:style-name="TBL_5f_0_5f_12.A1" office:value-type="string">
            <text:p text:style-name="P7">1896</text:p>
          </table:table-cell>
          <table:table-cell table:style-name="TBL_5f_0_5f_12.B1" office:value-type="string">
            <text:p text:style-name="P7">LUCAS LEITE MEDEIROS MASCARENHAS ANDRADE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1ª PROMOTORIA DE JUSTICA - LAGARTO</text:p>
          </table:table-cell>
          <table:table-cell table:style-name="TBL_5f_0_5f_12.E1" office:value-type="string">
            <text:p text:style-name="P8">6.029,21</text:p>
          </table:table-cell>
          <table:table-cell table:style-name="TBL_5f_0_5f_12.E1" office:value-type="string">
            <text:p text:style-name="P8">475,7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572,36</text:p>
          </table:table-cell>
          <table:table-cell table:style-name="TBL_5f_0_5f_12.E1" office:value-type="string">
            <text:p text:style-name="P8">9.077,27</text:p>
          </table:table-cell>
          <table:table-cell table:style-name="TBL_5f_0_5f_12.E1" office:value-type="string">
            <text:p text:style-name="P8">910,69</text:p>
          </table:table-cell>
          <table:table-cell table:style-name="TBL_5f_0_5f_12.E1" office:value-type="string">
            <text:p text:style-name="P8">616,9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527,60</text:p>
          </table:table-cell>
          <table:table-cell table:style-name="TBL_5f_0_5f_12.E1" office:value-type="string">
            <text:p text:style-name="P8">7.549,67</text:p>
          </table:table-cell>
        </table:table-row>
        <table:table-row table:style-name="TBL_5f_0_5f_12.1">
          <table:table-cell table:style-name="TBL_5f_0_5f_12.A1" office:value-type="string">
            <text:p text:style-name="P7">1370</text:p>
          </table:table-cell>
          <table:table-cell table:style-name="TBL_5f_0_5f_12.B1" office:value-type="string">
            <text:p text:style-name="P7">LUCIANA BASTOS CRUZ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PROMOTORIA DE JUSTICA - SAO CRISTOVAO </text:p>
          </table:table-cell>
          <table:table-cell table:style-name="TBL_5f_0_5f_12.E1" office:value-type="string">
            <text:p text:style-name="P8">5.270,57</text:p>
          </table:table-cell>
          <table:table-cell table:style-name="TBL_5f_0_5f_12.E1" office:value-type="string">
            <text:p text:style-name="P8">790,5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410,37</text:p>
          </table:table-cell>
          <table:table-cell table:style-name="TBL_5f_0_5f_12.E1" office:value-type="string">
            <text:p text:style-name="P8">8.471,53</text:p>
          </table:table-cell>
          <table:table-cell table:style-name="TBL_5f_0_5f_12.E1" office:value-type="string">
            <text:p text:style-name="P8">848,56</text:p>
          </table:table-cell>
          <table:table-cell table:style-name="TBL_5f_0_5f_12.E1" office:value-type="string">
            <text:p text:style-name="P8">564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412,67</text:p>
          </table:table-cell>
          <table:table-cell table:style-name="TBL_5f_0_5f_12.E1" office:value-type="string">
            <text:p text:style-name="P8">7.058,86</text:p>
          </table:table-cell>
        </table:table-row>
        <table:table-row table:style-name="TBL_5f_0_5f_12.1">
          <table:table-cell table:style-name="TBL_5f_0_5f_12.A1" office:value-type="string">
            <text:p text:style-name="P7">1199</text:p>
          </table:table-cell>
          <table:table-cell table:style-name="TBL_5f_0_5f_12.B1" office:value-type="string">
            <text:p text:style-name="P7">LUCIANA CAVALCANTI NOBREGA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14ª PROCURADORIA DE JUSTICA (CAMARA CRIMINAL)</text:p>
          </table:table-cell>
          <table:table-cell table:style-name="TBL_5f_0_5f_12.E1" office:value-type="string">
            <text:p text:style-name="P8">10.186,22</text:p>
          </table:table-cell>
          <table:table-cell table:style-name="TBL_5f_0_5f_12.E1" office:value-type="string">
            <text:p text:style-name="P8">1.527,93</text:p>
          </table:table-cell>
          <table:table-cell table:style-name="TBL_5f_0_5f_12.E1" office:value-type="string">
            <text:p text:style-name="P8">10.673,6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24.296,74</text:p>
          </table:table-cell>
          <table:table-cell table:style-name="TBL_5f_0_5f_12.E1" office:value-type="string">
            <text:p text:style-name="P8">1.639,98</text:p>
          </table:table-cell>
          <table:table-cell table:style-name="TBL_5f_0_5f_12.E1" office:value-type="string">
            <text:p text:style-name="P8">4.836,2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.476,26</text:p>
          </table:table-cell>
          <table:table-cell table:style-name="TBL_5f_0_5f_12.E1" office:value-type="string">
            <text:p text:style-name="P8">17.820,48</text:p>
          </table:table-cell>
        </table:table-row>
        <table:table-row table:style-name="TBL_5f_0_5f_12.1">
          <table:table-cell table:style-name="TBL_5f_0_5f_12.A1" office:value-type="string">
            <text:p text:style-name="P7">1553</text:p>
          </table:table-cell>
          <table:table-cell table:style-name="TBL_5f_0_5f_12.B1" office:value-type="string">
            <text:p text:style-name="P7">LUCIANA DIAS SOUZA</text:p>
          </table:table-cell>
          <table:table-cell table:style-name="TBL_5f_0_5f_12.B1" office:value-type="string">
            <text:p text:style-name="P7">TÉCNICO JUDICIÁRIO - requisitado</text:p>
          </table:table-cell>
          <table:table-cell table:style-name="TBL_5f_0_5f_12.B1" office:value-type="string">
            <text:p text:style-name="P7">COORDENADORIA GERAL / MP</text:p>
          </table:table-cell>
          <table:table-cell table:style-name="TBL_5f_0_5f_12.E1" office:value-type="string">
            <text:p text:style-name="P8">3.560,01</text:p>
          </table:table-cell>
          <table:table-cell table:style-name="TBL_5f_0_5f_12.E1" office:value-type="string">
            <text:p text:style-name="P8">2.223,73</text:p>
          </table:table-cell>
          <table:table-cell table:style-name="TBL_5f_0_5f_12.E1" office:value-type="string">
            <text:p text:style-name="P8">5.632,5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3.325,32</text:p>
          </table:table-cell>
          <table:table-cell table:style-name="TBL_5f_0_5f_12.E1" office:value-type="string">
            <text:p text:style-name="P8">637,95</text:p>
          </table:table-cell>
          <table:table-cell table:style-name="TBL_5f_0_5f_12.E1" office:value-type="string">
            <text:p text:style-name="P8">2.042,5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680,51</text:p>
          </table:table-cell>
          <table:table-cell table:style-name="TBL_5f_0_5f_12.E1" office:value-type="string">
            <text:p text:style-name="P8">10.644,81</text:p>
          </table:table-cell>
        </table:table-row>
        <table:table-row table:style-name="TBL_5f_0_5f_12.1">
          <table:table-cell table:style-name="TBL_5f_0_5f_12.A1" office:value-type="string">
            <text:p text:style-name="P7">1463</text:p>
          </table:table-cell>
          <table:table-cell table:style-name="TBL_5f_0_5f_12.B1" office:value-type="string">
            <text:p text:style-name="P7">LUCIANA DUARTE SOBRAL</text:p>
          </table:table-cell>
          <table:table-cell table:style-name="TBL_5f_0_5f_12.B1" office:value-type="string">
            <text:p text:style-name="P7">PROMOTOR DE JUSTIÇA DE ENTR. INICIAL</text:p>
          </table:table-cell>
          <table:table-cell table:style-name="TBL_5f_0_5f_12.B1" office:value-type="string">
            <text:p text:style-name="P7">PROMOTORIA DE JUSTICA - RIACHUELO</text:p>
          </table:table-cell>
          <table:table-cell table:style-name="TBL_5f_0_5f_12.E1" office:value-type="string">
            <text:p text:style-name="P8">32.004,6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200,47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37.114,11</text:p>
          </table:table-cell>
          <table:table-cell table:style-name="TBL_5f_0_5f_12.E1" office:value-type="string">
            <text:p text:style-name="P8">4.480,65</text:p>
          </table:table-cell>
          <table:table-cell table:style-name="TBL_5f_0_5f_12.E1" office:value-type="string">
            <text:p text:style-name="P8">7.579,8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2.060,52</text:p>
          </table:table-cell>
          <table:table-cell table:style-name="TBL_5f_0_5f_12.E1" office:value-type="string">
            <text:p text:style-name="P8">25.053,59</text:p>
          </table:table-cell>
        </table:table-row>
        <table:table-row table:style-name="TBL_5f_0_5f_12.1">
          <table:table-cell table:style-name="TBL_5f_0_5f_12.A1" office:value-type="string">
            <text:p text:style-name="P7">1244</text:p>
          </table:table-cell>
          <table:table-cell table:style-name="TBL_5f_0_5f_12.B1" office:value-type="string">
            <text:p text:style-name="P7">LUCIANA LEONARDO RIBEIRO SILVA DE ARAUJO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GABINETE DO PROCURADOR GERAL DE JUSTICA/PGJ/MP</text:p>
          </table:table-cell>
          <table:table-cell table:style-name="TBL_5f_0_5f_12.E1" office:value-type="string">
            <text:p text:style-name="P8">9.065,70</text:p>
          </table:table-cell>
          <table:table-cell table:style-name="TBL_5f_0_5f_12.E1" office:value-type="string">
            <text:p text:style-name="P8">1.359,86</text:p>
          </table:table-cell>
          <table:table-cell table:style-name="TBL_5f_0_5f_12.E1" office:value-type="string">
            <text:p text:style-name="P8">1.255,57</text:p>
          </table:table-cell>
          <table:table-cell table:style-name="TBL_5f_0_5f_12.E1" office:value-type="string">
            <text:p text:style-name="P8">2.759,9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6.350,11</text:p>
          </table:table-cell>
          <table:table-cell table:style-name="TBL_5f_0_5f_12.E1" office:value-type="string">
            <text:p text:style-name="P8">1.459,58</text:p>
          </table:table-cell>
          <table:table-cell table:style-name="TBL_5f_0_5f_12.E1" office:value-type="string">
            <text:p text:style-name="P8">1.941,5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401,15</text:p>
          </table:table-cell>
          <table:table-cell table:style-name="TBL_5f_0_5f_12.E1" office:value-type="string">
            <text:p text:style-name="P8">12.948,96</text:p>
          </table:table-cell>
        </table:table-row>
        <table:table-row table:style-name="TBL_5f_0_5f_12.1">
          <table:table-cell table:style-name="TBL_5f_0_5f_12.A1" office:value-type="string">
            <text:p text:style-name="P7">2002</text:p>
          </table:table-cell>
          <table:table-cell table:style-name="TBL_5f_0_5f_12.B1" office:value-type="string">
            <text:p text:style-name="P7">LUCIANA YASMIM SANTOS PASSOS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DIVISAO DE GESTAO DE PESSOAS - SERVIDORES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639,5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4.641,16</text:p>
          </table:table-cell>
          <table:table-cell table:style-name="TBL_5f_0_5f_12.E1" office:value-type="string">
            <text:p text:style-name="P8">172,74</text:p>
          </table:table-cell>
          <table:table-cell table:style-name="TBL_5f_0_5f_12.E1" office:value-type="string">
            <text:p text:style-name="P8">1,1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73,93</text:p>
          </table:table-cell>
          <table:table-cell table:style-name="TBL_5f_0_5f_12.E1" office:value-type="string">
            <text:p text:style-name="P8">4.467,23</text:p>
          </table:table-cell>
        </table:table-row>
        <table:table-row table:style-name="TBL_5f_0_5f_12.1">
          <table:table-cell table:style-name="TBL_5f_0_5f_12.A1" office:value-type="string">
            <text:p text:style-name="P7">635</text:p>
          </table:table-cell>
          <table:table-cell table:style-name="TBL_5f_0_5f_12.B1" office:value-type="string">
            <text:p text:style-name="P7">LUCIO JOSE CARDOSO BARRETO LIMA</text:p>
          </table:table-cell>
          <table:table-cell table:style-name="TBL_5f_0_5f_12.B1" office:value-type="string">
            <text:p text:style-name="P7">PROMOTOR DE JUSTIÇA DE ENTR. FINAL</text:p>
          </table:table-cell>
          <table:table-cell table:style-name="TBL_5f_0_5f_12.B1" office:value-type="string">
            <text:p text:style-name="P7">2ª PROMOTORIA DE JUSTICA - LARANJEIRAS 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35.862,03</text:p>
          </table:table-cell>
          <table:table-cell table:style-name="TBL_5f_0_5f_12.E1" office:value-type="string">
            <text:p text:style-name="P8">4.716,48</text:p>
          </table:table-cell>
          <table:table-cell table:style-name="TBL_5f_0_5f_12.E1" office:value-type="string">
            <text:p text:style-name="P8">7.098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1.814,59</text:p>
          </table:table-cell>
          <table:table-cell table:style-name="TBL_5f_0_5f_12.E1" office:value-type="string">
            <text:p text:style-name="P8">24.047,44</text:p>
          </table:table-cell>
        </table:table-row>
      </table:table>
      <table:table table:name="TBL_0_13" table:style-name="TBL_5f_0_5f_13">
        <table:table-column table:style-name="TBL_5f_0_5f_13.A"/>
        <table:table-column table:style-name="TBL_5f_0_5f_13.B"/>
        <table:table-column table:style-name="TBL_5f_0_5f_13.C"/>
        <table:table-column table:style-name="TBL_5f_0_5f_13.D"/>
        <table:table-column table:style-name="TBL_5f_0_5f_13.E"/>
        <table:table-column table:style-name="TBL_5f_0_5f_13.F"/>
        <table:table-column table:style-name="TBL_5f_0_5f_13.G"/>
        <table:table-column table:style-name="TBL_5f_0_5f_13.H"/>
        <table:table-column table:style-name="TBL_5f_0_5f_13.I"/>
        <table:table-column table:style-name="TBL_5f_0_5f_13.J"/>
        <table:table-column table:style-name="TBL_5f_0_5f_13.E"/>
        <table:table-column table:style-name="TBL_5f_0_5f_13.L" table:number-columns-repeated="2"/>
        <table:table-column table:style-name="TBL_5f_0_5f_13.J"/>
        <table:table-column table:style-name="TBL_5f_0_5f_13.O"/>
        <table:table-column table:style-name="TBL_5f_0_5f_13.P"/>
        <table:table-column table:style-name="TBL_5f_0_5f_13.Q"/>
        <table:table-column table:style-name="TBL_5f_0_5f_13.R"/>
        <table:table-row table:style-name="TBL_5f_0_5f_13.1">
          <table:table-cell table:style-name="TBL_5f_0_5f_13.A1" office:value-type="string">
            <text:p text:style-name="P7"><text:bookmark text:name="JR_PAGE_ANCHOR_0_14"/>156</text:p>
          </table:table-cell>
          <table:table-cell table:style-name="TBL_5f_0_5f_13.B1" office:value-type="string">
            <text:p text:style-name="P7">LUIS CLAUDIO ALMEIDA SANTOS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1ª PROMOTORIA DE JUSTICA DAS EXECUCOES CRIMINAIS - ARACAJU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716,48</text:p>
          </table:table-cell>
          <table:table-cell table:style-name="TBL_5f_0_5f_13.E1" office:value-type="string">
            <text:p text:style-name="P8">5.142,02</text:p>
          </table:table-cell>
          <table:table-cell table:style-name="TBL_5f_0_5f_13.E1" office:value-type="string">
            <text:p text:style-name="P8">1.056,00</text:p>
          </table:table-cell>
          <table:table-cell table:style-name="TBL_5f_0_5f_13.E1" office:value-type="string">
            <text:p text:style-name="P8">44.603,61</text:p>
          </table:table-cell>
          <table:table-cell table:style-name="TBL_5f_0_5f_13.E1" office:value-type="string">
            <text:p text:style-name="P8">4.716,48</text:p>
          </table:table-cell>
          <table:table-cell table:style-name="TBL_5f_0_5f_13.E1" office:value-type="string">
            <text:p text:style-name="P8">9.809,2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4.525,68</text:p>
          </table:table-cell>
          <table:table-cell table:style-name="TBL_5f_0_5f_13.E1" office:value-type="string">
            <text:p text:style-name="P8">30.077,93</text:p>
          </table:table-cell>
        </table:table-row>
        <table:table-row table:style-name="TBL_5f_0_5f_13.1">
          <table:table-cell table:style-name="TBL_5f_0_5f_13.A1" office:value-type="string">
            <text:p text:style-name="P7">410</text:p>
          </table:table-cell>
          <table:table-cell table:style-name="TBL_5f_0_5f_13.B1" office:value-type="string">
            <text:p text:style-name="P7">LUIS FAUSTO DIAS DE VALOIS SANTOS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1ª PROMOTORIA DE JUSTIÇA DA CURADORIA DA INFÂNCIA E DA ADOLESCÊNCIA - ARACAJU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1.048,6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320,26</text:p>
          </table:table-cell>
          <table:table-cell table:style-name="TBL_5f_0_5f_13.E1" office:value-type="string">
            <text:p text:style-name="P8">2.384,07</text:p>
          </table:table-cell>
          <table:table-cell table:style-name="TBL_5f_0_5f_13.E1" office:value-type="string">
            <text:p text:style-name="P8">39.442,09</text:p>
          </table:table-cell>
          <table:table-cell table:style-name="TBL_5f_0_5f_13.E1" office:value-type="string">
            <text:p text:style-name="P8">4.863,29</text:p>
          </table:table-cell>
          <table:table-cell table:style-name="TBL_5f_0_5f_13.E1" office:value-type="string">
            <text:p text:style-name="P8">6.745,2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1.608,55</text:p>
          </table:table-cell>
          <table:table-cell table:style-name="TBL_5f_0_5f_13.E1" office:value-type="string">
            <text:p text:style-name="P8">27.833,54</text:p>
          </table:table-cell>
        </table:table-row>
        <table:table-row table:style-name="TBL_5f_0_5f_13.1">
          <table:table-cell table:style-name="TBL_5f_0_5f_13.A1" office:value-type="string">
            <text:p text:style-name="P7">1868</text:p>
          </table:table-cell>
          <table:table-cell table:style-name="TBL_5f_0_5f_13.B1" office:value-type="string">
            <text:p text:style-name="P7">LUIS FELIPE JORDAO WANDERLEY</text:p>
          </table:table-cell>
          <table:table-cell table:style-name="TBL_5f_0_5f_13.B1" office:value-type="string">
            <text:p text:style-name="P7">PROMOTOR DE JUSTIÇA SUBSTITUTO</text:p>
          </table:table-cell>
          <table:table-cell table:style-name="TBL_5f_0_5f_13.B1" office:value-type="string">
            <text:p text:style-name="P7">PROMOTOR DE JUSTICA SUBSTITUTO</text:p>
          </table:table-cell>
          <table:table-cell table:style-name="TBL_5f_0_5f_13.E1" office:value-type="string">
            <text:p text:style-name="P8">30.404,4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600,23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33.913,64</text:p>
          </table:table-cell>
          <table:table-cell table:style-name="TBL_5f_0_5f_13.E1" office:value-type="string">
            <text:p text:style-name="P8">4.256,62</text:p>
          </table:table-cell>
          <table:table-cell table:style-name="TBL_5f_0_5f_13.E1" office:value-type="string">
            <text:p text:style-name="P8">6.657,0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0.913,69</text:p>
          </table:table-cell>
          <table:table-cell table:style-name="TBL_5f_0_5f_13.E1" office:value-type="string">
            <text:p text:style-name="P8">22.999,95</text:p>
          </table:table-cell>
        </table:table-row>
        <table:table-row table:style-name="TBL_5f_0_5f_13.1">
          <table:table-cell table:style-name="TBL_5f_0_5f_13.A1" office:value-type="string">
            <text:p text:style-name="P7">21</text:p>
          </table:table-cell>
          <table:table-cell table:style-name="TBL_5f_0_5f_13.B1" office:value-type="string">
            <text:p text:style-name="P7">LUIZ ALBERTO MOURA ARAUJO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1ª PROMOTORIA DE JUSTICA CRIMINAL - ARACAJU 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716,48</text:p>
          </table:table-cell>
          <table:table-cell table:style-name="TBL_5f_0_5f_13.E1" office:value-type="string">
            <text:p text:style-name="P8">1.773,11</text:p>
          </table:table-cell>
          <table:table-cell table:style-name="TBL_5f_0_5f_13.E1" office:value-type="string">
            <text:p text:style-name="P8">2.859,13</text:p>
          </table:table-cell>
          <table:table-cell table:style-name="TBL_5f_0_5f_13.E1" office:value-type="string">
            <text:p text:style-name="P8">43.037,83</text:p>
          </table:table-cell>
          <table:table-cell table:style-name="TBL_5f_0_5f_13.E1" office:value-type="string">
            <text:p text:style-name="P8">4.716,48</text:p>
          </table:table-cell>
          <table:table-cell table:style-name="TBL_5f_0_5f_13.E1" office:value-type="string">
            <text:p text:style-name="P8">7.420,8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2.137,36</text:p>
          </table:table-cell>
          <table:table-cell table:style-name="TBL_5f_0_5f_13.E1" office:value-type="string">
            <text:p text:style-name="P8">30.900,47</text:p>
          </table:table-cell>
        </table:table-row>
        <table:table-row table:style-name="TBL_5f_0_5f_13.1">
          <table:table-cell table:style-name="TBL_5f_0_5f_13.A1" office:value-type="string">
            <text:p text:style-name="P7">277</text:p>
          </table:table-cell>
          <table:table-cell table:style-name="TBL_5f_0_5f_13.B1" office:value-type="string">
            <text:p text:style-name="P7">LUIZ CARLOS DA SILVA</text:p>
          </table:table-cell>
          <table:table-cell table:style-name="TBL_5f_0_5f_13.B1" office:value-type="string">
            <text:p text:style-name="P7">MOTORISTA</text:p>
          </table:table-cell>
          <table:table-cell table:style-name="TBL_5f_0_5f_13.B1" office:value-type="string">
            <text:p text:style-name="P7">SETOR DE TRANSPORTES/DAA/DA/SG</text:p>
          </table:table-cell>
          <table:table-cell table:style-name="TBL_5f_0_5f_13.E1" office:value-type="string">
            <text:p text:style-name="P8">3.823,48</text:p>
          </table:table-cell>
          <table:table-cell table:style-name="TBL_5f_0_5f_13.E1" office:value-type="string">
            <text:p text:style-name="P8">2.162,2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838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859,13</text:p>
          </table:table-cell>
          <table:table-cell table:style-name="TBL_5f_0_5f_13.E1" office:value-type="string">
            <text:p text:style-name="P8">9.682,82</text:p>
          </table:table-cell>
          <table:table-cell table:style-name="TBL_5f_0_5f_13.E1" office:value-type="string">
            <text:p text:style-name="P8">838,00</text:p>
          </table:table-cell>
          <table:table-cell table:style-name="TBL_5f_0_5f_13.E1" office:value-type="string">
            <text:p text:style-name="P8">776,7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614,70</text:p>
          </table:table-cell>
          <table:table-cell table:style-name="TBL_5f_0_5f_13.E1" office:value-type="string">
            <text:p text:style-name="P8">8.068,12</text:p>
          </table:table-cell>
        </table:table-row>
        <table:table-row table:style-name="TBL_5f_0_5f_13.1">
          <table:table-cell table:style-name="TBL_5f_0_5f_13.A1" office:value-type="string">
            <text:p text:style-name="P7">2037</text:p>
          </table:table-cell>
          <table:table-cell table:style-name="TBL_5f_0_5f_13.B1" office:value-type="string">
            <text:p text:style-name="P7">LUIZ CARLOS DOS SANTOS LOPES</text:p>
          </table:table-cell>
          <table:table-cell table:style-name="TBL_5f_0_5f_13.B1" office:value-type="string">
            <text:p text:style-name="P7">3º SARGENTO - requisitado - BESP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</table:table-row>
        <table:table-row table:style-name="TBL_5f_0_5f_13.1">
          <table:table-cell table:style-name="TBL_5f_0_5f_13.A1" office:value-type="string">
            <text:p text:style-name="P7">756</text:p>
          </table:table-cell>
          <table:table-cell table:style-name="TBL_5f_0_5f_13.B1" office:value-type="string">
            <text:p text:style-name="P7">LUIZ CARLOS PAIXAO JUNIOR</text:p>
          </table:table-cell>
          <table:table-cell table:style-name="TBL_5f_0_5f_13.B1" office:value-type="string">
            <text:p text:style-name="P7">ASSESSOR DE TECNOLOGIA DA INFORMAÇÃO</text:p>
          </table:table-cell>
          <table:table-cell table:style-name="TBL_5f_0_5f_13.B1" office:value-type="string">
            <text:p text:style-name="P7">DIVISAO DE SUPORTE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260,3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6.169,35</text:p>
          </table:table-cell>
          <table:table-cell table:style-name="TBL_5f_0_5f_13.E1" office:value-type="string">
            <text:p text:style-name="P8">455,39</text:p>
          </table:table-cell>
          <table:table-cell table:style-name="TBL_5f_0_5f_13.E1" office:value-type="string">
            <text:p text:style-name="P8">187,5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42,90</text:p>
          </table:table-cell>
          <table:table-cell table:style-name="TBL_5f_0_5f_13.E1" office:value-type="string">
            <text:p text:style-name="P8">5.526,45</text:p>
          </table:table-cell>
        </table:table-row>
        <table:table-row table:style-name="TBL_5f_0_5f_13.1">
          <table:table-cell table:style-name="TBL_5f_0_5f_13.A1" office:value-type="string">
            <text:p text:style-name="P7">1152</text:p>
          </table:table-cell>
          <table:table-cell table:style-name="TBL_5f_0_5f_13.B1" office:value-type="string">
            <text:p text:style-name="P7">LUIZ GONZAGA NETO</text:p>
          </table:table-cell>
          <table:table-cell table:style-name="TBL_5f_0_5f_13.B1" office:value-type="string">
            <text:p text:style-name="P7">AGENTE DE SERVIÇOS</text:p>
          </table:table-cell>
          <table:table-cell table:style-name="TBL_5f_0_5f_13.B1" office:value-type="string">
            <text:p text:style-name="P7">INATIVO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803,13</text:p>
          </table:table-cell>
          <table:table-cell table:style-name="TBL_5f_0_5f_13.E1" office:value-type="string">
            <text:p text:style-name="P8">1.803,1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803,13</text:p>
          </table:table-cell>
        </table:table-row>
        <table:table-row table:style-name="TBL_5f_0_5f_13.1">
          <table:table-cell table:style-name="TBL_5f_0_5f_13.A1" office:value-type="string">
            <text:p text:style-name="P7">1250</text:p>
          </table:table-cell>
          <table:table-cell table:style-name="TBL_5f_0_5f_13.B1" office:value-type="string">
            <text:p text:style-name="P7">LUIZ GUSTAVO LIMA ANDRADE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1ª PROMOTORIA DE JUSTICA - PROPRIA</text:p>
          </table:table-cell>
          <table:table-cell table:style-name="TBL_5f_0_5f_13.E1" office:value-type="string">
            <text:p text:style-name="P8">8.552,55</text:p>
          </table:table-cell>
          <table:table-cell table:style-name="TBL_5f_0_5f_13.E1" office:value-type="string">
            <text:p text:style-name="P8">1.282,8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897,74</text:p>
          </table:table-cell>
          <table:table-cell table:style-name="TBL_5f_0_5f_13.E1" office:value-type="string">
            <text:p text:style-name="P8">12.733,17</text:p>
          </table:table-cell>
          <table:table-cell table:style-name="TBL_5f_0_5f_13.E1" office:value-type="string">
            <text:p text:style-name="P8">1.376,96</text:p>
          </table:table-cell>
          <table:table-cell table:style-name="TBL_5f_0_5f_13.E1" office:value-type="string">
            <text:p text:style-name="P8">1.456,7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833,68</text:p>
          </table:table-cell>
          <table:table-cell table:style-name="TBL_5f_0_5f_13.E1" office:value-type="string">
            <text:p text:style-name="P8">9.899,49</text:p>
          </table:table-cell>
        </table:table-row>
        <table:table-row table:style-name="TBL_5f_0_5f_13.1">
          <table:table-cell table:style-name="TBL_5f_0_5f_13.A1" office:value-type="string">
            <text:p text:style-name="P7">213</text:p>
          </table:table-cell>
          <table:table-cell table:style-name="TBL_5f_0_5f_13.B1" office:value-type="string">
            <text:p text:style-name="P7">LUIZ PEDRO DA COSTA TAVARES</text:p>
          </table:table-cell>
          <table:table-cell table:style-name="TBL_5f_0_5f_13.B1" office:value-type="string">
            <text:p text:style-name="P7">MOTORISTA</text:p>
          </table:table-cell>
          <table:table-cell table:style-name="TBL_5f_0_5f_13.B1" office:value-type="string">
            <text:p text:style-name="P7">INATIVO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803,13</text:p>
          </table:table-cell>
          <table:table-cell table:style-name="TBL_5f_0_5f_13.E1" office:value-type="string">
            <text:p text:style-name="P8">1.803,1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803,13</text:p>
          </table:table-cell>
        </table:table-row>
        <table:table-row table:style-name="TBL_5f_0_5f_13.1">
          <table:table-cell table:style-name="TBL_5f_0_5f_13.A1" office:value-type="string">
            <text:p text:style-name="P7">2150</text:p>
          </table:table-cell>
          <table:table-cell table:style-name="TBL_5f_0_5f_13.B1" office:value-type="string">
            <text:p text:style-name="P7">LUIZ TADEU COSTA MAYNARD</text:p>
          </table:table-cell>
          <table:table-cell table:style-name="TBL_5f_0_5f_13.B1" office:value-type="string">
            <text:p text:style-name="P7">REDATOR TÉCNICO</text:p>
          </table:table-cell>
          <table:table-cell table:style-name="TBL_5f_0_5f_13.B1" office:value-type="string">
            <text:p text:style-name="P7">INATIVO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328,07</text:p>
          </table:table-cell>
          <table:table-cell table:style-name="TBL_5f_0_5f_13.E1" office:value-type="string">
            <text:p text:style-name="P8">1.328,0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328,07</text:p>
          </table:table-cell>
        </table:table-row>
        <table:table-row table:style-name="TBL_5f_0_5f_13.1">
          <table:table-cell table:style-name="TBL_5f_0_5f_13.A1" office:value-type="string">
            <text:p text:style-name="P7">2008</text:p>
          </table:table-cell>
          <table:table-cell table:style-name="TBL_5f_0_5f_13.B1" office:value-type="string">
            <text:p text:style-name="P7">LUIZ URQUIZA DA NOBREGA NETO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PROMOTORIA DE JUSTICA - RIBEIROPOLIS </text:p>
          </table:table-cell>
          <table:table-cell table:style-name="TBL_5f_0_5f_13.E1" office:value-type="string">
            <text:p text:style-name="P8">6.390,96</text:p>
          </table:table-cell>
          <table:table-cell table:style-name="TBL_5f_0_5f_13.E1" office:value-type="string">
            <text:p text:style-name="P8">336,1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517,20</text:p>
          </table:table-cell>
          <table:table-cell table:style-name="TBL_5f_0_5f_13.E1" office:value-type="string">
            <text:p text:style-name="P8">9.244,32</text:p>
          </table:table-cell>
          <table:table-cell table:style-name="TBL_5f_0_5f_13.E1" office:value-type="string">
            <text:p text:style-name="P8">941,80</text:p>
          </table:table-cell>
          <table:table-cell table:style-name="TBL_5f_0_5f_13.E1" office:value-type="string">
            <text:p text:style-name="P8">721,6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663,40</text:p>
          </table:table-cell>
          <table:table-cell table:style-name="TBL_5f_0_5f_13.E1" office:value-type="string">
            <text:p text:style-name="P8">7.580,92</text:p>
          </table:table-cell>
        </table:table-row>
        <table:table-row table:style-name="TBL_5f_0_5f_13.1">
          <table:table-cell table:style-name="TBL_5f_0_5f_13.A1" office:value-type="string">
            <text:p text:style-name="P7">23</text:p>
          </table:table-cell>
          <table:table-cell table:style-name="TBL_5f_0_5f_13.B1" office:value-type="string">
            <text:p text:style-name="P7">LUIZ VALTER RIBEIRO ROSARIO</text:p>
          </table:table-cell>
          <table:table-cell table:style-name="TBL_5f_0_5f_13.B1" office:value-type="string">
            <text:p text:style-name="P7">PROCURADOR DE JUSTIÇA</text:p>
          </table:table-cell>
          <table:table-cell table:style-name="TBL_5f_0_5f_13.B1" office:value-type="string">
            <text:p text:style-name="P7">8ª PROCURADORIA DE JUSTICA (2ª CAMARA CIVEL)</text:p>
          </table:table-cell>
          <table:table-cell table:style-name="TBL_5f_0_5f_13.E1" office:value-type="string">
            <text:p text:style-name="P8">35.462,22</text:p>
          </table:table-cell>
          <table:table-cell table:style-name="TBL_5f_0_5f_13.E1" office:value-type="string">
            <text:p text:style-name="P8">4.718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2.216,2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5.501,06</text:p>
          </table:table-cell>
          <table:table-cell table:style-name="TBL_5f_0_5f_13.E1" office:value-type="string">
            <text:p text:style-name="P8">600,40</text:p>
          </table:table-cell>
          <table:table-cell table:style-name="TBL_5f_0_5f_13.E1" office:value-type="string">
            <text:p text:style-name="P8">2.859,13</text:p>
          </table:table-cell>
          <table:table-cell table:style-name="TBL_5f_0_5f_13.E1" office:value-type="string">
            <text:p text:style-name="P8">61.358,01</text:p>
          </table:table-cell>
          <table:table-cell table:style-name="TBL_5f_0_5f_13.E1" office:value-type="string">
            <text:p text:style-name="P8">5.501,06</text:p>
          </table:table-cell>
          <table:table-cell table:style-name="TBL_5f_0_5f_13.E1" office:value-type="string">
            <text:p text:style-name="P8">9.884,17</text:p>
          </table:table-cell>
          <table:table-cell table:style-name="TBL_5f_0_5f_13.E1" office:value-type="string">
            <text:p text:style-name="P8">1.488,23</text:p>
          </table:table-cell>
          <table:table-cell table:style-name="TBL_5f_0_5f_13.E1" office:value-type="string">
            <text:p text:style-name="P8">16.873,46</text:p>
          </table:table-cell>
          <table:table-cell table:style-name="TBL_5f_0_5f_13.E1" office:value-type="string">
            <text:p text:style-name="P8">44.484,55</text:p>
          </table:table-cell>
        </table:table-row>
        <table:table-row table:style-name="TBL_5f_0_5f_13.1">
          <table:table-cell table:style-name="TBL_5f_0_5f_13.A1" office:value-type="string">
            <text:p text:style-name="P7">1688</text:p>
          </table:table-cell>
          <table:table-cell table:style-name="TBL_5f_0_5f_13.B1" office:value-type="string">
            <text:p text:style-name="P7">LUZINETE APARECIDA MENDONC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1ª PROMOTORIA DE JUSTICA CRIMINAL - ITABAIANA</text:p>
          </table:table-cell>
          <table:table-cell table:style-name="TBL_5f_0_5f_13.E1" office:value-type="string">
            <text:p text:style-name="P8">3.938,47</text:p>
          </table:table-cell>
          <table:table-cell table:style-name="TBL_5f_0_5f_13.E1" office:value-type="string">
            <text:p text:style-name="P8">1.181,5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781,13</text:p>
          </table:table-cell>
          <table:table-cell table:style-name="TBL_5f_0_5f_13.E1" office:value-type="string">
            <text:p text:style-name="P8">7.901,14</text:p>
          </table:table-cell>
          <table:table-cell table:style-name="TBL_5f_0_5f_13.E1" office:value-type="string">
            <text:p text:style-name="P8">716,80</text:p>
          </table:table-cell>
          <table:table-cell table:style-name="TBL_5f_0_5f_13.E1" office:value-type="string">
            <text:p text:style-name="P8">354,5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71,39</text:p>
          </table:table-cell>
          <table:table-cell table:style-name="TBL_5f_0_5f_13.E1" office:value-type="string">
            <text:p text:style-name="P8">6.829,75</text:p>
          </table:table-cell>
        </table:table-row>
        <table:table-row table:style-name="TBL_5f_0_5f_13.1">
          <table:table-cell table:style-name="TBL_5f_0_5f_13.A1" office:value-type="string">
            <text:p text:style-name="P7">2159</text:p>
          </table:table-cell>
          <table:table-cell table:style-name="TBL_5f_0_5f_13.B1" office:value-type="string">
            <text:p text:style-name="P7">MACIRLEY SANTOS SILVA DE CARVALHO</text:p>
          </table:table-cell>
          <table:table-cell table:style-name="TBL_5f_0_5f_13.B1" office:value-type="string">
            <text:p text:style-name="P7">TECNICO EXECUTIVO-requisitado</text:p>
          </table:table-cell>
          <table:table-cell table:style-name="TBL_5f_0_5f_13.B1" office:value-type="string">
            <text:p text:style-name="P7">2ª PROMOTORIA DE JUSTICA - NEOPOLI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31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56,00</text:p>
          </table:table-cell>
          <table:table-cell table:style-name="TBL_5f_0_5f_13.E1" office:value-type="string">
            <text:p text:style-name="P8">1.987,50</text:p>
          </table:table-cell>
          <table:table-cell table:style-name="TBL_5f_0_5f_13.E1" office:value-type="string">
            <text:p text:style-name="P8">69,8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9,86</text:p>
          </table:table-cell>
          <table:table-cell table:style-name="TBL_5f_0_5f_13.E1" office:value-type="string">
            <text:p text:style-name="P8">1.917,64</text:p>
          </table:table-cell>
        </table:table-row>
        <table:table-row table:style-name="TBL_5f_0_5f_13.1">
          <table:table-cell table:style-name="TBL_5f_0_5f_13.A1" office:value-type="string">
            <text:p text:style-name="P7">228</text:p>
          </table:table-cell>
          <table:table-cell table:style-name="TBL_5f_0_5f_13.B1" office:value-type="string">
            <text:p text:style-name="P7">MAGALI LIMA DE MATOS SOARES</text:p>
          </table:table-cell>
          <table:table-cell table:style-name="TBL_5f_0_5f_13.B1" office:value-type="string">
            <text:p text:style-name="P7">AGENTE ADMINISTRATIVO</text:p>
          </table:table-cell>
          <table:table-cell table:style-name="TBL_5f_0_5f_13.B1" office:value-type="string">
            <text:p text:style-name="P7">5ª PROMOTORIA DE JUSTICA DOS DIREITOS DO CIDADAO</text:p>
          </table:table-cell>
          <table:table-cell table:style-name="TBL_5f_0_5f_13.E1" office:value-type="string">
            <text:p text:style-name="P8">5.270,57</text:p>
          </table:table-cell>
          <table:table-cell table:style-name="TBL_5f_0_5f_13.E1" office:value-type="string">
            <text:p text:style-name="P8">14.233,6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343,4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26.020,59</text:p>
          </table:table-cell>
          <table:table-cell table:style-name="TBL_5f_0_5f_13.E1" office:value-type="string">
            <text:p text:style-name="P8">2.730,60</text:p>
          </table:table-cell>
          <table:table-cell table:style-name="TBL_5f_0_5f_13.E1" office:value-type="string">
            <text:p text:style-name="P8">3.743,3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.473,99</text:p>
          </table:table-cell>
          <table:table-cell table:style-name="TBL_5f_0_5f_13.E1" office:value-type="string">
            <text:p text:style-name="P8">19.546,60</text:p>
          </table:table-cell>
        </table:table-row>
        <table:table-row table:style-name="TBL_5f_0_5f_13.1">
          <table:table-cell table:style-name="TBL_5f_0_5f_13.A1" office:value-type="string">
            <text:p text:style-name="P7">2057</text:p>
          </table:table-cell>
          <table:table-cell table:style-name="TBL_5f_0_5f_13.B1" office:value-type="string">
            <text:p text:style-name="P7">MAISA OLIVEIRA BOMFIM</text:p>
          </table:table-cell>
          <table:table-cell table:style-name="TBL_5f_0_5f_13.B1" office:value-type="string">
            <text:p text:style-name="P7">CABO - requisitado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</table:table-row>
        <table:table-row table:style-name="TBL_5f_0_5f_13.1">
          <table:table-cell table:style-name="TBL_5f_0_5f_13.A1" office:value-type="string">
            <text:p text:style-name="P7">588</text:p>
          </table:table-cell>
          <table:table-cell table:style-name="TBL_5f_0_5f_13.B1" office:value-type="string">
            <text:p text:style-name="P7">MANOEL CABRAL MACHADO NETO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9ª PROMOTORIA DE JUSTICA DOS DIREITOS DO CIDADAO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1.048,6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36.910,68</text:p>
          </table:table-cell>
          <table:table-cell table:style-name="TBL_5f_0_5f_13.E1" office:value-type="string">
            <text:p text:style-name="P8">4.863,29</text:p>
          </table:table-cell>
          <table:table-cell table:style-name="TBL_5f_0_5f_13.E1" office:value-type="string">
            <text:p text:style-name="P8">7.241,8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2.105,13</text:p>
          </table:table-cell>
          <table:table-cell table:style-name="TBL_5f_0_5f_13.E1" office:value-type="string">
            <text:p text:style-name="P8">24.805,55</text:p>
          </table:table-cell>
        </table:table-row>
        <table:table-row table:style-name="TBL_5f_0_5f_13.1">
          <table:table-cell table:style-name="TBL_5f_0_5f_13.A1" office:value-type="string">
            <text:p text:style-name="P7">2022</text:p>
          </table:table-cell>
          <table:table-cell table:style-name="TBL_5f_0_5f_13.B1" office:value-type="string">
            <text:p text:style-name="P7">MANOEL MESSIAS RODRIGUES SANTOS</text:p>
          </table:table-cell>
          <table:table-cell table:style-name="TBL_5f_0_5f_13.B1" office:value-type="string">
            <text:p text:style-name="P7">3º SARGENTO - requisitado - BESP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</table:table-row>
        <table:table-row table:style-name="TBL_5f_0_5f_13.1">
          <table:table-cell table:style-name="TBL_5f_0_5f_13.A1" office:value-type="string">
            <text:p text:style-name="P7">1645</text:p>
          </table:table-cell>
          <table:table-cell table:style-name="TBL_5f_0_5f_13.B1" office:value-type="string">
            <text:p text:style-name="P7">MANOELA COSTA MENEZES VALOIS MACED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DIVISAO ADMINISTRATIVA DO GABINETE DO PROCURADOR-GERAL DE JUSTICA</text:p>
          </table:table-cell>
          <table:table-cell table:style-name="TBL_5f_0_5f_13.E1" office:value-type="string">
            <text:p text:style-name="P8">3.938,47</text:p>
          </table:table-cell>
          <table:table-cell table:style-name="TBL_5f_0_5f_13.E1" office:value-type="string">
            <text:p text:style-name="P8">787,69</text:p>
          </table:table-cell>
          <table:table-cell table:style-name="TBL_5f_0_5f_13.E1" office:value-type="string">
            <text:p text:style-name="P8">1.255,5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7.890,72</text:p>
          </table:table-cell>
          <table:table-cell table:style-name="TBL_5f_0_5f_13.E1" office:value-type="string">
            <text:p text:style-name="P8">661,66</text:p>
          </table:table-cell>
          <table:table-cell table:style-name="TBL_5f_0_5f_13.E1" office:value-type="string">
            <text:p text:style-name="P8">437,2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98,91</text:p>
          </table:table-cell>
          <table:table-cell table:style-name="TBL_5f_0_5f_13.E1" office:value-type="string">
            <text:p text:style-name="P8">6.791,81</text:p>
          </table:table-cell>
        </table:table-row>
        <table:table-row table:style-name="TBL_5f_0_5f_13.1">
          <table:table-cell table:style-name="TBL_5f_0_5f_13.A1" office:value-type="string">
            <text:p text:style-name="P7">1798</text:p>
          </table:table-cell>
          <table:table-cell table:style-name="TBL_5f_0_5f_13.B1" office:value-type="string">
            <text:p text:style-name="P7">MARA ALICE BARBOSA PASSOS</text:p>
          </table:table-cell>
          <table:table-cell table:style-name="TBL_5f_0_5f_13.B1" office:value-type="string">
            <text:p text:style-name="P7">ASSESSOR DE PROCURADOR DE JUSTIÇA</text:p>
          </table:table-cell>
          <table:table-cell table:style-name="TBL_5f_0_5f_13.B1" office:value-type="string">
            <text:p text:style-name="P7">4ª PROCURADORIA DE JUSTICA (1ª CAMARA CIVEL)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2.315,6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4.224,68</text:p>
          </table:table-cell>
          <table:table-cell table:style-name="TBL_5f_0_5f_13.E1" office:value-type="string">
            <text:p text:style-name="P8">713,08</text:p>
          </table:table-cell>
          <table:table-cell table:style-name="TBL_5f_0_5f_13.E1" office:value-type="string">
            <text:p text:style-name="P8">2.321,3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034,44</text:p>
          </table:table-cell>
          <table:table-cell table:style-name="TBL_5f_0_5f_13.E1" office:value-type="string">
            <text:p text:style-name="P8">11.190,24</text:p>
          </table:table-cell>
        </table:table-row>
        <table:table-row table:style-name="TBL_5f_0_5f_13.1">
          <table:table-cell table:style-name="TBL_5f_0_5f_13.A1" office:value-type="string">
            <text:p text:style-name="P7">1392</text:p>
          </table:table-cell>
          <table:table-cell table:style-name="TBL_5f_0_5f_13.B1" office:value-type="string">
            <text:p text:style-name="P7">MARA CAMILA DE SANTAN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1ª PROMOTORIA DE JUSTICA CRIMINAL - SAO CRISTOVAO</text:p>
          </table:table-cell>
          <table:table-cell table:style-name="TBL_5f_0_5f_13.E1" office:value-type="string">
            <text:p text:style-name="P8">4.690,79</text:p>
          </table:table-cell>
          <table:table-cell table:style-name="TBL_5f_0_5f_13.E1" office:value-type="string">
            <text:p text:style-name="P8">703,6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46,44</text:p>
          </table:table-cell>
          <table:table-cell table:style-name="TBL_5f_0_5f_13.E1" office:value-type="string">
            <text:p text:style-name="P8">7.540,85</text:p>
          </table:table-cell>
          <table:table-cell table:style-name="TBL_5f_0_5f_13.E1" office:value-type="string">
            <text:p text:style-name="P8">755,22</text:p>
          </table:table-cell>
          <table:table-cell table:style-name="TBL_5f_0_5f_13.E1" office:value-type="string">
            <text:p text:style-name="P8">407,6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162,91</text:p>
          </table:table-cell>
          <table:table-cell table:style-name="TBL_5f_0_5f_13.E1" office:value-type="string">
            <text:p text:style-name="P8">6.377,94</text:p>
          </table:table-cell>
        </table:table-row>
        <table:table-row table:style-name="TBL_5f_0_5f_13.1">
          <table:table-cell table:style-name="TBL_5f_0_5f_13.A1" office:value-type="string">
            <text:p text:style-name="P7">1663</text:p>
          </table:table-cell>
          <table:table-cell table:style-name="TBL_5f_0_5f_13.B1" office:value-type="string">
            <text:p text:style-name="P7">MARA RUBIA SANTOS MACED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DIRETORIA DE PLANEJAMENTO ORCAMENTO E PERICIA CONTABIL</text:p>
          </table:table-cell>
          <table:table-cell table:style-name="TBL_5f_0_5f_13.E1" office:value-type="string">
            <text:p text:style-name="P8">3.938,47</text:p>
          </table:table-cell>
          <table:table-cell table:style-name="TBL_5f_0_5f_13.E1" office:value-type="string">
            <text:p text:style-name="P8">414,33</text:p>
          </table:table-cell>
          <table:table-cell table:style-name="TBL_5f_0_5f_13.E1" office:value-type="string">
            <text:p text:style-name="P8">1.138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384,07</text:p>
          </table:table-cell>
          <table:table-cell table:style-name="TBL_5f_0_5f_13.E1" office:value-type="string">
            <text:p text:style-name="P8">7.875,37</text:p>
          </table:table-cell>
          <table:table-cell table:style-name="TBL_5f_0_5f_13.E1" office:value-type="string">
            <text:p text:style-name="P8">609,39</text:p>
          </table:table-cell>
          <table:table-cell table:style-name="TBL_5f_0_5f_13.E1" office:value-type="string">
            <text:p text:style-name="P8">473,1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82,56</text:p>
          </table:table-cell>
          <table:table-cell table:style-name="TBL_5f_0_5f_13.E1" office:value-type="string">
            <text:p text:style-name="P8">6.792,81</text:p>
          </table:table-cell>
        </table:table-row>
        <table:table-row table:style-name="TBL_5f_0_5f_13.1">
          <table:table-cell table:style-name="TBL_5f_0_5f_13.A1" office:value-type="string">
            <text:p text:style-name="P7">1948</text:p>
          </table:table-cell>
          <table:table-cell table:style-name="TBL_5f_0_5f_13.B1" office:value-type="string">
            <text:p text:style-name="P7">MARCELA AYRES BRITTO SANTOS BRAG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11ª PROMOTORIA DE JUSTIÇA DOS DIREITOS DO CIDADÃO </text:p>
          </table:table-cell>
          <table:table-cell table:style-name="TBL_5f_0_5f_13.E1" office:value-type="string">
            <text:p text:style-name="P8">3.505,23</text:p>
          </table:table-cell>
          <table:table-cell table:style-name="TBL_5f_0_5f_13.E1" office:value-type="string">
            <text:p text:style-name="P8">276,5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5.690,78</text:p>
          </table:table-cell>
          <table:table-cell table:style-name="TBL_5f_0_5f_13.E1" office:value-type="string">
            <text:p text:style-name="P8">529,45</text:p>
          </table:table-cell>
          <table:table-cell table:style-name="TBL_5f_0_5f_13.E1" office:value-type="string">
            <text:p text:style-name="P8">133,0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62,50</text:p>
          </table:table-cell>
          <table:table-cell table:style-name="TBL_5f_0_5f_13.E1" office:value-type="string">
            <text:p text:style-name="P8">5.028,28</text:p>
          </table:table-cell>
        </table:table-row>
        <table:table-row table:style-name="TBL_5f_0_5f_13.1">
          <table:table-cell table:style-name="TBL_5f_0_5f_13.A1" office:value-type="string">
            <text:p text:style-name="P7">1420</text:p>
          </table:table-cell>
          <table:table-cell table:style-name="TBL_5f_0_5f_13.B1" office:value-type="string">
            <text:p text:style-name="P7">MARCELA GAMA DE SOUZ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1ª PROMOTORIA DE JUSTICA DOS DIREITOS DO CIDADAO</text:p>
          </table:table-cell>
          <table:table-cell table:style-name="TBL_5f_0_5f_13.E1" office:value-type="string">
            <text:p text:style-name="P8">9.192,62</text:p>
          </table:table-cell>
          <table:table-cell table:style-name="TBL_5f_0_5f_13.E1" office:value-type="string">
            <text:p text:style-name="P8">1.378,8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108,6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5.589,13</text:p>
          </table:table-cell>
          <table:table-cell table:style-name="TBL_5f_0_5f_13.E1" office:value-type="string">
            <text:p text:style-name="P8">1.480,01</text:p>
          </table:table-cell>
          <table:table-cell table:style-name="TBL_5f_0_5f_13.E1" office:value-type="string">
            <text:p text:style-name="P8">1.630,8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110,81</text:p>
          </table:table-cell>
          <table:table-cell table:style-name="TBL_5f_0_5f_13.E1" office:value-type="string">
            <text:p text:style-name="P8">12.478,32</text:p>
          </table:table-cell>
        </table:table-row>
        <table:table-row table:style-name="TBL_5f_0_5f_13.1">
          <table:table-cell table:style-name="TBL_5f_0_5f_13.A1" office:value-type="string">
            <text:p text:style-name="P7">1496</text:p>
          </table:table-cell>
          <table:table-cell table:style-name="TBL_5f_0_5f_13.B1" office:value-type="string">
            <text:p text:style-name="P7">MARCELA LINS MOURA DE FIGUEIRED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GABINETE DO SECRETARIO GERALPGJ/MP</text:p>
          </table:table-cell>
          <table:table-cell table:style-name="TBL_5f_0_5f_13.E1" office:value-type="string">
            <text:p text:style-name="P8">4.425,27</text:p>
          </table:table-cell>
          <table:table-cell table:style-name="TBL_5f_0_5f_13.E1" office:value-type="string">
            <text:p text:style-name="P8">663,79</text:p>
          </table:table-cell>
          <table:table-cell table:style-name="TBL_5f_0_5f_13.E1" office:value-type="string">
            <text:p text:style-name="P8">3.692,3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0.690,36</text:p>
          </table:table-cell>
          <table:table-cell table:style-name="TBL_5f_0_5f_13.E1" office:value-type="string">
            <text:p text:style-name="P8">712,47</text:p>
          </table:table-cell>
          <table:table-cell table:style-name="TBL_5f_0_5f_13.E1" office:value-type="string">
            <text:p text:style-name="P8">1.349,5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062,06</text:p>
          </table:table-cell>
          <table:table-cell table:style-name="TBL_5f_0_5f_13.E1" office:value-type="string">
            <text:p text:style-name="P8">8.628,30</text:p>
          </table:table-cell>
        </table:table-row>
        <table:table-row table:style-name="TBL_5f_0_5f_13.1">
          <table:table-cell table:style-name="TBL_5f_0_5f_13.A1" office:value-type="string">
            <text:p text:style-name="P7">1879</text:p>
          </table:table-cell>
          <table:table-cell table:style-name="TBL_5f_0_5f_13.B1" office:value-type="string">
            <text:p text:style-name="P7">MARCELA MAXIMO BARBOS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8ª PROMOTORIA DE JUSTICA DOS DIREITOS DO CIDADAO</text:p>
          </table:table-cell>
          <table:table-cell table:style-name="TBL_5f_0_5f_13.E1" office:value-type="string">
            <text:p text:style-name="P8">4.425,27</text:p>
          </table:table-cell>
          <table:table-cell table:style-name="TBL_5f_0_5f_13.E1" office:value-type="string">
            <text:p text:style-name="P8">349,1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6.683,41</text:p>
          </table:table-cell>
          <table:table-cell table:style-name="TBL_5f_0_5f_13.E1" office:value-type="string">
            <text:p text:style-name="P8">668,42</text:p>
          </table:table-cell>
          <table:table-cell table:style-name="TBL_5f_0_5f_13.E1" office:value-type="string">
            <text:p text:style-name="P8">245,0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13,48</text:p>
          </table:table-cell>
          <table:table-cell table:style-name="TBL_5f_0_5f_13.E1" office:value-type="string">
            <text:p text:style-name="P8">5.769,93</text:p>
          </table:table-cell>
        </table:table-row>
        <table:table-row table:style-name="TBL_5f_0_5f_13.1">
          <table:table-cell table:style-name="TBL_5f_0_5f_13.A1" office:value-type="string">
            <text:p text:style-name="P7">1594</text:p>
          </table:table-cell>
          <table:table-cell table:style-name="TBL_5f_0_5f_13.B1" office:value-type="string">
            <text:p text:style-name="P7">MARCELLA BATISTA GUIMARAES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4ª PROMOTORIA DE JUSTICA DISTRITAL - ARACAJU</text:p>
          </table:table-cell>
          <table:table-cell table:style-name="TBL_5f_0_5f_13.E1" office:value-type="string">
            <text:p text:style-name="P8">8.552,55</text:p>
          </table:table-cell>
          <table:table-cell table:style-name="TBL_5f_0_5f_13.E1" office:value-type="string">
            <text:p text:style-name="P8">1.710,5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2.172,05</text:p>
          </table:table-cell>
          <table:table-cell table:style-name="TBL_5f_0_5f_13.E1" office:value-type="string">
            <text:p text:style-name="P8">1.436,83</text:p>
          </table:table-cell>
          <table:table-cell table:style-name="TBL_5f_0_5f_13.E1" office:value-type="string">
            <text:p text:style-name="P8">1.557,8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994,68</text:p>
          </table:table-cell>
          <table:table-cell table:style-name="TBL_5f_0_5f_13.E1" office:value-type="string">
            <text:p text:style-name="P8">9.177,37</text:p>
          </table:table-cell>
        </table:table-row>
        <table:table-row table:style-name="TBL_5f_0_5f_13.1">
          <table:table-cell table:style-name="TBL_5f_0_5f_13.A1" office:value-type="string">
            <text:p text:style-name="P7">2072</text:p>
          </table:table-cell>
          <table:table-cell table:style-name="TBL_5f_0_5f_13.B1" office:value-type="string">
            <text:p text:style-name="P7">MARCELO CARDOSO ANDRADE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1ª PROMOTORIA DE JUSTICA CRIMINAL - NOSSA SENHORA DO SOCORRO</text:p>
          </table:table-cell>
          <table:table-cell table:style-name="TBL_5f_0_5f_13.E1" office:value-type="string">
            <text:p text:style-name="P8">6.390,96</text:p>
          </table:table-cell>
          <table:table-cell table:style-name="TBL_5f_0_5f_13.E1" office:value-type="string">
            <text:p text:style-name="P8">958,6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00,00</text:p>
          </table:table-cell>
          <table:table-cell table:style-name="TBL_5f_0_5f_13.E1" office:value-type="string">
            <text:p text:style-name="P8">2.146,44</text:p>
          </table:table-cell>
          <table:table-cell table:style-name="TBL_5f_0_5f_13.E1" office:value-type="string">
            <text:p text:style-name="P8">9.896,04</text:p>
          </table:table-cell>
          <table:table-cell table:style-name="TBL_5f_0_5f_13.E1" office:value-type="string">
            <text:p text:style-name="P8">1.028,94</text:p>
          </table:table-cell>
          <table:table-cell table:style-name="TBL_5f_0_5f_13.E1" office:value-type="string">
            <text:p text:style-name="P8">926,6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55,62</text:p>
          </table:table-cell>
          <table:table-cell table:style-name="TBL_5f_0_5f_13.E1" office:value-type="string">
            <text:p text:style-name="P8">7.940,42</text:p>
          </table:table-cell>
        </table:table-row>
        <table:table-row table:style-name="TBL_5f_0_5f_13.1">
          <table:table-cell table:style-name="TBL_5f_0_5f_13.A1" office:value-type="string">
            <text:p text:style-name="P7">2102</text:p>
          </table:table-cell>
          <table:table-cell table:style-name="TBL_5f_0_5f_13.B1" office:value-type="string">
            <text:p text:style-name="P7">MARCELO TORRES DE ARRUDA RAPOS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DIRETORIA DE RECURSOS HUMANOS</text:p>
          </table:table-cell>
          <table:table-cell table:style-name="TBL_5f_0_5f_13.E1" office:value-type="string">
            <text:p text:style-name="P8">3.306,82</text:p>
          </table:table-cell>
          <table:table-cell table:style-name="TBL_5f_0_5f_13.E1" office:value-type="string">
            <text:p text:style-name="P8">496,0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5.975,76</text:p>
          </table:table-cell>
          <table:table-cell table:style-name="TBL_5f_0_5f_13.E1" office:value-type="string">
            <text:p text:style-name="P8">532,40</text:p>
          </table:table-cell>
          <table:table-cell table:style-name="TBL_5f_0_5f_13.E1" office:value-type="string">
            <text:p text:style-name="P8">135,7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68,17</text:p>
          </table:table-cell>
          <table:table-cell table:style-name="TBL_5f_0_5f_13.E1" office:value-type="string">
            <text:p text:style-name="P8">5.307,59</text:p>
          </table:table-cell>
        </table:table-row>
        <table:table-row table:style-name="TBL_5f_0_5f_13.1">
          <table:table-cell table:style-name="TBL_5f_0_5f_13.A1" office:value-type="string">
            <text:p text:style-name="P7">1829</text:p>
          </table:table-cell>
          <table:table-cell table:style-name="TBL_5f_0_5f_13.B1" office:value-type="string">
            <text:p text:style-name="P7">MARCIA JAQUELINE OLIVEIRA SANTANA</text:p>
          </table:table-cell>
          <table:table-cell table:style-name="TBL_5f_0_5f_13.B1" office:value-type="string">
            <text:p text:style-name="P7">PROMOTOR DE JUSTIÇA DE ENTR. INICIAL</text:p>
          </table:table-cell>
          <table:table-cell table:style-name="TBL_5f_0_5f_13.B1" office:value-type="string">
            <text:p text:style-name="P7">PROMOTORIA DE JUSTICA - ITABAIANINHA </text:p>
          </table:table-cell>
          <table:table-cell table:style-name="TBL_5f_0_5f_13.E1" office:value-type="string">
            <text:p text:style-name="P8">30.404,4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684,46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33.997,87</text:p>
          </table:table-cell>
          <table:table-cell table:style-name="TBL_5f_0_5f_13.E1" office:value-type="string">
            <text:p text:style-name="P8">4.256,62</text:p>
          </table:table-cell>
          <table:table-cell table:style-name="TBL_5f_0_5f_13.E1" office:value-type="string">
            <text:p text:style-name="P8">6.732,3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0.988,99</text:p>
          </table:table-cell>
          <table:table-cell table:style-name="TBL_5f_0_5f_13.E1" office:value-type="string">
            <text:p text:style-name="P8">23.008,88</text:p>
          </table:table-cell>
        </table:table-row>
        <table:table-row table:style-name="TBL_5f_0_5f_13.1">
          <table:table-cell table:style-name="TBL_5f_0_5f_13.A1" office:value-type="string">
            <text:p text:style-name="P7">356</text:p>
          </table:table-cell>
          <table:table-cell table:style-name="TBL_5f_0_5f_13.B1" office:value-type="string">
            <text:p text:style-name="P7">MARCIA MENDES UNGAR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PROMOTORIA DE JUSTICA DE ACIDENTES E DE DELITOS DE TRÂNSITO DE ARACAJ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7.361,0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021,35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45.244,40</text:p>
          </table:table-cell>
          <table:table-cell table:style-name="TBL_5f_0_5f_13.E1" office:value-type="string">
            <text:p text:style-name="P8">4.716,48</text:p>
          </table:table-cell>
          <table:table-cell table:style-name="TBL_5f_0_5f_13.E1" office:value-type="string">
            <text:p text:style-name="P8">7.445,4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2.161,92</text:p>
          </table:table-cell>
          <table:table-cell table:style-name="TBL_5f_0_5f_13.E1" office:value-type="string">
            <text:p text:style-name="P8">33.082,48</text:p>
          </table:table-cell>
        </table:table-row>
        <table:table-row table:style-name="TBL_5f_0_5f_13.1">
          <table:table-cell table:style-name="TBL_5f_0_5f_13.A1" office:value-type="string">
            <text:p text:style-name="P7">1192</text:p>
          </table:table-cell>
          <table:table-cell table:style-name="TBL_5f_0_5f_13.B1" office:value-type="string">
            <text:p text:style-name="P7">MARCIA RAFAELLA FREIRE ROCH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GABINETE DO SECRETARIO GERALPGJ/MP</text:p>
          </table:table-cell>
          <table:table-cell table:style-name="TBL_5f_0_5f_13.E1" office:value-type="string">
            <text:p text:style-name="P8">10.186,22</text:p>
          </table:table-cell>
          <table:table-cell table:style-name="TBL_5f_0_5f_13.E1" office:value-type="string">
            <text:p text:style-name="P8">2.546,56</text:p>
          </table:table-cell>
          <table:table-cell table:style-name="TBL_5f_0_5f_13.E1" office:value-type="string">
            <text:p text:style-name="P8">3.692,31</text:p>
          </table:table-cell>
          <table:table-cell table:style-name="TBL_5f_0_5f_13.E1" office:value-type="string">
            <text:p text:style-name="P8">3.828,3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22.162,47</text:p>
          </table:table-cell>
          <table:table-cell table:style-name="TBL_5f_0_5f_13.E1" office:value-type="string">
            <text:p text:style-name="P8">1.782,59</text:p>
          </table:table-cell>
          <table:table-cell table:style-name="TBL_5f_0_5f_13.E1" office:value-type="string">
            <text:p text:style-name="P8">3.157,3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939,92</text:p>
          </table:table-cell>
          <table:table-cell table:style-name="TBL_5f_0_5f_13.E1" office:value-type="string">
            <text:p text:style-name="P8">17.222,55</text:p>
          </table:table-cell>
        </table:table-row>
        <table:table-row table:style-name="TBL_5f_0_5f_13.1">
          <table:table-cell table:style-name="TBL_5f_0_5f_13.A1" office:value-type="string">
            <text:p text:style-name="P7">1010</text:p>
          </table:table-cell>
          <table:table-cell table:style-name="TBL_5f_0_5f_13.B1" office:value-type="string">
            <text:p text:style-name="P7">MARCIA VALNICE RODRIGUES LIMA</text:p>
          </table:table-cell>
          <table:table-cell table:style-name="TBL_5f_0_5f_13.B1" office:value-type="string">
            <text:p text:style-name="P7">ASSIST. ADMINISTRATIVO - requisitado</text:p>
          </table:table-cell>
          <table:table-cell table:style-name="TBL_5f_0_5f_13.B1" office:value-type="string">
            <text:p text:style-name="P7">PROMOTORIA DE JUSTICA - CARMOPOLI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31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2.840,49</text:p>
          </table:table-cell>
          <table:table-cell table:style-name="TBL_5f_0_5f_13.E1" office:value-type="string">
            <text:p text:style-name="P8">68,1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8,15</text:p>
          </table:table-cell>
          <table:table-cell table:style-name="TBL_5f_0_5f_13.E1" office:value-type="string">
            <text:p text:style-name="P8">2.772,34</text:p>
          </table:table-cell>
        </table:table-row>
        <table:table-row table:style-name="TBL_5f_0_5f_13.1">
          <table:table-cell table:style-name="TBL_5f_0_5f_13.A1" office:value-type="string">
            <text:p text:style-name="P7">55</text:p>
          </table:table-cell>
          <table:table-cell table:style-name="TBL_5f_0_5f_13.B1" office:value-type="string">
            <text:p text:style-name="P7">MARCILIO DE SIQUEIRA PINTO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3ª PROMOTORIA DE JUSTICA DA CURADORIA DA FAZENDA PUBLICA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1.572,9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936,6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56,00</text:p>
          </table:table-cell>
          <table:table-cell table:style-name="TBL_5f_0_5f_13.E1" office:value-type="string">
            <text:p text:style-name="P8">41.254,78</text:p>
          </table:table-cell>
          <table:table-cell table:style-name="TBL_5f_0_5f_13.E1" office:value-type="string">
            <text:p text:style-name="P8">4.936,69</text:p>
          </table:table-cell>
          <table:table-cell table:style-name="TBL_5f_0_5f_13.E1" office:value-type="string">
            <text:p text:style-name="P8">8.827,7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3.764,40</text:p>
          </table:table-cell>
          <table:table-cell table:style-name="TBL_5f_0_5f_13.E1" office:value-type="string">
            <text:p text:style-name="P8">27.490,38</text:p>
          </table:table-cell>
        </table:table-row>
        <table:table-row table:style-name="TBL_5f_0_5f_13.1">
          <table:table-cell table:style-name="TBL_5f_0_5f_13.A1" office:value-type="string">
            <text:p text:style-name="P7">1285</text:p>
          </table:table-cell>
          <table:table-cell table:style-name="TBL_5f_0_5f_13.B1" office:value-type="string">
            <text:p text:style-name="P7">MARCIO DOS SANTOS DORI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GABINETE DO SECRETARIO GERALPGJ/MP</text:p>
          </table:table-cell>
          <table:table-cell table:style-name="TBL_5f_0_5f_13.E1" office:value-type="string">
            <text:p text:style-name="P8">9.065,70</text:p>
          </table:table-cell>
          <table:table-cell table:style-name="TBL_5f_0_5f_13.E1" office:value-type="string">
            <text:p text:style-name="P8">2.266,43</text:p>
          </table:table-cell>
          <table:table-cell table:style-name="TBL_5f_0_5f_13.E1" office:value-type="string">
            <text:p text:style-name="P8">5.632,5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19.137,64</text:p>
          </table:table-cell>
          <table:table-cell table:style-name="TBL_5f_0_5f_13.E1" office:value-type="string">
            <text:p text:style-name="P8">1.586,50</text:p>
          </table:table-cell>
          <table:table-cell table:style-name="TBL_5f_0_5f_13.E1" office:value-type="string">
            <text:p text:style-name="P8">3.359,6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946,15</text:p>
          </table:table-cell>
          <table:table-cell table:style-name="TBL_5f_0_5f_13.E1" office:value-type="string">
            <text:p text:style-name="P8">14.191,49</text:p>
          </table:table-cell>
        </table:table-row>
        <table:table-row table:style-name="TBL_5f_0_5f_13.1">
          <table:table-cell table:style-name="TBL_5f_0_5f_13.A1" office:value-type="string">
            <text:p text:style-name="P7">1635</text:p>
          </table:table-cell>
          <table:table-cell table:style-name="TBL_5f_0_5f_13.B1" office:value-type="string">
            <text:p text:style-name="P7">MARCIO MATOS LIMA BARRETO</text:p>
          </table:table-cell>
          <table:table-cell table:style-name="TBL_5f_0_5f_13.B1" office:value-type="string">
            <text:p text:style-name="P7">TÉCNICO DO MP - Manut. Sup. Eq. de Inf. e Software</text:p>
          </table:table-cell>
          <table:table-cell table:style-name="TBL_5f_0_5f_13.B1" office:value-type="string">
            <text:p text:style-name="P7">JUSTIÇA FEDERAL DE 1º GRAU DA 5ª REGIÃO</text:p>
          </table:table-cell>
          <table:table-cell table:style-name="TBL_5f_0_5f_13.E1" office:value-type="string">
            <text:p text:style-name="P8">3.715,54</text:p>
          </table:table-cell>
          <table:table-cell table:style-name="TBL_5f_0_5f_13.E1" office:value-type="string">
            <text:p text:style-name="P8">390,8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106,41</text:p>
          </table:table-cell>
          <table:table-cell table:style-name="TBL_5f_0_5f_13.E1" office:value-type="string">
            <text:p text:style-name="P8">574,90</text:p>
          </table:table-cell>
          <table:table-cell table:style-name="TBL_5f_0_5f_13.E1" office:value-type="string">
            <text:p text:style-name="P8">174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749,83</text:p>
          </table:table-cell>
          <table:table-cell table:style-name="TBL_5f_0_5f_13.E1" office:value-type="string">
            <text:p text:style-name="P8">3.356,58</text:p>
          </table:table-cell>
        </table:table-row>
        <table:table-row table:style-name="TBL_5f_0_5f_13.1">
          <table:table-cell table:style-name="TBL_5f_0_5f_13.A1" office:value-type="string">
            <text:p text:style-name="P7">2051</text:p>
          </table:table-cell>
          <table:table-cell table:style-name="TBL_5f_0_5f_13.B1" office:value-type="string">
            <text:p text:style-name="P7">MARCIO SILVA SIQUEIR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2ª PROMOTORIA DE JUSTICA - NOSSA SENHORA DAS DORES</text:p>
          </table:table-cell>
          <table:table-cell table:style-name="TBL_5f_0_5f_13.E1" office:value-type="string">
            <text:p text:style-name="P8">6.390,96</text:p>
          </table:table-cell>
          <table:table-cell table:style-name="TBL_5f_0_5f_13.E1" office:value-type="string">
            <text:p text:style-name="P8">336,1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572,36</text:p>
          </table:table-cell>
          <table:table-cell table:style-name="TBL_5f_0_5f_13.E1" office:value-type="string">
            <text:p text:style-name="P8">9.299,48</text:p>
          </table:table-cell>
          <table:table-cell table:style-name="TBL_5f_0_5f_13.E1" office:value-type="string">
            <text:p text:style-name="P8">941,80</text:p>
          </table:table-cell>
          <table:table-cell table:style-name="TBL_5f_0_5f_13.E1" office:value-type="string">
            <text:p text:style-name="P8">721,6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663,40</text:p>
          </table:table-cell>
          <table:table-cell table:style-name="TBL_5f_0_5f_13.E1" office:value-type="string">
            <text:p text:style-name="P8">7.636,08</text:p>
          </table:table-cell>
        </table:table-row>
        <table:table-row table:style-name="TBL_5f_0_5f_13.1">
          <table:table-cell table:style-name="TBL_5f_0_5f_13.A1" office:value-type="string">
            <text:p text:style-name="P7">2041</text:p>
          </table:table-cell>
          <table:table-cell table:style-name="TBL_5f_0_5f_13.B1" office:value-type="string">
            <text:p text:style-name="P7">MARCO TULIO SANTOS DA CONCEICAO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2ª PROMOTORIA DE JUSTICA CRIMINAL - ITABAIANA</text:p>
          </table:table-cell>
          <table:table-cell table:style-name="TBL_5f_0_5f_13.E1" office:value-type="string">
            <text:p text:style-name="P8">6.390,96</text:p>
          </table:table-cell>
          <table:table-cell table:style-name="TBL_5f_0_5f_13.E1" office:value-type="string">
            <text:p text:style-name="P8">504,2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517,20</text:p>
          </table:table-cell>
          <table:table-cell table:style-name="TBL_5f_0_5f_13.E1" office:value-type="string">
            <text:p text:style-name="P8">9.412,41</text:p>
          </table:table-cell>
          <table:table-cell table:style-name="TBL_5f_0_5f_13.E1" office:value-type="string">
            <text:p text:style-name="P8">965,33</text:p>
          </table:table-cell>
          <table:table-cell table:style-name="TBL_5f_0_5f_13.E1" office:value-type="string">
            <text:p text:style-name="P8">761,3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26,69</text:p>
          </table:table-cell>
          <table:table-cell table:style-name="TBL_5f_0_5f_13.E1" office:value-type="string">
            <text:p text:style-name="P8">7.685,72</text:p>
          </table:table-cell>
        </table:table-row>
        <table:table-row table:style-name="TBL_5f_0_5f_13.1">
          <table:table-cell table:style-name="TBL_5f_0_5f_13.A1" office:value-type="string">
            <text:p text:style-name="P7">1289</text:p>
          </table:table-cell>
          <table:table-cell table:style-name="TBL_5f_0_5f_13.B1" office:value-type="string">
            <text:p text:style-name="P7">MARCONI ALVES VASCONCELOS DE ALMEID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GRUPO DE APOIO OPERACIONAL - SEC. GERAL</text:p>
          </table:table-cell>
          <table:table-cell table:style-name="TBL_5f_0_5f_13.E1" office:value-type="string">
            <text:p text:style-name="P8">3.715,54</text:p>
          </table:table-cell>
          <table:table-cell table:style-name="TBL_5f_0_5f_13.E1" office:value-type="string">
            <text:p text:style-name="P8">928,8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6.817,35</text:p>
          </table:table-cell>
          <table:table-cell table:style-name="TBL_5f_0_5f_13.E1" office:value-type="string">
            <text:p text:style-name="P8">650,22</text:p>
          </table:table-cell>
          <table:table-cell table:style-name="TBL_5f_0_5f_13.E1" office:value-type="string">
            <text:p text:style-name="P8">219,9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870,13</text:p>
          </table:table-cell>
          <table:table-cell table:style-name="TBL_5f_0_5f_13.E1" office:value-type="string">
            <text:p text:style-name="P8">5.947,22</text:p>
          </table:table-cell>
        </table:table-row>
        <table:table-row table:style-name="TBL_5f_0_5f_13.1">
          <table:table-cell table:style-name="TBL_5f_0_5f_13.A1" office:value-type="string">
            <text:p text:style-name="P7">1971</text:p>
          </table:table-cell>
          <table:table-cell table:style-name="TBL_5f_0_5f_13.B1" office:value-type="string">
            <text:p text:style-name="P7">MARCOS ANTONIO BASTOS FILHO</text:p>
          </table:table-cell>
          <table:table-cell table:style-name="TBL_5f_0_5f_13.B1" office:value-type="string">
            <text:p text:style-name="P7">ANALISTA DO MP -Informática - G. e A.de P. de Sistemas</text:p>
          </table:table-cell>
          <table:table-cell table:style-name="TBL_5f_0_5f_13.B1" office:value-type="string">
            <text:p text:style-name="P7">DIRETORIA DE TECNOLOGIA DA INFORMACAO</text:p>
          </table:table-cell>
          <table:table-cell table:style-name="TBL_5f_0_5f_13.E1" office:value-type="string">
            <text:p text:style-name="P8">6.748,85</text:p>
          </table:table-cell>
          <table:table-cell table:style-name="TBL_5f_0_5f_13.E1" office:value-type="string">
            <text:p text:style-name="P8">1.349,77</text:p>
          </table:table-cell>
          <table:table-cell table:style-name="TBL_5f_0_5f_13.E1" office:value-type="string">
            <text:p text:style-name="P8">5.632,5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5.640,20</text:p>
          </table:table-cell>
          <table:table-cell table:style-name="TBL_5f_0_5f_13.E1" office:value-type="string">
            <text:p text:style-name="P8">1.133,81</text:p>
          </table:table-cell>
          <table:table-cell table:style-name="TBL_5f_0_5f_13.E1" office:value-type="string">
            <text:p text:style-name="P8">2.594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728,74</text:p>
          </table:table-cell>
          <table:table-cell table:style-name="TBL_5f_0_5f_13.E1" office:value-type="string">
            <text:p text:style-name="P8">11.911,46</text:p>
          </table:table-cell>
        </table:table-row>
        <table:table-row table:style-name="TBL_5f_0_5f_13.1">
          <table:table-cell table:style-name="TBL_5f_0_5f_13.A1" office:value-type="string">
            <text:p text:style-name="P7">541</text:p>
          </table:table-cell>
          <table:table-cell table:style-name="TBL_5f_0_5f_13.B1" office:value-type="string">
            <text:p text:style-name="P7">MARCOS ANTONIO DOS SANTOS SOUZA</text:p>
          </table:table-cell>
          <table:table-cell table:style-name="TBL_5f_0_5f_13.B1" office:value-type="string">
            <text:p text:style-name="P7">SUBTENENTE - requisitado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</table:table-row>
        <table:table-row table:style-name="TBL_5f_0_5f_13.1">
          <table:table-cell table:style-name="TBL_5f_0_5f_13.A1" office:value-type="string">
            <text:p text:style-name="P7">2205</text:p>
          </table:table-cell>
          <table:table-cell table:style-name="TBL_5f_0_5f_13.B1" office:value-type="string">
            <text:p text:style-name="P7">MARCOS ANTONIO FARIAS NOGUEIRA</text:p>
          </table:table-cell>
          <table:table-cell table:style-name="TBL_5f_0_5f_13.B1" office:value-type="string">
            <text:p text:style-name="P7">3º SARGENTO - requisitado - BESP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</table:table-row>
        <table:table-row table:style-name="TBL_5f_0_5f_13.1">
          <table:table-cell table:style-name="TBL_5f_0_5f_13.A1" office:value-type="string">
            <text:p text:style-name="P7">1861</text:p>
          </table:table-cell>
          <table:table-cell table:style-name="TBL_5f_0_5f_13.B1" office:value-type="string">
            <text:p text:style-name="P7">MARCOS CELIO OLIVEIRA DOS SANTOS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2ª PROMOTORIA DE JUSTICA CRIMINAL - LAGARTO</text:p>
          </table:table-cell>
          <table:table-cell table:style-name="TBL_5f_0_5f_13.E1" office:value-type="string">
            <text:p text:style-name="P8">3.938,47</text:p>
          </table:table-cell>
          <table:table-cell table:style-name="TBL_5f_0_5f_13.E1" office:value-type="string">
            <text:p text:style-name="P8">310,7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572,36</text:p>
          </table:table-cell>
          <table:table-cell table:style-name="TBL_5f_0_5f_13.E1" office:value-type="string">
            <text:p text:style-name="P8">6.821,57</text:p>
          </table:table-cell>
          <table:table-cell table:style-name="TBL_5f_0_5f_13.E1" office:value-type="string">
            <text:p text:style-name="P8">594,89</text:p>
          </table:table-cell>
          <table:table-cell table:style-name="TBL_5f_0_5f_13.E1" office:value-type="string">
            <text:p text:style-name="P8">108,0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702,92</text:p>
          </table:table-cell>
          <table:table-cell table:style-name="TBL_5f_0_5f_13.E1" office:value-type="string">
            <text:p text:style-name="P8">6.118,65</text:p>
          </table:table-cell>
        </table:table-row>
      </table:table>
      <table:table table:name="TBL_0_14" table:style-name="TBL_5f_0_5f_14">
        <table:table-column table:style-name="TBL_5f_0_5f_14.A"/>
        <table:table-column table:style-name="TBL_5f_0_5f_14.B"/>
        <table:table-column table:style-name="TBL_5f_0_5f_14.C"/>
        <table:table-column table:style-name="TBL_5f_0_5f_14.D"/>
        <table:table-column table:style-name="TBL_5f_0_5f_14.E"/>
        <table:table-column table:style-name="TBL_5f_0_5f_14.F"/>
        <table:table-column table:style-name="TBL_5f_0_5f_14.G"/>
        <table:table-column table:style-name="TBL_5f_0_5f_14.H"/>
        <table:table-column table:style-name="TBL_5f_0_5f_14.I"/>
        <table:table-column table:style-name="TBL_5f_0_5f_14.J"/>
        <table:table-column table:style-name="TBL_5f_0_5f_14.E"/>
        <table:table-column table:style-name="TBL_5f_0_5f_14.L" table:number-columns-repeated="2"/>
        <table:table-column table:style-name="TBL_5f_0_5f_14.J"/>
        <table:table-column table:style-name="TBL_5f_0_5f_14.O"/>
        <table:table-column table:style-name="TBL_5f_0_5f_14.P"/>
        <table:table-column table:style-name="TBL_5f_0_5f_14.Q"/>
        <table:table-column table:style-name="TBL_5f_0_5f_14.R"/>
        <table:table-row table:style-name="TBL_5f_0_5f_14.1">
          <table:table-cell table:style-name="TBL_5f_0_5f_14.A1" office:value-type="string">
            <text:p text:style-name="P7"><text:bookmark text:name="JR_PAGE_ANCHOR_0_15"/>1239</text:p>
          </table:table-cell>
          <table:table-cell table:style-name="TBL_5f_0_5f_14.B1" office:value-type="string">
            <text:p text:style-name="P7">MARCOS MATHEUS DANTAS COSTA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3ª PROMOTORIA DE JUSTICA DA CURADORIA DA FAZENDA PUBLICA</text:p>
          </table:table-cell>
          <table:table-cell table:style-name="TBL_5f_0_5f_14.E1" office:value-type="string">
            <text:p text:style-name="P8">9.065,70</text:p>
          </table:table-cell>
          <table:table-cell table:style-name="TBL_5f_0_5f_14.E1" office:value-type="string">
            <text:p text:style-name="P8">1.359,8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12.334,55</text:p>
          </table:table-cell>
          <table:table-cell table:style-name="TBL_5f_0_5f_14.E1" office:value-type="string">
            <text:p text:style-name="P8">1.459,58</text:p>
          </table:table-cell>
          <table:table-cell table:style-name="TBL_5f_0_5f_14.E1" office:value-type="string">
            <text:p text:style-name="P8">1.596,2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055,86</text:p>
          </table:table-cell>
          <table:table-cell table:style-name="TBL_5f_0_5f_14.E1" office:value-type="string">
            <text:p text:style-name="P8">9.278,69</text:p>
          </table:table-cell>
        </table:table-row>
        <table:table-row table:style-name="TBL_5f_0_5f_14.1">
          <table:table-cell table:style-name="TBL_5f_0_5f_14.A1" office:value-type="string">
            <text:p text:style-name="P7">2140</text:p>
          </table:table-cell>
          <table:table-cell table:style-name="TBL_5f_0_5f_14.B1" office:value-type="string">
            <text:p text:style-name="P7">MARCUS VINICIUS MORAIS DE ANDRADE</text:p>
          </table:table-cell>
          <table:table-cell table:style-name="TBL_5f_0_5f_14.B1" office:value-type="string">
            <text:p text:style-name="P7">TÉCNICO JUDICIÁRIO - requisitado</text:p>
          </table:table-cell>
          <table:table-cell table:style-name="TBL_5f_0_5f_14.B1" office:value-type="string">
            <text:p text:style-name="P7">6ª PROCURADORIA DE JUSTICA (CAMARA CRIMINAL)</text:p>
          </table:table-cell>
          <table:table-cell table:style-name="TBL_5f_0_5f_14.E1" office:value-type="string">
            <text:p text:style-name="P8">3.826,42</text:p>
          </table:table-cell>
          <table:table-cell table:style-name="TBL_5f_0_5f_14.E1" office:value-type="string">
            <text:p text:style-name="P8">5.626,84</text:p>
          </table:table-cell>
          <table:table-cell table:style-name="TBL_5f_0_5f_14.E1" office:value-type="string">
            <text:p text:style-name="P8">10.673,6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22.035,85</text:p>
          </table:table-cell>
          <table:table-cell table:style-name="TBL_5f_0_5f_14.E1" office:value-type="string">
            <text:p text:style-name="P8">1.151,69</text:p>
          </table:table-cell>
          <table:table-cell table:style-name="TBL_5f_0_5f_14.E1" office:value-type="string">
            <text:p text:style-name="P8">4.348,8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5.500,50</text:p>
          </table:table-cell>
          <table:table-cell table:style-name="TBL_5f_0_5f_14.E1" office:value-type="string">
            <text:p text:style-name="P8">16.535,35</text:p>
          </table:table-cell>
        </table:table-row>
        <table:table-row table:style-name="TBL_5f_0_5f_14.1">
          <table:table-cell table:style-name="TBL_5f_0_5f_14.A1" office:value-type="string">
            <text:p text:style-name="P7">2100</text:p>
          </table:table-cell>
          <table:table-cell table:style-name="TBL_5f_0_5f_14.B1" office:value-type="string">
            <text:p text:style-name="P7">MARGARIDA ALVES BRANDAO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GABINETE DE SEGURANCA INSTITUCIONAL - GSI</text:p>
          </table:table-cell>
          <table:table-cell table:style-name="TBL_5f_0_5f_14.E1" office:value-type="string">
            <text:p text:style-name="P8">2.943,0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172,92</text:p>
          </table:table-cell>
          <table:table-cell table:style-name="TBL_5f_0_5f_14.E1" office:value-type="string">
            <text:p text:style-name="P8">5.115,98</text:p>
          </table:table-cell>
          <table:table-cell table:style-name="TBL_5f_0_5f_14.E1" office:value-type="string">
            <text:p text:style-name="P8">412,03</text:p>
          </table:table-cell>
          <table:table-cell table:style-name="TBL_5f_0_5f_14.E1" office:value-type="string">
            <text:p text:style-name="P8">47,0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59,06</text:p>
          </table:table-cell>
          <table:table-cell table:style-name="TBL_5f_0_5f_14.E1" office:value-type="string">
            <text:p text:style-name="P8">4.656,92</text:p>
          </table:table-cell>
        </table:table-row>
        <table:table-row table:style-name="TBL_5f_0_5f_14.1">
          <table:table-cell table:style-name="TBL_5f_0_5f_14.A1" office:value-type="string">
            <text:p text:style-name="P7">391</text:p>
          </table:table-cell>
          <table:table-cell table:style-name="TBL_5f_0_5f_14.B1" office:value-type="string">
            <text:p text:style-name="P7">MARIA APARECIDA DE JESUS FERREIRA</text:p>
          </table:table-cell>
          <table:table-cell table:style-name="TBL_5f_0_5f_14.B1" office:value-type="string">
            <text:p text:style-name="P7">EXEC. DE SERV. BÁSICOS - requisitado</text:p>
          </table:table-cell>
          <table:table-cell table:style-name="TBL_5f_0_5f_14.B1" office:value-type="string">
            <text:p text:style-name="P7">COPA DO 2º ANDAR/DAA/DA</text:p>
          </table:table-cell>
          <table:table-cell table:style-name="TBL_5f_0_5f_14.E1" office:value-type="string">
            <text:p text:style-name="P8">1.329,71</text:p>
          </table:table-cell>
          <table:table-cell table:style-name="TBL_5f_0_5f_14.E1" office:value-type="string">
            <text:p text:style-name="P8">1.226,93</text:p>
          </table:table-cell>
          <table:table-cell table:style-name="TBL_5f_0_5f_14.E1" office:value-type="string">
            <text:p text:style-name="P8">931,5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86,1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859,13</text:p>
          </table:table-cell>
          <table:table-cell table:style-name="TBL_5f_0_5f_14.E1" office:value-type="string">
            <text:p text:style-name="P8">6.533,43</text:p>
          </table:table-cell>
          <table:table-cell table:style-name="TBL_5f_0_5f_14.E1" office:value-type="string">
            <text:p text:style-name="P8">186,16</text:p>
          </table:table-cell>
          <table:table-cell table:style-name="TBL_5f_0_5f_14.E1" office:value-type="string">
            <text:p text:style-name="P8">168,4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54,58</text:p>
          </table:table-cell>
          <table:table-cell table:style-name="TBL_5f_0_5f_14.E1" office:value-type="string">
            <text:p text:style-name="P8">6.178,85</text:p>
          </table:table-cell>
        </table:table-row>
        <table:table-row table:style-name="TBL_5f_0_5f_14.1">
          <table:table-cell table:style-name="TBL_5f_0_5f_14.A1" office:value-type="string">
            <text:p text:style-name="P7">1590</text:p>
          </table:table-cell>
          <table:table-cell table:style-name="TBL_5f_0_5f_14.B1" office:value-type="string">
            <text:p text:style-name="P7">MARIA APARECIDA OLIVEIRA CORREIA</text:p>
          </table:table-cell>
          <table:table-cell table:style-name="TBL_5f_0_5f_14.B1" office:value-type="string">
            <text:p text:style-name="P7">TÉCNICO EM CONTABILIDADE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2062</text:p>
          </table:table-cell>
          <table:table-cell table:style-name="TBL_5f_0_5f_14.B1" office:value-type="string">
            <text:p text:style-name="P7">MARIA APARECIDA SANTOS ROLINO SANTAN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CENTRAL DE NOTIFICACOES E INTIMACOES</text:p>
          </table:table-cell>
          <table:table-cell table:style-name="TBL_5f_0_5f_14.E1" office:value-type="string">
            <text:p text:style-name="P8">3.715,54</text:p>
          </table:table-cell>
          <table:table-cell table:style-name="TBL_5f_0_5f_14.E1" office:value-type="string">
            <text:p text:style-name="P8">195,4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360,59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7.180,56</text:p>
          </table:table-cell>
          <table:table-cell table:style-name="TBL_5f_0_5f_14.E1" office:value-type="string">
            <text:p text:style-name="P8">547,54</text:p>
          </table:table-cell>
          <table:table-cell table:style-name="TBL_5f_0_5f_14.E1" office:value-type="string">
            <text:p text:style-name="P8">121,2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68,82</text:p>
          </table:table-cell>
          <table:table-cell table:style-name="TBL_5f_0_5f_14.E1" office:value-type="string">
            <text:p text:style-name="P8">6.511,74</text:p>
          </table:table-cell>
        </table:table-row>
        <table:table-row table:style-name="TBL_5f_0_5f_14.1">
          <table:table-cell table:style-name="TBL_5f_0_5f_14.A1" office:value-type="string">
            <text:p text:style-name="P7">107</text:p>
          </table:table-cell>
          <table:table-cell table:style-name="TBL_5f_0_5f_14.B1" office:value-type="string">
            <text:p text:style-name="P7">MARIA AUXILIADORA DOS SANTOS</text:p>
          </table:table-cell>
          <table:table-cell table:style-name="TBL_5f_0_5f_14.B1" office:value-type="string">
            <text:p text:style-name="P7">AGENTE DE SERVIÇOS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550</text:p>
          </table:table-cell>
          <table:table-cell table:style-name="TBL_5f_0_5f_14.B1" office:value-type="string">
            <text:p text:style-name="P7">MARIA AUXILIADORA R DE OLIVEIRA</text:p>
          </table:table-cell>
          <table:table-cell table:style-name="TBL_5f_0_5f_14.B1" office:value-type="string">
            <text:p text:style-name="P7">* PROFESSOR 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135</text:p>
          </table:table-cell>
          <table:table-cell table:style-name="TBL_5f_0_5f_14.B1" office:value-type="string">
            <text:p text:style-name="P7">MARIA AUXILIADORA S DE CARVALHO</text:p>
          </table:table-cell>
          <table:table-cell table:style-name="TBL_5f_0_5f_14.B1" office:value-type="string">
            <text:p text:style-name="P7">* PROFESSOR 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2101</text:p>
          </table:table-cell>
          <table:table-cell table:style-name="TBL_5f_0_5f_14.B1" office:value-type="string">
            <text:p text:style-name="P7">MARIA BENILDA BENTO SILV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DIVISAO DE PROJETOS E BANCO DE DADOS</text:p>
          </table:table-cell>
          <table:table-cell table:style-name="TBL_5f_0_5f_14.E1" office:value-type="string">
            <text:p text:style-name="P8">3.715,5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172,92</text:p>
          </table:table-cell>
          <table:table-cell table:style-name="TBL_5f_0_5f_14.E1" office:value-type="string">
            <text:p text:style-name="P8">5.888,46</text:p>
          </table:table-cell>
          <table:table-cell table:style-name="TBL_5f_0_5f_14.E1" office:value-type="string">
            <text:p text:style-name="P8">520,18</text:p>
          </table:table-cell>
          <table:table-cell table:style-name="TBL_5f_0_5f_14.E1" office:value-type="string">
            <text:p text:style-name="P8">124,5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44,68</text:p>
          </table:table-cell>
          <table:table-cell table:style-name="TBL_5f_0_5f_14.E1" office:value-type="string">
            <text:p text:style-name="P8">5.243,78</text:p>
          </table:table-cell>
        </table:table-row>
        <table:table-row table:style-name="TBL_5f_0_5f_14.1">
          <table:table-cell table:style-name="TBL_5f_0_5f_14.A1" office:value-type="string">
            <text:p text:style-name="P7">25</text:p>
          </table:table-cell>
          <table:table-cell table:style-name="TBL_5f_0_5f_14.B1" office:value-type="string">
            <text:p text:style-name="P7">MARIA CONCEICAO DE FIGUEIREDO ROLEMBERG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9ª PROCURADORIA DE JUSTICA (CAMARA CRIMINAL)</text:p>
          </table:table-cell>
          <table:table-cell table:style-name="TBL_5f_0_5f_14.E1" office:value-type="string">
            <text:p text:style-name="P8">35.462,2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.964,71</text:p>
          </table:table-cell>
          <table:table-cell table:style-name="TBL_5f_0_5f_14.E1" office:value-type="string">
            <text:p text:style-name="P8">8.865,56</text:p>
          </table:table-cell>
          <table:table-cell table:style-name="TBL_5f_0_5f_14.E1" office:value-type="string">
            <text:p text:style-name="P8">2.859,13</text:p>
          </table:table-cell>
          <table:table-cell table:style-name="TBL_5f_0_5f_14.E1" office:value-type="string">
            <text:p text:style-name="P8">52.151,62</text:p>
          </table:table-cell>
          <table:table-cell table:style-name="TBL_5f_0_5f_14.E1" office:value-type="string">
            <text:p text:style-name="P8">4.964,71</text:p>
          </table:table-cell>
          <table:table-cell table:style-name="TBL_5f_0_5f_14.E1" office:value-type="string">
            <text:p text:style-name="P8">9.936,30</text:p>
          </table:table-cell>
          <table:table-cell table:style-name="TBL_5f_0_5f_14.E1" office:value-type="string">
            <text:p text:style-name="P8">5.034,46</text:p>
          </table:table-cell>
          <table:table-cell table:style-name="TBL_5f_0_5f_14.E1" office:value-type="string">
            <text:p text:style-name="P8">19.935,47</text:p>
          </table:table-cell>
          <table:table-cell table:style-name="TBL_5f_0_5f_14.E1" office:value-type="string">
            <text:p text:style-name="P8">32.216,15</text:p>
          </table:table-cell>
        </table:table-row>
        <table:table-row table:style-name="TBL_5f_0_5f_14.1">
          <table:table-cell table:style-name="TBL_5f_0_5f_14.A1" office:value-type="string">
            <text:p text:style-name="P7">27</text:p>
          </table:table-cell>
          <table:table-cell table:style-name="TBL_5f_0_5f_14.B1" office:value-type="string">
            <text:p text:style-name="P7">MARIA CRISTINA DA GAMA E SILVA FOZ MENDONCA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3ª PROCURADORIA DE JUSTICA (1ª CAMARA CIVEL)</text:p>
          </table:table-cell>
          <table:table-cell table:style-name="TBL_5f_0_5f_14.E1" office:value-type="string">
            <text:p text:style-name="P8">35.462,22</text:p>
          </table:table-cell>
          <table:table-cell table:style-name="TBL_5f_0_5f_14.E1" office:value-type="string">
            <text:p text:style-name="P8">1.572,9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5.184,93</text:p>
          </table:table-cell>
          <table:table-cell table:style-name="TBL_5f_0_5f_14.E1" office:value-type="string">
            <text:p text:style-name="P8">3.746,35</text:p>
          </table:table-cell>
          <table:table-cell table:style-name="TBL_5f_0_5f_14.E1" office:value-type="string">
            <text:p text:style-name="P8">2.859,13</text:p>
          </table:table-cell>
          <table:table-cell table:style-name="TBL_5f_0_5f_14.E1" office:value-type="string">
            <text:p text:style-name="P8">48.825,61</text:p>
          </table:table-cell>
          <table:table-cell table:style-name="TBL_5f_0_5f_14.E1" office:value-type="string">
            <text:p text:style-name="P8">5.184,93</text:p>
          </table:table-cell>
          <table:table-cell table:style-name="TBL_5f_0_5f_14.E1" office:value-type="string">
            <text:p text:style-name="P8">9.936,30</text:p>
          </table:table-cell>
          <table:table-cell table:style-name="TBL_5f_0_5f_14.E1" office:value-type="string">
            <text:p text:style-name="P8">1.488,23</text:p>
          </table:table-cell>
          <table:table-cell table:style-name="TBL_5f_0_5f_14.E1" office:value-type="string">
            <text:p text:style-name="P8">16.609,46</text:p>
          </table:table-cell>
          <table:table-cell table:style-name="TBL_5f_0_5f_14.E1" office:value-type="string">
            <text:p text:style-name="P8">32.216,15</text:p>
          </table:table-cell>
        </table:table-row>
        <table:table-row table:style-name="TBL_5f_0_5f_14.1">
          <table:table-cell table:style-name="TBL_5f_0_5f_14.A1" office:value-type="string">
            <text:p text:style-name="P7">1150</text:p>
          </table:table-cell>
          <table:table-cell table:style-name="TBL_5f_0_5f_14.B1" office:value-type="string">
            <text:p text:style-name="P7">MARIA DA CONCEICAO PAIXAO SANTOS</text:p>
          </table:table-cell>
          <table:table-cell table:style-name="TBL_5f_0_5f_14.B1" office:value-type="string">
            <text:p text:style-name="P7">AGENTE DE SERVIÇOS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505</text:p>
          </table:table-cell>
          <table:table-cell table:style-name="TBL_5f_0_5f_14.B1" office:value-type="string">
            <text:p text:style-name="P7">MARIA DA CONCEICAO SANTOS</text:p>
          </table:table-cell>
          <table:table-cell table:style-name="TBL_5f_0_5f_14.B1" office:value-type="string">
            <text:p text:style-name="P7">AGENTE DE SERVIÇOS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464</text:p>
          </table:table-cell>
          <table:table-cell table:style-name="TBL_5f_0_5f_14.B1" office:value-type="string">
            <text:p text:style-name="P7">MARIA DE LOURDES COSTA</text:p>
          </table:table-cell>
          <table:table-cell table:style-name="TBL_5f_0_5f_14.B1" office:value-type="string">
            <text:p text:style-name="P7">OFICIAL ADMINISTRATIVO - requisitado</text:p>
          </table:table-cell>
          <table:table-cell table:style-name="TBL_5f_0_5f_14.B1" office:value-type="string">
            <text:p text:style-name="P7">DIVISAO DE MATERIAL/DM/DA/SG</text:p>
          </table:table-cell>
          <table:table-cell table:style-name="TBL_5f_0_5f_14.E1" office:value-type="string">
            <text:p text:style-name="P8">1.838,02</text:p>
          </table:table-cell>
          <table:table-cell table:style-name="TBL_5f_0_5f_14.E1" office:value-type="string">
            <text:p text:style-name="P8">4.915,6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773,7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384,07</text:p>
          </table:table-cell>
          <table:table-cell table:style-name="TBL_5f_0_5f_14.E1" office:value-type="string">
            <text:p text:style-name="P8">9.911,45</text:p>
          </table:table-cell>
          <table:table-cell table:style-name="TBL_5f_0_5f_14.E1" office:value-type="string">
            <text:p text:style-name="P8">773,74</text:p>
          </table:table-cell>
          <table:table-cell table:style-name="TBL_5f_0_5f_14.E1" office:value-type="string">
            <text:p text:style-name="P8">987,89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761,63</text:p>
          </table:table-cell>
          <table:table-cell table:style-name="TBL_5f_0_5f_14.E1" office:value-type="string">
            <text:p text:style-name="P8">8.149,82</text:p>
          </table:table-cell>
        </table:table-row>
        <table:table-row table:style-name="TBL_5f_0_5f_14.1">
          <table:table-cell table:style-name="TBL_5f_0_5f_14.A1" office:value-type="string">
            <text:p text:style-name="P7">67</text:p>
          </table:table-cell>
          <table:table-cell table:style-name="TBL_5f_0_5f_14.B1" office:value-type="string">
            <text:p text:style-name="P7">MARIA DO NASCIMENTO MENEZES</text:p>
          </table:table-cell>
          <table:table-cell table:style-name="TBL_5f_0_5f_14.B1" office:value-type="string">
            <text:p text:style-name="P7">AGENTE ADMINISTRATIVO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581</text:p>
          </table:table-cell>
          <table:table-cell table:style-name="TBL_5f_0_5f_14.B1" office:value-type="string">
            <text:p text:style-name="P7">MARIA DOS ANJOS PEREIRA DOS SANTOS</text:p>
          </table:table-cell>
          <table:table-cell table:style-name="TBL_5f_0_5f_14.B1" office:value-type="string">
            <text:p text:style-name="P7">Chefe do Setor de A. de M. da Ouvidoria</text:p>
          </table:table-cell>
          <table:table-cell table:style-name="TBL_5f_0_5f_14.B1" office:value-type="string">
            <text:p text:style-name="P7">OUVIDORIA DO MP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417,9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859,13</text:p>
          </table:table-cell>
          <table:table-cell table:style-name="TBL_5f_0_5f_14.E1" office:value-type="string">
            <text:p text:style-name="P8">6.277,11</text:p>
          </table:table-cell>
          <table:table-cell table:style-name="TBL_5f_0_5f_14.E1" office:value-type="string">
            <text:p text:style-name="P8">337,45</text:p>
          </table:table-cell>
          <table:table-cell table:style-name="TBL_5f_0_5f_14.E1" office:value-type="string">
            <text:p text:style-name="P8">107,2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44,73</text:p>
          </table:table-cell>
          <table:table-cell table:style-name="TBL_5f_0_5f_14.E1" office:value-type="string">
            <text:p text:style-name="P8">5.832,38</text:p>
          </table:table-cell>
        </table:table-row>
        <table:table-row table:style-name="TBL_5f_0_5f_14.1">
          <table:table-cell table:style-name="TBL_5f_0_5f_14.A1" office:value-type="string">
            <text:p text:style-name="P7">1931</text:p>
          </table:table-cell>
          <table:table-cell table:style-name="TBL_5f_0_5f_14.B1" office:value-type="string">
            <text:p text:style-name="P7">MARIA EDILEIDE REIS DOS SANTOS MOUR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PROMOTORIA DE JUSTICA - ARAUA </text:p>
          </table:table-cell>
          <table:table-cell table:style-name="TBL_5f_0_5f_14.E1" office:value-type="string">
            <text:p text:style-name="P8">2.943,06</text:p>
          </table:table-cell>
          <table:table-cell table:style-name="TBL_5f_0_5f_14.E1" office:value-type="string">
            <text:p text:style-name="P8">232,2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836,29</text:p>
          </table:table-cell>
          <table:table-cell table:style-name="TBL_5f_0_5f_14.E1" office:value-type="string">
            <text:p text:style-name="P8">6.011,55</text:p>
          </table:table-cell>
          <table:table-cell table:style-name="TBL_5f_0_5f_14.E1" office:value-type="string">
            <text:p text:style-name="P8">444,54</text:p>
          </table:table-cell>
          <table:table-cell table:style-name="TBL_5f_0_5f_14.E1" office:value-type="string">
            <text:p text:style-name="P8">19,3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63,89</text:p>
          </table:table-cell>
          <table:table-cell table:style-name="TBL_5f_0_5f_14.E1" office:value-type="string">
            <text:p text:style-name="P8">5.547,66</text:p>
          </table:table-cell>
        </table:table-row>
        <table:table-row table:style-name="TBL_5f_0_5f_14.1">
          <table:table-cell table:style-name="TBL_5f_0_5f_14.A1" office:value-type="string">
            <text:p text:style-name="P7">127</text:p>
          </table:table-cell>
          <table:table-cell table:style-name="TBL_5f_0_5f_14.B1" office:value-type="string">
            <text:p text:style-name="P7">MARIA ESTER LIMA DE AZEVEDO ANDRADE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439</text:p>
          </table:table-cell>
          <table:table-cell table:style-name="TBL_5f_0_5f_14.B1" office:value-type="string">
            <text:p text:style-name="P7">MARIA EUGENIA DA SILVA RIBEIRO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2192</text:p>
          </table:table-cell>
          <table:table-cell table:style-name="TBL_5f_0_5f_14.B1" office:value-type="string">
            <text:p text:style-name="P7">MARIA EUGENIA DEDA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328,07</text:p>
          </table:table-cell>
          <table:table-cell table:style-name="TBL_5f_0_5f_14.E1" office:value-type="string">
            <text:p text:style-name="P8">1.328,0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328,07</text:p>
          </table:table-cell>
        </table:table-row>
        <table:table-row table:style-name="TBL_5f_0_5f_14.1">
          <table:table-cell table:style-name="TBL_5f_0_5f_14.A1" office:value-type="string">
            <text:p text:style-name="P7">1614</text:p>
          </table:table-cell>
          <table:table-cell table:style-name="TBL_5f_0_5f_14.B1" office:value-type="string">
            <text:p text:style-name="P7">MARIA FERNANDA BARBOSA DE SANTANA FERREIRA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2ª PROMOTORIA DE JUSTICA CRIMINAL - SAO CRISTOVAO </text:p>
          </table:table-cell>
          <table:table-cell table:style-name="TBL_5f_0_5f_14.E1" office:value-type="string">
            <text:p text:style-name="P8">6.774,42</text:p>
          </table:table-cell>
          <table:table-cell table:style-name="TBL_5f_0_5f_14.E1" office:value-type="string">
            <text:p text:style-name="P8">1.354,8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146,44</text:p>
          </table:table-cell>
          <table:table-cell table:style-name="TBL_5f_0_5f_14.E1" office:value-type="string">
            <text:p text:style-name="P8">10.275,74</text:p>
          </table:table-cell>
          <table:table-cell table:style-name="TBL_5f_0_5f_14.E1" office:value-type="string">
            <text:p text:style-name="P8">1.138,10</text:p>
          </table:table-cell>
          <table:table-cell table:style-name="TBL_5f_0_5f_14.E1" office:value-type="string">
            <text:p text:style-name="P8">948,9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087,05</text:p>
          </table:table-cell>
          <table:table-cell table:style-name="TBL_5f_0_5f_14.E1" office:value-type="string">
            <text:p text:style-name="P8">8.188,69</text:p>
          </table:table-cell>
        </table:table-row>
        <table:table-row table:style-name="TBL_5f_0_5f_14.1">
          <table:table-cell table:style-name="TBL_5f_0_5f_14.A1" office:value-type="string">
            <text:p text:style-name="P7">1550</text:p>
          </table:table-cell>
          <table:table-cell table:style-name="TBL_5f_0_5f_14.B1" office:value-type="string">
            <text:p text:style-name="P7">MARIA FERNANDA SOUZA CARVALHO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GRUPO DE APOIO OPERACIONAL - SEC. GERAL</text:p>
          </table:table-cell>
          <table:table-cell table:style-name="TBL_5f_0_5f_14.E1" office:value-type="string">
            <text:p text:style-name="P8">7.611,74</text:p>
          </table:table-cell>
          <table:table-cell table:style-name="TBL_5f_0_5f_14.E1" office:value-type="string">
            <text:p text:style-name="P8">800,7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10.321,48</text:p>
          </table:table-cell>
          <table:table-cell table:style-name="TBL_5f_0_5f_14.E1" office:value-type="string">
            <text:p text:style-name="P8">1.177,75</text:p>
          </table:table-cell>
          <table:table-cell table:style-name="TBL_5f_0_5f_14.E1" office:value-type="string">
            <text:p text:style-name="P8">1.068,0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245,81</text:p>
          </table:table-cell>
          <table:table-cell table:style-name="TBL_5f_0_5f_14.E1" office:value-type="string">
            <text:p text:style-name="P8">8.075,67</text:p>
          </table:table-cell>
        </table:table-row>
        <table:table-row table:style-name="TBL_5f_0_5f_14.1">
          <table:table-cell table:style-name="TBL_5f_0_5f_14.A1" office:value-type="string">
            <text:p text:style-name="P7">1871</text:p>
          </table:table-cell>
          <table:table-cell table:style-name="TBL_5f_0_5f_14.B1" office:value-type="string">
            <text:p text:style-name="P7">MARIA GORETE CARDOSO</text:p>
          </table:table-cell>
          <table:table-cell table:style-name="TBL_5f_0_5f_14.B1" office:value-type="string">
            <text:p text:style-name="P7">AGENTE ADMINISTRATIVO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328,07</text:p>
          </table:table-cell>
          <table:table-cell table:style-name="TBL_5f_0_5f_14.E1" office:value-type="string">
            <text:p text:style-name="P8">1.328,0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328,07</text:p>
          </table:table-cell>
        </table:table-row>
        <table:table-row table:style-name="TBL_5f_0_5f_14.1">
          <table:table-cell table:style-name="TBL_5f_0_5f_14.A1" office:value-type="string">
            <text:p text:style-name="P7">1743</text:p>
          </table:table-cell>
          <table:table-cell table:style-name="TBL_5f_0_5f_14.B1" office:value-type="string">
            <text:p text:style-name="P7">MARIA HELENA FERNANDES DE BARROS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201</text:p>
          </table:table-cell>
          <table:table-cell table:style-name="TBL_5f_0_5f_14.B1" office:value-type="string">
            <text:p text:style-name="P7">MARIA HELENA MOREIRA SANCHES LISBOA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PROMOTORIA DE JUSTICA DISTRITAL - SAO CRISTOVAO </text:p>
          </table:table-cell>
          <table:table-cell table:style-name="TBL_5f_0_5f_14.E1" office:value-type="string">
            <text:p text:style-name="P8">33.689,1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.716,48</text:p>
          </table:table-cell>
          <table:table-cell table:style-name="TBL_5f_0_5f_14.E1" office:value-type="string">
            <text:p text:style-name="P8">6.737,82</text:p>
          </table:table-cell>
          <table:table-cell table:style-name="TBL_5f_0_5f_14.E1" office:value-type="string">
            <text:p text:style-name="P8">2.384,07</text:p>
          </table:table-cell>
          <table:table-cell table:style-name="TBL_5f_0_5f_14.E1" office:value-type="string">
            <text:p text:style-name="P8">47.527,48</text:p>
          </table:table-cell>
          <table:table-cell table:style-name="TBL_5f_0_5f_14.E1" office:value-type="string">
            <text:p text:style-name="P8">4.716,48</text:p>
          </table:table-cell>
          <table:table-cell table:style-name="TBL_5f_0_5f_14.E1" office:value-type="string">
            <text:p text:style-name="P8">9.832,03</text:p>
          </table:table-cell>
          <table:table-cell table:style-name="TBL_5f_0_5f_14.E1" office:value-type="string">
            <text:p text:style-name="P8">1.133,61</text:p>
          </table:table-cell>
          <table:table-cell table:style-name="TBL_5f_0_5f_14.E1" office:value-type="string">
            <text:p text:style-name="P8">15.682,12</text:p>
          </table:table-cell>
          <table:table-cell table:style-name="TBL_5f_0_5f_14.E1" office:value-type="string">
            <text:p text:style-name="P8">31.845,36</text:p>
          </table:table-cell>
        </table:table-row>
        <table:table-row table:style-name="TBL_5f_0_5f_14.1">
          <table:table-cell table:style-name="TBL_5f_0_5f_14.A1" office:value-type="string">
            <text:p text:style-name="P7">462</text:p>
          </table:table-cell>
          <table:table-cell table:style-name="TBL_5f_0_5f_14.B1" office:value-type="string">
            <text:p text:style-name="P7">MARIA JOSE DO NASCIMENTO ROCHA</text:p>
          </table:table-cell>
          <table:table-cell table:style-name="TBL_5f_0_5f_14.B1" office:value-type="string">
            <text:p text:style-name="P7">SECRETÁRIA - requisitado</text:p>
          </table:table-cell>
          <table:table-cell table:style-name="TBL_5f_0_5f_14.B1" office:value-type="string">
            <text:p text:style-name="P7">PROMOTORIA DE JUSTICA - CRISTINAPOLI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931,5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056,00</text:p>
          </table:table-cell>
          <table:table-cell table:style-name="TBL_5f_0_5f_14.E1" office:value-type="string">
            <text:p text:style-name="P8">1.987,50</text:p>
          </table:table-cell>
          <table:table-cell table:style-name="TBL_5f_0_5f_14.E1" office:value-type="string">
            <text:p text:style-name="P8">69,8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9,86</text:p>
          </table:table-cell>
          <table:table-cell table:style-name="TBL_5f_0_5f_14.E1" office:value-type="string">
            <text:p text:style-name="P8">1.917,64</text:p>
          </table:table-cell>
        </table:table-row>
        <table:table-row table:style-name="TBL_5f_0_5f_14.1">
          <table:table-cell table:style-name="TBL_5f_0_5f_14.A1" office:value-type="string">
            <text:p text:style-name="P7">1676</text:p>
          </table:table-cell>
          <table:table-cell table:style-name="TBL_5f_0_5f_14.B1" office:value-type="string">
            <text:p text:style-name="P7">MARIA JOSELITA ALMEIDA BARBOSA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93</text:p>
          </table:table-cell>
          <table:table-cell table:style-name="TBL_5f_0_5f_14.B1" office:value-type="string">
            <text:p text:style-name="P7">MARIA LILIAN MENDES CARVALHO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8ª PROMOTORIA DE JUSTICA DOS DIREITOS DO CIDADAO</text:p>
          </table:table-cell>
          <table:table-cell table:style-name="TBL_5f_0_5f_14.E1" office:value-type="string">
            <text:p text:style-name="P8">33.689,1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.716,48</text:p>
          </table:table-cell>
          <table:table-cell table:style-name="TBL_5f_0_5f_14.E1" office:value-type="string">
            <text:p text:style-name="P8">3.368,91</text:p>
          </table:table-cell>
          <table:table-cell table:style-name="TBL_5f_0_5f_14.E1" office:value-type="string">
            <text:p text:style-name="P8">2.384,07</text:p>
          </table:table-cell>
          <table:table-cell table:style-name="TBL_5f_0_5f_14.E1" office:value-type="string">
            <text:p text:style-name="P8">44.158,57</text:p>
          </table:table-cell>
          <table:table-cell table:style-name="TBL_5f_0_5f_14.E1" office:value-type="string">
            <text:p text:style-name="P8">4.716,48</text:p>
          </table:table-cell>
          <table:table-cell table:style-name="TBL_5f_0_5f_14.E1" office:value-type="string">
            <text:p text:style-name="P8">9.321,6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4.038,08</text:p>
          </table:table-cell>
          <table:table-cell table:style-name="TBL_5f_0_5f_14.E1" office:value-type="string">
            <text:p text:style-name="P8">30.120,49</text:p>
          </table:table-cell>
        </table:table-row>
        <table:table-row table:style-name="TBL_5f_0_5f_14.1">
          <table:table-cell table:style-name="TBL_5f_0_5f_14.A1" office:value-type="string">
            <text:p text:style-name="P7">1584</text:p>
          </table:table-cell>
          <table:table-cell table:style-name="TBL_5f_0_5f_14.B1" office:value-type="string">
            <text:p text:style-name="P7">MARIA LUIZA VIEIRA CRUZ 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34</text:p>
          </table:table-cell>
          <table:table-cell table:style-name="TBL_5f_0_5f_14.B1" office:value-type="string">
            <text:p text:style-name="P7">MARIA MACEDO CHAGAS MOURA</text:p>
          </table:table-cell>
          <table:table-cell table:style-name="TBL_5f_0_5f_14.B1" office:value-type="string">
            <text:p text:style-name="P7">AGENTE ADMINISTRATIVO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90</text:p>
          </table:table-cell>
          <table:table-cell table:style-name="TBL_5f_0_5f_14.B1" office:value-type="string">
            <text:p text:style-name="P7">MARIA NAZARE DE ANDRADE FRANCO</text:p>
          </table:table-cell>
          <table:table-cell table:style-name="TBL_5f_0_5f_14.B1" office:value-type="string">
            <text:p text:style-name="P7">* TÉCNICO ESPECIALIST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394</text:p>
          </table:table-cell>
          <table:table-cell table:style-name="TBL_5f_0_5f_14.B1" office:value-type="string">
            <text:p text:style-name="P7">MARIA NEILDE DOS SANTOS</text:p>
          </table:table-cell>
          <table:table-cell table:style-name="TBL_5f_0_5f_14.B1" office:value-type="string">
            <text:p text:style-name="P7">EXEC. DE SERV. BÁSICOS - requisitado</text:p>
          </table:table-cell>
          <table:table-cell table:style-name="TBL_5f_0_5f_14.B1" office:value-type="string">
            <text:p text:style-name="P7">COPA 4º ANDAR/DAA/DA</text:p>
          </table:table-cell>
          <table:table-cell table:style-name="TBL_5f_0_5f_14.E1" office:value-type="string">
            <text:p text:style-name="P8">1.329,71</text:p>
          </table:table-cell>
          <table:table-cell table:style-name="TBL_5f_0_5f_14.E1" office:value-type="string">
            <text:p text:style-name="P8">1.226,93</text:p>
          </table:table-cell>
          <table:table-cell table:style-name="TBL_5f_0_5f_14.E1" office:value-type="string">
            <text:p text:style-name="P8">931,50</text:p>
          </table:table-cell>
          <table:table-cell table:style-name="TBL_5f_0_5f_14.E1" office:value-type="string">
            <text:p text:style-name="P8">1.060,0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86,1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859,13</text:p>
          </table:table-cell>
          <table:table-cell table:style-name="TBL_5f_0_5f_14.E1" office:value-type="string">
            <text:p text:style-name="P8">7.593,49</text:p>
          </table:table-cell>
          <table:table-cell table:style-name="TBL_5f_0_5f_14.E1" office:value-type="string">
            <text:p text:style-name="P8">186,16</text:p>
          </table:table-cell>
          <table:table-cell table:style-name="TBL_5f_0_5f_14.E1" office:value-type="string">
            <text:p text:style-name="P8">168,4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54,58</text:p>
          </table:table-cell>
          <table:table-cell table:style-name="TBL_5f_0_5f_14.E1" office:value-type="string">
            <text:p text:style-name="P8">7.238,91</text:p>
          </table:table-cell>
        </table:table-row>
        <table:table-row table:style-name="TBL_5f_0_5f_14.1">
          <table:table-cell table:style-name="TBL_5f_0_5f_14.A1" office:value-type="string">
            <text:p text:style-name="P7">825</text:p>
          </table:table-cell>
          <table:table-cell table:style-name="TBL_5f_0_5f_14.B1" office:value-type="string">
            <text:p text:style-name="P7">MARIA RITA MACHADO FIGUEIREDO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PROMOTORIA DE JUSTICA ESPECIAL CIVEL E CRIMINAL - ITABAIANA </text:p>
          </table:table-cell>
          <table:table-cell table:style-name="TBL_5f_0_5f_14.E1" office:value-type="string">
            <text:p text:style-name="P8">33.689,1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200,47</text:p>
          </table:table-cell>
          <table:table-cell table:style-name="TBL_5f_0_5f_14.E1" office:value-type="string">
            <text:p text:style-name="P8">2.384,07</text:p>
          </table:table-cell>
          <table:table-cell table:style-name="TBL_5f_0_5f_14.E1" office:value-type="string">
            <text:p text:style-name="P8">39.273,65</text:p>
          </table:table-cell>
          <table:table-cell table:style-name="TBL_5f_0_5f_14.E1" office:value-type="string">
            <text:p text:style-name="P8">4.716,48</text:p>
          </table:table-cell>
          <table:table-cell table:style-name="TBL_5f_0_5f_14.E1" office:value-type="string">
            <text:p text:style-name="P8">7.978,2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2.694,72</text:p>
          </table:table-cell>
          <table:table-cell table:style-name="TBL_5f_0_5f_14.E1" office:value-type="string">
            <text:p text:style-name="P8">26.578,93</text:p>
          </table:table-cell>
        </table:table-row>
        <table:table-row table:style-name="TBL_5f_0_5f_14.1">
          <table:table-cell table:style-name="TBL_5f_0_5f_14.A1" office:value-type="string">
            <text:p text:style-name="P7">1973</text:p>
          </table:table-cell>
          <table:table-cell table:style-name="TBL_5f_0_5f_14.B1" office:value-type="string">
            <text:p text:style-name="P7">MARIA SELMA SIQUEIRA DE CARVALHO </text:p>
          </table:table-cell>
          <table:table-cell table:style-name="TBL_5f_0_5f_14.B1" office:value-type="string">
            <text:p text:style-name="P7">ASSESSOR OPERACIONAL</text:p>
          </table:table-cell>
          <table:table-cell table:style-name="TBL_5f_0_5f_14.B1" office:value-type="string">
            <text:p text:style-name="P7">CENTRO DE APOIO OPERACIONAL DOS DIREITOS A EDUCACAO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092,6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056,00</text:p>
          </table:table-cell>
          <table:table-cell table:style-name="TBL_5f_0_5f_14.E1" office:value-type="string">
            <text:p text:style-name="P8">3.148,61</text:p>
          </table:table-cell>
          <table:table-cell table:style-name="TBL_5f_0_5f_14.E1" office:value-type="string">
            <text:p text:style-name="P8">172,74</text:p>
          </table:table-cell>
          <table:table-cell table:style-name="TBL_5f_0_5f_14.E1" office:value-type="string">
            <text:p text:style-name="P8">1,19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73,93</text:p>
          </table:table-cell>
          <table:table-cell table:style-name="TBL_5f_0_5f_14.E1" office:value-type="string">
            <text:p text:style-name="P8">2.974,68</text:p>
          </table:table-cell>
        </table:table-row>
        <table:table-row table:style-name="TBL_5f_0_5f_14.1">
          <table:table-cell table:style-name="TBL_5f_0_5f_14.A1" office:value-type="string">
            <text:p text:style-name="P7">332</text:p>
          </table:table-cell>
          <table:table-cell table:style-name="TBL_5f_0_5f_14.B1" office:value-type="string">
            <text:p text:style-name="P7">MARIA SUZANA AMADO REIS ANDRADE</text:p>
          </table:table-cell>
          <table:table-cell table:style-name="TBL_5f_0_5f_14.B1" office:value-type="string">
            <text:p text:style-name="P7">SECRETÁRIA - requisitado</text:p>
          </table:table-cell>
          <table:table-cell table:style-name="TBL_5f_0_5f_14.B1" office:value-type="string">
            <text:p text:style-name="P7">1ª PROMOTORIA DE JUSTICA - TOBIAS BARRETO 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931,5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384,07</text:p>
          </table:table-cell>
          <table:table-cell table:style-name="TBL_5f_0_5f_14.E1" office:value-type="string">
            <text:p text:style-name="P8">3.315,57</text:p>
          </table:table-cell>
          <table:table-cell table:style-name="TBL_5f_0_5f_14.E1" office:value-type="string">
            <text:p text:style-name="P8">68,1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8,15</text:p>
          </table:table-cell>
          <table:table-cell table:style-name="TBL_5f_0_5f_14.E1" office:value-type="string">
            <text:p text:style-name="P8">3.247,42</text:p>
          </table:table-cell>
        </table:table-row>
        <table:table-row table:style-name="TBL_5f_0_5f_14.1">
          <table:table-cell table:style-name="TBL_5f_0_5f_14.A1" office:value-type="string">
            <text:p text:style-name="P7">1962</text:p>
          </table:table-cell>
          <table:table-cell table:style-name="TBL_5f_0_5f_14.B1" office:value-type="string">
            <text:p text:style-name="P7">MARIA TEREZA DE ARAGAO ANDRADE </text:p>
          </table:table-cell>
          <table:table-cell table:style-name="TBL_5f_0_5f_14.B1" office:value-type="string">
            <text:p text:style-name="P7">AGENTE ADMINISTRATIVO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328,07</text:p>
          </table:table-cell>
          <table:table-cell table:style-name="TBL_5f_0_5f_14.E1" office:value-type="string">
            <text:p text:style-name="P8">1.328,0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328,07</text:p>
          </table:table-cell>
        </table:table-row>
        <table:table-row table:style-name="TBL_5f_0_5f_14.1">
          <table:table-cell table:style-name="TBL_5f_0_5f_14.A1" office:value-type="string">
            <text:p text:style-name="P7">1985</text:p>
          </table:table-cell>
          <table:table-cell table:style-name="TBL_5f_0_5f_14.B1" office:value-type="string">
            <text:p text:style-name="P7">MARIANA MELO GOIS LEBRE HARDMAN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CENTRO DE APOIO OPERACIONAL DA INFANCIA E DA ADOLESCENCIA </text:p>
          </table:table-cell>
          <table:table-cell table:style-name="TBL_5f_0_5f_14.E1" office:value-type="string">
            <text:p text:style-name="P8">7.180,89</text:p>
          </table:table-cell>
          <table:table-cell table:style-name="TBL_5f_0_5f_14.E1" office:value-type="string">
            <text:p text:style-name="P8">566,5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383,7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12.040,19</text:p>
          </table:table-cell>
          <table:table-cell table:style-name="TBL_5f_0_5f_14.E1" office:value-type="string">
            <text:p text:style-name="P8">1.084,64</text:p>
          </table:table-cell>
          <table:table-cell table:style-name="TBL_5f_0_5f_14.E1" office:value-type="string">
            <text:p text:style-name="P8">962,9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047,56</text:p>
          </table:table-cell>
          <table:table-cell table:style-name="TBL_5f_0_5f_14.E1" office:value-type="string">
            <text:p text:style-name="P8">9.992,63</text:p>
          </table:table-cell>
        </table:table-row>
        <table:table-row table:style-name="TBL_5f_0_5f_14.1">
          <table:table-cell table:style-name="TBL_5f_0_5f_14.A1" office:value-type="string">
            <text:p text:style-name="P7">1246</text:p>
          </table:table-cell>
          <table:table-cell table:style-name="TBL_5f_0_5f_14.B1" office:value-type="string">
            <text:p text:style-name="P7">MARIANA MELO SOUTO SANTOS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2ª PROMOTORIA DE JUSTICA - ESTANCIA</text:p>
          </table:table-cell>
          <table:table-cell table:style-name="TBL_5f_0_5f_14.E1" office:value-type="string">
            <text:p text:style-name="P8">9.065,70</text:p>
          </table:table-cell>
          <table:table-cell table:style-name="TBL_5f_0_5f_14.E1" office:value-type="string">
            <text:p text:style-name="P8">2.266,43</text:p>
          </table:table-cell>
          <table:table-cell table:style-name="TBL_5f_0_5f_14.E1" office:value-type="string">
            <text:p text:style-name="P8">1.255,5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517,20</text:p>
          </table:table-cell>
          <table:table-cell table:style-name="TBL_5f_0_5f_14.E1" office:value-type="string">
            <text:p text:style-name="P8">15.104,90</text:p>
          </table:table-cell>
          <table:table-cell table:style-name="TBL_5f_0_5f_14.E1" office:value-type="string">
            <text:p text:style-name="P8">1.586,50</text:p>
          </table:table-cell>
          <table:table-cell table:style-name="TBL_5f_0_5f_14.E1" office:value-type="string">
            <text:p text:style-name="P8">2.155,9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742,47</text:p>
          </table:table-cell>
          <table:table-cell table:style-name="TBL_5f_0_5f_14.E1" office:value-type="string">
            <text:p text:style-name="P8">11.362,43</text:p>
          </table:table-cell>
        </table:table-row>
        <table:table-row table:style-name="TBL_5f_0_5f_14.1">
          <table:table-cell table:style-name="TBL_5f_0_5f_14.A1" office:value-type="string">
            <text:p text:style-name="P7">1186</text:p>
          </table:table-cell>
          <table:table-cell table:style-name="TBL_5f_0_5f_14.B1" office:value-type="string">
            <text:p text:style-name="P7">MARIANA MOURA ROCHA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11ª PROMOTORIA DE JUSTIÇA DOS DIREITOS DO CIDADÃO </text:p>
          </table:table-cell>
          <table:table-cell table:style-name="TBL_5f_0_5f_14.E1" office:value-type="string">
            <text:p text:style-name="P8">9.065,70</text:p>
          </table:table-cell>
          <table:table-cell table:style-name="TBL_5f_0_5f_14.E1" office:value-type="string">
            <text:p text:style-name="P8">1.359,8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12.334,55</text:p>
          </table:table-cell>
          <table:table-cell table:style-name="TBL_5f_0_5f_14.E1" office:value-type="string">
            <text:p text:style-name="P8">1.459,58</text:p>
          </table:table-cell>
          <table:table-cell table:style-name="TBL_5f_0_5f_14.E1" office:value-type="string">
            <text:p text:style-name="P8">1.483,8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943,42</text:p>
          </table:table-cell>
          <table:table-cell table:style-name="TBL_5f_0_5f_14.E1" office:value-type="string">
            <text:p text:style-name="P8">9.391,13</text:p>
          </table:table-cell>
        </table:table-row>
        <table:table-row table:style-name="TBL_5f_0_5f_14.1">
          <table:table-cell table:style-name="TBL_5f_0_5f_14.A1" office:value-type="string">
            <text:p text:style-name="P7">1662</text:p>
          </table:table-cell>
          <table:table-cell table:style-name="TBL_5f_0_5f_14.B1" office:value-type="string">
            <text:p text:style-name="P7">MARIANA OLIVEIRA LIM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2ª PROMOTORIA DE JUSTICA DISTRITAL - NOSSA SENHORA DO SOCORRO</text:p>
          </table:table-cell>
          <table:table-cell table:style-name="TBL_5f_0_5f_14.E1" office:value-type="string">
            <text:p text:style-name="P8">3.119,64</text:p>
          </table:table-cell>
          <table:table-cell table:style-name="TBL_5f_0_5f_14.E1" office:value-type="string">
            <text:p text:style-name="P8">328,1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146,44</text:p>
          </table:table-cell>
          <table:table-cell table:style-name="TBL_5f_0_5f_14.E1" office:value-type="string">
            <text:p text:style-name="P8">5.594,26</text:p>
          </table:table-cell>
          <table:table-cell table:style-name="TBL_5f_0_5f_14.E1" office:value-type="string">
            <text:p text:style-name="P8">482,69</text:p>
          </table:table-cell>
          <table:table-cell table:style-name="TBL_5f_0_5f_14.E1" office:value-type="string">
            <text:p text:style-name="P8">89,9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572,66</text:p>
          </table:table-cell>
          <table:table-cell table:style-name="TBL_5f_0_5f_14.E1" office:value-type="string">
            <text:p text:style-name="P8">5.021,60</text:p>
          </table:table-cell>
        </table:table-row>
        <table:table-row table:style-name="TBL_5f_0_5f_14.1">
          <table:table-cell table:style-name="TBL_5f_0_5f_14.A1" office:value-type="string">
            <text:p text:style-name="P7">1228</text:p>
          </table:table-cell>
          <table:table-cell table:style-name="TBL_5f_0_5f_14.B1" office:value-type="string">
            <text:p text:style-name="P7">MARIANA SMITH DANTAS SOBRAL OLIVEIRA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8ª PROCURADORIA DE JUSTICA (2ª CAMARA CIVEL)</text:p>
          </table:table-cell>
          <table:table-cell table:style-name="TBL_5f_0_5f_14.E1" office:value-type="string">
            <text:p text:style-name="P8">9.609,64</text:p>
          </table:table-cell>
          <table:table-cell table:style-name="TBL_5f_0_5f_14.E1" office:value-type="string">
            <text:p text:style-name="P8">1.441,45</text:p>
          </table:table-cell>
          <table:table-cell table:style-name="TBL_5f_0_5f_14.E1" office:value-type="string">
            <text:p text:style-name="P8">10.673,6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23.633,68</text:p>
          </table:table-cell>
          <table:table-cell table:style-name="TBL_5f_0_5f_14.E1" office:value-type="string">
            <text:p text:style-name="P8">1.547,15</text:p>
          </table:table-cell>
          <table:table-cell table:style-name="TBL_5f_0_5f_14.E1" office:value-type="string">
            <text:p text:style-name="P8">4.627,3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.174,48</text:p>
          </table:table-cell>
          <table:table-cell table:style-name="TBL_5f_0_5f_14.E1" office:value-type="string">
            <text:p text:style-name="P8">17.459,20</text:p>
          </table:table-cell>
        </table:table-row>
        <table:table-row table:style-name="TBL_5f_0_5f_14.1">
          <table:table-cell table:style-name="TBL_5f_0_5f_14.A1" office:value-type="string">
            <text:p text:style-name="P7">1977</text:p>
          </table:table-cell>
          <table:table-cell table:style-name="TBL_5f_0_5f_14.B1" office:value-type="string">
            <text:p text:style-name="P7">MARIANA TEIXEIRA CARDOSO DOS SANTOS </text:p>
          </table:table-cell>
          <table:table-cell table:style-name="TBL_5f_0_5f_14.B1" office:value-type="string">
            <text:p text:style-name="P7">ASSESSOR OPERACIONAL</text:p>
          </table:table-cell>
          <table:table-cell table:style-name="TBL_5f_0_5f_14.B1" office:value-type="string">
            <text:p text:style-name="P7">GRUPO DE APOIO OPERACIONAL - SEC. GERAL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092,6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4.001,60</text:p>
          </table:table-cell>
          <table:table-cell table:style-name="TBL_5f_0_5f_14.E1" office:value-type="string">
            <text:p text:style-name="P8">172,74</text:p>
          </table:table-cell>
          <table:table-cell table:style-name="TBL_5f_0_5f_14.E1" office:value-type="string">
            <text:p text:style-name="P8">1,19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73,93</text:p>
          </table:table-cell>
          <table:table-cell table:style-name="TBL_5f_0_5f_14.E1" office:value-type="string">
            <text:p text:style-name="P8">3.827,67</text:p>
          </table:table-cell>
        </table:table-row>
        <table:table-row table:style-name="TBL_5f_0_5f_14.1">
          <table:table-cell table:style-name="TBL_5f_0_5f_14.A1" office:value-type="string">
            <text:p text:style-name="P7">2056</text:p>
          </table:table-cell>
          <table:table-cell table:style-name="TBL_5f_0_5f_14.B1" office:value-type="string">
            <text:p text:style-name="P7">MARIANNE MATOS SOUZ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PROMOTORIA DE JUSTICA - CAPELA</text:p>
          </table:table-cell>
          <table:table-cell table:style-name="TBL_5f_0_5f_14.E1" office:value-type="string">
            <text:p text:style-name="P8">3.306,82</text:p>
          </table:table-cell>
          <table:table-cell table:style-name="TBL_5f_0_5f_14.E1" office:value-type="string">
            <text:p text:style-name="P8">173,94</text:p>
          </table:table-cell>
          <table:table-cell table:style-name="TBL_5f_0_5f_14.E1" office:value-type="string">
            <text:p text:style-name="P8">1.138,5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572,36</text:p>
          </table:table-cell>
          <table:table-cell table:style-name="TBL_5f_0_5f_14.E1" office:value-type="string">
            <text:p text:style-name="P8">7.191,62</text:p>
          </table:table-cell>
          <table:table-cell table:style-name="TBL_5f_0_5f_14.E1" office:value-type="string">
            <text:p text:style-name="P8">487,31</text:p>
          </table:table-cell>
          <table:table-cell table:style-name="TBL_5f_0_5f_14.E1" office:value-type="string">
            <text:p text:style-name="P8">293,5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780,87</text:p>
          </table:table-cell>
          <table:table-cell table:style-name="TBL_5f_0_5f_14.E1" office:value-type="string">
            <text:p text:style-name="P8">6.410,75</text:p>
          </table:table-cell>
        </table:table-row>
      </table:table>
      <table:table table:name="TBL_0_15" table:style-name="TBL_5f_0_5f_15">
        <table:table-column table:style-name="TBL_5f_0_5f_15.A"/>
        <table:table-column table:style-name="TBL_5f_0_5f_15.B"/>
        <table:table-column table:style-name="TBL_5f_0_5f_15.C"/>
        <table:table-column table:style-name="TBL_5f_0_5f_15.D"/>
        <table:table-column table:style-name="TBL_5f_0_5f_15.E"/>
        <table:table-column table:style-name="TBL_5f_0_5f_15.F"/>
        <table:table-column table:style-name="TBL_5f_0_5f_15.G"/>
        <table:table-column table:style-name="TBL_5f_0_5f_15.H"/>
        <table:table-column table:style-name="TBL_5f_0_5f_15.I"/>
        <table:table-column table:style-name="TBL_5f_0_5f_15.J"/>
        <table:table-column table:style-name="TBL_5f_0_5f_15.E"/>
        <table:table-column table:style-name="TBL_5f_0_5f_15.L" table:number-columns-repeated="2"/>
        <table:table-column table:style-name="TBL_5f_0_5f_15.J"/>
        <table:table-column table:style-name="TBL_5f_0_5f_15.O"/>
        <table:table-column table:style-name="TBL_5f_0_5f_15.P"/>
        <table:table-column table:style-name="TBL_5f_0_5f_15.Q"/>
        <table:table-column table:style-name="TBL_5f_0_5f_15.R"/>
        <table:table-row table:style-name="TBL_5f_0_5f_15.1">
          <table:table-cell table:style-name="TBL_5f_0_5f_15.A1" office:value-type="string">
            <text:p text:style-name="P7"><text:bookmark text:name="JR_PAGE_ANCHOR_0_16"/>57</text:p>
          </table:table-cell>
          <table:table-cell table:style-name="TBL_5f_0_5f_15.B1" office:value-type="string">
            <text:p text:style-name="P7">MARILEIDE BATISTA DE MELO BARRETO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INATIVOS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803,13</text:p>
          </table:table-cell>
          <table:table-cell table:style-name="TBL_5f_0_5f_15.E1" office:value-type="string">
            <text:p text:style-name="P8">1.803,1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803,13</text:p>
          </table:table-cell>
        </table:table-row>
        <table:table-row table:style-name="TBL_5f_0_5f_15.1">
          <table:table-cell table:style-name="TBL_5f_0_5f_15.A1" office:value-type="string">
            <text:p text:style-name="P7">1659</text:p>
          </table:table-cell>
          <table:table-cell table:style-name="TBL_5f_0_5f_15.B1" office:value-type="string">
            <text:p text:style-name="P7">MARILENE PAES BARRETO DE FIGUEIREDO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INATIVOS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803,13</text:p>
          </table:table-cell>
          <table:table-cell table:style-name="TBL_5f_0_5f_15.E1" office:value-type="string">
            <text:p text:style-name="P8">1.803,1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803,13</text:p>
          </table:table-cell>
        </table:table-row>
        <table:table-row table:style-name="TBL_5f_0_5f_15.1">
          <table:table-cell table:style-name="TBL_5f_0_5f_15.A1" office:value-type="string">
            <text:p text:style-name="P7">1754</text:p>
          </table:table-cell>
          <table:table-cell table:style-name="TBL_5f_0_5f_15.B1" office:value-type="string">
            <text:p text:style-name="P7">MARILIA MELO BEZERRA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OUVIDORIA DO MP</text:p>
          </table:table-cell>
          <table:table-cell table:style-name="TBL_5f_0_5f_15.E1" office:value-type="string">
            <text:p text:style-name="P8">8.552,55</text:p>
          </table:table-cell>
          <table:table-cell table:style-name="TBL_5f_0_5f_15.E1" office:value-type="string">
            <text:p text:style-name="P8">1.710,51</text:p>
          </table:table-cell>
          <table:table-cell table:style-name="TBL_5f_0_5f_15.E1" office:value-type="string">
            <text:p text:style-name="P8">1.830,9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4.002,97</text:p>
          </table:table-cell>
          <table:table-cell table:style-name="TBL_5f_0_5f_15.E1" office:value-type="string">
            <text:p text:style-name="P8">1.436,83</text:p>
          </table:table-cell>
          <table:table-cell table:style-name="TBL_5f_0_5f_15.E1" office:value-type="string">
            <text:p text:style-name="P8">2.061,3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498,19</text:p>
          </table:table-cell>
          <table:table-cell table:style-name="TBL_5f_0_5f_15.E1" office:value-type="string">
            <text:p text:style-name="P8">10.504,78</text:p>
          </table:table-cell>
        </table:table-row>
        <table:table-row table:style-name="TBL_5f_0_5f_15.1">
          <table:table-cell table:style-name="TBL_5f_0_5f_15.A1" office:value-type="string">
            <text:p text:style-name="P7">1200</text:p>
          </table:table-cell>
          <table:table-cell table:style-name="TBL_5f_0_5f_15.B1" office:value-type="string">
            <text:p text:style-name="P7">MARILIA OLIVEIRA DA SILVA MURAD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2ª PROMOTORIA DE JUSTICA - SIMAO DIAS</text:p>
          </table:table-cell>
          <table:table-cell table:style-name="TBL_5f_0_5f_15.E1" office:value-type="string">
            <text:p text:style-name="P8">8.552,55</text:p>
          </table:table-cell>
          <table:table-cell table:style-name="TBL_5f_0_5f_15.E1" office:value-type="string">
            <text:p text:style-name="P8">1.282,8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897,74</text:p>
          </table:table-cell>
          <table:table-cell table:style-name="TBL_5f_0_5f_15.E1" office:value-type="string">
            <text:p text:style-name="P8">12.733,17</text:p>
          </table:table-cell>
          <table:table-cell table:style-name="TBL_5f_0_5f_15.E1" office:value-type="string">
            <text:p text:style-name="P8">1.376,96</text:p>
          </table:table-cell>
          <table:table-cell table:style-name="TBL_5f_0_5f_15.E1" office:value-type="string">
            <text:p text:style-name="P8">1.404,5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781,54</text:p>
          </table:table-cell>
          <table:table-cell table:style-name="TBL_5f_0_5f_15.E1" office:value-type="string">
            <text:p text:style-name="P8">9.951,63</text:p>
          </table:table-cell>
        </table:table-row>
        <table:table-row table:style-name="TBL_5f_0_5f_15.1">
          <table:table-cell table:style-name="TBL_5f_0_5f_15.A1" office:value-type="string">
            <text:p text:style-name="P7">1684</text:p>
          </table:table-cell>
          <table:table-cell table:style-name="TBL_5f_0_5f_15.B1" office:value-type="string">
            <text:p text:style-name="P7">MARIO GUILHERME PEREIRA RAMOS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2ª PROMOTORIA DE JUSTICA - NOSSA SENHORA DAS DORES</text:p>
          </table:table-cell>
          <table:table-cell table:style-name="TBL_5f_0_5f_15.E1" office:value-type="string">
            <text:p text:style-name="P8">2.776,47</text:p>
          </table:table-cell>
          <table:table-cell table:style-name="TBL_5f_0_5f_15.E1" office:value-type="string">
            <text:p text:style-name="P8">292,0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836,29</text:p>
          </table:table-cell>
          <table:table-cell table:style-name="TBL_5f_0_5f_15.E1" office:value-type="string">
            <text:p text:style-name="P8">5.904,85</text:p>
          </table:table-cell>
          <table:table-cell table:style-name="TBL_5f_0_5f_15.E1" office:value-type="string">
            <text:p text:style-name="P8">429,60</text:p>
          </table:table-cell>
          <table:table-cell table:style-name="TBL_5f_0_5f_15.E1" office:value-type="string">
            <text:p text:style-name="P8">55,1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84,72</text:p>
          </table:table-cell>
          <table:table-cell table:style-name="TBL_5f_0_5f_15.E1" office:value-type="string">
            <text:p text:style-name="P8">5.420,13</text:p>
          </table:table-cell>
        </table:table-row>
        <table:table-row table:style-name="TBL_5f_0_5f_15.1">
          <table:table-cell table:style-name="TBL_5f_0_5f_15.A1" office:value-type="string">
            <text:p text:style-name="P7">1823</text:p>
          </table:table-cell>
          <table:table-cell table:style-name="TBL_5f_0_5f_15.B1" office:value-type="string">
            <text:p text:style-name="P7">MARIO VICTOR LINHARES BARBOSA</text:p>
          </table:table-cell>
          <table:table-cell table:style-name="TBL_5f_0_5f_15.B1" office:value-type="string">
            <text:p text:style-name="P7">ANALISTA DO MP -Informática - G. e A.de P. de Sistemas</text:p>
          </table:table-cell>
          <table:table-cell table:style-name="TBL_5f_0_5f_15.B1" office:value-type="string">
            <text:p text:style-name="P7">DIRETORIA DE TECNOLOGIA DA INFORMACAO</text:p>
          </table:table-cell>
          <table:table-cell table:style-name="TBL_5f_0_5f_15.E1" office:value-type="string">
            <text:p text:style-name="P8">8.552,55</text:p>
          </table:table-cell>
          <table:table-cell table:style-name="TBL_5f_0_5f_15.E1" office:value-type="string">
            <text:p text:style-name="P8">899,7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1.361,27</text:p>
          </table:table-cell>
          <table:table-cell table:style-name="TBL_5f_0_5f_15.E1" office:value-type="string">
            <text:p text:style-name="P8">1.323,32</text:p>
          </table:table-cell>
          <table:table-cell table:style-name="TBL_5f_0_5f_15.E1" office:value-type="string">
            <text:p text:style-name="P8">1.366,1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689,42</text:p>
          </table:table-cell>
          <table:table-cell table:style-name="TBL_5f_0_5f_15.E1" office:value-type="string">
            <text:p text:style-name="P8">8.671,85</text:p>
          </table:table-cell>
        </table:table-row>
        <table:table-row table:style-name="TBL_5f_0_5f_15.1">
          <table:table-cell table:style-name="TBL_5f_0_5f_15.A1" office:value-type="string">
            <text:p text:style-name="P7">2081</text:p>
          </table:table-cell>
          <table:table-cell table:style-name="TBL_5f_0_5f_15.B1" office:value-type="string">
            <text:p text:style-name="P7">MARKUS WANDERS</text:p>
          </table:table-cell>
          <table:table-cell table:style-name="TBL_5f_0_5f_15.B1" office:value-type="string">
            <text:p text:style-name="P7">ANALISTA DO MP -Informática - G. e A.de P. de Infraestrutura</text:p>
          </table:table-cell>
          <table:table-cell table:style-name="TBL_5f_0_5f_15.B1" office:value-type="string">
            <text:p text:style-name="P7">DIRETORIA DE TECNOLOGIA DA INFORMACAO</text:p>
          </table:table-cell>
          <table:table-cell table:style-name="TBL_5f_0_5f_15.E1" office:value-type="string">
            <text:p text:style-name="P8">6.390,96</text:p>
          </table:table-cell>
          <table:table-cell table:style-name="TBL_5f_0_5f_15.E1" office:value-type="string">
            <text:p text:style-name="P8">336,1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45,8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0.781,94</text:p>
          </table:table-cell>
          <table:table-cell table:style-name="TBL_5f_0_5f_15.E1" office:value-type="string">
            <text:p text:style-name="P8">941,80</text:p>
          </table:table-cell>
          <table:table-cell table:style-name="TBL_5f_0_5f_15.E1" office:value-type="string">
            <text:p text:style-name="P8">669,4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611,27</text:p>
          </table:table-cell>
          <table:table-cell table:style-name="TBL_5f_0_5f_15.E1" office:value-type="string">
            <text:p text:style-name="P8">9.170,67</text:p>
          </table:table-cell>
        </table:table-row>
        <table:table-row table:style-name="TBL_5f_0_5f_15.1">
          <table:table-cell table:style-name="TBL_5f_0_5f_15.A1" office:value-type="string">
            <text:p text:style-name="P7">2003</text:p>
          </table:table-cell>
          <table:table-cell table:style-name="TBL_5f_0_5f_15.B1" office:value-type="string">
            <text:p text:style-name="P7">MARLA CAROLINE SANTOS NASCIMENTO</text:p>
          </table:table-cell>
          <table:table-cell table:style-name="TBL_5f_0_5f_15.B1" office:value-type="string">
            <text:p text:style-name="P7">ASSESSOR OPERACIONAL</text:p>
          </table:table-cell>
          <table:table-cell table:style-name="TBL_5f_0_5f_15.B1" office:value-type="string">
            <text:p text:style-name="P7">DIVISAO DE PERICIA TECNICA - GAAE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092,6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4.001,60</text:p>
          </table:table-cell>
          <table:table-cell table:style-name="TBL_5f_0_5f_15.E1" office:value-type="string">
            <text:p text:style-name="P8">172,7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72,74</text:p>
          </table:table-cell>
          <table:table-cell table:style-name="TBL_5f_0_5f_15.E1" office:value-type="string">
            <text:p text:style-name="P8">3.828,86</text:p>
          </table:table-cell>
        </table:table-row>
        <table:table-row table:style-name="TBL_5f_0_5f_15.1">
          <table:table-cell table:style-name="TBL_5f_0_5f_15.A1" office:value-type="string">
            <text:p text:style-name="P7">823</text:p>
          </table:table-cell>
          <table:table-cell table:style-name="TBL_5f_0_5f_15.B1" office:value-type="string">
            <text:p text:style-name="P7">MARTHA RAQUELL DE PAULA E SILVA GOIS GONZAGA</text:p>
          </table:table-cell>
          <table:table-cell table:style-name="TBL_5f_0_5f_15.B1" office:value-type="string">
            <text:p text:style-name="P7">ASSESSOR DO DIRETOR DE RECURSOS HUMANOS</text:p>
          </table:table-cell>
          <table:table-cell table:style-name="TBL_5f_0_5f_15.B1" office:value-type="string">
            <text:p text:style-name="P7">DIVISAO DE PAGAMENTO E CENTRO DE CUSTOS/DRH/SG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499,1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8.408,13</text:p>
          </table:table-cell>
          <table:table-cell table:style-name="TBL_5f_0_5f_15.E1" office:value-type="string">
            <text:p text:style-name="P8">713,08</text:p>
          </table:table-cell>
          <table:table-cell table:style-name="TBL_5f_0_5f_15.E1" office:value-type="string">
            <text:p text:style-name="P8">721,8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434,89</text:p>
          </table:table-cell>
          <table:table-cell table:style-name="TBL_5f_0_5f_15.E1" office:value-type="string">
            <text:p text:style-name="P8">6.973,24</text:p>
          </table:table-cell>
        </table:table-row>
        <table:table-row table:style-name="TBL_5f_0_5f_15.1">
          <table:table-cell table:style-name="TBL_5f_0_5f_15.A1" office:value-type="string">
            <text:p text:style-name="P7">2044</text:p>
          </table:table-cell>
          <table:table-cell table:style-name="TBL_5f_0_5f_15.B1" office:value-type="string">
            <text:p text:style-name="P7">MATHEUS CARDOSO TEIXEIRA</text:p>
          </table:table-cell>
          <table:table-cell table:style-name="TBL_5f_0_5f_15.B1" office:value-type="string">
            <text:p text:style-name="P7">TÉCNICO DO MP - Manut. Sup. Eq. de Inf. e Software</text:p>
          </table:table-cell>
          <table:table-cell table:style-name="TBL_5f_0_5f_15.B1" office:value-type="string">
            <text:p text:style-name="P7">DIVISAO DE SUPORTE</text:p>
          </table:table-cell>
          <table:table-cell table:style-name="TBL_5f_0_5f_15.E1" office:value-type="string">
            <text:p text:style-name="P8">2.619,31</text:p>
          </table:table-cell>
          <table:table-cell table:style-name="TBL_5f_0_5f_15.E1" office:value-type="string">
            <text:p text:style-name="P8">137,7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4.666,08</text:p>
          </table:table-cell>
          <table:table-cell table:style-name="TBL_5f_0_5f_15.E1" office:value-type="string">
            <text:p text:style-name="P8">385,99</text:p>
          </table:table-cell>
          <table:table-cell table:style-name="TBL_5f_0_5f_15.E1" office:value-type="string">
            <text:p text:style-name="P8">35,0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21,02</text:p>
          </table:table-cell>
          <table:table-cell table:style-name="TBL_5f_0_5f_15.E1" office:value-type="string">
            <text:p text:style-name="P8">4.245,06</text:p>
          </table:table-cell>
        </table:table-row>
        <table:table-row table:style-name="TBL_5f_0_5f_15.1">
          <table:table-cell table:style-name="TBL_5f_0_5f_15.A1" office:value-type="string">
            <text:p text:style-name="P7">1921</text:p>
          </table:table-cell>
          <table:table-cell table:style-name="TBL_5f_0_5f_15.B1" office:value-type="string">
            <text:p text:style-name="P7">MATHEUS MORAIS DE OLIVEIRA MELO</text:p>
          </table:table-cell>
          <table:table-cell table:style-name="TBL_5f_0_5f_15.B1" office:value-type="string">
            <text:p text:style-name="P7">TÉCNICO JUDICIÁRIO - requisitado</text:p>
          </table:table-cell>
          <table:table-cell table:style-name="TBL_5f_0_5f_15.B1" office:value-type="string">
            <text:p text:style-name="P7">1ª PROCURADORIA DE JUSTICA (1ª CAMARA CIVEL)</text:p>
          </table:table-cell>
          <table:table-cell table:style-name="TBL_5f_0_5f_15.E1" office:value-type="string">
            <text:p text:style-name="P8">3.349,20</text:p>
          </table:table-cell>
          <table:table-cell table:style-name="TBL_5f_0_5f_15.E1" office:value-type="string">
            <text:p text:style-name="P8">1.896,77</text:p>
          </table:table-cell>
          <table:table-cell table:style-name="TBL_5f_0_5f_15.E1" office:value-type="string">
            <text:p text:style-name="P8">10.673,6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7.828,56</text:p>
          </table:table-cell>
          <table:table-cell table:style-name="TBL_5f_0_5f_15.E1" office:value-type="string">
            <text:p text:style-name="P8">562,67</text:p>
          </table:table-cell>
          <table:table-cell table:style-name="TBL_5f_0_5f_15.E1" office:value-type="string">
            <text:p text:style-name="P8">3.353,7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916,46</text:p>
          </table:table-cell>
          <table:table-cell table:style-name="TBL_5f_0_5f_15.E1" office:value-type="string">
            <text:p text:style-name="P8">13.912,10</text:p>
          </table:table-cell>
        </table:table-row>
        <table:table-row table:style-name="TBL_5f_0_5f_15.1">
          <table:table-cell table:style-name="TBL_5f_0_5f_15.A1" office:value-type="string">
            <text:p text:style-name="P7">1682</text:p>
          </table:table-cell>
          <table:table-cell table:style-name="TBL_5f_0_5f_15.B1" office:value-type="string">
            <text:p text:style-name="P7">MATHEUS SILVA MENDONCA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6ª PROMOTORIA DE JUSTICA DISTRITAL - ARACAJU</text:p>
          </table:table-cell>
          <table:table-cell table:style-name="TBL_5f_0_5f_15.E1" office:value-type="string">
            <text:p text:style-name="P8">4.425,27</text:p>
          </table:table-cell>
          <table:table-cell table:style-name="TBL_5f_0_5f_15.E1" office:value-type="string">
            <text:p text:style-name="P8">465,5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99,4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8.099,25</text:p>
          </table:table-cell>
          <table:table-cell table:style-name="TBL_5f_0_5f_15.E1" office:value-type="string">
            <text:p text:style-name="P8">684,71</text:p>
          </table:table-cell>
          <table:table-cell table:style-name="TBL_5f_0_5f_15.E1" office:value-type="string">
            <text:p text:style-name="P8">310,2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994,95</text:p>
          </table:table-cell>
          <table:table-cell table:style-name="TBL_5f_0_5f_15.E1" office:value-type="string">
            <text:p text:style-name="P8">7.104,30</text:p>
          </table:table-cell>
        </table:table-row>
        <table:table-row table:style-name="TBL_5f_0_5f_15.1">
          <table:table-cell table:style-name="TBL_5f_0_5f_15.A1" office:value-type="string">
            <text:p text:style-name="P7">363</text:p>
          </table:table-cell>
          <table:table-cell table:style-name="TBL_5f_0_5f_15.B1" office:value-type="string">
            <text:p text:style-name="P7">MAURA SILVA DE AQUINO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4ª PROMOTORIA DE JUSTIÇA DA CURADORIA DA FAZENDA PUBLICA</text:p>
          </table:table-cell>
          <table:table-cell table:style-name="TBL_5f_0_5f_15.E1" office:value-type="string">
            <text:p text:style-name="P8">33.689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9.114,3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44.976,41</text:p>
          </table:table-cell>
          <table:table-cell table:style-name="TBL_5f_0_5f_15.E1" office:value-type="string">
            <text:p text:style-name="P8">4.716,48</text:p>
          </table:table-cell>
          <table:table-cell table:style-name="TBL_5f_0_5f_15.E1" office:value-type="string">
            <text:p text:style-name="P8">7.098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1.814,59</text:p>
          </table:table-cell>
          <table:table-cell table:style-name="TBL_5f_0_5f_15.E1" office:value-type="string">
            <text:p text:style-name="P8">33.161,82</text:p>
          </table:table-cell>
        </table:table-row>
        <table:table-row table:style-name="TBL_5f_0_5f_15.1">
          <table:table-cell table:style-name="TBL_5f_0_5f_15.A1" office:value-type="string">
            <text:p text:style-name="P7">624</text:p>
          </table:table-cell>
          <table:table-cell table:style-name="TBL_5f_0_5f_15.B1" office:value-type="string">
            <text:p text:style-name="P7">MAURICIO GUSMAO MAGALHAES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2ª PROMOTORIA DE JUSTICA - LAGARTO </text:p>
          </table:table-cell>
          <table:table-cell table:style-name="TBL_5f_0_5f_15.E1" office:value-type="string">
            <text:p text:style-name="P8">33.689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35.862,03</text:p>
          </table:table-cell>
          <table:table-cell table:style-name="TBL_5f_0_5f_15.E1" office:value-type="string">
            <text:p text:style-name="P8">4.716,48</text:p>
          </table:table-cell>
          <table:table-cell table:style-name="TBL_5f_0_5f_15.E1" office:value-type="string">
            <text:p text:style-name="P8">6.993,8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1.710,32</text:p>
          </table:table-cell>
          <table:table-cell table:style-name="TBL_5f_0_5f_15.E1" office:value-type="string">
            <text:p text:style-name="P8">24.151,71</text:p>
          </table:table-cell>
        </table:table-row>
        <table:table-row table:style-name="TBL_5f_0_5f_15.1">
          <table:table-cell table:style-name="TBL_5f_0_5f_15.A1" office:value-type="string">
            <text:p text:style-name="P7">1612</text:p>
          </table:table-cell>
          <table:table-cell table:style-name="TBL_5f_0_5f_15.B1" office:value-type="string">
            <text:p text:style-name="P7">MAX ANIBAL NUNES ALVES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PROMOTORIA DE JUSTICA - POCO REDONDO </text:p>
          </table:table-cell>
          <table:table-cell table:style-name="TBL_5f_0_5f_15.E1" office:value-type="string">
            <text:p text:style-name="P8">7.611,74</text:p>
          </table:table-cell>
          <table:table-cell table:style-name="TBL_5f_0_5f_15.E1" office:value-type="string">
            <text:p text:style-name="P8">1.141,7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121,43</text:p>
          </table:table-cell>
          <table:table-cell table:style-name="TBL_5f_0_5f_15.E1" office:value-type="string">
            <text:p text:style-name="P8">11.874,93</text:p>
          </table:table-cell>
          <table:table-cell table:style-name="TBL_5f_0_5f_15.E1" office:value-type="string">
            <text:p text:style-name="P8">1.225,49</text:p>
          </table:table-cell>
          <table:table-cell table:style-name="TBL_5f_0_5f_15.E1" office:value-type="string">
            <text:p text:style-name="P8">1.200,8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426,33</text:p>
          </table:table-cell>
          <table:table-cell table:style-name="TBL_5f_0_5f_15.E1" office:value-type="string">
            <text:p text:style-name="P8">9.448,60</text:p>
          </table:table-cell>
        </table:table-row>
        <table:table-row table:style-name="TBL_5f_0_5f_15.1">
          <table:table-cell table:style-name="TBL_5f_0_5f_15.A1" office:value-type="string">
            <text:p text:style-name="P7">1503</text:p>
          </table:table-cell>
          <table:table-cell table:style-name="TBL_5f_0_5f_15.B1" office:value-type="string">
            <text:p text:style-name="P7">MAX DIEGO SIQUEIRA SILVA</text:p>
          </table:table-cell>
          <table:table-cell table:style-name="TBL_5f_0_5f_15.B1" office:value-type="string">
            <text:p text:style-name="P7">TÉCNICO JUDICIÁRIO - requisitado</text:p>
          </table:table-cell>
          <table:table-cell table:style-name="TBL_5f_0_5f_15.B1" office:value-type="string">
            <text:p text:style-name="P7">COORDENADORIA RECURSAL</text:p>
          </table:table-cell>
          <table:table-cell table:style-name="TBL_5f_0_5f_15.E1" office:value-type="string">
            <text:p text:style-name="P8">3.627,87</text:p>
          </table:table-cell>
          <table:table-cell table:style-name="TBL_5f_0_5f_15.E1" office:value-type="string">
            <text:p text:style-name="P8">4.451,27</text:p>
          </table:table-cell>
          <table:table-cell table:style-name="TBL_5f_0_5f_15.E1" office:value-type="string">
            <text:p text:style-name="P8">8.104,1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8.092,26</text:p>
          </table:table-cell>
          <table:table-cell table:style-name="TBL_5f_0_5f_15.E1" office:value-type="string">
            <text:p text:style-name="P8">959,31</text:p>
          </table:table-cell>
          <table:table-cell table:style-name="TBL_5f_0_5f_15.E1" office:value-type="string">
            <text:p text:style-name="P8">3.317,2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276,54</text:p>
          </table:table-cell>
          <table:table-cell table:style-name="TBL_5f_0_5f_15.E1" office:value-type="string">
            <text:p text:style-name="P8">13.815,72</text:p>
          </table:table-cell>
        </table:table-row>
        <table:table-row table:style-name="TBL_5f_0_5f_15.1">
          <table:table-cell table:style-name="TBL_5f_0_5f_15.A1" office:value-type="string">
            <text:p text:style-name="P7">1620</text:p>
          </table:table-cell>
          <table:table-cell table:style-name="TBL_5f_0_5f_15.B1" office:value-type="string">
            <text:p text:style-name="P7">MAX JEAN VIEIRA DE OLIVEIRA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2ª PROMOTORIA DE JUSTICA - LAGARTO </text:p>
          </table:table-cell>
          <table:table-cell table:style-name="TBL_5f_0_5f_15.E1" office:value-type="string">
            <text:p text:style-name="P8">3.119,64</text:p>
          </table:table-cell>
          <table:table-cell table:style-name="TBL_5f_0_5f_15.E1" office:value-type="string">
            <text:p text:style-name="P8">328,1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572,36</text:p>
          </table:table-cell>
          <table:table-cell table:style-name="TBL_5f_0_5f_15.E1" office:value-type="string">
            <text:p text:style-name="P8">6.020,18</text:p>
          </table:table-cell>
          <table:table-cell table:style-name="TBL_5f_0_5f_15.E1" office:value-type="string">
            <text:p text:style-name="P8">482,69</text:p>
          </table:table-cell>
          <table:table-cell table:style-name="TBL_5f_0_5f_15.E1" office:value-type="string">
            <text:p text:style-name="P8">89,9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72,66</text:p>
          </table:table-cell>
          <table:table-cell table:style-name="TBL_5f_0_5f_15.E1" office:value-type="string">
            <text:p text:style-name="P8">5.447,52</text:p>
          </table:table-cell>
        </table:table-row>
        <table:table-row table:style-name="TBL_5f_0_5f_15.1">
          <table:table-cell table:style-name="TBL_5f_0_5f_15.A1" office:value-type="string">
            <text:p text:style-name="P7">1891</text:p>
          </table:table-cell>
          <table:table-cell table:style-name="TBL_5f_0_5f_15.B1" office:value-type="string">
            <text:p text:style-name="P7">MAYARA CARVALHO MELLO FONTES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1ª PROMOTORIA DE JUSTICA CRIMINAL - ESTANCIA</text:p>
          </table:table-cell>
          <table:table-cell table:style-name="TBL_5f_0_5f_15.E1" office:value-type="string">
            <text:p text:style-name="P8">6.774,42</text:p>
          </table:table-cell>
          <table:table-cell table:style-name="TBL_5f_0_5f_15.E1" office:value-type="string">
            <text:p text:style-name="P8">712,6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308,8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517,20</text:p>
          </table:table-cell>
          <table:table-cell table:style-name="TBL_5f_0_5f_15.E1" office:value-type="string">
            <text:p text:style-name="P8">12.313,10</text:p>
          </table:table-cell>
          <table:table-cell table:style-name="TBL_5f_0_5f_15.E1" office:value-type="string">
            <text:p text:style-name="P8">1.048,19</text:p>
          </table:table-cell>
          <table:table-cell table:style-name="TBL_5f_0_5f_15.E1" office:value-type="string">
            <text:p text:style-name="P8">901,3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49,53</text:p>
          </table:table-cell>
          <table:table-cell table:style-name="TBL_5f_0_5f_15.E1" office:value-type="string">
            <text:p text:style-name="P8">10.363,57</text:p>
          </table:table-cell>
        </table:table-row>
        <table:table-row table:style-name="TBL_5f_0_5f_15.1">
          <table:table-cell table:style-name="TBL_5f_0_5f_15.A1" office:value-type="string">
            <text:p text:style-name="P7">2043</text:p>
          </table:table-cell>
          <table:table-cell table:style-name="TBL_5f_0_5f_15.B1" office:value-type="string">
            <text:p text:style-name="P7">MAYLANE LIMA OLIVEIRA FIGUEIREDO</text:p>
          </table:table-cell>
          <table:table-cell table:style-name="TBL_5f_0_5f_15.B1" office:value-type="string">
            <text:p text:style-name="P7">TÉCNICO DO MP - Manut. Sup. Eq. de Inf. e Software</text:p>
          </table:table-cell>
          <table:table-cell table:style-name="TBL_5f_0_5f_15.B1" office:value-type="string">
            <text:p text:style-name="P7">DIVISAO DE SUPORTE</text:p>
          </table:table-cell>
          <table:table-cell table:style-name="TBL_5f_0_5f_15.E1" office:value-type="string">
            <text:p text:style-name="P8">3.306,82</text:p>
          </table:table-cell>
          <table:table-cell table:style-name="TBL_5f_0_5f_15.E1" office:value-type="string">
            <text:p text:style-name="P8">826,71</text:p>
          </table:table-cell>
          <table:table-cell table:style-name="TBL_5f_0_5f_15.E1" office:value-type="string">
            <text:p text:style-name="P8">5.632,5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11.939,04</text:p>
          </table:table-cell>
          <table:table-cell table:style-name="TBL_5f_0_5f_15.E1" office:value-type="string">
            <text:p text:style-name="P8">578,69</text:p>
          </table:table-cell>
          <table:table-cell table:style-name="TBL_5f_0_5f_15.E1" office:value-type="string">
            <text:p text:style-name="P8">1.657,1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235,87</text:p>
          </table:table-cell>
          <table:table-cell table:style-name="TBL_5f_0_5f_15.E1" office:value-type="string">
            <text:p text:style-name="P8">9.703,17</text:p>
          </table:table-cell>
        </table:table-row>
        <table:table-row table:style-name="TBL_5f_0_5f_15.1">
          <table:table-cell table:style-name="TBL_5f_0_5f_15.A1" office:value-type="string">
            <text:p text:style-name="P7">1724</text:p>
          </table:table-cell>
          <table:table-cell table:style-name="TBL_5f_0_5f_15.B1" office:value-type="string">
            <text:p text:style-name="P7">MICHELANGELO CARVALHO NABUCO D AVILA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5ª PROCURADORIA DE JUSTICA (1ª CAMARA CIVEL)</text:p>
          </table:table-cell>
          <table:table-cell table:style-name="TBL_5f_0_5f_15.E1" office:value-type="string">
            <text:p text:style-name="P8">8.552,55</text:p>
          </table:table-cell>
          <table:table-cell table:style-name="TBL_5f_0_5f_15.E1" office:value-type="string">
            <text:p text:style-name="P8">1.710,51</text:p>
          </table:table-cell>
          <table:table-cell table:style-name="TBL_5f_0_5f_15.E1" office:value-type="string">
            <text:p text:style-name="P8">10.673,6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22.845,65</text:p>
          </table:table-cell>
          <table:table-cell table:style-name="TBL_5f_0_5f_15.E1" office:value-type="string">
            <text:p text:style-name="P8">1.436,83</text:p>
          </table:table-cell>
          <table:table-cell table:style-name="TBL_5f_0_5f_15.E1" office:value-type="string">
            <text:p text:style-name="P8">4.388,8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.825,65</text:p>
          </table:table-cell>
          <table:table-cell table:style-name="TBL_5f_0_5f_15.E1" office:value-type="string">
            <text:p text:style-name="P8">17.020,00</text:p>
          </table:table-cell>
        </table:table-row>
        <table:table-row table:style-name="TBL_5f_0_5f_15.1">
          <table:table-cell table:style-name="TBL_5f_0_5f_15.A1" office:value-type="string">
            <text:p text:style-name="P7">1811</text:p>
          </table:table-cell>
          <table:table-cell table:style-name="TBL_5f_0_5f_15.B1" office:value-type="string">
            <text:p text:style-name="P7">MICHELINE SILVEIRA DE FARIAS</text:p>
          </table:table-cell>
          <table:table-cell table:style-name="TBL_5f_0_5f_15.B1" office:value-type="string">
            <text:p text:style-name="P7">ASSESSOR OPERACIONAL</text:p>
          </table:table-cell>
          <table:table-cell table:style-name="TBL_5f_0_5f_15.B1" office:value-type="string">
            <text:p text:style-name="P7">DIVISAO DE MATERIAL/DM/DA/SG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092,6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4.001,60</text:p>
          </table:table-cell>
          <table:table-cell table:style-name="TBL_5f_0_5f_15.E1" office:value-type="string">
            <text:p text:style-name="P8">172,7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72,74</text:p>
          </table:table-cell>
          <table:table-cell table:style-name="TBL_5f_0_5f_15.E1" office:value-type="string">
            <text:p text:style-name="P8">3.828,86</text:p>
          </table:table-cell>
        </table:table-row>
        <table:table-row table:style-name="TBL_5f_0_5f_15.1">
          <table:table-cell table:style-name="TBL_5f_0_5f_15.A1" office:value-type="string">
            <text:p text:style-name="P7">1283</text:p>
          </table:table-cell>
          <table:table-cell table:style-name="TBL_5f_0_5f_15.B1" office:value-type="string">
            <text:p text:style-name="P7">MICHELLI DE OLIVEIRA BARBOSA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ASSESSORIA JURIDICA</text:p>
          </table:table-cell>
          <table:table-cell table:style-name="TBL_5f_0_5f_15.E1" office:value-type="string">
            <text:p text:style-name="P8">9.065,70</text:p>
          </table:table-cell>
          <table:table-cell table:style-name="TBL_5f_0_5f_15.E1" office:value-type="string">
            <text:p text:style-name="P8">1.947,19</text:p>
          </table:table-cell>
          <table:table-cell table:style-name="TBL_5f_0_5f_15.E1" office:value-type="string">
            <text:p text:style-name="P8">1.997,7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4.919,63</text:p>
          </table:table-cell>
          <table:table-cell table:style-name="TBL_5f_0_5f_15.E1" office:value-type="string">
            <text:p text:style-name="P8">1.541,80</text:p>
          </table:table-cell>
          <table:table-cell table:style-name="TBL_5f_0_5f_15.E1" office:value-type="string">
            <text:p text:style-name="P8">2.284,5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826,37</text:p>
          </table:table-cell>
          <table:table-cell table:style-name="TBL_5f_0_5f_15.E1" office:value-type="string">
            <text:p text:style-name="P8">11.093,26</text:p>
          </table:table-cell>
        </table:table-row>
        <table:table-row table:style-name="TBL_5f_0_5f_15.1">
          <table:table-cell table:style-name="TBL_5f_0_5f_15.A1" office:value-type="string">
            <text:p text:style-name="P7">802</text:p>
          </table:table-cell>
          <table:table-cell table:style-name="TBL_5f_0_5f_15.B1" office:value-type="string">
            <text:p text:style-name="P7">MIGUEL ANGELO FONTES DOS SANTOS </text:p>
          </table:table-cell>
          <table:table-cell table:style-name="TBL_5f_0_5f_15.B1" office:value-type="string">
            <text:p text:style-name="P7">COORDENADOR DE PERÍCIA TÉCNICA</text:p>
          </table:table-cell>
          <table:table-cell table:style-name="TBL_5f_0_5f_15.B1" office:value-type="string">
            <text:p text:style-name="P7">DIVISAO DE PERICIA TECNICA - GAAE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499,1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8.408,13</text:p>
          </table:table-cell>
          <table:table-cell table:style-name="TBL_5f_0_5f_15.E1" office:value-type="string">
            <text:p text:style-name="P8">713,08</text:p>
          </table:table-cell>
          <table:table-cell table:style-name="TBL_5f_0_5f_15.E1" office:value-type="string">
            <text:p text:style-name="P8">669,6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382,75</text:p>
          </table:table-cell>
          <table:table-cell table:style-name="TBL_5f_0_5f_15.E1" office:value-type="string">
            <text:p text:style-name="P8">7.025,38</text:p>
          </table:table-cell>
        </table:table-row>
        <table:table-row table:style-name="TBL_5f_0_5f_15.1">
          <table:table-cell table:style-name="TBL_5f_0_5f_15.A1" office:value-type="string">
            <text:p text:style-name="P7">1935</text:p>
          </table:table-cell>
          <table:table-cell table:style-name="TBL_5f_0_5f_15.B1" office:value-type="string">
            <text:p text:style-name="P7">MILENA ROCHA CHAGAS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7ª PROMOTORIA DE JUSTICA DOS DIREITOS DO CIDADAO</text:p>
          </table:table-cell>
          <table:table-cell table:style-name="TBL_5f_0_5f_15.E1" office:value-type="string">
            <text:p text:style-name="P8">3.306,82</text:p>
          </table:table-cell>
          <table:table-cell table:style-name="TBL_5f_0_5f_15.E1" office:value-type="string">
            <text:p text:style-name="P8">260,9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0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5.876,72</text:p>
          </table:table-cell>
          <table:table-cell table:style-name="TBL_5f_0_5f_15.E1" office:value-type="string">
            <text:p text:style-name="P8">499,48</text:p>
          </table:table-cell>
          <table:table-cell table:style-name="TBL_5f_0_5f_15.E1" office:value-type="string">
            <text:p text:style-name="P8">165,4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64,92</text:p>
          </table:table-cell>
          <table:table-cell table:style-name="TBL_5f_0_5f_15.E1" office:value-type="string">
            <text:p text:style-name="P8">5.211,80</text:p>
          </table:table-cell>
        </table:table-row>
        <table:table-row table:style-name="TBL_5f_0_5f_15.1">
          <table:table-cell table:style-name="TBL_5f_0_5f_15.A1" office:value-type="string">
            <text:p text:style-name="P7">1361</text:p>
          </table:table-cell>
          <table:table-cell table:style-name="TBL_5f_0_5f_15.B1" office:value-type="string">
            <text:p text:style-name="P7">MILTON BARRETO FREITAS FILHO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CENTRO DE APOIO OPERACIONAL DOS DIREITOS A SAUDE</text:p>
          </table:table-cell>
          <table:table-cell table:style-name="TBL_5f_0_5f_15.E1" office:value-type="string">
            <text:p text:style-name="P8">5.270,57</text:p>
          </table:table-cell>
          <table:table-cell table:style-name="TBL_5f_0_5f_15.E1" office:value-type="string">
            <text:p text:style-name="P8">790,5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7.970,15</text:p>
          </table:table-cell>
          <table:table-cell table:style-name="TBL_5f_0_5f_15.E1" office:value-type="string">
            <text:p text:style-name="P8">848,56</text:p>
          </table:table-cell>
          <table:table-cell table:style-name="TBL_5f_0_5f_15.E1" office:value-type="string">
            <text:p text:style-name="P8">408,7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57,29</text:p>
          </table:table-cell>
          <table:table-cell table:style-name="TBL_5f_0_5f_15.E1" office:value-type="string">
            <text:p text:style-name="P8">6.712,86</text:p>
          </table:table-cell>
        </table:table-row>
        <table:table-row table:style-name="TBL_5f_0_5f_15.1">
          <table:table-cell table:style-name="TBL_5f_0_5f_15.A1" office:value-type="string">
            <text:p text:style-name="P7">2143</text:p>
          </table:table-cell>
          <table:table-cell table:style-name="TBL_5f_0_5f_15.B1" office:value-type="string">
            <text:p text:style-name="P7">MILTON RABELO BARRETO</text:p>
          </table:table-cell>
          <table:table-cell table:style-name="TBL_5f_0_5f_15.B1" office:value-type="string">
            <text:p text:style-name="P7">COORDENADOR DO CENTRO MÉDICO</text:p>
          </table:table-cell>
          <table:table-cell table:style-name="TBL_5f_0_5f_15.B1" office:value-type="string">
            <text:p text:style-name="P7">CENTRO MEDICO/SG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499,1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99,83</text:p>
          </table:table-cell>
          <table:table-cell table:style-name="TBL_5f_0_5f_15.E1" office:value-type="string">
            <text:p text:style-name="P8">2.859,13</text:p>
          </table:table-cell>
          <table:table-cell table:style-name="TBL_5f_0_5f_15.E1" office:value-type="string">
            <text:p text:style-name="P8">10.658,10</text:p>
          </table:table-cell>
          <table:table-cell table:style-name="TBL_5f_0_5f_15.E1" office:value-type="string">
            <text:p text:style-name="P8">713,08</text:p>
          </table:table-cell>
          <table:table-cell table:style-name="TBL_5f_0_5f_15.E1" office:value-type="string">
            <text:p text:style-name="P8">1.079,2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92,34</text:p>
          </table:table-cell>
          <table:table-cell table:style-name="TBL_5f_0_5f_15.E1" office:value-type="string">
            <text:p text:style-name="P8">8.865,76</text:p>
          </table:table-cell>
        </table:table-row>
        <table:table-row table:style-name="TBL_5f_0_5f_15.1">
          <table:table-cell table:style-name="TBL_5f_0_5f_15.A1" office:value-type="string">
            <text:p text:style-name="P7">1032</text:p>
          </table:table-cell>
          <table:table-cell table:style-name="TBL_5f_0_5f_15.B1" office:value-type="string">
            <text:p text:style-name="P7">MIRELLE MENDONCA OLIVEIRA</text:p>
          </table:table-cell>
          <table:table-cell table:style-name="TBL_5f_0_5f_15.B1" office:value-type="string">
            <text:p text:style-name="P7">CHEFE DO NUCLEO DE CONSIGNAÇOES, CUSTOS E GRATIFICAÇOES</text:p>
          </table:table-cell>
          <table:table-cell table:style-name="TBL_5f_0_5f_15.B1" office:value-type="string">
            <text:p text:style-name="P7">DIVISAO DE PAGAMENTO E CENTRO DE CUSTOS/DRH/SG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308,4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6.217,46</text:p>
          </table:table-cell>
          <table:table-cell table:style-name="TBL_5f_0_5f_15.E1" office:value-type="string">
            <text:p text:style-name="P8">462,12</text:p>
          </table:table-cell>
          <table:table-cell table:style-name="TBL_5f_0_5f_15.E1" office:value-type="string">
            <text:p text:style-name="P8">193,7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55,83</text:p>
          </table:table-cell>
          <table:table-cell table:style-name="TBL_5f_0_5f_15.E1" office:value-type="string">
            <text:p text:style-name="P8">5.561,63</text:p>
          </table:table-cell>
        </table:table-row>
        <table:table-row table:style-name="TBL_5f_0_5f_15.1">
          <table:table-cell table:style-name="TBL_5f_0_5f_15.A1" office:value-type="string">
            <text:p text:style-name="P7">1582</text:p>
          </table:table-cell>
          <table:table-cell table:style-name="TBL_5f_0_5f_15.B1" office:value-type="string">
            <text:p text:style-name="P7">MIRENA OLIVEIRA FERREIRA LINS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CENTRO DE APOIO OPERACIONAL DE SEGURANCA PUBLICA</text:p>
          </table:table-cell>
          <table:table-cell table:style-name="TBL_5f_0_5f_15.E1" office:value-type="string">
            <text:p text:style-name="P8">4.425,27</text:p>
          </table:table-cell>
          <table:table-cell table:style-name="TBL_5f_0_5f_15.E1" office:value-type="string">
            <text:p text:style-name="P8">465,5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7.063,73</text:p>
          </table:table-cell>
          <table:table-cell table:style-name="TBL_5f_0_5f_15.E1" office:value-type="string">
            <text:p text:style-name="P8">684,71</text:p>
          </table:table-cell>
          <table:table-cell table:style-name="TBL_5f_0_5f_15.E1" office:value-type="string">
            <text:p text:style-name="P8">310,2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994,95</text:p>
          </table:table-cell>
          <table:table-cell table:style-name="TBL_5f_0_5f_15.E1" office:value-type="string">
            <text:p text:style-name="P8">6.068,78</text:p>
          </table:table-cell>
        </table:table-row>
        <table:table-row table:style-name="TBL_5f_0_5f_15.1">
          <table:table-cell table:style-name="TBL_5f_0_5f_15.A1" office:value-type="string">
            <text:p text:style-name="P7">2182</text:p>
          </table:table-cell>
          <table:table-cell table:style-name="TBL_5f_0_5f_15.B1" office:value-type="string">
            <text:p text:style-name="P7">MIRIAM TERESA CARDOSO MACHADO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INATIVOS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328,07</text:p>
          </table:table-cell>
          <table:table-cell table:style-name="TBL_5f_0_5f_15.E1" office:value-type="string">
            <text:p text:style-name="P8">1.328,0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328,07</text:p>
          </table:table-cell>
        </table:table-row>
        <table:table-row table:style-name="TBL_5f_0_5f_15.1">
          <table:table-cell table:style-name="TBL_5f_0_5f_15.A1" office:value-type="string">
            <text:p text:style-name="P7">2073</text:p>
          </table:table-cell>
          <table:table-cell table:style-name="TBL_5f_0_5f_15.B1" office:value-type="string">
            <text:p text:style-name="P7">MOACIR NABUCO DAVILA MENESES</text:p>
          </table:table-cell>
          <table:table-cell table:style-name="TBL_5f_0_5f_15.B1" office:value-type="string">
            <text:p text:style-name="P7">TÉCNICO EM CONTABILIDADE</text:p>
          </table:table-cell>
          <table:table-cell table:style-name="TBL_5f_0_5f_15.B1" office:value-type="string">
            <text:p text:style-name="P7">INATIVOS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328,07</text:p>
          </table:table-cell>
          <table:table-cell table:style-name="TBL_5f_0_5f_15.E1" office:value-type="string">
            <text:p text:style-name="P8">1.328,0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328,07</text:p>
          </table:table-cell>
        </table:table-row>
        <table:table-row table:style-name="TBL_5f_0_5f_15.1">
          <table:table-cell table:style-name="TBL_5f_0_5f_15.A1" office:value-type="string">
            <text:p text:style-name="P7">32</text:p>
          </table:table-cell>
          <table:table-cell table:style-name="TBL_5f_0_5f_15.B1" office:value-type="string">
            <text:p text:style-name="P7">MOACYR SOARES DA MOTTA</text:p>
          </table:table-cell>
          <table:table-cell table:style-name="TBL_5f_0_5f_15.B1" office:value-type="string">
            <text:p text:style-name="P7">PROCURADOR DE JUSTIÇA</text:p>
          </table:table-cell>
          <table:table-cell table:style-name="TBL_5f_0_5f_15.B1" office:value-type="string">
            <text:p text:style-name="P7">1ª PROCURADORIA DE JUSTICA (1ª CAMARA CIVEL)</text:p>
          </table:table-cell>
          <table:table-cell table:style-name="TBL_5f_0_5f_15.E1" office:value-type="string">
            <text:p text:style-name="P8">35.462,22</text:p>
          </table:table-cell>
          <table:table-cell table:style-name="TBL_5f_0_5f_15.E1" office:value-type="string">
            <text:p text:style-name="P8">4.718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.501,0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056,00</text:p>
          </table:table-cell>
          <table:table-cell table:style-name="TBL_5f_0_5f_15.E1" office:value-type="string">
            <text:p text:style-name="P8">46.738,21</text:p>
          </table:table-cell>
          <table:table-cell table:style-name="TBL_5f_0_5f_15.E1" office:value-type="string">
            <text:p text:style-name="P8">5.501,06</text:p>
          </table:table-cell>
          <table:table-cell table:style-name="TBL_5f_0_5f_15.E1" office:value-type="string">
            <text:p text:style-name="P8">9.532,64</text:p>
          </table:table-cell>
          <table:table-cell table:style-name="TBL_5f_0_5f_15.E1" office:value-type="string">
            <text:p text:style-name="P8">887,83</text:p>
          </table:table-cell>
          <table:table-cell table:style-name="TBL_5f_0_5f_15.E1" office:value-type="string">
            <text:p text:style-name="P8">15.921,53</text:p>
          </table:table-cell>
          <table:table-cell table:style-name="TBL_5f_0_5f_15.E1" office:value-type="string">
            <text:p text:style-name="P8">30.816,68</text:p>
          </table:table-cell>
        </table:table-row>
        <table:table-row table:style-name="TBL_5f_0_5f_15.1">
          <table:table-cell table:style-name="TBL_5f_0_5f_15.A1" office:value-type="string">
            <text:p text:style-name="P7">2136</text:p>
          </table:table-cell>
          <table:table-cell table:style-name="TBL_5f_0_5f_15.B1" office:value-type="string">
            <text:p text:style-name="P7">MOANA JAMILLE SANTOS DE JESUS</text:p>
          </table:table-cell>
          <table:table-cell table:style-name="TBL_5f_0_5f_15.B1" office:value-type="string">
            <text:p text:style-name="P7">SOLDADO - requistado</text:p>
          </table:table-cell>
          <table:table-cell table:style-name="TBL_5f_0_5f_15.B1" office:value-type="string">
            <text:p text:style-name="P7">GABINETE DE SEGURANCA INSTITUCIONAL - GSI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  <table:table-cell table:style-name="TBL_5f_0_5f_15.E1" office:value-type="string">
            <text:p text:style-name="P8">1.138,5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4.274,4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4,6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4,61</text:p>
          </table:table-cell>
          <table:table-cell table:style-name="TBL_5f_0_5f_15.E1" office:value-type="string">
            <text:p text:style-name="P8">4.239,81</text:p>
          </table:table-cell>
        </table:table-row>
        <table:table-row table:style-name="TBL_5f_0_5f_15.1">
          <table:table-cell table:style-name="TBL_5f_0_5f_15.A1" office:value-type="string">
            <text:p text:style-name="P7">872</text:p>
          </table:table-cell>
          <table:table-cell table:style-name="TBL_5f_0_5f_15.B1" office:value-type="string">
            <text:p text:style-name="P7">MONICA ANTUNES ROCHA RIGO DA SILVA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2ª PROMOTORIA DE JUSTICA - NOSSA SENHORA DA GLORIA</text:p>
          </table:table-cell>
          <table:table-cell table:style-name="TBL_5f_0_5f_15.E1" office:value-type="string">
            <text:p text:style-name="P8">32.004,6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34.177,57</text:p>
          </table:table-cell>
          <table:table-cell table:style-name="TBL_5f_0_5f_15.E1" office:value-type="string">
            <text:p text:style-name="P8">4.480,65</text:p>
          </table:table-cell>
          <table:table-cell table:style-name="TBL_5f_0_5f_15.E1" office:value-type="string">
            <text:p text:style-name="P8">6.647,6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1.128,25</text:p>
          </table:table-cell>
          <table:table-cell table:style-name="TBL_5f_0_5f_15.E1" office:value-type="string">
            <text:p text:style-name="P8">23.049,32</text:p>
          </table:table-cell>
        </table:table-row>
        <table:table-row table:style-name="TBL_5f_0_5f_15.1">
          <table:table-cell table:style-name="TBL_5f_0_5f_15.A1" office:value-type="string">
            <text:p text:style-name="P7">658</text:p>
          </table:table-cell>
          <table:table-cell table:style-name="TBL_5f_0_5f_15.B1" office:value-type="string">
            <text:p text:style-name="P7">MONICA MARIA HARDMAN DANTAS BERNARDES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4ª PROMOTORIA DE JUSTICA DO TRIBUNAL DO JURI - ARACAJU </text:p>
          </table:table-cell>
          <table:table-cell table:style-name="TBL_5f_0_5f_15.E1" office:value-type="string">
            <text:p text:style-name="P8">33.689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35.862,03</text:p>
          </table:table-cell>
          <table:table-cell table:style-name="TBL_5f_0_5f_15.E1" office:value-type="string">
            <text:p text:style-name="P8">4.716,48</text:p>
          </table:table-cell>
          <table:table-cell table:style-name="TBL_5f_0_5f_15.E1" office:value-type="string">
            <text:p text:style-name="P8">7.045,9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1.762,46</text:p>
          </table:table-cell>
          <table:table-cell table:style-name="TBL_5f_0_5f_15.E1" office:value-type="string">
            <text:p text:style-name="P8">24.099,57</text:p>
          </table:table-cell>
        </table:table-row>
        <table:table-row table:style-name="TBL_5f_0_5f_15.1">
          <table:table-cell table:style-name="TBL_5f_0_5f_15.A1" office:value-type="string">
            <text:p text:style-name="P7">1311</text:p>
          </table:table-cell>
          <table:table-cell table:style-name="TBL_5f_0_5f_15.B1" office:value-type="string">
            <text:p text:style-name="P7">MONICA OLIVEIRA NUNES DORIA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PROMOTORIA DE JUSTICA ESPECIAL CIVEL E CRIMINAL - ITABAIANA </text:p>
          </table:table-cell>
          <table:table-cell table:style-name="TBL_5f_0_5f_15.E1" office:value-type="string">
            <text:p text:style-name="P8">10.186,22</text:p>
          </table:table-cell>
          <table:table-cell table:style-name="TBL_5f_0_5f_15.E1" office:value-type="string">
            <text:p text:style-name="P8">1.527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517,20</text:p>
          </table:table-cell>
          <table:table-cell table:style-name="TBL_5f_0_5f_15.E1" office:value-type="string">
            <text:p text:style-name="P8">14.231,35</text:p>
          </table:table-cell>
          <table:table-cell table:style-name="TBL_5f_0_5f_15.E1" office:value-type="string">
            <text:p text:style-name="P8">1.639,98</text:p>
          </table:table-cell>
          <table:table-cell table:style-name="TBL_5f_0_5f_15.E1" office:value-type="string">
            <text:p text:style-name="P8">1.848,9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488,88</text:p>
          </table:table-cell>
          <table:table-cell table:style-name="TBL_5f_0_5f_15.E1" office:value-type="string">
            <text:p text:style-name="P8">10.742,47</text:p>
          </table:table-cell>
        </table:table-row>
        <table:table-row table:style-name="TBL_5f_0_5f_15.1">
          <table:table-cell table:style-name="TBL_5f_0_5f_15.A1" office:value-type="string">
            <text:p text:style-name="P7">1718</text:p>
          </table:table-cell>
          <table:table-cell table:style-name="TBL_5f_0_5f_15.B1" office:value-type="string">
            <text:p text:style-name="P7">MORGANA BOTO MENEZES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ASSESSORIA JURIDICA</text:p>
          </table:table-cell>
          <table:table-cell table:style-name="TBL_5f_0_5f_15.E1" office:value-type="string">
            <text:p text:style-name="P8">4.174,78</text:p>
          </table:table-cell>
          <table:table-cell table:style-name="TBL_5f_0_5f_15.E1" office:value-type="string">
            <text:p text:style-name="P8">834,96</text:p>
          </table:table-cell>
          <table:table-cell table:style-name="TBL_5f_0_5f_15.E1" office:value-type="string">
            <text:p text:style-name="P8">10.673,60</text:p>
          </table:table-cell>
          <table:table-cell table:style-name="TBL_5f_0_5f_15.E1" office:value-type="string">
            <text:p text:style-name="P8">4.909,7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22.766,02</text:p>
          </table:table-cell>
          <table:table-cell table:style-name="TBL_5f_0_5f_15.E1" office:value-type="string">
            <text:p text:style-name="P8">701,36</text:p>
          </table:table-cell>
          <table:table-cell table:style-name="TBL_5f_0_5f_15.E1" office:value-type="string">
            <text:p text:style-name="P8">3.198,5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899,91</text:p>
          </table:table-cell>
          <table:table-cell table:style-name="TBL_5f_0_5f_15.E1" office:value-type="string">
            <text:p text:style-name="P8">18.866,11</text:p>
          </table:table-cell>
        </table:table-row>
        <table:table-row table:style-name="TBL_5f_0_5f_15.1">
          <table:table-cell table:style-name="TBL_5f_0_5f_15.A1" office:value-type="string">
            <text:p text:style-name="P7">1960</text:p>
          </table:table-cell>
          <table:table-cell table:style-name="TBL_5f_0_5f_15.B1" office:value-type="string">
            <text:p text:style-name="P7">MURIEL GUIMARAES LIMA</text:p>
          </table:table-cell>
          <table:table-cell table:style-name="TBL_5f_0_5f_15.B1" office:value-type="string">
            <text:p text:style-name="P7">TÉCNICO DO MP - Manut. Sup. Eq. de Inf. e Software</text:p>
          </table:table-cell>
          <table:table-cell table:style-name="TBL_5f_0_5f_15.B1" office:value-type="string">
            <text:p text:style-name="P7">DIRETORIA DE TECNOLOGIA DA INFORMACAO</text:p>
          </table:table-cell>
          <table:table-cell table:style-name="TBL_5f_0_5f_15.E1" office:value-type="string">
            <text:p text:style-name="P8">3.306,82</text:p>
          </table:table-cell>
          <table:table-cell table:style-name="TBL_5f_0_5f_15.E1" office:value-type="string">
            <text:p text:style-name="P8">260,9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5.476,72</text:p>
          </table:table-cell>
          <table:table-cell table:style-name="TBL_5f_0_5f_15.E1" office:value-type="string">
            <text:p text:style-name="P8">499,48</text:p>
          </table:table-cell>
          <table:table-cell table:style-name="TBL_5f_0_5f_15.E1" office:value-type="string">
            <text:p text:style-name="P8">105,4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04,92</text:p>
          </table:table-cell>
          <table:table-cell table:style-name="TBL_5f_0_5f_15.E1" office:value-type="string">
            <text:p text:style-name="P8">4.871,80</text:p>
          </table:table-cell>
        </table:table-row>
        <table:table-row table:style-name="TBL_5f_0_5f_15.1">
          <table:table-cell table:style-name="TBL_5f_0_5f_15.A1" office:value-type="string">
            <text:p text:style-name="P7">2162</text:p>
          </table:table-cell>
          <table:table-cell table:style-name="TBL_5f_0_5f_15.B1" office:value-type="string">
            <text:p text:style-name="P7">MURILO ALVES DOS SANTOS FILHO</text:p>
          </table:table-cell>
          <table:table-cell table:style-name="TBL_5f_0_5f_15.B1" office:value-type="string">
            <text:p text:style-name="P7">3º SARGENTO - requisitado - BESP</text:p>
          </table:table-cell>
          <table:table-cell table:style-name="TBL_5f_0_5f_15.B1" office:value-type="string">
            <text:p text:style-name="P7">COORDENADORIA MILITAR/GABINETE DE SEGURANÇA INSTITUCIONAL-GSI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</table:table-row>
        <table:table-row table:style-name="TBL_5f_0_5f_15.1">
          <table:table-cell table:style-name="TBL_5f_0_5f_15.A1" office:value-type="string">
            <text:p text:style-name="P7">2019</text:p>
          </table:table-cell>
          <table:table-cell table:style-name="TBL_5f_0_5f_15.B1" office:value-type="string">
            <text:p text:style-name="P7">MURILO DA CRUZ LIMA</text:p>
          </table:table-cell>
          <table:table-cell table:style-name="TBL_5f_0_5f_15.B1" office:value-type="string">
            <text:p text:style-name="P7">2º SARGENTO - requisitado-BESP</text:p>
          </table:table-cell>
          <table:table-cell table:style-name="TBL_5f_0_5f_15.B1" office:value-type="string">
            <text:p text:style-name="P7">COORDENADORIA MILITAR/GABINETE DE SEGURANÇA INSTITUCIONAL-GSI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</table:table-row>
        <table:table-row table:style-name="TBL_5f_0_5f_15.1">
          <table:table-cell table:style-name="TBL_5f_0_5f_15.A1" office:value-type="string">
            <text:p text:style-name="P7">1883</text:p>
          </table:table-cell>
          <table:table-cell table:style-name="TBL_5f_0_5f_15.B1" office:value-type="string">
            <text:p text:style-name="P7">MYRELLE MARTINS MOTA SANTIAGO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GRUPO DE APOIO OPERACIONAL - SEC. GERAL</text:p>
          </table:table-cell>
          <table:table-cell table:style-name="TBL_5f_0_5f_15.E1" office:value-type="string">
            <text:p text:style-name="P8">3.938,47</text:p>
          </table:table-cell>
          <table:table-cell table:style-name="TBL_5f_0_5f_15.E1" office:value-type="string">
            <text:p text:style-name="P8">310,7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6.158,20</text:p>
          </table:table-cell>
          <table:table-cell table:style-name="TBL_5f_0_5f_15.E1" office:value-type="string">
            <text:p text:style-name="P8">594,89</text:p>
          </table:table-cell>
          <table:table-cell table:style-name="TBL_5f_0_5f_15.E1" office:value-type="string">
            <text:p text:style-name="P8">193,3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788,24</text:p>
          </table:table-cell>
          <table:table-cell table:style-name="TBL_5f_0_5f_15.E1" office:value-type="string">
            <text:p text:style-name="P8">5.369,96</text:p>
          </table:table-cell>
        </table:table-row>
        <table:table-row table:style-name="TBL_5f_0_5f_15.1">
          <table:table-cell table:style-name="TBL_5f_0_5f_15.A1" office:value-type="string">
            <text:p text:style-name="P7">1542</text:p>
          </table:table-cell>
          <table:table-cell table:style-name="TBL_5f_0_5f_15.B1" office:value-type="string">
            <text:p text:style-name="P7">MYRNA GLYNNIS MENDONCA CRUZ</text:p>
          </table:table-cell>
          <table:table-cell table:style-name="TBL_5f_0_5f_15.B1" office:value-type="string">
            <text:p text:style-name="P7">ASSESSOR DO GAB. DO PROC. G. DE JUSTIÇA</text:p>
          </table:table-cell>
          <table:table-cell table:style-name="TBL_5f_0_5f_15.B1" office:value-type="string">
            <text:p text:style-name="P7">COORDENADORIA RECURSAL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308,4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6.217,46</text:p>
          </table:table-cell>
          <table:table-cell table:style-name="TBL_5f_0_5f_15.E1" office:value-type="string">
            <text:p text:style-name="P8">462,12</text:p>
          </table:table-cell>
          <table:table-cell table:style-name="TBL_5f_0_5f_15.E1" office:value-type="string">
            <text:p text:style-name="P8">165,2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27,40</text:p>
          </table:table-cell>
          <table:table-cell table:style-name="TBL_5f_0_5f_15.E1" office:value-type="string">
            <text:p text:style-name="P8">5.590,06</text:p>
          </table:table-cell>
        </table:table-row>
        <table:table-row table:style-name="TBL_5f_0_5f_15.1">
          <table:table-cell table:style-name="TBL_5f_0_5f_15.A1" office:value-type="string">
            <text:p text:style-name="P7">2113</text:p>
          </table:table-cell>
          <table:table-cell table:style-name="TBL_5f_0_5f_15.B1" office:value-type="string">
            <text:p text:style-name="P7">NARCISO BATISTA</text:p>
          </table:table-cell>
          <table:table-cell table:style-name="TBL_5f_0_5f_15.B1" office:value-type="string">
            <text:p text:style-name="P7">3º SARGENTO - requisitado - BESP</text:p>
          </table:table-cell>
          <table:table-cell table:style-name="TBL_5f_0_5f_15.B1" office:value-type="string">
            <text:p text:style-name="P7">COORDENADORIA MILITAR/GABINETE DE SEGURANÇA INSTITUCIONAL-GSI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</table:table-row>
        <table:table-row table:style-name="TBL_5f_0_5f_15.1">
          <table:table-cell table:style-name="TBL_5f_0_5f_15.A1" office:value-type="string">
            <text:p text:style-name="P7">1842</text:p>
          </table:table-cell>
          <table:table-cell table:style-name="TBL_5f_0_5f_15.B1" office:value-type="string">
            <text:p text:style-name="P7">NATALIA PRATA FREITAS CAVALCANTE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CENTRO DE APOIO OPERACIONAL DOS DIREITOS DA MULHER</text:p>
          </table:table-cell>
          <table:table-cell table:style-name="TBL_5f_0_5f_15.E1" office:value-type="string">
            <text:p text:style-name="P8">7.611,74</text:p>
          </table:table-cell>
          <table:table-cell table:style-name="TBL_5f_0_5f_15.E1" office:value-type="string">
            <text:p text:style-name="P8">800,7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0.321,48</text:p>
          </table:table-cell>
          <table:table-cell table:style-name="TBL_5f_0_5f_15.E1" office:value-type="string">
            <text:p text:style-name="P8">1.177,75</text:p>
          </table:table-cell>
          <table:table-cell table:style-name="TBL_5f_0_5f_15.E1" office:value-type="string">
            <text:p text:style-name="P8">1.120,1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297,94</text:p>
          </table:table-cell>
          <table:table-cell table:style-name="TBL_5f_0_5f_15.E1" office:value-type="string">
            <text:p text:style-name="P8">8.023,54</text:p>
          </table:table-cell>
        </table:table-row>
        <table:table-row table:style-name="TBL_5f_0_5f_15.1">
          <table:table-cell table:style-name="TBL_5f_0_5f_15.A1" office:value-type="string">
            <text:p text:style-name="P7">1227</text:p>
          </table:table-cell>
          <table:table-cell table:style-name="TBL_5f_0_5f_15.B1" office:value-type="string">
            <text:p text:style-name="P7">NATHALIA XAVIER FEITOZA PASSOS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PROMOTORIA DE JUSTICA ESPECIAL CIVEL E CRIMINAL - SAO CRISTOVAO </text:p>
          </table:table-cell>
          <table:table-cell table:style-name="TBL_5f_0_5f_15.E1" office:value-type="string">
            <text:p text:style-name="P8">9.065,70</text:p>
          </table:table-cell>
          <table:table-cell table:style-name="TBL_5f_0_5f_15.E1" office:value-type="string">
            <text:p text:style-name="P8">1.813,1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188,4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46,44</text:p>
          </table:table-cell>
          <table:table-cell table:style-name="TBL_5f_0_5f_15.E1" office:value-type="string">
            <text:p text:style-name="P8">16.213,74</text:p>
          </table:table-cell>
          <table:table-cell table:style-name="TBL_5f_0_5f_15.E1" office:value-type="string">
            <text:p text:style-name="P8">1.523,04</text:p>
          </table:table-cell>
          <table:table-cell table:style-name="TBL_5f_0_5f_15.E1" office:value-type="string">
            <text:p text:style-name="P8">1.703,4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226,53</text:p>
          </table:table-cell>
          <table:table-cell table:style-name="TBL_5f_0_5f_15.E1" office:value-type="string">
            <text:p text:style-name="P8">12.987,21</text:p>
          </table:table-cell>
        </table:table-row>
      </table:table>
      <table:table table:name="TBL_0_16" table:style-name="TBL_5f_0_5f_16">
        <table:table-column table:style-name="TBL_5f_0_5f_16.A"/>
        <table:table-column table:style-name="TBL_5f_0_5f_16.B"/>
        <table:table-column table:style-name="TBL_5f_0_5f_16.C"/>
        <table:table-column table:style-name="TBL_5f_0_5f_16.D"/>
        <table:table-column table:style-name="TBL_5f_0_5f_16.E"/>
        <table:table-column table:style-name="TBL_5f_0_5f_16.F"/>
        <table:table-column table:style-name="TBL_5f_0_5f_16.G"/>
        <table:table-column table:style-name="TBL_5f_0_5f_16.H"/>
        <table:table-column table:style-name="TBL_5f_0_5f_16.I"/>
        <table:table-column table:style-name="TBL_5f_0_5f_16.J"/>
        <table:table-column table:style-name="TBL_5f_0_5f_16.E"/>
        <table:table-column table:style-name="TBL_5f_0_5f_16.L" table:number-columns-repeated="2"/>
        <table:table-column table:style-name="TBL_5f_0_5f_16.J"/>
        <table:table-column table:style-name="TBL_5f_0_5f_16.O"/>
        <table:table-column table:style-name="TBL_5f_0_5f_16.P"/>
        <table:table-column table:style-name="TBL_5f_0_5f_16.Q"/>
        <table:table-column table:style-name="TBL_5f_0_5f_16.R"/>
        <table:table-row table:style-name="TBL_5f_0_5f_16.1">
          <table:table-cell table:style-name="TBL_5f_0_5f_16.A1" office:value-type="string">
            <text:p text:style-name="P7"><text:bookmark text:name="JR_PAGE_ANCHOR_0_17"/>1993</text:p>
          </table:table-cell>
          <table:table-cell table:style-name="TBL_5f_0_5f_16.B1" office:value-type="string">
            <text:p text:style-name="P7">NATHAZIA DE ALMEIDA REIS COSTA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1ª PROMOTORIA DE JUSTICA CRIMINAL - ESTANCIA</text:p>
          </table:table-cell>
          <table:table-cell table:style-name="TBL_5f_0_5f_16.E1" office:value-type="string">
            <text:p text:style-name="P8">4.425,27</text:p>
          </table:table-cell>
          <table:table-cell table:style-name="TBL_5f_0_5f_16.E1" office:value-type="string">
            <text:p text:style-name="P8">465,5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517,20</text:p>
          </table:table-cell>
          <table:table-cell table:style-name="TBL_5f_0_5f_16.E1" office:value-type="string">
            <text:p text:style-name="P8">7.408,01</text:p>
          </table:table-cell>
          <table:table-cell table:style-name="TBL_5f_0_5f_16.E1" office:value-type="string">
            <text:p text:style-name="P8">684,71</text:p>
          </table:table-cell>
          <table:table-cell table:style-name="TBL_5f_0_5f_16.E1" office:value-type="string">
            <text:p text:style-name="P8">267,5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952,29</text:p>
          </table:table-cell>
          <table:table-cell table:style-name="TBL_5f_0_5f_16.E1" office:value-type="string">
            <text:p text:style-name="P8">6.455,72</text:p>
          </table:table-cell>
        </table:table-row>
        <table:table-row table:style-name="TBL_5f_0_5f_16.1">
          <table:table-cell table:style-name="TBL_5f_0_5f_16.A1" office:value-type="string">
            <text:p text:style-name="P7">1628</text:p>
          </table:table-cell>
          <table:table-cell table:style-name="TBL_5f_0_5f_16.B1" office:value-type="string">
            <text:p text:style-name="P7">NAYRA MOURA SANTOS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2ª PROMOTORIA DE JUSTICA CRIMINAL - LAGARTO</text:p>
          </table:table-cell>
          <table:table-cell table:style-name="TBL_5f_0_5f_16.E1" office:value-type="string">
            <text:p text:style-name="P8">7.611,74</text:p>
          </table:table-cell>
          <table:table-cell table:style-name="TBL_5f_0_5f_16.E1" office:value-type="string">
            <text:p text:style-name="P8">1.141,7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572,36</text:p>
          </table:table-cell>
          <table:table-cell table:style-name="TBL_5f_0_5f_16.E1" office:value-type="string">
            <text:p text:style-name="P8">11.325,86</text:p>
          </table:table-cell>
          <table:table-cell table:style-name="TBL_5f_0_5f_16.E1" office:value-type="string">
            <text:p text:style-name="P8">1.225,49</text:p>
          </table:table-cell>
          <table:table-cell table:style-name="TBL_5f_0_5f_16.E1" office:value-type="string">
            <text:p text:style-name="P8">1.200,8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426,33</text:p>
          </table:table-cell>
          <table:table-cell table:style-name="TBL_5f_0_5f_16.E1" office:value-type="string">
            <text:p text:style-name="P8">8.899,53</text:p>
          </table:table-cell>
        </table:table-row>
        <table:table-row table:style-name="TBL_5f_0_5f_16.1">
          <table:table-cell table:style-name="TBL_5f_0_5f_16.A1" office:value-type="string">
            <text:p text:style-name="P7">1580</text:p>
          </table:table-cell>
          <table:table-cell table:style-name="TBL_5f_0_5f_16.B1" office:value-type="string">
            <text:p text:style-name="P7">NELMA MARIA LIMA CANUTO SANTIAGO</text:p>
          </table:table-cell>
          <table:table-cell table:style-name="TBL_5f_0_5f_16.B1" office:value-type="string">
            <text:p text:style-name="P7">Chefe de Gab. da Ouvidoria</text:p>
          </table:table-cell>
          <table:table-cell table:style-name="TBL_5f_0_5f_16.B1" office:value-type="string">
            <text:p text:style-name="P7">OUVIDORIA DO MP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417,9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859,13</text:p>
          </table:table-cell>
          <table:table-cell table:style-name="TBL_5f_0_5f_16.E1" office:value-type="string">
            <text:p text:style-name="P8">6.277,11</text:p>
          </table:table-cell>
          <table:table-cell table:style-name="TBL_5f_0_5f_16.E1" office:value-type="string">
            <text:p text:style-name="P8">337,45</text:p>
          </table:table-cell>
          <table:table-cell table:style-name="TBL_5f_0_5f_16.E1" office:value-type="string">
            <text:p text:style-name="P8">107,2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44,73</text:p>
          </table:table-cell>
          <table:table-cell table:style-name="TBL_5f_0_5f_16.E1" office:value-type="string">
            <text:p text:style-name="P8">5.832,38</text:p>
          </table:table-cell>
        </table:table-row>
        <table:table-row table:style-name="TBL_5f_0_5f_16.1">
          <table:table-cell table:style-name="TBL_5f_0_5f_16.A1" office:value-type="string">
            <text:p text:style-name="P7">1915</text:p>
          </table:table-cell>
          <table:table-cell table:style-name="TBL_5f_0_5f_16.B1" office:value-type="string">
            <text:p text:style-name="P7">NELSON DANTAS DE ALMEIDA FILHO</text:p>
          </table:table-cell>
          <table:table-cell table:style-name="TBL_5f_0_5f_16.B1" office:value-type="string">
            <text:p text:style-name="P7">MOTORISTA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352</text:p>
          </table:table-cell>
          <table:table-cell table:style-name="TBL_5f_0_5f_16.B1" office:value-type="string">
            <text:p text:style-name="P7">NEWTON SILVEIRA DIAS JUNIOR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7ª PROMOTORIA DE JUSTICA DOS DIREITOS DO CIDADAO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695,2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38.557,23</text:p>
          </table:table-cell>
          <table:table-cell table:style-name="TBL_5f_0_5f_16.E1" office:value-type="string">
            <text:p text:style-name="P8">4.716,48</text:p>
          </table:table-cell>
          <table:table-cell table:style-name="TBL_5f_0_5f_16.E1" office:value-type="string">
            <text:p text:style-name="P8">7.839,2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2.555,77</text:p>
          </table:table-cell>
          <table:table-cell table:style-name="TBL_5f_0_5f_16.E1" office:value-type="string">
            <text:p text:style-name="P8">26.001,46</text:p>
          </table:table-cell>
        </table:table-row>
        <table:table-row table:style-name="TBL_5f_0_5f_16.1">
          <table:table-cell table:style-name="TBL_5f_0_5f_16.A1" office:value-type="string">
            <text:p text:style-name="P7">2195</text:p>
          </table:table-cell>
          <table:table-cell table:style-name="TBL_5f_0_5f_16.B1" office:value-type="string">
            <text:p text:style-name="P7">NILZA MOTTA ALMEIDA FREITAS</text:p>
          </table:table-cell>
          <table:table-cell table:style-name="TBL_5f_0_5f_16.B1" office:value-type="string">
            <text:p text:style-name="P7">ASSESSOR INSTITUCIONAL OPERACIONAL</text:p>
          </table:table-cell>
          <table:table-cell table:style-name="TBL_5f_0_5f_16.B1" office:value-type="string">
            <text:p text:style-name="P7">ASSESSORIA DO PROCURADOR-GERAL DE JUSTICA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499,1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8.408,13</text:p>
          </table:table-cell>
          <table:table-cell table:style-name="TBL_5f_0_5f_16.E1" office:value-type="string">
            <text:p text:style-name="P8">713,08</text:p>
          </table:table-cell>
          <table:table-cell table:style-name="TBL_5f_0_5f_16.E1" office:value-type="string">
            <text:p text:style-name="P8">721,8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434,89</text:p>
          </table:table-cell>
          <table:table-cell table:style-name="TBL_5f_0_5f_16.E1" office:value-type="string">
            <text:p text:style-name="P8">6.973,24</text:p>
          </table:table-cell>
        </table:table-row>
        <table:table-row table:style-name="TBL_5f_0_5f_16.1">
          <table:table-cell table:style-name="TBL_5f_0_5f_16.A1" office:value-type="string">
            <text:p text:style-name="P7">592</text:p>
          </table:table-cell>
          <table:table-cell table:style-name="TBL_5f_0_5f_16.B1" office:value-type="string">
            <text:p text:style-name="P7">NILZIR SOARES VIEIRA JUNIOR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1ª PROMOTORIA DE JUSTICA - PROPRIA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35.862,03</text:p>
          </table:table-cell>
          <table:table-cell table:style-name="TBL_5f_0_5f_16.E1" office:value-type="string">
            <text:p text:style-name="P8">4.716,48</text:p>
          </table:table-cell>
          <table:table-cell table:style-name="TBL_5f_0_5f_16.E1" office:value-type="string">
            <text:p text:style-name="P8">5.878,6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0.595,13</text:p>
          </table:table-cell>
          <table:table-cell table:style-name="TBL_5f_0_5f_16.E1" office:value-type="string">
            <text:p text:style-name="P8">25.266,90</text:p>
          </table:table-cell>
        </table:table-row>
        <table:table-row table:style-name="TBL_5f_0_5f_16.1">
          <table:table-cell table:style-name="TBL_5f_0_5f_16.A1" office:value-type="string">
            <text:p text:style-name="P7">1178</text:p>
          </table:table-cell>
          <table:table-cell table:style-name="TBL_5f_0_5f_16.B1" office:value-type="string">
            <text:p text:style-name="P7">NIVEA HELENA AGUIAR DA SILV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2ª PROMOTORIA DE JUSTICA - ARACAJU</text:p>
          </table:table-cell>
          <table:table-cell table:style-name="TBL_5f_0_5f_16.E1" office:value-type="string">
            <text:p text:style-name="P8">9.609,64</text:p>
          </table:table-cell>
          <table:table-cell table:style-name="TBL_5f_0_5f_16.E1" office:value-type="string">
            <text:p text:style-name="P8">1.921,9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13.704,49</text:p>
          </table:table-cell>
          <table:table-cell table:style-name="TBL_5f_0_5f_16.E1" office:value-type="string">
            <text:p text:style-name="P8">1.614,42</text:p>
          </table:table-cell>
          <table:table-cell table:style-name="TBL_5f_0_5f_16.E1" office:value-type="string">
            <text:p text:style-name="P8">1.857,8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472,28</text:p>
          </table:table-cell>
          <table:table-cell table:style-name="TBL_5f_0_5f_16.E1" office:value-type="string">
            <text:p text:style-name="P8">10.232,21</text:p>
          </table:table-cell>
        </table:table-row>
        <table:table-row table:style-name="TBL_5f_0_5f_16.1">
          <table:table-cell table:style-name="TBL_5f_0_5f_16.A1" office:value-type="string">
            <text:p text:style-name="P7">157</text:p>
          </table:table-cell>
          <table:table-cell table:style-name="TBL_5f_0_5f_16.B1" office:value-type="string">
            <text:p text:style-name="P7">ODIL SILVA OLIVEIRA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1ª PROMOTORIA DE JUSTICA ESPECIAL CRIMINAL - ARACAJU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1.572,9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8.953,3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936,6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84,07</text:p>
          </table:table-cell>
          <table:table-cell table:style-name="TBL_5f_0_5f_16.E1" office:value-type="string">
            <text:p text:style-name="P8">51.536,24</text:p>
          </table:table-cell>
          <table:table-cell table:style-name="TBL_5f_0_5f_16.E1" office:value-type="string">
            <text:p text:style-name="P8">4.936,69</text:p>
          </table:table-cell>
          <table:table-cell table:style-name="TBL_5f_0_5f_16.E1" office:value-type="string">
            <text:p text:style-name="P8">8.401,9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3.338,62</text:p>
          </table:table-cell>
          <table:table-cell table:style-name="TBL_5f_0_5f_16.E1" office:value-type="string">
            <text:p text:style-name="P8">38.197,62</text:p>
          </table:table-cell>
        </table:table-row>
        <table:table-row table:style-name="TBL_5f_0_5f_16.1">
          <table:table-cell table:style-name="TBL_5f_0_5f_16.A1" office:value-type="string">
            <text:p text:style-name="P7">1220</text:p>
          </table:table-cell>
          <table:table-cell table:style-name="TBL_5f_0_5f_16.B1" office:value-type="string">
            <text:p text:style-name="P7">ODILON CABRAL MACHADO JUNIOR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14ª PROCURADORIA DE JUSTICA (CAMARA CRIMINAL)</text:p>
          </table:table-cell>
          <table:table-cell table:style-name="TBL_5f_0_5f_16.E1" office:value-type="string">
            <text:p text:style-name="P8">10.186,22</text:p>
          </table:table-cell>
          <table:table-cell table:style-name="TBL_5f_0_5f_16.E1" office:value-type="string">
            <text:p text:style-name="P8">4.971,62</text:p>
          </table:table-cell>
          <table:table-cell table:style-name="TBL_5f_0_5f_16.E1" office:value-type="string">
            <text:p text:style-name="P8">8.248,5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25.315,37</text:p>
          </table:table-cell>
          <table:table-cell table:style-name="TBL_5f_0_5f_16.E1" office:value-type="string">
            <text:p text:style-name="P8">2.122,10</text:p>
          </table:table-cell>
          <table:table-cell table:style-name="TBL_5f_0_5f_16.E1" office:value-type="string">
            <text:p text:style-name="P8">4.983,8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7.105,92</text:p>
          </table:table-cell>
          <table:table-cell table:style-name="TBL_5f_0_5f_16.E1" office:value-type="string">
            <text:p text:style-name="P8">18.209,45</text:p>
          </table:table-cell>
        </table:table-row>
        <table:table-row table:style-name="TBL_5f_0_5f_16.1">
          <table:table-cell table:style-name="TBL_5f_0_5f_16.A1" office:value-type="string">
            <text:p text:style-name="P7">2118</text:p>
          </table:table-cell>
          <table:table-cell table:style-name="TBL_5f_0_5f_16.B1" office:value-type="string">
            <text:p text:style-name="P7">ODILON TERTULIANO DE MENEZES</text:p>
          </table:table-cell>
          <table:table-cell table:style-name="TBL_5f_0_5f_16.B1" office:value-type="string">
            <text:p text:style-name="P7">CABO - requisitado - BESP</text:p>
          </table:table-cell>
          <table:table-cell table:style-name="TBL_5f_0_5f_16.B1" office:value-type="string">
            <text:p text:style-name="P7">COORDENADORIA MILITAR/GABINETE DE SEGURANÇA INSTITUCIONAL-GSI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26,9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26,9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26,93</text:p>
          </table:table-cell>
        </table:table-row>
        <table:table-row table:style-name="TBL_5f_0_5f_16.1">
          <table:table-cell table:style-name="TBL_5f_0_5f_16.A1" office:value-type="string">
            <text:p text:style-name="P7">1566</text:p>
          </table:table-cell>
          <table:table-cell table:style-name="TBL_5f_0_5f_16.B1" office:value-type="string">
            <text:p text:style-name="P7">OLEANIA MENEZES SOUZA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BIBLIOTECA/ESCOLA SUPERIOR DO MP</text:p>
          </table:table-cell>
          <table:table-cell table:style-name="TBL_5f_0_5f_16.E1" office:value-type="string">
            <text:p text:style-name="P8">4.425,27</text:p>
          </table:table-cell>
          <table:table-cell table:style-name="TBL_5f_0_5f_16.E1" office:value-type="string">
            <text:p text:style-name="P8">885,0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7.219,31</text:p>
          </table:table-cell>
          <table:table-cell table:style-name="TBL_5f_0_5f_16.E1" office:value-type="string">
            <text:p text:style-name="P8">743,44</text:p>
          </table:table-cell>
          <table:table-cell table:style-name="TBL_5f_0_5f_16.E1" office:value-type="string">
            <text:p text:style-name="P8">391,4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134,86</text:p>
          </table:table-cell>
          <table:table-cell table:style-name="TBL_5f_0_5f_16.E1" office:value-type="string">
            <text:p text:style-name="P8">6.084,45</text:p>
          </table:table-cell>
        </table:table-row>
        <table:table-row table:style-name="TBL_5f_0_5f_16.1">
          <table:table-cell table:style-name="TBL_5f_0_5f_16.A1" office:value-type="string">
            <text:p text:style-name="P7">1180</text:p>
          </table:table-cell>
          <table:table-cell table:style-name="TBL_5f_0_5f_16.B1" office:value-type="string">
            <text:p text:style-name="P7">OLIVIA FERNANDES LEAL DE MELLO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12ª PROCURADORIA DE JUSTICA (CAMARA CRIMINAL)</text:p>
          </table:table-cell>
          <table:table-cell table:style-name="TBL_5f_0_5f_16.E1" office:value-type="string">
            <text:p text:style-name="P8">10.186,22</text:p>
          </table:table-cell>
          <table:table-cell table:style-name="TBL_5f_0_5f_16.E1" office:value-type="string">
            <text:p text:style-name="P8">1.527,93</text:p>
          </table:table-cell>
          <table:table-cell table:style-name="TBL_5f_0_5f_16.E1" office:value-type="string">
            <text:p text:style-name="P8">10.673,6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24.296,74</text:p>
          </table:table-cell>
          <table:table-cell table:style-name="TBL_5f_0_5f_16.E1" office:value-type="string">
            <text:p text:style-name="P8">1.639,98</text:p>
          </table:table-cell>
          <table:table-cell table:style-name="TBL_5f_0_5f_16.E1" office:value-type="string">
            <text:p text:style-name="P8">4.784,1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424,12</text:p>
          </table:table-cell>
          <table:table-cell table:style-name="TBL_5f_0_5f_16.E1" office:value-type="string">
            <text:p text:style-name="P8">17.872,62</text:p>
          </table:table-cell>
        </table:table-row>
        <table:table-row table:style-name="TBL_5f_0_5f_16.1">
          <table:table-cell table:style-name="TBL_5f_0_5f_16.A1" office:value-type="string">
            <text:p text:style-name="P7">364</text:p>
          </table:table-cell>
          <table:table-cell table:style-name="TBL_5f_0_5f_16.B1" office:value-type="string">
            <text:p text:style-name="P7">ORLANDO ROCHADEL MOREIRA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6ª PROMOTORIA DE JUSTICA DOS DIREITOS DO CIDADAO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1.048,6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84,07</text:p>
          </table:table-cell>
          <table:table-cell table:style-name="TBL_5f_0_5f_16.E1" office:value-type="string">
            <text:p text:style-name="P8">37.121,83</text:p>
          </table:table-cell>
          <table:table-cell table:style-name="TBL_5f_0_5f_16.E1" office:value-type="string">
            <text:p text:style-name="P8">4.863,29</text:p>
          </table:table-cell>
          <table:table-cell table:style-name="TBL_5f_0_5f_16.E1" office:value-type="string">
            <text:p text:style-name="P8">5.774,8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0.638,10</text:p>
          </table:table-cell>
          <table:table-cell table:style-name="TBL_5f_0_5f_16.E1" office:value-type="string">
            <text:p text:style-name="P8">26.483,73</text:p>
          </table:table-cell>
        </table:table-row>
        <table:table-row table:style-name="TBL_5f_0_5f_16.1">
          <table:table-cell table:style-name="TBL_5f_0_5f_16.A1" office:value-type="string">
            <text:p text:style-name="P7">1563</text:p>
          </table:table-cell>
          <table:table-cell table:style-name="TBL_5f_0_5f_16.B1" office:value-type="string">
            <text:p text:style-name="P7">OSMAR FERREIRA DO AMARAL JUNIOR WANDERLEY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PROMOTORIA DE JUSTICA - CEDRO DE SAO JOAO</text:p>
          </table:table-cell>
          <table:table-cell table:style-name="TBL_5f_0_5f_16.E1" office:value-type="string">
            <text:p text:style-name="P8">5.365,97</text:p>
          </table:table-cell>
          <table:table-cell table:style-name="TBL_5f_0_5f_16.E1" office:value-type="string">
            <text:p text:style-name="P8">564,5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897,74</text:p>
          </table:table-cell>
          <table:table-cell table:style-name="TBL_5f_0_5f_16.E1" office:value-type="string">
            <text:p text:style-name="P8">8.828,21</text:p>
          </table:table-cell>
          <table:table-cell table:style-name="TBL_5f_0_5f_16.E1" office:value-type="string">
            <text:p text:style-name="P8">830,27</text:p>
          </table:table-cell>
          <table:table-cell table:style-name="TBL_5f_0_5f_16.E1" office:value-type="string">
            <text:p text:style-name="P8">533,2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363,47</text:p>
          </table:table-cell>
          <table:table-cell table:style-name="TBL_5f_0_5f_16.E1" office:value-type="string">
            <text:p text:style-name="P8">7.464,74</text:p>
          </table:table-cell>
        </table:table-row>
        <table:table-row table:style-name="TBL_5f_0_5f_16.1">
          <table:table-cell table:style-name="TBL_5f_0_5f_16.A1" office:value-type="string">
            <text:p text:style-name="P7">1592</text:p>
          </table:table-cell>
          <table:table-cell table:style-name="TBL_5f_0_5f_16.B1" office:value-type="string">
            <text:p text:style-name="P7">OSMARIO LISBOA DE ARAUJO</text:p>
          </table:table-cell>
          <table:table-cell table:style-name="TBL_5f_0_5f_16.B1" office:value-type="string">
            <text:p text:style-name="P7">ASSESSOR OPERACIONAL</text:p>
          </table:table-cell>
          <table:table-cell table:style-name="TBL_5f_0_5f_16.B1" office:value-type="string">
            <text:p text:style-name="P7">CARTORIO DO 2º GRAU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092,6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4.265,53</text:p>
          </table:table-cell>
          <table:table-cell table:style-name="TBL_5f_0_5f_16.E1" office:value-type="string">
            <text:p text:style-name="P8">172,7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72,74</text:p>
          </table:table-cell>
          <table:table-cell table:style-name="TBL_5f_0_5f_16.E1" office:value-type="string">
            <text:p text:style-name="P8">4.092,79</text:p>
          </table:table-cell>
        </table:table-row>
        <table:table-row table:style-name="TBL_5f_0_5f_16.1">
          <table:table-cell table:style-name="TBL_5f_0_5f_16.A1" office:value-type="string">
            <text:p text:style-name="P7">1487</text:p>
          </table:table-cell>
          <table:table-cell table:style-name="TBL_5f_0_5f_16.B1" office:value-type="string">
            <text:p text:style-name="P7">PALOMA MATOS MONTEIRO</text:p>
          </table:table-cell>
          <table:table-cell table:style-name="TBL_5f_0_5f_16.B1" office:value-type="string">
            <text:p text:style-name="P7">TÉCNICO JUDICIÁRIO - requisitado</text:p>
          </table:table-cell>
          <table:table-cell table:style-name="TBL_5f_0_5f_16.B1" office:value-type="string">
            <text:p text:style-name="P7">DIVISAO ADMINISTRATIVA DO GABINETE DO PROCURADOR-GERAL DE JUSTICA</text:p>
          </table:table-cell>
          <table:table-cell table:style-name="TBL_5f_0_5f_16.E1" office:value-type="string">
            <text:p text:style-name="P8">3.627,87</text:p>
          </table:table-cell>
          <table:table-cell table:style-name="TBL_5f_0_5f_16.E1" office:value-type="string">
            <text:p text:style-name="P8">1.771,11</text:p>
          </table:table-cell>
          <table:table-cell table:style-name="TBL_5f_0_5f_16.E1" office:value-type="string">
            <text:p text:style-name="P8">1.138,5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8.446,47</text:p>
          </table:table-cell>
          <table:table-cell table:style-name="TBL_5f_0_5f_16.E1" office:value-type="string">
            <text:p text:style-name="P8">584,09</text:p>
          </table:table-cell>
          <table:table-cell table:style-name="TBL_5f_0_5f_16.E1" office:value-type="string">
            <text:p text:style-name="P8">715,6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99,78</text:p>
          </table:table-cell>
          <table:table-cell table:style-name="TBL_5f_0_5f_16.E1" office:value-type="string">
            <text:p text:style-name="P8">7.146,69</text:p>
          </table:table-cell>
        </table:table-row>
        <table:table-row table:style-name="TBL_5f_0_5f_16.1">
          <table:table-cell table:style-name="TBL_5f_0_5f_16.A1" office:value-type="string">
            <text:p text:style-name="P7">1524</text:p>
          </table:table-cell>
          <table:table-cell table:style-name="TBL_5f_0_5f_16.B1" office:value-type="string">
            <text:p text:style-name="P7">PAMELLA HELLY ALMEIDA DE OLIVEIR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3ª PROMOTORIA DE JUSTICA CRIMINAL - ARACAJU</text:p>
          </table:table-cell>
          <table:table-cell table:style-name="TBL_5f_0_5f_16.E1" office:value-type="string">
            <text:p text:style-name="P8">7.611,74</text:p>
          </table:table-cell>
          <table:table-cell table:style-name="TBL_5f_0_5f_16.E1" office:value-type="string">
            <text:p text:style-name="P8">1.141,7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10.662,49</text:p>
          </table:table-cell>
          <table:table-cell table:style-name="TBL_5f_0_5f_16.E1" office:value-type="string">
            <text:p text:style-name="P8">1.225,49</text:p>
          </table:table-cell>
          <table:table-cell table:style-name="TBL_5f_0_5f_16.E1" office:value-type="string">
            <text:p text:style-name="P8">1.148,7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74,20</text:p>
          </table:table-cell>
          <table:table-cell table:style-name="TBL_5f_0_5f_16.E1" office:value-type="string">
            <text:p text:style-name="P8">8.288,29</text:p>
          </table:table-cell>
        </table:table-row>
        <table:table-row table:style-name="TBL_5f_0_5f_16.1">
          <table:table-cell table:style-name="TBL_5f_0_5f_16.A1" office:value-type="string">
            <text:p text:style-name="P7">1569</text:p>
          </table:table-cell>
          <table:table-cell table:style-name="TBL_5f_0_5f_16.B1" office:value-type="string">
            <text:p text:style-name="P7">PASCOAL NABUCO DAVILA FREIRE</text:p>
          </table:table-cell>
          <table:table-cell table:style-name="TBL_5f_0_5f_16.B1" office:value-type="string">
            <text:p text:style-name="P7">REDATOR TÉCNICO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328,07</text:p>
          </table:table-cell>
          <table:table-cell table:style-name="TBL_5f_0_5f_16.E1" office:value-type="string">
            <text:p text:style-name="P8">1.328,0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328,07</text:p>
          </table:table-cell>
        </table:table-row>
        <table:table-row table:style-name="TBL_5f_0_5f_16.1">
          <table:table-cell table:style-name="TBL_5f_0_5f_16.A1" office:value-type="string">
            <text:p text:style-name="P7">1425</text:p>
          </table:table-cell>
          <table:table-cell table:style-name="TBL_5f_0_5f_16.B1" office:value-type="string">
            <text:p text:style-name="P7">PATRICIA AZEVEDO MORAES PORRAL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PROMOTORIA DE JUSTICA - CRISTINAPOLIS</text:p>
          </table:table-cell>
          <table:table-cell table:style-name="TBL_5f_0_5f_16.E1" office:value-type="string">
            <text:p text:style-name="P8">8.552,55</text:p>
          </table:table-cell>
          <table:table-cell table:style-name="TBL_5f_0_5f_16.E1" office:value-type="string">
            <text:p text:style-name="P8">1.282,8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161,67</text:p>
          </table:table-cell>
          <table:table-cell table:style-name="TBL_5f_0_5f_16.E1" office:value-type="string">
            <text:p text:style-name="P8">12.997,10</text:p>
          </table:table-cell>
          <table:table-cell table:style-name="TBL_5f_0_5f_16.E1" office:value-type="string">
            <text:p text:style-name="P8">1.376,96</text:p>
          </table:table-cell>
          <table:table-cell table:style-name="TBL_5f_0_5f_16.E1" office:value-type="string">
            <text:p text:style-name="P8">1.456,7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833,68</text:p>
          </table:table-cell>
          <table:table-cell table:style-name="TBL_5f_0_5f_16.E1" office:value-type="string">
            <text:p text:style-name="P8">10.163,42</text:p>
          </table:table-cell>
        </table:table-row>
        <table:table-row table:style-name="TBL_5f_0_5f_16.1">
          <table:table-cell table:style-name="TBL_5f_0_5f_16.A1" office:value-type="string">
            <text:p text:style-name="P7">1307</text:p>
          </table:table-cell>
          <table:table-cell table:style-name="TBL_5f_0_5f_16.B1" office:value-type="string">
            <text:p text:style-name="P7">PATRICIA CARDOSO MACHADO FEITOZA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CONSELHO SUPERIOR DO MP</text:p>
          </table:table-cell>
          <table:table-cell table:style-name="TBL_5f_0_5f_16.E1" office:value-type="string">
            <text:p text:style-name="P8">4.690,79</text:p>
          </table:table-cell>
          <table:table-cell table:style-name="TBL_5f_0_5f_16.E1" office:value-type="string">
            <text:p text:style-name="P8">703,62</text:p>
          </table:table-cell>
          <table:table-cell table:style-name="TBL_5f_0_5f_16.E1" office:value-type="string">
            <text:p text:style-name="P8">1.255,5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8.558,97</text:p>
          </table:table-cell>
          <table:table-cell table:style-name="TBL_5f_0_5f_16.E1" office:value-type="string">
            <text:p text:style-name="P8">755,22</text:p>
          </table:table-cell>
          <table:table-cell table:style-name="TBL_5f_0_5f_16.E1" office:value-type="string">
            <text:p text:style-name="P8">751,7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506,92</text:p>
          </table:table-cell>
          <table:table-cell table:style-name="TBL_5f_0_5f_16.E1" office:value-type="string">
            <text:p text:style-name="P8">7.052,05</text:p>
          </table:table-cell>
        </table:table-row>
        <table:table-row table:style-name="TBL_5f_0_5f_16.1">
          <table:table-cell table:style-name="TBL_5f_0_5f_16.A1" office:value-type="string">
            <text:p text:style-name="P7">1511</text:p>
          </table:table-cell>
          <table:table-cell table:style-name="TBL_5f_0_5f_16.B1" office:value-type="string">
            <text:p text:style-name="P7">PATRICIA PASSOS MASCARENHAS MENEZES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DIVISAO DE PERICIA TECNICA - GAAE</text:p>
          </table:table-cell>
          <table:table-cell table:style-name="TBL_5f_0_5f_16.E1" office:value-type="string">
            <text:p text:style-name="P8">4.425,27</text:p>
          </table:table-cell>
          <table:table-cell table:style-name="TBL_5f_0_5f_16.E1" office:value-type="string">
            <text:p text:style-name="P8">663,79</text:p>
          </table:table-cell>
          <table:table-cell table:style-name="TBL_5f_0_5f_16.E1" office:value-type="string">
            <text:p text:style-name="P8">1.138,5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8.400,48</text:p>
          </table:table-cell>
          <table:table-cell table:style-name="TBL_5f_0_5f_16.E1" office:value-type="string">
            <text:p text:style-name="P8">712,47</text:p>
          </table:table-cell>
          <table:table-cell table:style-name="TBL_5f_0_5f_16.E1" office:value-type="string">
            <text:p text:style-name="P8">647,2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359,76</text:p>
          </table:table-cell>
          <table:table-cell table:style-name="TBL_5f_0_5f_16.E1" office:value-type="string">
            <text:p text:style-name="P8">7.040,72</text:p>
          </table:table-cell>
        </table:table-row>
        <table:table-row table:style-name="TBL_5f_0_5f_16.1">
          <table:table-cell table:style-name="TBL_5f_0_5f_16.A1" office:value-type="string">
            <text:p text:style-name="P7">59</text:p>
          </table:table-cell>
          <table:table-cell table:style-name="TBL_5f_0_5f_16.B1" office:value-type="string">
            <text:p text:style-name="P7">PATRICIO FERREIRA DE FARIAS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1491</text:p>
          </table:table-cell>
          <table:table-cell table:style-name="TBL_5f_0_5f_16.B1" office:value-type="string">
            <text:p text:style-name="P7">PAULA COSTA SOUZA PASQUETTI</text:p>
          </table:table-cell>
          <table:table-cell table:style-name="TBL_5f_0_5f_16.B1" office:value-type="string">
            <text:p text:style-name="P7">ANALISTA DO MP -Informática - G. e A.de P. de Sistemas</text:p>
          </table:table-cell>
          <table:table-cell table:style-name="TBL_5f_0_5f_16.B1" office:value-type="string">
            <text:p text:style-name="P7">DIVISAO DE PROJETOS E BANCO DE DADOS</text:p>
          </table:table-cell>
          <table:table-cell table:style-name="TBL_5f_0_5f_16.E1" office:value-type="string">
            <text:p text:style-name="P8">8.552,55</text:p>
          </table:table-cell>
          <table:table-cell table:style-name="TBL_5f_0_5f_16.E1" office:value-type="string">
            <text:p text:style-name="P8">1.282,88</text:p>
          </table:table-cell>
          <table:table-cell table:style-name="TBL_5f_0_5f_16.E1" office:value-type="string">
            <text:p text:style-name="P8">5.632,59</text:p>
          </table:table-cell>
          <table:table-cell table:style-name="TBL_5f_0_5f_16.E1" office:value-type="string">
            <text:p text:style-name="P8">4.662,3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22.039,36</text:p>
          </table:table-cell>
          <table:table-cell table:style-name="TBL_5f_0_5f_16.E1" office:value-type="string">
            <text:p text:style-name="P8">1.376,96</text:p>
          </table:table-cell>
          <table:table-cell table:style-name="TBL_5f_0_5f_16.E1" office:value-type="string">
            <text:p text:style-name="P8">2.901,4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278,37</text:p>
          </table:table-cell>
          <table:table-cell table:style-name="TBL_5f_0_5f_16.E1" office:value-type="string">
            <text:p text:style-name="P8">17.760,99</text:p>
          </table:table-cell>
        </table:table-row>
        <table:table-row table:style-name="TBL_5f_0_5f_16.1">
          <table:table-cell table:style-name="TBL_5f_0_5f_16.A1" office:value-type="string">
            <text:p text:style-name="P7">2121</text:p>
          </table:table-cell>
          <table:table-cell table:style-name="TBL_5f_0_5f_16.B1" office:value-type="string">
            <text:p text:style-name="P7">PAULO CEZAR SANTOS</text:p>
          </table:table-cell>
          <table:table-cell table:style-name="TBL_5f_0_5f_16.B1" office:value-type="string">
            <text:p text:style-name="P7">3º SARGENTO - requisitado - BESP</text:p>
          </table:table-cell>
          <table:table-cell table:style-name="TBL_5f_0_5f_16.B1" office:value-type="string">
            <text:p text:style-name="P7">COORDENADORIA MILITAR/GABINETE DE SEGURANÇA INSTITUCIONAL-GSI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26,9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26,9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26,93</text:p>
          </table:table-cell>
        </table:table-row>
        <table:table-row table:style-name="TBL_5f_0_5f_16.1">
          <table:table-cell table:style-name="TBL_5f_0_5f_16.A1" office:value-type="string">
            <text:p text:style-name="P7">1658</text:p>
          </table:table-cell>
          <table:table-cell table:style-name="TBL_5f_0_5f_16.B1" office:value-type="string">
            <text:p text:style-name="P7">PAULO HENRIQUE SOARES DE ASSIS BAPTIST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1ª PROMOTORIA DE JUSTICA - LARANJEIRAS</text:p>
          </table:table-cell>
          <table:table-cell table:style-name="TBL_5f_0_5f_16.E1" office:value-type="string">
            <text:p text:style-name="P8">6.029,21</text:p>
          </table:table-cell>
          <table:table-cell table:style-name="TBL_5f_0_5f_16.E1" office:value-type="string">
            <text:p text:style-name="P8">904,3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25,27</text:p>
          </table:table-cell>
          <table:table-cell table:style-name="TBL_5f_0_5f_16.E1" office:value-type="string">
            <text:p text:style-name="P8">9.258,86</text:p>
          </table:table-cell>
          <table:table-cell table:style-name="TBL_5f_0_5f_16.E1" office:value-type="string">
            <text:p text:style-name="P8">970,70</text:p>
          </table:table-cell>
          <table:table-cell table:style-name="TBL_5f_0_5f_16.E1" office:value-type="string">
            <text:p text:style-name="P8">718,3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689,00</text:p>
          </table:table-cell>
          <table:table-cell table:style-name="TBL_5f_0_5f_16.E1" office:value-type="string">
            <text:p text:style-name="P8">7.569,86</text:p>
          </table:table-cell>
        </table:table-row>
        <table:table-row table:style-name="TBL_5f_0_5f_16.1">
          <table:table-cell table:style-name="TBL_5f_0_5f_16.A1" office:value-type="string">
            <text:p text:style-name="P7">1389</text:p>
          </table:table-cell>
          <table:table-cell table:style-name="TBL_5f_0_5f_16.B1" office:value-type="string">
            <text:p text:style-name="P7">PAULO JOSE DE FREITAS FILHO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DIVISAO DE COMUNICACAO CERIMONIAL E EVENTOS/GPGJ</text:p>
          </table:table-cell>
          <table:table-cell table:style-name="TBL_5f_0_5f_16.E1" office:value-type="string">
            <text:p text:style-name="P8">4.425,27</text:p>
          </table:table-cell>
          <table:table-cell table:style-name="TBL_5f_0_5f_16.E1" office:value-type="string">
            <text:p text:style-name="P8">663,79</text:p>
          </table:table-cell>
          <table:table-cell table:style-name="TBL_5f_0_5f_16.E1" office:value-type="string">
            <text:p text:style-name="P8">5.632,5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12.894,57</text:p>
          </table:table-cell>
          <table:table-cell table:style-name="TBL_5f_0_5f_16.E1" office:value-type="string">
            <text:p text:style-name="P8">712,47</text:p>
          </table:table-cell>
          <table:table-cell table:style-name="TBL_5f_0_5f_16.E1" office:value-type="string">
            <text:p text:style-name="P8">1.883,1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595,63</text:p>
          </table:table-cell>
          <table:table-cell table:style-name="TBL_5f_0_5f_16.E1" office:value-type="string">
            <text:p text:style-name="P8">10.298,94</text:p>
          </table:table-cell>
        </table:table-row>
        <table:table-row table:style-name="TBL_5f_0_5f_16.1">
          <table:table-cell table:style-name="TBL_5f_0_5f_16.A1" office:value-type="string">
            <text:p text:style-name="P7">640</text:p>
          </table:table-cell>
          <table:table-cell table:style-name="TBL_5f_0_5f_16.B1" office:value-type="string">
            <text:p text:style-name="P7">PAULO JOSE FRANCISCO ALVES FILHO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2ª PROMOTORIA DE JUSTICA - TOBIAS BARRETO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35.862,03</text:p>
          </table:table-cell>
          <table:table-cell table:style-name="TBL_5f_0_5f_16.E1" office:value-type="string">
            <text:p text:style-name="P8">4.716,48</text:p>
          </table:table-cell>
          <table:table-cell table:style-name="TBL_5f_0_5f_16.E1" office:value-type="string">
            <text:p text:style-name="P8">6.015,3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0.731,81</text:p>
          </table:table-cell>
          <table:table-cell table:style-name="TBL_5f_0_5f_16.E1" office:value-type="string">
            <text:p text:style-name="P8">25.130,22</text:p>
          </table:table-cell>
        </table:table-row>
        <table:table-row table:style-name="TBL_5f_0_5f_16.1">
          <table:table-cell table:style-name="TBL_5f_0_5f_16.A1" office:value-type="string">
            <text:p text:style-name="P7">33</text:p>
          </table:table-cell>
          <table:table-cell table:style-name="TBL_5f_0_5f_16.B1" office:value-type="string">
            <text:p text:style-name="P7">PAULO LIMA DE SANTANA</text:p>
          </table:table-cell>
          <table:table-cell table:style-name="TBL_5f_0_5f_16.B1" office:value-type="string">
            <text:p text:style-name="P7">PROCURADOR DE JUSTIÇA</text:p>
          </table:table-cell>
          <table:table-cell table:style-name="TBL_5f_0_5f_16.B1" office:value-type="string">
            <text:p text:style-name="P7">7ª PROCURADORIA DE JUSTICA (2ª CAMARA CIVEL)</text:p>
          </table:table-cell>
          <table:table-cell table:style-name="TBL_5f_0_5f_16.E1" office:value-type="string">
            <text:p text:style-name="P8">35.462,2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964,71</text:p>
          </table:table-cell>
          <table:table-cell table:style-name="TBL_5f_0_5f_16.E1" office:value-type="string">
            <text:p text:style-name="P8">5.319,33</text:p>
          </table:table-cell>
          <table:table-cell table:style-name="TBL_5f_0_5f_16.E1" office:value-type="string">
            <text:p text:style-name="P8">2.859,13</text:p>
          </table:table-cell>
          <table:table-cell table:style-name="TBL_5f_0_5f_16.E1" office:value-type="string">
            <text:p text:style-name="P8">48.605,39</text:p>
          </table:table-cell>
          <table:table-cell table:style-name="TBL_5f_0_5f_16.E1" office:value-type="string">
            <text:p text:style-name="P8">4.964,71</text:p>
          </table:table-cell>
          <table:table-cell table:style-name="TBL_5f_0_5f_16.E1" office:value-type="string">
            <text:p text:style-name="P8">9.936,30</text:p>
          </table:table-cell>
          <table:table-cell table:style-name="TBL_5f_0_5f_16.E1" office:value-type="string">
            <text:p text:style-name="P8">1.488,23</text:p>
          </table:table-cell>
          <table:table-cell table:style-name="TBL_5f_0_5f_16.E1" office:value-type="string">
            <text:p text:style-name="P8">16.389,24</text:p>
          </table:table-cell>
          <table:table-cell table:style-name="TBL_5f_0_5f_16.E1" office:value-type="string">
            <text:p text:style-name="P8">32.216,15</text:p>
          </table:table-cell>
        </table:table-row>
        <table:table-row table:style-name="TBL_5f_0_5f_16.1">
          <table:table-cell table:style-name="TBL_5f_0_5f_16.A1" office:value-type="string">
            <text:p text:style-name="P7">292</text:p>
          </table:table-cell>
          <table:table-cell table:style-name="TBL_5f_0_5f_16.B1" office:value-type="string">
            <text:p text:style-name="P7">PAULO RIBEIRO DA SILVA</text:p>
          </table:table-cell>
          <table:table-cell table:style-name="TBL_5f_0_5f_16.B1" office:value-type="string">
            <text:p text:style-name="P7">CHEFE DE SERVIÇOS DE MANUTENÇÃO - CAPITAL</text:p>
          </table:table-cell>
          <table:table-cell table:style-name="TBL_5f_0_5f_16.B1" office:value-type="string">
            <text:p text:style-name="P7">SERVICOS DE MAUTENCAO CAPITAL/DAA/DA/SG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308,47</text:p>
          </table:table-cell>
          <table:table-cell table:style-name="TBL_5f_0_5f_16.E1" office:value-type="string">
            <text:p text:style-name="P8">1.919,3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92,54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9.693,31</text:p>
          </table:table-cell>
          <table:table-cell table:style-name="TBL_5f_0_5f_16.E1" office:value-type="string">
            <text:p text:style-name="P8">643,08</text:p>
          </table:table-cell>
          <table:table-cell table:style-name="TBL_5f_0_5f_16.E1" office:value-type="string">
            <text:p text:style-name="P8">351,4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994,51</text:p>
          </table:table-cell>
          <table:table-cell table:style-name="TBL_5f_0_5f_16.E1" office:value-type="string">
            <text:p text:style-name="P8">8.698,80</text:p>
          </table:table-cell>
        </table:table-row>
        <table:table-row table:style-name="TBL_5f_0_5f_16.1">
          <table:table-cell table:style-name="TBL_5f_0_5f_16.A1" office:value-type="string">
            <text:p text:style-name="P7">1476</text:p>
          </table:table-cell>
          <table:table-cell table:style-name="TBL_5f_0_5f_16.B1" office:value-type="string">
            <text:p text:style-name="P7">PAULO ROBERTO NUNES DE ALMEID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2ª PROMOTORIA DE JUSTICA CRIMINAL - ITABAIANA</text:p>
          </table:table-cell>
          <table:table-cell table:style-name="TBL_5f_0_5f_16.E1" office:value-type="string">
            <text:p text:style-name="P8">8.552,55</text:p>
          </table:table-cell>
          <table:table-cell table:style-name="TBL_5f_0_5f_16.E1" office:value-type="string">
            <text:p text:style-name="P8">1.710,5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517,20</text:p>
          </table:table-cell>
          <table:table-cell table:style-name="TBL_5f_0_5f_16.E1" office:value-type="string">
            <text:p text:style-name="P8">12.780,26</text:p>
          </table:table-cell>
          <table:table-cell table:style-name="TBL_5f_0_5f_16.E1" office:value-type="string">
            <text:p text:style-name="P8">1.436,83</text:p>
          </table:table-cell>
          <table:table-cell table:style-name="TBL_5f_0_5f_16.E1" office:value-type="string">
            <text:p text:style-name="P8">1.557,8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994,68</text:p>
          </table:table-cell>
          <table:table-cell table:style-name="TBL_5f_0_5f_16.E1" office:value-type="string">
            <text:p text:style-name="P8">9.785,58</text:p>
          </table:table-cell>
        </table:table-row>
        <table:table-row table:style-name="TBL_5f_0_5f_16.1">
          <table:table-cell table:style-name="TBL_5f_0_5f_16.A1" office:value-type="string">
            <text:p text:style-name="P7">44</text:p>
          </table:table-cell>
          <table:table-cell table:style-name="TBL_5f_0_5f_16.B1" office:value-type="string">
            <text:p text:style-name="P7">PAULO VIEIRA MESSIAS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5ª PROMOTORIA DE JUSTICA DISTRITAL - ARACAJU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0.539,1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716,4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84,07</text:p>
          </table:table-cell>
          <table:table-cell table:style-name="TBL_5f_0_5f_16.E1" office:value-type="string">
            <text:p text:style-name="P8">51.328,81</text:p>
          </table:table-cell>
          <table:table-cell table:style-name="TBL_5f_0_5f_16.E1" office:value-type="string">
            <text:p text:style-name="P8">4.716,48</text:p>
          </table:table-cell>
          <table:table-cell table:style-name="TBL_5f_0_5f_16.E1" office:value-type="string">
            <text:p text:style-name="P8">8.395,1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3.111,63</text:p>
          </table:table-cell>
          <table:table-cell table:style-name="TBL_5f_0_5f_16.E1" office:value-type="string">
            <text:p text:style-name="P8">38.217,18</text:p>
          </table:table-cell>
        </table:table-row>
        <table:table-row table:style-name="TBL_5f_0_5f_16.1">
          <table:table-cell table:style-name="TBL_5f_0_5f_16.A1" office:value-type="string">
            <text:p text:style-name="P7">2061</text:p>
          </table:table-cell>
          <table:table-cell table:style-name="TBL_5f_0_5f_16.B1" office:value-type="string">
            <text:p text:style-name="P7">PEDRO FELIPE CARDOSO MOTA FONTES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1ª PROMOTORIA DE JUSTICA - NOSSA SENHORA DA GLORIA </text:p>
          </table:table-cell>
          <table:table-cell table:style-name="TBL_5f_0_5f_16.E1" office:value-type="string">
            <text:p text:style-name="P8">3.306,82</text:p>
          </table:table-cell>
          <table:table-cell table:style-name="TBL_5f_0_5f_16.E1" office:value-type="string">
            <text:p text:style-name="P8">173,9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897,74</text:p>
          </table:table-cell>
          <table:table-cell table:style-name="TBL_5f_0_5f_16.E1" office:value-type="string">
            <text:p text:style-name="P8">6.378,50</text:p>
          </table:table-cell>
          <table:table-cell table:style-name="TBL_5f_0_5f_16.E1" office:value-type="string">
            <text:p text:style-name="P8">487,31</text:p>
          </table:table-cell>
          <table:table-cell table:style-name="TBL_5f_0_5f_16.E1" office:value-type="string">
            <text:p text:style-name="P8">94,2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581,53</text:p>
          </table:table-cell>
          <table:table-cell table:style-name="TBL_5f_0_5f_16.E1" office:value-type="string">
            <text:p text:style-name="P8">5.796,97</text:p>
          </table:table-cell>
        </table:table-row>
        <table:table-row table:style-name="TBL_5f_0_5f_16.1">
          <table:table-cell table:style-name="TBL_5f_0_5f_16.A1" office:value-type="string">
            <text:p text:style-name="P7">1845</text:p>
          </table:table-cell>
          <table:table-cell table:style-name="TBL_5f_0_5f_16.B1" office:value-type="string">
            <text:p text:style-name="P7">PEDRO GOMES DE SOUZA</text:p>
          </table:table-cell>
          <table:table-cell table:style-name="TBL_5f_0_5f_16.B1" office:value-type="string">
            <text:p text:style-name="P7">MOTORISTA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911</text:p>
          </table:table-cell>
          <table:table-cell table:style-name="TBL_5f_0_5f_16.B1" office:value-type="string">
            <text:p text:style-name="P7">PEDRO MENEZES FEITOSA</text:p>
          </table:table-cell>
          <table:table-cell table:style-name="TBL_5f_0_5f_16.B1" office:value-type="string">
            <text:p text:style-name="P7">* TÉCNICO ESPECIALISTA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60</text:p>
          </table:table-cell>
          <table:table-cell table:style-name="TBL_5f_0_5f_16.B1" office:value-type="string">
            <text:p text:style-name="P7">PEDRO VICTORIO DAUD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1692</text:p>
          </table:table-cell>
          <table:table-cell table:style-name="TBL_5f_0_5f_16.B1" office:value-type="string">
            <text:p text:style-name="P7">PEDRO VINICIUS LOPES DOS SANTOS</text:p>
          </table:table-cell>
          <table:table-cell table:style-name="TBL_5f_0_5f_16.B1" office:value-type="string">
            <text:p text:style-name="P7">ANALISTA DO MP - ADMINISTRADOR</text:p>
          </table:table-cell>
          <table:table-cell table:style-name="TBL_5f_0_5f_16.B1" office:value-type="string">
            <text:p text:style-name="P7">DIVISAO DE APOIO ADMINISTRATIVO/DA/SG</text:p>
          </table:table-cell>
          <table:table-cell table:style-name="TBL_5f_0_5f_16.E1" office:value-type="string">
            <text:p text:style-name="P8">8.552,55</text:p>
          </table:table-cell>
          <table:table-cell table:style-name="TBL_5f_0_5f_16.E1" office:value-type="string">
            <text:p text:style-name="P8">1.282,88</text:p>
          </table:table-cell>
          <table:table-cell table:style-name="TBL_5f_0_5f_16.E1" office:value-type="string">
            <text:p text:style-name="P8">2.585,0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14.593,43</text:p>
          </table:table-cell>
          <table:table-cell table:style-name="TBL_5f_0_5f_16.E1" office:value-type="string">
            <text:p text:style-name="P8">1.376,96</text:p>
          </table:table-cell>
          <table:table-cell table:style-name="TBL_5f_0_5f_16.E1" office:value-type="string">
            <text:p text:style-name="P8">2.063,3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440,30</text:p>
          </table:table-cell>
          <table:table-cell table:style-name="TBL_5f_0_5f_16.E1" office:value-type="string">
            <text:p text:style-name="P8">11.153,13</text:p>
          </table:table-cell>
        </table:table-row>
        <table:table-row table:style-name="TBL_5f_0_5f_16.1">
          <table:table-cell table:style-name="TBL_5f_0_5f_16.A1" office:value-type="string">
            <text:p text:style-name="P7">339</text:p>
          </table:table-cell>
          <table:table-cell table:style-name="TBL_5f_0_5f_16.B1" office:value-type="string">
            <text:p text:style-name="P7">PETERSON ALMEIDA BARBOSA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1ª PROMOTORIA DE JUSTICA - ITAPORANGA D'AJUDA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35.862,03</text:p>
          </table:table-cell>
          <table:table-cell table:style-name="TBL_5f_0_5f_16.E1" office:value-type="string">
            <text:p text:style-name="P8">4.716,48</text:p>
          </table:table-cell>
          <table:table-cell table:style-name="TBL_5f_0_5f_16.E1" office:value-type="string">
            <text:p text:style-name="P8">6.993,8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1.710,32</text:p>
          </table:table-cell>
          <table:table-cell table:style-name="TBL_5f_0_5f_16.E1" office:value-type="string">
            <text:p text:style-name="P8">24.151,71</text:p>
          </table:table-cell>
        </table:table-row>
        <table:table-row table:style-name="TBL_5f_0_5f_16.1">
          <table:table-cell table:style-name="TBL_5f_0_5f_16.A1" office:value-type="string">
            <text:p text:style-name="P7">1279</text:p>
          </table:table-cell>
          <table:table-cell table:style-name="TBL_5f_0_5f_16.B1" office:value-type="string">
            <text:p text:style-name="P7">PETRUCIO LOPES CASADO FILHO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10ª PROCURADORIA DE JUSTICA (2ª CAMARA CIVEL)</text:p>
          </table:table-cell>
          <table:table-cell table:style-name="TBL_5f_0_5f_16.E1" office:value-type="string">
            <text:p text:style-name="P8">10.186,22</text:p>
          </table:table-cell>
          <table:table-cell table:style-name="TBL_5f_0_5f_16.E1" office:value-type="string">
            <text:p text:style-name="P8">1.527,93</text:p>
          </table:table-cell>
          <table:table-cell table:style-name="TBL_5f_0_5f_16.E1" office:value-type="string">
            <text:p text:style-name="P8">10.673,6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24.296,74</text:p>
          </table:table-cell>
          <table:table-cell table:style-name="TBL_5f_0_5f_16.E1" office:value-type="string">
            <text:p text:style-name="P8">1.639,98</text:p>
          </table:table-cell>
          <table:table-cell table:style-name="TBL_5f_0_5f_16.E1" office:value-type="string">
            <text:p text:style-name="P8">4.836,2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476,26</text:p>
          </table:table-cell>
          <table:table-cell table:style-name="TBL_5f_0_5f_16.E1" office:value-type="string">
            <text:p text:style-name="P8">17.820,48</text:p>
          </table:table-cell>
        </table:table-row>
        <table:table-row table:style-name="TBL_5f_0_5f_16.1">
          <table:table-cell table:style-name="TBL_5f_0_5f_16.A1" office:value-type="string">
            <text:p text:style-name="P7">627</text:p>
          </table:table-cell>
          <table:table-cell table:style-name="TBL_5f_0_5f_16.B1" office:value-type="string">
            <text:p text:style-name="P7">POLLYANNA MARA DE CASTRO AGUIAR</text:p>
          </table:table-cell>
          <table:table-cell table:style-name="TBL_5f_0_5f_16.B1" office:value-type="string">
            <text:p text:style-name="P7">PROMOTOR DE JUSTIÇA DE ENTR. INICIAL</text:p>
          </table:table-cell>
          <table:table-cell table:style-name="TBL_5f_0_5f_16.B1" office:value-type="string">
            <text:p text:style-name="P7">2ª PROMOTORIA DE JUSTICA - BARRA DOS COQUEIROS</text:p>
          </table:table-cell>
          <table:table-cell table:style-name="TBL_5f_0_5f_16.E1" office:value-type="string">
            <text:p text:style-name="P8">32.004,6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8.676,7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42.854,35</text:p>
          </table:table-cell>
          <table:table-cell table:style-name="TBL_5f_0_5f_16.E1" office:value-type="string">
            <text:p text:style-name="P8">4.480,65</text:p>
          </table:table-cell>
          <table:table-cell table:style-name="TBL_5f_0_5f_16.E1" office:value-type="string">
            <text:p text:style-name="P8">6.699,7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1.180,39</text:p>
          </table:table-cell>
          <table:table-cell table:style-name="TBL_5f_0_5f_16.E1" office:value-type="string">
            <text:p text:style-name="P8">31.673,96</text:p>
          </table:table-cell>
        </table:table-row>
        <table:table-row table:style-name="TBL_5f_0_5f_16.1">
          <table:table-cell table:style-name="TBL_5f_0_5f_16.A1" office:value-type="string">
            <text:p text:style-name="P7">34</text:p>
          </table:table-cell>
          <table:table-cell table:style-name="TBL_5f_0_5f_16.B1" office:value-type="string">
            <text:p text:style-name="P7">PORFIRIO MARTINS FELIX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1855</text:p>
          </table:table-cell>
          <table:table-cell table:style-name="TBL_5f_0_5f_16.B1" office:value-type="string">
            <text:p text:style-name="P7">PRISCILA CAMARGO SILVA TAVARES</text:p>
          </table:table-cell>
          <table:table-cell table:style-name="TBL_5f_0_5f_16.B1" office:value-type="string">
            <text:p text:style-name="P7">PROMOTOR DE JUSTIÇA SUBSTITUTO</text:p>
          </table:table-cell>
          <table:table-cell table:style-name="TBL_5f_0_5f_16.B1" office:value-type="string">
            <text:p text:style-name="P7">PROMOTOR DE JUSTICA SUBSTITUTO</text:p>
          </table:table-cell>
          <table:table-cell table:style-name="TBL_5f_0_5f_16.E1" office:value-type="string">
            <text:p text:style-name="P8">30.404,4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284,69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35.598,10</text:p>
          </table:table-cell>
          <table:table-cell table:style-name="TBL_5f_0_5f_16.E1" office:value-type="string">
            <text:p text:style-name="P8">4.256,62</text:p>
          </table:table-cell>
          <table:table-cell table:style-name="TBL_5f_0_5f_16.E1" office:value-type="string">
            <text:p text:style-name="P8">7.120,3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1.376,92</text:p>
          </table:table-cell>
          <table:table-cell table:style-name="TBL_5f_0_5f_16.E1" office:value-type="string">
            <text:p text:style-name="P8">24.221,18</text:p>
          </table:table-cell>
        </table:table-row>
        <table:table-row table:style-name="TBL_5f_0_5f_16.1">
          <table:table-cell table:style-name="TBL_5f_0_5f_16.A1" office:value-type="string">
            <text:p text:style-name="P7">1929</text:p>
          </table:table-cell>
          <table:table-cell table:style-name="TBL_5f_0_5f_16.B1" office:value-type="string">
            <text:p text:style-name="P7">PUSCAS PEREIRA SILVA JUNIOR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PROMOTORIA DE JUSTICA - POCO VERDE </text:p>
          </table:table-cell>
          <table:table-cell table:style-name="TBL_5f_0_5f_16.E1" office:value-type="string">
            <text:p text:style-name="P8">2.943,06</text:p>
          </table:table-cell>
          <table:table-cell table:style-name="TBL_5f_0_5f_16.E1" office:value-type="string">
            <text:p text:style-name="P8">232,2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121,43</text:p>
          </table:table-cell>
          <table:table-cell table:style-name="TBL_5f_0_5f_16.E1" office:value-type="string">
            <text:p text:style-name="P8">6.296,69</text:p>
          </table:table-cell>
          <table:table-cell table:style-name="TBL_5f_0_5f_16.E1" office:value-type="string">
            <text:p text:style-name="P8">444,54</text:p>
          </table:table-cell>
          <table:table-cell table:style-name="TBL_5f_0_5f_16.E1" office:value-type="string">
            <text:p text:style-name="P8">62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506,54</text:p>
          </table:table-cell>
          <table:table-cell table:style-name="TBL_5f_0_5f_16.E1" office:value-type="string">
            <text:p text:style-name="P8">5.790,15</text:p>
          </table:table-cell>
        </table:table-row>
        <table:table-row table:style-name="TBL_5f_0_5f_16.1">
          <table:table-cell table:style-name="TBL_5f_0_5f_16.A1" office:value-type="string">
            <text:p text:style-name="P7">1547</text:p>
          </table:table-cell>
          <table:table-cell table:style-name="TBL_5f_0_5f_16.B1" office:value-type="string">
            <text:p text:style-name="P7">QUELINE BARBOSA DE SOUZA ARAGAO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6ª PROCURADORIA DE JUSTICA (CAMARA CRIMINAL)</text:p>
          </table:table-cell>
          <table:table-cell table:style-name="TBL_5f_0_5f_16.E1" office:value-type="string">
            <text:p text:style-name="P8">8.552,55</text:p>
          </table:table-cell>
          <table:table-cell table:style-name="TBL_5f_0_5f_16.E1" office:value-type="string">
            <text:p text:style-name="P8">2.565,77</text:p>
          </table:table-cell>
          <table:table-cell table:style-name="TBL_5f_0_5f_16.E1" office:value-type="string">
            <text:p text:style-name="P8">10.673,6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23.964,84</text:p>
          </table:table-cell>
          <table:table-cell table:style-name="TBL_5f_0_5f_16.E1" office:value-type="string">
            <text:p text:style-name="P8">1.556,56</text:p>
          </table:table-cell>
          <table:table-cell table:style-name="TBL_5f_0_5f_16.E1" office:value-type="string">
            <text:p text:style-name="P8">4.643,2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199,79</text:p>
          </table:table-cell>
          <table:table-cell table:style-name="TBL_5f_0_5f_16.E1" office:value-type="string">
            <text:p text:style-name="P8">17.765,05</text:p>
          </table:table-cell>
        </table:table-row>
      </table:table>
      <table:table table:name="TBL_0_17" table:style-name="TBL_5f_0_5f_17">
        <table:table-column table:style-name="TBL_5f_0_5f_17.A"/>
        <table:table-column table:style-name="TBL_5f_0_5f_17.B"/>
        <table:table-column table:style-name="TBL_5f_0_5f_17.C"/>
        <table:table-column table:style-name="TBL_5f_0_5f_17.D"/>
        <table:table-column table:style-name="TBL_5f_0_5f_17.E"/>
        <table:table-column table:style-name="TBL_5f_0_5f_17.F"/>
        <table:table-column table:style-name="TBL_5f_0_5f_17.G"/>
        <table:table-column table:style-name="TBL_5f_0_5f_17.H"/>
        <table:table-column table:style-name="TBL_5f_0_5f_17.I"/>
        <table:table-column table:style-name="TBL_5f_0_5f_17.J"/>
        <table:table-column table:style-name="TBL_5f_0_5f_17.E"/>
        <table:table-column table:style-name="TBL_5f_0_5f_17.L" table:number-columns-repeated="2"/>
        <table:table-column table:style-name="TBL_5f_0_5f_17.J"/>
        <table:table-column table:style-name="TBL_5f_0_5f_17.O"/>
        <table:table-column table:style-name="TBL_5f_0_5f_17.P"/>
        <table:table-column table:style-name="TBL_5f_0_5f_17.Q"/>
        <table:table-column table:style-name="TBL_5f_0_5f_17.R"/>
        <table:table-row table:style-name="TBL_5f_0_5f_17.1">
          <table:table-cell table:style-name="TBL_5f_0_5f_17.A1" office:value-type="string">
            <text:p text:style-name="P7"><text:bookmark text:name="JR_PAGE_ANCHOR_0_18"/>2202</text:p>
          </table:table-cell>
          <table:table-cell table:style-name="TBL_5f_0_5f_17.B1" office:value-type="string">
            <text:p text:style-name="P7">QUEZIA EMANUELA MESSIAS ALVES</text:p>
          </table:table-cell>
          <table:table-cell table:style-name="TBL_5f_0_5f_17.B1" office:value-type="string">
            <text:p text:style-name="P7">ASSESSOR OPERACIONAL</text:p>
          </table:table-cell>
          <table:table-cell table:style-name="TBL_5f_0_5f_17.B1" office:value-type="string">
            <text:p text:style-name="P7">GRUPO DE APOIO OPERACIONAL - SEC. GERAL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092,6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4.001,60</text:p>
          </table:table-cell>
          <table:table-cell table:style-name="TBL_5f_0_5f_17.E1" office:value-type="string">
            <text:p text:style-name="P8">172,74</text:p>
          </table:table-cell>
          <table:table-cell table:style-name="TBL_5f_0_5f_17.E1" office:value-type="string">
            <text:p text:style-name="P8">1,1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73,93</text:p>
          </table:table-cell>
          <table:table-cell table:style-name="TBL_5f_0_5f_17.E1" office:value-type="string">
            <text:p text:style-name="P8">3.827,67</text:p>
          </table:table-cell>
        </table:table-row>
        <table:table-row table:style-name="TBL_5f_0_5f_17.1">
          <table:table-cell table:style-name="TBL_5f_0_5f_17.A1" office:value-type="string">
            <text:p text:style-name="P7">519</text:p>
          </table:table-cell>
          <table:table-cell table:style-name="TBL_5f_0_5f_17.B1" office:value-type="string">
            <text:p text:style-name="P7">RAFAEL CUSTODIO SILVA</text:p>
          </table:table-cell>
          <table:table-cell table:style-name="TBL_5f_0_5f_17.B1" office:value-type="string">
            <text:p text:style-name="P7">ASSESSOR DE TECNOLOGIA DA INFORMAÇÃO</text:p>
          </table:table-cell>
          <table:table-cell table:style-name="TBL_5f_0_5f_17.B1" office:value-type="string">
            <text:p text:style-name="P7">DIRETORIA DE TECNOLOGIA DA INFORMACAO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260,3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6.433,28</text:p>
          </table:table-cell>
          <table:table-cell table:style-name="TBL_5f_0_5f_17.E1" office:value-type="string">
            <text:p text:style-name="P8">455,39</text:p>
          </table:table-cell>
          <table:table-cell table:style-name="TBL_5f_0_5f_17.E1" office:value-type="string">
            <text:p text:style-name="P8">159,0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614,46</text:p>
          </table:table-cell>
          <table:table-cell table:style-name="TBL_5f_0_5f_17.E1" office:value-type="string">
            <text:p text:style-name="P8">5.818,82</text:p>
          </table:table-cell>
        </table:table-row>
        <table:table-row table:style-name="TBL_5f_0_5f_17.1">
          <table:table-cell table:style-name="TBL_5f_0_5f_17.A1" office:value-type="string">
            <text:p text:style-name="P7">1466</text:p>
          </table:table-cell>
          <table:table-cell table:style-name="TBL_5f_0_5f_17.B1" office:value-type="string">
            <text:p text:style-name="P7">RAFAEL SCHWEZ KURKOWSKI</text:p>
          </table:table-cell>
          <table:table-cell table:style-name="TBL_5f_0_5f_17.B1" office:value-type="string">
            <text:p text:style-name="P7">PROMOTOR DE JUSTIÇA DE ENTR. INICIAL</text:p>
          </table:table-cell>
          <table:table-cell table:style-name="TBL_5f_0_5f_17.B1" office:value-type="string">
            <text:p text:style-name="P7">PROMOTORIA DE JUSTICA - BOQUIM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33.913,64</text:p>
          </table:table-cell>
          <table:table-cell table:style-name="TBL_5f_0_5f_17.E1" office:value-type="string">
            <text:p text:style-name="P8">4.480,65</text:p>
          </table:table-cell>
          <table:table-cell table:style-name="TBL_5f_0_5f_17.E1" office:value-type="string">
            <text:p text:style-name="P8">6.699,7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.180,39</text:p>
          </table:table-cell>
          <table:table-cell table:style-name="TBL_5f_0_5f_17.E1" office:value-type="string">
            <text:p text:style-name="P8">22.733,25</text:p>
          </table:table-cell>
        </table:table-row>
        <table:table-row table:style-name="TBL_5f_0_5f_17.1">
          <table:table-cell table:style-name="TBL_5f_0_5f_17.A1" office:value-type="string">
            <text:p text:style-name="P7">1711</text:p>
          </table:table-cell>
          <table:table-cell table:style-name="TBL_5f_0_5f_17.B1" office:value-type="string">
            <text:p text:style-name="P7">RAFAEL VALENCA DA COST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7ª PROMOTORIA DE JUSTICA DISTRITAL - ARACAJU</text:p>
          </table:table-cell>
          <table:table-cell table:style-name="TBL_5f_0_5f_17.E1" office:value-type="string">
            <text:p text:style-name="P8">3.715,54</text:p>
          </table:table-cell>
          <table:table-cell table:style-name="TBL_5f_0_5f_17.E1" office:value-type="string">
            <text:p text:style-name="P8">390,8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399,5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7.414,94</text:p>
          </table:table-cell>
          <table:table-cell table:style-name="TBL_5f_0_5f_17.E1" office:value-type="string">
            <text:p text:style-name="P8">574,90</text:p>
          </table:table-cell>
          <table:table-cell table:style-name="TBL_5f_0_5f_17.E1" office:value-type="string">
            <text:p text:style-name="P8">174,9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749,83</text:p>
          </table:table-cell>
          <table:table-cell table:style-name="TBL_5f_0_5f_17.E1" office:value-type="string">
            <text:p text:style-name="P8">6.665,11</text:p>
          </table:table-cell>
        </table:table-row>
        <table:table-row table:style-name="TBL_5f_0_5f_17.1">
          <table:table-cell table:style-name="TBL_5f_0_5f_17.A1" office:value-type="string">
            <text:p text:style-name="P7">876</text:p>
          </table:table-cell>
          <table:table-cell table:style-name="TBL_5f_0_5f_17.B1" office:value-type="string">
            <text:p text:style-name="P7">RAIMUNDO BISPO FILHO</text:p>
          </table:table-cell>
          <table:table-cell table:style-name="TBL_5f_0_5f_17.B1" office:value-type="string">
            <text:p text:style-name="P7">PROMOTOR DE JUSTIÇA DE ENTR. INICIAL</text:p>
          </table:table-cell>
          <table:table-cell table:style-name="TBL_5f_0_5f_17.B1" office:value-type="string">
            <text:p text:style-name="P7">PROMOTORIA DE JUSTICA - POCO REDONDO 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7.010,9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840,56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45.029,07</text:p>
          </table:table-cell>
          <table:table-cell table:style-name="TBL_5f_0_5f_17.E1" office:value-type="string">
            <text:p text:style-name="P8">4.480,65</text:p>
          </table:table-cell>
          <table:table-cell table:style-name="TBL_5f_0_5f_17.E1" office:value-type="string">
            <text:p text:style-name="P8">7.547,3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028,00</text:p>
          </table:table-cell>
          <table:table-cell table:style-name="TBL_5f_0_5f_17.E1" office:value-type="string">
            <text:p text:style-name="P8">33.001,07</text:p>
          </table:table-cell>
        </table:table-row>
        <table:table-row table:style-name="TBL_5f_0_5f_17.1">
          <table:table-cell table:style-name="TBL_5f_0_5f_17.A1" office:value-type="string">
            <text:p text:style-name="P7">1172</text:p>
          </table:table-cell>
          <table:table-cell table:style-name="TBL_5f_0_5f_17.B1" office:value-type="string">
            <text:p text:style-name="P7">RAISSA LEMOS SILVA MACHADO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3ª PROMOTORIA DE JUSTICA DISTRITAL - ARACAJU</text:p>
          </table:table-cell>
          <table:table-cell table:style-name="TBL_5f_0_5f_17.E1" office:value-type="string">
            <text:p text:style-name="P8">4.972,24</text:p>
          </table:table-cell>
          <table:table-cell table:style-name="TBL_5f_0_5f_17.E1" office:value-type="string">
            <text:p text:style-name="P8">745,8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7.627,07</text:p>
          </table:table-cell>
          <table:table-cell table:style-name="TBL_5f_0_5f_17.E1" office:value-type="string">
            <text:p text:style-name="P8">800,53</text:p>
          </table:table-cell>
          <table:table-cell table:style-name="TBL_5f_0_5f_17.E1" office:value-type="string">
            <text:p text:style-name="P8">482,9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283,50</text:p>
          </table:table-cell>
          <table:table-cell table:style-name="TBL_5f_0_5f_17.E1" office:value-type="string">
            <text:p text:style-name="P8">6.343,57</text:p>
          </table:table-cell>
        </table:table-row>
        <table:table-row table:style-name="TBL_5f_0_5f_17.1">
          <table:table-cell table:style-name="TBL_5f_0_5f_17.A1" office:value-type="string">
            <text:p text:style-name="P7">1033</text:p>
          </table:table-cell>
          <table:table-cell table:style-name="TBL_5f_0_5f_17.B1" office:value-type="string">
            <text:p text:style-name="P7">RANDERSON FERREIRA BARBOSA SANTOS</text:p>
          </table:table-cell>
          <table:table-cell table:style-name="TBL_5f_0_5f_17.B1" office:value-type="string">
            <text:p text:style-name="P7">Chefe do N. de Cadast. , Doc. e Dist. Funcional</text:p>
          </table:table-cell>
          <table:table-cell table:style-name="TBL_5f_0_5f_17.B1" office:value-type="string">
            <text:p text:style-name="P7">DIRETORIA DE RECURSOS HUMANOS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308,4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6.217,46</text:p>
          </table:table-cell>
          <table:table-cell table:style-name="TBL_5f_0_5f_17.E1" office:value-type="string">
            <text:p text:style-name="P8">462,12</text:p>
          </table:table-cell>
          <table:table-cell table:style-name="TBL_5f_0_5f_17.E1" office:value-type="string">
            <text:p text:style-name="P8">165,2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627,40</text:p>
          </table:table-cell>
          <table:table-cell table:style-name="TBL_5f_0_5f_17.E1" office:value-type="string">
            <text:p text:style-name="P8">5.590,06</text:p>
          </table:table-cell>
        </table:table-row>
        <table:table-row table:style-name="TBL_5f_0_5f_17.1">
          <table:table-cell table:style-name="TBL_5f_0_5f_17.A1" office:value-type="string">
            <text:p text:style-name="P7">1886</text:p>
          </table:table-cell>
          <table:table-cell table:style-name="TBL_5f_0_5f_17.B1" office:value-type="string">
            <text:p text:style-name="P7">RAPHAEL FERREIRA ROCHA SANTANA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PROMOTORIA DE JUSTICA - POCO VERDE </text:p>
          </table:table-cell>
          <table:table-cell table:style-name="TBL_5f_0_5f_17.E1" office:value-type="string">
            <text:p text:style-name="P8">6.390,96</text:p>
          </table:table-cell>
          <table:table-cell table:style-name="TBL_5f_0_5f_17.E1" office:value-type="string">
            <text:p text:style-name="P8">504,2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121,43</text:p>
          </table:table-cell>
          <table:table-cell table:style-name="TBL_5f_0_5f_17.E1" office:value-type="string">
            <text:p text:style-name="P8">10.016,64</text:p>
          </table:table-cell>
          <table:table-cell table:style-name="TBL_5f_0_5f_17.E1" office:value-type="string">
            <text:p text:style-name="P8">965,33</text:p>
          </table:table-cell>
          <table:table-cell table:style-name="TBL_5f_0_5f_17.E1" office:value-type="string">
            <text:p text:style-name="P8">709,2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674,55</text:p>
          </table:table-cell>
          <table:table-cell table:style-name="TBL_5f_0_5f_17.E1" office:value-type="string">
            <text:p text:style-name="P8">8.342,09</text:p>
          </table:table-cell>
        </table:table-row>
        <table:table-row table:style-name="TBL_5f_0_5f_17.1">
          <table:table-cell table:style-name="TBL_5f_0_5f_17.A1" office:value-type="string">
            <text:p text:style-name="P7">2174</text:p>
          </table:table-cell>
          <table:table-cell table:style-name="TBL_5f_0_5f_17.B1" office:value-type="string">
            <text:p text:style-name="P7">RAQUEL AYLANA RIBEIRO LIMA</text:p>
          </table:table-cell>
          <table:table-cell table:style-name="TBL_5f_0_5f_17.B1" office:value-type="string">
            <text:p text:style-name="P7">CABO - requisitado</text:p>
          </table:table-cell>
          <table:table-cell table:style-name="TBL_5f_0_5f_17.B1" office:value-type="string">
            <text:p text:style-name="P7">COORDENADORIA MILITAR/GABINETE DE SEGURANÇA INSTITUCIONAL-GSI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226,9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226,9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226,93</text:p>
          </table:table-cell>
        </table:table-row>
        <table:table-row table:style-name="TBL_5f_0_5f_17.1">
          <table:table-cell table:style-name="TBL_5f_0_5f_17.A1" office:value-type="string">
            <text:p text:style-name="P7">2091</text:p>
          </table:table-cell>
          <table:table-cell table:style-name="TBL_5f_0_5f_17.B1" office:value-type="string">
            <text:p text:style-name="P7">RAQUEL PEREIRA DE CASTRO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2ª PROMOTORIA DE JUSTICA - SIMAO DIAS</text:p>
          </table:table-cell>
          <table:table-cell table:style-name="TBL_5f_0_5f_17.E1" office:value-type="string">
            <text:p text:style-name="P8">3.119,6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897,74</text:p>
          </table:table-cell>
          <table:table-cell table:style-name="TBL_5f_0_5f_17.E1" office:value-type="string">
            <text:p text:style-name="P8">6.017,38</text:p>
          </table:table-cell>
          <table:table-cell table:style-name="TBL_5f_0_5f_17.E1" office:value-type="string">
            <text:p text:style-name="P8">436,75</text:p>
          </table:table-cell>
          <table:table-cell table:style-name="TBL_5f_0_5f_17.E1" office:value-type="string">
            <text:p text:style-name="P8">58,4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95,17</text:p>
          </table:table-cell>
          <table:table-cell table:style-name="TBL_5f_0_5f_17.E1" office:value-type="string">
            <text:p text:style-name="P8">5.522,21</text:p>
          </table:table-cell>
        </table:table-row>
        <table:table-row table:style-name="TBL_5f_0_5f_17.1">
          <table:table-cell table:style-name="TBL_5f_0_5f_17.A1" office:value-type="string">
            <text:p text:style-name="P7">1758</text:p>
          </table:table-cell>
          <table:table-cell table:style-name="TBL_5f_0_5f_17.B1" office:value-type="string">
            <text:p text:style-name="P7">RAQUEL SOARES DA SILVA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CENTRO DE APOIO OPERACIONAL DO TERCEIRO SETOR</text:p>
          </table:table-cell>
          <table:table-cell table:style-name="TBL_5f_0_5f_17.E1" office:value-type="string">
            <text:p text:style-name="P8">7.611,74</text:p>
          </table:table-cell>
          <table:table-cell table:style-name="TBL_5f_0_5f_17.E1" office:value-type="string">
            <text:p text:style-name="P8">1.141,7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724,9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93,26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3.680,66</text:p>
          </table:table-cell>
          <table:table-cell table:style-name="TBL_5f_0_5f_17.E1" office:value-type="string">
            <text:p text:style-name="P8">1.225,49</text:p>
          </table:table-cell>
          <table:table-cell table:style-name="TBL_5f_0_5f_17.E1" office:value-type="string">
            <text:p text:style-name="P8">1.281,4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06,98</text:p>
          </table:table-cell>
          <table:table-cell table:style-name="TBL_5f_0_5f_17.E1" office:value-type="string">
            <text:p text:style-name="P8">11.173,68</text:p>
          </table:table-cell>
        </table:table-row>
        <table:table-row table:style-name="TBL_5f_0_5f_17.1">
          <table:table-cell table:style-name="TBL_5f_0_5f_17.A1" office:value-type="string">
            <text:p text:style-name="P7">61</text:p>
          </table:table-cell>
          <table:table-cell table:style-name="TBL_5f_0_5f_17.B1" office:value-type="string">
            <text:p text:style-name="P7">RAUL JOSE VIEIRA NETO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INATIVOS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803,13</text:p>
          </table:table-cell>
          <table:table-cell table:style-name="TBL_5f_0_5f_17.E1" office:value-type="string">
            <text:p text:style-name="P8">1.803,1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803,13</text:p>
          </table:table-cell>
        </table:table-row>
        <table:table-row table:style-name="TBL_5f_0_5f_17.1">
          <table:table-cell table:style-name="TBL_5f_0_5f_17.A1" office:value-type="string">
            <text:p text:style-name="P7">1895</text:p>
          </table:table-cell>
          <table:table-cell table:style-name="TBL_5f_0_5f_17.B1" office:value-type="string">
            <text:p text:style-name="P7">RAYANA SCHUSTER LEITE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DIRETORIA FINANCEIRA</text:p>
          </table:table-cell>
          <table:table-cell table:style-name="TBL_5f_0_5f_17.E1" office:value-type="string">
            <text:p text:style-name="P8">4.972,24</text:p>
          </table:table-cell>
          <table:table-cell table:style-name="TBL_5f_0_5f_17.E1" office:value-type="string">
            <text:p text:style-name="P8">392,31</text:p>
          </table:table-cell>
          <table:table-cell table:style-name="TBL_5f_0_5f_17.E1" office:value-type="string">
            <text:p text:style-name="P8">3.692,3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0.965,85</text:p>
          </table:table-cell>
          <table:table-cell table:style-name="TBL_5f_0_5f_17.E1" office:value-type="string">
            <text:p text:style-name="P8">751,04</text:p>
          </table:table-cell>
          <table:table-cell table:style-name="TBL_5f_0_5f_17.E1" office:value-type="string">
            <text:p text:style-name="P8">1.414,7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65,78</text:p>
          </table:table-cell>
          <table:table-cell table:style-name="TBL_5f_0_5f_17.E1" office:value-type="string">
            <text:p text:style-name="P8">8.800,07</text:p>
          </table:table-cell>
        </table:table-row>
        <table:table-row table:style-name="TBL_5f_0_5f_17.1">
          <table:table-cell table:style-name="TBL_5f_0_5f_17.A1" office:value-type="string">
            <text:p text:style-name="P7">1374</text:p>
          </table:table-cell>
          <table:table-cell table:style-name="TBL_5f_0_5f_17.B1" office:value-type="string">
            <text:p text:style-name="P7">RAYANNE SILVA DE PONTES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4ª PROMOTORIA DE JUSTICA CRIMINAL - ARACAJU </text:p>
          </table:table-cell>
          <table:table-cell table:style-name="TBL_5f_0_5f_17.E1" office:value-type="string">
            <text:p text:style-name="P8">4.972,24</text:p>
          </table:table-cell>
          <table:table-cell table:style-name="TBL_5f_0_5f_17.E1" office:value-type="string">
            <text:p text:style-name="P8">745,8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7.627,07</text:p>
          </table:table-cell>
          <table:table-cell table:style-name="TBL_5f_0_5f_17.E1" office:value-type="string">
            <text:p text:style-name="P8">800,53</text:p>
          </table:table-cell>
          <table:table-cell table:style-name="TBL_5f_0_5f_17.E1" office:value-type="string">
            <text:p text:style-name="P8">482,9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283,50</text:p>
          </table:table-cell>
          <table:table-cell table:style-name="TBL_5f_0_5f_17.E1" office:value-type="string">
            <text:p text:style-name="P8">6.343,57</text:p>
          </table:table-cell>
        </table:table-row>
        <table:table-row table:style-name="TBL_5f_0_5f_17.1">
          <table:table-cell table:style-name="TBL_5f_0_5f_17.A1" office:value-type="string">
            <text:p text:style-name="P7">1869</text:p>
          </table:table-cell>
          <table:table-cell table:style-name="TBL_5f_0_5f_17.B1" office:value-type="string">
            <text:p text:style-name="P7">RAYMUNDO NAPOLEAO XIMENES NETO</text:p>
          </table:table-cell>
          <table:table-cell table:style-name="TBL_5f_0_5f_17.B1" office:value-type="string">
            <text:p text:style-name="P7">PROMOTOR DE JUSTIÇA SUBSTITUTO</text:p>
          </table:table-cell>
          <table:table-cell table:style-name="TBL_5f_0_5f_17.B1" office:value-type="string">
            <text:p text:style-name="P7">PROMOTOR DE JUSTICA SUBSTITUTO</text:p>
          </table:table-cell>
          <table:table-cell table:style-name="TBL_5f_0_5f_17.E1" office:value-type="string">
            <text:p text:style-name="P8">30.404,4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600,23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33.913,64</text:p>
          </table:table-cell>
          <table:table-cell table:style-name="TBL_5f_0_5f_17.E1" office:value-type="string">
            <text:p text:style-name="P8">4.256,62</text:p>
          </table:table-cell>
          <table:table-cell table:style-name="TBL_5f_0_5f_17.E1" office:value-type="string">
            <text:p text:style-name="P8">6.761,3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.017,97</text:p>
          </table:table-cell>
          <table:table-cell table:style-name="TBL_5f_0_5f_17.E1" office:value-type="string">
            <text:p text:style-name="P8">22.895,67</text:p>
          </table:table-cell>
        </table:table-row>
        <table:table-row table:style-name="TBL_5f_0_5f_17.1">
          <table:table-cell table:style-name="TBL_5f_0_5f_17.A1" office:value-type="string">
            <text:p text:style-name="P7">2032</text:p>
          </table:table-cell>
          <table:table-cell table:style-name="TBL_5f_0_5f_17.B1" office:value-type="string">
            <text:p text:style-name="P7">REGINALDO DOS SANTOS</text:p>
          </table:table-cell>
          <table:table-cell table:style-name="TBL_5f_0_5f_17.B1" office:value-type="string">
            <text:p text:style-name="P7">2º SARGENTO - requisitado-BESP</text:p>
          </table:table-cell>
          <table:table-cell table:style-name="TBL_5f_0_5f_17.B1" office:value-type="string">
            <text:p text:style-name="P7">COORDENADORIA MILITAR/GABINETE DE SEGURANÇA INSTITUCIONAL-GSI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226,9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226,9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226,93</text:p>
          </table:table-cell>
        </table:table-row>
        <table:table-row table:style-name="TBL_5f_0_5f_17.1">
          <table:table-cell table:style-name="TBL_5f_0_5f_17.A1" office:value-type="string">
            <text:p text:style-name="P7">2165</text:p>
          </table:table-cell>
          <table:table-cell table:style-name="TBL_5f_0_5f_17.B1" office:value-type="string">
            <text:p text:style-name="P7">REGNALDO DORIA DE FREITAS</text:p>
          </table:table-cell>
          <table:table-cell table:style-name="TBL_5f_0_5f_17.B1" office:value-type="string">
            <text:p text:style-name="P7">CORONEL - requisitado </text:p>
          </table:table-cell>
          <table:table-cell table:style-name="TBL_5f_0_5f_17.B1" office:value-type="string">
            <text:p text:style-name="P7">COORDENADORIA MILITAR/GABINETE DE SEGURANÇA INSTITUCIONAL-GSI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226,93</text:p>
          </table:table-cell>
          <table:table-cell table:style-name="TBL_5f_0_5f_17.E1" office:value-type="string">
            <text:p text:style-name="P8">6.499,1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384,07</text:p>
          </table:table-cell>
          <table:table-cell table:style-name="TBL_5f_0_5f_17.E1" office:value-type="string">
            <text:p text:style-name="P8">10.110,1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151,0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151,03</text:p>
          </table:table-cell>
          <table:table-cell table:style-name="TBL_5f_0_5f_17.E1" office:value-type="string">
            <text:p text:style-name="P8">8.959,11</text:p>
          </table:table-cell>
        </table:table-row>
        <table:table-row table:style-name="TBL_5f_0_5f_17.1">
          <table:table-cell table:style-name="TBL_5f_0_5f_17.A1" office:value-type="string">
            <text:p text:style-name="P7">2133</text:p>
          </table:table-cell>
          <table:table-cell table:style-name="TBL_5f_0_5f_17.B1" office:value-type="string">
            <text:p text:style-name="P7">RENAN DO NASCIMENTO SANTOS </text:p>
          </table:table-cell>
          <table:table-cell table:style-name="TBL_5f_0_5f_17.B1" office:value-type="string">
            <text:p text:style-name="P7">ASSESSOR OPERACIONAL</text:p>
          </table:table-cell>
          <table:table-cell table:style-name="TBL_5f_0_5f_17.B1" office:value-type="string">
            <text:p text:style-name="P7">GRUPO DE ATUACAO ESPECIAL DE COMBATE AO CRIME ORGANIZADO (GAECO)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092,6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4.001,60</text:p>
          </table:table-cell>
          <table:table-cell table:style-name="TBL_5f_0_5f_17.E1" office:value-type="string">
            <text:p text:style-name="P8">172,74</text:p>
          </table:table-cell>
          <table:table-cell table:style-name="TBL_5f_0_5f_17.E1" office:value-type="string">
            <text:p text:style-name="P8">1,1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73,93</text:p>
          </table:table-cell>
          <table:table-cell table:style-name="TBL_5f_0_5f_17.E1" office:value-type="string">
            <text:p text:style-name="P8">3.827,67</text:p>
          </table:table-cell>
        </table:table-row>
        <table:table-row table:style-name="TBL_5f_0_5f_17.1">
          <table:table-cell table:style-name="TBL_5f_0_5f_17.A1" office:value-type="string">
            <text:p text:style-name="P7">2191</text:p>
          </table:table-cell>
          <table:table-cell table:style-name="TBL_5f_0_5f_17.B1" office:value-type="string">
            <text:p text:style-name="P7">RENATA BRITO VIEIRA TELES</text:p>
          </table:table-cell>
          <table:table-cell table:style-name="TBL_5f_0_5f_17.B1" office:value-type="string">
            <text:p text:style-name="P7">ASSESSOR DO NÚCLEO DE P. CONTÁBIL</text:p>
          </table:table-cell>
          <table:table-cell table:style-name="TBL_5f_0_5f_17.B1" office:value-type="string">
            <text:p text:style-name="P7">DIVISAO DE PERICIA CONTABIL - GAAE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480,1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3.389,13</text:p>
          </table:table-cell>
          <table:table-cell table:style-name="TBL_5f_0_5f_17.E1" office:value-type="string">
            <text:p text:style-name="P8">117,5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7,53</text:p>
          </table:table-cell>
          <table:table-cell table:style-name="TBL_5f_0_5f_17.E1" office:value-type="string">
            <text:p text:style-name="P8">3.271,60</text:p>
          </table:table-cell>
        </table:table-row>
        <table:table-row table:style-name="TBL_5f_0_5f_17.1">
          <table:table-cell table:style-name="TBL_5f_0_5f_17.A1" office:value-type="string">
            <text:p text:style-name="P7">2172</text:p>
          </table:table-cell>
          <table:table-cell table:style-name="TBL_5f_0_5f_17.B1" office:value-type="string">
            <text:p text:style-name="P7">RENATA LUIZA ARAGAO SILVA FIGUEIREDO</text:p>
          </table:table-cell>
          <table:table-cell table:style-name="TBL_5f_0_5f_17.B1" office:value-type="string">
            <text:p text:style-name="P7">ASSESSOR DE PROCURADOR DE JUSTIÇA</text:p>
          </table:table-cell>
          <table:table-cell table:style-name="TBL_5f_0_5f_17.B1" office:value-type="string">
            <text:p text:style-name="P7">2ª PROCURADORIA DE JUSTICA (1ª CAMARA CIVEL)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315,6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056,00</text:p>
          </table:table-cell>
          <table:table-cell table:style-name="TBL_5f_0_5f_17.E1" office:value-type="string">
            <text:p text:style-name="P8">13.371,69</text:p>
          </table:table-cell>
          <table:table-cell table:style-name="TBL_5f_0_5f_17.E1" office:value-type="string">
            <text:p text:style-name="P8">713,08</text:p>
          </table:table-cell>
          <table:table-cell table:style-name="TBL_5f_0_5f_17.E1" office:value-type="string">
            <text:p text:style-name="P8">2.321,3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034,44</text:p>
          </table:table-cell>
          <table:table-cell table:style-name="TBL_5f_0_5f_17.E1" office:value-type="string">
            <text:p text:style-name="P8">10.337,25</text:p>
          </table:table-cell>
        </table:table-row>
        <table:table-row table:style-name="TBL_5f_0_5f_17.1">
          <table:table-cell table:style-name="TBL_5f_0_5f_17.A1" office:value-type="string">
            <text:p text:style-name="P7">1526</text:p>
          </table:table-cell>
          <table:table-cell table:style-name="TBL_5f_0_5f_17.B1" office:value-type="string">
            <text:p text:style-name="P7">RENATA MACIEL ALMEIDA ARAUJO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1ª PROMOTORIA DE JUSTICA DAS EXECUCOES CRIMINAIS - ARACAJU</text:p>
          </table:table-cell>
          <table:table-cell table:style-name="TBL_5f_0_5f_17.E1" office:value-type="string">
            <text:p text:style-name="P8">7.611,74</text:p>
          </table:table-cell>
          <table:table-cell table:style-name="TBL_5f_0_5f_17.E1" office:value-type="string">
            <text:p text:style-name="P8">800,7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0.321,48</text:p>
          </table:table-cell>
          <table:table-cell table:style-name="TBL_5f_0_5f_17.E1" office:value-type="string">
            <text:p text:style-name="P8">1.177,75</text:p>
          </table:table-cell>
          <table:table-cell table:style-name="TBL_5f_0_5f_17.E1" office:value-type="string">
            <text:p text:style-name="P8">1.068,0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245,81</text:p>
          </table:table-cell>
          <table:table-cell table:style-name="TBL_5f_0_5f_17.E1" office:value-type="string">
            <text:p text:style-name="P8">8.075,67</text:p>
          </table:table-cell>
        </table:table-row>
        <table:table-row table:style-name="TBL_5f_0_5f_17.1">
          <table:table-cell table:style-name="TBL_5f_0_5f_17.A1" office:value-type="string">
            <text:p text:style-name="P7">1356</text:p>
          </table:table-cell>
          <table:table-cell table:style-name="TBL_5f_0_5f_17.B1" office:value-type="string">
            <text:p text:style-name="P7">RENATA MOREIRA SANDES GUERR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ESCOLA SUPERIOR DO MP</text:p>
          </table:table-cell>
          <table:table-cell table:style-name="TBL_5f_0_5f_17.E1" office:value-type="string">
            <text:p text:style-name="P8">5.270,57</text:p>
          </table:table-cell>
          <table:table-cell table:style-name="TBL_5f_0_5f_17.E1" office:value-type="string">
            <text:p text:style-name="P8">1.581,1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63,9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11.188,64</text:p>
          </table:table-cell>
          <table:table-cell table:style-name="TBL_5f_0_5f_17.E1" office:value-type="string">
            <text:p text:style-name="P8">959,24</text:p>
          </table:table-cell>
          <table:table-cell table:style-name="TBL_5f_0_5f_17.E1" office:value-type="string">
            <text:p text:style-name="P8">698,9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658,18</text:p>
          </table:table-cell>
          <table:table-cell table:style-name="TBL_5f_0_5f_17.E1" office:value-type="string">
            <text:p text:style-name="P8">9.530,46</text:p>
          </table:table-cell>
        </table:table-row>
        <table:table-row table:style-name="TBL_5f_0_5f_17.1">
          <table:table-cell table:style-name="TBL_5f_0_5f_17.A1" office:value-type="string">
            <text:p text:style-name="P7">1701</text:p>
          </table:table-cell>
          <table:table-cell table:style-name="TBL_5f_0_5f_17.B1" office:value-type="string">
            <text:p text:style-name="P7">RENATA PEREIRA DANTAS</text:p>
          </table:table-cell>
          <table:table-cell table:style-name="TBL_5f_0_5f_17.B1" office:value-type="string">
            <text:p text:style-name="P7">ASSESSOR DE PROCURADOR DE JUSTIÇA</text:p>
          </table:table-cell>
          <table:table-cell table:style-name="TBL_5f_0_5f_17.B1" office:value-type="string">
            <text:p text:style-name="P7">9ª PROCURADORIA DE JUSTICA (CAMARA CRIMINAL)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315,6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4.224,68</text:p>
          </table:table-cell>
          <table:table-cell table:style-name="TBL_5f_0_5f_17.E1" office:value-type="string">
            <text:p text:style-name="P8">713,08</text:p>
          </table:table-cell>
          <table:table-cell table:style-name="TBL_5f_0_5f_17.E1" office:value-type="string">
            <text:p text:style-name="P8">2.321,3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034,44</text:p>
          </table:table-cell>
          <table:table-cell table:style-name="TBL_5f_0_5f_17.E1" office:value-type="string">
            <text:p text:style-name="P8">11.190,24</text:p>
          </table:table-cell>
        </table:table-row>
        <table:table-row table:style-name="TBL_5f_0_5f_17.1">
          <table:table-cell table:style-name="TBL_5f_0_5f_17.A1" office:value-type="string">
            <text:p text:style-name="P7">1956</text:p>
          </table:table-cell>
          <table:table-cell table:style-name="TBL_5f_0_5f_17.B1" office:value-type="string">
            <text:p text:style-name="P7">RENATA SARA DANTAS MARQUES SOARES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2ª PROMOTORIA DE JUSTIÇA DA CURADORIA DA INFÂNCIA E DA ADOLESCÊNCIA - ARACAJU</text:p>
          </table:table-cell>
          <table:table-cell table:style-name="TBL_5f_0_5f_17.E1" office:value-type="string">
            <text:p text:style-name="P8">2.943,06</text:p>
          </table:table-cell>
          <table:table-cell table:style-name="TBL_5f_0_5f_17.E1" office:value-type="string">
            <text:p text:style-name="P8">232,2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5.084,25</text:p>
          </table:table-cell>
          <table:table-cell table:style-name="TBL_5f_0_5f_17.E1" office:value-type="string">
            <text:p text:style-name="P8">444,54</text:p>
          </table:table-cell>
          <table:table-cell table:style-name="TBL_5f_0_5f_17.E1" office:value-type="string">
            <text:p text:style-name="P8">62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506,54</text:p>
          </table:table-cell>
          <table:table-cell table:style-name="TBL_5f_0_5f_17.E1" office:value-type="string">
            <text:p text:style-name="P8">4.577,71</text:p>
          </table:table-cell>
        </table:table-row>
        <table:table-row table:style-name="TBL_5f_0_5f_17.1">
          <table:table-cell table:style-name="TBL_5f_0_5f_17.A1" office:value-type="string">
            <text:p text:style-name="P7">713</text:p>
          </table:table-cell>
          <table:table-cell table:style-name="TBL_5f_0_5f_17.B1" office:value-type="string">
            <text:p text:style-name="P7">RENATO VIEIRA DANTAS BERNARDES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1ª PROMOTORIA DE JUSTICA CRIMINAL - ITABAIANA</text:p>
          </table:table-cell>
          <table:table-cell table:style-name="TBL_5f_0_5f_17.E1" office:value-type="string">
            <text:p text:style-name="P8">33.689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368,91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39.230,94</text:p>
          </table:table-cell>
          <table:table-cell table:style-name="TBL_5f_0_5f_17.E1" office:value-type="string">
            <text:p text:style-name="P8">4.716,48</text:p>
          </table:table-cell>
          <table:table-cell table:style-name="TBL_5f_0_5f_17.E1" office:value-type="string">
            <text:p text:style-name="P8">8.024,5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741,04</text:p>
          </table:table-cell>
          <table:table-cell table:style-name="TBL_5f_0_5f_17.E1" office:value-type="string">
            <text:p text:style-name="P8">26.489,90</text:p>
          </table:table-cell>
        </table:table-row>
        <table:table-row table:style-name="TBL_5f_0_5f_17.1">
          <table:table-cell table:style-name="TBL_5f_0_5f_17.A1" office:value-type="string">
            <text:p text:style-name="P7">620</text:p>
          </table:table-cell>
          <table:table-cell table:style-name="TBL_5f_0_5f_17.B1" office:value-type="string">
            <text:p text:style-name="P7">RENE ANTONIO ERBA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2ª PROMOTORIA DE JUSTICA CRIMINAL - SAO CRISTOVAO </text:p>
          </table:table-cell>
          <table:table-cell table:style-name="TBL_5f_0_5f_17.E1" office:value-type="string">
            <text:p text:style-name="P8">33.689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35.862,03</text:p>
          </table:table-cell>
          <table:table-cell table:style-name="TBL_5f_0_5f_17.E1" office:value-type="string">
            <text:p text:style-name="P8">4.716,48</text:p>
          </table:table-cell>
          <table:table-cell table:style-name="TBL_5f_0_5f_17.E1" office:value-type="string">
            <text:p text:style-name="P8">7.098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.814,59</text:p>
          </table:table-cell>
          <table:table-cell table:style-name="TBL_5f_0_5f_17.E1" office:value-type="string">
            <text:p text:style-name="P8">24.047,44</text:p>
          </table:table-cell>
        </table:table-row>
        <table:table-row table:style-name="TBL_5f_0_5f_17.1">
          <table:table-cell table:style-name="TBL_5f_0_5f_17.A1" office:value-type="string">
            <text:p text:style-name="P7">270</text:p>
          </table:table-cell>
          <table:table-cell table:style-name="TBL_5f_0_5f_17.B1" office:value-type="string">
            <text:p text:style-name="P7">RENIVALDO LIMA SAMPAIO</text:p>
          </table:table-cell>
          <table:table-cell table:style-name="TBL_5f_0_5f_17.B1" office:value-type="string">
            <text:p text:style-name="P7">AGENTE ADMINISTRATIVO</text:p>
          </table:table-cell>
          <table:table-cell table:style-name="TBL_5f_0_5f_17.B1" office:value-type="string">
            <text:p text:style-name="P7">SETOR DE TRANSPORTES/DAA/DA/SG</text:p>
          </table:table-cell>
          <table:table-cell table:style-name="TBL_5f_0_5f_17.E1" office:value-type="string">
            <text:p text:style-name="P8">5.270,57</text:p>
          </table:table-cell>
          <table:table-cell table:style-name="TBL_5f_0_5f_17.E1" office:value-type="string">
            <text:p text:style-name="P8">3.032,77</text:p>
          </table:table-cell>
          <table:table-cell table:style-name="TBL_5f_0_5f_17.E1" office:value-type="string">
            <text:p text:style-name="P8">931,5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162,4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384,07</text:p>
          </table:table-cell>
          <table:table-cell table:style-name="TBL_5f_0_5f_17.E1" office:value-type="string">
            <text:p text:style-name="P8">12.781,38</text:p>
          </table:table-cell>
          <table:table-cell table:style-name="TBL_5f_0_5f_17.E1" office:value-type="string">
            <text:p text:style-name="P8">1.162,47</text:p>
          </table:table-cell>
          <table:table-cell table:style-name="TBL_5f_0_5f_17.E1" office:value-type="string">
            <text:p text:style-name="P8">1.565,9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728,42</text:p>
          </table:table-cell>
          <table:table-cell table:style-name="TBL_5f_0_5f_17.E1" office:value-type="string">
            <text:p text:style-name="P8">10.052,96</text:p>
          </table:table-cell>
        </table:table-row>
        <table:table-row table:style-name="TBL_5f_0_5f_17.1">
          <table:table-cell table:style-name="TBL_5f_0_5f_17.A1" office:value-type="string">
            <text:p text:style-name="P7">1933</text:p>
          </table:table-cell>
          <table:table-cell table:style-name="TBL_5f_0_5f_17.B1" office:value-type="string">
            <text:p text:style-name="P7">RHAQUEL GLEYSIANE FARIAS NUNES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PROMOTORIA DE JUSTICA - CARMOPOLIS</text:p>
          </table:table-cell>
          <table:table-cell table:style-name="TBL_5f_0_5f_17.E1" office:value-type="string">
            <text:p text:style-name="P8">3.916,17</text:p>
          </table:table-cell>
          <table:table-cell table:style-name="TBL_5f_0_5f_17.E1" office:value-type="string">
            <text:p text:style-name="P8">308,99</text:p>
          </table:table-cell>
          <table:table-cell table:style-name="TBL_5f_0_5f_17.E1" office:value-type="string">
            <text:p text:style-name="P8">1.138,5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897,74</text:p>
          </table:table-cell>
          <table:table-cell table:style-name="TBL_5f_0_5f_17.E1" office:value-type="string">
            <text:p text:style-name="P8">8.261,40</text:p>
          </table:table-cell>
          <table:table-cell table:style-name="TBL_5f_0_5f_17.E1" office:value-type="string">
            <text:p text:style-name="P8">591,52</text:p>
          </table:table-cell>
          <table:table-cell table:style-name="TBL_5f_0_5f_17.E1" office:value-type="string">
            <text:p text:style-name="P8">442,9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034,50</text:p>
          </table:table-cell>
          <table:table-cell table:style-name="TBL_5f_0_5f_17.E1" office:value-type="string">
            <text:p text:style-name="P8">7.226,90</text:p>
          </table:table-cell>
        </table:table-row>
        <table:table-row table:style-name="TBL_5f_0_5f_17.1">
          <table:table-cell table:style-name="TBL_5f_0_5f_17.A1" office:value-type="string">
            <text:p text:style-name="P7">1469</text:p>
          </table:table-cell>
          <table:table-cell table:style-name="TBL_5f_0_5f_17.B1" office:value-type="string">
            <text:p text:style-name="P7">RICARDO MACHADO OLIVEIRA</text:p>
          </table:table-cell>
          <table:table-cell table:style-name="TBL_5f_0_5f_17.B1" office:value-type="string">
            <text:p text:style-name="P7">PROMOTOR DE JUSTIÇA DE ENTR. INICIAL</text:p>
          </table:table-cell>
          <table:table-cell table:style-name="TBL_5f_0_5f_17.B1" office:value-type="string">
            <text:p text:style-name="P7">PROMOTORIA DE JUSTICA - PORTO DA FOLHA 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34.177,57</text:p>
          </table:table-cell>
          <table:table-cell table:style-name="TBL_5f_0_5f_17.E1" office:value-type="string">
            <text:p text:style-name="P8">4.480,65</text:p>
          </table:table-cell>
          <table:table-cell table:style-name="TBL_5f_0_5f_17.E1" office:value-type="string">
            <text:p text:style-name="P8">6.647,6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.128,25</text:p>
          </table:table-cell>
          <table:table-cell table:style-name="TBL_5f_0_5f_17.E1" office:value-type="string">
            <text:p text:style-name="P8">23.049,32</text:p>
          </table:table-cell>
        </table:table-row>
        <table:table-row table:style-name="TBL_5f_0_5f_17.1">
          <table:table-cell table:style-name="TBL_5f_0_5f_17.A1" office:value-type="string">
            <text:p text:style-name="P7">402</text:p>
          </table:table-cell>
          <table:table-cell table:style-name="TBL_5f_0_5f_17.B1" office:value-type="string">
            <text:p text:style-name="P7">RICARDO MONTEIRO MOTA</text:p>
          </table:table-cell>
          <table:table-cell table:style-name="TBL_5f_0_5f_17.B1" office:value-type="string">
            <text:p text:style-name="P7">ASSESSOR DE PROCURADOR DE JUSTIÇA</text:p>
          </table:table-cell>
          <table:table-cell table:style-name="TBL_5f_0_5f_17.B1" office:value-type="string">
            <text:p text:style-name="P7">1ª PROCURADORIA DE JUSTICA (1ª CAMARA CIVEL)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315,6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14.488,61</text:p>
          </table:table-cell>
          <table:table-cell table:style-name="TBL_5f_0_5f_17.E1" office:value-type="string">
            <text:p text:style-name="P8">713,08</text:p>
          </table:table-cell>
          <table:table-cell table:style-name="TBL_5f_0_5f_17.E1" office:value-type="string">
            <text:p text:style-name="P8">2.321,3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034,44</text:p>
          </table:table-cell>
          <table:table-cell table:style-name="TBL_5f_0_5f_17.E1" office:value-type="string">
            <text:p text:style-name="P8">11.454,17</text:p>
          </table:table-cell>
        </table:table-row>
        <table:table-row table:style-name="TBL_5f_0_5f_17.1">
          <table:table-cell table:style-name="TBL_5f_0_5f_17.A1" office:value-type="string">
            <text:p text:style-name="P7">1253</text:p>
          </table:table-cell>
          <table:table-cell table:style-name="TBL_5f_0_5f_17.B1" office:value-type="string">
            <text:p text:style-name="P7">RICARDO ROUTMAN DA CUNH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3ª PROCURADORIA DE JUSTICA (1ª CAMARA CIVEL)</text:p>
          </table:table-cell>
          <table:table-cell table:style-name="TBL_5f_0_5f_17.E1" office:value-type="string">
            <text:p text:style-name="P8">3.715,54</text:p>
          </table:table-cell>
          <table:table-cell table:style-name="TBL_5f_0_5f_17.E1" office:value-type="string">
            <text:p text:style-name="P8">3.725,50</text:p>
          </table:table-cell>
          <table:table-cell table:style-name="TBL_5f_0_5f_17.E1" office:value-type="string">
            <text:p text:style-name="P8">8.248,5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17.862,50</text:p>
          </table:table-cell>
          <table:table-cell table:style-name="TBL_5f_0_5f_17.E1" office:value-type="string">
            <text:p text:style-name="P8">1.041,75</text:p>
          </table:table-cell>
          <table:table-cell table:style-name="TBL_5f_0_5f_17.E1" office:value-type="string">
            <text:p text:style-name="P8">2.950,2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991,99</text:p>
          </table:table-cell>
          <table:table-cell table:style-name="TBL_5f_0_5f_17.E1" office:value-type="string">
            <text:p text:style-name="P8">13.870,51</text:p>
          </table:table-cell>
        </table:table-row>
        <table:table-row table:style-name="TBL_5f_0_5f_17.1">
          <table:table-cell table:style-name="TBL_5f_0_5f_17.A1" office:value-type="string">
            <text:p text:style-name="P7">160</text:p>
          </table:table-cell>
          <table:table-cell table:style-name="TBL_5f_0_5f_17.B1" office:value-type="string">
            <text:p text:style-name="P7">RICARDO SOBRAL SOUSA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1ª PROMOTORIA DE JUSTICA - SIMAO DIAS</text:p>
          </table:table-cell>
          <table:table-cell table:style-name="TBL_5f_0_5f_17.E1" office:value-type="string">
            <text:p text:style-name="P8">33.689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384,07</text:p>
          </table:table-cell>
          <table:table-cell table:style-name="TBL_5f_0_5f_17.E1" office:value-type="string">
            <text:p text:style-name="P8">36.073,18</text:p>
          </table:table-cell>
          <table:table-cell table:style-name="TBL_5f_0_5f_17.E1" office:value-type="string">
            <text:p text:style-name="P8">4.716,48</text:p>
          </table:table-cell>
          <table:table-cell table:style-name="TBL_5f_0_5f_17.E1" office:value-type="string">
            <text:p text:style-name="P8">6.941,7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.658,18</text:p>
          </table:table-cell>
          <table:table-cell table:style-name="TBL_5f_0_5f_17.E1" office:value-type="string">
            <text:p text:style-name="P8">24.415,00</text:p>
          </table:table-cell>
        </table:table-row>
        <table:table-row table:style-name="TBL_5f_0_5f_17.1">
          <table:table-cell table:style-name="TBL_5f_0_5f_17.A1" office:value-type="string">
            <text:p text:style-name="P7">1950</text:p>
          </table:table-cell>
          <table:table-cell table:style-name="TBL_5f_0_5f_17.B1" office:value-type="string">
            <text:p text:style-name="P7">RICELLI VIEIRA DE OLIVEIR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ASSESSORIA DA CORREGEDORIA GERAL</text:p>
          </table:table-cell>
          <table:table-cell table:style-name="TBL_5f_0_5f_17.E1" office:value-type="string">
            <text:p text:style-name="P8">3.505,23</text:p>
          </table:table-cell>
          <table:table-cell table:style-name="TBL_5f_0_5f_17.E1" office:value-type="string">
            <text:p text:style-name="P8">525,7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5.940,00</text:p>
          </table:table-cell>
          <table:table-cell table:style-name="TBL_5f_0_5f_17.E1" office:value-type="string">
            <text:p text:style-name="P8">564,34</text:p>
          </table:table-cell>
          <table:table-cell table:style-name="TBL_5f_0_5f_17.E1" office:value-type="string">
            <text:p text:style-name="P8">165,2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729,54</text:p>
          </table:table-cell>
          <table:table-cell table:style-name="TBL_5f_0_5f_17.E1" office:value-type="string">
            <text:p text:style-name="P8">5.210,46</text:p>
          </table:table-cell>
        </table:table-row>
        <table:table-row table:style-name="TBL_5f_0_5f_17.1">
          <table:table-cell table:style-name="TBL_5f_0_5f_17.A1" office:value-type="string">
            <text:p text:style-name="P7">1860</text:p>
          </table:table-cell>
          <table:table-cell table:style-name="TBL_5f_0_5f_17.B1" office:value-type="string">
            <text:p text:style-name="P7">RITA DE CASSIA ARAGAO MELO GARCEZ</text:p>
          </table:table-cell>
          <table:table-cell table:style-name="TBL_5f_0_5f_17.B1" office:value-type="string">
            <text:p text:style-name="P7">* TÉCNICO ESPECIALISTA</text:p>
          </table:table-cell>
          <table:table-cell table:style-name="TBL_5f_0_5f_17.B1" office:value-type="string">
            <text:p text:style-name="P7">INATIVOS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803,13</text:p>
          </table:table-cell>
          <table:table-cell table:style-name="TBL_5f_0_5f_17.E1" office:value-type="string">
            <text:p text:style-name="P8">1.803,1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803,13</text:p>
          </table:table-cell>
        </table:table-row>
        <table:table-row table:style-name="TBL_5f_0_5f_17.1">
          <table:table-cell table:style-name="TBL_5f_0_5f_17.A1" office:value-type="string">
            <text:p text:style-name="P7">1601</text:p>
          </table:table-cell>
          <table:table-cell table:style-name="TBL_5f_0_5f_17.B1" office:value-type="string">
            <text:p text:style-name="P7">RIVALDO FRIAS DOS SANTOS JUNIOR</text:p>
          </table:table-cell>
          <table:table-cell table:style-name="TBL_5f_0_5f_17.B1" office:value-type="string">
            <text:p text:style-name="P7">PROMOTOR DE JUSTIÇA DE ENTR. INICIAL</text:p>
          </table:table-cell>
          <table:table-cell table:style-name="TBL_5f_0_5f_17.B1" office:value-type="string">
            <text:p text:style-name="P7">PROMOTORIA DE JUSTICA - CAPELA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33.913,64</text:p>
          </table:table-cell>
          <table:table-cell table:style-name="TBL_5f_0_5f_17.E1" office:value-type="string">
            <text:p text:style-name="P8">4.480,65</text:p>
          </table:table-cell>
          <table:table-cell table:style-name="TBL_5f_0_5f_17.E1" office:value-type="string">
            <text:p text:style-name="P8">6.699,7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.180,39</text:p>
          </table:table-cell>
          <table:table-cell table:style-name="TBL_5f_0_5f_17.E1" office:value-type="string">
            <text:p text:style-name="P8">22.733,25</text:p>
          </table:table-cell>
        </table:table-row>
        <table:table-row table:style-name="TBL_5f_0_5f_17.1">
          <table:table-cell table:style-name="TBL_5f_0_5f_17.A1" office:value-type="string">
            <text:p text:style-name="P7">115</text:p>
          </table:table-cell>
          <table:table-cell table:style-name="TBL_5f_0_5f_17.B1" office:value-type="string">
            <text:p text:style-name="P7">ROBERIO MESQUITA MATOS</text:p>
          </table:table-cell>
          <table:table-cell table:style-name="TBL_5f_0_5f_17.B1" office:value-type="string">
            <text:p text:style-name="P7">REDATOR TÉCNICO</text:p>
          </table:table-cell>
          <table:table-cell table:style-name="TBL_5f_0_5f_17.B1" office:value-type="string">
            <text:p text:style-name="P7">CENTRO DE APOIO OPERACIONAL DA INFANCIA E DA ADOLESCENCIA </text:p>
          </table:table-cell>
          <table:table-cell table:style-name="TBL_5f_0_5f_17.E1" office:value-type="string">
            <text:p text:style-name="P8">5.270,57</text:p>
          </table:table-cell>
          <table:table-cell table:style-name="TBL_5f_0_5f_17.E1" office:value-type="string">
            <text:p text:style-name="P8">4.705,4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859,13</text:p>
          </table:table-cell>
          <table:table-cell table:style-name="TBL_5f_0_5f_17.E1" office:value-type="string">
            <text:p text:style-name="P8">12.835,11</text:p>
          </table:table-cell>
          <table:table-cell table:style-name="TBL_5f_0_5f_17.E1" office:value-type="string">
            <text:p text:style-name="P8">1.396,64</text:p>
          </table:table-cell>
          <table:table-cell table:style-name="TBL_5f_0_5f_17.E1" office:value-type="string">
            <text:p text:style-name="P8">1.086,6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483,33</text:p>
          </table:table-cell>
          <table:table-cell table:style-name="TBL_5f_0_5f_17.E1" office:value-type="string">
            <text:p text:style-name="P8">10.351,78</text:p>
          </table:table-cell>
        </table:table-row>
        <table:table-row table:style-name="TBL_5f_0_5f_17.1">
          <table:table-cell table:style-name="TBL_5f_0_5f_17.A1" office:value-type="string">
            <text:p text:style-name="P7">1708</text:p>
          </table:table-cell>
          <table:table-cell table:style-name="TBL_5f_0_5f_17.B1" office:value-type="string">
            <text:p text:style-name="P7">ROBERTA ARAUJO DE MELO BRITTO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PROMOTORIA DE JUSTICA - MARUIM </text:p>
          </table:table-cell>
          <table:table-cell table:style-name="TBL_5f_0_5f_17.E1" office:value-type="string">
            <text:p text:style-name="P8">8.552,55</text:p>
          </table:table-cell>
          <table:table-cell table:style-name="TBL_5f_0_5f_17.E1" office:value-type="string">
            <text:p text:style-name="P8">899,7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325,27</text:p>
          </table:table-cell>
          <table:table-cell table:style-name="TBL_5f_0_5f_17.E1" office:value-type="string">
            <text:p text:style-name="P8">11.777,55</text:p>
          </table:table-cell>
          <table:table-cell table:style-name="TBL_5f_0_5f_17.E1" office:value-type="string">
            <text:p text:style-name="P8">1.323,32</text:p>
          </table:table-cell>
          <table:table-cell table:style-name="TBL_5f_0_5f_17.E1" office:value-type="string">
            <text:p text:style-name="P8">1.366,1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689,42</text:p>
          </table:table-cell>
          <table:table-cell table:style-name="TBL_5f_0_5f_17.E1" office:value-type="string">
            <text:p text:style-name="P8">9.088,13</text:p>
          </table:table-cell>
        </table:table-row>
        <table:table-row table:style-name="TBL_5f_0_5f_17.1">
          <table:table-cell table:style-name="TBL_5f_0_5f_17.A1" office:value-type="string">
            <text:p text:style-name="P7">1989</text:p>
          </table:table-cell>
          <table:table-cell table:style-name="TBL_5f_0_5f_17.B1" office:value-type="string">
            <text:p text:style-name="P7">ROBERTA CONCEICAO ALMEIDA NASCIMENTO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PROMOTORIA DE JUSTICA - RIACHAO DO DANTAS</text:p>
          </table:table-cell>
          <table:table-cell table:style-name="TBL_5f_0_5f_17.E1" office:value-type="string">
            <text:p text:style-name="P8">6.390,96</text:p>
          </table:table-cell>
          <table:table-cell table:style-name="TBL_5f_0_5f_17.E1" office:value-type="string">
            <text:p text:style-name="P8">958,6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72,36</text:p>
          </table:table-cell>
          <table:table-cell table:style-name="TBL_5f_0_5f_17.E1" office:value-type="string">
            <text:p text:style-name="P8">9.921,96</text:p>
          </table:table-cell>
          <table:table-cell table:style-name="TBL_5f_0_5f_17.E1" office:value-type="string">
            <text:p text:style-name="P8">1.028,94</text:p>
          </table:table-cell>
          <table:table-cell table:style-name="TBL_5f_0_5f_17.E1" office:value-type="string">
            <text:p text:style-name="P8">868,8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897,76</text:p>
          </table:table-cell>
          <table:table-cell table:style-name="TBL_5f_0_5f_17.E1" office:value-type="string">
            <text:p text:style-name="P8">8.024,20</text:p>
          </table:table-cell>
        </table:table-row>
        <table:table-row table:style-name="TBL_5f_0_5f_17.1">
          <table:table-cell table:style-name="TBL_5f_0_5f_17.A1" office:value-type="string">
            <text:p text:style-name="P7">1837</text:p>
          </table:table-cell>
          <table:table-cell table:style-name="TBL_5f_0_5f_17.B1" office:value-type="string">
            <text:p text:style-name="P7">ROBERTA LIMA SANTOS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1ª PROMOTORIA DE JUSTICA CRIMINAL - ITABAIANA</text:p>
          </table:table-cell>
          <table:table-cell table:style-name="TBL_5f_0_5f_17.E1" office:value-type="string">
            <text:p text:style-name="P8">8.552,55</text:p>
          </table:table-cell>
          <table:table-cell table:style-name="TBL_5f_0_5f_17.E1" office:value-type="string">
            <text:p text:style-name="P8">899,7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17,20</text:p>
          </table:table-cell>
          <table:table-cell table:style-name="TBL_5f_0_5f_17.E1" office:value-type="string">
            <text:p text:style-name="P8">11.969,48</text:p>
          </table:table-cell>
          <table:table-cell table:style-name="TBL_5f_0_5f_17.E1" office:value-type="string">
            <text:p text:style-name="P8">1.323,32</text:p>
          </table:table-cell>
          <table:table-cell table:style-name="TBL_5f_0_5f_17.E1" office:value-type="string">
            <text:p text:style-name="P8">1.313,9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637,29</text:p>
          </table:table-cell>
          <table:table-cell table:style-name="TBL_5f_0_5f_17.E1" office:value-type="string">
            <text:p text:style-name="P8">9.332,19</text:p>
          </table:table-cell>
        </table:table-row>
        <table:table-row table:style-name="TBL_5f_0_5f_17.1">
          <table:table-cell table:style-name="TBL_5f_0_5f_17.A1" office:value-type="string">
            <text:p text:style-name="P7">1911</text:p>
          </table:table-cell>
          <table:table-cell table:style-name="TBL_5f_0_5f_17.B1" office:value-type="string">
            <text:p text:style-name="P7">ROBERTA ROCHA DEDA CHAGAS</text:p>
          </table:table-cell>
          <table:table-cell table:style-name="TBL_5f_0_5f_17.B1" office:value-type="string">
            <text:p text:style-name="P7">Assessor do Diretor de Tec. da Informação</text:p>
          </table:table-cell>
          <table:table-cell table:style-name="TBL_5f_0_5f_17.B1" office:value-type="string">
            <text:p text:style-name="P7">DIVISAO DE DESIGN E MIDIA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6.499,14</text:p>
          </table:table-cell>
          <table:table-cell table:style-name="TBL_5f_0_5f_17.E1" office:value-type="string">
            <text:p text:style-name="P8">2.131,8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0.539,96</text:p>
          </table:table-cell>
          <table:table-cell table:style-name="TBL_5f_0_5f_17.E1" office:value-type="string">
            <text:p text:style-name="P8">713,08</text:p>
          </table:table-cell>
          <table:table-cell table:style-name="TBL_5f_0_5f_17.E1" office:value-type="string">
            <text:p text:style-name="P8">669,6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382,75</text:p>
          </table:table-cell>
          <table:table-cell table:style-name="TBL_5f_0_5f_17.E1" office:value-type="string">
            <text:p text:style-name="P8">9.157,21</text:p>
          </table:table-cell>
        </table:table-row>
        <table:table-row table:style-name="TBL_5f_0_5f_17.1">
          <table:table-cell table:style-name="TBL_5f_0_5f_17.A1" office:value-type="string">
            <text:p text:style-name="P7">1161</text:p>
          </table:table-cell>
          <table:table-cell table:style-name="TBL_5f_0_5f_17.B1" office:value-type="string">
            <text:p text:style-name="P7">ROBERTA SANDRA REIS BARRETO SIQUEIR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9ª PROCURADORIA DE JUSTICA (CAMARA CRIMINAL)</text:p>
          </table:table-cell>
          <table:table-cell table:style-name="TBL_5f_0_5f_17.E1" office:value-type="string">
            <text:p text:style-name="P8">4.690,79</text:p>
          </table:table-cell>
          <table:table-cell table:style-name="TBL_5f_0_5f_17.E1" office:value-type="string">
            <text:p text:style-name="P8">3.363,22</text:p>
          </table:table-cell>
          <table:table-cell table:style-name="TBL_5f_0_5f_17.E1" office:value-type="string">
            <text:p text:style-name="P8">8.248,5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8.211,54</text:p>
          </table:table-cell>
          <table:table-cell table:style-name="TBL_5f_0_5f_17.E1" office:value-type="string">
            <text:p text:style-name="P8">1.127,56</text:p>
          </table:table-cell>
          <table:table-cell table:style-name="TBL_5f_0_5f_17.E1" office:value-type="string">
            <text:p text:style-name="P8">3.251,6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379,19</text:p>
          </table:table-cell>
          <table:table-cell table:style-name="TBL_5f_0_5f_17.E1" office:value-type="string">
            <text:p text:style-name="P8">13.832,35</text:p>
          </table:table-cell>
        </table:table-row>
        <table:table-row table:style-name="TBL_5f_0_5f_17.1">
          <table:table-cell table:style-name="TBL_5f_0_5f_17.A1" office:value-type="string">
            <text:p text:style-name="P7">1319</text:p>
          </table:table-cell>
          <table:table-cell table:style-name="TBL_5f_0_5f_17.B1" office:value-type="string">
            <text:p text:style-name="P7">ROBERTA SOBRAL MANSOUR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4ª PROMOTORIA DE JUSTICA DO TRIBUNAL DO JURI - ARACAJU </text:p>
          </table:table-cell>
          <table:table-cell table:style-name="TBL_5f_0_5f_17.E1" office:value-type="string">
            <text:p text:style-name="P8">10.186,22</text:p>
          </table:table-cell>
          <table:table-cell table:style-name="TBL_5f_0_5f_17.E1" office:value-type="string">
            <text:p text:style-name="P8">1.527,9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3.623,14</text:p>
          </table:table-cell>
          <table:table-cell table:style-name="TBL_5f_0_5f_17.E1" office:value-type="string">
            <text:p text:style-name="P8">1.639,98</text:p>
          </table:table-cell>
          <table:table-cell table:style-name="TBL_5f_0_5f_17.E1" office:value-type="string">
            <text:p text:style-name="P8">1.901,0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541,02</text:p>
          </table:table-cell>
          <table:table-cell table:style-name="TBL_5f_0_5f_17.E1" office:value-type="string">
            <text:p text:style-name="P8">10.082,12</text:p>
          </table:table-cell>
        </table:table-row>
        <table:table-row table:style-name="TBL_5f_0_5f_17.1">
          <table:table-cell table:style-name="TBL_5f_0_5f_17.A1" office:value-type="string">
            <text:p text:style-name="P7">1622</text:p>
          </table:table-cell>
          <table:table-cell table:style-name="TBL_5f_0_5f_17.B1" office:value-type="string">
            <text:p text:style-name="P7">ROBERTO ANDRUSYSZYN CELINO</text:p>
          </table:table-cell>
          <table:table-cell table:style-name="TBL_5f_0_5f_17.B1" office:value-type="string">
            <text:p text:style-name="P7">TÉCNICO DO MP - Manut. Sup. Eq. de Inf. e Software</text:p>
          </table:table-cell>
          <table:table-cell table:style-name="TBL_5f_0_5f_17.B1" office:value-type="string">
            <text:p text:style-name="P7">GRUPO DE ATUACAO ESPECIAL DE COMBATE AO CRIME ORGANIZADO (GAECO)</text:p>
          </table:table-cell>
          <table:table-cell table:style-name="TBL_5f_0_5f_17.E1" office:value-type="string">
            <text:p text:style-name="P8">2.619,31</text:p>
          </table:table-cell>
          <table:table-cell table:style-name="TBL_5f_0_5f_17.E1" office:value-type="string">
            <text:p text:style-name="P8">523,8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5.316,09</text:p>
          </table:table-cell>
          <table:table-cell table:style-name="TBL_5f_0_5f_17.E1" office:value-type="string">
            <text:p text:style-name="P8">440,04</text:p>
          </table:table-cell>
          <table:table-cell table:style-name="TBL_5f_0_5f_17.E1" office:value-type="string">
            <text:p text:style-name="P8">59,9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99,97</text:p>
          </table:table-cell>
          <table:table-cell table:style-name="TBL_5f_0_5f_17.E1" office:value-type="string">
            <text:p text:style-name="P8">4.816,12</text:p>
          </table:table-cell>
        </table:table-row>
        <table:table-row table:style-name="TBL_5f_0_5f_17.1">
          <table:table-cell table:style-name="TBL_5f_0_5f_17.A1" office:value-type="string">
            <text:p text:style-name="P7">2047</text:p>
          </table:table-cell>
          <table:table-cell table:style-name="TBL_5f_0_5f_17.B1" office:value-type="string">
            <text:p text:style-name="P7">RODOLFO GALVAO COSTA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1ª PROMOTORIA DE JUSTICA - NOSSA SENHORA DAS DORES</text:p>
          </table:table-cell>
          <table:table-cell table:style-name="TBL_5f_0_5f_17.E1" office:value-type="string">
            <text:p text:style-name="P8">6.390,96</text:p>
          </table:table-cell>
          <table:table-cell table:style-name="TBL_5f_0_5f_17.E1" office:value-type="string">
            <text:p text:style-name="P8">336,1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72,36</text:p>
          </table:table-cell>
          <table:table-cell table:style-name="TBL_5f_0_5f_17.E1" office:value-type="string">
            <text:p text:style-name="P8">9.299,48</text:p>
          </table:table-cell>
          <table:table-cell table:style-name="TBL_5f_0_5f_17.E1" office:value-type="string">
            <text:p text:style-name="P8">941,80</text:p>
          </table:table-cell>
          <table:table-cell table:style-name="TBL_5f_0_5f_17.E1" office:value-type="string">
            <text:p text:style-name="P8">721,6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663,40</text:p>
          </table:table-cell>
          <table:table-cell table:style-name="TBL_5f_0_5f_17.E1" office:value-type="string">
            <text:p text:style-name="P8">7.636,08</text:p>
          </table:table-cell>
        </table:table-row>
      </table:table>
      <table:table table:name="TBL_0_18" table:style-name="TBL_5f_0_5f_18">
        <table:table-column table:style-name="TBL_5f_0_5f_18.A"/>
        <table:table-column table:style-name="TBL_5f_0_5f_18.B"/>
        <table:table-column table:style-name="TBL_5f_0_5f_18.C"/>
        <table:table-column table:style-name="TBL_5f_0_5f_18.D"/>
        <table:table-column table:style-name="TBL_5f_0_5f_18.E"/>
        <table:table-column table:style-name="TBL_5f_0_5f_18.F"/>
        <table:table-column table:style-name="TBL_5f_0_5f_18.G"/>
        <table:table-column table:style-name="TBL_5f_0_5f_18.H"/>
        <table:table-column table:style-name="TBL_5f_0_5f_18.I"/>
        <table:table-column table:style-name="TBL_5f_0_5f_18.J"/>
        <table:table-column table:style-name="TBL_5f_0_5f_18.E"/>
        <table:table-column table:style-name="TBL_5f_0_5f_18.L" table:number-columns-repeated="2"/>
        <table:table-column table:style-name="TBL_5f_0_5f_18.J"/>
        <table:table-column table:style-name="TBL_5f_0_5f_18.O"/>
        <table:table-column table:style-name="TBL_5f_0_5f_18.P"/>
        <table:table-column table:style-name="TBL_5f_0_5f_18.Q"/>
        <table:table-column table:style-name="TBL_5f_0_5f_18.R"/>
        <table:table-row table:style-name="TBL_5f_0_5f_18.1">
          <table:table-cell table:style-name="TBL_5f_0_5f_18.A1" office:value-type="string">
            <text:p text:style-name="P7"><text:bookmark text:name="JR_PAGE_ANCHOR_0_19"/>37</text:p>
          </table:table-cell>
          <table:table-cell table:style-name="TBL_5f_0_5f_18.B1" office:value-type="string">
            <text:p text:style-name="P7">RODOMARQUES NASCIMENTO</text:p>
          </table:table-cell>
          <table:table-cell table:style-name="TBL_5f_0_5f_18.B1" office:value-type="string">
            <text:p text:style-name="P7">PROCURADOR DE JUSTIÇA</text:p>
          </table:table-cell>
          <table:table-cell table:style-name="TBL_5f_0_5f_18.B1" office:value-type="string">
            <text:p text:style-name="P7">6ª PROCURADORIA DE JUSTICA (CAMARA CRIMINAL)</text:p>
          </table:table-cell>
          <table:table-cell table:style-name="TBL_5f_0_5f_18.E1" office:value-type="string">
            <text:p text:style-name="P8">35.462,22</text:p>
          </table:table-cell>
          <table:table-cell table:style-name="TBL_5f_0_5f_18.E1" office:value-type="string">
            <text:p text:style-name="P8">1.048,6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5.111,5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859,13</text:p>
          </table:table-cell>
          <table:table-cell table:style-name="TBL_5f_0_5f_18.E1" office:value-type="string">
            <text:p text:style-name="P8">44.481,52</text:p>
          </table:table-cell>
          <table:table-cell table:style-name="TBL_5f_0_5f_18.E1" office:value-type="string">
            <text:p text:style-name="P8">5.111,52</text:p>
          </table:table-cell>
          <table:table-cell table:style-name="TBL_5f_0_5f_18.E1" office:value-type="string">
            <text:p text:style-name="P8">8.712,5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3.824,03</text:p>
          </table:table-cell>
          <table:table-cell table:style-name="TBL_5f_0_5f_18.E1" office:value-type="string">
            <text:p text:style-name="P8">30.657,49</text:p>
          </table:table-cell>
        </table:table-row>
        <table:table-row table:style-name="TBL_5f_0_5f_18.1">
          <table:table-cell table:style-name="TBL_5f_0_5f_18.A1" office:value-type="string">
            <text:p text:style-name="P7">1537</text:p>
          </table:table-cell>
          <table:table-cell table:style-name="TBL_5f_0_5f_18.B1" office:value-type="string">
            <text:p text:style-name="P7">RODRIGO MUNIZ DE MELO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3ª PROMOTORIA DE JUSTICA DO TRIBUNAL DO JURI - ARACAJU </text:p>
          </table:table-cell>
          <table:table-cell table:style-name="TBL_5f_0_5f_18.E1" office:value-type="string">
            <text:p text:style-name="P8">6.390,96</text:p>
          </table:table-cell>
          <table:table-cell table:style-name="TBL_5f_0_5f_18.E1" office:value-type="string">
            <text:p text:style-name="P8">672,3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8.972,28</text:p>
          </table:table-cell>
          <table:table-cell table:style-name="TBL_5f_0_5f_18.E1" office:value-type="string">
            <text:p text:style-name="P8">988,86</text:p>
          </table:table-cell>
          <table:table-cell table:style-name="TBL_5f_0_5f_18.E1" office:value-type="string">
            <text:p text:style-name="P8">748,9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737,83</text:p>
          </table:table-cell>
          <table:table-cell table:style-name="TBL_5f_0_5f_18.E1" office:value-type="string">
            <text:p text:style-name="P8">7.234,45</text:p>
          </table:table-cell>
        </table:table-row>
        <table:table-row table:style-name="TBL_5f_0_5f_18.1">
          <table:table-cell table:style-name="TBL_5f_0_5f_18.A1" office:value-type="string">
            <text:p text:style-name="P7">276</text:p>
          </table:table-cell>
          <table:table-cell table:style-name="TBL_5f_0_5f_18.B1" office:value-type="string">
            <text:p text:style-name="P7">ROGERIO DOS SANTOS</text:p>
          </table:table-cell>
          <table:table-cell table:style-name="TBL_5f_0_5f_18.B1" office:value-type="string">
            <text:p text:style-name="P7">AGENTE DE SERVIÇOS</text:p>
          </table:table-cell>
          <table:table-cell table:style-name="TBL_5f_0_5f_18.B1" office:value-type="string">
            <text:p text:style-name="P7">GABINETE DE SEGURANCA INSTITUCIONAL - GSI</text:p>
          </table:table-cell>
          <table:table-cell table:style-name="TBL_5f_0_5f_18.E1" office:value-type="string">
            <text:p text:style-name="P8">3.028,56</text:p>
          </table:table-cell>
          <table:table-cell table:style-name="TBL_5f_0_5f_18.E1" office:value-type="string">
            <text:p text:style-name="P8">1.712,6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607,2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384,07</text:p>
          </table:table-cell>
          <table:table-cell table:style-name="TBL_5f_0_5f_18.E1" office:value-type="string">
            <text:p text:style-name="P8">8.732,52</text:p>
          </table:table-cell>
          <table:table-cell table:style-name="TBL_5f_0_5f_18.E1" office:value-type="string">
            <text:p text:style-name="P8">663,77</text:p>
          </table:table-cell>
          <table:table-cell table:style-name="TBL_5f_0_5f_18.E1" office:value-type="string">
            <text:p text:style-name="P8">30,4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94,21</text:p>
          </table:table-cell>
          <table:table-cell table:style-name="TBL_5f_0_5f_18.E1" office:value-type="string">
            <text:p text:style-name="P8">8.038,31</text:p>
          </table:table-cell>
        </table:table-row>
        <table:table-row table:style-name="TBL_5f_0_5f_18.1">
          <table:table-cell table:style-name="TBL_5f_0_5f_18.A1" office:value-type="string">
            <text:p text:style-name="P7">351</text:p>
          </table:table-cell>
          <table:table-cell table:style-name="TBL_5f_0_5f_18.B1" office:value-type="string">
            <text:p text:style-name="P7">ROGERIO FERREIRA DA SILVA</text:p>
          </table:table-cell>
          <table:table-cell table:style-name="TBL_5f_0_5f_18.B1" office:value-type="string">
            <text:p text:style-name="P7">PROMOTOR DE JUSTIÇA DE ENTR. FINAL</text:p>
          </table:table-cell>
          <table:table-cell table:style-name="TBL_5f_0_5f_18.B1" office:value-type="string">
            <text:p text:style-name="P7">PROMOTORIA DE JUSTICA MILITAR </text:p>
          </table:table-cell>
          <table:table-cell table:style-name="TBL_5f_0_5f_18.E1" office:value-type="string">
            <text:p text:style-name="P8">33.689,1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368,91</text:p>
          </table:table-cell>
          <table:table-cell table:style-name="TBL_5f_0_5f_18.E1" office:value-type="string">
            <text:p text:style-name="P8">2.384,07</text:p>
          </table:table-cell>
          <table:table-cell table:style-name="TBL_5f_0_5f_18.E1" office:value-type="string">
            <text:p text:style-name="P8">39.442,09</text:p>
          </table:table-cell>
          <table:table-cell table:style-name="TBL_5f_0_5f_18.E1" office:value-type="string">
            <text:p text:style-name="P8">4.716,48</text:p>
          </table:table-cell>
          <table:table-cell table:style-name="TBL_5f_0_5f_18.E1" office:value-type="string">
            <text:p text:style-name="P8">7.920,2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2.636,77</text:p>
          </table:table-cell>
          <table:table-cell table:style-name="TBL_5f_0_5f_18.E1" office:value-type="string">
            <text:p text:style-name="P8">26.805,32</text:p>
          </table:table-cell>
        </table:table-row>
        <table:table-row table:style-name="TBL_5f_0_5f_18.1">
          <table:table-cell table:style-name="TBL_5f_0_5f_18.A1" office:value-type="string">
            <text:p text:style-name="P7">1898</text:p>
          </table:table-cell>
          <table:table-cell table:style-name="TBL_5f_0_5f_18.B1" office:value-type="string">
            <text:p text:style-name="P7">ROMULO ARAGAO COSTA MELO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PROMOTORIA DE JUSTICA - CAMPO DO BRITO </text:p>
          </table:table-cell>
          <table:table-cell table:style-name="TBL_5f_0_5f_18.E1" office:value-type="string">
            <text:p text:style-name="P8">7.611,74</text:p>
          </table:table-cell>
          <table:table-cell table:style-name="TBL_5f_0_5f_18.E1" office:value-type="string">
            <text:p text:style-name="P8">800,7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517,20</text:p>
          </table:table-cell>
          <table:table-cell table:style-name="TBL_5f_0_5f_18.E1" office:value-type="string">
            <text:p text:style-name="P8">10.929,69</text:p>
          </table:table-cell>
          <table:table-cell table:style-name="TBL_5f_0_5f_18.E1" office:value-type="string">
            <text:p text:style-name="P8">1.177,75</text:p>
          </table:table-cell>
          <table:table-cell table:style-name="TBL_5f_0_5f_18.E1" office:value-type="string">
            <text:p text:style-name="P8">1.120,1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297,94</text:p>
          </table:table-cell>
          <table:table-cell table:style-name="TBL_5f_0_5f_18.E1" office:value-type="string">
            <text:p text:style-name="P8">8.631,75</text:p>
          </table:table-cell>
        </table:table-row>
        <table:table-row table:style-name="TBL_5f_0_5f_18.1">
          <table:table-cell table:style-name="TBL_5f_0_5f_18.A1" office:value-type="string">
            <text:p text:style-name="P7">2175</text:p>
          </table:table-cell>
          <table:table-cell table:style-name="TBL_5f_0_5f_18.B1" office:value-type="string">
            <text:p text:style-name="P7">ROMULO HENRIQUE RIBEIRO DE OLIVEIRA</text:p>
          </table:table-cell>
          <table:table-cell table:style-name="TBL_5f_0_5f_18.B1" office:value-type="string">
            <text:p text:style-name="P7">CABO - requisitado</text:p>
          </table:table-cell>
          <table:table-cell table:style-name="TBL_5f_0_5f_18.B1" office:value-type="string">
            <text:p text:style-name="P7">GABINETE DE SEGURANCA INSTITUCIONAL - 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</table:table-row>
        <table:table-row table:style-name="TBL_5f_0_5f_18.1">
          <table:table-cell table:style-name="TBL_5f_0_5f_18.A1" office:value-type="string">
            <text:p text:style-name="P7">1515</text:p>
          </table:table-cell>
          <table:table-cell table:style-name="TBL_5f_0_5f_18.B1" office:value-type="string">
            <text:p text:style-name="P7">ROMULO LINS ALVES</text:p>
          </table:table-cell>
          <table:table-cell table:style-name="TBL_5f_0_5f_18.B1" office:value-type="string">
            <text:p text:style-name="P7">PROMOTOR DE JUSTIÇA DE ENTR. INICIAL</text:p>
          </table:table-cell>
          <table:table-cell table:style-name="TBL_5f_0_5f_18.B1" office:value-type="string">
            <text:p text:style-name="P7">PROMOTORIA DE JUSTICA - CRISTINAPOLIS</text:p>
          </table:table-cell>
          <table:table-cell table:style-name="TBL_5f_0_5f_18.E1" office:value-type="string">
            <text:p text:style-name="P8">32.004,6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33.913,64</text:p>
          </table:table-cell>
          <table:table-cell table:style-name="TBL_5f_0_5f_18.E1" office:value-type="string">
            <text:p text:style-name="P8">4.480,65</text:p>
          </table:table-cell>
          <table:table-cell table:style-name="TBL_5f_0_5f_18.E1" office:value-type="string">
            <text:p text:style-name="P8">6.595,4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1.076,12</text:p>
          </table:table-cell>
          <table:table-cell table:style-name="TBL_5f_0_5f_18.E1" office:value-type="string">
            <text:p text:style-name="P8">22.837,52</text:p>
          </table:table-cell>
        </table:table-row>
        <table:table-row table:style-name="TBL_5f_0_5f_18.1">
          <table:table-cell table:style-name="TBL_5f_0_5f_18.A1" office:value-type="string">
            <text:p text:style-name="P7">1884</text:p>
          </table:table-cell>
          <table:table-cell table:style-name="TBL_5f_0_5f_18.B1" office:value-type="string">
            <text:p text:style-name="P7">ROMULO NUNES FREIRE FONTES</text:p>
          </table:table-cell>
          <table:table-cell table:style-name="TBL_5f_0_5f_18.B1" office:value-type="string">
            <text:p text:style-name="P7">ASSESSOR OPERACIONAL</text:p>
          </table:table-cell>
          <table:table-cell table:style-name="TBL_5f_0_5f_18.B1" office:value-type="string">
            <text:p text:style-name="P7">ASSESSORIA DO COLEGIO DE PROCURADORES DE JUSTICA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092,6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4.001,60</text:p>
          </table:table-cell>
          <table:table-cell table:style-name="TBL_5f_0_5f_18.E1" office:value-type="string">
            <text:p text:style-name="P8">172,74</text:p>
          </table:table-cell>
          <table:table-cell table:style-name="TBL_5f_0_5f_18.E1" office:value-type="string">
            <text:p text:style-name="P8">1,1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73,93</text:p>
          </table:table-cell>
          <table:table-cell table:style-name="TBL_5f_0_5f_18.E1" office:value-type="string">
            <text:p text:style-name="P8">3.827,67</text:p>
          </table:table-cell>
        </table:table-row>
        <table:table-row table:style-name="TBL_5f_0_5f_18.1">
          <table:table-cell table:style-name="TBL_5f_0_5f_18.A1" office:value-type="string">
            <text:p text:style-name="P7">1800</text:p>
          </table:table-cell>
          <table:table-cell table:style-name="TBL_5f_0_5f_18.B1" office:value-type="string">
            <text:p text:style-name="P7">RONALD NASCIMENTO DE JESUS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DIVISAO DE PAGAMENTO E CENTRO DE CUSTOS/DRH/SG</text:p>
          </table:table-cell>
          <table:table-cell table:style-name="TBL_5f_0_5f_18.E1" office:value-type="string">
            <text:p text:style-name="P8">3.938,47</text:p>
          </table:table-cell>
          <table:table-cell table:style-name="TBL_5f_0_5f_18.E1" office:value-type="string">
            <text:p text:style-name="P8">787,69</text:p>
          </table:table-cell>
          <table:table-cell table:style-name="TBL_5f_0_5f_18.E1" office:value-type="string">
            <text:p text:style-name="P8">5.632,5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2.267,74</text:p>
          </table:table-cell>
          <table:table-cell table:style-name="TBL_5f_0_5f_18.E1" office:value-type="string">
            <text:p text:style-name="P8">661,66</text:p>
          </table:table-cell>
          <table:table-cell table:style-name="TBL_5f_0_5f_18.E1" office:value-type="string">
            <text:p text:style-name="P8">1.745,2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406,86</text:p>
          </table:table-cell>
          <table:table-cell table:style-name="TBL_5f_0_5f_18.E1" office:value-type="string">
            <text:p text:style-name="P8">9.860,88</text:p>
          </table:table-cell>
        </table:table-row>
        <table:table-row table:style-name="TBL_5f_0_5f_18.1">
          <table:table-cell table:style-name="TBL_5f_0_5f_18.A1" office:value-type="string">
            <text:p text:style-name="P7">1661</text:p>
          </table:table-cell>
          <table:table-cell table:style-name="TBL_5f_0_5f_18.B1" office:value-type="string">
            <text:p text:style-name="P7">RONNIE CHARLSON ALVES SILVA</text:p>
          </table:table-cell>
          <table:table-cell table:style-name="TBL_5f_0_5f_18.B1" office:value-type="string">
            <text:p text:style-name="P7">ASSESSOR DE TECNOLOGIA DA INFORMAÇÃO</text:p>
          </table:table-cell>
          <table:table-cell table:style-name="TBL_5f_0_5f_18.B1" office:value-type="string">
            <text:p text:style-name="P7">DIVISAO DE SUPORTE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260,3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6.169,35</text:p>
          </table:table-cell>
          <table:table-cell table:style-name="TBL_5f_0_5f_18.E1" office:value-type="string">
            <text:p text:style-name="P8">455,39</text:p>
          </table:table-cell>
          <table:table-cell table:style-name="TBL_5f_0_5f_18.E1" office:value-type="string">
            <text:p text:style-name="P8">219,9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75,38</text:p>
          </table:table-cell>
          <table:table-cell table:style-name="TBL_5f_0_5f_18.E1" office:value-type="string">
            <text:p text:style-name="P8">5.493,97</text:p>
          </table:table-cell>
        </table:table-row>
        <table:table-row table:style-name="TBL_5f_0_5f_18.1">
          <table:table-cell table:style-name="TBL_5f_0_5f_18.A1" office:value-type="string">
            <text:p text:style-name="P7">1660</text:p>
          </table:table-cell>
          <table:table-cell table:style-name="TBL_5f_0_5f_18.B1" office:value-type="string">
            <text:p text:style-name="P7">ROOSEVELT BATISTA DE CARVALHO</text:p>
          </table:table-cell>
          <table:table-cell table:style-name="TBL_5f_0_5f_18.B1" office:value-type="string">
            <text:p text:style-name="P7">PROMOTOR DE JUSTIÇA DE ENTR. FINAL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401</text:p>
          </table:table-cell>
          <table:table-cell table:style-name="TBL_5f_0_5f_18.B1" office:value-type="string">
            <text:p text:style-name="P7">ROQUE JOSE DE SOUSA NETO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COORDENADORIA DE PROMOCAO DA IGUALDADE ETNICO RACIAL</text:p>
          </table:table-cell>
          <table:table-cell table:style-name="TBL_5f_0_5f_18.E1" office:value-type="string">
            <text:p text:style-name="P8">4.690,79</text:p>
          </table:table-cell>
          <table:table-cell table:style-name="TBL_5f_0_5f_18.E1" office:value-type="string">
            <text:p text:style-name="P8">703,6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7.303,40</text:p>
          </table:table-cell>
          <table:table-cell table:style-name="TBL_5f_0_5f_18.E1" office:value-type="string">
            <text:p text:style-name="P8">755,22</text:p>
          </table:table-cell>
          <table:table-cell table:style-name="TBL_5f_0_5f_18.E1" office:value-type="string">
            <text:p text:style-name="P8">407,6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162,91</text:p>
          </table:table-cell>
          <table:table-cell table:style-name="TBL_5f_0_5f_18.E1" office:value-type="string">
            <text:p text:style-name="P8">6.140,49</text:p>
          </table:table-cell>
        </table:table-row>
        <table:table-row table:style-name="TBL_5f_0_5f_18.1">
          <table:table-cell table:style-name="TBL_5f_0_5f_18.A1" office:value-type="string">
            <text:p text:style-name="P7">831</text:p>
          </table:table-cell>
          <table:table-cell table:style-name="TBL_5f_0_5f_18.B1" office:value-type="string">
            <text:p text:style-name="P7">ROSA MARIA FRAGA SANTOS</text:p>
          </table:table-cell>
          <table:table-cell table:style-name="TBL_5f_0_5f_18.B1" office:value-type="string">
            <text:p text:style-name="P7">ASSESSOR DA COORDENADORIA-GERAL</text:p>
          </table:table-cell>
          <table:table-cell table:style-name="TBL_5f_0_5f_18.B1" office:value-type="string">
            <text:p text:style-name="P7">GABINETE DO COORDENADOR GERAL - MP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260,3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6.433,28</text:p>
          </table:table-cell>
          <table:table-cell table:style-name="TBL_5f_0_5f_18.E1" office:value-type="string">
            <text:p text:style-name="P8">455,39</text:p>
          </table:table-cell>
          <table:table-cell table:style-name="TBL_5f_0_5f_18.E1" office:value-type="string">
            <text:p text:style-name="P8">219,9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75,38</text:p>
          </table:table-cell>
          <table:table-cell table:style-name="TBL_5f_0_5f_18.E1" office:value-type="string">
            <text:p text:style-name="P8">5.757,90</text:p>
          </table:table-cell>
        </table:table-row>
        <table:table-row table:style-name="TBL_5f_0_5f_18.1">
          <table:table-cell table:style-name="TBL_5f_0_5f_18.A1" office:value-type="string">
            <text:p text:style-name="P7">325</text:p>
          </table:table-cell>
          <table:table-cell table:style-name="TBL_5f_0_5f_18.B1" office:value-type="string">
            <text:p text:style-name="P7">ROSA SOARES DOS SANTOS CARDOSO</text:p>
          </table:table-cell>
          <table:table-cell table:style-name="TBL_5f_0_5f_18.B1" office:value-type="string">
            <text:p text:style-name="P7">PROFESSOR - requisitado</text:p>
          </table:table-cell>
          <table:table-cell table:style-name="TBL_5f_0_5f_18.B1" office:value-type="string">
            <text:p text:style-name="P7">TRIAGEM TECNICA DAS PROMOTORIAS DE JUSTICA DE SIMAO DIA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31,5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056,00</text:p>
          </table:table-cell>
          <table:table-cell table:style-name="TBL_5f_0_5f_18.E1" office:value-type="string">
            <text:p text:style-name="P8">1.987,50</text:p>
          </table:table-cell>
          <table:table-cell table:style-name="TBL_5f_0_5f_18.E1" office:value-type="string">
            <text:p text:style-name="P8">68,1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8,15</text:p>
          </table:table-cell>
          <table:table-cell table:style-name="TBL_5f_0_5f_18.E1" office:value-type="string">
            <text:p text:style-name="P8">1.919,35</text:p>
          </table:table-cell>
        </table:table-row>
        <table:table-row table:style-name="TBL_5f_0_5f_18.1">
          <table:table-cell table:style-name="TBL_5f_0_5f_18.A1" office:value-type="string">
            <text:p text:style-name="P7">1473</text:p>
          </table:table-cell>
          <table:table-cell table:style-name="TBL_5f_0_5f_18.B1" office:value-type="string">
            <text:p text:style-name="P7">ROSANE GONCALVES DOS SANTOS</text:p>
          </table:table-cell>
          <table:table-cell table:style-name="TBL_5f_0_5f_18.B1" office:value-type="string">
            <text:p text:style-name="P7">PROMOTOR DE JUSTIÇA DE ENTR. INICIAL</text:p>
          </table:table-cell>
          <table:table-cell table:style-name="TBL_5f_0_5f_18.B1" office:value-type="string">
            <text:p text:style-name="P7">PROMOTORIA DE JUSTICA - CARMOPOLIS</text:p>
          </table:table-cell>
          <table:table-cell table:style-name="TBL_5f_0_5f_18.E1" office:value-type="string">
            <text:p text:style-name="P8">32.004,6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480,65</text:p>
          </table:table-cell>
          <table:table-cell table:style-name="TBL_5f_0_5f_18.E1" office:value-type="string">
            <text:p text:style-name="P8">1.684,46</text:p>
          </table:table-cell>
          <table:table-cell table:style-name="TBL_5f_0_5f_18.E1" office:value-type="string">
            <text:p text:style-name="P8">2.384,07</text:p>
          </table:table-cell>
          <table:table-cell table:style-name="TBL_5f_0_5f_18.E1" office:value-type="string">
            <text:p text:style-name="P8">40.553,83</text:p>
          </table:table-cell>
          <table:table-cell table:style-name="TBL_5f_0_5f_18.E1" office:value-type="string">
            <text:p text:style-name="P8">4.480,65</text:p>
          </table:table-cell>
          <table:table-cell table:style-name="TBL_5f_0_5f_18.E1" office:value-type="string">
            <text:p text:style-name="P8">8.343,0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2.823,66</text:p>
          </table:table-cell>
          <table:table-cell table:style-name="TBL_5f_0_5f_18.E1" office:value-type="string">
            <text:p text:style-name="P8">27.730,17</text:p>
          </table:table-cell>
        </table:table-row>
        <table:table-row table:style-name="TBL_5f_0_5f_18.1">
          <table:table-cell table:style-name="TBL_5f_0_5f_18.A1" office:value-type="string">
            <text:p text:style-name="P7">1589</text:p>
          </table:table-cell>
          <table:table-cell table:style-name="TBL_5f_0_5f_18.B1" office:value-type="string">
            <text:p text:style-name="P7">ROSANGELA DE OLIVEIRA SANTOS</text:p>
          </table:table-cell>
          <table:table-cell table:style-name="TBL_5f_0_5f_18.B1" office:value-type="string">
            <text:p text:style-name="P7">AGENTE ADMINISTRATIVO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939</text:p>
          </table:table-cell>
          <table:table-cell table:style-name="TBL_5f_0_5f_18.B1" office:value-type="string">
            <text:p text:style-name="P7">ROSECLEIDE ALCANTARA DE SOUZA NASCIMENTO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1ª PROMOTORIA DE JUSTICA - NOSSA SENHORA DAS DORES</text:p>
          </table:table-cell>
          <table:table-cell table:style-name="TBL_5f_0_5f_18.E1" office:value-type="string">
            <text:p text:style-name="P8">2.776,47</text:p>
          </table:table-cell>
          <table:table-cell table:style-name="TBL_5f_0_5f_18.E1" office:value-type="string">
            <text:p text:style-name="P8">219,0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735,0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572,36</text:p>
          </table:table-cell>
          <table:table-cell table:style-name="TBL_5f_0_5f_18.E1" office:value-type="string">
            <text:p text:style-name="P8">6.302,93</text:p>
          </table:table-cell>
          <table:table-cell table:style-name="TBL_5f_0_5f_18.E1" office:value-type="string">
            <text:p text:style-name="P8">419,37</text:p>
          </table:table-cell>
          <table:table-cell table:style-name="TBL_5f_0_5f_18.E1" office:value-type="string">
            <text:p text:style-name="P8">21,9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41,34</text:p>
          </table:table-cell>
          <table:table-cell table:style-name="TBL_5f_0_5f_18.E1" office:value-type="string">
            <text:p text:style-name="P8">5.861,59</text:p>
          </table:table-cell>
        </table:table-row>
        <table:table-row table:style-name="TBL_5f_0_5f_18.1">
          <table:table-cell table:style-name="TBL_5f_0_5f_18.A1" office:value-type="string">
            <text:p text:style-name="P7">2128</text:p>
          </table:table-cell>
          <table:table-cell table:style-name="TBL_5f_0_5f_18.B1" office:value-type="string">
            <text:p text:style-name="P7">ROSELIA ALVES DA SILVA MALTA</text:p>
          </table:table-cell>
          <table:table-cell table:style-name="TBL_5f_0_5f_18.B1" office:value-type="string">
            <text:p text:style-name="P7">ASSIST. ADMINISTRATIVO - requisitado</text:p>
          </table:table-cell>
          <table:table-cell table:style-name="TBL_5f_0_5f_18.B1" office:value-type="string">
            <text:p text:style-name="P7">1ª PROMOTORIA DE JUSTICA - NEOPOLI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31,5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056,00</text:p>
          </table:table-cell>
          <table:table-cell table:style-name="TBL_5f_0_5f_18.E1" office:value-type="string">
            <text:p text:style-name="P8">1.987,50</text:p>
          </table:table-cell>
          <table:table-cell table:style-name="TBL_5f_0_5f_18.E1" office:value-type="string">
            <text:p text:style-name="P8">69,8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9,86</text:p>
          </table:table-cell>
          <table:table-cell table:style-name="TBL_5f_0_5f_18.E1" office:value-type="string">
            <text:p text:style-name="P8">1.917,64</text:p>
          </table:table-cell>
        </table:table-row>
        <table:table-row table:style-name="TBL_5f_0_5f_18.1">
          <table:table-cell table:style-name="TBL_5f_0_5f_18.A1" office:value-type="string">
            <text:p text:style-name="P7">690</text:p>
          </table:table-cell>
          <table:table-cell table:style-name="TBL_5f_0_5f_18.B1" office:value-type="string">
            <text:p text:style-name="P7">ROSENALDO ARAGAO LIMA JUNIOR</text:p>
          </table:table-cell>
          <table:table-cell table:style-name="TBL_5f_0_5f_18.B1" office:value-type="string">
            <text:p text:style-name="P7">ASSESSOR DO GAB. DO PROC. G. DE JUSTIÇA</text:p>
          </table:table-cell>
          <table:table-cell table:style-name="TBL_5f_0_5f_18.B1" office:value-type="string">
            <text:p text:style-name="P7">ASSESSORIA DO PROCURADOR-GERAL DE JUSTICA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308,4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6.217,46</text:p>
          </table:table-cell>
          <table:table-cell table:style-name="TBL_5f_0_5f_18.E1" office:value-type="string">
            <text:p text:style-name="P8">462,12</text:p>
          </table:table-cell>
          <table:table-cell table:style-name="TBL_5f_0_5f_18.E1" office:value-type="string">
            <text:p text:style-name="P8">154,3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16,45</text:p>
          </table:table-cell>
          <table:table-cell table:style-name="TBL_5f_0_5f_18.E1" office:value-type="string">
            <text:p text:style-name="P8">5.601,01</text:p>
          </table:table-cell>
        </table:table-row>
        <table:table-row table:style-name="TBL_5f_0_5f_18.1">
          <table:table-cell table:style-name="TBL_5f_0_5f_18.A1" office:value-type="string">
            <text:p text:style-name="P7">483</text:p>
          </table:table-cell>
          <table:table-cell table:style-name="TBL_5f_0_5f_18.B1" office:value-type="string">
            <text:p text:style-name="P7">ROSIVALDO SANTOS DA CRUZ</text:p>
          </table:table-cell>
          <table:table-cell table:style-name="TBL_5f_0_5f_18.B1" office:value-type="string">
            <text:p text:style-name="P7">CHEFE DE SERVIÇOS DE MANUTENÇÃO-INTERIOR</text:p>
          </table:table-cell>
          <table:table-cell table:style-name="TBL_5f_0_5f_18.B1" office:value-type="string">
            <text:p text:style-name="P7">SERVICOS MANUTENCAO INTERIOR/DAA/DA/SG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308,4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92,54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7.773,93</text:p>
          </table:table-cell>
          <table:table-cell table:style-name="TBL_5f_0_5f_18.E1" office:value-type="string">
            <text:p text:style-name="P8">643,08</text:p>
          </table:table-cell>
          <table:table-cell table:style-name="TBL_5f_0_5f_18.E1" office:value-type="string">
            <text:p text:style-name="P8">394,0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037,17</text:p>
          </table:table-cell>
          <table:table-cell table:style-name="TBL_5f_0_5f_18.E1" office:value-type="string">
            <text:p text:style-name="P8">6.736,76</text:p>
          </table:table-cell>
        </table:table-row>
        <table:table-row table:style-name="TBL_5f_0_5f_18.1">
          <table:table-cell table:style-name="TBL_5f_0_5f_18.A1" office:value-type="string">
            <text:p text:style-name="P7">2144</text:p>
          </table:table-cell>
          <table:table-cell table:style-name="TBL_5f_0_5f_18.B1" office:value-type="string">
            <text:p text:style-name="P7">RUBENS DOS SANTOS</text:p>
          </table:table-cell>
          <table:table-cell table:style-name="TBL_5f_0_5f_18.B1" office:value-type="string">
            <text:p text:style-name="P7">CAPITÃO - requisitado-BESP</text:p>
          </table:table-cell>
          <table:table-cell table:style-name="TBL_5f_0_5f_18.B1" office:value-type="string">
            <text:p text:style-name="P7">COORDENADORIA MILITAR/GABINETE DE SEGURANÇA INSTITUCIONAL-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931,5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384,07</text:p>
          </table:table-cell>
          <table:table-cell table:style-name="TBL_5f_0_5f_18.E1" office:value-type="string">
            <text:p text:style-name="P8">4.542,5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,2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,25</text:p>
          </table:table-cell>
          <table:table-cell table:style-name="TBL_5f_0_5f_18.E1" office:value-type="string">
            <text:p text:style-name="P8">4.540,25</text:p>
          </table:table-cell>
        </table:table-row>
        <table:table-row table:style-name="TBL_5f_0_5f_18.1">
          <table:table-cell table:style-name="TBL_5f_0_5f_18.A1" office:value-type="string">
            <text:p text:style-name="P7">249</text:p>
          </table:table-cell>
          <table:table-cell table:style-name="TBL_5f_0_5f_18.B1" office:value-type="string">
            <text:p text:style-name="P7">RUBENS ESTEVES DE MOURA</text:p>
          </table:table-cell>
          <table:table-cell table:style-name="TBL_5f_0_5f_18.B1" office:value-type="string">
            <text:p text:style-name="P7">MOTORISTA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717</text:p>
          </table:table-cell>
          <table:table-cell table:style-name="TBL_5f_0_5f_18.B1" office:value-type="string">
            <text:p text:style-name="P7">RUIRONALDI DOS SANTOS CRUZ</text:p>
          </table:table-cell>
          <table:table-cell table:style-name="TBL_5f_0_5f_18.B1" office:value-type="string">
            <text:p text:style-name="P7">ANALISTA DO MP -Informática - G. e A.de P. de Infraestrutura</text:p>
          </table:table-cell>
          <table:table-cell table:style-name="TBL_5f_0_5f_18.B1" office:value-type="string">
            <text:p text:style-name="P7">GRUPO DE ATUACAO ESPECIAL DE COMBATE AO CRIME ORGANIZADO (GAECO)</text:p>
          </table:table-cell>
          <table:table-cell table:style-name="TBL_5f_0_5f_18.E1" office:value-type="string">
            <text:p text:style-name="P8">7.611,74</text:p>
          </table:table-cell>
          <table:table-cell table:style-name="TBL_5f_0_5f_18.E1" office:value-type="string">
            <text:p text:style-name="P8">1.141,7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0.662,49</text:p>
          </table:table-cell>
          <table:table-cell table:style-name="TBL_5f_0_5f_18.E1" office:value-type="string">
            <text:p text:style-name="P8">1.225,49</text:p>
          </table:table-cell>
          <table:table-cell table:style-name="TBL_5f_0_5f_18.E1" office:value-type="string">
            <text:p text:style-name="P8">1.200,8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426,33</text:p>
          </table:table-cell>
          <table:table-cell table:style-name="TBL_5f_0_5f_18.E1" office:value-type="string">
            <text:p text:style-name="P8">8.236,16</text:p>
          </table:table-cell>
        </table:table-row>
        <table:table-row table:style-name="TBL_5f_0_5f_18.1">
          <table:table-cell table:style-name="TBL_5f_0_5f_18.A1" office:value-type="string">
            <text:p text:style-name="P7">117</text:p>
          </table:table-cell>
          <table:table-cell table:style-name="TBL_5f_0_5f_18.B1" office:value-type="string">
            <text:p text:style-name="P7">RUTH ARAUJO FALCAO</text:p>
          </table:table-cell>
          <table:table-cell table:style-name="TBL_5f_0_5f_18.B1" office:value-type="string">
            <text:p text:style-name="P7">* TÉCNICO ESPECIALISTA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764</text:p>
          </table:table-cell>
          <table:table-cell table:style-name="TBL_5f_0_5f_18.B1" office:value-type="string">
            <text:p text:style-name="P7">RUY WANDERLA DE OLIVEIRA</text:p>
          </table:table-cell>
          <table:table-cell table:style-name="TBL_5f_0_5f_18.B1" office:value-type="string">
            <text:p text:style-name="P7">AGENTE ADMINISTRATIVO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814</text:p>
          </table:table-cell>
          <table:table-cell table:style-name="TBL_5f_0_5f_18.B1" office:value-type="string">
            <text:p text:style-name="P7">SALVIO HENRIQUE DA ROCHA COSTA</text:p>
          </table:table-cell>
          <table:table-cell table:style-name="TBL_5f_0_5f_18.B1" office:value-type="string">
            <text:p text:style-name="P7">ASSESSOR OPERACIONAL</text:p>
          </table:table-cell>
          <table:table-cell table:style-name="TBL_5f_0_5f_18.B1" office:value-type="string">
            <text:p text:style-name="P7">CARTORIO DO 2º GRAU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092,6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4.001,60</text:p>
          </table:table-cell>
          <table:table-cell table:style-name="TBL_5f_0_5f_18.E1" office:value-type="string">
            <text:p text:style-name="P8">172,74</text:p>
          </table:table-cell>
          <table:table-cell table:style-name="TBL_5f_0_5f_18.E1" office:value-type="string">
            <text:p text:style-name="P8">1,1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73,93</text:p>
          </table:table-cell>
          <table:table-cell table:style-name="TBL_5f_0_5f_18.E1" office:value-type="string">
            <text:p text:style-name="P8">3.827,67</text:p>
          </table:table-cell>
        </table:table-row>
        <table:table-row table:style-name="TBL_5f_0_5f_18.1">
          <table:table-cell table:style-name="TBL_5f_0_5f_18.A1" office:value-type="string">
            <text:p text:style-name="P7">2023</text:p>
          </table:table-cell>
          <table:table-cell table:style-name="TBL_5f_0_5f_18.B1" office:value-type="string">
            <text:p text:style-name="P7">SAMUEL NEVES DE OLIVEIRA</text:p>
          </table:table-cell>
          <table:table-cell table:style-name="TBL_5f_0_5f_18.B1" office:value-type="string">
            <text:p text:style-name="P7">3º SARGENTO - requisitado - BESP</text:p>
          </table:table-cell>
          <table:table-cell table:style-name="TBL_5f_0_5f_18.B1" office:value-type="string">
            <text:p text:style-name="P7">COORDENADORIA MILITAR/GABINETE DE SEGURANÇA INSTITUCIONAL-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</table:table-row>
        <table:table-row table:style-name="TBL_5f_0_5f_18.1">
          <table:table-cell table:style-name="TBL_5f_0_5f_18.A1" office:value-type="string">
            <text:p text:style-name="P7">1720</text:p>
          </table:table-cell>
          <table:table-cell table:style-name="TBL_5f_0_5f_18.B1" office:value-type="string">
            <text:p text:style-name="P7">SANDRA AUGUSTA BARRETO ROLLEMBERG CONRADO</text:p>
          </table:table-cell>
          <table:table-cell table:style-name="TBL_5f_0_5f_18.B1" office:value-type="string">
            <text:p text:style-name="P7">Assessor do Diretor Financeiro</text:p>
          </table:table-cell>
          <table:table-cell table:style-name="TBL_5f_0_5f_18.B1" office:value-type="string">
            <text:p text:style-name="P7">DIRETORIA FINANCEIRA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.499,1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8.672,06</text:p>
          </table:table-cell>
          <table:table-cell table:style-name="TBL_5f_0_5f_18.E1" office:value-type="string">
            <text:p text:style-name="P8">713,08</text:p>
          </table:table-cell>
          <table:table-cell table:style-name="TBL_5f_0_5f_18.E1" office:value-type="string">
            <text:p text:style-name="P8">617,5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330,61</text:p>
          </table:table-cell>
          <table:table-cell table:style-name="TBL_5f_0_5f_18.E1" office:value-type="string">
            <text:p text:style-name="P8">7.341,45</text:p>
          </table:table-cell>
        </table:table-row>
        <table:table-row table:style-name="TBL_5f_0_5f_18.1">
          <table:table-cell table:style-name="TBL_5f_0_5f_18.A1" office:value-type="string">
            <text:p text:style-name="P7">1316</text:p>
          </table:table-cell>
          <table:table-cell table:style-name="TBL_5f_0_5f_18.B1" office:value-type="string">
            <text:p text:style-name="P7">SANDRA ELIZABETH DE ALMEIDA RAMOS SALVIANO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1ª PROMOTORIA DE JUSTIÇA DA CURADORIA DA INFÂNCIA E DA ADOLESCÊNCIA - ARACAJU</text:p>
          </table:table-cell>
          <table:table-cell table:style-name="TBL_5f_0_5f_18.E1" office:value-type="string">
            <text:p text:style-name="P8">10.186,22</text:p>
          </table:table-cell>
          <table:table-cell table:style-name="TBL_5f_0_5f_18.E1" office:value-type="string">
            <text:p text:style-name="P8">1.527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3.623,14</text:p>
          </table:table-cell>
          <table:table-cell table:style-name="TBL_5f_0_5f_18.E1" office:value-type="string">
            <text:p text:style-name="P8">1.639,98</text:p>
          </table:table-cell>
          <table:table-cell table:style-name="TBL_5f_0_5f_18.E1" office:value-type="string">
            <text:p text:style-name="P8">1.848,9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488,88</text:p>
          </table:table-cell>
          <table:table-cell table:style-name="TBL_5f_0_5f_18.E1" office:value-type="string">
            <text:p text:style-name="P8">10.134,26</text:p>
          </table:table-cell>
        </table:table-row>
        <table:table-row table:style-name="TBL_5f_0_5f_18.1">
          <table:table-cell table:style-name="TBL_5f_0_5f_18.A1" office:value-type="string">
            <text:p text:style-name="P7">1323</text:p>
          </table:table-cell>
          <table:table-cell table:style-name="TBL_5f_0_5f_18.B1" office:value-type="string">
            <text:p text:style-name="P7">SANDRO DE REZENDE SANTOS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1ª PROMOTORIA DE JUSTICA - ITABAIANA</text:p>
          </table:table-cell>
          <table:table-cell table:style-name="TBL_5f_0_5f_18.E1" office:value-type="string">
            <text:p text:style-name="P8">9.065,70</text:p>
          </table:table-cell>
          <table:table-cell table:style-name="TBL_5f_0_5f_18.E1" office:value-type="string">
            <text:p text:style-name="P8">1.359,8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00,00</text:p>
          </table:table-cell>
          <table:table-cell table:style-name="TBL_5f_0_5f_18.E1" office:value-type="string">
            <text:p text:style-name="P8">2.517,20</text:p>
          </table:table-cell>
          <table:table-cell table:style-name="TBL_5f_0_5f_18.E1" office:value-type="string">
            <text:p text:style-name="P8">13.142,76</text:p>
          </table:table-cell>
          <table:table-cell table:style-name="TBL_5f_0_5f_18.E1" office:value-type="string">
            <text:p text:style-name="P8">1.459,58</text:p>
          </table:table-cell>
          <table:table-cell table:style-name="TBL_5f_0_5f_18.E1" office:value-type="string">
            <text:p text:style-name="P8">1.599,1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058,73</text:p>
          </table:table-cell>
          <table:table-cell table:style-name="TBL_5f_0_5f_18.E1" office:value-type="string">
            <text:p text:style-name="P8">10.084,03</text:p>
          </table:table-cell>
        </table:table-row>
        <table:table-row table:style-name="TBL_5f_0_5f_18.1">
          <table:table-cell table:style-name="TBL_5f_0_5f_18.A1" office:value-type="string">
            <text:p text:style-name="P7">579</text:p>
          </table:table-cell>
          <table:table-cell table:style-name="TBL_5f_0_5f_18.B1" office:value-type="string">
            <text:p text:style-name="P7">SANDRO LUIZ DA COSTA</text:p>
          </table:table-cell>
          <table:table-cell table:style-name="TBL_5f_0_5f_18.B1" office:value-type="string">
            <text:p text:style-name="P7">PROMOTOR DE JUSTIÇA DE ENTR. FINAL</text:p>
          </table:table-cell>
          <table:table-cell table:style-name="TBL_5f_0_5f_18.B1" office:value-type="string">
            <text:p text:style-name="P7">2ª PROMOTORIA DE JUSTICA DISTRITAL - NOSSA SENHORA DO SOCORRO</text:p>
          </table:table-cell>
          <table:table-cell table:style-name="TBL_5f_0_5f_18.E1" office:value-type="string">
            <text:p text:style-name="P8">33.689,1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368,91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39.230,94</text:p>
          </table:table-cell>
          <table:table-cell table:style-name="TBL_5f_0_5f_18.E1" office:value-type="string">
            <text:p text:style-name="P8">4.716,48</text:p>
          </table:table-cell>
          <table:table-cell table:style-name="TBL_5f_0_5f_18.E1" office:value-type="string">
            <text:p text:style-name="P8">7.868,1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2.584,63</text:p>
          </table:table-cell>
          <table:table-cell table:style-name="TBL_5f_0_5f_18.E1" office:value-type="string">
            <text:p text:style-name="P8">26.646,31</text:p>
          </table:table-cell>
        </table:table-row>
        <table:table-row table:style-name="TBL_5f_0_5f_18.1">
          <table:table-cell table:style-name="TBL_5f_0_5f_18.A1" office:value-type="string">
            <text:p text:style-name="P7">1626</text:p>
          </table:table-cell>
          <table:table-cell table:style-name="TBL_5f_0_5f_18.B1" office:value-type="string">
            <text:p text:style-name="P7">SANDRO STEFANO SA AZEVEDO</text:p>
          </table:table-cell>
          <table:table-cell table:style-name="TBL_5f_0_5f_18.B1" office:value-type="string">
            <text:p text:style-name="P7">ANALISTA DO MP -Informática - G. e A.de P. de Sistemas</text:p>
          </table:table-cell>
          <table:table-cell table:style-name="TBL_5f_0_5f_18.B1" office:value-type="string">
            <text:p text:style-name="P7">DIRETORIA DE TECNOLOGIA DA INFORMACAO</text:p>
          </table:table-cell>
          <table:table-cell table:style-name="TBL_5f_0_5f_18.E1" office:value-type="string">
            <text:p text:style-name="P8">8.552,55</text:p>
          </table:table-cell>
          <table:table-cell table:style-name="TBL_5f_0_5f_18.E1" office:value-type="string">
            <text:p text:style-name="P8">899,7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1.361,27</text:p>
          </table:table-cell>
          <table:table-cell table:style-name="TBL_5f_0_5f_18.E1" office:value-type="string">
            <text:p text:style-name="P8">1.323,32</text:p>
          </table:table-cell>
          <table:table-cell table:style-name="TBL_5f_0_5f_18.E1" office:value-type="string">
            <text:p text:style-name="P8">1.261,8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585,15</text:p>
          </table:table-cell>
          <table:table-cell table:style-name="TBL_5f_0_5f_18.E1" office:value-type="string">
            <text:p text:style-name="P8">8.776,12</text:p>
          </table:table-cell>
        </table:table-row>
        <table:table-row table:style-name="TBL_5f_0_5f_18.1">
          <table:table-cell table:style-name="TBL_5f_0_5f_18.A1" office:value-type="string">
            <text:p text:style-name="P7">2179</text:p>
          </table:table-cell>
          <table:table-cell table:style-name="TBL_5f_0_5f_18.B1" office:value-type="string">
            <text:p text:style-name="P7">SAULO ALMEIDA CABRAL</text:p>
          </table:table-cell>
          <table:table-cell table:style-name="TBL_5f_0_5f_18.B1" office:value-type="string">
            <text:p text:style-name="P7">SOLDADO - requistado</text:p>
          </table:table-cell>
          <table:table-cell table:style-name="TBL_5f_0_5f_18.B1" office:value-type="string">
            <text:p text:style-name="P7">GABINETE DE SEGURANCA INSTITUCIONAL - 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</table:table-row>
        <table:table-row table:style-name="TBL_5f_0_5f_18.1">
          <table:table-cell table:style-name="TBL_5f_0_5f_18.A1" office:value-type="string">
            <text:p text:style-name="P7">1654</text:p>
          </table:table-cell>
          <table:table-cell table:style-name="TBL_5f_0_5f_18.B1" office:value-type="string">
            <text:p text:style-name="P7">SAULO DOS SANTOS LOPES CRUZ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1ª PROMOTORIA DE JUSTICA - BARRA DOS COQUEIROS</text:p>
          </table:table-cell>
          <table:table-cell table:style-name="TBL_5f_0_5f_18.E1" office:value-type="string">
            <text:p text:style-name="P8">7.611,74</text:p>
          </table:table-cell>
          <table:table-cell table:style-name="TBL_5f_0_5f_18.E1" office:value-type="string">
            <text:p text:style-name="P8">800,7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46,44</text:p>
          </table:table-cell>
          <table:table-cell table:style-name="TBL_5f_0_5f_18.E1" office:value-type="string">
            <text:p text:style-name="P8">10.558,93</text:p>
          </table:table-cell>
          <table:table-cell table:style-name="TBL_5f_0_5f_18.E1" office:value-type="string">
            <text:p text:style-name="P8">1.177,75</text:p>
          </table:table-cell>
          <table:table-cell table:style-name="TBL_5f_0_5f_18.E1" office:value-type="string">
            <text:p text:style-name="P8">1.120,1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297,94</text:p>
          </table:table-cell>
          <table:table-cell table:style-name="TBL_5f_0_5f_18.E1" office:value-type="string">
            <text:p text:style-name="P8">8.260,99</text:p>
          </table:table-cell>
        </table:table-row>
        <table:table-row table:style-name="TBL_5f_0_5f_18.1">
          <table:table-cell table:style-name="TBL_5f_0_5f_18.A1" office:value-type="string">
            <text:p text:style-name="P7">1670</text:p>
          </table:table-cell>
          <table:table-cell table:style-name="TBL_5f_0_5f_18.B1" office:value-type="string">
            <text:p text:style-name="P7">SAULO MORAIS DE ANDRADE</text:p>
          </table:table-cell>
          <table:table-cell table:style-name="TBL_5f_0_5f_18.B1" office:value-type="string">
            <text:p text:style-name="P7">ANALISTA DO MP -Informática - G. e A.de P. de Infraestrutura</text:p>
          </table:table-cell>
          <table:table-cell table:style-name="TBL_5f_0_5f_18.B1" office:value-type="string">
            <text:p text:style-name="P7">DIRETORIA DE TECNOLOGIA DA INFORMACAO</text:p>
          </table:table-cell>
          <table:table-cell table:style-name="TBL_5f_0_5f_18.E1" office:value-type="string">
            <text:p text:style-name="P8">8.552,55</text:p>
          </table:table-cell>
          <table:table-cell table:style-name="TBL_5f_0_5f_18.E1" office:value-type="string">
            <text:p text:style-name="P8">2.562,60</text:p>
          </table:table-cell>
          <table:table-cell table:style-name="TBL_5f_0_5f_18.E1" office:value-type="string">
            <text:p text:style-name="P8">4.352,87</text:p>
          </table:table-cell>
          <table:table-cell table:style-name="TBL_5f_0_5f_18.E1" office:value-type="string">
            <text:p text:style-name="P8">3.651,8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21.028,84</text:p>
          </table:table-cell>
          <table:table-cell table:style-name="TBL_5f_0_5f_18.E1" office:value-type="string">
            <text:p text:style-name="P8">1.556,12</text:p>
          </table:table-cell>
          <table:table-cell table:style-name="TBL_5f_0_5f_18.E1" office:value-type="string">
            <text:p text:style-name="P8">2.956,4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512,53</text:p>
          </table:table-cell>
          <table:table-cell table:style-name="TBL_5f_0_5f_18.E1" office:value-type="string">
            <text:p text:style-name="P8">16.516,31</text:p>
          </table:table-cell>
        </table:table-row>
        <table:table-row table:style-name="TBL_5f_0_5f_18.1">
          <table:table-cell table:style-name="TBL_5f_0_5f_18.A1" office:value-type="string">
            <text:p text:style-name="P7">1858</text:p>
          </table:table-cell>
          <table:table-cell table:style-name="TBL_5f_0_5f_18.B1" office:value-type="string">
            <text:p text:style-name="P7">SAVIO AUGUSTO SOBRAL GARCEZ</text:p>
          </table:table-cell>
          <table:table-cell table:style-name="TBL_5f_0_5f_18.B1" office:value-type="string">
            <text:p text:style-name="P7">* TÉCNICO ESPECIALISTA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859</text:p>
          </table:table-cell>
          <table:table-cell table:style-name="TBL_5f_0_5f_18.B1" office:value-type="string">
            <text:p text:style-name="P7">SAVIO AUGUSTO SOBRAL GARCEZ</text:p>
          </table:table-cell>
          <table:table-cell table:style-name="TBL_5f_0_5f_18.B1" office:value-type="string">
            <text:p text:style-name="P7">DIRETOR DE RECURSOS HUMANOS</text:p>
          </table:table-cell>
          <table:table-cell table:style-name="TBL_5f_0_5f_18.B1" office:value-type="string">
            <text:p text:style-name="P7">DIRETORIA DE RECURSOS HUMAN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.93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056,00</text:p>
          </table:table-cell>
          <table:table-cell table:style-name="TBL_5f_0_5f_18.E1" office:value-type="string">
            <text:p text:style-name="P8">10.992,93</text:p>
          </table:table-cell>
          <table:table-cell table:style-name="TBL_5f_0_5f_18.E1" office:value-type="string">
            <text:p text:style-name="P8">713,08</text:p>
          </table:table-cell>
          <table:table-cell table:style-name="TBL_5f_0_5f_18.E1" office:value-type="string">
            <text:p text:style-name="P8">1.190,53</text:p>
          </table:table-cell>
          <table:table-cell table:style-name="TBL_5f_0_5f_18.E1" office:value-type="string">
            <text:p text:style-name="P8">1.439,26</text:p>
          </table:table-cell>
          <table:table-cell table:style-name="TBL_5f_0_5f_18.E1" office:value-type="string">
            <text:p text:style-name="P8">3.342,87</text:p>
          </table:table-cell>
          <table:table-cell table:style-name="TBL_5f_0_5f_18.E1" office:value-type="string">
            <text:p text:style-name="P8">7.650,06</text:p>
          </table:table-cell>
        </table:table-row>
        <table:table-row table:style-name="TBL_5f_0_5f_18.1">
          <table:table-cell table:style-name="TBL_5f_0_5f_18.A1" office:value-type="string">
            <text:p text:style-name="P7">1963</text:p>
          </table:table-cell>
          <table:table-cell table:style-name="TBL_5f_0_5f_18.B1" office:value-type="string">
            <text:p text:style-name="P7">SAVIO ROBERTO AMORIM ARAGAO SILVA</text:p>
          </table:table-cell>
          <table:table-cell table:style-name="TBL_5f_0_5f_18.B1" office:value-type="string">
            <text:p text:style-name="P7">ANALISTA DO MP -Informática - G. e A.de P. de Infraestrutura</text:p>
          </table:table-cell>
          <table:table-cell table:style-name="TBL_5f_0_5f_18.B1" office:value-type="string">
            <text:p text:style-name="P7">DIRETORIA DE TECNOLOGIA DA INFORMACAO</text:p>
          </table:table-cell>
          <table:table-cell table:style-name="TBL_5f_0_5f_18.E1" office:value-type="string">
            <text:p text:style-name="P8">9.065,70</text:p>
          </table:table-cell>
          <table:table-cell table:style-name="TBL_5f_0_5f_18.E1" office:value-type="string">
            <text:p text:style-name="P8">715,2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1.689,98</text:p>
          </table:table-cell>
          <table:table-cell table:style-name="TBL_5f_0_5f_18.E1" office:value-type="string">
            <text:p text:style-name="P8">1.369,34</text:p>
          </table:table-cell>
          <table:table-cell table:style-name="TBL_5f_0_5f_18.E1" office:value-type="string">
            <text:p text:style-name="P8">1.443,8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813,18</text:p>
          </table:table-cell>
          <table:table-cell table:style-name="TBL_5f_0_5f_18.E1" office:value-type="string">
            <text:p text:style-name="P8">8.876,80</text:p>
          </table:table-cell>
        </table:table-row>
        <table:table-row table:style-name="TBL_5f_0_5f_18.1">
          <table:table-cell table:style-name="TBL_5f_0_5f_18.A1" office:value-type="string">
            <text:p text:style-name="P7">1849</text:p>
          </table:table-cell>
          <table:table-cell table:style-name="TBL_5f_0_5f_18.B1" office:value-type="string">
            <text:p text:style-name="P7">SERGIO DA FONSECA SANTOS</text:p>
          </table:table-cell>
          <table:table-cell table:style-name="TBL_5f_0_5f_18.B1" office:value-type="string">
            <text:p text:style-name="P7">SUBTENENTE - requisitado</text:p>
          </table:table-cell>
          <table:table-cell table:style-name="TBL_5f_0_5f_18.B1" office:value-type="string">
            <text:p text:style-name="P7">COORDENADORIA MILITAR/GABINETE DE SEGURANÇA INSTITUCIONAL-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</table:table-row>
        <table:table-row table:style-name="TBL_5f_0_5f_18.1">
          <table:table-cell table:style-name="TBL_5f_0_5f_18.A1" office:value-type="string">
            <text:p text:style-name="P7">564</text:p>
          </table:table-cell>
          <table:table-cell table:style-name="TBL_5f_0_5f_18.B1" office:value-type="string">
            <text:p text:style-name="P7">SERGIO DOS SANTOS SILVA</text:p>
          </table:table-cell>
          <table:table-cell table:style-name="TBL_5f_0_5f_18.B1" office:value-type="string">
            <text:p text:style-name="P7">SARGENTO - requisitado</text:p>
          </table:table-cell>
          <table:table-cell table:style-name="TBL_5f_0_5f_18.B1" office:value-type="string">
            <text:p text:style-name="P7">COORDENADORIA MILITAR/GABINETE DE SEGURANÇA INSTITUCIONAL-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</table:table-row>
        <table:table-row table:style-name="TBL_5f_0_5f_18.1">
          <table:table-cell table:style-name="TBL_5f_0_5f_18.A1" office:value-type="string">
            <text:p text:style-name="P7">456</text:p>
          </table:table-cell>
          <table:table-cell table:style-name="TBL_5f_0_5f_18.B1" office:value-type="string">
            <text:p text:style-name="P7">SERGIO WALDEMAR BARRETO RODRIGUES FILHO</text:p>
          </table:table-cell>
          <table:table-cell table:style-name="TBL_5f_0_5f_18.B1" office:value-type="string">
            <text:p text:style-name="P7">ASSESSOR DE PROCURADOR DE JUSTIÇA</text:p>
          </table:table-cell>
          <table:table-cell table:style-name="TBL_5f_0_5f_18.B1" office:value-type="string">
            <text:p text:style-name="P7">4ª PROCURADORIA DE JUSTICA (1ª CAMARA CIVEL)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2.315,6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384,07</text:p>
          </table:table-cell>
          <table:table-cell table:style-name="TBL_5f_0_5f_18.E1" office:value-type="string">
            <text:p text:style-name="P8">14.699,76</text:p>
          </table:table-cell>
          <table:table-cell table:style-name="TBL_5f_0_5f_18.E1" office:value-type="string">
            <text:p text:style-name="P8">713,08</text:p>
          </table:table-cell>
          <table:table-cell table:style-name="TBL_5f_0_5f_18.E1" office:value-type="string">
            <text:p text:style-name="P8">2.269,2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982,30</text:p>
          </table:table-cell>
          <table:table-cell table:style-name="TBL_5f_0_5f_18.E1" office:value-type="string">
            <text:p text:style-name="P8">11.717,46</text:p>
          </table:table-cell>
        </table:table-row>
        <table:table-row table:style-name="TBL_5f_0_5f_18.1">
          <table:table-cell table:style-name="TBL_5f_0_5f_18.A1" office:value-type="string">
            <text:p text:style-name="P7">1377</text:p>
          </table:table-cell>
          <table:table-cell table:style-name="TBL_5f_0_5f_18.B1" office:value-type="string">
            <text:p text:style-name="P7">SHEILA ANDRADE ARAUJO MATOS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CENTRO DE APOIO OPERACIONAL DOS DIREITOS DA MULHER</text:p>
          </table:table-cell>
          <table:table-cell table:style-name="TBL_5f_0_5f_18.E1" office:value-type="string">
            <text:p text:style-name="P8">4.972,24</text:p>
          </table:table-cell>
          <table:table-cell table:style-name="TBL_5f_0_5f_18.E1" office:value-type="string">
            <text:p text:style-name="P8">745,84</text:p>
          </table:table-cell>
          <table:table-cell table:style-name="TBL_5f_0_5f_18.E1" office:value-type="string">
            <text:p text:style-name="P8">3.692,3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11.583,31</text:p>
          </table:table-cell>
          <table:table-cell table:style-name="TBL_5f_0_5f_18.E1" office:value-type="string">
            <text:p text:style-name="P8">800,53</text:p>
          </table:table-cell>
          <table:table-cell table:style-name="TBL_5f_0_5f_18.E1" office:value-type="string">
            <text:p text:style-name="P8">1.394,0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94,61</text:p>
          </table:table-cell>
          <table:table-cell table:style-name="TBL_5f_0_5f_18.E1" office:value-type="string">
            <text:p text:style-name="P8">9.388,70</text:p>
          </table:table-cell>
        </table:table-row>
        <table:table-row table:style-name="TBL_5f_0_5f_18.1">
          <table:table-cell table:style-name="TBL_5f_0_5f_18.A1" office:value-type="string">
            <text:p text:style-name="P7">1697</text:p>
          </table:table-cell>
          <table:table-cell table:style-name="TBL_5f_0_5f_18.B1" office:value-type="string">
            <text:p text:style-name="P7">SHEILA CUSTODIO LEAL NOVAES SANTOS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5ª PROMOTORIA DE JUSTICA CRIMINAL - ARACAJU</text:p>
          </table:table-cell>
          <table:table-cell table:style-name="TBL_5f_0_5f_18.E1" office:value-type="string">
            <text:p text:style-name="P8">8.552,55</text:p>
          </table:table-cell>
          <table:table-cell table:style-name="TBL_5f_0_5f_18.E1" office:value-type="string">
            <text:p text:style-name="P8">899,7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841,4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4.202,73</text:p>
          </table:table-cell>
          <table:table-cell table:style-name="TBL_5f_0_5f_18.E1" office:value-type="string">
            <text:p text:style-name="P8">1.323,32</text:p>
          </table:table-cell>
          <table:table-cell table:style-name="TBL_5f_0_5f_18.E1" office:value-type="string">
            <text:p text:style-name="P8">1.313,9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637,29</text:p>
          </table:table-cell>
          <table:table-cell table:style-name="TBL_5f_0_5f_18.E1" office:value-type="string">
            <text:p text:style-name="P8">11.565,44</text:p>
          </table:table-cell>
        </table:table-row>
        <table:table-row table:style-name="TBL_5f_0_5f_18.1">
          <table:table-cell table:style-name="TBL_5f_0_5f_18.A1" office:value-type="string">
            <text:p text:style-name="P7">1365</text:p>
          </table:table-cell>
          <table:table-cell table:style-name="TBL_5f_0_5f_18.B1" office:value-type="string">
            <text:p text:style-name="P7">SHIRLANE BARBOSA SANTOS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DIRETORIA ADMINISTRATIVA - SG</text:p>
          </table:table-cell>
          <table:table-cell table:style-name="TBL_5f_0_5f_18.E1" office:value-type="string">
            <text:p text:style-name="P8">4.174,78</text:p>
          </table:table-cell>
          <table:table-cell table:style-name="TBL_5f_0_5f_18.E1" office:value-type="string">
            <text:p text:style-name="P8">626,2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6.709,99</text:p>
          </table:table-cell>
          <table:table-cell table:style-name="TBL_5f_0_5f_18.E1" office:value-type="string">
            <text:p text:style-name="P8">672,14</text:p>
          </table:table-cell>
          <table:table-cell table:style-name="TBL_5f_0_5f_18.E1" office:value-type="string">
            <text:p text:style-name="P8">292,8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65,00</text:p>
          </table:table-cell>
          <table:table-cell table:style-name="TBL_5f_0_5f_18.E1" office:value-type="string">
            <text:p text:style-name="P8">5.744,99</text:p>
          </table:table-cell>
        </table:table-row>
      </table:table>
      <table:table table:name="TBL_0_19" table:style-name="TBL_5f_0_5f_19">
        <table:table-column table:style-name="TBL_5f_0_5f_19.A"/>
        <table:table-column table:style-name="TBL_5f_0_5f_19.B"/>
        <table:table-column table:style-name="TBL_5f_0_5f_19.C"/>
        <table:table-column table:style-name="TBL_5f_0_5f_19.D"/>
        <table:table-column table:style-name="TBL_5f_0_5f_19.E"/>
        <table:table-column table:style-name="TBL_5f_0_5f_19.F"/>
        <table:table-column table:style-name="TBL_5f_0_5f_19.G"/>
        <table:table-column table:style-name="TBL_5f_0_5f_19.H"/>
        <table:table-column table:style-name="TBL_5f_0_5f_19.I"/>
        <table:table-column table:style-name="TBL_5f_0_5f_19.J"/>
        <table:table-column table:style-name="TBL_5f_0_5f_19.E"/>
        <table:table-column table:style-name="TBL_5f_0_5f_19.L" table:number-columns-repeated="2"/>
        <table:table-column table:style-name="TBL_5f_0_5f_19.J"/>
        <table:table-column table:style-name="TBL_5f_0_5f_19.O"/>
        <table:table-column table:style-name="TBL_5f_0_5f_19.P"/>
        <table:table-column table:style-name="TBL_5f_0_5f_19.Q"/>
        <table:table-column table:style-name="TBL_5f_0_5f_19.R"/>
        <table:table-row table:style-name="TBL_5f_0_5f_19.1">
          <table:table-cell table:style-name="TBL_5f_0_5f_19.A1" office:value-type="string">
            <text:p text:style-name="P7"><text:bookmark text:name="JR_PAGE_ANCHOR_0_20"/>2025</text:p>
          </table:table-cell>
          <table:table-cell table:style-name="TBL_5f_0_5f_19.B1" office:value-type="string">
            <text:p text:style-name="P7">SIDIVAL DOS SANTOS FREITAS</text:p>
          </table:table-cell>
          <table:table-cell table:style-name="TBL_5f_0_5f_19.B1" office:value-type="string">
            <text:p text:style-name="P7">3º SARGENTO - requisitado - BESP</text:p>
          </table:table-cell>
          <table:table-cell table:style-name="TBL_5f_0_5f_19.B1" office:value-type="string">
            <text:p text:style-name="P7">COORDENADORIA MILITAR/GABINETE DE SEGURANÇA INSTITUCIONAL-GSI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226,9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90,7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17,7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17,70</text:p>
          </table:table-cell>
        </table:table-row>
        <table:table-row table:style-name="TBL_5f_0_5f_19.1">
          <table:table-cell table:style-name="TBL_5f_0_5f_19.A1" office:value-type="string">
            <text:p text:style-name="P7">1599</text:p>
          </table:table-cell>
          <table:table-cell table:style-name="TBL_5f_0_5f_19.B1" office:value-type="string">
            <text:p text:style-name="P7">SILENE MARIA DE FRANCA JANSSEN</text:p>
          </table:table-cell>
          <table:table-cell table:style-name="TBL_5f_0_5f_19.B1" office:value-type="string">
            <text:p text:style-name="P7">Chefe do Núcleo de Contabilidade</text:p>
          </table:table-cell>
          <table:table-cell table:style-name="TBL_5f_0_5f_19.B1" office:value-type="string">
            <text:p text:style-name="P7">DIVISAO FINANCEIRA/DF/SG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308,4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84,07</text:p>
          </table:table-cell>
          <table:table-cell table:style-name="TBL_5f_0_5f_19.E1" office:value-type="string">
            <text:p text:style-name="P8">6.692,54</text:p>
          </table:table-cell>
          <table:table-cell table:style-name="TBL_5f_0_5f_19.E1" office:value-type="string">
            <text:p text:style-name="P8">462,12</text:p>
          </table:table-cell>
          <table:table-cell table:style-name="TBL_5f_0_5f_19.E1" office:value-type="string">
            <text:p text:style-name="P8">229,3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91,42</text:p>
          </table:table-cell>
          <table:table-cell table:style-name="TBL_5f_0_5f_19.E1" office:value-type="string">
            <text:p text:style-name="P8">6.001,12</text:p>
          </table:table-cell>
        </table:table-row>
        <table:table-row table:style-name="TBL_5f_0_5f_19.1">
          <table:table-cell table:style-name="TBL_5f_0_5f_19.A1" office:value-type="string">
            <text:p text:style-name="P7">479</text:p>
          </table:table-cell>
          <table:table-cell table:style-name="TBL_5f_0_5f_19.B1" office:value-type="string">
            <text:p text:style-name="P7">SILVIA BRITO LUDUVICE</text:p>
          </table:table-cell>
          <table:table-cell table:style-name="TBL_5f_0_5f_19.B1" office:value-type="string">
            <text:p text:style-name="P7">ASSESSOR DE APOIO OPERACIONAL </text:p>
          </table:table-cell>
          <table:table-cell table:style-name="TBL_5f_0_5f_19.B1" office:value-type="string">
            <text:p text:style-name="P7">2ª PROMOTORIA DE JUSTICA DOS DIREITOS DO CIDADAO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051,5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84,07</text:p>
          </table:table-cell>
          <table:table-cell table:style-name="TBL_5f_0_5f_19.E1" office:value-type="string">
            <text:p text:style-name="P8">5.435,61</text:p>
          </table:table-cell>
          <table:table-cell table:style-name="TBL_5f_0_5f_19.E1" office:value-type="string">
            <text:p text:style-name="P8">287,81</text:p>
          </table:table-cell>
          <table:table-cell table:style-name="TBL_5f_0_5f_19.E1" office:value-type="string">
            <text:p text:style-name="P8">64,4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52,29</text:p>
          </table:table-cell>
          <table:table-cell table:style-name="TBL_5f_0_5f_19.E1" office:value-type="string">
            <text:p text:style-name="P8">5.083,32</text:p>
          </table:table-cell>
        </table:table-row>
        <table:table-row table:style-name="TBL_5f_0_5f_19.1">
          <table:table-cell table:style-name="TBL_5f_0_5f_19.A1" office:value-type="string">
            <text:p text:style-name="P7">1352</text:p>
          </table:table-cell>
          <table:table-cell table:style-name="TBL_5f_0_5f_19.B1" office:value-type="string">
            <text:p text:style-name="P7">SILVIA FERNANDA CARVALHO MENEZES DE MELO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2ª PROMOTORIA DE JUSTICA - LARANJEIRAS </text:p>
          </table:table-cell>
          <table:table-cell table:style-name="TBL_5f_0_5f_19.E1" office:value-type="string">
            <text:p text:style-name="P8">9.065,70</text:p>
          </table:table-cell>
          <table:table-cell table:style-name="TBL_5f_0_5f_19.E1" office:value-type="string">
            <text:p text:style-name="P8">1.359,8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25,27</text:p>
          </table:table-cell>
          <table:table-cell table:style-name="TBL_5f_0_5f_19.E1" office:value-type="string">
            <text:p text:style-name="P8">12.750,83</text:p>
          </table:table-cell>
          <table:table-cell table:style-name="TBL_5f_0_5f_19.E1" office:value-type="string">
            <text:p text:style-name="P8">1.459,58</text:p>
          </table:table-cell>
          <table:table-cell table:style-name="TBL_5f_0_5f_19.E1" office:value-type="string">
            <text:p text:style-name="P8">1.596,2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055,86</text:p>
          </table:table-cell>
          <table:table-cell table:style-name="TBL_5f_0_5f_19.E1" office:value-type="string">
            <text:p text:style-name="P8">9.694,97</text:p>
          </table:table-cell>
        </table:table-row>
        <table:table-row table:style-name="TBL_5f_0_5f_19.1">
          <table:table-cell table:style-name="TBL_5f_0_5f_19.A1" office:value-type="string">
            <text:p text:style-name="P7">1805</text:p>
          </table:table-cell>
          <table:table-cell table:style-name="TBL_5f_0_5f_19.B1" office:value-type="string">
            <text:p text:style-name="P7">SILVIA FRANCA DE SOUZA MORELLI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PROMOTORIA DE JUSTICA DE DEFESA DO CONSUMIDOR</text:p>
          </table:table-cell>
          <table:table-cell table:style-name="TBL_5f_0_5f_19.E1" office:value-type="string">
            <text:p text:style-name="P8">4.174,78</text:p>
          </table:table-cell>
          <table:table-cell table:style-name="TBL_5f_0_5f_19.E1" office:value-type="string">
            <text:p text:style-name="P8">439,1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6.786,89</text:p>
          </table:table-cell>
          <table:table-cell table:style-name="TBL_5f_0_5f_19.E1" office:value-type="string">
            <text:p text:style-name="P8">645,96</text:p>
          </table:table-cell>
          <table:table-cell table:style-name="TBL_5f_0_5f_19.E1" office:value-type="string">
            <text:p text:style-name="P8">256,6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902,63</text:p>
          </table:table-cell>
          <table:table-cell table:style-name="TBL_5f_0_5f_19.E1" office:value-type="string">
            <text:p text:style-name="P8">5.884,26</text:p>
          </table:table-cell>
        </table:table-row>
        <table:table-row table:style-name="TBL_5f_0_5f_19.1">
          <table:table-cell table:style-name="TBL_5f_0_5f_19.A1" office:value-type="string">
            <text:p text:style-name="P7">1870</text:p>
          </table:table-cell>
          <table:table-cell table:style-name="TBL_5f_0_5f_19.B1" office:value-type="string">
            <text:p text:style-name="P7">SILVIA LEAL ALBUQUERQUE</text:p>
          </table:table-cell>
          <table:table-cell table:style-name="TBL_5f_0_5f_19.B1" office:value-type="string">
            <text:p text:style-name="P7">PROMOTOR DE JUSTIÇA SUBSTITUTO</text:p>
          </table:table-cell>
          <table:table-cell table:style-name="TBL_5f_0_5f_19.B1" office:value-type="string">
            <text:p text:style-name="P7">PROMOTOR DE JUSTICA SUBSTITUTO</text:p>
          </table:table-cell>
          <table:table-cell table:style-name="TBL_5f_0_5f_19.E1" office:value-type="string">
            <text:p text:style-name="P8">30.404,4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600,23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34.177,57</text:p>
          </table:table-cell>
          <table:table-cell table:style-name="TBL_5f_0_5f_19.E1" office:value-type="string">
            <text:p text:style-name="P8">4.256,62</text:p>
          </table:table-cell>
          <table:table-cell table:style-name="TBL_5f_0_5f_19.E1" office:value-type="string">
            <text:p text:style-name="P8">6.761,3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1.017,97</text:p>
          </table:table-cell>
          <table:table-cell table:style-name="TBL_5f_0_5f_19.E1" office:value-type="string">
            <text:p text:style-name="P8">23.159,60</text:p>
          </table:table-cell>
        </table:table-row>
        <table:table-row table:style-name="TBL_5f_0_5f_19.1">
          <table:table-cell table:style-name="TBL_5f_0_5f_19.A1" office:value-type="string">
            <text:p text:style-name="P7">1206</text:p>
          </table:table-cell>
          <table:table-cell table:style-name="TBL_5f_0_5f_19.B1" office:value-type="string">
            <text:p text:style-name="P7">SILVIA ROBERTA FERREIRA TAVARES</text:p>
          </table:table-cell>
          <table:table-cell table:style-name="TBL_5f_0_5f_19.B1" office:value-type="string">
            <text:p text:style-name="P7">ANALISTA DO MP - ENGENHARIA CIVIL</text:p>
          </table:table-cell>
          <table:table-cell table:style-name="TBL_5f_0_5f_19.B1" office:value-type="string">
            <text:p text:style-name="P7">DIVISAO DE ENGENHARIA E MANUTENCAO</text:p>
          </table:table-cell>
          <table:table-cell table:style-name="TBL_5f_0_5f_19.E1" office:value-type="string">
            <text:p text:style-name="P8">8.068,44</text:p>
          </table:table-cell>
          <table:table-cell table:style-name="TBL_5f_0_5f_19.E1" office:value-type="string">
            <text:p text:style-name="P8">1.210,2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1.187,70</text:p>
          </table:table-cell>
          <table:table-cell table:style-name="TBL_5f_0_5f_19.E1" office:value-type="string">
            <text:p text:style-name="P8">1.299,02</text:p>
          </table:table-cell>
          <table:table-cell table:style-name="TBL_5f_0_5f_19.E1" office:value-type="string">
            <text:p text:style-name="P8">1.325,0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624,07</text:p>
          </table:table-cell>
          <table:table-cell table:style-name="TBL_5f_0_5f_19.E1" office:value-type="string">
            <text:p text:style-name="P8">8.563,63</text:p>
          </table:table-cell>
        </table:table-row>
        <table:table-row table:style-name="TBL_5f_0_5f_19.1">
          <table:table-cell table:style-name="TBL_5f_0_5f_19.A1" office:value-type="string">
            <text:p text:style-name="P7">1525</text:p>
          </table:table-cell>
          <table:table-cell table:style-name="TBL_5f_0_5f_19.B1" office:value-type="string">
            <text:p text:style-name="P7">SILVIA TAMARA MENDONCA DO CARMO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9ª PROMOTORIA DE JUSTICA DOS DIREITOS DO CIDADAO</text:p>
          </table:table-cell>
          <table:table-cell table:style-name="TBL_5f_0_5f_19.E1" office:value-type="string">
            <text:p text:style-name="P8">8.552,55</text:p>
          </table:table-cell>
          <table:table-cell table:style-name="TBL_5f_0_5f_19.E1" office:value-type="string">
            <text:p text:style-name="P8">899,7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1.361,27</text:p>
          </table:table-cell>
          <table:table-cell table:style-name="TBL_5f_0_5f_19.E1" office:value-type="string">
            <text:p text:style-name="P8">1.323,32</text:p>
          </table:table-cell>
          <table:table-cell table:style-name="TBL_5f_0_5f_19.E1" office:value-type="string">
            <text:p text:style-name="P8">1.366,1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689,42</text:p>
          </table:table-cell>
          <table:table-cell table:style-name="TBL_5f_0_5f_19.E1" office:value-type="string">
            <text:p text:style-name="P8">8.671,85</text:p>
          </table:table-cell>
        </table:table-row>
        <table:table-row table:style-name="TBL_5f_0_5f_19.1">
          <table:table-cell table:style-name="TBL_5f_0_5f_19.A1" office:value-type="string">
            <text:p text:style-name="P7">202</text:p>
          </table:table-cell>
          <table:table-cell table:style-name="TBL_5f_0_5f_19.B1" office:value-type="string">
            <text:p text:style-name="P7">SILVIO ROBERTO MATOS EUZEBIO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2ª PROMOTORIA DE JUSTIÇA DA CURADORIA DA INFÂNCIA E DA ADOLESCÊNCIA - ARACAJU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35.862,03</text:p>
          </table:table-cell>
          <table:table-cell table:style-name="TBL_5f_0_5f_19.E1" office:value-type="string">
            <text:p text:style-name="P8">4.716,48</text:p>
          </table:table-cell>
          <table:table-cell table:style-name="TBL_5f_0_5f_19.E1" office:value-type="string">
            <text:p text:style-name="P8">7.045,9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1.762,46</text:p>
          </table:table-cell>
          <table:table-cell table:style-name="TBL_5f_0_5f_19.E1" office:value-type="string">
            <text:p text:style-name="P8">24.099,57</text:p>
          </table:table-cell>
        </table:table-row>
        <table:table-row table:style-name="TBL_5f_0_5f_19.1">
          <table:table-cell table:style-name="TBL_5f_0_5f_19.A1" office:value-type="string">
            <text:p text:style-name="P7">1735</text:p>
          </table:table-cell>
          <table:table-cell table:style-name="TBL_5f_0_5f_19.B1" office:value-type="string">
            <text:p text:style-name="P7">SIMONE FELICIO DOS SANTOS</text:p>
          </table:table-cell>
          <table:table-cell table:style-name="TBL_5f_0_5f_19.B1" office:value-type="string">
            <text:p text:style-name="P7">ANALISTA DO MP - SERVIÇO SOCIAL</text:p>
          </table:table-cell>
          <table:table-cell table:style-name="TBL_5f_0_5f_19.B1" office:value-type="string">
            <text:p text:style-name="P7">DIVISAO DE SERVICO SOCIAL/CAO/CG - GAAE</text:p>
          </table:table-cell>
          <table:table-cell table:style-name="TBL_5f_0_5f_19.E1" office:value-type="string">
            <text:p text:style-name="P8">8.552,55</text:p>
          </table:table-cell>
          <table:table-cell table:style-name="TBL_5f_0_5f_19.E1" office:value-type="string">
            <text:p text:style-name="P8">1.710,5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565,77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15.001,75</text:p>
          </table:table-cell>
          <table:table-cell table:style-name="TBL_5f_0_5f_19.E1" office:value-type="string">
            <text:p text:style-name="P8">1.436,83</text:p>
          </table:table-cell>
          <table:table-cell table:style-name="TBL_5f_0_5f_19.E1" office:value-type="string">
            <text:p text:style-name="P8">2.211,3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648,13</text:p>
          </table:table-cell>
          <table:table-cell table:style-name="TBL_5f_0_5f_19.E1" office:value-type="string">
            <text:p text:style-name="P8">11.353,62</text:p>
          </table:table-cell>
        </table:table-row>
        <table:table-row table:style-name="TBL_5f_0_5f_19.1">
          <table:table-cell table:style-name="TBL_5f_0_5f_19.A1" office:value-type="string">
            <text:p text:style-name="P7">877</text:p>
          </table:table-cell>
          <table:table-cell table:style-name="TBL_5f_0_5f_19.B1" office:value-type="string">
            <text:p text:style-name="P7">SOLANO LUCIO DE OLIVEIRA SILVA</text:p>
          </table:table-cell>
          <table:table-cell table:style-name="TBL_5f_0_5f_19.B1" office:value-type="string">
            <text:p text:style-name="P7">PROMOTOR DE JUSTIÇA DE ENTR. INICIAL</text:p>
          </table:table-cell>
          <table:table-cell table:style-name="TBL_5f_0_5f_19.B1" office:value-type="string">
            <text:p text:style-name="P7">PROMOTORIA DE JUSTICA - UMBAUBA</text:p>
          </table:table-cell>
          <table:table-cell table:style-name="TBL_5f_0_5f_19.E1" office:value-type="string">
            <text:p text:style-name="P8">32.004,6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34.177,57</text:p>
          </table:table-cell>
          <table:table-cell table:style-name="TBL_5f_0_5f_19.E1" office:value-type="string">
            <text:p text:style-name="P8">4.480,65</text:p>
          </table:table-cell>
          <table:table-cell table:style-name="TBL_5f_0_5f_19.E1" office:value-type="string">
            <text:p text:style-name="P8">5.929,9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0.410,63</text:p>
          </table:table-cell>
          <table:table-cell table:style-name="TBL_5f_0_5f_19.E1" office:value-type="string">
            <text:p text:style-name="P8">23.766,94</text:p>
          </table:table-cell>
        </table:table-row>
        <table:table-row table:style-name="TBL_5f_0_5f_19.1">
          <table:table-cell table:style-name="TBL_5f_0_5f_19.A1" office:value-type="string">
            <text:p text:style-name="P7">1980</text:p>
          </table:table-cell>
          <table:table-cell table:style-name="TBL_5f_0_5f_19.B1" office:value-type="string">
            <text:p text:style-name="P7">SONIA KAROLINE AMARAL OLIVEIRA</text:p>
          </table:table-cell>
          <table:table-cell table:style-name="TBL_5f_0_5f_19.B1" office:value-type="string">
            <text:p text:style-name="P7">ASSESSOR OPERACIONAL</text:p>
          </table:table-cell>
          <table:table-cell table:style-name="TBL_5f_0_5f_19.B1" office:value-type="string">
            <text:p text:style-name="P7">DIVISAO DE SERVICO SOCIAL/CAO/CG - GAAE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092,6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27,78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4.629,38</text:p>
          </table:table-cell>
          <table:table-cell table:style-name="TBL_5f_0_5f_19.E1" office:value-type="string">
            <text:p text:style-name="P8">248,07</text:p>
          </table:table-cell>
          <table:table-cell table:style-name="TBL_5f_0_5f_19.E1" office:value-type="string">
            <text:p text:style-name="P8">28,4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76,47</text:p>
          </table:table-cell>
          <table:table-cell table:style-name="TBL_5f_0_5f_19.E1" office:value-type="string">
            <text:p text:style-name="P8">4.352,91</text:p>
          </table:table-cell>
        </table:table-row>
        <table:table-row table:style-name="TBL_5f_0_5f_19.1">
          <table:table-cell table:style-name="TBL_5f_0_5f_19.A1" office:value-type="string">
            <text:p text:style-name="P7">2063</text:p>
          </table:table-cell>
          <table:table-cell table:style-name="TBL_5f_0_5f_19.B1" office:value-type="string">
            <text:p text:style-name="P7">STANLEY KLEBER NOGUEIRA SANTOS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1ª PROMOTORIA DE JUSTICA - ITAPORANGA D'AJUDA</text:p>
          </table:table-cell>
          <table:table-cell table:style-name="TBL_5f_0_5f_19.E1" office:value-type="string">
            <text:p text:style-name="P8">3.715,54</text:p>
          </table:table-cell>
          <table:table-cell table:style-name="TBL_5f_0_5f_19.E1" office:value-type="string">
            <text:p text:style-name="P8">557,3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461,1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25,27</text:p>
          </table:table-cell>
          <table:table-cell table:style-name="TBL_5f_0_5f_19.E1" office:value-type="string">
            <text:p text:style-name="P8">8.059,27</text:p>
          </table:table-cell>
          <table:table-cell table:style-name="TBL_5f_0_5f_19.E1" office:value-type="string">
            <text:p text:style-name="P8">598,20</text:p>
          </table:table-cell>
          <table:table-cell table:style-name="TBL_5f_0_5f_19.E1" office:value-type="string">
            <text:p text:style-name="P8">167,9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766,16</text:p>
          </table:table-cell>
          <table:table-cell table:style-name="TBL_5f_0_5f_19.E1" office:value-type="string">
            <text:p text:style-name="P8">7.293,11</text:p>
          </table:table-cell>
        </table:table-row>
        <table:table-row table:style-name="TBL_5f_0_5f_19.1">
          <table:table-cell table:style-name="TBL_5f_0_5f_19.A1" office:value-type="string">
            <text:p text:style-name="P7">1742</text:p>
          </table:table-cell>
          <table:table-cell table:style-name="TBL_5f_0_5f_19.B1" office:value-type="string">
            <text:p text:style-name="P7">SUSANA ARRUDA DE OLIVEIRA</text:p>
          </table:table-cell>
          <table:table-cell table:style-name="TBL_5f_0_5f_19.B1" office:value-type="string">
            <text:p text:style-name="P7">ASSESSOR DE PROCURADOR DE JUSTIÇA</text:p>
          </table:table-cell>
          <table:table-cell table:style-name="TBL_5f_0_5f_19.B1" office:value-type="string">
            <text:p text:style-name="P7">7ª PROCURADORIA DE JUSTICA (2ª CAMARA CIVEL)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2.315,6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4.224,68</text:p>
          </table:table-cell>
          <table:table-cell table:style-name="TBL_5f_0_5f_19.E1" office:value-type="string">
            <text:p text:style-name="P8">713,08</text:p>
          </table:table-cell>
          <table:table-cell table:style-name="TBL_5f_0_5f_19.E1" office:value-type="string">
            <text:p text:style-name="P8">2.217,0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930,16</text:p>
          </table:table-cell>
          <table:table-cell table:style-name="TBL_5f_0_5f_19.E1" office:value-type="string">
            <text:p text:style-name="P8">11.294,52</text:p>
          </table:table-cell>
        </table:table-row>
        <table:table-row table:style-name="TBL_5f_0_5f_19.1">
          <table:table-cell table:style-name="TBL_5f_0_5f_19.A1" office:value-type="string">
            <text:p text:style-name="P7">1967</text:p>
          </table:table-cell>
          <table:table-cell table:style-name="TBL_5f_0_5f_19.B1" office:value-type="string">
            <text:p text:style-name="P7">SUSANA RAQUEL CIPRIANO SAMPAIO REZENDE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PROMOTORIA DE JUSTICA - RIACHUELO</text:p>
          </table:table-cell>
          <table:table-cell table:style-name="TBL_5f_0_5f_19.E1" office:value-type="string">
            <text:p text:style-name="P8">5.687,93</text:p>
          </table:table-cell>
          <table:table-cell table:style-name="TBL_5f_0_5f_19.E1" office:value-type="string">
            <text:p text:style-name="P8">448,7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25,27</text:p>
          </table:table-cell>
          <table:table-cell table:style-name="TBL_5f_0_5f_19.E1" office:value-type="string">
            <text:p text:style-name="P8">8.461,98</text:p>
          </table:table-cell>
          <table:table-cell table:style-name="TBL_5f_0_5f_19.E1" office:value-type="string">
            <text:p text:style-name="P8">859,14</text:p>
          </table:table-cell>
          <table:table-cell table:style-name="TBL_5f_0_5f_19.E1" office:value-type="string">
            <text:p text:style-name="P8">581,9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441,11</text:p>
          </table:table-cell>
          <table:table-cell table:style-name="TBL_5f_0_5f_19.E1" office:value-type="string">
            <text:p text:style-name="P8">7.020,87</text:p>
          </table:table-cell>
        </table:table-row>
        <table:table-row table:style-name="TBL_5f_0_5f_19.1">
          <table:table-cell table:style-name="TBL_5f_0_5f_19.A1" office:value-type="string">
            <text:p text:style-name="P7">622</text:p>
          </table:table-cell>
          <table:table-cell table:style-name="TBL_5f_0_5f_19.B1" office:value-type="string">
            <text:p text:style-name="P7">SUZY MARY DE CARVALHO VIEIRA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3ª PROMOTORIA DE JUSTICA DO TRIBUNAL DO JURI - ARACAJU 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35.862,03</text:p>
          </table:table-cell>
          <table:table-cell table:style-name="TBL_5f_0_5f_19.E1" office:value-type="string">
            <text:p text:style-name="P8">4.716,48</text:p>
          </table:table-cell>
          <table:table-cell table:style-name="TBL_5f_0_5f_19.E1" office:value-type="string">
            <text:p text:style-name="P8">6.941,7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1.658,18</text:p>
          </table:table-cell>
          <table:table-cell table:style-name="TBL_5f_0_5f_19.E1" office:value-type="string">
            <text:p text:style-name="P8">24.203,85</text:p>
          </table:table-cell>
        </table:table-row>
        <table:table-row table:style-name="TBL_5f_0_5f_19.1">
          <table:table-cell table:style-name="TBL_5f_0_5f_19.A1" office:value-type="string">
            <text:p text:style-name="P7">1290</text:p>
          </table:table-cell>
          <table:table-cell table:style-name="TBL_5f_0_5f_19.B1" office:value-type="string">
            <text:p text:style-name="P7">SYLVIO ALEXANDRE DE OLIVEIRA BELEM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DIVISAO DE PATRIMONIO/DM/DA/SG</text:p>
          </table:table-cell>
          <table:table-cell table:style-name="TBL_5f_0_5f_19.E1" office:value-type="string">
            <text:p text:style-name="P8">5.270,57</text:p>
          </table:table-cell>
          <table:table-cell table:style-name="TBL_5f_0_5f_19.E1" office:value-type="string">
            <text:p text:style-name="P8">790,5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8.234,08</text:p>
          </table:table-cell>
          <table:table-cell table:style-name="TBL_5f_0_5f_19.E1" office:value-type="string">
            <text:p text:style-name="P8">848,56</text:p>
          </table:table-cell>
          <table:table-cell table:style-name="TBL_5f_0_5f_19.E1" office:value-type="string">
            <text:p text:style-name="P8">564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412,67</text:p>
          </table:table-cell>
          <table:table-cell table:style-name="TBL_5f_0_5f_19.E1" office:value-type="string">
            <text:p text:style-name="P8">6.821,41</text:p>
          </table:table-cell>
        </table:table-row>
        <table:table-row table:style-name="TBL_5f_0_5f_19.1">
          <table:table-cell table:style-name="TBL_5f_0_5f_19.A1" office:value-type="string">
            <text:p text:style-name="P7">1830</text:p>
          </table:table-cell>
          <table:table-cell table:style-name="TBL_5f_0_5f_19.B1" office:value-type="string">
            <text:p text:style-name="P7">TAISA TORRES ARAGAO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1ª PROMOTORIA DE JUSTIÇA ESPECIAL CÍVEL E CRIMINAL DE NOSSA SENHORA DO SOCORRO</text:p>
          </table:table-cell>
          <table:table-cell table:style-name="TBL_5f_0_5f_19.E1" office:value-type="string">
            <text:p text:style-name="P8">4.425,27</text:p>
          </table:table-cell>
          <table:table-cell table:style-name="TBL_5f_0_5f_19.E1" office:value-type="string">
            <text:p text:style-name="P8">465,5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46,44</text:p>
          </table:table-cell>
          <table:table-cell table:style-name="TBL_5f_0_5f_19.E1" office:value-type="string">
            <text:p text:style-name="P8">7.037,25</text:p>
          </table:table-cell>
          <table:table-cell table:style-name="TBL_5f_0_5f_19.E1" office:value-type="string">
            <text:p text:style-name="P8">684,71</text:p>
          </table:table-cell>
          <table:table-cell table:style-name="TBL_5f_0_5f_19.E1" office:value-type="string">
            <text:p text:style-name="P8">310,2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994,95</text:p>
          </table:table-cell>
          <table:table-cell table:style-name="TBL_5f_0_5f_19.E1" office:value-type="string">
            <text:p text:style-name="P8">6.042,30</text:p>
          </table:table-cell>
        </table:table-row>
        <table:table-row table:style-name="TBL_5f_0_5f_19.1">
          <table:table-cell table:style-name="TBL_5f_0_5f_19.A1" office:value-type="string">
            <text:p text:style-name="P7">634</text:p>
          </table:table-cell>
          <table:table-cell table:style-name="TBL_5f_0_5f_19.B1" office:value-type="string">
            <text:p text:style-name="P7">TALITA CUNEGUNDES FERNANDES DA SILVA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1ª PROMOTORIA DE JUSTICA DO TRIBUNAL DO JURI - ARACAJU 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35.862,03</text:p>
          </table:table-cell>
          <table:table-cell table:style-name="TBL_5f_0_5f_19.E1" office:value-type="string">
            <text:p text:style-name="P8">4.716,48</text:p>
          </table:table-cell>
          <table:table-cell table:style-name="TBL_5f_0_5f_19.E1" office:value-type="string">
            <text:p text:style-name="P8">6.785,2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1.501,77</text:p>
          </table:table-cell>
          <table:table-cell table:style-name="TBL_5f_0_5f_19.E1" office:value-type="string">
            <text:p text:style-name="P8">24.360,26</text:p>
          </table:table-cell>
        </table:table-row>
        <table:table-row table:style-name="TBL_5f_0_5f_19.1">
          <table:table-cell table:style-name="TBL_5f_0_5f_19.A1" office:value-type="string">
            <text:p text:style-name="P7">659</text:p>
          </table:table-cell>
          <table:table-cell table:style-name="TBL_5f_0_5f_19.B1" office:value-type="string">
            <text:p text:style-name="P7">TATIANA SOUTO QUIRINO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4ª PROMOTORIA DE JUSTIÇA AUXILIAR DE ARACAJU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9.136,1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056,00</text:p>
          </table:table-cell>
          <table:table-cell table:style-name="TBL_5f_0_5f_19.E1" office:value-type="string">
            <text:p text:style-name="P8">43.881,21</text:p>
          </table:table-cell>
          <table:table-cell table:style-name="TBL_5f_0_5f_19.E1" office:value-type="string">
            <text:p text:style-name="P8">4.716,48</text:p>
          </table:table-cell>
          <table:table-cell table:style-name="TBL_5f_0_5f_19.E1" office:value-type="string">
            <text:p text:style-name="P8">7.045,9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1.762,46</text:p>
          </table:table-cell>
          <table:table-cell table:style-name="TBL_5f_0_5f_19.E1" office:value-type="string">
            <text:p text:style-name="P8">32.118,75</text:p>
          </table:table-cell>
        </table:table-row>
        <table:table-row table:style-name="TBL_5f_0_5f_19.1">
          <table:table-cell table:style-name="TBL_5f_0_5f_19.A1" office:value-type="string">
            <text:p text:style-name="P7">1481</text:p>
          </table:table-cell>
          <table:table-cell table:style-name="TBL_5f_0_5f_19.B1" office:value-type="string">
            <text:p text:style-name="P7">TATIANE AGUIAR GUIMARAES SILVA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CENTRO MEDICO/SG</text:p>
          </table:table-cell>
          <table:table-cell table:style-name="TBL_5f_0_5f_19.E1" office:value-type="string">
            <text:p text:style-name="P8">4.972,24</text:p>
          </table:table-cell>
          <table:table-cell table:style-name="TBL_5f_0_5f_19.E1" office:value-type="string">
            <text:p text:style-name="P8">745,84</text:p>
          </table:table-cell>
          <table:table-cell table:style-name="TBL_5f_0_5f_19.E1" office:value-type="string">
            <text:p text:style-name="P8">1.138,5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8.765,57</text:p>
          </table:table-cell>
          <table:table-cell table:style-name="TBL_5f_0_5f_19.E1" office:value-type="string">
            <text:p text:style-name="P8">800,53</text:p>
          </table:table-cell>
          <table:table-cell table:style-name="TBL_5f_0_5f_19.E1" office:value-type="string">
            <text:p text:style-name="P8">796,0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596,58</text:p>
          </table:table-cell>
          <table:table-cell table:style-name="TBL_5f_0_5f_19.E1" office:value-type="string">
            <text:p text:style-name="P8">7.168,99</text:p>
          </table:table-cell>
        </table:table-row>
        <table:table-row table:style-name="TBL_5f_0_5f_19.1">
          <table:table-cell table:style-name="TBL_5f_0_5f_19.A1" office:value-type="string">
            <text:p text:style-name="P7">2049</text:p>
          </table:table-cell>
          <table:table-cell table:style-name="TBL_5f_0_5f_19.B1" office:value-type="string">
            <text:p text:style-name="P7">TATIANE DOS SANTOS SILVA LISBOA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PROMOTORIA DE JUSTICA - MALHADOR</text:p>
          </table:table-cell>
          <table:table-cell table:style-name="TBL_5f_0_5f_19.E1" office:value-type="string">
            <text:p text:style-name="P8">5.687,93</text:p>
          </table:table-cell>
          <table:table-cell table:style-name="TBL_5f_0_5f_19.E1" office:value-type="string">
            <text:p text:style-name="P8">299,1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30,2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589,20</text:p>
          </table:table-cell>
          <table:table-cell table:style-name="TBL_5f_0_5f_19.E1" office:value-type="string">
            <text:p text:style-name="P8">10.506,61</text:p>
          </table:table-cell>
          <table:table-cell table:style-name="TBL_5f_0_5f_19.E1" office:value-type="string">
            <text:p text:style-name="P8">838,20</text:p>
          </table:table-cell>
          <table:table-cell table:style-name="TBL_5f_0_5f_19.E1" office:value-type="string">
            <text:p text:style-name="P8">546,5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384,79</text:p>
          </table:table-cell>
          <table:table-cell table:style-name="TBL_5f_0_5f_19.E1" office:value-type="string">
            <text:p text:style-name="P8">9.121,82</text:p>
          </table:table-cell>
        </table:table-row>
        <table:table-row table:style-name="TBL_5f_0_5f_19.1">
          <table:table-cell table:style-name="TBL_5f_0_5f_19.A1" office:value-type="string">
            <text:p text:style-name="P7">316</text:p>
          </table:table-cell>
          <table:table-cell table:style-name="TBL_5f_0_5f_19.B1" office:value-type="string">
            <text:p text:style-name="P7">TEREZINHA CRISTINA SANTANA SALES</text:p>
          </table:table-cell>
          <table:table-cell table:style-name="TBL_5f_0_5f_19.B1" office:value-type="string">
            <text:p text:style-name="P7">PROFESSOR - requisitado</text:p>
          </table:table-cell>
          <table:table-cell table:style-name="TBL_5f_0_5f_19.B1" office:value-type="string">
            <text:p text:style-name="P7">2ª PROMOTORIA DE JUSTICA - NOSSA SENHORA DA GLORIA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931,5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3.104,42</text:p>
          </table:table-cell>
          <table:table-cell table:style-name="TBL_5f_0_5f_19.E1" office:value-type="string">
            <text:p text:style-name="P8">68,1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8,15</text:p>
          </table:table-cell>
          <table:table-cell table:style-name="TBL_5f_0_5f_19.E1" office:value-type="string">
            <text:p text:style-name="P8">3.036,27</text:p>
          </table:table-cell>
        </table:table-row>
        <table:table-row table:style-name="TBL_5f_0_5f_19.1">
          <table:table-cell table:style-name="TBL_5f_0_5f_19.A1" office:value-type="string">
            <text:p text:style-name="P7">1687</text:p>
          </table:table-cell>
          <table:table-cell table:style-name="TBL_5f_0_5f_19.B1" office:value-type="string">
            <text:p text:style-name="P7">THAIS SARMENTO MESSIAS</text:p>
          </table:table-cell>
          <table:table-cell table:style-name="TBL_5f_0_5f_19.B1" office:value-type="string">
            <text:p text:style-name="P7">AGENTE ADMINISTRATIVO - requisitado</text:p>
          </table:table-cell>
          <table:table-cell table:style-name="TBL_5f_0_5f_19.B1" office:value-type="string">
            <text:p text:style-name="P7">DIVISAO DE ENGENHARIA E MANUTENCAO</text:p>
          </table:table-cell>
          <table:table-cell table:style-name="TBL_5f_0_5f_19.E1" office:value-type="string">
            <text:p text:style-name="P8">1.002,59</text:p>
          </table:table-cell>
          <table:table-cell table:style-name="TBL_5f_0_5f_19.E1" office:value-type="string">
            <text:p text:style-name="P8">120,31</text:p>
          </table:table-cell>
          <table:table-cell table:style-name="TBL_5f_0_5f_19.E1" office:value-type="string">
            <text:p text:style-name="P8">931,5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056,00</text:p>
          </table:table-cell>
          <table:table-cell table:style-name="TBL_5f_0_5f_19.E1" office:value-type="string">
            <text:p text:style-name="P8">3.110,40</text:p>
          </table:table-cell>
          <table:table-cell table:style-name="TBL_5f_0_5f_19.E1" office:value-type="string">
            <text:p text:style-name="P8">169,2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69,21</text:p>
          </table:table-cell>
          <table:table-cell table:style-name="TBL_5f_0_5f_19.E1" office:value-type="string">
            <text:p text:style-name="P8">2.941,19</text:p>
          </table:table-cell>
        </table:table-row>
        <table:table-row table:style-name="TBL_5f_0_5f_19.1">
          <table:table-cell table:style-name="TBL_5f_0_5f_19.A1" office:value-type="string">
            <text:p text:style-name="P7">1844</text:p>
          </table:table-cell>
          <table:table-cell table:style-name="TBL_5f_0_5f_19.B1" office:value-type="string">
            <text:p text:style-name="P7">THAMIRES ATHYNA MENDONCA DA ROCHA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DIVISAO DE PLANEJAMENTO ESTRATEGICO E PROJETOS</text:p>
          </table:table-cell>
          <table:table-cell table:style-name="TBL_5f_0_5f_19.E1" office:value-type="string">
            <text:p text:style-name="P8">4.425,27</text:p>
          </table:table-cell>
          <table:table-cell table:style-name="TBL_5f_0_5f_19.E1" office:value-type="string">
            <text:p text:style-name="P8">349,15</text:p>
          </table:table-cell>
          <table:table-cell table:style-name="TBL_5f_0_5f_19.E1" office:value-type="string">
            <text:p text:style-name="P8">1.255,5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7.938,98</text:p>
          </table:table-cell>
          <table:table-cell table:style-name="TBL_5f_0_5f_19.E1" office:value-type="string">
            <text:p text:style-name="P8">668,42</text:p>
          </table:table-cell>
          <table:table-cell table:style-name="TBL_5f_0_5f_19.E1" office:value-type="string">
            <text:p text:style-name="P8">605,0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273,49</text:p>
          </table:table-cell>
          <table:table-cell table:style-name="TBL_5f_0_5f_19.E1" office:value-type="string">
            <text:p text:style-name="P8">6.665,49</text:p>
          </table:table-cell>
        </table:table-row>
        <table:table-row table:style-name="TBL_5f_0_5f_19.1">
          <table:table-cell table:style-name="TBL_5f_0_5f_19.A1" office:value-type="string">
            <text:p text:style-name="P7">1936</text:p>
          </table:table-cell>
          <table:table-cell table:style-name="TBL_5f_0_5f_19.B1" office:value-type="string">
            <text:p text:style-name="P7">THEREZA RAQUEL MACEDO GUIMARAES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PROMOTORIA DE JUSTICA ESPECIAL CIVEL E CRIMINAL - LAGARTO </text:p>
          </table:table-cell>
          <table:table-cell table:style-name="TBL_5f_0_5f_19.E1" office:value-type="string">
            <text:p text:style-name="P8">2.943,06</text:p>
          </table:table-cell>
          <table:table-cell table:style-name="TBL_5f_0_5f_19.E1" office:value-type="string">
            <text:p text:style-name="P8">232,2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893,2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572,36</text:p>
          </table:table-cell>
          <table:table-cell table:style-name="TBL_5f_0_5f_19.E1" office:value-type="string">
            <text:p text:style-name="P8">6.640,86</text:p>
          </table:table-cell>
          <table:table-cell table:style-name="TBL_5f_0_5f_19.E1" office:value-type="string">
            <text:p text:style-name="P8">444,54</text:p>
          </table:table-cell>
          <table:table-cell table:style-name="TBL_5f_0_5f_19.E1" office:value-type="string">
            <text:p text:style-name="P8">62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506,54</text:p>
          </table:table-cell>
          <table:table-cell table:style-name="TBL_5f_0_5f_19.E1" office:value-type="string">
            <text:p text:style-name="P8">6.134,32</text:p>
          </table:table-cell>
        </table:table-row>
        <table:table-row table:style-name="TBL_5f_0_5f_19.1">
          <table:table-cell table:style-name="TBL_5f_0_5f_19.A1" office:value-type="string">
            <text:p text:style-name="P7">1534</text:p>
          </table:table-cell>
          <table:table-cell table:style-name="TBL_5f_0_5f_19.B1" office:value-type="string">
            <text:p text:style-name="P7">THIAGO JOSE MENEZES DA SILVA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DIVISAO DE MATERIAL/DM/DA/SG</text:p>
          </table:table-cell>
          <table:table-cell table:style-name="TBL_5f_0_5f_19.E1" office:value-type="string">
            <text:p text:style-name="P8">4.425,27</text:p>
          </table:table-cell>
          <table:table-cell table:style-name="TBL_5f_0_5f_19.E1" office:value-type="string">
            <text:p text:style-name="P8">663,79</text:p>
          </table:table-cell>
          <table:table-cell table:style-name="TBL_5f_0_5f_19.E1" office:value-type="string">
            <text:p text:style-name="P8">2.585,0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9.583,13</text:p>
          </table:table-cell>
          <table:table-cell table:style-name="TBL_5f_0_5f_19.E1" office:value-type="string">
            <text:p text:style-name="P8">712,47</text:p>
          </table:table-cell>
          <table:table-cell table:style-name="TBL_5f_0_5f_19.E1" office:value-type="string">
            <text:p text:style-name="P8">992,9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05,43</text:p>
          </table:table-cell>
          <table:table-cell table:style-name="TBL_5f_0_5f_19.E1" office:value-type="string">
            <text:p text:style-name="P8">7.877,70</text:p>
          </table:table-cell>
        </table:table-row>
        <table:table-row table:style-name="TBL_5f_0_5f_19.1">
          <table:table-cell table:style-name="TBL_5f_0_5f_19.A1" office:value-type="string">
            <text:p text:style-name="P7">1480</text:p>
          </table:table-cell>
          <table:table-cell table:style-name="TBL_5f_0_5f_19.B1" office:value-type="string">
            <text:p text:style-name="P7">THIAGO LIMA FEITOZA</text:p>
          </table:table-cell>
          <table:table-cell table:style-name="TBL_5f_0_5f_19.B1" office:value-type="string">
            <text:p text:style-name="P7">ANALISTA DO MP -Informática - G. e A.de P. de Sistemas</text:p>
          </table:table-cell>
          <table:table-cell table:style-name="TBL_5f_0_5f_19.B1" office:value-type="string">
            <text:p text:style-name="P7">DIRETORIA DE TECNOLOGIA DA INFORMACAO</text:p>
          </table:table-cell>
          <table:table-cell table:style-name="TBL_5f_0_5f_19.E1" office:value-type="string">
            <text:p text:style-name="P8">8.552,55</text:p>
          </table:table-cell>
          <table:table-cell table:style-name="TBL_5f_0_5f_19.E1" office:value-type="string">
            <text:p text:style-name="P8">1.282,88</text:p>
          </table:table-cell>
          <table:table-cell table:style-name="TBL_5f_0_5f_19.E1" office:value-type="string">
            <text:p text:style-name="P8">3.692,3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5.436,73</text:p>
          </table:table-cell>
          <table:table-cell table:style-name="TBL_5f_0_5f_19.E1" office:value-type="string">
            <text:p text:style-name="P8">1.376,96</text:p>
          </table:table-cell>
          <table:table-cell table:style-name="TBL_5f_0_5f_19.E1" office:value-type="string">
            <text:p text:style-name="P8">2.472,1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849,06</text:p>
          </table:table-cell>
          <table:table-cell table:style-name="TBL_5f_0_5f_19.E1" office:value-type="string">
            <text:p text:style-name="P8">11.587,67</text:p>
          </table:table-cell>
        </table:table-row>
        <table:table-row table:style-name="TBL_5f_0_5f_19.1">
          <table:table-cell table:style-name="TBL_5f_0_5f_19.A1" office:value-type="string">
            <text:p text:style-name="P7">1906</text:p>
          </table:table-cell>
          <table:table-cell table:style-name="TBL_5f_0_5f_19.B1" office:value-type="string">
            <text:p text:style-name="P7">THISSIANE MATOS BATISTA ALMEIDA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1ª PROMOTORIA DE JUSTICA DA CURADORIA DA FAZENDA PUBLICA</text:p>
          </table:table-cell>
          <table:table-cell table:style-name="TBL_5f_0_5f_19.E1" office:value-type="string">
            <text:p text:style-name="P8">4.174,78</text:p>
          </table:table-cell>
          <table:table-cell table:style-name="TBL_5f_0_5f_19.E1" office:value-type="string">
            <text:p text:style-name="P8">329,3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6.413,16</text:p>
          </table:table-cell>
          <table:table-cell table:style-name="TBL_5f_0_5f_19.E1" office:value-type="string">
            <text:p text:style-name="P8">630,58</text:p>
          </table:table-cell>
          <table:table-cell table:style-name="TBL_5f_0_5f_19.E1" office:value-type="string">
            <text:p text:style-name="P8">235,4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866,01</text:p>
          </table:table-cell>
          <table:table-cell table:style-name="TBL_5f_0_5f_19.E1" office:value-type="string">
            <text:p text:style-name="P8">5.547,15</text:p>
          </table:table-cell>
        </table:table-row>
        <table:table-row table:style-name="TBL_5f_0_5f_19.1">
          <table:table-cell table:style-name="TBL_5f_0_5f_19.A1" office:value-type="string">
            <text:p text:style-name="P7">1940</text:p>
          </table:table-cell>
          <table:table-cell table:style-name="TBL_5f_0_5f_19.B1" office:value-type="string">
            <text:p text:style-name="P7">THYARA KAHENA SOTERO ALVES PASSOS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2ª PROMOTORIA DE JUSTICA - TOBIAS BARRETO</text:p>
          </table:table-cell>
          <table:table-cell table:style-name="TBL_5f_0_5f_19.E1" office:value-type="string">
            <text:p text:style-name="P8">6.774,42</text:p>
          </table:table-cell>
          <table:table-cell table:style-name="TBL_5f_0_5f_19.E1" office:value-type="string">
            <text:p text:style-name="P8">712,6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897,74</text:p>
          </table:table-cell>
          <table:table-cell table:style-name="TBL_5f_0_5f_19.E1" office:value-type="string">
            <text:p text:style-name="P8">10.384,83</text:p>
          </table:table-cell>
          <table:table-cell table:style-name="TBL_5f_0_5f_19.E1" office:value-type="string">
            <text:p text:style-name="P8">1.048,19</text:p>
          </table:table-cell>
          <table:table-cell table:style-name="TBL_5f_0_5f_19.E1" office:value-type="string">
            <text:p text:style-name="P8">901,3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49,53</text:p>
          </table:table-cell>
          <table:table-cell table:style-name="TBL_5f_0_5f_19.E1" office:value-type="string">
            <text:p text:style-name="P8">8.435,30</text:p>
          </table:table-cell>
        </table:table-row>
        <table:table-row table:style-name="TBL_5f_0_5f_19.1">
          <table:table-cell table:style-name="TBL_5f_0_5f_19.A1" office:value-type="string">
            <text:p text:style-name="P7">2048</text:p>
          </table:table-cell>
          <table:table-cell table:style-name="TBL_5f_0_5f_19.B1" office:value-type="string">
            <text:p text:style-name="P7">TIAGO RODRIGUES APOSTOLO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3ª PROMOTORIA DE JUSTICA CRIMINAL - NOSSA SENHORA DO SOCORRO</text:p>
          </table:table-cell>
          <table:table-cell table:style-name="TBL_5f_0_5f_19.E1" office:value-type="string">
            <text:p text:style-name="P8">6.563,63</text:p>
          </table:table-cell>
          <table:table-cell table:style-name="TBL_5f_0_5f_19.E1" office:value-type="string">
            <text:p text:style-name="P8">336,1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46,44</text:p>
          </table:table-cell>
          <table:table-cell table:style-name="TBL_5f_0_5f_19.E1" office:value-type="string">
            <text:p text:style-name="P8">9.046,23</text:p>
          </table:table-cell>
          <table:table-cell table:style-name="TBL_5f_0_5f_19.E1" office:value-type="string">
            <text:p text:style-name="P8">965,97</text:p>
          </table:table-cell>
          <table:table-cell table:style-name="TBL_5f_0_5f_19.E1" office:value-type="string">
            <text:p text:style-name="P8">762,4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28,41</text:p>
          </table:table-cell>
          <table:table-cell table:style-name="TBL_5f_0_5f_19.E1" office:value-type="string">
            <text:p text:style-name="P8">7.317,82</text:p>
          </table:table-cell>
        </table:table-row>
        <table:table-row table:style-name="TBL_5f_0_5f_19.1">
          <table:table-cell table:style-name="TBL_5f_0_5f_19.A1" office:value-type="string">
            <text:p text:style-name="P7">374</text:p>
          </table:table-cell>
          <table:table-cell table:style-name="TBL_5f_0_5f_19.B1" office:value-type="string">
            <text:p text:style-name="P7">ULISSES GOMES DE ANDRADE</text:p>
          </table:table-cell>
          <table:table-cell table:style-name="TBL_5f_0_5f_19.B1" office:value-type="string">
            <text:p text:style-name="P7">ASSESSOR DO DIRETOR ADMINISTRATIVO</text:p>
          </table:table-cell>
          <table:table-cell table:style-name="TBL_5f_0_5f_19.B1" office:value-type="string">
            <text:p text:style-name="P7">DIRETORIA ADMINISTRATIVA - SG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.499,1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8.672,06</text:p>
          </table:table-cell>
          <table:table-cell table:style-name="TBL_5f_0_5f_19.E1" office:value-type="string">
            <text:p text:style-name="P8">713,08</text:p>
          </table:table-cell>
          <table:table-cell table:style-name="TBL_5f_0_5f_19.E1" office:value-type="string">
            <text:p text:style-name="P8">721,8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434,89</text:p>
          </table:table-cell>
          <table:table-cell table:style-name="TBL_5f_0_5f_19.E1" office:value-type="string">
            <text:p text:style-name="P8">7.237,17</text:p>
          </table:table-cell>
        </table:table-row>
        <table:table-row table:style-name="TBL_5f_0_5f_19.1">
          <table:table-cell table:style-name="TBL_5f_0_5f_19.A1" office:value-type="string">
            <text:p text:style-name="P7">1668</text:p>
          </table:table-cell>
          <table:table-cell table:style-name="TBL_5f_0_5f_19.B1" office:value-type="string">
            <text:p text:style-name="P7">VALDECI SANTOS</text:p>
          </table:table-cell>
          <table:table-cell table:style-name="TBL_5f_0_5f_19.B1" office:value-type="string">
            <text:p text:style-name="P7">AGENTE ADMINISTRATIVO</text:p>
          </table:table-cell>
          <table:table-cell table:style-name="TBL_5f_0_5f_19.B1" office:value-type="string">
            <text:p text:style-name="P7">INATIVOS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803,13</text:p>
          </table:table-cell>
          <table:table-cell table:style-name="TBL_5f_0_5f_19.E1" office:value-type="string">
            <text:p text:style-name="P8">1.803,1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803,13</text:p>
          </table:table-cell>
        </table:table-row>
        <table:table-row table:style-name="TBL_5f_0_5f_19.1">
          <table:table-cell table:style-name="TBL_5f_0_5f_19.A1" office:value-type="string">
            <text:p text:style-name="P7">1914</text:p>
          </table:table-cell>
          <table:table-cell table:style-name="TBL_5f_0_5f_19.B1" office:value-type="string">
            <text:p text:style-name="P7">VALDETE ALINE ALMEIDA DE MENEZES </text:p>
          </table:table-cell>
          <table:table-cell table:style-name="TBL_5f_0_5f_19.B1" office:value-type="string">
            <text:p text:style-name="P7">ASSESSOR DE PROCURADOR DE JUSTIÇA</text:p>
          </table:table-cell>
          <table:table-cell table:style-name="TBL_5f_0_5f_19.B1" office:value-type="string">
            <text:p text:style-name="P7">4ª PROCURADORIA DE JUSTICA (1ª CAMARA CIVEL)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2.315,6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4.224,68</text:p>
          </table:table-cell>
          <table:table-cell table:style-name="TBL_5f_0_5f_19.E1" office:value-type="string">
            <text:p text:style-name="P8">713,08</text:p>
          </table:table-cell>
          <table:table-cell table:style-name="TBL_5f_0_5f_19.E1" office:value-type="string">
            <text:p text:style-name="P8">2.321,3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034,44</text:p>
          </table:table-cell>
          <table:table-cell table:style-name="TBL_5f_0_5f_19.E1" office:value-type="string">
            <text:p text:style-name="P8">11.190,24</text:p>
          </table:table-cell>
        </table:table-row>
        <table:table-row table:style-name="TBL_5f_0_5f_19.1">
          <table:table-cell table:style-name="TBL_5f_0_5f_19.A1" office:value-type="string">
            <text:p text:style-name="P7">2080</text:p>
          </table:table-cell>
          <table:table-cell table:style-name="TBL_5f_0_5f_19.B1" office:value-type="string">
            <text:p text:style-name="P7">VALDIVIA MARQUES BOMFIM</text:p>
          </table:table-cell>
          <table:table-cell table:style-name="TBL_5f_0_5f_19.B1" office:value-type="string">
            <text:p text:style-name="P7">ANALISTA DO MP -Informática - G. e A.de P. de Sistemas</text:p>
          </table:table-cell>
          <table:table-cell table:style-name="TBL_5f_0_5f_19.B1" office:value-type="string">
            <text:p text:style-name="P7">DIRETORIA DE TECNOLOGIA DA INFORMACAO</text:p>
          </table:table-cell>
          <table:table-cell table:style-name="TBL_5f_0_5f_19.E1" office:value-type="string">
            <text:p text:style-name="P8">7.180,89</text:p>
          </table:table-cell>
          <table:table-cell table:style-name="TBL_5f_0_5f_19.E1" office:value-type="string">
            <text:p text:style-name="P8">377,7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9.731,52</text:p>
          </table:table-cell>
          <table:table-cell table:style-name="TBL_5f_0_5f_19.E1" office:value-type="string">
            <text:p text:style-name="P8">1.058,20</text:p>
          </table:table-cell>
          <table:table-cell table:style-name="TBL_5f_0_5f_19.E1" office:value-type="string">
            <text:p text:style-name="P8">918,2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76,45</text:p>
          </table:table-cell>
          <table:table-cell table:style-name="TBL_5f_0_5f_19.E1" office:value-type="string">
            <text:p text:style-name="P8">7.755,07</text:p>
          </table:table-cell>
        </table:table-row>
        <table:table-row table:style-name="TBL_5f_0_5f_19.1">
          <table:table-cell table:style-name="TBL_5f_0_5f_19.A1" office:value-type="string">
            <text:p text:style-name="P7">1499</text:p>
          </table:table-cell>
          <table:table-cell table:style-name="TBL_5f_0_5f_19.B1" office:value-type="string">
            <text:p text:style-name="P7">VALERIA CHAGAS MELO</text:p>
          </table:table-cell>
          <table:table-cell table:style-name="TBL_5f_0_5f_19.B1" office:value-type="string">
            <text:p text:style-name="P7">ASSESSOR DE PROCURADOR DE JUSTIÇA</text:p>
          </table:table-cell>
          <table:table-cell table:style-name="TBL_5f_0_5f_19.B1" office:value-type="string">
            <text:p text:style-name="P7">6ª PROCURADORIA DE JUSTICA (CAMARA CRIMINAL)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2.315,69</text:p>
          </table:table-cell>
          <table:table-cell table:style-name="TBL_5f_0_5f_19.E1" office:value-type="string">
            <text:p text:style-name="P8">3.867,1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18.355,80</text:p>
          </table:table-cell>
          <table:table-cell table:style-name="TBL_5f_0_5f_19.E1" office:value-type="string">
            <text:p text:style-name="P8">713,08</text:p>
          </table:table-cell>
          <table:table-cell table:style-name="TBL_5f_0_5f_19.E1" office:value-type="string">
            <text:p text:style-name="P8">2.321,3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034,44</text:p>
          </table:table-cell>
          <table:table-cell table:style-name="TBL_5f_0_5f_19.E1" office:value-type="string">
            <text:p text:style-name="P8">15.321,36</text:p>
          </table:table-cell>
        </table:table-row>
        <table:table-row table:style-name="TBL_5f_0_5f_19.1">
          <table:table-cell table:style-name="TBL_5f_0_5f_19.A1" office:value-type="string">
            <text:p text:style-name="P7">2194</text:p>
          </table:table-cell>
          <table:table-cell table:style-name="TBL_5f_0_5f_19.B1" office:value-type="string">
            <text:p text:style-name="P7">VALFRAN ARAGAO COSTA</text:p>
          </table:table-cell>
          <table:table-cell table:style-name="TBL_5f_0_5f_19.B1" office:value-type="string">
            <text:p text:style-name="P7">REDATOR TÉCNICO</text:p>
          </table:table-cell>
          <table:table-cell table:style-name="TBL_5f_0_5f_19.B1" office:value-type="string">
            <text:p text:style-name="P7">INATIVOS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328,07</text:p>
          </table:table-cell>
          <table:table-cell table:style-name="TBL_5f_0_5f_19.E1" office:value-type="string">
            <text:p text:style-name="P8">1.328,0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328,07</text:p>
          </table:table-cell>
        </table:table-row>
        <table:table-row table:style-name="TBL_5f_0_5f_19.1">
          <table:table-cell table:style-name="TBL_5f_0_5f_19.A1" office:value-type="string">
            <text:p text:style-name="P7">2188</text:p>
          </table:table-cell>
          <table:table-cell table:style-name="TBL_5f_0_5f_19.B1" office:value-type="string">
            <text:p text:style-name="P7">VALMIR DOS SANTOS</text:p>
          </table:table-cell>
          <table:table-cell table:style-name="TBL_5f_0_5f_19.B1" office:value-type="string">
            <text:p text:style-name="P7">3º SARGENTO - requisitado</text:p>
          </table:table-cell>
          <table:table-cell table:style-name="TBL_5f_0_5f_19.B1" office:value-type="string">
            <text:p text:style-name="P7">COORDENADORIA MILITAR/GABINETE DE SEGURANÇA INSTITUCIONAL-GSI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226,9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226,9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226,93</text:p>
          </table:table-cell>
        </table:table-row>
        <table:table-row table:style-name="TBL_5f_0_5f_19.1">
          <table:table-cell table:style-name="TBL_5f_0_5f_19.A1" office:value-type="string">
            <text:p text:style-name="P7">1103</text:p>
          </table:table-cell>
          <table:table-cell table:style-name="TBL_5f_0_5f_19.B1" office:value-type="string">
            <text:p text:style-name="P7">VALTER REINALDO SILVA</text:p>
          </table:table-cell>
          <table:table-cell table:style-name="TBL_5f_0_5f_19.B1" office:value-type="string">
            <text:p text:style-name="P7">Assessor do Núcleo de C. e D. Proc. do C. Superior</text:p>
          </table:table-cell>
          <table:table-cell table:style-name="TBL_5f_0_5f_19.B1" office:value-type="string">
            <text:p text:style-name="P7">GABINETE DO SECRETARIO GERALPGJ/MP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417,9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5.326,97</text:p>
          </table:table-cell>
          <table:table-cell table:style-name="TBL_5f_0_5f_19.E1" office:value-type="string">
            <text:p text:style-name="P8">337,45</text:p>
          </table:table-cell>
          <table:table-cell table:style-name="TBL_5f_0_5f_19.E1" office:value-type="string">
            <text:p text:style-name="P8">61,4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98,93</text:p>
          </table:table-cell>
          <table:table-cell table:style-name="TBL_5f_0_5f_19.E1" office:value-type="string">
            <text:p text:style-name="P8">4.928,04</text:p>
          </table:table-cell>
        </table:table-row>
        <table:table-row table:style-name="TBL_5f_0_5f_19.1">
          <table:table-cell table:style-name="TBL_5f_0_5f_19.A1" office:value-type="string">
            <text:p text:style-name="P7">232</text:p>
          </table:table-cell>
          <table:table-cell table:style-name="TBL_5f_0_5f_19.B1" office:value-type="string">
            <text:p text:style-name="P7">VALTER VIEIRA</text:p>
          </table:table-cell>
          <table:table-cell table:style-name="TBL_5f_0_5f_19.B1" office:value-type="string">
            <text:p text:style-name="P7">AGENTE ADMINISTRATIVO</text:p>
          </table:table-cell>
          <table:table-cell table:style-name="TBL_5f_0_5f_19.B1" office:value-type="string">
            <text:p text:style-name="P7">GABINETE DE SEGURANCA INSTITUCIONAL - GSI</text:p>
          </table:table-cell>
          <table:table-cell table:style-name="TBL_5f_0_5f_19.E1" office:value-type="string">
            <text:p text:style-name="P8">5.270,57</text:p>
          </table:table-cell>
          <table:table-cell table:style-name="TBL_5f_0_5f_19.E1" office:value-type="string">
            <text:p text:style-name="P8">3.032,77</text:p>
          </table:table-cell>
          <table:table-cell table:style-name="TBL_5f_0_5f_19.E1" office:value-type="string">
            <text:p text:style-name="P8">931,5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84,07</text:p>
          </table:table-cell>
          <table:table-cell table:style-name="TBL_5f_0_5f_19.E1" office:value-type="string">
            <text:p text:style-name="P8">11.618,91</text:p>
          </table:table-cell>
          <table:table-cell table:style-name="TBL_5f_0_5f_19.E1" office:value-type="string">
            <text:p text:style-name="P8">1.162,47</text:p>
          </table:table-cell>
          <table:table-cell table:style-name="TBL_5f_0_5f_19.E1" office:value-type="string">
            <text:p text:style-name="P8">1.350,5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513,01</text:p>
          </table:table-cell>
          <table:table-cell table:style-name="TBL_5f_0_5f_19.E1" office:value-type="string">
            <text:p text:style-name="P8">9.105,90</text:p>
          </table:table-cell>
        </table:table-row>
        <table:table-row table:style-name="TBL_5f_0_5f_19.1">
          <table:table-cell table:style-name="TBL_5f_0_5f_19.A1" office:value-type="string">
            <text:p text:style-name="P7">815</text:p>
          </table:table-cell>
          <table:table-cell table:style-name="TBL_5f_0_5f_19.B1" office:value-type="string">
            <text:p text:style-name="P7">VANDERLEY DOS SANTOS RODRIGUES</text:p>
          </table:table-cell>
          <table:table-cell table:style-name="TBL_5f_0_5f_19.B1" office:value-type="string">
            <text:p text:style-name="P7">Coordenador da Divisão de Design e Midia</text:p>
          </table:table-cell>
          <table:table-cell table:style-name="TBL_5f_0_5f_19.B1" office:value-type="string">
            <text:p text:style-name="P7">DIVISAO DE DESIGN E MIDIA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.499,1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303,8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9.975,86</text:p>
          </table:table-cell>
          <table:table-cell table:style-name="TBL_5f_0_5f_19.E1" office:value-type="string">
            <text:p text:style-name="P8">713,08</text:p>
          </table:table-cell>
          <table:table-cell table:style-name="TBL_5f_0_5f_19.E1" office:value-type="string">
            <text:p text:style-name="P8">976,0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689,16</text:p>
          </table:table-cell>
          <table:table-cell table:style-name="TBL_5f_0_5f_19.E1" office:value-type="string">
            <text:p text:style-name="P8">8.286,70</text:p>
          </table:table-cell>
        </table:table-row>
        <table:table-row table:style-name="TBL_5f_0_5f_19.1">
          <table:table-cell table:style-name="TBL_5f_0_5f_19.A1" office:value-type="string">
            <text:p text:style-name="P7">1969</text:p>
          </table:table-cell>
          <table:table-cell table:style-name="TBL_5f_0_5f_19.B1" office:value-type="string">
            <text:p text:style-name="P7">VANESSA GOIS NASCIMENTO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PROMOTORIA DE JUSTICA - JAPARATUBA</text:p>
          </table:table-cell>
          <table:table-cell table:style-name="TBL_5f_0_5f_19.E1" office:value-type="string">
            <text:p text:style-name="P8">6.390,96</text:p>
          </table:table-cell>
          <table:table-cell table:style-name="TBL_5f_0_5f_19.E1" office:value-type="string">
            <text:p text:style-name="P8">504,2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517,20</text:p>
          </table:table-cell>
          <table:table-cell table:style-name="TBL_5f_0_5f_19.E1" office:value-type="string">
            <text:p text:style-name="P8">9.412,41</text:p>
          </table:table-cell>
          <table:table-cell table:style-name="TBL_5f_0_5f_19.E1" office:value-type="string">
            <text:p text:style-name="P8">965,33</text:p>
          </table:table-cell>
          <table:table-cell table:style-name="TBL_5f_0_5f_19.E1" office:value-type="string">
            <text:p text:style-name="P8">761,3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26,69</text:p>
          </table:table-cell>
          <table:table-cell table:style-name="TBL_5f_0_5f_19.E1" office:value-type="string">
            <text:p text:style-name="P8">7.685,72</text:p>
          </table:table-cell>
        </table:table-row>
        <table:table-row table:style-name="TBL_5f_0_5f_19.1">
          <table:table-cell table:style-name="TBL_5f_0_5f_19.A1" office:value-type="string">
            <text:p text:style-name="P7">1229</text:p>
          </table:table-cell>
          <table:table-cell table:style-name="TBL_5f_0_5f_19.B1" office:value-type="string">
            <text:p text:style-name="P7">VANESSA MOTA COUTINHO INACIO DE SOUZA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2ª PROMOTORIA DE JUSTIÇA DA CURADORIA DA INFÂNCIA E DA ADOLESCÊNCIA - ARACAJU</text:p>
          </table:table-cell>
          <table:table-cell table:style-name="TBL_5f_0_5f_19.E1" office:value-type="string">
            <text:p text:style-name="P8">10.186,22</text:p>
          </table:table-cell>
          <table:table-cell table:style-name="TBL_5f_0_5f_19.E1" office:value-type="string">
            <text:p text:style-name="P8">1.527,9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13.887,07</text:p>
          </table:table-cell>
          <table:table-cell table:style-name="TBL_5f_0_5f_19.E1" office:value-type="string">
            <text:p text:style-name="P8">1.639,98</text:p>
          </table:table-cell>
          <table:table-cell table:style-name="TBL_5f_0_5f_19.E1" office:value-type="string">
            <text:p text:style-name="P8">1.901,0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541,02</text:p>
          </table:table-cell>
          <table:table-cell table:style-name="TBL_5f_0_5f_19.E1" office:value-type="string">
            <text:p text:style-name="P8">10.346,05</text:p>
          </table:table-cell>
        </table:table-row>
        <table:table-row table:style-name="TBL_5f_0_5f_19.1">
          <table:table-cell table:style-name="TBL_5f_0_5f_19.A1" office:value-type="string">
            <text:p text:style-name="P7">1238</text:p>
          </table:table-cell>
          <table:table-cell table:style-name="TBL_5f_0_5f_19.B1" office:value-type="string">
            <text:p text:style-name="P7">VANUSA MADUREIRA SOUZA MACEDO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6ª PROMOTORIA DE JUSTICA DISTRITAL - ARACAJU</text:p>
          </table:table-cell>
          <table:table-cell table:style-name="TBL_5f_0_5f_19.E1" office:value-type="string">
            <text:p text:style-name="P8">8.552,55</text:p>
          </table:table-cell>
          <table:table-cell table:style-name="TBL_5f_0_5f_19.E1" office:value-type="string">
            <text:p text:style-name="P8">1.282,8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12.008,35</text:p>
          </table:table-cell>
          <table:table-cell table:style-name="TBL_5f_0_5f_19.E1" office:value-type="string">
            <text:p text:style-name="P8">1.376,96</text:p>
          </table:table-cell>
          <table:table-cell table:style-name="TBL_5f_0_5f_19.E1" office:value-type="string">
            <text:p text:style-name="P8">1.352,4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729,40</text:p>
          </table:table-cell>
          <table:table-cell table:style-name="TBL_5f_0_5f_19.E1" office:value-type="string">
            <text:p text:style-name="P8">9.278,95</text:p>
          </table:table-cell>
        </table:table-row>
      </table:table>
      <table:table table:name="TBL_0_20" table:style-name="TBL_5f_0_5f_20">
        <table:table-column table:style-name="TBL_5f_0_5f_20.A"/>
        <table:table-column table:style-name="TBL_5f_0_5f_20.B"/>
        <table:table-column table:style-name="TBL_5f_0_5f_20.C"/>
        <table:table-column table:style-name="TBL_5f_0_5f_20.D"/>
        <table:table-column table:style-name="TBL_5f_0_5f_20.E"/>
        <table:table-column table:style-name="TBL_5f_0_5f_20.F"/>
        <table:table-column table:style-name="TBL_5f_0_5f_20.G"/>
        <table:table-column table:style-name="TBL_5f_0_5f_20.H"/>
        <table:table-column table:style-name="TBL_5f_0_5f_20.I"/>
        <table:table-column table:style-name="TBL_5f_0_5f_20.J"/>
        <table:table-column table:style-name="TBL_5f_0_5f_20.E"/>
        <table:table-column table:style-name="TBL_5f_0_5f_20.L" table:number-columns-repeated="2"/>
        <table:table-column table:style-name="TBL_5f_0_5f_20.J"/>
        <table:table-column table:style-name="TBL_5f_0_5f_20.O"/>
        <table:table-column table:style-name="TBL_5f_0_5f_20.P"/>
        <table:table-column table:style-name="TBL_5f_0_5f_20.Q"/>
        <table:table-column table:style-name="TBL_5f_0_5f_20.R"/>
        <table:table-row table:style-name="TBL_5f_0_5f_20.1">
          <table:table-cell table:style-name="TBL_5f_0_5f_20.A1" office:value-type="string">
            <text:p text:style-name="P7"><text:bookmark text:name="JR_PAGE_ANCHOR_0_21"/>599</text:p>
          </table:table-cell>
          <table:table-cell table:style-name="TBL_5f_0_5f_20.B1" office:value-type="string">
            <text:p text:style-name="P7">VERA LUCIA OLIVEIRA UCHOA</text:p>
          </table:table-cell>
          <table:table-cell table:style-name="TBL_5f_0_5f_20.B1" office:value-type="string">
            <text:p text:style-name="P7">REDATOR TÉCNICO</text:p>
          </table:table-cell>
          <table:table-cell table:style-name="TBL_5f_0_5f_20.B1" office:value-type="string">
            <text:p text:style-name="P7">INATIVOS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</table:table-row>
        <table:table-row table:style-name="TBL_5f_0_5f_20.1">
          <table:table-cell table:style-name="TBL_5f_0_5f_20.A1" office:value-type="string">
            <text:p text:style-name="P7">159</text:p>
          </table:table-cell>
          <table:table-cell table:style-name="TBL_5f_0_5f_20.B1" office:value-type="string">
            <text:p text:style-name="P7">VERONICA DE OLIVEIRA LAZAR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2ª PROMOTORIA DE JUSTICA DAS EXECUCOES CRIMINAIS - ARACAJU</text:p>
          </table:table-cell>
          <table:table-cell table:style-name="TBL_5f_0_5f_20.E1" office:value-type="string">
            <text:p text:style-name="P8">33.689,11</text:p>
          </table:table-cell>
          <table:table-cell table:style-name="TBL_5f_0_5f_20.E1" office:value-type="string">
            <text:p text:style-name="P8">1.048,6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.863,2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384,07</text:p>
          </table:table-cell>
          <table:table-cell table:style-name="TBL_5f_0_5f_20.E1" office:value-type="string">
            <text:p text:style-name="P8">41.985,12</text:p>
          </table:table-cell>
          <table:table-cell table:style-name="TBL_5f_0_5f_20.E1" office:value-type="string">
            <text:p text:style-name="P8">4.863,29</text:p>
          </table:table-cell>
          <table:table-cell table:style-name="TBL_5f_0_5f_20.E1" office:value-type="string">
            <text:p text:style-name="P8">8.683,5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3.546,81</text:p>
          </table:table-cell>
          <table:table-cell table:style-name="TBL_5f_0_5f_20.E1" office:value-type="string">
            <text:p text:style-name="P8">28.438,31</text:p>
          </table:table-cell>
        </table:table-row>
        <table:table-row table:style-name="TBL_5f_0_5f_20.1">
          <table:table-cell table:style-name="TBL_5f_0_5f_20.A1" office:value-type="string">
            <text:p text:style-name="P7">821</text:p>
          </table:table-cell>
          <table:table-cell table:style-name="TBL_5f_0_5f_20.B1" office:value-type="string">
            <text:p text:style-name="P7">VERONICA DINIZ FRANCO OLIVEIRA</text:p>
          </table:table-cell>
          <table:table-cell table:style-name="TBL_5f_0_5f_20.B1" office:value-type="string">
            <text:p text:style-name="P7">CHEFE DO NÚCLEO DE C. E DIST. PROCESSUAL</text:p>
          </table:table-cell>
          <table:table-cell table:style-name="TBL_5f_0_5f_20.B1" office:value-type="string">
            <text:p text:style-name="P7">GABINETE DO SECRETARIO GERALPGJ/MP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.308,47</text:p>
          </table:table-cell>
          <table:table-cell table:style-name="TBL_5f_0_5f_20.E1" office:value-type="string">
            <text:p text:style-name="P8">1.227,0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172,92</text:p>
          </table:table-cell>
          <table:table-cell table:style-name="TBL_5f_0_5f_20.E1" office:value-type="string">
            <text:p text:style-name="P8">7.708,41</text:p>
          </table:table-cell>
          <table:table-cell table:style-name="TBL_5f_0_5f_20.E1" office:value-type="string">
            <text:p text:style-name="P8">462,12</text:p>
          </table:table-cell>
          <table:table-cell table:style-name="TBL_5f_0_5f_20.E1" office:value-type="string">
            <text:p text:style-name="P8">165,2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627,40</text:p>
          </table:table-cell>
          <table:table-cell table:style-name="TBL_5f_0_5f_20.E1" office:value-type="string">
            <text:p text:style-name="P8">7.081,01</text:p>
          </table:table-cell>
        </table:table-row>
        <table:table-row table:style-name="TBL_5f_0_5f_20.1">
          <table:table-cell table:style-name="TBL_5f_0_5f_20.A1" office:value-type="string">
            <text:p text:style-name="P7">1535</text:p>
          </table:table-cell>
          <table:table-cell table:style-name="TBL_5f_0_5f_20.B1" office:value-type="string">
            <text:p text:style-name="P7">VERONICA EUGENIA MORALES SALINAS ALVES</text:p>
          </table:table-cell>
          <table:table-cell table:style-name="TBL_5f_0_5f_20.B1" office:value-type="string">
            <text:p text:style-name="P7">TÉCNICO DO MINISTÉRIO PÚBLICO</text:p>
          </table:table-cell>
          <table:table-cell table:style-name="TBL_5f_0_5f_20.B1" office:value-type="string">
            <text:p text:style-name="P7">CENTRO DE APOIO OPERACIONAL AS ATIVIDADES CIVEIS E CRIMINAIS</text:p>
          </table:table-cell>
          <table:table-cell table:style-name="TBL_5f_0_5f_20.E1" office:value-type="string">
            <text:p text:style-name="P8">4.425,27</text:p>
          </table:table-cell>
          <table:table-cell table:style-name="TBL_5f_0_5f_20.E1" office:value-type="string">
            <text:p text:style-name="P8">663,7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6.998,05</text:p>
          </table:table-cell>
          <table:table-cell table:style-name="TBL_5f_0_5f_20.E1" office:value-type="string">
            <text:p text:style-name="P8">712,47</text:p>
          </table:table-cell>
          <table:table-cell table:style-name="TBL_5f_0_5f_20.E1" office:value-type="string">
            <text:p text:style-name="P8">348,6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061,07</text:p>
          </table:table-cell>
          <table:table-cell table:style-name="TBL_5f_0_5f_20.E1" office:value-type="string">
            <text:p text:style-name="P8">5.936,98</text:p>
          </table:table-cell>
        </table:table-row>
        <table:table-row table:style-name="TBL_5f_0_5f_20.1">
          <table:table-cell table:style-name="TBL_5f_0_5f_20.A1" office:value-type="string">
            <text:p text:style-name="P7">240</text:p>
          </table:table-cell>
          <table:table-cell table:style-name="TBL_5f_0_5f_20.B1" office:value-type="string">
            <text:p text:style-name="P7">VERONICA PEREIRA DA CRUZ</text:p>
          </table:table-cell>
          <table:table-cell table:style-name="TBL_5f_0_5f_20.B1" office:value-type="string">
            <text:p text:style-name="P7">SECRETÁRIA - requisitado</text:p>
          </table:table-cell>
          <table:table-cell table:style-name="TBL_5f_0_5f_20.B1" office:value-type="string">
            <text:p text:style-name="P7">PROMOTORIA DE JUSTICA - FREI PAULO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931,5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384,07</text:p>
          </table:table-cell>
          <table:table-cell table:style-name="TBL_5f_0_5f_20.E1" office:value-type="string">
            <text:p text:style-name="P8">3.315,57</text:p>
          </table:table-cell>
          <table:table-cell table:style-name="TBL_5f_0_5f_20.E1" office:value-type="string">
            <text:p text:style-name="P8">68,1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68,15</text:p>
          </table:table-cell>
          <table:table-cell table:style-name="TBL_5f_0_5f_20.E1" office:value-type="string">
            <text:p text:style-name="P8">3.247,42</text:p>
          </table:table-cell>
        </table:table-row>
        <table:table-row table:style-name="TBL_5f_0_5f_20.1">
          <table:table-cell table:style-name="TBL_5f_0_5f_20.A1" office:value-type="string">
            <text:p text:style-name="P7">166</text:p>
          </table:table-cell>
          <table:table-cell table:style-name="TBL_5f_0_5f_20.B1" office:value-type="string">
            <text:p text:style-name="P7">VICENTE CABRAL LEAO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INATIVOS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</table:table-row>
        <table:table-row table:style-name="TBL_5f_0_5f_20.1">
          <table:table-cell table:style-name="TBL_5f_0_5f_20.A1" office:value-type="string">
            <text:p text:style-name="P7">1564</text:p>
          </table:table-cell>
          <table:table-cell table:style-name="TBL_5f_0_5f_20.B1" office:value-type="string">
            <text:p text:style-name="P7">VICTOR JOSE PINTO RIBEIRO SILVEIRA ALMEIDA</text:p>
          </table:table-cell>
          <table:table-cell table:style-name="TBL_5f_0_5f_20.B1" office:value-type="string">
            <text:p text:style-name="P7">TÉCNICO DO MINISTÉRIO PÚBLICO</text:p>
          </table:table-cell>
          <table:table-cell table:style-name="TBL_5f_0_5f_20.B1" office:value-type="string">
            <text:p text:style-name="P7">DIVISAO DE CONTROLE INTERNO</text:p>
          </table:table-cell>
          <table:table-cell table:style-name="TBL_5f_0_5f_20.E1" office:value-type="string">
            <text:p text:style-name="P8">3.938,47</text:p>
          </table:table-cell>
          <table:table-cell table:style-name="TBL_5f_0_5f_20.E1" office:value-type="string">
            <text:p text:style-name="P8">414,33</text:p>
          </table:table-cell>
          <table:table-cell table:style-name="TBL_5f_0_5f_20.E1" office:value-type="string">
            <text:p text:style-name="P8">5.632,5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11.894,38</text:p>
          </table:table-cell>
          <table:table-cell table:style-name="TBL_5f_0_5f_20.E1" office:value-type="string">
            <text:p text:style-name="P8">609,39</text:p>
          </table:table-cell>
          <table:table-cell table:style-name="TBL_5f_0_5f_20.E1" office:value-type="string">
            <text:p text:style-name="P8">1.709,0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318,43</text:p>
          </table:table-cell>
          <table:table-cell table:style-name="TBL_5f_0_5f_20.E1" office:value-type="string">
            <text:p text:style-name="P8">9.575,95</text:p>
          </table:table-cell>
        </table:table-row>
        <table:table-row table:style-name="TBL_5f_0_5f_20.1">
          <table:table-cell table:style-name="TBL_5f_0_5f_20.A1" office:value-type="string">
            <text:p text:style-name="P7">64</text:p>
          </table:table-cell>
          <table:table-cell table:style-name="TBL_5f_0_5f_20.B1" office:value-type="string">
            <text:p text:style-name="P7">VIRGILIO DO VALE VIANA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2ª PROMOTORIA DE JUSTICA - ITABAIANA</text:p>
          </table:table-cell>
          <table:table-cell table:style-name="TBL_5f_0_5f_20.E1" office:value-type="string">
            <text:p text:style-name="P8">33.689,1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.716,48</text:p>
          </table:table-cell>
          <table:table-cell table:style-name="TBL_5f_0_5f_20.E1" office:value-type="string">
            <text:p text:style-name="P8">3.368,91</text:p>
          </table:table-cell>
          <table:table-cell table:style-name="TBL_5f_0_5f_20.E1" office:value-type="string">
            <text:p text:style-name="P8">2.859,13</text:p>
          </table:table-cell>
          <table:table-cell table:style-name="TBL_5f_0_5f_20.E1" office:value-type="string">
            <text:p text:style-name="P8">44.633,63</text:p>
          </table:table-cell>
          <table:table-cell table:style-name="TBL_5f_0_5f_20.E1" office:value-type="string">
            <text:p text:style-name="P8">4.716,48</text:p>
          </table:table-cell>
          <table:table-cell table:style-name="TBL_5f_0_5f_20.E1" office:value-type="string">
            <text:p text:style-name="P8">9.269,4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3.985,94</text:p>
          </table:table-cell>
          <table:table-cell table:style-name="TBL_5f_0_5f_20.E1" office:value-type="string">
            <text:p text:style-name="P8">30.647,69</text:p>
          </table:table-cell>
        </table:table-row>
        <table:table-row table:style-name="TBL_5f_0_5f_20.1">
          <table:table-cell table:style-name="TBL_5f_0_5f_20.A1" office:value-type="string">
            <text:p text:style-name="P7">1745</text:p>
          </table:table-cell>
          <table:table-cell table:style-name="TBL_5f_0_5f_20.B1" office:value-type="string">
            <text:p text:style-name="P7">VITOR ARTUR RALIN DEDA</text:p>
          </table:table-cell>
          <table:table-cell table:style-name="TBL_5f_0_5f_20.B1" office:value-type="string">
            <text:p text:style-name="P7">ASSESSOR OPERACIONAL</text:p>
          </table:table-cell>
          <table:table-cell table:style-name="TBL_5f_0_5f_20.B1" office:value-type="string">
            <text:p text:style-name="P7">GRUPO DE APOIO OPERACIONAL - SEC. GERAL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092,6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4.001,60</text:p>
          </table:table-cell>
          <table:table-cell table:style-name="TBL_5f_0_5f_20.E1" office:value-type="string">
            <text:p text:style-name="P8">172,74</text:p>
          </table:table-cell>
          <table:table-cell table:style-name="TBL_5f_0_5f_20.E1" office:value-type="string">
            <text:p text:style-name="P8">1,1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73,93</text:p>
          </table:table-cell>
          <table:table-cell table:style-name="TBL_5f_0_5f_20.E1" office:value-type="string">
            <text:p text:style-name="P8">3.827,67</text:p>
          </table:table-cell>
        </table:table-row>
        <table:table-row table:style-name="TBL_5f_0_5f_20.1">
          <table:table-cell table:style-name="TBL_5f_0_5f_20.A1" office:value-type="string">
            <text:p text:style-name="P7">2103</text:p>
          </table:table-cell>
          <table:table-cell table:style-name="TBL_5f_0_5f_20.B1" office:value-type="string">
            <text:p text:style-name="P7">VIVIANE MILENA FERREIRA DE MELO</text:p>
          </table:table-cell>
          <table:table-cell table:style-name="TBL_5f_0_5f_20.B1" office:value-type="string">
            <text:p text:style-name="P7">TÉCNICO DO MINISTÉRIO PÚBLICO</text:p>
          </table:table-cell>
          <table:table-cell table:style-name="TBL_5f_0_5f_20.B1" office:value-type="string">
            <text:p text:style-name="P7">3ª PROMOTORIA DE JUSTICA DOS DIREITOS DO CIDADAO</text:p>
          </table:table-cell>
          <table:table-cell table:style-name="TBL_5f_0_5f_20.E1" office:value-type="string">
            <text:p text:style-name="P8">2.943,0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225,9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79,98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6.557,95</text:p>
          </table:table-cell>
          <table:table-cell table:style-name="TBL_5f_0_5f_20.E1" office:value-type="string">
            <text:p text:style-name="P8">412,03</text:p>
          </table:table-cell>
          <table:table-cell table:style-name="TBL_5f_0_5f_20.E1" office:value-type="string">
            <text:p text:style-name="P8">68,8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80,84</text:p>
          </table:table-cell>
          <table:table-cell table:style-name="TBL_5f_0_5f_20.E1" office:value-type="string">
            <text:p text:style-name="P8">6.077,11</text:p>
          </table:table-cell>
        </table:table-row>
        <table:table-row table:style-name="TBL_5f_0_5f_20.1">
          <table:table-cell table:style-name="TBL_5f_0_5f_20.A1" office:value-type="string">
            <text:p text:style-name="P7">1407</text:p>
          </table:table-cell>
          <table:table-cell table:style-name="TBL_5f_0_5f_20.B1" office:value-type="string">
            <text:p text:style-name="P7">VOLESSA FREIRE SAMPAIO FISCINA</text:p>
          </table:table-cell>
          <table:table-cell table:style-name="TBL_5f_0_5f_20.B1" office:value-type="string">
            <text:p text:style-name="P7">ANALISTA DO MP - DIREITO</text:p>
          </table:table-cell>
          <table:table-cell table:style-name="TBL_5f_0_5f_20.B1" office:value-type="string">
            <text:p text:style-name="P7">PROMOTORIA DE JUSTICA - CARMOPOLIS</text:p>
          </table:table-cell>
          <table:table-cell table:style-name="TBL_5f_0_5f_20.E1" office:value-type="string">
            <text:p text:style-name="P8">8.068,44</text:p>
          </table:table-cell>
          <table:table-cell table:style-name="TBL_5f_0_5f_20.E1" office:value-type="string">
            <text:p text:style-name="P8">2.420,5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517,20</text:p>
          </table:table-cell>
          <table:table-cell table:style-name="TBL_5f_0_5f_20.E1" office:value-type="string">
            <text:p text:style-name="P8">13.006,17</text:p>
          </table:table-cell>
          <table:table-cell table:style-name="TBL_5f_0_5f_20.E1" office:value-type="string">
            <text:p text:style-name="P8">1.468,46</text:p>
          </table:table-cell>
          <table:table-cell table:style-name="TBL_5f_0_5f_20.E1" office:value-type="string">
            <text:p text:style-name="P8">1.611,2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.079,74</text:p>
          </table:table-cell>
          <table:table-cell table:style-name="TBL_5f_0_5f_20.E1" office:value-type="string">
            <text:p text:style-name="P8">9.926,43</text:p>
          </table:table-cell>
        </table:table-row>
        <table:table-row table:style-name="TBL_5f_0_5f_20.1">
          <table:table-cell table:style-name="TBL_5f_0_5f_20.A1" office:value-type="string">
            <text:p text:style-name="P7">1639</text:p>
          </table:table-cell>
          <table:table-cell table:style-name="TBL_5f_0_5f_20.B1" office:value-type="string">
            <text:p text:style-name="P7">WALTENBERG LIMA DE SA</text:p>
          </table:table-cell>
          <table:table-cell table:style-name="TBL_5f_0_5f_20.B1" office:value-type="string">
            <text:p text:style-name="P7">PROMOTOR DE JUSTIÇA DE ENTR. INICIAL</text:p>
          </table:table-cell>
          <table:table-cell table:style-name="TBL_5f_0_5f_20.B1" office:value-type="string">
            <text:p text:style-name="P7">1ª PROMOTORIA DE JUSTICA - NEOPOLIS</text:p>
          </table:table-cell>
          <table:table-cell table:style-name="TBL_5f_0_5f_20.E1" office:value-type="string">
            <text:p text:style-name="P8">32.004,6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172,92</text:p>
          </table:table-cell>
          <table:table-cell table:style-name="TBL_5f_0_5f_20.E1" office:value-type="string">
            <text:p text:style-name="P8">34.177,57</text:p>
          </table:table-cell>
          <table:table-cell table:style-name="TBL_5f_0_5f_20.E1" office:value-type="string">
            <text:p text:style-name="P8">4.480,65</text:p>
          </table:table-cell>
          <table:table-cell table:style-name="TBL_5f_0_5f_20.E1" office:value-type="string">
            <text:p text:style-name="P8">6.491,1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0.971,84</text:p>
          </table:table-cell>
          <table:table-cell table:style-name="TBL_5f_0_5f_20.E1" office:value-type="string">
            <text:p text:style-name="P8">23.205,73</text:p>
          </table:table-cell>
        </table:table-row>
        <table:table-row table:style-name="TBL_5f_0_5f_20.1">
          <table:table-cell table:style-name="TBL_5f_0_5f_20.A1" office:value-type="string">
            <text:p text:style-name="P7">347</text:p>
          </table:table-cell>
          <table:table-cell table:style-name="TBL_5f_0_5f_20.B1" office:value-type="string">
            <text:p text:style-name="P7">WALTER CESAR NUNES SILVA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1ª PROMOTORIA DE JUSTICA - LARANJEIRAS</text:p>
          </table:table-cell>
          <table:table-cell table:style-name="TBL_5f_0_5f_20.E1" office:value-type="string">
            <text:p text:style-name="P8">33.689,1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384,07</text:p>
          </table:table-cell>
          <table:table-cell table:style-name="TBL_5f_0_5f_20.E1" office:value-type="string">
            <text:p text:style-name="P8">36.073,18</text:p>
          </table:table-cell>
          <table:table-cell table:style-name="TBL_5f_0_5f_20.E1" office:value-type="string">
            <text:p text:style-name="P8">4.716,48</text:p>
          </table:table-cell>
          <table:table-cell table:style-name="TBL_5f_0_5f_20.E1" office:value-type="string">
            <text:p text:style-name="P8">5.922,8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0.639,36</text:p>
          </table:table-cell>
          <table:table-cell table:style-name="TBL_5f_0_5f_20.E1" office:value-type="string">
            <text:p text:style-name="P8">25.433,82</text:p>
          </table:table-cell>
        </table:table-row>
        <table:table-row table:style-name="TBL_5f_0_5f_20.1">
          <table:table-cell table:style-name="TBL_5f_0_5f_20.A1" office:value-type="string">
            <text:p text:style-name="P7">178</text:p>
          </table:table-cell>
          <table:table-cell table:style-name="TBL_5f_0_5f_20.B1" office:value-type="string">
            <text:p text:style-name="P7">WANDERLEY SIQUEIRA MONTE SANTO</text:p>
          </table:table-cell>
          <table:table-cell table:style-name="TBL_5f_0_5f_20.B1" office:value-type="string">
            <text:p text:style-name="P7">AGENTE ADMINISTRATIVO</text:p>
          </table:table-cell>
          <table:table-cell table:style-name="TBL_5f_0_5f_20.B1" office:value-type="string">
            <text:p text:style-name="P7">SETOR DE PROTOCOLO/ DAA/DA/SG</text:p>
          </table:table-cell>
          <table:table-cell table:style-name="TBL_5f_0_5f_20.E1" office:value-type="string">
            <text:p text:style-name="P8">5.270,57</text:p>
          </table:table-cell>
          <table:table-cell table:style-name="TBL_5f_0_5f_20.E1" office:value-type="string">
            <text:p text:style-name="P8">12.732,9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520,4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859,13</text:p>
          </table:table-cell>
          <table:table-cell table:style-name="TBL_5f_0_5f_20.E1" office:value-type="string">
            <text:p text:style-name="P8">23.383,14</text:p>
          </table:table-cell>
          <table:table-cell table:style-name="TBL_5f_0_5f_20.E1" office:value-type="string">
            <text:p text:style-name="P8">2.520,49</text:p>
          </table:table-cell>
          <table:table-cell table:style-name="TBL_5f_0_5f_20.E1" office:value-type="string">
            <text:p text:style-name="P8">3.873,0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6.393,55</text:p>
          </table:table-cell>
          <table:table-cell table:style-name="TBL_5f_0_5f_20.E1" office:value-type="string">
            <text:p text:style-name="P8">16.989,59</text:p>
          </table:table-cell>
        </table:table-row>
        <table:table-row table:style-name="TBL_5f_0_5f_20.1">
          <table:table-cell table:style-name="TBL_5f_0_5f_20.A1" office:value-type="string">
            <text:p text:style-name="P7">97</text:p>
          </table:table-cell>
          <table:table-cell table:style-name="TBL_5f_0_5f_20.B1" office:value-type="string">
            <text:p text:style-name="P7">WASHINGTON LUIZ MENDONCA</text:p>
          </table:table-cell>
          <table:table-cell table:style-name="TBL_5f_0_5f_20.B1" office:value-type="string">
            <text:p text:style-name="P7">* PROFESSOR </text:p>
          </table:table-cell>
          <table:table-cell table:style-name="TBL_5f_0_5f_20.B1" office:value-type="string">
            <text:p text:style-name="P7">INATIVOS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</table:table-row>
        <table:table-row table:style-name="TBL_5f_0_5f_20.1">
          <table:table-cell table:style-name="TBL_5f_0_5f_20.A1" office:value-type="string">
            <text:p text:style-name="P7">2034</text:p>
          </table:table-cell>
          <table:table-cell table:style-name="TBL_5f_0_5f_20.B1" office:value-type="string">
            <text:p text:style-name="P7">WELLINGTON FERREIRA DANTAS</text:p>
          </table:table-cell>
          <table:table-cell table:style-name="TBL_5f_0_5f_20.B1" office:value-type="string">
            <text:p text:style-name="P7">3º SARGENTO - requisitado - BESP</text:p>
          </table:table-cell>
          <table:table-cell table:style-name="TBL_5f_0_5f_20.B1" office:value-type="string">
            <text:p text:style-name="P7">COORDENADORIA MILITAR/GABINETE DE SEGURANÇA INSTITUCIONAL-GSI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226,9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226,9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226,93</text:p>
          </table:table-cell>
        </table:table-row>
        <table:table-row table:style-name="TBL_5f_0_5f_20.1">
          <table:table-cell table:style-name="TBL_5f_0_5f_20.A1" office:value-type="string">
            <text:p text:style-name="P7">2029</text:p>
          </table:table-cell>
          <table:table-cell table:style-name="TBL_5f_0_5f_20.B1" office:value-type="string">
            <text:p text:style-name="P7">WESLEY CRISTIAN SANTOS ALMEIDA</text:p>
          </table:table-cell>
          <table:table-cell table:style-name="TBL_5f_0_5f_20.B1" office:value-type="string">
            <text:p text:style-name="P7">ASSESSOR OPERACIONAL FUNCIONAL </text:p>
          </table:table-cell>
          <table:table-cell table:style-name="TBL_5f_0_5f_20.B1" office:value-type="string">
            <text:p text:style-name="P7">GRUPO DE ATUACAO ESPECIAL DE COMBATE AO CRIME ORGANIZADO (GAECO)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.260,3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6.169,35</text:p>
          </table:table-cell>
          <table:table-cell table:style-name="TBL_5f_0_5f_20.E1" office:value-type="string">
            <text:p text:style-name="P8">455,39</text:p>
          </table:table-cell>
          <table:table-cell table:style-name="TBL_5f_0_5f_20.E1" office:value-type="string">
            <text:p text:style-name="P8">102,1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557,58</text:p>
          </table:table-cell>
          <table:table-cell table:style-name="TBL_5f_0_5f_20.E1" office:value-type="string">
            <text:p text:style-name="P8">5.611,77</text:p>
          </table:table-cell>
        </table:table-row>
        <table:table-row table:style-name="TBL_5f_0_5f_20.1">
          <table:table-cell table:style-name="TBL_5f_0_5f_20.A1" office:value-type="string">
            <text:p text:style-name="P7">785</text:p>
          </table:table-cell>
          <table:table-cell table:style-name="TBL_5f_0_5f_20.B1" office:value-type="string">
            <text:p text:style-name="P7">WESLEY DE SANTANA SANTOS</text:p>
          </table:table-cell>
          <table:table-cell table:style-name="TBL_5f_0_5f_20.B1" office:value-type="string">
            <text:p text:style-name="P7">Chefe do Setor de A. e Est. do Cartório</text:p>
          </table:table-cell>
          <table:table-cell table:style-name="TBL_5f_0_5f_20.B1" office:value-type="string">
            <text:p text:style-name="P7">CARTORIO DO 2º GRAU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.417,9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5.326,97</text:p>
          </table:table-cell>
          <table:table-cell table:style-name="TBL_5f_0_5f_20.E1" office:value-type="string">
            <text:p text:style-name="P8">337,45</text:p>
          </table:table-cell>
          <table:table-cell table:style-name="TBL_5f_0_5f_20.E1" office:value-type="string">
            <text:p text:style-name="P8">59,8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97,25</text:p>
          </table:table-cell>
          <table:table-cell table:style-name="TBL_5f_0_5f_20.E1" office:value-type="string">
            <text:p text:style-name="P8">4.929,72</text:p>
          </table:table-cell>
        </table:table-row>
        <table:table-row table:style-name="TBL_5f_0_5f_20.1">
          <table:table-cell table:style-name="TBL_5f_0_5f_20.A1" office:value-type="string">
            <text:p text:style-name="P7">2132</text:p>
          </table:table-cell>
          <table:table-cell table:style-name="TBL_5f_0_5f_20.B1" office:value-type="string">
            <text:p text:style-name="P7">WESLEY SANTOS CERQUEIRA</text:p>
          </table:table-cell>
          <table:table-cell table:style-name="TBL_5f_0_5f_20.B1" office:value-type="string">
            <text:p text:style-name="P7">ASSESSOR OPERACIONAL</text:p>
          </table:table-cell>
          <table:table-cell table:style-name="TBL_5f_0_5f_20.B1" office:value-type="string">
            <text:p text:style-name="P7">DIVISAO DE APOIO ADMINISTRATIVO/DA/SG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092,6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627,78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4.629,38</text:p>
          </table:table-cell>
          <table:table-cell table:style-name="TBL_5f_0_5f_20.E1" office:value-type="string">
            <text:p text:style-name="P8">248,07</text:p>
          </table:table-cell>
          <table:table-cell table:style-name="TBL_5f_0_5f_20.E1" office:value-type="string">
            <text:p text:style-name="P8">28,4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76,47</text:p>
          </table:table-cell>
          <table:table-cell table:style-name="TBL_5f_0_5f_20.E1" office:value-type="string">
            <text:p text:style-name="P8">4.352,91</text:p>
          </table:table-cell>
        </table:table-row>
        <table:table-row table:style-name="TBL_5f_0_5f_20.1">
          <table:table-cell table:style-name="TBL_5f_0_5f_20.A1" office:value-type="string">
            <text:p text:style-name="P7">1941</text:p>
          </table:table-cell>
          <table:table-cell table:style-name="TBL_5f_0_5f_20.B1" office:value-type="string">
            <text:p text:style-name="P7">WILLAMS FERREIRA DE MATOS</text:p>
          </table:table-cell>
          <table:table-cell table:style-name="TBL_5f_0_5f_20.B1" office:value-type="string">
            <text:p text:style-name="P7">3º SARGENTO - requisitado</text:p>
          </table:table-cell>
          <table:table-cell table:style-name="TBL_5f_0_5f_20.B1" office:value-type="string">
            <text:p text:style-name="P7">NUCLEO DE INTELIGENCIA OPERACIONAL/GABINETE DE SEGURANÇA INSTITUCIONAL-GSI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226,93</text:p>
          </table:table-cell>
          <table:table-cell table:style-name="TBL_5f_0_5f_20.E1" office:value-type="string">
            <text:p text:style-name="P8">931,50</text:p>
          </table:table-cell>
          <table:table-cell table:style-name="TBL_5f_0_5f_20.E1" office:value-type="string">
            <text:p text:style-name="P8">863,37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172,92</text:p>
          </table:table-cell>
          <table:table-cell table:style-name="TBL_5f_0_5f_20.E1" office:value-type="string">
            <text:p text:style-name="P8">5.194,7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5.194,72</text:p>
          </table:table-cell>
        </table:table-row>
        <table:table-row table:style-name="TBL_5f_0_5f_20.1">
          <table:table-cell table:style-name="TBL_5f_0_5f_20.A1" office:value-type="string">
            <text:p text:style-name="P7">1947</text:p>
          </table:table-cell>
          <table:table-cell table:style-name="TBL_5f_0_5f_20.B1" office:value-type="string">
            <text:p text:style-name="P7">WILLDE PEREIRA SOBRAL</text:p>
          </table:table-cell>
          <table:table-cell table:style-name="TBL_5f_0_5f_20.B1" office:value-type="string">
            <text:p text:style-name="P7">ANALISTA DO MP - DIREITO</text:p>
          </table:table-cell>
          <table:table-cell table:style-name="TBL_5f_0_5f_20.B1" office:value-type="string">
            <text:p text:style-name="P7">2ª PROMOTORIA DE JUSTIÇA ESPECIAL CÍVEL E CRIMINAL - NOSSA SENHORA DO SOCORRO</text:p>
          </table:table-cell>
          <table:table-cell table:style-name="TBL_5f_0_5f_20.E1" office:value-type="string">
            <text:p text:style-name="P8">7.611,74</text:p>
          </table:table-cell>
          <table:table-cell table:style-name="TBL_5f_0_5f_20.E1" office:value-type="string">
            <text:p text:style-name="P8">1.141,7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146,44</text:p>
          </table:table-cell>
          <table:table-cell table:style-name="TBL_5f_0_5f_20.E1" office:value-type="string">
            <text:p text:style-name="P8">10.899,94</text:p>
          </table:table-cell>
          <table:table-cell table:style-name="TBL_5f_0_5f_20.E1" office:value-type="string">
            <text:p text:style-name="P8">1.225,49</text:p>
          </table:table-cell>
          <table:table-cell table:style-name="TBL_5f_0_5f_20.E1" office:value-type="string">
            <text:p text:style-name="P8">1.200,8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426,33</text:p>
          </table:table-cell>
          <table:table-cell table:style-name="TBL_5f_0_5f_20.E1" office:value-type="string">
            <text:p text:style-name="P8">8.473,61</text:p>
          </table:table-cell>
        </table:table-row>
        <table:table-row table:style-name="TBL_5f_0_5f_20.1">
          <table:table-cell table:style-name="TBL_5f_0_5f_20.A1" office:value-type="string">
            <text:p text:style-name="P7">2214</text:p>
          </table:table-cell>
          <table:table-cell table:style-name="TBL_5f_0_5f_20.B1" office:value-type="string">
            <text:p text:style-name="P7">WILTON ARAUJO SANTOS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INATIVOS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</table:table-row>
        <table:table-row table:style-name="TBL_5f_0_5f_20.1">
          <table:table-cell table:style-name="TBL_5f_0_5f_20.A1" office:value-type="string">
            <text:p text:style-name="P7">1696</text:p>
          </table:table-cell>
          <table:table-cell table:style-name="TBL_5f_0_5f_20.B1" office:value-type="string">
            <text:p text:style-name="P7">WOLNEY MACIEL DE CARVALHO NETO</text:p>
          </table:table-cell>
          <table:table-cell table:style-name="TBL_5f_0_5f_20.B1" office:value-type="string">
            <text:p text:style-name="P7">ANALISTA DO MP - DIREITO</text:p>
          </table:table-cell>
          <table:table-cell table:style-name="TBL_5f_0_5f_20.B1" office:value-type="string">
            <text:p text:style-name="P7">2ª PROMOTORIA DE JUSTICA DISTRITAL - ARACAJU </text:p>
          </table:table-cell>
          <table:table-cell table:style-name="TBL_5f_0_5f_20.E1" office:value-type="string">
            <text:p text:style-name="P8">8.552,55</text:p>
          </table:table-cell>
          <table:table-cell table:style-name="TBL_5f_0_5f_20.E1" office:value-type="string">
            <text:p text:style-name="P8">1.282,8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333,9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14.078,34</text:p>
          </table:table-cell>
          <table:table-cell table:style-name="TBL_5f_0_5f_20.E1" office:value-type="string">
            <text:p text:style-name="P8">1.376,96</text:p>
          </table:table-cell>
          <table:table-cell table:style-name="TBL_5f_0_5f_20.E1" office:value-type="string">
            <text:p text:style-name="P8">1.456,7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833,68</text:p>
          </table:table-cell>
          <table:table-cell table:style-name="TBL_5f_0_5f_20.E1" office:value-type="string">
            <text:p text:style-name="P8">11.244,66</text:p>
          </table:table-cell>
        </table:table-row>
        <table:table-row table:style-name="TBL_5f_0_5f_20.1">
          <table:table-cell table:style-name="TBL_5f_0_5f_20.A1" office:value-type="string">
            <text:p text:style-name="P7">1794</text:p>
          </table:table-cell>
          <table:table-cell table:style-name="TBL_5f_0_5f_20.B1" office:value-type="string">
            <text:p text:style-name="P7">YANNE LEITE MENESES</text:p>
          </table:table-cell>
          <table:table-cell table:style-name="TBL_5f_0_5f_20.B1" office:value-type="string">
            <text:p text:style-name="P7">TÉCNICO DO MINISTÉRIO PÚBLICO</text:p>
          </table:table-cell>
          <table:table-cell table:style-name="TBL_5f_0_5f_20.B1" office:value-type="string">
            <text:p text:style-name="P7">CENTRO DE APOIO OPERACIONAL DOS DIREITOS A EDUCACAO</text:p>
          </table:table-cell>
          <table:table-cell table:style-name="TBL_5f_0_5f_20.E1" office:value-type="string">
            <text:p text:style-name="P8">3.938,47</text:p>
          </table:table-cell>
          <table:table-cell table:style-name="TBL_5f_0_5f_20.E1" office:value-type="string">
            <text:p text:style-name="P8">414,33</text:p>
          </table:table-cell>
          <table:table-cell table:style-name="TBL_5f_0_5f_20.E1" office:value-type="string">
            <text:p text:style-name="P8">1.138,5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7.400,29</text:p>
          </table:table-cell>
          <table:table-cell table:style-name="TBL_5f_0_5f_20.E1" office:value-type="string">
            <text:p text:style-name="P8">609,39</text:p>
          </table:table-cell>
          <table:table-cell table:style-name="TBL_5f_0_5f_20.E1" office:value-type="string">
            <text:p text:style-name="P8">421,0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030,42</text:p>
          </table:table-cell>
          <table:table-cell table:style-name="TBL_5f_0_5f_20.E1" office:value-type="string">
            <text:p text:style-name="P8">6.369,87</text:p>
          </table:table-cell>
        </table:table-row>
        <table:table-row table:style-name="TBL_5f_0_5f_20.1">
          <table:table-cell table:style-name="TBL_5f_0_5f_20.A1" office:value-type="string">
            <text:p text:style-name="P7">442</text:p>
          </table:table-cell>
          <table:table-cell table:style-name="TBL_5f_0_5f_20.B1" office:value-type="string">
            <text:p text:style-name="P7">ZENAIDE DANTAS LIMA</text:p>
          </table:table-cell>
          <table:table-cell table:style-name="TBL_5f_0_5f_20.B1" office:value-type="string">
            <text:p text:style-name="P7">ASSESSOR OPERACIONAL</text:p>
          </table:table-cell>
          <table:table-cell table:style-name="TBL_5f_0_5f_20.B1" office:value-type="string">
            <text:p text:style-name="P7">COORDENADORIA GERAL / MP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092,6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384,07</text:p>
          </table:table-cell>
          <table:table-cell table:style-name="TBL_5f_0_5f_20.E1" office:value-type="string">
            <text:p text:style-name="P8">4.476,68</text:p>
          </table:table-cell>
          <table:table-cell table:style-name="TBL_5f_0_5f_20.E1" office:value-type="string">
            <text:p text:style-name="P8">172,74</text:p>
          </table:table-cell>
          <table:table-cell table:style-name="TBL_5f_0_5f_20.E1" office:value-type="string">
            <text:p text:style-name="P8">1,1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73,93</text:p>
          </table:table-cell>
          <table:table-cell table:style-name="TBL_5f_0_5f_20.E1" office:value-type="string">
            <text:p text:style-name="P8">4.302,75</text:p>
          </table:table-cell>
        </table:table-row>
        <table:table-row table:style-name="TBL_5f_0_5f_20.26">
          <table:table-cell table:style-name="TBL_5f_0_5f_20.A26" office:value-type="string">
            <text:p text:style-name="P5">Total Geral</text:p>
          </table:table-cell>
          <table:table-cell table:style-name="TBL_5f_0_5f_20.B1" office:value-type="string">
            <text:p text:style-name="P4">899</text:p>
          </table:table-cell>
          <table:table-cell table:style-name="TBL_5f_0_5f_20.C26" office:value-type="string">
            <text:p text:style-name="P1"/>
          </table:table-cell>
          <table:table-cell table:style-name="TBL_5f_0_5f_20.C26" office:value-type="string">
            <text:p text:style-name="P1"/>
          </table:table-cell>
          <table:table-cell table:style-name="TBL_5f_0_5f_20.E1" office:value-type="string">
            <text:p text:style-name="P6">7.059.769,31</text:p>
          </table:table-cell>
          <table:table-cell table:style-name="TBL_5f_0_5f_20.E1" office:value-type="string">
            <text:p text:style-name="P6">734.772,10</text:p>
          </table:table-cell>
          <table:table-cell table:style-name="TBL_5f_0_5f_20.E1" office:value-type="string">
            <text:p text:style-name="P6">1.114.354,74</text:p>
          </table:table-cell>
          <table:table-cell table:style-name="TBL_5f_0_5f_20.E1" office:value-type="string">
            <text:p text:style-name="P6">411.123,79</text:p>
          </table:table-cell>
          <table:table-cell table:style-name="TBL_5f_0_5f_20.E1" office:value-type="string">
            <text:p text:style-name="P6">0,00</text:p>
          </table:table-cell>
          <table:table-cell table:style-name="TBL_5f_0_5f_20.E1" office:value-type="string">
            <text:p text:style-name="P6">186.904,49</text:p>
          </table:table-cell>
          <table:table-cell table:style-name="TBL_5f_0_5f_20.E1" office:value-type="string">
            <text:p text:style-name="P6">219.623,62</text:p>
          </table:table-cell>
          <table:table-cell table:style-name="TBL_5f_0_5f_20.E1" office:value-type="string">
            <text:p text:style-name="P6">1.761.228,17</text:p>
          </table:table-cell>
          <table:table-cell table:style-name="TBL_5f_0_5f_20.E1" office:value-type="string">
            <text:p text:style-name="P6">11.487.776,22</text:p>
          </table:table-cell>
          <table:table-cell table:style-name="TBL_5f_0_5f_20.E1" office:value-type="string">
            <text:p text:style-name="P6">1.119.307,32</text:p>
          </table:table-cell>
          <table:table-cell table:style-name="TBL_5f_0_5f_20.E1" office:value-type="string">
            <text:p text:style-name="P6">1.582.126,37</text:p>
          </table:table-cell>
          <table:table-cell table:style-name="TBL_5f_0_5f_20.E1" office:value-type="string">
            <text:p text:style-name="P6">28.054,45</text:p>
          </table:table-cell>
          <table:table-cell table:style-name="TBL_5f_0_5f_20.E1" office:value-type="string">
            <text:p text:style-name="P6">2.729.488,14</text:p>
          </table:table-cell>
          <table:table-cell table:style-name="TBL_5f_0_5f_20.E1" office:value-type="string">
            <text:p text:style-name="P6">8.758.288,08</text:p>
          </table:table-cell>
        </table:table-row>
        <table:table-row table:style-name="TBL_5f_0_5f_20.27">
          <table:table-cell table:style-name="TBL_5f_0_5f_20.A27" office:value-type="string">
            <text:p text:style-name="P10">Data da última atualização:</text:p>
          </table:table-cell>
          <table:table-cell table:style-name="TBL_5f_0_5f_20.A27" table:number-columns-spanned="17" office:value-type="string">
            <text:p text:style-name="P3">31/05/2020 13:02: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5f_0_5f_20.28">
          <table:table-cell table:style-name="TBL_5f_0_5f_20.A27" table:number-columns-spanned="18" office:value-type="string">
            <text:p text:style-name="P9">(1) Remuneração do Cargo Efetivo: Subsídio, Vencimento Estatutário, além de outras desta natureza.<text:line-break/>(2) V.P.N.I., Triênio, Ajuste Compensatório, Gratificação Especial de Atividade – GEA e vantagens decorrentes de sentença judicial ou extensão administrativa.<text:line-break/>(3) Rubricas que representam a retribuição paga pelo exercício de função de confiança (Servidor efetivo) ou remuneração de cargo em comissão (Servidor com/sem vínculo ou requisitado).<text:line-break/>(4) Parcelas da Gratificação Natalina (13º Salário) pagas no mês corrente, ou no caso de exoneração/aposentação do Membro/Servidor.<text:line-break/>(5) Adicional correspondente a 1/3 (um terço) da remuneração, pago ao Membro/Servidor por ocasião das férias.<text:line-break/>(6) Valor equivalente ao da contribuição previdenciária, devido ao Membro/Servidor que esteja em condição de aposentar-se, mas que optou por continuar em atividade (instituído pela Emenda Constitucional nº 41, de 16 de dezembro de 2003).<text:line-break/>(7) Valor total (somatório) das Remunerações Temporárias discriminadas na TABELA III.<text:line-break/>(8) Valor total (somatório) das Verbas Indenizatórias discriminadas na TABELA III.<text:line-break/>(9) Total dos rendimentos brutos pagos no mês.<text:line-break/>(10) Contribuição Previdenciária Oficial (Plano de Seguridade Social do Servidor Público e Regime Geral de Previdência Social).<text:line-break/>(11) Imposto de Renda Retido na Fonte.<text:line-break/>(12) Valor deduzido da remuneração básica bruta, quando esta ultrapassa o teto constitucional, nos termos da legislação correspondente.<text:line-break/>(13) Total dos descontos efetuados no mês.<text:line-break/>(14) Rendimento líquido após os descontos referidos nos itens anteriore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8.242cm" fo:page-height="20.168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_5f_0" style:display-name="master_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1" meta:image-count="0" meta:object-count="0" meta:page-count="42" meta:paragraph-count="16226" meta:word-count="26920" meta:character-count="166031" meta:non-whitespace-character-count="155185"/>
    <meta:generator>LibreOffice/6.1.1.2$Windows_X86_64 LibreOffice_project/5d19a1bfa650b796764388cd8b33a5af1f5baa1b</meta:generator>
  </office:meta>
</office:document-meta>
</file>